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9.15pt"/>
    </style:style>
    <style:style style:name="co2" style:family="table-column">
      <style:table-column-properties fo:break-before="auto" style:column-width="30.9pt"/>
    </style:style>
    <style:style style:name="co3" style:family="table-column">
      <style:table-column-properties fo:break-before="auto" style:column-width="14.06pt"/>
    </style:style>
    <style:style style:name="co4" style:family="table-column">
      <style:table-column-properties fo:break-before="auto" style:column-width="19.64pt"/>
    </style:style>
    <style:style style:name="co5" style:family="table-column">
      <style:table-column-properties fo:break-before="auto" style:column-width="28.8pt"/>
    </style:style>
    <style:style style:name="co6" style:family="table-column">
      <style:table-column-properties fo:break-before="auto" style:column-width="25.31pt"/>
    </style:style>
    <style:style style:name="co7" style:family="table-column">
      <style:table-column-properties fo:break-before="auto" style:column-width="11.2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GPU deldop f0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number-columns-repeated="69" table:default-cell-style-name="Default"/>
        <table:table-column table:style-name="co5" table:number-columns-repeated="86" table:default-cell-style-name="Default"/>
        <table:table-column table:style-name="co6" table:number-columns-repeated="7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op/idel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99" office:value-type="float" office:value="0" calcext:value-type="float">
            <text:p>0</text:p>
          </table:table-cell>
          <table:table-cell office:value-type="float" office:value="0.00000000474665" calcext:value-type="float">
            <text:p>4.74665E-09</text:p>
          </table:table-cell>
          <table:table-cell office:value-type="float" office:value="0.000259876" calcext:value-type="float">
            <text:p>0.000259876</text:p>
          </table:table-cell>
          <table:table-cell office:value-type="float" office:value="0.00245694" calcext:value-type="float">
            <text:p>0.00245694</text:p>
          </table:table-cell>
          <table:table-cell office:value-type="float" office:value="0.00522355" calcext:value-type="float">
            <text:p>0.00522355</text:p>
          </table:table-cell>
          <table:table-cell office:value-type="float" office:value="0.00799685" calcext:value-type="float">
            <text:p>0.00799685</text:p>
          </table:table-cell>
          <table:table-cell office:value-type="float" office:value="0.00619922" calcext:value-type="float">
            <text:p>0.00619922</text:p>
          </table:table-cell>
          <table:table-cell office:value-type="float" office:value="0.00634893" calcext:value-type="float">
            <text:p>0.00634893</text:p>
          </table:table-cell>
          <table:table-cell office:value-type="float" office:value="0.00371355" calcext:value-type="float">
            <text:p>0.00371355</text:p>
          </table:table-cell>
          <table:table-cell office:value-type="float" office:value="0.00394197" calcext:value-type="float">
            <text:p>0.00394197</text:p>
          </table:table-cell>
          <table:table-cell office:value-type="float" office:value="0.00609882" calcext:value-type="float">
            <text:p>0.00609882</text:p>
          </table:table-cell>
          <table:table-cell office:value-type="float" office:value="0.00305786" calcext:value-type="float">
            <text:p>0.00305786</text:p>
          </table:table-cell>
          <table:table-cell office:value-type="float" office:value="0.00588193" calcext:value-type="float">
            <text:p>0.00588193</text:p>
          </table:table-cell>
          <table:table-cell office:value-type="float" office:value="0.00483549" calcext:value-type="float">
            <text:p>0.00483549</text:p>
          </table:table-cell>
          <table:table-cell office:value-type="float" office:value="0.00095071" calcext:value-type="float">
            <text:p>0.00095071</text:p>
          </table:table-cell>
          <table:table-cell office:value-type="float" office:value="0.00196504" calcext:value-type="float">
            <text:p>0.00196504</text:p>
          </table:table-cell>
          <table:table-cell office:value-type="float" office:value="0.00404715" calcext:value-type="float">
            <text:p>0.00404715</text:p>
          </table:table-cell>
          <table:table-cell office:value-type="float" office:value="0.00232958" calcext:value-type="float">
            <text:p>0.00232958</text:p>
          </table:table-cell>
          <table:table-cell office:value-type="float" office:value="0.000603829" calcext:value-type="float">
            <text:p>0.000603829</text:p>
          </table:table-cell>
          <table:table-cell office:value-type="float" office:value="0.00383212" calcext:value-type="float">
            <text:p>0.00383212</text:p>
          </table:table-cell>
          <table:table-cell office:value-type="float" office:value="0.00421315" calcext:value-type="float">
            <text:p>0.00421315</text:p>
          </table:table-cell>
          <table:table-cell office:value-type="float" office:value="0.000607173" calcext:value-type="float">
            <text:p>0.000607173</text:p>
          </table:table-cell>
          <table:table-cell office:value-type="float" office:value="0.00000225695" calcext:value-type="float">
            <text:p>0.000002257</text:p>
          </table:table-cell>
          <table:table-cell office:value-type="float" office:value="0.0000108717" calcext:value-type="float">
            <text:p>1.08717E-05</text:p>
          </table:table-cell>
          <table:table-cell office:value-type="float" office:value="0.000258903" calcext:value-type="float">
            <text:p>0.000258903</text:p>
          </table:table-cell>
          <table:table-cell office:value-type="float" office:value="0.00081157" calcext:value-type="float">
            <text:p>0.00081157</text:p>
          </table:table-cell>
          <table:table-cell office:value-type="float" office:value="0.000479331" calcext:value-type="float">
            <text:p>0.000479331</text:p>
          </table:table-cell>
          <table:table-cell office:value-type="float" office:value="0.0000384251" calcext:value-type="float">
            <text:p>3.84251E-05</text:p>
          </table:table-cell>
          <table:table-cell table:number-columns-repeated="11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96" office:value-type="float" office:value="0" calcext:value-type="float">
            <text:p>0</text:p>
          </table:table-cell>
          <table:table-cell office:value-type="float" office:value="0.00000296793" calcext:value-type="float">
            <text:p>2.96793E-06</text:p>
          </table:table-cell>
          <table:table-cell office:value-type="float" office:value="0.000279966" calcext:value-type="float">
            <text:p>0.000279966</text:p>
          </table:table-cell>
          <table:table-cell office:value-type="float" office:value="0.00192392" calcext:value-type="float">
            <text:p>0.00192392</text:p>
          </table:table-cell>
          <table:table-cell office:value-type="float" office:value="0.005752" calcext:value-type="float">
            <text:p>0.005752</text:p>
          </table:table-cell>
          <table:table-cell office:value-type="float" office:value="0.00943064" calcext:value-type="float">
            <text:p>0.00943064</text:p>
          </table:table-cell>
          <table:table-cell office:value-type="float" office:value="0.0153385" calcext:value-type="float">
            <text:p>0.0153385</text:p>
          </table:table-cell>
          <table:table-cell office:value-type="float" office:value="0.0230795" calcext:value-type="float">
            <text:p>0.0230795</text:p>
          </table:table-cell>
          <table:table-cell office:value-type="float" office:value="0.0275916" calcext:value-type="float">
            <text:p>0.0275916</text:p>
          </table:table-cell>
          <table:table-cell office:value-type="float" office:value="0.0251341" calcext:value-type="float">
            <text:p>0.0251341</text:p>
          </table:table-cell>
          <table:table-cell office:value-type="float" office:value="0.0251913" calcext:value-type="float">
            <text:p>0.0251913</text:p>
          </table:table-cell>
          <table:table-cell office:value-type="float" office:value="0.02027" calcext:value-type="float">
            <text:p>0.02027</text:p>
          </table:table-cell>
          <table:table-cell office:value-type="float" office:value="0.0166226" calcext:value-type="float">
            <text:p>0.0166226</text:p>
          </table:table-cell>
          <table:table-cell office:value-type="float" office:value="0.0193359" calcext:value-type="float">
            <text:p>0.0193359</text:p>
          </table:table-cell>
          <table:table-cell office:value-type="float" office:value="0.0145121" calcext:value-type="float">
            <text:p>0.0145121</text:p>
          </table:table-cell>
          <table:table-cell office:value-type="float" office:value="0.0213483" calcext:value-type="float">
            <text:p>0.0213483</text:p>
          </table:table-cell>
          <table:table-cell office:value-type="float" office:value="0.0161782" calcext:value-type="float">
            <text:p>0.0161782</text:p>
          </table:table-cell>
          <table:table-cell office:value-type="float" office:value="0.0107493" calcext:value-type="float">
            <text:p>0.0107493</text:p>
          </table:table-cell>
          <table:table-cell office:value-type="float" office:value="0.012521" calcext:value-type="float">
            <text:p>0.012521</text:p>
          </table:table-cell>
          <table:table-cell office:value-type="float" office:value="0.0118738" calcext:value-type="float">
            <text:p>0.0118738</text:p>
          </table:table-cell>
          <table:table-cell office:value-type="float" office:value="0.00965155" calcext:value-type="float">
            <text:p>0.00965155</text:p>
          </table:table-cell>
          <table:table-cell office:value-type="float" office:value="0.00637858" calcext:value-type="float">
            <text:p>0.00637858</text:p>
          </table:table-cell>
          <table:table-cell office:value-type="float" office:value="0.0128521" calcext:value-type="float">
            <text:p>0.0128521</text:p>
          </table:table-cell>
          <table:table-cell office:value-type="float" office:value="0.0126602" calcext:value-type="float">
            <text:p>0.0126602</text:p>
          </table:table-cell>
          <table:table-cell office:value-type="float" office:value="0.0020054" calcext:value-type="float">
            <text:p>0.0020054</text:p>
          </table:table-cell>
          <table:table-cell office:value-type="float" office:value="0.00250664" calcext:value-type="float">
            <text:p>0.00250664</text:p>
          </table:table-cell>
          <table:table-cell office:value-type="float" office:value="0.00459406" calcext:value-type="float">
            <text:p>0.00459406</text:p>
          </table:table-cell>
          <table:table-cell office:value-type="float" office:value="0.00226013" calcext:value-type="float">
            <text:p>0.00226013</text:p>
          </table:table-cell>
          <table:table-cell office:value-type="float" office:value="0.00206677" calcext:value-type="float">
            <text:p>0.00206677</text:p>
          </table:table-cell>
          <table:table-cell office:value-type="float" office:value="0.00161423" calcext:value-type="float">
            <text:p>0.00161423</text:p>
          </table:table-cell>
          <table:table-cell office:value-type="float" office:value="0.00224155" calcext:value-type="float">
            <text:p>0.00224155</text:p>
          </table:table-cell>
          <table:table-cell office:value-type="float" office:value="0.00165828" calcext:value-type="float">
            <text:p>0.00165828</text:p>
          </table:table-cell>
          <table:table-cell office:value-type="float" office:value="0.000193937" calcext:value-type="float">
            <text:p>0.000193937</text:p>
          </table:table-cell>
          <table:table-cell office:value-type="float" office:value="0.0000696054" calcext:value-type="float">
            <text:p>6.96054E-05</text:p>
          </table:table-cell>
          <table:table-cell office:value-type="float" office:value="0.0000274585" calcext:value-type="float">
            <text:p>2.74585E-05</text:p>
          </table:table-cell>
          <table:table-cell office:value-type="float" office:value="0.00000151178" calcext:value-type="float">
            <text:p>1.51178E-06</text:p>
          </table:table-cell>
          <table:table-cell table:number-columns-repeated="109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94" office:value-type="float" office:value="0" calcext:value-type="float">
            <text:p>0</text:p>
          </table:table-cell>
          <table:table-cell office:value-type="float" office:value="0.000744027" calcext:value-type="float">
            <text:p>0.000744027</text:p>
          </table:table-cell>
          <table:table-cell office:value-type="float" office:value="0.00863484" calcext:value-type="float">
            <text:p>0.00863484</text:p>
          </table:table-cell>
          <table:table-cell office:value-type="float" office:value="0.0174089" calcext:value-type="float">
            <text:p>0.0174089</text:p>
          </table:table-cell>
          <table:table-cell office:value-type="float" office:value="0.01547" calcext:value-type="float">
            <text:p>0.01547</text:p>
          </table:table-cell>
          <table:table-cell office:value-type="float" office:value="0.0179919" calcext:value-type="float">
            <text:p>0.0179919</text:p>
          </table:table-cell>
          <table:table-cell office:value-type="float" office:value="0.0261337" calcext:value-type="float">
            <text:p>0.0261337</text:p>
          </table:table-cell>
          <table:table-cell office:value-type="float" office:value="0.0353702" calcext:value-type="float">
            <text:p>0.0353702</text:p>
          </table:table-cell>
          <table:table-cell office:value-type="float" office:value="0.0681137" calcext:value-type="float">
            <text:p>0.0681137</text:p>
          </table:table-cell>
          <table:table-cell office:value-type="float" office:value="0.135724" calcext:value-type="float">
            <text:p>0.135724</text:p>
          </table:table-cell>
          <table:table-cell office:value-type="float" office:value="0.213476" calcext:value-type="float">
            <text:p>0.213476</text:p>
          </table:table-cell>
          <table:table-cell office:value-type="float" office:value="0.260709" calcext:value-type="float">
            <text:p>0.260709</text:p>
          </table:table-cell>
          <table:table-cell office:value-type="float" office:value="0.379909" calcext:value-type="float">
            <text:p>0.379909</text:p>
          </table:table-cell>
          <table:table-cell office:value-type="float" office:value="0.322088" calcext:value-type="float">
            <text:p>0.322088</text:p>
          </table:table-cell>
          <table:table-cell office:value-type="float" office:value="0.473878" calcext:value-type="float">
            <text:p>0.473878</text:p>
          </table:table-cell>
          <table:table-cell office:value-type="float" office:value="0.350445" calcext:value-type="float">
            <text:p>0.350445</text:p>
          </table:table-cell>
          <table:table-cell office:value-type="float" office:value="0.12445" calcext:value-type="float">
            <text:p>0.12445</text:p>
          </table:table-cell>
          <table:table-cell office:value-type="float" office:value="0.255679" calcext:value-type="float">
            <text:p>0.255679</text:p>
          </table:table-cell>
          <table:table-cell office:value-type="float" office:value="0.212224" calcext:value-type="float">
            <text:p>0.212224</text:p>
          </table:table-cell>
          <table:table-cell office:value-type="float" office:value="0.144613" calcext:value-type="float">
            <text:p>0.144613</text:p>
          </table:table-cell>
          <table:table-cell office:value-type="float" office:value="0.334731" calcext:value-type="float">
            <text:p>0.334731</text:p>
          </table:table-cell>
          <table:table-cell office:value-type="float" office:value="0.230855" calcext:value-type="float">
            <text:p>0.230855</text:p>
          </table:table-cell>
          <table:table-cell office:value-type="float" office:value="0.0651279" calcext:value-type="float">
            <text:p>0.0651279</text:p>
          </table:table-cell>
          <table:table-cell office:value-type="float" office:value="0.0351942" calcext:value-type="float">
            <text:p>0.0351942</text:p>
          </table:table-cell>
          <table:table-cell office:value-type="float" office:value="0.11934" calcext:value-type="float">
            <text:p>0.11934</text:p>
          </table:table-cell>
          <table:table-cell office:value-type="float" office:value="0.131576" calcext:value-type="float">
            <text:p>0.131576</text:p>
          </table:table-cell>
          <table:table-cell office:value-type="float" office:value="0.0265117" calcext:value-type="float">
            <text:p>0.0265117</text:p>
          </table:table-cell>
          <table:table-cell office:value-type="float" office:value="0.00840639" calcext:value-type="float">
            <text:p>0.00840639</text:p>
          </table:table-cell>
          <table:table-cell office:value-type="float" office:value="0.0122983" calcext:value-type="float">
            <text:p>0.0122983</text:p>
          </table:table-cell>
          <table:table-cell office:value-type="float" office:value="0.00841257" calcext:value-type="float">
            <text:p>0.00841257</text:p>
          </table:table-cell>
          <table:table-cell office:value-type="float" office:value="0.0124021" calcext:value-type="float">
            <text:p>0.0124021</text:p>
          </table:table-cell>
          <table:table-cell office:value-type="float" office:value="0.00850421" calcext:value-type="float">
            <text:p>0.00850421</text:p>
          </table:table-cell>
          <table:table-cell office:value-type="float" office:value="0.00896686" calcext:value-type="float">
            <text:p>0.00896686</text:p>
          </table:table-cell>
          <table:table-cell office:value-type="float" office:value="0.00688129" calcext:value-type="float">
            <text:p>0.00688129</text:p>
          </table:table-cell>
          <table:table-cell office:value-type="float" office:value="0.000765785" calcext:value-type="float">
            <text:p>0.000765785</text:p>
          </table:table-cell>
          <table:table-cell office:value-type="float" office:value="0.000160568" calcext:value-type="float">
            <text:p>0.000160568</text:p>
          </table:table-cell>
          <table:table-cell office:value-type="float" office:value="0.0000910998" calcext:value-type="float">
            <text:p>9.10998E-05</text:p>
          </table:table-cell>
          <table:table-cell office:value-type="float" office:value="0.000447871" calcext:value-type="float">
            <text:p>0.000447871</text:p>
          </table:table-cell>
          <table:table-cell office:value-type="float" office:value="0.00100044" calcext:value-type="float">
            <text:p>0.00100044</text:p>
          </table:table-cell>
          <table:table-cell office:value-type="float" office:value="0.000444899" calcext:value-type="float">
            <text:p>0.000444899</text:p>
          </table:table-cell>
          <table:table-cell office:value-type="float" office:value="0.0000278223" calcext:value-type="float">
            <text:p>2.78223E-05</text:p>
          </table:table-cell>
          <table:table-cell table:number-columns-repeated="106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90" office:value-type="float" office:value="0" calcext:value-type="float">
            <text:p>0</text:p>
          </table:table-cell>
          <table:table-cell office:value-type="float" office:value="0.0000324959" calcext:value-type="float">
            <text:p>3.24959E-05</text:p>
          </table:table-cell>
          <table:table-cell office:value-type="float" office:value="0.00167943" calcext:value-type="float">
            <text:p>0.00167943</text:p>
          </table:table-cell>
          <table:table-cell office:value-type="float" office:value="0.00972225" calcext:value-type="float">
            <text:p>0.00972225</text:p>
          </table:table-cell>
          <table:table-cell office:value-type="float" office:value="0.0170572" calcext:value-type="float">
            <text:p>0.0170572</text:p>
          </table:table-cell>
          <table:table-cell office:value-type="float" office:value="0.0189044" calcext:value-type="float">
            <text:p>0.0189044</text:p>
          </table:table-cell>
          <table:table-cell office:value-type="float" office:value="0.0411031" calcext:value-type="float">
            <text:p>0.0411031</text:p>
          </table:table-cell>
          <table:table-cell office:value-type="float" office:value="0.0637016" calcext:value-type="float">
            <text:p>0.0637016</text:p>
          </table:table-cell>
          <table:table-cell office:value-type="float" office:value="0.0539387" calcext:value-type="float">
            <text:p>0.0539387</text:p>
          </table:table-cell>
          <table:table-cell office:value-type="float" office:value="0.0701482" calcext:value-type="float">
            <text:p>0.0701482</text:p>
          </table:table-cell>
          <table:table-cell office:value-type="float" office:value="0.13957" calcext:value-type="float">
            <text:p>0.13957</text:p>
          </table:table-cell>
          <table:table-cell office:value-type="float" office:value="0.283462" calcext:value-type="float">
            <text:p>0.283462</text:p>
          </table:table-cell>
          <table:table-cell office:value-type="float" office:value="0.972052" calcext:value-type="float">
            <text:p>0.972052</text:p>
          </table:table-cell>
          <table:table-cell office:value-type="float" office:value="1.22773" calcext:value-type="float">
            <text:p>1.22773</text:p>
          </table:table-cell>
          <table:table-cell office:value-type="float" office:value="0.935473" calcext:value-type="float">
            <text:p>0.935473</text:p>
          </table:table-cell>
          <table:table-cell office:value-type="float" office:value="0.723801" calcext:value-type="float">
            <text:p>0.723801</text:p>
          </table:table-cell>
          <table:table-cell office:value-type="float" office:value="0.620835" calcext:value-type="float">
            <text:p>0.620835</text:p>
          </table:table-cell>
          <table:table-cell office:value-type="float" office:value="0.763609" calcext:value-type="float">
            <text:p>0.763609</text:p>
          </table:table-cell>
          <table:table-cell office:value-type="float" office:value="0.461121" calcext:value-type="float">
            <text:p>0.461121</text:p>
          </table:table-cell>
          <table:table-cell office:value-type="float" office:value="0.657954" calcext:value-type="float">
            <text:p>0.657954</text:p>
          </table:table-cell>
          <table:table-cell office:value-type="float" office:value="0.592617" calcext:value-type="float">
            <text:p>0.592617</text:p>
          </table:table-cell>
          <table:table-cell office:value-type="float" office:value="0.308153" calcext:value-type="float">
            <text:p>0.308153</text:p>
          </table:table-cell>
          <table:table-cell office:value-type="float" office:value="0.538511" calcext:value-type="float">
            <text:p>0.538511</text:p>
          </table:table-cell>
          <table:table-cell office:value-type="float" office:value="0.533716" calcext:value-type="float">
            <text:p>0.533716</text:p>
          </table:table-cell>
          <table:table-cell office:value-type="float" office:value="0.274878" calcext:value-type="float">
            <text:p>0.274878</text:p>
          </table:table-cell>
          <table:table-cell office:value-type="float" office:value="0.329854" calcext:value-type="float">
            <text:p>0.329854</text:p>
          </table:table-cell>
          <table:table-cell office:value-type="float" office:value="0.46527" calcext:value-type="float">
            <text:p>0.46527</text:p>
          </table:table-cell>
          <table:table-cell office:value-type="float" office:value="0.346779" calcext:value-type="float">
            <text:p>0.346779</text:p>
          </table:table-cell>
          <table:table-cell office:value-type="float" office:value="0.14926" calcext:value-type="float">
            <text:p>0.14926</text:p>
          </table:table-cell>
          <table:table-cell office:value-type="float" office:value="0.20332" calcext:value-type="float">
            <text:p>0.20332</text:p>
          </table:table-cell>
          <table:table-cell office:value-type="float" office:value="0.327924" calcext:value-type="float">
            <text:p>0.327924</text:p>
          </table:table-cell>
          <table:table-cell office:value-type="float" office:value="0.226066" calcext:value-type="float">
            <text:p>0.226066</text:p>
          </table:table-cell>
          <table:table-cell office:value-type="float" office:value="0.103312" calcext:value-type="float">
            <text:p>0.103312</text:p>
          </table:table-cell>
          <table:table-cell office:value-type="float" office:value="0.0762137" calcext:value-type="float">
            <text:p>0.0762137</text:p>
          </table:table-cell>
          <table:table-cell office:value-type="float" office:value="0.145087" calcext:value-type="float">
            <text:p>0.145087</text:p>
          </table:table-cell>
          <table:table-cell office:value-type="float" office:value="0.105802" calcext:value-type="float">
            <text:p>0.105802</text:p>
          </table:table-cell>
          <table:table-cell office:value-type="float" office:value="0.106732" calcext:value-type="float">
            <text:p>0.106732</text:p>
          </table:table-cell>
          <table:table-cell office:value-type="float" office:value="0.0779042" calcext:value-type="float">
            <text:p>0.0779042</text:p>
          </table:table-cell>
          <table:table-cell office:value-type="float" office:value="0.00847877" calcext:value-type="float">
            <text:p>0.00847877</text:p>
          </table:table-cell>
          <table:table-cell office:value-type="float" office:value="0.00411098" calcext:value-type="float">
            <text:p>0.00411098</text:p>
          </table:table-cell>
          <table:table-cell office:value-type="float" office:value="0.00324974" calcext:value-type="float">
            <text:p>0.00324974</text:p>
          </table:table-cell>
          <table:table-cell office:value-type="float" office:value="0.00155378" calcext:value-type="float">
            <text:p>0.00155378</text:p>
          </table:table-cell>
          <table:table-cell office:value-type="float" office:value="0.00290792" calcext:value-type="float">
            <text:p>0.00290792</text:p>
          </table:table-cell>
          <table:table-cell office:value-type="float" office:value="0.00147304" calcext:value-type="float">
            <text:p>0.00147304</text:p>
          </table:table-cell>
          <table:table-cell office:value-type="float" office:value="0.000160915" calcext:value-type="float">
            <text:p>0.000160915</text:p>
          </table:table-cell>
          <table:table-cell office:value-type="float" office:value="0.00000401307" calcext:value-type="float">
            <text:p>4.01307E-06</text:p>
          </table:table-cell>
          <table:table-cell table:number-columns-repeated="105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88" office:value-type="float" office:value="0" calcext:value-type="float">
            <text:p>0</text:p>
          </table:table-cell>
          <table:table-cell office:value-type="float" office:value="0.00000508156" calcext:value-type="float">
            <text:p>5.08156E-06</text:p>
          </table:table-cell>
          <table:table-cell office:value-type="float" office:value="0.000974731" calcext:value-type="float">
            <text:p>0.000974731</text:p>
          </table:table-cell>
          <table:table-cell office:value-type="float" office:value="0.00879052" calcext:value-type="float">
            <text:p>0.00879052</text:p>
          </table:table-cell>
          <table:table-cell office:value-type="float" office:value="0.0230982" calcext:value-type="float">
            <text:p>0.0230982</text:p>
          </table:table-cell>
          <table:table-cell office:value-type="float" office:value="0.0451143" calcext:value-type="float">
            <text:p>0.0451143</text:p>
          </table:table-cell>
          <table:table-cell office:value-type="float" office:value="0.0666347" calcext:value-type="float">
            <text:p>0.0666347</text:p>
          </table:table-cell>
          <table:table-cell office:value-type="float" office:value="0.0984425" calcext:value-type="float">
            <text:p>0.0984425</text:p>
          </table:table-cell>
          <table:table-cell office:value-type="float" office:value="0.443227" calcext:value-type="float">
            <text:p>0.443227</text:p>
          </table:table-cell>
          <table:table-cell office:value-type="float" office:value="0.91346" calcext:value-type="float">
            <text:p>0.91346</text:p>
          </table:table-cell>
          <table:table-cell office:value-type="float" office:value="0.983836" calcext:value-type="float">
            <text:p>0.983836</text:p>
          </table:table-cell>
          <table:table-cell office:value-type="float" office:value="1.09063" calcext:value-type="float">
            <text:p>1.09063</text:p>
          </table:table-cell>
          <table:table-cell office:value-type="float" office:value="1.0957" calcext:value-type="float">
            <text:p>1.0957</text:p>
          </table:table-cell>
          <table:table-cell office:value-type="float" office:value="1.07431" calcext:value-type="float">
            <text:p>1.07431</text:p>
          </table:table-cell>
          <table:table-cell office:value-type="float" office:value="0.939144" calcext:value-type="float">
            <text:p>0.939144</text:p>
          </table:table-cell>
          <table:table-cell office:value-type="float" office:value="1.04749" calcext:value-type="float">
            <text:p>1.04749</text:p>
          </table:table-cell>
          <table:table-cell office:value-type="float" office:value="0.818892" calcext:value-type="float">
            <text:p>0.818892</text:p>
          </table:table-cell>
          <table:table-cell office:value-type="float" office:value="0.908357" calcext:value-type="float">
            <text:p>0.908357</text:p>
          </table:table-cell>
          <table:table-cell office:value-type="float" office:value="0.825201" calcext:value-type="float">
            <text:p>0.825201</text:p>
          </table:table-cell>
          <table:table-cell office:value-type="float" office:value="0.610745" calcext:value-type="float">
            <text:p>0.610745</text:p>
          </table:table-cell>
          <table:table-cell office:value-type="float" office:value="0.78326" calcext:value-type="float">
            <text:p>0.78326</text:p>
          </table:table-cell>
          <table:table-cell office:value-type="float" office:value="0.552428" calcext:value-type="float">
            <text:p>0.552428</text:p>
          </table:table-cell>
          <table:table-cell office:value-type="float" office:value="0.636583" calcext:value-type="float">
            <text:p>0.636583</text:p>
          </table:table-cell>
          <table:table-cell office:value-type="float" office:value="0.679364" calcext:value-type="float">
            <text:p>0.679364</text:p>
          </table:table-cell>
          <table:table-cell office:value-type="float" office:value="0.53587" calcext:value-type="float">
            <text:p>0.53587</text:p>
          </table:table-cell>
          <table:table-cell office:value-type="float" office:value="0.437515" calcext:value-type="float">
            <text:p>0.437515</text:p>
          </table:table-cell>
          <table:table-cell office:value-type="float" office:value="0.621995" calcext:value-type="float">
            <text:p>0.621995</text:p>
          </table:table-cell>
          <table:table-cell office:value-type="float" office:value="0.559341" calcext:value-type="float">
            <text:p>0.559341</text:p>
          </table:table-cell>
          <table:table-cell office:value-type="float" office:value="0.254063" calcext:value-type="float">
            <text:p>0.254063</text:p>
          </table:table-cell>
          <table:table-cell office:value-type="float" office:value="0.308115" calcext:value-type="float">
            <text:p>0.308115</text:p>
          </table:table-cell>
          <table:table-cell office:value-type="float" office:value="0.472294" calcext:value-type="float">
            <text:p>0.472294</text:p>
          </table:table-cell>
          <table:table-cell office:value-type="float" office:value="0.433797" calcext:value-type="float">
            <text:p>0.433797</text:p>
          </table:table-cell>
          <table:table-cell office:value-type="float" office:value="0.299967" calcext:value-type="float">
            <text:p>0.299967</text:p>
          </table:table-cell>
          <table:table-cell office:value-type="float" office:value="0.172281" calcext:value-type="float">
            <text:p>0.172281</text:p>
          </table:table-cell>
          <table:table-cell office:value-type="float" office:value="0.205221" calcext:value-type="float">
            <text:p>0.205221</text:p>
          </table:table-cell>
          <table:table-cell office:value-type="float" office:value="0.20902" calcext:value-type="float">
            <text:p>0.20902</text:p>
          </table:table-cell>
          <table:table-cell office:value-type="float" office:value="0.33007" calcext:value-type="float">
            <text:p>0.33007</text:p>
          </table:table-cell>
          <table:table-cell office:value-type="float" office:value="0.162157" calcext:value-type="float">
            <text:p>0.162157</text:p>
          </table:table-cell>
          <table:table-cell office:value-type="float" office:value="0.0656071" calcext:value-type="float">
            <text:p>0.0656071</text:p>
          </table:table-cell>
          <table:table-cell office:value-type="float" office:value="0.0530534" calcext:value-type="float">
            <text:p>0.0530534</text:p>
          </table:table-cell>
          <table:table-cell office:value-type="float" office:value="0.0640804" calcext:value-type="float">
            <text:p>0.0640804</text:p>
          </table:table-cell>
          <table:table-cell office:value-type="float" office:value="0.125114" calcext:value-type="float">
            <text:p>0.125114</text:p>
          </table:table-cell>
          <table:table-cell office:value-type="float" office:value="0.0578975" calcext:value-type="float">
            <text:p>0.0578975</text:p>
          </table:table-cell>
          <table:table-cell office:value-type="float" office:value="0.0164913" calcext:value-type="float">
            <text:p>0.0164913</text:p>
          </table:table-cell>
          <table:table-cell office:value-type="float" office:value="0.0253971" calcext:value-type="float">
            <text:p>0.0253971</text:p>
          </table:table-cell>
          <table:table-cell office:value-type="float" office:value="0.0116445" calcext:value-type="float">
            <text:p>0.0116445</text:p>
          </table:table-cell>
          <table:table-cell office:value-type="float" office:value="0.000888895" calcext:value-type="float">
            <text:p>0.000888895</text:p>
          </table:table-cell>
          <table:table-cell office:value-type="float" office:value="0.0000175105" calcext:value-type="float">
            <text:p>1.75105E-05</text:p>
          </table:table-cell>
          <table:table-cell office:value-type="float" office:value="0.00021397" calcext:value-type="float">
            <text:p>0.00021397</text:p>
          </table:table-cell>
          <table:table-cell office:value-type="float" office:value="0.000716511" calcext:value-type="float">
            <text:p>0.000716511</text:p>
          </table:table-cell>
          <table:table-cell office:value-type="float" office:value="0.000443633" calcext:value-type="float">
            <text:p>0.000443633</text:p>
          </table:table-cell>
          <table:table-cell office:value-type="float" office:value="0.000036845" calcext:value-type="float">
            <text:p>0.000036845</text:p>
          </table:table-cell>
          <table:table-cell table:number-columns-repeated="101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87" office:value-type="float" office:value="0" calcext:value-type="float">
            <text:p>0</text:p>
          </table:table-cell>
          <table:table-cell office:value-type="float" office:value="0.000303226" calcext:value-type="float">
            <text:p>0.000303226</text:p>
          </table:table-cell>
          <table:table-cell office:value-type="float" office:value="0.00447943" calcext:value-type="float">
            <text:p>0.00447943</text:p>
          </table:table-cell>
          <table:table-cell office:value-type="float" office:value="0.0194415" calcext:value-type="float">
            <text:p>0.0194415</text:p>
          </table:table-cell>
          <table:table-cell office:value-type="float" office:value="0.0460865" calcext:value-type="float">
            <text:p>0.0460865</text:p>
          </table:table-cell>
          <table:table-cell office:value-type="float" office:value="0.100457" calcext:value-type="float">
            <text:p>0.100457</text:p>
          </table:table-cell>
          <table:table-cell office:value-type="float" office:value="0.279535" calcext:value-type="float">
            <text:p>0.279535</text:p>
          </table:table-cell>
          <table:table-cell office:value-type="float" office:value="0.616788" calcext:value-type="float">
            <text:p>0.616788</text:p>
          </table:table-cell>
          <table:table-cell office:value-type="float" office:value="1.01896" calcext:value-type="float">
            <text:p>1.01896</text:p>
          </table:table-cell>
          <table:table-cell office:value-type="float" office:value="1.40661" calcext:value-type="float">
            <text:p>1.40661</text:p>
          </table:table-cell>
          <table:table-cell office:value-type="float" office:value="1.57685" calcext:value-type="float">
            <text:p>1.57685</text:p>
          </table:table-cell>
          <table:table-cell office:value-type="float" office:value="1.54659" calcext:value-type="float">
            <text:p>1.54659</text:p>
          </table:table-cell>
          <table:table-cell office:value-type="float" office:value="1.39914" calcext:value-type="float">
            <text:p>1.39914</text:p>
          </table:table-cell>
          <table:table-cell office:value-type="float" office:value="1.13448" calcext:value-type="float">
            <text:p>1.13448</text:p>
          </table:table-cell>
          <table:table-cell office:value-type="float" office:value="0.998416" calcext:value-type="float">
            <text:p>0.998416</text:p>
          </table:table-cell>
          <table:table-cell office:value-type="float" office:value="0.958111" calcext:value-type="float">
            <text:p>0.958111</text:p>
          </table:table-cell>
          <table:table-cell office:value-type="float" office:value="0.909527" calcext:value-type="float">
            <text:p>0.909527</text:p>
          </table:table-cell>
          <table:table-cell office:value-type="float" office:value="0.783242" calcext:value-type="float">
            <text:p>0.783242</text:p>
          </table:table-cell>
          <table:table-cell office:value-type="float" office:value="0.810749" calcext:value-type="float">
            <text:p>0.810749</text:p>
          </table:table-cell>
          <table:table-cell office:value-type="float" office:value="0.688365" calcext:value-type="float">
            <text:p>0.688365</text:p>
          </table:table-cell>
          <table:table-cell office:value-type="float" office:value="0.787476" calcext:value-type="float">
            <text:p>0.787476</text:p>
          </table:table-cell>
          <table:table-cell office:value-type="float" office:value="0.673364" calcext:value-type="float">
            <text:p>0.673364</text:p>
          </table:table-cell>
          <table:table-cell office:value-type="float" office:value="0.758435" calcext:value-type="float">
            <text:p>0.758435</text:p>
          </table:table-cell>
          <table:table-cell office:value-type="float" office:value="0.582177" calcext:value-type="float">
            <text:p>0.582177</text:p>
          </table:table-cell>
          <table:table-cell office:value-type="float" office:value="0.652738" calcext:value-type="float">
            <text:p>0.652738</text:p>
          </table:table-cell>
          <table:table-cell office:value-type="float" office:value="0.605385" calcext:value-type="float">
            <text:p>0.605385</text:p>
          </table:table-cell>
          <table:table-cell office:value-type="float" office:value="0.507351" calcext:value-type="float">
            <text:p>0.507351</text:p>
          </table:table-cell>
          <table:table-cell office:value-type="float" office:value="0.648618" calcext:value-type="float">
            <text:p>0.648618</text:p>
          </table:table-cell>
          <table:table-cell office:value-type="float" office:value="0.400433" calcext:value-type="float">
            <text:p>0.400433</text:p>
          </table:table-cell>
          <table:table-cell office:value-type="float" office:value="0.621412" calcext:value-type="float">
            <text:p>0.621412</text:p>
          </table:table-cell>
          <table:table-cell office:value-type="float" office:value="0.494761" calcext:value-type="float">
            <text:p>0.494761</text:p>
          </table:table-cell>
          <table:table-cell office:value-type="float" office:value="0.370987" calcext:value-type="float">
            <text:p>0.370987</text:p>
          </table:table-cell>
          <table:table-cell office:value-type="float" office:value="0.55791" calcext:value-type="float">
            <text:p>0.55791</text:p>
          </table:table-cell>
          <table:table-cell office:value-type="float" office:value="0.313764" calcext:value-type="float">
            <text:p>0.313764</text:p>
          </table:table-cell>
          <table:table-cell office:value-type="float" office:value="0.375602" calcext:value-type="float">
            <text:p>0.375602</text:p>
          </table:table-cell>
          <table:table-cell office:value-type="float" office:value="0.513726" calcext:value-type="float">
            <text:p>0.513726</text:p>
          </table:table-cell>
          <table:table-cell office:value-type="float" office:value="0.201927" calcext:value-type="float">
            <text:p>0.201927</text:p>
          </table:table-cell>
          <table:table-cell office:value-type="float" office:value="0.183897" calcext:value-type="float">
            <text:p>0.183897</text:p>
          </table:table-cell>
          <table:table-cell office:value-type="float" office:value="0.162343" calcext:value-type="float">
            <text:p>0.162343</text:p>
          </table:table-cell>
          <table:table-cell office:value-type="float" office:value="0.247878" calcext:value-type="float">
            <text:p>0.247878</text:p>
          </table:table-cell>
          <table:table-cell office:value-type="float" office:value="0.228914" calcext:value-type="float">
            <text:p>0.228914</text:p>
          </table:table-cell>
          <table:table-cell office:value-type="float" office:value="0.0596273" calcext:value-type="float">
            <text:p>0.0596273</text:p>
          </table:table-cell>
          <table:table-cell office:value-type="float" office:value="0.190623" calcext:value-type="float">
            <text:p>0.190623</text:p>
          </table:table-cell>
          <table:table-cell office:value-type="float" office:value="0.168951" calcext:value-type="float">
            <text:p>0.168951</text:p>
          </table:table-cell>
          <table:table-cell office:value-type="float" office:value="0.0325792" calcext:value-type="float">
            <text:p>0.0325792</text:p>
          </table:table-cell>
          <table:table-cell office:value-type="float" office:value="0.0269395" calcext:value-type="float">
            <text:p>0.0269395</text:p>
          </table:table-cell>
          <table:table-cell office:value-type="float" office:value="0.0148552" calcext:value-type="float">
            <text:p>0.0148552</text:p>
          </table:table-cell>
          <table:table-cell office:value-type="float" office:value="0.00512874" calcext:value-type="float">
            <text:p>0.00512874</text:p>
          </table:table-cell>
          <table:table-cell office:value-type="float" office:value="0.00209283" calcext:value-type="float">
            <text:p>0.00209283</text:p>
          </table:table-cell>
          <table:table-cell office:value-type="float" office:value="0.000763635" calcext:value-type="float">
            <text:p>0.000763635</text:p>
          </table:table-cell>
          <table:table-cell office:value-type="float" office:value="0.00202771" calcext:value-type="float">
            <text:p>0.00202771</text:p>
          </table:table-cell>
          <table:table-cell office:value-type="float" office:value="0.00129514" calcext:value-type="float">
            <text:p>0.00129514</text:p>
          </table:table-cell>
          <table:table-cell office:value-type="float" office:value="0.000300443" calcext:value-type="float">
            <text:p>0.000300443</text:p>
          </table:table-cell>
          <table:table-cell office:value-type="float" office:value="0.000152381" calcext:value-type="float">
            <text:p>0.000152381</text:p>
          </table:table-cell>
          <table:table-cell office:value-type="float" office:value="0.0000147269" calcext:value-type="float">
            <text:p>1.47269E-05</text:p>
          </table:table-cell>
          <table:table-cell table:number-columns-repeated="99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85" office:value-type="float" office:value="0" calcext:value-type="float">
            <text:p>0</text:p>
          </table:table-cell>
          <table:table-cell office:value-type="float" office:value="0.0000160401" calcext:value-type="float">
            <text:p>1.60401E-05</text:p>
          </table:table-cell>
          <table:table-cell office:value-type="float" office:value="0.00107403" calcext:value-type="float">
            <text:p>0.00107403</text:p>
          </table:table-cell>
          <table:table-cell office:value-type="float" office:value="0.0103932" calcext:value-type="float">
            <text:p>0.0103932</text:p>
          </table:table-cell>
          <table:table-cell office:value-type="float" office:value="0.0345853" calcext:value-type="float">
            <text:p>0.0345853</text:p>
          </table:table-cell>
          <table:table-cell office:value-type="float" office:value="0.0835407" calcext:value-type="float">
            <text:p>0.0835407</text:p>
          </table:table-cell>
          <table:table-cell office:value-type="float" office:value="0.254076" calcext:value-type="float">
            <text:p>0.254076</text:p>
          </table:table-cell>
          <table:table-cell office:value-type="float" office:value="0.711871" calcext:value-type="float">
            <text:p>0.711871</text:p>
          </table:table-cell>
          <table:table-cell office:value-type="float" office:value="1.54677" calcext:value-type="float">
            <text:p>1.54677</text:p>
          </table:table-cell>
          <table:table-cell office:value-type="float" office:value="2.21658" calcext:value-type="float">
            <text:p>2.21658</text:p>
          </table:table-cell>
          <table:table-cell office:value-type="float" office:value="2.09818" calcext:value-type="float">
            <text:p>2.09818</text:p>
          </table:table-cell>
          <table:table-cell office:value-type="float" office:value="1.5396" calcext:value-type="float">
            <text:p>1.5396</text:p>
          </table:table-cell>
          <table:table-cell office:value-type="float" office:value="1.2984" calcext:value-type="float">
            <text:p>1.2984</text:p>
          </table:table-cell>
          <table:table-cell office:value-type="float" office:value="1.13286" calcext:value-type="float">
            <text:p>1.13286</text:p>
          </table:table-cell>
          <table:table-cell office:value-type="float" office:value="1.00949" calcext:value-type="float">
            <text:p>1.00949</text:p>
          </table:table-cell>
          <table:table-cell office:value-type="float" office:value="1.00343" calcext:value-type="float">
            <text:p>1.00343</text:p>
          </table:table-cell>
          <table:table-cell office:value-type="float" office:value="0.944757" calcext:value-type="float">
            <text:p>0.944757</text:p>
          </table:table-cell>
          <table:table-cell office:value-type="float" office:value="0.927492" calcext:value-type="float">
            <text:p>0.927492</text:p>
          </table:table-cell>
          <table:table-cell office:value-type="float" office:value="0.849482" calcext:value-type="float">
            <text:p>0.849482</text:p>
          </table:table-cell>
          <table:table-cell office:value-type="float" office:value="0.810885" calcext:value-type="float">
            <text:p>0.810885</text:p>
          </table:table-cell>
          <table:table-cell office:value-type="float" office:value="0.804661" calcext:value-type="float">
            <text:p>0.804661</text:p>
          </table:table-cell>
          <table:table-cell office:value-type="float" office:value="0.773956" calcext:value-type="float">
            <text:p>0.773956</text:p>
          </table:table-cell>
          <table:table-cell office:value-type="float" office:value="0.734208" calcext:value-type="float">
            <text:p>0.734208</text:p>
          </table:table-cell>
          <table:table-cell office:value-type="float" office:value="0.734262" calcext:value-type="float">
            <text:p>0.734262</text:p>
          </table:table-cell>
          <table:table-cell office:value-type="float" office:value="0.697863" calcext:value-type="float">
            <text:p>0.697863</text:p>
          </table:table-cell>
          <table:table-cell office:value-type="float" office:value="0.619583" calcext:value-type="float">
            <text:p>0.619583</text:p>
          </table:table-cell>
          <table:table-cell office:value-type="float" office:value="0.690454" calcext:value-type="float">
            <text:p>0.690454</text:p>
          </table:table-cell>
          <table:table-cell office:value-type="float" office:value="0.486302" calcext:value-type="float">
            <text:p>0.486302</text:p>
          </table:table-cell>
          <table:table-cell office:value-type="float" office:value="0.703448" calcext:value-type="float">
            <text:p>0.703448</text:p>
          </table:table-cell>
          <table:table-cell office:value-type="float" office:value="0.493811" calcext:value-type="float">
            <text:p>0.493811</text:p>
          </table:table-cell>
          <table:table-cell office:value-type="float" office:value="0.588101" calcext:value-type="float">
            <text:p>0.588101</text:p>
          </table:table-cell>
          <table:table-cell office:value-type="float" office:value="0.595774" calcext:value-type="float">
            <text:p>0.595774</text:p>
          </table:table-cell>
          <table:table-cell office:value-type="float" office:value="0.362813" calcext:value-type="float">
            <text:p>0.362813</text:p>
          </table:table-cell>
          <table:table-cell office:value-type="float" office:value="0.600237" calcext:value-type="float">
            <text:p>0.600237</text:p>
          </table:table-cell>
          <table:table-cell office:value-type="float" office:value="0.405399" calcext:value-type="float">
            <text:p>0.405399</text:p>
          </table:table-cell>
          <table:table-cell office:value-type="float" office:value="0.330871" calcext:value-type="float">
            <text:p>0.330871</text:p>
          </table:table-cell>
          <table:table-cell office:value-type="float" office:value="0.577967" calcext:value-type="float">
            <text:p>0.577967</text:p>
          </table:table-cell>
          <table:table-cell office:value-type="float" office:value="0.324641" calcext:value-type="float">
            <text:p>0.324641</text:p>
          </table:table-cell>
          <table:table-cell office:value-type="float" office:value="0.293403" calcext:value-type="float">
            <text:p>0.293403</text:p>
          </table:table-cell>
          <table:table-cell office:value-type="float" office:value="0.545407" calcext:value-type="float">
            <text:p>0.545407</text:p>
          </table:table-cell>
          <table:table-cell office:value-type="float" office:value="0.293216" calcext:value-type="float">
            <text:p>0.293216</text:p>
          </table:table-cell>
          <table:table-cell office:value-type="float" office:value="0.176792" calcext:value-type="float">
            <text:p>0.176792</text:p>
          </table:table-cell>
          <table:table-cell office:value-type="float" office:value="0.422798" calcext:value-type="float">
            <text:p>0.422798</text:p>
          </table:table-cell>
          <table:table-cell office:value-type="float" office:value="0.256014" calcext:value-type="float">
            <text:p>0.256014</text:p>
          </table:table-cell>
          <table:table-cell office:value-type="float" office:value="0.101227" calcext:value-type="float">
            <text:p>0.101227</text:p>
          </table:table-cell>
          <table:table-cell office:value-type="float" office:value="0.104199" calcext:value-type="float">
            <text:p>0.104199</text:p>
          </table:table-cell>
          <table:table-cell office:value-type="float" office:value="0.0432639" calcext:value-type="float">
            <text:p>0.0432639</text:p>
          </table:table-cell>
          <table:table-cell office:value-type="float" office:value="0.101163" calcext:value-type="float">
            <text:p>0.101163</text:p>
          </table:table-cell>
          <table:table-cell office:value-type="float" office:value="0.179331" calcext:value-type="float">
            <text:p>0.179331</text:p>
          </table:table-cell>
          <table:table-cell office:value-type="float" office:value="0.0725139" calcext:value-type="float">
            <text:p>0.0725139</text:p>
          </table:table-cell>
          <table:table-cell office:value-type="float" office:value="0.0104641" calcext:value-type="float">
            <text:p>0.0104641</text:p>
          </table:table-cell>
          <table:table-cell office:value-type="float" office:value="0.0100548" calcext:value-type="float">
            <text:p>0.0100548</text:p>
          </table:table-cell>
          <table:table-cell office:value-type="float" office:value="0.0225163" calcext:value-type="float">
            <text:p>0.0225163</text:p>
          </table:table-cell>
          <table:table-cell office:value-type="float" office:value="0.0127254" calcext:value-type="float">
            <text:p>0.0127254</text:p>
          </table:table-cell>
          <table:table-cell office:value-type="float" office:value="0.00149474" calcext:value-type="float">
            <text:p>0.00149474</text:p>
          </table:table-cell>
          <table:table-cell office:value-type="float" office:value="0.000360515" calcext:value-type="float">
            <text:p>0.000360515</text:p>
          </table:table-cell>
          <table:table-cell office:value-type="float" office:value="0.000034842" calcext:value-type="float">
            <text:p>0.000034842</text:p>
          </table:table-cell>
          <table:table-cell table:number-columns-repeated="99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84" office:value-type="float" office:value="0" calcext:value-type="float">
            <text:p>0</text:p>
          </table:table-cell>
          <table:table-cell office:value-type="float" office:value="0.0000342588" calcext:value-type="float">
            <text:p>3.42588E-05</text:p>
          </table:table-cell>
          <table:table-cell office:value-type="float" office:value="0.00193584" calcext:value-type="float">
            <text:p>0.00193584</text:p>
          </table:table-cell>
          <table:table-cell office:value-type="float" office:value="0.0176258" calcext:value-type="float">
            <text:p>0.0176258</text:p>
          </table:table-cell>
          <table:table-cell office:value-type="float" office:value="0.0558133" calcext:value-type="float">
            <text:p>0.0558133</text:p>
          </table:table-cell>
          <table:table-cell office:value-type="float" office:value="0.158108" calcext:value-type="float">
            <text:p>0.158108</text:p>
          </table:table-cell>
          <table:table-cell office:value-type="float" office:value="0.613597" calcext:value-type="float">
            <text:p>0.613597</text:p>
          </table:table-cell>
          <table:table-cell office:value-type="float" office:value="1.92793" calcext:value-type="float">
            <text:p>1.92793</text:p>
          </table:table-cell>
          <table:table-cell office:value-type="float" office:value="2.72862" calcext:value-type="float">
            <text:p>2.72862</text:p>
          </table:table-cell>
          <table:table-cell office:value-type="float" office:value="2.19314" calcext:value-type="float">
            <text:p>2.19314</text:p>
          </table:table-cell>
          <table:table-cell office:value-type="float" office:value="1.74111" calcext:value-type="float">
            <text:p>1.74111</text:p>
          </table:table-cell>
          <table:table-cell office:value-type="float" office:value="1.38589" calcext:value-type="float">
            <text:p>1.38589</text:p>
          </table:table-cell>
          <table:table-cell office:value-type="float" office:value="1.19279" calcext:value-type="float">
            <text:p>1.19279</text:p>
          </table:table-cell>
          <table:table-cell office:value-type="float" office:value="1.07029" calcext:value-type="float">
            <text:p>1.07029</text:p>
          </table:table-cell>
          <table:table-cell office:value-type="float" office:value="1.0843" calcext:value-type="float">
            <text:p>1.0843</text:p>
          </table:table-cell>
          <table:table-cell office:value-type="float" office:value="1.04153" calcext:value-type="float">
            <text:p>1.04153</text:p>
          </table:table-cell>
          <table:table-cell office:value-type="float" office:value="0.978342" calcext:value-type="float">
            <text:p>0.978342</text:p>
          </table:table-cell>
          <table:table-cell office:value-type="float" office:value="0.926895" calcext:value-type="float">
            <text:p>0.926895</text:p>
          </table:table-cell>
          <table:table-cell office:value-type="float" office:value="0.898563" calcext:value-type="float">
            <text:p>0.898563</text:p>
          </table:table-cell>
          <table:table-cell office:value-type="float" office:value="0.845131" calcext:value-type="float">
            <text:p>0.845131</text:p>
          </table:table-cell>
          <table:table-cell office:value-type="float" office:value="0.876386" calcext:value-type="float">
            <text:p>0.876386</text:p>
          </table:table-cell>
          <table:table-cell office:value-type="float" office:value="0.812734" calcext:value-type="float">
            <text:p>0.812734</text:p>
          </table:table-cell>
          <table:table-cell office:value-type="float" office:value="0.816078" calcext:value-type="float">
            <text:p>0.816078</text:p>
          </table:table-cell>
          <table:table-cell office:value-type="float" office:value="0.696605" calcext:value-type="float">
            <text:p>0.696605</text:p>
          </table:table-cell>
          <table:table-cell office:value-type="float" office:value="0.762816" calcext:value-type="float">
            <text:p>0.762816</text:p>
          </table:table-cell>
          <table:table-cell office:value-type="float" office:value="0.565664" calcext:value-type="float">
            <text:p>0.565664</text:p>
          </table:table-cell>
          <table:table-cell office:value-type="float" office:value="0.781719" calcext:value-type="float">
            <text:p>0.781719</text:p>
          </table:table-cell>
          <table:table-cell office:value-type="float" office:value="0.570392" calcext:value-type="float">
            <text:p>0.570392</text:p>
          </table:table-cell>
          <table:table-cell office:value-type="float" office:value="0.709073" calcext:value-type="float">
            <text:p>0.709073</text:p>
          </table:table-cell>
          <table:table-cell office:value-type="float" office:value="0.595138" calcext:value-type="float">
            <text:p>0.595138</text:p>
          </table:table-cell>
          <table:table-cell office:value-type="float" office:value="0.561568" calcext:value-type="float">
            <text:p>0.561568</text:p>
          </table:table-cell>
          <table:table-cell office:value-type="float" office:value="0.66122" calcext:value-type="float">
            <text:p>0.66122</text:p>
          </table:table-cell>
          <table:table-cell office:value-type="float" office:value="0.336349" calcext:value-type="float">
            <text:p>0.336349</text:p>
          </table:table-cell>
          <table:table-cell office:value-type="float" office:value="0.637954" calcext:value-type="float">
            <text:p>0.637954</text:p>
          </table:table-cell>
          <table:table-cell office:value-type="float" office:value="0.539842" calcext:value-type="float">
            <text:p>0.539842</text:p>
          </table:table-cell>
          <table:table-cell office:value-type="float" office:value="0.303138" calcext:value-type="float">
            <text:p>0.303138</text:p>
          </table:table-cell>
          <table:table-cell office:value-type="float" office:value="0.632169" calcext:value-type="float">
            <text:p>0.632169</text:p>
          </table:table-cell>
          <table:table-cell office:value-type="float" office:value="0.428632" calcext:value-type="float">
            <text:p>0.428632</text:p>
          </table:table-cell>
          <table:table-cell office:value-type="float" office:value="0.254913" calcext:value-type="float">
            <text:p>0.254913</text:p>
          </table:table-cell>
          <table:table-cell office:value-type="float" office:value="0.557512" calcext:value-type="float">
            <text:p>0.557512</text:p>
          </table:table-cell>
          <table:table-cell office:value-type="float" office:value="0.377218" calcext:value-type="float">
            <text:p>0.377218</text:p>
          </table:table-cell>
          <table:table-cell office:value-type="float" office:value="0.165164" calcext:value-type="float">
            <text:p>0.165164</text:p>
          </table:table-cell>
          <table:table-cell office:value-type="float" office:value="0.467582" calcext:value-type="float">
            <text:p>0.467582</text:p>
          </table:table-cell>
          <table:table-cell office:value-type="float" office:value="0.424222" calcext:value-type="float">
            <text:p>0.424222</text:p>
          </table:table-cell>
          <table:table-cell office:value-type="float" office:value="0.0930573" calcext:value-type="float">
            <text:p>0.0930573</text:p>
          </table:table-cell>
          <table:table-cell office:value-type="float" office:value="0.284248" calcext:value-type="float">
            <text:p>0.284248</text:p>
          </table:table-cell>
          <table:table-cell office:value-type="float" office:value="0.466464" calcext:value-type="float">
            <text:p>0.466464</text:p>
          </table:table-cell>
          <table:table-cell office:value-type="float" office:value="0.198362" calcext:value-type="float">
            <text:p>0.198362</text:p>
          </table:table-cell>
          <table:table-cell office:value-type="float" office:value="0.024819" calcext:value-type="float">
            <text:p>0.024819</text:p>
          </table:table-cell>
          <table:table-cell office:value-type="float" office:value="0.0821689" calcext:value-type="float">
            <text:p>0.0821689</text:p>
          </table:table-cell>
          <table:table-cell office:value-type="float" office:value="0.230624" calcext:value-type="float">
            <text:p>0.230624</text:p>
          </table:table-cell>
          <table:table-cell office:value-type="float" office:value="0.138444" calcext:value-type="float">
            <text:p>0.138444</text:p>
          </table:table-cell>
          <table:table-cell office:value-type="float" office:value="0.0299631" calcext:value-type="float">
            <text:p>0.0299631</text:p>
          </table:table-cell>
          <table:table-cell office:value-type="float" office:value="0.022561" calcext:value-type="float">
            <text:p>0.022561</text:p>
          </table:table-cell>
          <table:table-cell office:value-type="float" office:value="0.010493" calcext:value-type="float">
            <text:p>0.010493</text:p>
          </table:table-cell>
          <table:table-cell office:value-type="float" office:value="0.00296316" calcext:value-type="float">
            <text:p>0.00296316</text:p>
          </table:table-cell>
          <table:table-cell office:value-type="float" office:value="0.00169007" calcext:value-type="float">
            <text:p>0.00169007</text:p>
          </table:table-cell>
          <table:table-cell office:value-type="float" office:value="0.000194753" calcext:value-type="float">
            <text:p>0.000194753</text:p>
          </table:table-cell>
          <table:table-cell office:value-type="float" office:value="0.000342337" calcext:value-type="float">
            <text:p>0.000342337</text:p>
          </table:table-cell>
          <table:table-cell office:value-type="float" office:value="0.000478615" calcext:value-type="float">
            <text:p>0.000478615</text:p>
          </table:table-cell>
          <table:table-cell office:value-type="float" office:value="0.000113792" calcext:value-type="float">
            <text:p>0.000113792</text:p>
          </table:table-cell>
          <table:table-cell office:value-type="float" office:value="0.00000284753" calcext:value-type="float">
            <text:p>2.84753E-06</text:p>
          </table:table-cell>
          <table:table-cell table:number-columns-repeated="95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83" office:value-type="float" office:value="0" calcext:value-type="float">
            <text:p>0</text:p>
          </table:table-cell>
          <table:table-cell office:value-type="float" office:value="0.0000468855" calcext:value-type="float">
            <text:p>4.68855E-05</text:p>
          </table:table-cell>
          <table:table-cell office:value-type="float" office:value="0.0026501" calcext:value-type="float">
            <text:p>0.0026501</text:p>
          </table:table-cell>
          <table:table-cell office:value-type="float" office:value="0.0233046" calcext:value-type="float">
            <text:p>0.0233046</text:p>
          </table:table-cell>
          <table:table-cell office:value-type="float" office:value="0.0864101" calcext:value-type="float">
            <text:p>0.0864101</text:p>
          </table:table-cell>
          <table:table-cell office:value-type="float" office:value="0.370612" calcext:value-type="float">
            <text:p>0.370612</text:p>
          </table:table-cell>
          <table:table-cell office:value-type="float" office:value="1.73918" calcext:value-type="float">
            <text:p>1.73918</text:p>
          </table:table-cell>
          <table:table-cell office:value-type="float" office:value="3.0568" calcext:value-type="float">
            <text:p>3.0568</text:p>
          </table:table-cell>
          <table:table-cell office:value-type="float" office:value="2.49331" calcext:value-type="float">
            <text:p>2.49331</text:p>
          </table:table-cell>
          <table:table-cell office:value-type="float" office:value="1.87586" calcext:value-type="float">
            <text:p>1.87586</text:p>
          </table:table-cell>
          <table:table-cell office:value-type="float" office:value="1.5716" calcext:value-type="float">
            <text:p>1.5716</text:p>
          </table:table-cell>
          <table:table-cell office:value-type="float" office:value="1.30269" calcext:value-type="float">
            <text:p>1.30269</text:p>
          </table:table-cell>
          <table:table-cell office:value-type="float" office:value="1.1507" calcext:value-type="float">
            <text:p>1.1507</text:p>
          </table:table-cell>
          <table:table-cell office:value-type="float" office:value="1.19635" calcext:value-type="float">
            <text:p>1.19635</text:p>
          </table:table-cell>
          <table:table-cell office:value-type="float" office:value="1.13331" calcext:value-type="float">
            <text:p>1.13331</text:p>
          </table:table-cell>
          <table:table-cell office:value-type="float" office:value="1.02975" calcext:value-type="float">
            <text:p>1.02975</text:p>
          </table:table-cell>
          <table:table-cell office:value-type="float" office:value="1.04915" calcext:value-type="float">
            <text:p>1.04915</text:p>
          </table:table-cell>
          <table:table-cell office:value-type="float" office:value="0.914778" calcext:value-type="float">
            <text:p>0.914778</text:p>
          </table:table-cell>
          <table:table-cell office:value-type="float" office:value="0.923724" calcext:value-type="float">
            <text:p>0.923724</text:p>
          </table:table-cell>
          <table:table-cell office:value-type="float" office:value="0.867445" calcext:value-type="float">
            <text:p>0.867445</text:p>
          </table:table-cell>
          <table:table-cell office:value-type="float" office:value="0.867984" calcext:value-type="float">
            <text:p>0.867984</text:p>
          </table:table-cell>
          <table:table-cell office:value-type="float" office:value="0.804669" calcext:value-type="float">
            <text:p>0.804669</text:p>
          </table:table-cell>
          <table:table-cell office:value-type="float" office:value="0.803119" calcext:value-type="float">
            <text:p>0.803119</text:p>
          </table:table-cell>
          <table:table-cell office:value-type="float" office:value="0.700283" calcext:value-type="float">
            <text:p>0.700283</text:p>
          </table:table-cell>
          <table:table-cell office:value-type="float" office:value="0.779798" calcext:value-type="float">
            <text:p>0.779798</text:p>
          </table:table-cell>
          <table:table-cell office:value-type="float" office:value="0.723927" calcext:value-type="float">
            <text:p>0.723927</text:p>
          </table:table-cell>
          <table:table-cell office:value-type="float" office:value="0.679691" calcext:value-type="float">
            <text:p>0.679691</text:p>
          </table:table-cell>
          <table:table-cell office:value-type="float" office:value="0.781516" calcext:value-type="float">
            <text:p>0.781516</text:p>
          </table:table-cell>
          <table:table-cell office:value-type="float" office:value="0.525673" calcext:value-type="float">
            <text:p>0.525673</text:p>
          </table:table-cell>
          <table:table-cell office:value-type="float" office:value="0.755038" calcext:value-type="float">
            <text:p>0.755038</text:p>
          </table:table-cell>
          <table:table-cell office:value-type="float" office:value="0.46372" calcext:value-type="float">
            <text:p>0.46372</text:p>
          </table:table-cell>
          <table:table-cell office:value-type="float" office:value="0.696551" calcext:value-type="float">
            <text:p>0.696551</text:p>
          </table:table-cell>
          <table:table-cell office:value-type="float" office:value="0.57215" calcext:value-type="float">
            <text:p>0.57215</text:p>
          </table:table-cell>
          <table:table-cell office:value-type="float" office:value="0.509315" calcext:value-type="float">
            <text:p>0.509315</text:p>
          </table:table-cell>
          <table:table-cell office:value-type="float" office:value="0.727592" calcext:value-type="float">
            <text:p>0.727592</text:p>
          </table:table-cell>
          <table:table-cell office:value-type="float" office:value="0.314918" calcext:value-type="float">
            <text:p>0.314918</text:p>
          </table:table-cell>
          <table:table-cell office:value-type="float" office:value="0.578146" calcext:value-type="float">
            <text:p>0.578146</text:p>
          </table:table-cell>
          <table:table-cell office:value-type="float" office:value="0.607109" calcext:value-type="float">
            <text:p>0.607109</text:p>
          </table:table-cell>
          <table:table-cell office:value-type="float" office:value="0.250885" calcext:value-type="float">
            <text:p>0.250885</text:p>
          </table:table-cell>
          <table:table-cell office:value-type="float" office:value="0.583273" calcext:value-type="float">
            <text:p>0.583273</text:p>
          </table:table-cell>
          <table:table-cell office:value-type="float" office:value="0.477243" calcext:value-type="float">
            <text:p>0.477243</text:p>
          </table:table-cell>
          <table:table-cell office:value-type="float" office:value="0.183916" calcext:value-type="float">
            <text:p>0.183916</text:p>
          </table:table-cell>
          <table:table-cell office:value-type="float" office:value="0.473367" calcext:value-type="float">
            <text:p>0.473367</text:p>
          </table:table-cell>
          <table:table-cell office:value-type="float" office:value="0.508601" calcext:value-type="float">
            <text:p>0.508601</text:p>
          </table:table-cell>
          <table:table-cell office:value-type="float" office:value="0.147401" calcext:value-type="float">
            <text:p>0.147401</text:p>
          </table:table-cell>
          <table:table-cell office:value-type="float" office:value="0.261328" calcext:value-type="float">
            <text:p>0.261328</text:p>
          </table:table-cell>
          <table:table-cell office:value-type="float" office:value="0.520091" calcext:value-type="float">
            <text:p>0.520091</text:p>
          </table:table-cell>
          <table:table-cell office:value-type="float" office:value="0.283749" calcext:value-type="float">
            <text:p>0.283749</text:p>
          </table:table-cell>
          <table:table-cell office:value-type="float" office:value="0.0740327" calcext:value-type="float">
            <text:p>0.0740327</text:p>
          </table:table-cell>
          <table:table-cell office:value-type="float" office:value="0.286616" calcext:value-type="float">
            <text:p>0.286616</text:p>
          </table:table-cell>
          <table:table-cell office:value-type="float" office:value="0.381113" calcext:value-type="float">
            <text:p>0.381113</text:p>
          </table:table-cell>
          <table:table-cell office:value-type="float" office:value="0.122024" calcext:value-type="float">
            <text:p>0.122024</text:p>
          </table:table-cell>
          <table:table-cell office:value-type="float" office:value="0.057262" calcext:value-type="float">
            <text:p>0.057262</text:p>
          </table:table-cell>
          <table:table-cell office:value-type="float" office:value="0.077414" calcext:value-type="float">
            <text:p>0.077414</text:p>
          </table:table-cell>
          <table:table-cell office:value-type="float" office:value="0.0436334" calcext:value-type="float">
            <text:p>0.0436334</text:p>
          </table:table-cell>
          <table:table-cell office:value-type="float" office:value="0.0212269" calcext:value-type="float">
            <text:p>0.0212269</text:p>
          </table:table-cell>
          <table:table-cell office:value-type="float" office:value="0.0806787" calcext:value-type="float">
            <text:p>0.0806787</text:p>
          </table:table-cell>
          <table:table-cell office:value-type="float" office:value="0.0624789" calcext:value-type="float">
            <text:p>0.0624789</text:p>
          </table:table-cell>
          <table:table-cell office:value-type="float" office:value="0.0061444" calcext:value-type="float">
            <text:p>0.0061444</text:p>
          </table:table-cell>
          <table:table-cell office:value-type="float" office:value="0.00110917" calcext:value-type="float">
            <text:p>0.00110917</text:p>
          </table:table-cell>
          <table:table-cell office:value-type="float" office:value="0.00155055" calcext:value-type="float">
            <text:p>0.00155055</text:p>
          </table:table-cell>
          <table:table-cell office:value-type="float" office:value="0.000368649" calcext:value-type="float">
            <text:p>0.000368649</text:p>
          </table:table-cell>
          <table:table-cell office:value-type="float" office:value="0.00000922505" calcext:value-type="float">
            <text:p>9.22505E-06</text:p>
          </table:table-cell>
          <table:table-cell table:number-columns-repeated="95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82" office:value-type="float" office:value="0" calcext:value-type="float">
            <text:p>0</text:p>
          </table:table-cell>
          <table:table-cell office:value-type="float" office:value="0.0000303448" calcext:value-type="float">
            <text:p>3.03448E-05</text:p>
          </table:table-cell>
          <table:table-cell office:value-type="float" office:value="0.00259098" calcext:value-type="float">
            <text:p>0.00259098</text:p>
          </table:table-cell>
          <table:table-cell office:value-type="float" office:value="0.0267268" calcext:value-type="float">
            <text:p>0.0267268</text:p>
          </table:table-cell>
          <table:table-cell office:value-type="float" office:value="0.121394" calcext:value-type="float">
            <text:p>0.121394</text:p>
          </table:table-cell>
          <table:table-cell office:value-type="float" office:value="0.809669" calcext:value-type="float">
            <text:p>0.809669</text:p>
          </table:table-cell>
          <table:table-cell office:value-type="float" office:value="2.78993" calcext:value-type="float">
            <text:p>2.78993</text:p>
          </table:table-cell>
          <table:table-cell office:value-type="float" office:value="3.28015" calcext:value-type="float">
            <text:p>3.28015</text:p>
          </table:table-cell>
          <table:table-cell office:value-type="float" office:value="2.20405" calcext:value-type="float">
            <text:p>2.20405</text:p>
          </table:table-cell>
          <table:table-cell office:value-type="float" office:value="1.77556" calcext:value-type="float">
            <text:p>1.77556</text:p>
          </table:table-cell>
          <table:table-cell office:value-type="float" office:value="1.44395" calcext:value-type="float">
            <text:p>1.44395</text:p>
          </table:table-cell>
          <table:table-cell office:value-type="float" office:value="1.29876" calcext:value-type="float">
            <text:p>1.29876</text:p>
          </table:table-cell>
          <table:table-cell office:value-type="float" office:value="1.32506" calcext:value-type="float">
            <text:p>1.32506</text:p>
          </table:table-cell>
          <table:table-cell office:value-type="float" office:value="1.23699" calcext:value-type="float">
            <text:p>1.23699</text:p>
          </table:table-cell>
          <table:table-cell office:value-type="float" office:value="1.09641" calcext:value-type="float">
            <text:p>1.09641</text:p>
          </table:table-cell>
          <table:table-cell office:value-type="float" office:value="1.09426" calcext:value-type="float">
            <text:p>1.09426</text:p>
          </table:table-cell>
          <table:table-cell office:value-type="float" office:value="0.954139" calcext:value-type="float">
            <text:p>0.954139</text:p>
          </table:table-cell>
          <table:table-cell office:value-type="float" office:value="0.949241" calcext:value-type="float">
            <text:p>0.949241</text:p>
          </table:table-cell>
          <table:table-cell office:value-type="float" office:value="0.886669" calcext:value-type="float">
            <text:p>0.886669</text:p>
          </table:table-cell>
          <table:table-cell office:value-type="float" office:value="0.927686" calcext:value-type="float">
            <text:p>0.927686</text:p>
          </table:table-cell>
          <table:table-cell office:value-type="float" office:value="0.833604" calcext:value-type="float">
            <text:p>0.833604</text:p>
          </table:table-cell>
          <table:table-cell office:value-type="float" office:value="0.872757" calcext:value-type="float">
            <text:p>0.872757</text:p>
          </table:table-cell>
          <table:table-cell office:value-type="float" office:value="0.746011" calcext:value-type="float">
            <text:p>0.746011</text:p>
          </table:table-cell>
          <table:table-cell office:value-type="float" office:value="0.834973" calcext:value-type="float">
            <text:p>0.834973</text:p>
          </table:table-cell>
          <table:table-cell office:value-type="float" office:value="0.672255" calcext:value-type="float">
            <text:p>0.672255</text:p>
          </table:table-cell>
          <table:table-cell office:value-type="float" office:value="0.833153" calcext:value-type="float">
            <text:p>0.833153</text:p>
          </table:table-cell>
          <table:table-cell office:value-type="float" office:value="0.66475" calcext:value-type="float">
            <text:p>0.66475</text:p>
          </table:table-cell>
          <table:table-cell office:value-type="float" office:value="0.756958" calcext:value-type="float">
            <text:p>0.756958</text:p>
          </table:table-cell>
          <table:table-cell office:value-type="float" office:value="0.711927" calcext:value-type="float">
            <text:p>0.711927</text:p>
          </table:table-cell>
          <table:table-cell office:value-type="float" office:value="0.600888" calcext:value-type="float">
            <text:p>0.600888</text:p>
          </table:table-cell>
          <table:table-cell office:value-type="float" office:value="0.735279" calcext:value-type="float">
            <text:p>0.735279</text:p>
          </table:table-cell>
          <table:table-cell office:value-type="float" office:value="0.458615" calcext:value-type="float">
            <text:p>0.458615</text:p>
          </table:table-cell>
          <table:table-cell office:value-type="float" office:value="0.759591" calcext:value-type="float">
            <text:p>0.759591</text:p>
          </table:table-cell>
          <table:table-cell office:value-type="float" office:value="0.47321" calcext:value-type="float">
            <text:p>0.47321</text:p>
          </table:table-cell>
          <table:table-cell office:value-type="float" office:value="0.63396" calcext:value-type="float">
            <text:p>0.63396</text:p>
          </table:table-cell>
          <table:table-cell office:value-type="float" office:value="0.695608" calcext:value-type="float">
            <text:p>0.695608</text:p>
          </table:table-cell>
          <table:table-cell office:value-type="float" office:value="0.305848" calcext:value-type="float">
            <text:p>0.305848</text:p>
          </table:table-cell>
          <table:table-cell office:value-type="float" office:value="0.669548" calcext:value-type="float">
            <text:p>0.669548</text:p>
          </table:table-cell>
          <table:table-cell office:value-type="float" office:value="0.475108" calcext:value-type="float">
            <text:p>0.475108</text:p>
          </table:table-cell>
          <table:table-cell office:value-type="float" office:value="0.369316" calcext:value-type="float">
            <text:p>0.369316</text:p>
          </table:table-cell>
          <table:table-cell office:value-type="float" office:value="0.673025" calcext:value-type="float">
            <text:p>0.673025</text:p>
          </table:table-cell>
          <table:table-cell office:value-type="float" office:value="0.321958" calcext:value-type="float">
            <text:p>0.321958</text:p>
          </table:table-cell>
          <table:table-cell office:value-type="float" office:value="0.372532" calcext:value-type="float">
            <text:p>0.372532</text:p>
          </table:table-cell>
          <table:table-cell office:value-type="float" office:value="0.661238" calcext:value-type="float">
            <text:p>0.661238</text:p>
          </table:table-cell>
          <table:table-cell office:value-type="float" office:value="0.27759" calcext:value-type="float">
            <text:p>0.27759</text:p>
          </table:table-cell>
          <table:table-cell office:value-type="float" office:value="0.229654" calcext:value-type="float">
            <text:p>0.229654</text:p>
          </table:table-cell>
          <table:table-cell office:value-type="float" office:value="0.549138" calcext:value-type="float">
            <text:p>0.549138</text:p>
          </table:table-cell>
          <table:table-cell office:value-type="float" office:value="0.342113" calcext:value-type="float">
            <text:p>0.342113</text:p>
          </table:table-cell>
          <table:table-cell office:value-type="float" office:value="0.10146" calcext:value-type="float">
            <text:p>0.10146</text:p>
          </table:table-cell>
          <table:table-cell office:value-type="float" office:value="0.268816" calcext:value-type="float">
            <text:p>0.268816</text:p>
          </table:table-cell>
          <table:table-cell office:value-type="float" office:value="0.475161" calcext:value-type="float">
            <text:p>0.475161</text:p>
          </table:table-cell>
          <table:table-cell office:value-type="float" office:value="0.203641" calcext:value-type="float">
            <text:p>0.203641</text:p>
          </table:table-cell>
          <table:table-cell office:value-type="float" office:value="0.045853" calcext:value-type="float">
            <text:p>0.045853</text:p>
          </table:table-cell>
          <table:table-cell office:value-type="float" office:value="0.221309" calcext:value-type="float">
            <text:p>0.221309</text:p>
          </table:table-cell>
          <table:table-cell office:value-type="float" office:value="0.407632" calcext:value-type="float">
            <text:p>0.407632</text:p>
          </table:table-cell>
          <table:table-cell office:value-type="float" office:value="0.195318" calcext:value-type="float">
            <text:p>0.195318</text:p>
          </table:table-cell>
          <table:table-cell office:value-type="float" office:value="0.0202086" calcext:value-type="float">
            <text:p>0.0202086</text:p>
          </table:table-cell>
          <table:table-cell office:value-type="float" office:value="0.00628508" calcext:value-type="float">
            <text:p>0.00628508</text:p>
          </table:table-cell>
          <table:table-cell office:value-type="float" office:value="0.00287953" calcext:value-type="float">
            <text:p>0.00287953</text:p>
          </table:table-cell>
          <table:table-cell office:value-type="float" office:value="0.00282269" calcext:value-type="float">
            <text:p>0.00282269</text:p>
          </table:table-cell>
          <table:table-cell office:value-type="float" office:value="0.0277998" calcext:value-type="float">
            <text:p>0.0277998</text:p>
          </table:table-cell>
          <table:table-cell office:value-type="float" office:value="0.0403423" calcext:value-type="float">
            <text:p>0.0403423</text:p>
          </table:table-cell>
          <table:table-cell office:value-type="float" office:value="0.0129132" calcext:value-type="float">
            <text:p>0.0129132</text:p>
          </table:table-cell>
          <table:table-cell office:value-type="float" office:value="0.00190984" calcext:value-type="float">
            <text:p>0.00190984</text:p>
          </table:table-cell>
          <table:table-cell office:value-type="float" office:value="0.000107014" calcext:value-type="float">
            <text:p>0.000107014</text:p>
          </table:table-cell>
          <table:table-cell table:number-columns-repeated="9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81" office:value-type="float" office:value="0" calcext:value-type="float">
            <text:p>0</text:p>
          </table:table-cell>
          <table:table-cell office:value-type="float" office:value="0.0000032157" calcext:value-type="float">
            <text:p>3.2157E-06</text:p>
          </table:table-cell>
          <table:table-cell office:value-type="float" office:value="0.00172756" calcext:value-type="float">
            <text:p>0.00172756</text:p>
          </table:table-cell>
          <table:table-cell office:value-type="float" office:value="0.0246665" calcext:value-type="float">
            <text:p>0.0246665</text:p>
          </table:table-cell>
          <table:table-cell office:value-type="float" office:value="0.158149" calcext:value-type="float">
            <text:p>0.158149</text:p>
          </table:table-cell>
          <table:table-cell office:value-type="float" office:value="1.11431" calcext:value-type="float">
            <text:p>1.11431</text:p>
          </table:table-cell>
          <table:table-cell office:value-type="float" office:value="3.38204" calcext:value-type="float">
            <text:p>3.38204</text:p>
          </table:table-cell>
          <table:table-cell office:value-type="float" office:value="3.33477" calcext:value-type="float">
            <text:p>3.33477</text:p>
          </table:table-cell>
          <table:table-cell office:value-type="float" office:value="1.94124" calcext:value-type="float">
            <text:p>1.94124</text:p>
          </table:table-cell>
          <table:table-cell office:value-type="float" office:value="1.7387" calcext:value-type="float">
            <text:p>1.7387</text:p>
          </table:table-cell>
          <table:table-cell office:value-type="float" office:value="1.64629" calcext:value-type="float">
            <text:p>1.64629</text:p>
          </table:table-cell>
          <table:table-cell office:value-type="float" office:value="1.45042" calcext:value-type="float">
            <text:p>1.45042</text:p>
          </table:table-cell>
          <table:table-cell office:value-type="float" office:value="1.25571" calcext:value-type="float">
            <text:p>1.25571</text:p>
          </table:table-cell>
          <table:table-cell office:value-type="float" office:value="1.20748" calcext:value-type="float">
            <text:p>1.20748</text:p>
          </table:table-cell>
          <table:table-cell office:value-type="float" office:value="1.14752" calcext:value-type="float">
            <text:p>1.14752</text:p>
          </table:table-cell>
          <table:table-cell office:value-type="float" office:value="1.00614" calcext:value-type="float">
            <text:p>1.00614</text:p>
          </table:table-cell>
          <table:table-cell office:value-type="float" office:value="1.01371" calcext:value-type="float">
            <text:p>1.01371</text:p>
          </table:table-cell>
          <table:table-cell office:value-type="float" office:value="0.956635" calcext:value-type="float">
            <text:p>0.956635</text:p>
          </table:table-cell>
          <table:table-cell office:value-type="float" office:value="0.957004" calcext:value-type="float">
            <text:p>0.957004</text:p>
          </table:table-cell>
          <table:table-cell office:value-type="float" office:value="0.90541" calcext:value-type="float">
            <text:p>0.90541</text:p>
          </table:table-cell>
          <table:table-cell office:value-type="float" office:value="0.926991" calcext:value-type="float">
            <text:p>0.926991</text:p>
          </table:table-cell>
          <table:table-cell office:value-type="float" office:value="0.823748" calcext:value-type="float">
            <text:p>0.823748</text:p>
          </table:table-cell>
          <table:table-cell office:value-type="float" office:value="0.875363" calcext:value-type="float">
            <text:p>0.875363</text:p>
          </table:table-cell>
          <table:table-cell office:value-type="float" office:value="0.744886" calcext:value-type="float">
            <text:p>0.744886</text:p>
          </table:table-cell>
          <table:table-cell office:value-type="float" office:value="0.874463" calcext:value-type="float">
            <text:p>0.874463</text:p>
          </table:table-cell>
          <table:table-cell office:value-type="float" office:value="0.684134" calcext:value-type="float">
            <text:p>0.684134</text:p>
          </table:table-cell>
          <table:table-cell office:value-type="float" office:value="0.851323" calcext:value-type="float">
            <text:p>0.851323</text:p>
          </table:table-cell>
          <table:table-cell office:value-type="float" office:value="0.615385" calcext:value-type="float">
            <text:p>0.615385</text:p>
          </table:table-cell>
          <table:table-cell office:value-type="float" office:value="0.782643" calcext:value-type="float">
            <text:p>0.782643</text:p>
          </table:table-cell>
          <table:table-cell office:value-type="float" office:value="0.597225" calcext:value-type="float">
            <text:p>0.597225</text:p>
          </table:table-cell>
          <table:table-cell office:value-type="float" office:value="0.716391" calcext:value-type="float">
            <text:p>0.716391</text:p>
          </table:table-cell>
          <table:table-cell office:value-type="float" office:value="0.720909" calcext:value-type="float">
            <text:p>0.720909</text:p>
          </table:table-cell>
          <table:table-cell office:value-type="float" office:value="0.53151" calcext:value-type="float">
            <text:p>0.53151</text:p>
          </table:table-cell>
          <table:table-cell office:value-type="float" office:value="0.778991" calcext:value-type="float">
            <text:p>0.778991</text:p>
          </table:table-cell>
          <table:table-cell office:value-type="float" office:value="0.394571" calcext:value-type="float">
            <text:p>0.394571</text:p>
          </table:table-cell>
          <table:table-cell office:value-type="float" office:value="0.695128" calcext:value-type="float">
            <text:p>0.695128</text:p>
          </table:table-cell>
          <table:table-cell office:value-type="float" office:value="0.592873" calcext:value-type="float">
            <text:p>0.592873</text:p>
          </table:table-cell>
          <table:table-cell office:value-type="float" office:value="0.391141" calcext:value-type="float">
            <text:p>0.391141</text:p>
          </table:table-cell>
          <table:table-cell office:value-type="float" office:value="0.711347" calcext:value-type="float">
            <text:p>0.711347</text:p>
          </table:table-cell>
          <table:table-cell office:value-type="float" office:value="0.359053" calcext:value-type="float">
            <text:p>0.359053</text:p>
          </table:table-cell>
          <table:table-cell office:value-type="float" office:value="0.509633" calcext:value-type="float">
            <text:p>0.509633</text:p>
          </table:table-cell>
          <table:table-cell office:value-type="float" office:value="0.690359" calcext:value-type="float">
            <text:p>0.690359</text:p>
          </table:table-cell>
          <table:table-cell office:value-type="float" office:value="0.225945" calcext:value-type="float">
            <text:p>0.225945</text:p>
          </table:table-cell>
          <table:table-cell office:value-type="float" office:value="0.51155" calcext:value-type="float">
            <text:p>0.51155</text:p>
          </table:table-cell>
          <table:table-cell office:value-type="float" office:value="0.632624" calcext:value-type="float">
            <text:p>0.632624</text:p>
          </table:table-cell>
          <table:table-cell office:value-type="float" office:value="0.174962" calcext:value-type="float">
            <text:p>0.174962</text:p>
          </table:table-cell>
          <table:table-cell office:value-type="float" office:value="0.434134" calcext:value-type="float">
            <text:p>0.434134</text:p>
          </table:table-cell>
          <table:table-cell office:value-type="float" office:value="0.580891" calcext:value-type="float">
            <text:p>0.580891</text:p>
          </table:table-cell>
          <table:table-cell office:value-type="float" office:value="0.161767" calcext:value-type="float">
            <text:p>0.161767</text:p>
          </table:table-cell>
          <table:table-cell office:value-type="float" office:value="0.21091" calcext:value-type="float">
            <text:p>0.21091</text:p>
          </table:table-cell>
          <table:table-cell office:value-type="float" office:value="0.564565" calcext:value-type="float">
            <text:p>0.564565</text:p>
          </table:table-cell>
          <table:table-cell office:value-type="float" office:value="0.346284" calcext:value-type="float">
            <text:p>0.346284</text:p>
          </table:table-cell>
          <table:table-cell office:value-type="float" office:value="0.0457932" calcext:value-type="float">
            <text:p>0.0457932</text:p>
          </table:table-cell>
          <table:table-cell office:value-type="float" office:value="0.177005" calcext:value-type="float">
            <text:p>0.177005</text:p>
          </table:table-cell>
          <table:table-cell office:value-type="float" office:value="0.458808" calcext:value-type="float">
            <text:p>0.458808</text:p>
          </table:table-cell>
          <table:table-cell office:value-type="float" office:value="0.294965" calcext:value-type="float">
            <text:p>0.294965</text:p>
          </table:table-cell>
          <table:table-cell office:value-type="float" office:value="0.0475567" calcext:value-type="float">
            <text:p>0.0475567</text:p>
          </table:table-cell>
          <table:table-cell office:value-type="float" office:value="0.0473179" calcext:value-type="float">
            <text:p>0.0473179</text:p>
          </table:table-cell>
          <table:table-cell office:value-type="float" office:value="0.273571" calcext:value-type="float">
            <text:p>0.273571</text:p>
          </table:table-cell>
          <table:table-cell office:value-type="float" office:value="0.283302" calcext:value-type="float">
            <text:p>0.283302</text:p>
          </table:table-cell>
          <table:table-cell office:value-type="float" office:value="0.0392883" calcext:value-type="float">
            <text:p>0.0392883</text:p>
          </table:table-cell>
          <table:table-cell office:value-type="float" office:value="0.00564892" calcext:value-type="float">
            <text:p>0.00564892</text:p>
          </table:table-cell>
          <table:table-cell office:value-type="float" office:value="0.0125259" calcext:value-type="float">
            <text:p>0.0125259</text:p>
          </table:table-cell>
          <table:table-cell office:value-type="float" office:value="0.0126743" calcext:value-type="float">
            <text:p>0.0126743</text:p>
          </table:table-cell>
          <table:table-cell office:value-type="float" office:value="0.0048383" calcext:value-type="float">
            <text:p>0.0048383</text:p>
          </table:table-cell>
          <table:table-cell office:value-type="float" office:value="0.000303739" calcext:value-type="float">
            <text:p>0.000303739</text:p>
          </table:table-cell>
          <table:table-cell table:number-columns-repeated="9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81" office:value-type="float" office:value="0" calcext:value-type="float">
            <text:p>0</text:p>
          </table:table-cell>
          <table:table-cell office:value-type="float" office:value="0.000763398" calcext:value-type="float">
            <text:p>0.000763398</text:p>
          </table:table-cell>
          <table:table-cell office:value-type="float" office:value="0.0169339" calcext:value-type="float">
            <text:p>0.0169339</text:p>
          </table:table-cell>
          <table:table-cell office:value-type="float" office:value="0.172873" calcext:value-type="float">
            <text:p>0.172873</text:p>
          </table:table-cell>
          <table:table-cell office:value-type="float" office:value="1.3386" calcext:value-type="float">
            <text:p>1.3386</text:p>
          </table:table-cell>
          <table:table-cell office:value-type="float" office:value="3.4299" calcext:value-type="float">
            <text:p>3.4299</text:p>
          </table:table-cell>
          <table:table-cell office:value-type="float" office:value="3.40506" calcext:value-type="float">
            <text:p>3.40506</text:p>
          </table:table-cell>
          <table:table-cell office:value-type="float" office:value="2.21477" calcext:value-type="float">
            <text:p>2.21477</text:p>
          </table:table-cell>
          <table:table-cell office:value-type="float" office:value="1.75594" calcext:value-type="float">
            <text:p>1.75594</text:p>
          </table:table-cell>
          <table:table-cell office:value-type="float" office:value="1.61735" calcext:value-type="float">
            <text:p>1.61735</text:p>
          </table:table-cell>
          <table:table-cell office:value-type="float" office:value="1.41386" calcext:value-type="float">
            <text:p>1.41386</text:p>
          </table:table-cell>
          <table:table-cell office:value-type="float" office:value="1.39537" calcext:value-type="float">
            <text:p>1.39537</text:p>
          </table:table-cell>
          <table:table-cell office:value-type="float" office:value="1.2125" calcext:value-type="float">
            <text:p>1.2125</text:p>
          </table:table-cell>
          <table:table-cell office:value-type="float" office:value="1.06108" calcext:value-type="float">
            <text:p>1.06108</text:p>
          </table:table-cell>
          <table:table-cell office:value-type="float" office:value="1.09615" calcext:value-type="float">
            <text:p>1.09615</text:p>
          </table:table-cell>
          <table:table-cell office:value-type="float" office:value="1.00538" calcext:value-type="float">
            <text:p>1.00538</text:p>
          </table:table-cell>
          <table:table-cell office:value-type="float" office:value="1.01689" calcext:value-type="float">
            <text:p>1.01689</text:p>
          </table:table-cell>
          <table:table-cell office:value-type="float" office:value="0.987166" calcext:value-type="float">
            <text:p>0.987166</text:p>
          </table:table-cell>
          <table:table-cell office:value-type="float" office:value="0.968008" calcext:value-type="float">
            <text:p>0.968008</text:p>
          </table:table-cell>
          <table:table-cell office:value-type="float" office:value="0.902392" calcext:value-type="float">
            <text:p>0.902392</text:p>
          </table:table-cell>
          <table:table-cell office:value-type="float" office:value="0.908119" calcext:value-type="float">
            <text:p>0.908119</text:p>
          </table:table-cell>
          <table:table-cell office:value-type="float" office:value="0.81613" calcext:value-type="float">
            <text:p>0.81613</text:p>
          </table:table-cell>
          <table:table-cell office:value-type="float" office:value="0.888029" calcext:value-type="float">
            <text:p>0.888029</text:p>
          </table:table-cell>
          <table:table-cell office:value-type="float" office:value="0.740513" calcext:value-type="float">
            <text:p>0.740513</text:p>
          </table:table-cell>
          <table:table-cell office:value-type="float" office:value="0.879963" calcext:value-type="float">
            <text:p>0.879963</text:p>
          </table:table-cell>
          <table:table-cell office:value-type="float" office:value="0.657507" calcext:value-type="float">
            <text:p>0.657507</text:p>
          </table:table-cell>
          <table:table-cell office:value-type="float" office:value="0.829087" calcext:value-type="float">
            <text:p>0.829087</text:p>
          </table:table-cell>
          <table:table-cell office:value-type="float" office:value="0.595053" calcext:value-type="float">
            <text:p>0.595053</text:p>
          </table:table-cell>
          <table:table-cell office:value-type="float" office:value="0.80083" calcext:value-type="float">
            <text:p>0.80083</text:p>
          </table:table-cell>
          <table:table-cell office:value-type="float" office:value="0.582011" calcext:value-type="float">
            <text:p>0.582011</text:p>
          </table:table-cell>
          <table:table-cell office:value-type="float" office:value="0.769245" calcext:value-type="float">
            <text:p>0.769245</text:p>
          </table:table-cell>
          <table:table-cell office:value-type="float" office:value="0.711185" calcext:value-type="float">
            <text:p>0.711185</text:p>
          </table:table-cell>
          <table:table-cell office:value-type="float" office:value="0.555976" calcext:value-type="float">
            <text:p>0.555976</text:p>
          </table:table-cell>
          <table:table-cell office:value-type="float" office:value="0.76395" calcext:value-type="float">
            <text:p>0.76395</text:p>
          </table:table-cell>
          <table:table-cell office:value-type="float" office:value="0.395064" calcext:value-type="float">
            <text:p>0.395064</text:p>
          </table:table-cell>
          <table:table-cell office:value-type="float" office:value="0.720193" calcext:value-type="float">
            <text:p>0.720193</text:p>
          </table:table-cell>
          <table:table-cell office:value-type="float" office:value="0.540565" calcext:value-type="float">
            <text:p>0.540565</text:p>
          </table:table-cell>
          <table:table-cell office:value-type="float" office:value="0.507619" calcext:value-type="float">
            <text:p>0.507619</text:p>
          </table:table-cell>
          <table:table-cell office:value-type="float" office:value="0.737091" calcext:value-type="float">
            <text:p>0.737091</text:p>
          </table:table-cell>
          <table:table-cell office:value-type="float" office:value="0.291562" calcext:value-type="float">
            <text:p>0.291562</text:p>
          </table:table-cell>
          <table:table-cell office:value-type="float" office:value="0.623364" calcext:value-type="float">
            <text:p>0.623364</text:p>
          </table:table-cell>
          <table:table-cell office:value-type="float" office:value="0.643296" calcext:value-type="float">
            <text:p>0.643296</text:p>
          </table:table-cell>
          <table:table-cell office:value-type="float" office:value="0.179403" calcext:value-type="float">
            <text:p>0.179403</text:p>
          </table:table-cell>
          <table:table-cell office:value-type="float" office:value="0.601068" calcext:value-type="float">
            <text:p>0.601068</text:p>
          </table:table-cell>
          <table:table-cell office:value-type="float" office:value="0.55861" calcext:value-type="float">
            <text:p>0.55861</text:p>
          </table:table-cell>
          <table:table-cell office:value-type="float" office:value="0.140822" calcext:value-type="float">
            <text:p>0.140822</text:p>
          </table:table-cell>
          <table:table-cell office:value-type="float" office:value="0.560578" calcext:value-type="float">
            <text:p>0.560578</text:p>
          </table:table-cell>
          <table:table-cell office:value-type="float" office:value="0.567559" calcext:value-type="float">
            <text:p>0.567559</text:p>
          </table:table-cell>
          <table:table-cell office:value-type="float" office:value="0.116915" calcext:value-type="float">
            <text:p>0.116915</text:p>
          </table:table-cell>
          <table:table-cell office:value-type="float" office:value="0.418253" calcext:value-type="float">
            <text:p>0.418253</text:p>
          </table:table-cell>
          <table:table-cell office:value-type="float" office:value="0.611234" calcext:value-type="float">
            <text:p>0.611234</text:p>
          </table:table-cell>
          <table:table-cell office:value-type="float" office:value="0.167102" calcext:value-type="float">
            <text:p>0.167102</text:p>
          </table:table-cell>
          <table:table-cell office:value-type="float" office:value="0.110169" calcext:value-type="float">
            <text:p>0.110169</text:p>
          </table:table-cell>
          <table:table-cell office:value-type="float" office:value="0.471603" calcext:value-type="float">
            <text:p>0.471603</text:p>
          </table:table-cell>
          <table:table-cell office:value-type="float" office:value="0.403492" calcext:value-type="float">
            <text:p>0.403492</text:p>
          </table:table-cell>
          <table:table-cell office:value-type="float" office:value="0.0807969" calcext:value-type="float">
            <text:p>0.0807969</text:p>
          </table:table-cell>
          <table:table-cell office:value-type="float" office:value="0.0480639" calcext:value-type="float">
            <text:p>0.0480639</text:p>
          </table:table-cell>
          <table:table-cell office:value-type="float" office:value="0.240695" calcext:value-type="float">
            <text:p>0.240695</text:p>
          </table:table-cell>
          <table:table-cell office:value-type="float" office:value="0.389396" calcext:value-type="float">
            <text:p>0.389396</text:p>
          </table:table-cell>
          <table:table-cell office:value-type="float" office:value="0.146702" calcext:value-type="float">
            <text:p>0.146702</text:p>
          </table:table-cell>
          <table:table-cell office:value-type="float" office:value="0.00931526" calcext:value-type="float">
            <text:p>0.00931526</text:p>
          </table:table-cell>
          <table:table-cell office:value-type="float" office:value="0.011323" calcext:value-type="float">
            <text:p>0.011323</text:p>
          </table:table-cell>
          <table:table-cell office:value-type="float" office:value="0.059074" calcext:value-type="float">
            <text:p>0.059074</text:p>
          </table:table-cell>
          <table:table-cell office:value-type="float" office:value="0.109656" calcext:value-type="float">
            <text:p>0.109656</text:p>
          </table:table-cell>
          <table:table-cell office:value-type="float" office:value="0.0481078" calcext:value-type="float">
            <text:p>0.0481078</text:p>
          </table:table-cell>
          <table:table-cell office:value-type="float" office:value="0.0030565" calcext:value-type="float">
            <text:p>0.0030565</text:p>
          </table:table-cell>
          <table:table-cell office:value-type="float" office:value="0.000195606" calcext:value-type="float">
            <text:p>0.000195606</text:p>
          </table:table-cell>
          <table:table-cell office:value-type="float" office:value="0.0013801" calcext:value-type="float">
            <text:p>0.0013801</text:p>
          </table:table-cell>
          <table:table-cell office:value-type="float" office:value="0.00126359" calcext:value-type="float">
            <text:p>0.00126359</text:p>
          </table:table-cell>
          <table:table-cell office:value-type="float" office:value="0.00013414" calcext:value-type="float">
            <text:p>0.00013414</text:p>
          </table:table-cell>
          <table:table-cell table:number-columns-repeated="9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0.0000633068" calcext:value-type="float">
            <text:p>6.33068E-05</text:p>
          </table:table-cell>
          <table:table-cell office:value-type="float" office:value="0.00666438" calcext:value-type="float">
            <text:p>0.00666438</text:p>
          </table:table-cell>
          <table:table-cell office:value-type="float" office:value="0.130409" calcext:value-type="float">
            <text:p>0.130409</text:p>
          </table:table-cell>
          <table:table-cell office:value-type="float" office:value="1.27589" calcext:value-type="float">
            <text:p>1.27589</text:p>
          </table:table-cell>
          <table:table-cell office:value-type="float" office:value="3.52464" calcext:value-type="float">
            <text:p>3.52464</text:p>
          </table:table-cell>
          <table:table-cell office:value-type="float" office:value="3.31217" calcext:value-type="float">
            <text:p>3.31217</text:p>
          </table:table-cell>
          <table:table-cell office:value-type="float" office:value="2.45321" calcext:value-type="float">
            <text:p>2.45321</text:p>
          </table:table-cell>
          <table:table-cell office:value-type="float" office:value="2.01438" calcext:value-type="float">
            <text:p>2.01438</text:p>
          </table:table-cell>
          <table:table-cell office:value-type="float" office:value="1.68348" calcext:value-type="float">
            <text:p>1.68348</text:p>
          </table:table-cell>
          <table:table-cell office:value-type="float" office:value="1.48376" calcext:value-type="float">
            <text:p>1.48376</text:p>
          </table:table-cell>
          <table:table-cell office:value-type="float" office:value="1.24082" calcext:value-type="float">
            <text:p>1.24082</text:p>
          </table:table-cell>
          <table:table-cell office:value-type="float" office:value="1.2395" calcext:value-type="float">
            <text:p>1.2395</text:p>
          </table:table-cell>
          <table:table-cell office:value-type="float" office:value="1.18703" calcext:value-type="float">
            <text:p>1.18703</text:p>
          </table:table-cell>
          <table:table-cell office:value-type="float" office:value="1.04063" calcext:value-type="float">
            <text:p>1.04063</text:p>
          </table:table-cell>
          <table:table-cell office:value-type="float" office:value="1.11735" calcext:value-type="float">
            <text:p>1.11735</text:p>
          </table:table-cell>
          <table:table-cell office:value-type="float" office:value="1.04701" calcext:value-type="float">
            <text:p>1.04701</text:p>
          </table:table-cell>
          <table:table-cell office:value-type="float" office:value="1.01502" calcext:value-type="float">
            <text:p>1.01502</text:p>
          </table:table-cell>
          <table:table-cell office:value-type="float" office:value="0.962818" calcext:value-type="float">
            <text:p>0.962818</text:p>
          </table:table-cell>
          <table:table-cell office:value-type="float" office:value="0.938719" calcext:value-type="float">
            <text:p>0.938719</text:p>
          </table:table-cell>
          <table:table-cell office:value-type="float" office:value="0.856635" calcext:value-type="float">
            <text:p>0.856635</text:p>
          </table:table-cell>
          <table:table-cell office:value-type="float" office:value="0.909205" calcext:value-type="float">
            <text:p>0.909205</text:p>
          </table:table-cell>
          <table:table-cell office:value-type="float" office:value="0.798067" calcext:value-type="float">
            <text:p>0.798067</text:p>
          </table:table-cell>
          <table:table-cell office:value-type="float" office:value="0.907931" calcext:value-type="float">
            <text:p>0.907931</text:p>
          </table:table-cell>
          <table:table-cell office:value-type="float" office:value="0.730132" calcext:value-type="float">
            <text:p>0.730132</text:p>
          </table:table-cell>
          <table:table-cell office:value-type="float" office:value="0.861523" calcext:value-type="float">
            <text:p>0.861523</text:p>
          </table:table-cell>
          <table:table-cell office:value-type="float" office:value="0.650329" calcext:value-type="float">
            <text:p>0.650329</text:p>
          </table:table-cell>
          <table:table-cell office:value-type="float" office:value="0.825412" calcext:value-type="float">
            <text:p>0.825412</text:p>
          </table:table-cell>
          <table:table-cell office:value-type="float" office:value="0.605604" calcext:value-type="float">
            <text:p>0.605604</text:p>
          </table:table-cell>
          <table:table-cell office:value-type="float" office:value="0.827644" calcext:value-type="float">
            <text:p>0.827644</text:p>
          </table:table-cell>
          <table:table-cell office:value-type="float" office:value="0.60856" calcext:value-type="float">
            <text:p>0.60856</text:p>
          </table:table-cell>
          <table:table-cell office:value-type="float" office:value="0.759567" calcext:value-type="float">
            <text:p>0.759567</text:p>
          </table:table-cell>
          <table:table-cell office:value-type="float" office:value="0.719298" calcext:value-type="float">
            <text:p>0.719298</text:p>
          </table:table-cell>
          <table:table-cell office:value-type="float" office:value="0.531672" calcext:value-type="float">
            <text:p>0.531672</text:p>
          </table:table-cell>
          <table:table-cell office:value-type="float" office:value="0.751863" calcext:value-type="float">
            <text:p>0.751863</text:p>
          </table:table-cell>
          <table:table-cell office:value-type="float" office:value="0.399037" calcext:value-type="float">
            <text:p>0.399037</text:p>
          </table:table-cell>
          <table:table-cell office:value-type="float" office:value="0.742903" calcext:value-type="float">
            <text:p>0.742903</text:p>
          </table:table-cell>
          <table:table-cell office:value-type="float" office:value="0.570386" calcext:value-type="float">
            <text:p>0.570386</text:p>
          </table:table-cell>
          <table:table-cell office:value-type="float" office:value="0.506406" calcext:value-type="float">
            <text:p>0.506406</text:p>
          </table:table-cell>
          <table:table-cell office:value-type="float" office:value="0.752256" calcext:value-type="float">
            <text:p>0.752256</text:p>
          </table:table-cell>
          <table:table-cell office:value-type="float" office:value="0.300478" calcext:value-type="float">
            <text:p>0.300478</text:p>
          </table:table-cell>
          <table:table-cell office:value-type="float" office:value="0.627844" calcext:value-type="float">
            <text:p>0.627844</text:p>
          </table:table-cell>
          <table:table-cell office:value-type="float" office:value="0.632597" calcext:value-type="float">
            <text:p>0.632597</text:p>
          </table:table-cell>
          <table:table-cell office:value-type="float" office:value="0.228459" calcext:value-type="float">
            <text:p>0.228459</text:p>
          </table:table-cell>
          <table:table-cell office:value-type="float" office:value="0.664666" calcext:value-type="float">
            <text:p>0.664666</text:p>
          </table:table-cell>
          <table:table-cell office:value-type="float" office:value="0.49224" calcext:value-type="float">
            <text:p>0.49224</text:p>
          </table:table-cell>
          <table:table-cell office:value-type="float" office:value="0.193103" calcext:value-type="float">
            <text:p>0.193103</text:p>
          </table:table-cell>
          <table:table-cell office:value-type="float" office:value="0.65617" calcext:value-type="float">
            <text:p>0.65617</text:p>
          </table:table-cell>
          <table:table-cell office:value-type="float" office:value="0.496186" calcext:value-type="float">
            <text:p>0.496186</text:p>
          </table:table-cell>
          <table:table-cell office:value-type="float" office:value="0.10293" calcext:value-type="float">
            <text:p>0.10293</text:p>
          </table:table-cell>
          <table:table-cell office:value-type="float" office:value="0.516691" calcext:value-type="float">
            <text:p>0.516691</text:p>
          </table:table-cell>
          <table:table-cell office:value-type="float" office:value="0.576612" calcext:value-type="float">
            <text:p>0.576612</text:p>
          </table:table-cell>
          <table:table-cell office:value-type="float" office:value="0.105885" calcext:value-type="float">
            <text:p>0.105885</text:p>
          </table:table-cell>
          <table:table-cell office:value-type="float" office:value="0.246167" calcext:value-type="float">
            <text:p>0.246167</text:p>
          </table:table-cell>
          <table:table-cell office:value-type="float" office:value="0.564477" calcext:value-type="float">
            <text:p>0.564477</text:p>
          </table:table-cell>
          <table:table-cell office:value-type="float" office:value="0.270535" calcext:value-type="float">
            <text:p>0.270535</text:p>
          </table:table-cell>
          <table:table-cell office:value-type="float" office:value="0.0404751" calcext:value-type="float">
            <text:p>0.0404751</text:p>
          </table:table-cell>
          <table:table-cell office:value-type="float" office:value="0.19506" calcext:value-type="float">
            <text:p>0.19506</text:p>
          </table:table-cell>
          <table:table-cell office:value-type="float" office:value="0.481393" calcext:value-type="float">
            <text:p>0.481393</text:p>
          </table:table-cell>
          <table:table-cell office:value-type="float" office:value="0.278266" calcext:value-type="float">
            <text:p>0.278266</text:p>
          </table:table-cell>
          <table:table-cell office:value-type="float" office:value="0.0259386" calcext:value-type="float">
            <text:p>0.0259386</text:p>
          </table:table-cell>
          <table:table-cell office:value-type="float" office:value="0.0159948" calcext:value-type="float">
            <text:p>0.0159948</text:p>
          </table:table-cell>
          <table:table-cell office:value-type="float" office:value="0.153971" calcext:value-type="float">
            <text:p>0.153971</text:p>
          </table:table-cell>
          <table:table-cell office:value-type="float" office:value="0.279034" calcext:value-type="float">
            <text:p>0.279034</text:p>
          </table:table-cell>
          <table:table-cell office:value-type="float" office:value="0.152935" calcext:value-type="float">
            <text:p>0.152935</text:p>
          </table:table-cell>
          <table:table-cell office:value-type="float" office:value="0.0381252" calcext:value-type="float">
            <text:p>0.0381252</text:p>
          </table:table-cell>
          <table:table-cell office:value-type="float" office:value="0.00435147" calcext:value-type="float">
            <text:p>0.00435147</text:p>
          </table:table-cell>
          <table:table-cell office:value-type="float" office:value="0.00519645" calcext:value-type="float">
            <text:p>0.00519645</text:p>
          </table:table-cell>
          <table:table-cell office:value-type="float" office:value="0.00557711" calcext:value-type="float">
            <text:p>0.00557711</text:p>
          </table:table-cell>
          <table:table-cell office:value-type="float" office:value="0.00335478" calcext:value-type="float">
            <text:p>0.00335478</text:p>
          </table:table-cell>
          <table:table-cell office:value-type="float" office:value="0.000342774" calcext:value-type="float">
            <text:p>0.000342774</text:p>
          </table:table-cell>
          <table:table-cell table:number-columns-repeated="9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0.00139542" calcext:value-type="float">
            <text:p>0.00139542</text:p>
          </table:table-cell>
          <table:table-cell office:value-type="float" office:value="0.0490818" calcext:value-type="float">
            <text:p>0.0490818</text:p>
          </table:table-cell>
          <table:table-cell office:value-type="float" office:value="0.729869" calcext:value-type="float">
            <text:p>0.729869</text:p>
          </table:table-cell>
          <table:table-cell office:value-type="float" office:value="3.30895" calcext:value-type="float">
            <text:p>3.30895</text:p>
          </table:table-cell>
          <table:table-cell office:value-type="float" office:value="3.98394" calcext:value-type="float">
            <text:p>3.98394</text:p>
          </table:table-cell>
          <table:table-cell office:value-type="float" office:value="2.40642" calcext:value-type="float">
            <text:p>2.40642</text:p>
          </table:table-cell>
          <table:table-cell office:value-type="float" office:value="2.10883" calcext:value-type="float">
            <text:p>2.10883</text:p>
          </table:table-cell>
          <table:table-cell office:value-type="float" office:value="1.8598" calcext:value-type="float">
            <text:p>1.8598</text:p>
          </table:table-cell>
          <table:table-cell office:value-type="float" office:value="1.54205" calcext:value-type="float">
            <text:p>1.54205</text:p>
          </table:table-cell>
          <table:table-cell office:value-type="float" office:value="1.37231" calcext:value-type="float">
            <text:p>1.37231</text:p>
          </table:table-cell>
          <table:table-cell office:value-type="float" office:value="1.16908" calcext:value-type="float">
            <text:p>1.16908</text:p>
          </table:table-cell>
          <table:table-cell office:value-type="float" office:value="1.21791" calcext:value-type="float">
            <text:p>1.21791</text:p>
          </table:table-cell>
          <table:table-cell office:value-type="float" office:value="1.19474" calcext:value-type="float">
            <text:p>1.19474</text:p>
          </table:table-cell>
          <table:table-cell office:value-type="float" office:value="1.0514" calcext:value-type="float">
            <text:p>1.0514</text:p>
          </table:table-cell>
          <table:table-cell office:value-type="float" office:value="1.10782" calcext:value-type="float">
            <text:p>1.10782</text:p>
          </table:table-cell>
          <table:table-cell office:value-type="float" office:value="1.02612" calcext:value-type="float">
            <text:p>1.02612</text:p>
          </table:table-cell>
          <table:table-cell office:value-type="float" office:value="0.968591" calcext:value-type="float">
            <text:p>0.968591</text:p>
          </table:table-cell>
          <table:table-cell office:value-type="float" office:value="0.92355" calcext:value-type="float">
            <text:p>0.92355</text:p>
          </table:table-cell>
          <table:table-cell office:value-type="float" office:value="0.92615" calcext:value-type="float">
            <text:p>0.92615</text:p>
          </table:table-cell>
          <table:table-cell office:value-type="float" office:value="0.86241" calcext:value-type="float">
            <text:p>0.86241</text:p>
          </table:table-cell>
          <table:table-cell office:value-type="float" office:value="0.938779" calcext:value-type="float">
            <text:p>0.938779</text:p>
          </table:table-cell>
          <table:table-cell office:value-type="float" office:value="0.810451" calcext:value-type="float">
            <text:p>0.810451</text:p>
          </table:table-cell>
          <table:table-cell office:value-type="float" office:value="0.901813" calcext:value-type="float">
            <text:p>0.901813</text:p>
          </table:table-cell>
          <table:table-cell office:value-type="float" office:value="0.724976" calcext:value-type="float">
            <text:p>0.724976</text:p>
          </table:table-cell>
          <table:table-cell office:value-type="float" office:value="0.848011" calcext:value-type="float">
            <text:p>0.848011</text:p>
          </table:table-cell>
          <table:table-cell office:value-type="float" office:value="0.6595" calcext:value-type="float">
            <text:p>0.6595</text:p>
          </table:table-cell>
          <table:table-cell office:value-type="float" office:value="0.849745" calcext:value-type="float">
            <text:p>0.849745</text:p>
          </table:table-cell>
          <table:table-cell office:value-type="float" office:value="0.627267" calcext:value-type="float">
            <text:p>0.627267</text:p>
          </table:table-cell>
          <table:table-cell office:value-type="float" office:value="0.827806" calcext:value-type="float">
            <text:p>0.827806</text:p>
          </table:table-cell>
          <table:table-cell office:value-type="float" office:value="0.636178" calcext:value-type="float">
            <text:p>0.636178</text:p>
          </table:table-cell>
          <table:table-cell office:value-type="float" office:value="0.728786" calcext:value-type="float">
            <text:p>0.728786</text:p>
          </table:table-cell>
          <table:table-cell office:value-type="float" office:value="0.720235" calcext:value-type="float">
            <text:p>0.720235</text:p>
          </table:table-cell>
          <table:table-cell office:value-type="float" office:value="0.524502" calcext:value-type="float">
            <text:p>0.524502</text:p>
          </table:table-cell>
          <table:table-cell office:value-type="float" office:value="0.769779" calcext:value-type="float">
            <text:p>0.769779</text:p>
          </table:table-cell>
          <table:table-cell office:value-type="float" office:value="0.413511" calcext:value-type="float">
            <text:p>0.413511</text:p>
          </table:table-cell>
          <table:table-cell office:value-type="float" office:value="0.758001" calcext:value-type="float">
            <text:p>0.758001</text:p>
          </table:table-cell>
          <table:table-cell office:value-type="float" office:value="0.605904" calcext:value-type="float">
            <text:p>0.605904</text:p>
          </table:table-cell>
          <table:table-cell office:value-type="float" office:value="0.486168" calcext:value-type="float">
            <text:p>0.486168</text:p>
          </table:table-cell>
          <table:table-cell office:value-type="float" office:value="0.738962" calcext:value-type="float">
            <text:p>0.738962</text:p>
          </table:table-cell>
          <table:table-cell office:value-type="float" office:value="0.30707" calcext:value-type="float">
            <text:p>0.30707</text:p>
          </table:table-cell>
          <table:table-cell office:value-type="float" office:value="0.617193" calcext:value-type="float">
            <text:p>0.617193</text:p>
          </table:table-cell>
          <table:table-cell office:value-type="float" office:value="0.642755" calcext:value-type="float">
            <text:p>0.642755</text:p>
          </table:table-cell>
          <table:table-cell office:value-type="float" office:value="0.219518" calcext:value-type="float">
            <text:p>0.219518</text:p>
          </table:table-cell>
          <table:table-cell office:value-type="float" office:value="0.682851" calcext:value-type="float">
            <text:p>0.682851</text:p>
          </table:table-cell>
          <table:table-cell office:value-type="float" office:value="0.54521" calcext:value-type="float">
            <text:p>0.54521</text:p>
          </table:table-cell>
          <table:table-cell office:value-type="float" office:value="0.216457" calcext:value-type="float">
            <text:p>0.216457</text:p>
          </table:table-cell>
          <table:table-cell office:value-type="float" office:value="0.668733" calcext:value-type="float">
            <text:p>0.668733</text:p>
          </table:table-cell>
          <table:table-cell office:value-type="float" office:value="0.474048" calcext:value-type="float">
            <text:p>0.474048</text:p>
          </table:table-cell>
          <table:table-cell office:value-type="float" office:value="0.13204" calcext:value-type="float">
            <text:p>0.13204</text:p>
          </table:table-cell>
          <table:table-cell office:value-type="float" office:value="0.576444" calcext:value-type="float">
            <text:p>0.576444</text:p>
          </table:table-cell>
          <table:table-cell office:value-type="float" office:value="0.520516" calcext:value-type="float">
            <text:p>0.520516</text:p>
          </table:table-cell>
          <table:table-cell office:value-type="float" office:value="0.0836721" calcext:value-type="float">
            <text:p>0.0836721</text:p>
          </table:table-cell>
          <table:table-cell office:value-type="float" office:value="0.330102" calcext:value-type="float">
            <text:p>0.330102</text:p>
          </table:table-cell>
          <table:table-cell office:value-type="float" office:value="0.607037" calcext:value-type="float">
            <text:p>0.607037</text:p>
          </table:table-cell>
          <table:table-cell office:value-type="float" office:value="0.220112" calcext:value-type="float">
            <text:p>0.220112</text:p>
          </table:table-cell>
          <table:table-cell office:value-type="float" office:value="0.0561673" calcext:value-type="float">
            <text:p>0.0561673</text:p>
          </table:table-cell>
          <table:table-cell office:value-type="float" office:value="0.428988" calcext:value-type="float">
            <text:p>0.428988</text:p>
          </table:table-cell>
          <table:table-cell office:value-type="float" office:value="0.516922" calcext:value-type="float">
            <text:p>0.516922</text:p>
          </table:table-cell>
          <table:table-cell office:value-type="float" office:value="0.101786" calcext:value-type="float">
            <text:p>0.101786</text:p>
          </table:table-cell>
          <table:table-cell office:value-type="float" office:value="0.00650496" calcext:value-type="float">
            <text:p>0.00650496</text:p>
          </table:table-cell>
          <table:table-cell office:value-type="float" office:value="0.080867" calcext:value-type="float">
            <text:p>0.080867</text:p>
          </table:table-cell>
          <table:table-cell office:value-type="float" office:value="0.356347" calcext:value-type="float">
            <text:p>0.356347</text:p>
          </table:table-cell>
          <table:table-cell office:value-type="float" office:value="0.294257" calcext:value-type="float">
            <text:p>0.294257</text:p>
          </table:table-cell>
          <table:table-cell office:value-type="float" office:value="0.0453609" calcext:value-type="float">
            <text:p>0.0453609</text:p>
          </table:table-cell>
          <table:table-cell office:value-type="float" office:value="0.00544852" calcext:value-type="float">
            <text:p>0.00544852</text:p>
          </table:table-cell>
          <table:table-cell office:value-type="float" office:value="0.00942012" calcext:value-type="float">
            <text:p>0.00942012</text:p>
          </table:table-cell>
          <table:table-cell office:value-type="float" office:value="0.020048" calcext:value-type="float">
            <text:p>0.020048</text:p>
          </table:table-cell>
          <table:table-cell office:value-type="float" office:value="0.028281" calcext:value-type="float">
            <text:p>0.028281</text:p>
          </table:table-cell>
          <table:table-cell office:value-type="float" office:value="0.0203933" calcext:value-type="float">
            <text:p>0.0203933</text:p>
          </table:table-cell>
          <table:table-cell office:value-type="float" office:value="0.00212684" calcext:value-type="float">
            <text:p>0.00212684</text:p>
          </table:table-cell>
          <table:table-cell table:number-columns-repeated="9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79" office:value-type="float" office:value="0" calcext:value-type="float">
            <text:p>0</text:p>
          </table:table-cell>
          <table:table-cell office:value-type="float" office:value="0.00000371637" calcext:value-type="float">
            <text:p>3.71637E-06</text:p>
          </table:table-cell>
          <table:table-cell office:value-type="float" office:value="0.00791433" calcext:value-type="float">
            <text:p>0.00791433</text:p>
          </table:table-cell>
          <table:table-cell office:value-type="float" office:value="0.309848" calcext:value-type="float">
            <text:p>0.309848</text:p>
          </table:table-cell>
          <table:table-cell office:value-type="float" office:value="2.39827" calcext:value-type="float">
            <text:p>2.39827</text:p>
          </table:table-cell>
          <table:table-cell office:value-type="float" office:value="4.07621" calcext:value-type="float">
            <text:p>4.07621</text:p>
          </table:table-cell>
          <table:table-cell office:value-type="float" office:value="3.20285" calcext:value-type="float">
            <text:p>3.20285</text:p>
          </table:table-cell>
          <table:table-cell office:value-type="float" office:value="2.39597" calcext:value-type="float">
            <text:p>2.39597</text:p>
          </table:table-cell>
          <table:table-cell office:value-type="float" office:value="1.78383" calcext:value-type="float">
            <text:p>1.78383</text:p>
          </table:table-cell>
          <table:table-cell office:value-type="float" office:value="1.49487" calcext:value-type="float">
            <text:p>1.49487</text:p>
          </table:table-cell>
          <table:table-cell office:value-type="float" office:value="1.45765" calcext:value-type="float">
            <text:p>1.45765</text:p>
          </table:table-cell>
          <table:table-cell office:value-type="float" office:value="1.34537" calcext:value-type="float">
            <text:p>1.34537</text:p>
          </table:table-cell>
          <table:table-cell office:value-type="float" office:value="1.15326" calcext:value-type="float">
            <text:p>1.15326</text:p>
          </table:table-cell>
          <table:table-cell office:value-type="float" office:value="1.22267" calcext:value-type="float">
            <text:p>1.22267</text:p>
          </table:table-cell>
          <table:table-cell office:value-type="float" office:value="1.17471" calcext:value-type="float">
            <text:p>1.17471</text:p>
          </table:table-cell>
          <table:table-cell office:value-type="float" office:value="1.06237" calcext:value-type="float">
            <text:p>1.06237</text:p>
          </table:table-cell>
          <table:table-cell office:value-type="float" office:value="1.05505" calcext:value-type="float">
            <text:p>1.05505</text:p>
          </table:table-cell>
          <table:table-cell office:value-type="float" office:value="0.988661" calcext:value-type="float">
            <text:p>0.988661</text:p>
          </table:table-cell>
          <table:table-cell office:value-type="float" office:value="0.961006" calcext:value-type="float">
            <text:p>0.961006</text:p>
          </table:table-cell>
          <table:table-cell office:value-type="float" office:value="0.929309" calcext:value-type="float">
            <text:p>0.929309</text:p>
          </table:table-cell>
          <table:table-cell office:value-type="float" office:value="0.941795" calcext:value-type="float">
            <text:p>0.941795</text:p>
          </table:table-cell>
          <table:table-cell office:value-type="float" office:value="0.885888" calcext:value-type="float">
            <text:p>0.885888</text:p>
          </table:table-cell>
          <table:table-cell office:value-type="float" office:value="0.934526" calcext:value-type="float">
            <text:p>0.934526</text:p>
          </table:table-cell>
          <table:table-cell office:value-type="float" office:value="0.794485" calcext:value-type="float">
            <text:p>0.794485</text:p>
          </table:table-cell>
          <table:table-cell office:value-type="float" office:value="0.873066" calcext:value-type="float">
            <text:p>0.873066</text:p>
          </table:table-cell>
          <table:table-cell office:value-type="float" office:value="0.714698" calcext:value-type="float">
            <text:p>0.714698</text:p>
          </table:table-cell>
          <table:table-cell office:value-type="float" office:value="0.859416" calcext:value-type="float">
            <text:p>0.859416</text:p>
          </table:table-cell>
          <table:table-cell office:value-type="float" office:value="0.679995" calcext:value-type="float">
            <text:p>0.679995</text:p>
          </table:table-cell>
          <table:table-cell office:value-type="float" office:value="0.855053" calcext:value-type="float">
            <text:p>0.855053</text:p>
          </table:table-cell>
          <table:table-cell office:value-type="float" office:value="0.662559" calcext:value-type="float">
            <text:p>0.662559</text:p>
          </table:table-cell>
          <table:table-cell office:value-type="float" office:value="0.777964" calcext:value-type="float">
            <text:p>0.777964</text:p>
          </table:table-cell>
          <table:table-cell office:value-type="float" office:value="0.699213" calcext:value-type="float">
            <text:p>0.699213</text:p>
          </table:table-cell>
          <table:table-cell office:value-type="float" office:value="0.645804" calcext:value-type="float">
            <text:p>0.645804</text:p>
          </table:table-cell>
          <table:table-cell office:value-type="float" office:value="0.758684" calcext:value-type="float">
            <text:p>0.758684</text:p>
          </table:table-cell>
          <table:table-cell office:value-type="float" office:value="0.504017" calcext:value-type="float">
            <text:p>0.504017</text:p>
          </table:table-cell>
          <table:table-cell office:value-type="float" office:value="0.804445" calcext:value-type="float">
            <text:p>0.804445</text:p>
          </table:table-cell>
          <table:table-cell office:value-type="float" office:value="0.468221" calcext:value-type="float">
            <text:p>0.468221</text:p>
          </table:table-cell>
          <table:table-cell office:value-type="float" office:value="0.720202" calcext:value-type="float">
            <text:p>0.720202</text:p>
          </table:table-cell>
          <table:table-cell office:value-type="float" office:value="0.666426" calcext:value-type="float">
            <text:p>0.666426</text:p>
          </table:table-cell>
          <table:table-cell office:value-type="float" office:value="0.416085" calcext:value-type="float">
            <text:p>0.416085</text:p>
          </table:table-cell>
          <table:table-cell office:value-type="float" office:value="0.734961" calcext:value-type="float">
            <text:p>0.734961</text:p>
          </table:table-cell>
          <table:table-cell office:value-type="float" office:value="0.375109" calcext:value-type="float">
            <text:p>0.375109</text:p>
          </table:table-cell>
          <table:table-cell office:value-type="float" office:value="0.604078" calcext:value-type="float">
            <text:p>0.604078</text:p>
          </table:table-cell>
          <table:table-cell office:value-type="float" office:value="0.687327" calcext:value-type="float">
            <text:p>0.687327</text:p>
          </table:table-cell>
          <table:table-cell office:value-type="float" office:value="0.229326" calcext:value-type="float">
            <text:p>0.229326</text:p>
          </table:table-cell>
          <table:table-cell office:value-type="float" office:value="0.673553" calcext:value-type="float">
            <text:p>0.673553</text:p>
          </table:table-cell>
          <table:table-cell office:value-type="float" office:value="0.585649" calcext:value-type="float">
            <text:p>0.585649</text:p>
          </table:table-cell>
          <table:table-cell office:value-type="float" office:value="0.181913" calcext:value-type="float">
            <text:p>0.181913</text:p>
          </table:table-cell>
          <table:table-cell office:value-type="float" office:value="0.633728" calcext:value-type="float">
            <text:p>0.633728</text:p>
          </table:table-cell>
          <table:table-cell office:value-type="float" office:value="0.516702" calcext:value-type="float">
            <text:p>0.516702</text:p>
          </table:table-cell>
          <table:table-cell office:value-type="float" office:value="0.144768" calcext:value-type="float">
            <text:p>0.144768</text:p>
          </table:table-cell>
          <table:table-cell office:value-type="float" office:value="0.599207" calcext:value-type="float">
            <text:p>0.599207</text:p>
          </table:table-cell>
          <table:table-cell office:value-type="float" office:value="0.540649" calcext:value-type="float">
            <text:p>0.540649</text:p>
          </table:table-cell>
          <table:table-cell office:value-type="float" office:value="0.0955354" calcext:value-type="float">
            <text:p>0.0955354</text:p>
          </table:table-cell>
          <table:table-cell office:value-type="float" office:value="0.411716" calcext:value-type="float">
            <text:p>0.411716</text:p>
          </table:table-cell>
          <table:table-cell office:value-type="float" office:value="0.627997" calcext:value-type="float">
            <text:p>0.627997</text:p>
          </table:table-cell>
          <table:table-cell office:value-type="float" office:value="0.173868" calcext:value-type="float">
            <text:p>0.173868</text:p>
          </table:table-cell>
          <table:table-cell office:value-type="float" office:value="0.0625255" calcext:value-type="float">
            <text:p>0.0625255</text:p>
          </table:table-cell>
          <table:table-cell office:value-type="float" office:value="0.490495" calcext:value-type="float">
            <text:p>0.490495</text:p>
          </table:table-cell>
          <table:table-cell office:value-type="float" office:value="0.496796" calcext:value-type="float">
            <text:p>0.496796</text:p>
          </table:table-cell>
          <table:table-cell office:value-type="float" office:value="0.062342" calcext:value-type="float">
            <text:p>0.062342</text:p>
          </table:table-cell>
          <table:table-cell office:value-type="float" office:value="0.0298244" calcext:value-type="float">
            <text:p>0.0298244</text:p>
          </table:table-cell>
          <table:table-cell office:value-type="float" office:value="0.298621" calcext:value-type="float">
            <text:p>0.298621</text:p>
          </table:table-cell>
          <table:table-cell office:value-type="float" office:value="0.442156" calcext:value-type="float">
            <text:p>0.442156</text:p>
          </table:table-cell>
          <table:table-cell office:value-type="float" office:value="0.129965" calcext:value-type="float">
            <text:p>0.129965</text:p>
          </table:table-cell>
          <table:table-cell office:value-type="float" office:value="0.0100942" calcext:value-type="float">
            <text:p>0.0100942</text:p>
          </table:table-cell>
          <table:table-cell office:value-type="float" office:value="0.006407" calcext:value-type="float">
            <text:p>0.006407</text:p>
          </table:table-cell>
          <table:table-cell office:value-type="float" office:value="0.0663316" calcext:value-type="float">
            <text:p>0.0663316</text:p>
          </table:table-cell>
          <table:table-cell office:value-type="float" office:value="0.147357" calcext:value-type="float">
            <text:p>0.147357</text:p>
          </table:table-cell>
          <table:table-cell office:value-type="float" office:value="0.146071" calcext:value-type="float">
            <text:p>0.146071</text:p>
          </table:table-cell>
          <table:table-cell office:value-type="float" office:value="0.0864043" calcext:value-type="float">
            <text:p>0.0864043</text:p>
          </table:table-cell>
          <table:table-cell office:value-type="float" office:value="0.00882415" calcext:value-type="float">
            <text:p>0.00882415</text:p>
          </table:table-cell>
          <table:table-cell table:number-columns-repeated="9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79" office:value-type="float" office:value="0" calcext:value-type="float">
            <text:p>0</text:p>
          </table:table-cell>
          <table:table-cell office:value-type="float" office:value="0.000307748" calcext:value-type="float">
            <text:p>0.000307748</text:p>
          </table:table-cell>
          <table:table-cell office:value-type="float" office:value="0.0753176" calcext:value-type="float">
            <text:p>0.0753176</text:p>
          </table:table-cell>
          <table:table-cell office:value-type="float" office:value="1.28307" calcext:value-type="float">
            <text:p>1.28307</text:p>
          </table:table-cell>
          <table:table-cell office:value-type="float" office:value="4.05343" calcext:value-type="float">
            <text:p>4.05343</text:p>
          </table:table-cell>
          <table:table-cell office:value-type="float" office:value="3.7925" calcext:value-type="float">
            <text:p>3.7925</text:p>
          </table:table-cell>
          <table:table-cell office:value-type="float" office:value="2.44905" calcext:value-type="float">
            <text:p>2.44905</text:p>
          </table:table-cell>
          <table:table-cell office:value-type="float" office:value="2.15935" calcext:value-type="float">
            <text:p>2.15935</text:p>
          </table:table-cell>
          <table:table-cell office:value-type="float" office:value="1.71187" calcext:value-type="float">
            <text:p>1.71187</text:p>
          </table:table-cell>
          <table:table-cell office:value-type="float" office:value="1.4491" calcext:value-type="float">
            <text:p>1.4491</text:p>
          </table:table-cell>
          <table:table-cell office:value-type="float" office:value="1.45125" calcext:value-type="float">
            <text:p>1.45125</text:p>
          </table:table-cell>
          <table:table-cell office:value-type="float" office:value="1.32014" calcext:value-type="float">
            <text:p>1.32014</text:p>
          </table:table-cell>
          <table:table-cell office:value-type="float" office:value="1.13803" calcext:value-type="float">
            <text:p>1.13803</text:p>
          </table:table-cell>
          <table:table-cell office:value-type="float" office:value="1.20333" calcext:value-type="float">
            <text:p>1.20333</text:p>
          </table:table-cell>
          <table:table-cell office:value-type="float" office:value="1.12753" calcext:value-type="float">
            <text:p>1.12753</text:p>
          </table:table-cell>
          <table:table-cell office:value-type="float" office:value="1.05418" calcext:value-type="float">
            <text:p>1.05418</text:p>
          </table:table-cell>
          <table:table-cell office:value-type="float" office:value="1.05667" calcext:value-type="float">
            <text:p>1.05667</text:p>
          </table:table-cell>
          <table:table-cell office:value-type="float" office:value="0.971548" calcext:value-type="float">
            <text:p>0.971548</text:p>
          </table:table-cell>
          <table:table-cell office:value-type="float" office:value="0.979986" calcext:value-type="float">
            <text:p>0.979986</text:p>
          </table:table-cell>
          <table:table-cell office:value-type="float" office:value="0.943345" calcext:value-type="float">
            <text:p>0.943345</text:p>
          </table:table-cell>
          <table:table-cell office:value-type="float" office:value="0.941539" calcext:value-type="float">
            <text:p>0.941539</text:p>
          </table:table-cell>
          <table:table-cell office:value-type="float" office:value="0.885207" calcext:value-type="float">
            <text:p>0.885207</text:p>
          </table:table-cell>
          <table:table-cell office:value-type="float" office:value="0.877913" calcext:value-type="float">
            <text:p>0.877913</text:p>
          </table:table-cell>
          <table:table-cell office:value-type="float" office:value="0.793535" calcext:value-type="float">
            <text:p>0.793535</text:p>
          </table:table-cell>
          <table:table-cell office:value-type="float" office:value="0.856129" calcext:value-type="float">
            <text:p>0.856129</text:p>
          </table:table-cell>
          <table:table-cell office:value-type="float" office:value="0.753227" calcext:value-type="float">
            <text:p>0.753227</text:p>
          </table:table-cell>
          <table:table-cell office:value-type="float" office:value="0.866209" calcext:value-type="float">
            <text:p>0.866209</text:p>
          </table:table-cell>
          <table:table-cell office:value-type="float" office:value="0.737642" calcext:value-type="float">
            <text:p>0.737642</text:p>
          </table:table-cell>
          <table:table-cell office:value-type="float" office:value="0.811536" calcext:value-type="float">
            <text:p>0.811536</text:p>
          </table:table-cell>
          <table:table-cell office:value-type="float" office:value="0.728074" calcext:value-type="float">
            <text:p>0.728074</text:p>
          </table:table-cell>
          <table:table-cell office:value-type="float" office:value="0.703408" calcext:value-type="float">
            <text:p>0.703408</text:p>
          </table:table-cell>
          <table:table-cell office:value-type="float" office:value="0.755163" calcext:value-type="float">
            <text:p>0.755163</text:p>
          </table:table-cell>
          <table:table-cell office:value-type="float" office:value="0.585642" calcext:value-type="float">
            <text:p>0.585642</text:p>
          </table:table-cell>
          <table:table-cell office:value-type="float" office:value="0.808498" calcext:value-type="float">
            <text:p>0.808498</text:p>
          </table:table-cell>
          <table:table-cell office:value-type="float" office:value="0.502117" calcext:value-type="float">
            <text:p>0.502117</text:p>
          </table:table-cell>
          <table:table-cell office:value-type="float" office:value="0.79418" calcext:value-type="float">
            <text:p>0.79418</text:p>
          </table:table-cell>
          <table:table-cell office:value-type="float" office:value="0.557603" calcext:value-type="float">
            <text:p>0.557603</text:p>
          </table:table-cell>
          <table:table-cell office:value-type="float" office:value="0.623972" calcext:value-type="float">
            <text:p>0.623972</text:p>
          </table:table-cell>
          <table:table-cell office:value-type="float" office:value="0.706033" calcext:value-type="float">
            <text:p>0.706033</text:p>
          </table:table-cell>
          <table:table-cell office:value-type="float" office:value="0.362444" calcext:value-type="float">
            <text:p>0.362444</text:p>
          </table:table-cell>
          <table:table-cell office:value-type="float" office:value="0.742082" calcext:value-type="float">
            <text:p>0.742082</text:p>
          </table:table-cell>
          <table:table-cell office:value-type="float" office:value="0.497765" calcext:value-type="float">
            <text:p>0.497765</text:p>
          </table:table-cell>
          <table:table-cell office:value-type="float" office:value="0.512282" calcext:value-type="float">
            <text:p>0.512282</text:p>
          </table:table-cell>
          <table:table-cell office:value-type="float" office:value="0.742371" calcext:value-type="float">
            <text:p>0.742371</text:p>
          </table:table-cell>
          <table:table-cell office:value-type="float" office:value="0.288323" calcext:value-type="float">
            <text:p>0.288323</text:p>
          </table:table-cell>
          <table:table-cell office:value-type="float" office:value="0.602662" calcext:value-type="float">
            <text:p>0.602662</text:p>
          </table:table-cell>
          <table:table-cell office:value-type="float" office:value="0.635728" calcext:value-type="float">
            <text:p>0.635728</text:p>
          </table:table-cell>
          <table:table-cell office:value-type="float" office:value="0.181741" calcext:value-type="float">
            <text:p>0.181741</text:p>
          </table:table-cell>
          <table:table-cell office:value-type="float" office:value="0.610157" calcext:value-type="float">
            <text:p>0.610157</text:p>
          </table:table-cell>
          <table:table-cell office:value-type="float" office:value="0.575406" calcext:value-type="float">
            <text:p>0.575406</text:p>
          </table:table-cell>
          <table:table-cell office:value-type="float" office:value="0.13406" calcext:value-type="float">
            <text:p>0.13406</text:p>
          </table:table-cell>
          <table:table-cell office:value-type="float" office:value="0.575798" calcext:value-type="float">
            <text:p>0.575798</text:p>
          </table:table-cell>
          <table:table-cell office:value-type="float" office:value="0.618067" calcext:value-type="float">
            <text:p>0.618067</text:p>
          </table:table-cell>
          <table:table-cell office:value-type="float" office:value="0.121487" calcext:value-type="float">
            <text:p>0.121487</text:p>
          </table:table-cell>
          <table:table-cell office:value-type="float" office:value="0.401778" calcext:value-type="float">
            <text:p>0.401778</text:p>
          </table:table-cell>
          <table:table-cell office:value-type="float" office:value="0.630545" calcext:value-type="float">
            <text:p>0.630545</text:p>
          </table:table-cell>
          <table:table-cell office:value-type="float" office:value="0.183195" calcext:value-type="float">
            <text:p>0.183195</text:p>
          </table:table-cell>
          <table:table-cell office:value-type="float" office:value="0.068515" calcext:value-type="float">
            <text:p>0.068515</text:p>
          </table:table-cell>
          <table:table-cell office:value-type="float" office:value="0.507216" calcext:value-type="float">
            <text:p>0.507216</text:p>
          </table:table-cell>
          <table:table-cell office:value-type="float" office:value="0.496767" calcext:value-type="float">
            <text:p>0.496767</text:p>
          </table:table-cell>
          <table:table-cell office:value-type="float" office:value="0.0572842" calcext:value-type="float">
            <text:p>0.0572842</text:p>
          </table:table-cell>
          <table:table-cell office:value-type="float" office:value="0.07506" calcext:value-type="float">
            <text:p>0.07506</text:p>
          </table:table-cell>
          <table:table-cell office:value-type="float" office:value="0.482834" calcext:value-type="float">
            <text:p>0.482834</text:p>
          </table:table-cell>
          <table:table-cell office:value-type="float" office:value="0.430028" calcext:value-type="float">
            <text:p>0.430028</text:p>
          </table:table-cell>
          <table:table-cell office:value-type="float" office:value="0.0484688" calcext:value-type="float">
            <text:p>0.0484688</text:p>
          </table:table-cell>
          <table:table-cell office:value-type="float" office:value="0.000984881" calcext:value-type="float">
            <text:p>0.000984881</text:p>
          </table:table-cell>
          <table:table-cell office:value-type="float" office:value="0.023468" calcext:value-type="float">
            <text:p>0.023468</text:p>
          </table:table-cell>
          <table:table-cell office:value-type="float" office:value="0.237292" calcext:value-type="float">
            <text:p>0.237292</text:p>
          </table:table-cell>
          <table:table-cell office:value-type="float" office:value="0.331926" calcext:value-type="float">
            <text:p>0.331926</text:p>
          </table:table-cell>
          <table:table-cell office:value-type="float" office:value="0.0923413" calcext:value-type="float">
            <text:p>0.0923413</text:p>
          </table:table-cell>
          <table:table-cell office:value-type="float" office:value="0.00847891" calcext:value-type="float">
            <text:p>0.00847891</text:p>
          </table:table-cell>
          <table:table-cell office:value-type="float" office:value="0.000596805" calcext:value-type="float">
            <text:p>0.000596805</text:p>
          </table:table-cell>
          <table:table-cell office:value-type="float" office:value="0.00120846" calcext:value-type="float">
            <text:p>0.00120846</text:p>
          </table:table-cell>
          <table:table-cell office:value-type="float" office:value="0.0035591" calcext:value-type="float">
            <text:p>0.0035591</text:p>
          </table:table-cell>
          <table:table-cell office:value-type="float" office:value="0.00200536" calcext:value-type="float">
            <text:p>0.00200536</text:p>
          </table:table-cell>
          <table:table-cell office:value-type="float" office:value="0.000154943" calcext:value-type="float">
            <text:p>0.000154943</text:p>
          </table:table-cell>
          <table:table-cell table:number-columns-repeated="86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79" office:value-type="float" office:value="0" calcext:value-type="float">
            <text:p>0</text:p>
          </table:table-cell>
          <table:table-cell office:value-type="float" office:value="0.00188023" calcext:value-type="float">
            <text:p>0.00188023</text:p>
          </table:table-cell>
          <table:table-cell office:value-type="float" office:value="0.276006" calcext:value-type="float">
            <text:p>0.276006</text:p>
          </table:table-cell>
          <table:table-cell office:value-type="float" office:value="2.57326" calcext:value-type="float">
            <text:p>2.57326</text:p>
          </table:table-cell>
          <table:table-cell office:value-type="float" office:value="4.31877" calcext:value-type="float">
            <text:p>4.31877</text:p>
          </table:table-cell>
          <table:table-cell office:value-type="float" office:value="3.40827" calcext:value-type="float">
            <text:p>3.40827</text:p>
          </table:table-cell>
          <table:table-cell office:value-type="float" office:value="2.50047" calcext:value-type="float">
            <text:p>2.50047</text:p>
          </table:table-cell>
          <table:table-cell office:value-type="float" office:value="1.7145" calcext:value-type="float">
            <text:p>1.7145</text:p>
          </table:table-cell>
          <table:table-cell office:value-type="float" office:value="1.46394" calcext:value-type="float">
            <text:p>1.46394</text:p>
          </table:table-cell>
          <table:table-cell office:value-type="float" office:value="1.47248" calcext:value-type="float">
            <text:p>1.47248</text:p>
          </table:table-cell>
          <table:table-cell office:value-type="float" office:value="1.44116" calcext:value-type="float">
            <text:p>1.44116</text:p>
          </table:table-cell>
          <table:table-cell office:value-type="float" office:value="1.22926" calcext:value-type="float">
            <text:p>1.22926</text:p>
          </table:table-cell>
          <table:table-cell office:value-type="float" office:value="1.14957" calcext:value-type="float">
            <text:p>1.14957</text:p>
          </table:table-cell>
          <table:table-cell office:value-type="float" office:value="1.19558" calcext:value-type="float">
            <text:p>1.19558</text:p>
          </table:table-cell>
          <table:table-cell office:value-type="float" office:value="1.10869" calcext:value-type="float">
            <text:p>1.10869</text:p>
          </table:table-cell>
          <table:table-cell office:value-type="float" office:value="1.06069" calcext:value-type="float">
            <text:p>1.06069</text:p>
          </table:table-cell>
          <table:table-cell office:value-type="float" office:value="1.03839" calcext:value-type="float">
            <text:p>1.03839</text:p>
          </table:table-cell>
          <table:table-cell office:value-type="float" office:value="0.986325" calcext:value-type="float">
            <text:p>0.986325</text:p>
          </table:table-cell>
          <table:table-cell office:value-type="float" office:value="0.971179" calcext:value-type="float">
            <text:p>0.971179</text:p>
          </table:table-cell>
          <table:table-cell office:value-type="float" office:value="0.970926" calcext:value-type="float">
            <text:p>0.970926</text:p>
          </table:table-cell>
          <table:table-cell office:value-type="float" office:value="0.915654" calcext:value-type="float">
            <text:p>0.915654</text:p>
          </table:table-cell>
          <table:table-cell office:value-type="float" office:value="0.885675" calcext:value-type="float">
            <text:p>0.885675</text:p>
          </table:table-cell>
          <table:table-cell office:value-type="float" office:value="0.853878" calcext:value-type="float">
            <text:p>0.853878</text:p>
          </table:table-cell>
          <table:table-cell office:value-type="float" office:value="0.836579" calcext:value-type="float">
            <text:p>0.836579</text:p>
          </table:table-cell>
          <table:table-cell office:value-type="float" office:value="0.837695" calcext:value-type="float">
            <text:p>0.837695</text:p>
          </table:table-cell>
          <table:table-cell office:value-type="float" office:value="0.826034" calcext:value-type="float">
            <text:p>0.826034</text:p>
          </table:table-cell>
          <table:table-cell office:value-type="float" office:value="0.806364" calcext:value-type="float">
            <text:p>0.806364</text:p>
          </table:table-cell>
          <table:table-cell office:value-type="float" office:value="0.805297" calcext:value-type="float">
            <text:p>0.805297</text:p>
          </table:table-cell>
          <table:table-cell office:value-type="float" office:value="0.709157" calcext:value-type="float">
            <text:p>0.709157</text:p>
          </table:table-cell>
          <table:table-cell office:value-type="float" office:value="0.784987" calcext:value-type="float">
            <text:p>0.784987</text:p>
          </table:table-cell>
          <table:table-cell office:value-type="float" office:value="0.629177" calcext:value-type="float">
            <text:p>0.629177</text:p>
          </table:table-cell>
          <table:table-cell office:value-type="float" office:value="0.815135" calcext:value-type="float">
            <text:p>0.815135</text:p>
          </table:table-cell>
          <table:table-cell office:value-type="float" office:value="0.56281" calcext:value-type="float">
            <text:p>0.56281</text:p>
          </table:table-cell>
          <table:table-cell office:value-type="float" office:value="0.822858" calcext:value-type="float">
            <text:p>0.822858</text:p>
          </table:table-cell>
          <table:table-cell office:value-type="float" office:value="0.548825" calcext:value-type="float">
            <text:p>0.548825</text:p>
          </table:table-cell>
          <table:table-cell office:value-type="float" office:value="0.722339" calcext:value-type="float">
            <text:p>0.722339</text:p>
          </table:table-cell>
          <table:table-cell office:value-type="float" office:value="0.677386" calcext:value-type="float">
            <text:p>0.677386</text:p>
          </table:table-cell>
          <table:table-cell office:value-type="float" office:value="0.496486" calcext:value-type="float">
            <text:p>0.496486</text:p>
          </table:table-cell>
          <table:table-cell office:value-type="float" office:value="0.753496" calcext:value-type="float">
            <text:p>0.753496</text:p>
          </table:table-cell>
          <table:table-cell office:value-type="float" office:value="0.400865" calcext:value-type="float">
            <text:p>0.400865</text:p>
          </table:table-cell>
          <table:table-cell office:value-type="float" office:value="0.720844" calcext:value-type="float">
            <text:p>0.720844</text:p>
          </table:table-cell>
          <table:table-cell office:value-type="float" office:value="0.636133" calcext:value-type="float">
            <text:p>0.636133</text:p>
          </table:table-cell>
          <table:table-cell office:value-type="float" office:value="0.39553" calcext:value-type="float">
            <text:p>0.39553</text:p>
          </table:table-cell>
          <table:table-cell office:value-type="float" office:value="0.73965" calcext:value-type="float">
            <text:p>0.73965</text:p>
          </table:table-cell>
          <table:table-cell office:value-type="float" office:value="0.385698" calcext:value-type="float">
            <text:p>0.385698</text:p>
          </table:table-cell>
          <table:table-cell office:value-type="float" office:value="0.471978" calcext:value-type="float">
            <text:p>0.471978</text:p>
          </table:table-cell>
          <table:table-cell office:value-type="float" office:value="0.686638" calcext:value-type="float">
            <text:p>0.686638</text:p>
          </table:table-cell>
          <table:table-cell office:value-type="float" office:value="0.256621" calcext:value-type="float">
            <text:p>0.256621</text:p>
          </table:table-cell>
          <table:table-cell office:value-type="float" office:value="0.544351" calcext:value-type="float">
            <text:p>0.544351</text:p>
          </table:table-cell>
          <table:table-cell office:value-type="float" office:value="0.668188" calcext:value-type="float">
            <text:p>0.668188</text:p>
          </table:table-cell>
          <table:table-cell office:value-type="float" office:value="0.184273" calcext:value-type="float">
            <text:p>0.184273</text:p>
          </table:table-cell>
          <table:table-cell office:value-type="float" office:value="0.494862" calcext:value-type="float">
            <text:p>0.494862</text:p>
          </table:table-cell>
          <table:table-cell office:value-type="float" office:value="0.656971" calcext:value-type="float">
            <text:p>0.656971</text:p>
          </table:table-cell>
          <table:table-cell office:value-type="float" office:value="0.16876" calcext:value-type="float">
            <text:p>0.16876</text:p>
          </table:table-cell>
          <table:table-cell office:value-type="float" office:value="0.300618" calcext:value-type="float">
            <text:p>0.300618</text:p>
          </table:table-cell>
          <table:table-cell office:value-type="float" office:value="0.631111" calcext:value-type="float">
            <text:p>0.631111</text:p>
          </table:table-cell>
          <table:table-cell office:value-type="float" office:value="0.271824" calcext:value-type="float">
            <text:p>0.271824</text:p>
          </table:table-cell>
          <table:table-cell office:value-type="float" office:value="0.0834592" calcext:value-type="float">
            <text:p>0.0834592</text:p>
          </table:table-cell>
          <table:table-cell office:value-type="float" office:value="0.532959" calcext:value-type="float">
            <text:p>0.532959</text:p>
          </table:table-cell>
          <table:table-cell office:value-type="float" office:value="0.523432" calcext:value-type="float">
            <text:p>0.523432</text:p>
          </table:table-cell>
          <table:table-cell office:value-type="float" office:value="0.0628789" calcext:value-type="float">
            <text:p>0.0628789</text:p>
          </table:table-cell>
          <table:table-cell office:value-type="float" office:value="0.0619494" calcext:value-type="float">
            <text:p>0.0619494</text:p>
          </table:table-cell>
          <table:table-cell office:value-type="float" office:value="0.489112" calcext:value-type="float">
            <text:p>0.489112</text:p>
          </table:table-cell>
          <table:table-cell office:value-type="float" office:value="0.476315" calcext:value-type="float">
            <text:p>0.476315</text:p>
          </table:table-cell>
          <table:table-cell office:value-type="float" office:value="0.0550288" calcext:value-type="float">
            <text:p>0.0550288</text:p>
          </table:table-cell>
          <table:table-cell office:value-type="float" office:value="0.00106621" calcext:value-type="float">
            <text:p>0.00106621</text:p>
          </table:table-cell>
          <table:table-cell office:value-type="float" office:value="0.0647971" calcext:value-type="float">
            <text:p>0.0647971</text:p>
          </table:table-cell>
          <table:table-cell office:value-type="float" office:value="0.35814" calcext:value-type="float">
            <text:p>0.35814</text:p>
          </table:table-cell>
          <table:table-cell office:value-type="float" office:value="0.310969" calcext:value-type="float">
            <text:p>0.310969</text:p>
          </table:table-cell>
          <table:table-cell office:value-type="float" office:value="0.0401228" calcext:value-type="float">
            <text:p>0.0401228</text:p>
          </table:table-cell>
          <table:table-cell office:value-type="float" office:value="0.00207979" calcext:value-type="float">
            <text:p>0.00207979</text:p>
          </table:table-cell>
          <table:table-cell office:value-type="float" office:value="0.00039683" calcext:value-type="float">
            <text:p>0.00039683</text:p>
          </table:table-cell>
          <table:table-cell office:value-type="float" office:value="0.00463502" calcext:value-type="float">
            <text:p>0.00463502</text:p>
          </table:table-cell>
          <table:table-cell office:value-type="float" office:value="0.0132755" calcext:value-type="float">
            <text:p>0.0132755</text:p>
          </table:table-cell>
          <table:table-cell office:value-type="float" office:value="0.00732337" calcext:value-type="float">
            <text:p>0.00732337</text:p>
          </table:table-cell>
          <table:table-cell office:value-type="float" office:value="0.000556527" calcext:value-type="float">
            <text:p>0.000556527</text:p>
          </table:table-cell>
          <table:table-cell table:number-columns-repeated="86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78" office:value-type="float" office:value="0" calcext:value-type="float">
            <text:p>0</text:p>
          </table:table-cell>
          <table:table-cell office:value-type="float" office:value="0.00000110232" calcext:value-type="float">
            <text:p>1.10232E-06</text:p>
          </table:table-cell>
          <table:table-cell office:value-type="float" office:value="0.0239427" calcext:value-type="float">
            <text:p>0.0239427</text:p>
          </table:table-cell>
          <table:table-cell office:value-type="float" office:value="0.770746" calcext:value-type="float">
            <text:p>0.770746</text:p>
          </table:table-cell>
          <table:table-cell office:value-type="float" office:value="3.85666" calcext:value-type="float">
            <text:p>3.85666</text:p>
          </table:table-cell>
          <table:table-cell office:value-type="float" office:value="4.50206" calcext:value-type="float">
            <text:p>4.50206</text:p>
          </table:table-cell>
          <table:table-cell office:value-type="float" office:value="2.67663" calcext:value-type="float">
            <text:p>2.67663</text:p>
          </table:table-cell>
          <table:table-cell office:value-type="float" office:value="2.09787" calcext:value-type="float">
            <text:p>2.09787</text:p>
          </table:table-cell>
          <table:table-cell office:value-type="float" office:value="1.85563" calcext:value-type="float">
            <text:p>1.85563</text:p>
          </table:table-cell>
          <table:table-cell office:value-type="float" office:value="1.56932" calcext:value-type="float">
            <text:p>1.56932</text:p>
          </table:table-cell>
          <table:table-cell office:value-type="float" office:value="1.49577" calcext:value-type="float">
            <text:p>1.49577</text:p>
          </table:table-cell>
          <table:table-cell office:value-type="float" office:value="1.35565" calcext:value-type="float">
            <text:p>1.35565</text:p>
          </table:table-cell>
          <table:table-cell office:value-type="float" office:value="1.15976" calcext:value-type="float">
            <text:p>1.15976</text:p>
          </table:table-cell>
          <table:table-cell office:value-type="float" office:value="1.21301" calcext:value-type="float">
            <text:p>1.21301</text:p>
          </table:table-cell>
          <table:table-cell office:value-type="float" office:value="1.21451" calcext:value-type="float">
            <text:p>1.21451</text:p>
          </table:table-cell>
          <table:table-cell office:value-type="float" office:value="1.05295" calcext:value-type="float">
            <text:p>1.05295</text:p>
          </table:table-cell>
          <table:table-cell office:value-type="float" office:value="1.07442" calcext:value-type="float">
            <text:p>1.07442</text:p>
          </table:table-cell>
          <table:table-cell office:value-type="float" office:value="1.0102" calcext:value-type="float">
            <text:p>1.0102</text:p>
          </table:table-cell>
          <table:table-cell office:value-type="float" office:value="0.998174" calcext:value-type="float">
            <text:p>0.998174</text:p>
          </table:table-cell>
          <table:table-cell office:value-type="float" office:value="0.989884" calcext:value-type="float">
            <text:p>0.989884</text:p>
          </table:table-cell>
          <table:table-cell office:value-type="float" office:value="0.975243" calcext:value-type="float">
            <text:p>0.975243</text:p>
          </table:table-cell>
          <table:table-cell office:value-type="float" office:value="0.898829" calcext:value-type="float">
            <text:p>0.898829</text:p>
          </table:table-cell>
          <table:table-cell office:value-type="float" office:value="0.903792" calcext:value-type="float">
            <text:p>0.903792</text:p>
          </table:table-cell>
          <table:table-cell office:value-type="float" office:value="0.826256" calcext:value-type="float">
            <text:p>0.826256</text:p>
          </table:table-cell>
          <table:table-cell office:value-type="float" office:value="0.89605" calcext:value-type="float">
            <text:p>0.89605</text:p>
          </table:table-cell>
          <table:table-cell office:value-type="float" office:value="0.806065" calcext:value-type="float">
            <text:p>0.806065</text:p>
          </table:table-cell>
          <table:table-cell office:value-type="float" office:value="0.886552" calcext:value-type="float">
            <text:p>0.886552</text:p>
          </table:table-cell>
          <table:table-cell office:value-type="float" office:value="0.727207" calcext:value-type="float">
            <text:p>0.727207</text:p>
          </table:table-cell>
          <table:table-cell office:value-type="float" office:value="0.832219" calcext:value-type="float">
            <text:p>0.832219</text:p>
          </table:table-cell>
          <table:table-cell office:value-type="float" office:value="0.65385" calcext:value-type="float">
            <text:p>0.65385</text:p>
          </table:table-cell>
          <table:table-cell office:value-type="float" office:value="0.827959" calcext:value-type="float">
            <text:p>0.827959</text:p>
          </table:table-cell>
          <table:table-cell office:value-type="float" office:value="0.61422" calcext:value-type="float">
            <text:p>0.61422</text:p>
          </table:table-cell>
          <table:table-cell office:value-type="float" office:value="0.839162" calcext:value-type="float">
            <text:p>0.839162</text:p>
          </table:table-cell>
          <table:table-cell office:value-type="float" office:value="0.60979" calcext:value-type="float">
            <text:p>0.60979</text:p>
          </table:table-cell>
          <table:table-cell office:value-type="float" office:value="0.762749" calcext:value-type="float">
            <text:p>0.762749</text:p>
          </table:table-cell>
          <table:table-cell office:value-type="float" office:value="0.681737" calcext:value-type="float">
            <text:p>0.681737</text:p>
          </table:table-cell>
          <table:table-cell office:value-type="float" office:value="0.587417" calcext:value-type="float">
            <text:p>0.587417</text:p>
          </table:table-cell>
          <table:table-cell office:value-type="float" office:value="0.74298" calcext:value-type="float">
            <text:p>0.74298</text:p>
          </table:table-cell>
          <table:table-cell office:value-type="float" office:value="0.437007" calcext:value-type="float">
            <text:p>0.437007</text:p>
          </table:table-cell>
          <table:table-cell office:value-type="float" office:value="0.773881" calcext:value-type="float">
            <text:p>0.773881</text:p>
          </table:table-cell>
          <table:table-cell office:value-type="float" office:value="0.541606" calcext:value-type="float">
            <text:p>0.541606</text:p>
          </table:table-cell>
          <table:table-cell office:value-type="float" office:value="0.589394" calcext:value-type="float">
            <text:p>0.589394</text:p>
          </table:table-cell>
          <table:table-cell office:value-type="float" office:value="0.729244" calcext:value-type="float">
            <text:p>0.729244</text:p>
          </table:table-cell>
          <table:table-cell office:value-type="float" office:value="0.322089" calcext:value-type="float">
            <text:p>0.322089</text:p>
          </table:table-cell>
          <table:table-cell office:value-type="float" office:value="0.678365" calcext:value-type="float">
            <text:p>0.678365</text:p>
          </table:table-cell>
          <table:table-cell office:value-type="float" office:value="0.551563" calcext:value-type="float">
            <text:p>0.551563</text:p>
          </table:table-cell>
          <table:table-cell office:value-type="float" office:value="0.358422" calcext:value-type="float">
            <text:p>0.358422</text:p>
          </table:table-cell>
          <table:table-cell office:value-type="float" office:value="0.721929" calcext:value-type="float">
            <text:p>0.721929</text:p>
          </table:table-cell>
          <table:table-cell office:value-type="float" office:value="0.395737" calcext:value-type="float">
            <text:p>0.395737</text:p>
          </table:table-cell>
          <table:table-cell office:value-type="float" office:value="0.395531" calcext:value-type="float">
            <text:p>0.395531</text:p>
          </table:table-cell>
          <table:table-cell office:value-type="float" office:value="0.717399" calcext:value-type="float">
            <text:p>0.717399</text:p>
          </table:table-cell>
          <table:table-cell office:value-type="float" office:value="0.312983" calcext:value-type="float">
            <text:p>0.312983</text:p>
          </table:table-cell>
          <table:table-cell office:value-type="float" office:value="0.35571" calcext:value-type="float">
            <text:p>0.35571</text:p>
          </table:table-cell>
          <table:table-cell office:value-type="float" office:value="0.665343" calcext:value-type="float">
            <text:p>0.665343</text:p>
          </table:table-cell>
          <table:table-cell office:value-type="float" office:value="0.277643" calcext:value-type="float">
            <text:p>0.277643</text:p>
          </table:table-cell>
          <table:table-cell office:value-type="float" office:value="0.200983" calcext:value-type="float">
            <text:p>0.200983</text:p>
          </table:table-cell>
          <table:table-cell office:value-type="float" office:value="0.626614" calcext:value-type="float">
            <text:p>0.626614</text:p>
          </table:table-cell>
          <table:table-cell office:value-type="float" office:value="0.409303" calcext:value-type="float">
            <text:p>0.409303</text:p>
          </table:table-cell>
          <table:table-cell office:value-type="float" office:value="0.0888914" calcext:value-type="float">
            <text:p>0.0888914</text:p>
          </table:table-cell>
          <table:table-cell office:value-type="float" office:value="0.490658" calcext:value-type="float">
            <text:p>0.490658</text:p>
          </table:table-cell>
          <table:table-cell office:value-type="float" office:value="0.585932" calcext:value-type="float">
            <text:p>0.585932</text:p>
          </table:table-cell>
          <table:table-cell office:value-type="float" office:value="0.110325" calcext:value-type="float">
            <text:p>0.110325</text:p>
          </table:table-cell>
          <table:table-cell office:value-type="float" office:value="0.0495723" calcext:value-type="float">
            <text:p>0.0495723</text:p>
          </table:table-cell>
          <table:table-cell office:value-type="float" office:value="0.444909" calcext:value-type="float">
            <text:p>0.444909</text:p>
          </table:table-cell>
          <table:table-cell office:value-type="float" office:value="0.507064" calcext:value-type="float">
            <text:p>0.507064</text:p>
          </table:table-cell>
          <table:table-cell office:value-type="float" office:value="0.0827772" calcext:value-type="float">
            <text:p>0.0827772</text:p>
          </table:table-cell>
          <table:table-cell office:value-type="float" office:value="0.00906977" calcext:value-type="float">
            <text:p>0.00906977</text:p>
          </table:table-cell>
          <table:table-cell office:value-type="float" office:value="0.159213" calcext:value-type="float">
            <text:p>0.159213</text:p>
          </table:table-cell>
          <table:table-cell office:value-type="float" office:value="0.440256" calcext:value-type="float">
            <text:p>0.440256</text:p>
          </table:table-cell>
          <table:table-cell office:value-type="float" office:value="0.24258" calcext:value-type="float">
            <text:p>0.24258</text:p>
          </table:table-cell>
          <table:table-cell office:value-type="float" office:value="0.0204323" calcext:value-type="float">
            <text:p>0.0204323</text:p>
          </table:table-cell>
          <table:table-cell office:value-type="float" office:value="0.000136584" calcext:value-type="float">
            <text:p>0.000136584</text:p>
          </table:table-cell>
          <table:table-cell office:value-type="float" office:value="0.00153516" calcext:value-type="float">
            <text:p>0.00153516</text:p>
          </table:table-cell>
          <table:table-cell office:value-type="float" office:value="0.0329912" calcext:value-type="float">
            <text:p>0.0329912</text:p>
          </table:table-cell>
          <table:table-cell office:value-type="float" office:value="0.0960489" calcext:value-type="float">
            <text:p>0.0960489</text:p>
          </table:table-cell>
          <table:table-cell office:value-type="float" office:value="0.0536541" calcext:value-type="float">
            <text:p>0.0536541</text:p>
          </table:table-cell>
          <table:table-cell office:value-type="float" office:value="0.00411802" calcext:value-type="float">
            <text:p>0.00411802</text:p>
          </table:table-cell>
          <table:table-cell table:number-columns-repeated="86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78" office:value-type="float" office:value="0" calcext:value-type="float">
            <text:p>0</text:p>
          </table:table-cell>
          <table:table-cell office:value-type="float" office:value="0.00000426988" calcext:value-type="float">
            <text:p>4.26988E-06</text:p>
          </table:table-cell>
          <table:table-cell office:value-type="float" office:value="0.10097" calcext:value-type="float">
            <text:p>0.10097</text:p>
          </table:table-cell>
          <table:table-cell office:value-type="float" office:value="1.54005" calcext:value-type="float">
            <text:p>1.54005</text:p>
          </table:table-cell>
          <table:table-cell office:value-type="float" office:value="4.2561" calcext:value-type="float">
            <text:p>4.2561</text:p>
          </table:table-cell>
          <table:table-cell office:value-type="float" office:value="3.98063" calcext:value-type="float">
            <text:p>3.98063</text:p>
          </table:table-cell>
          <table:table-cell office:value-type="float" office:value="2.78541" calcext:value-type="float">
            <text:p>2.78541</text:p>
          </table:table-cell>
          <table:table-cell office:value-type="float" office:value="2.03241" calcext:value-type="float">
            <text:p>2.03241</text:p>
          </table:table-cell>
          <table:table-cell office:value-type="float" office:value="1.62331" calcext:value-type="float">
            <text:p>1.62331</text:p>
          </table:table-cell>
          <table:table-cell office:value-type="float" office:value="1.54209" calcext:value-type="float">
            <text:p>1.54209</text:p>
          </table:table-cell>
          <table:table-cell office:value-type="float" office:value="1.44911" calcext:value-type="float">
            <text:p>1.44911</text:p>
          </table:table-cell>
          <table:table-cell office:value-type="float" office:value="1.26722" calcext:value-type="float">
            <text:p>1.26722</text:p>
          </table:table-cell>
          <table:table-cell office:value-type="float" office:value="1.19864" calcext:value-type="float">
            <text:p>1.19864</text:p>
          </table:table-cell>
          <table:table-cell office:value-type="float" office:value="1.26733" calcext:value-type="float">
            <text:p>1.26733</text:p>
          </table:table-cell>
          <table:table-cell office:value-type="float" office:value="1.15079" calcext:value-type="float">
            <text:p>1.15079</text:p>
          </table:table-cell>
          <table:table-cell office:value-type="float" office:value="1.04653" calcext:value-type="float">
            <text:p>1.04653</text:p>
          </table:table-cell>
          <table:table-cell office:value-type="float" office:value="1.06162" calcext:value-type="float">
            <text:p>1.06162</text:p>
          </table:table-cell>
          <table:table-cell office:value-type="float" office:value="1.02822" calcext:value-type="float">
            <text:p>1.02822</text:p>
          </table:table-cell>
          <table:table-cell office:value-type="float" office:value="1.03727" calcext:value-type="float">
            <text:p>1.03727</text:p>
          </table:table-cell>
          <table:table-cell office:value-type="float" office:value="0.974105" calcext:value-type="float">
            <text:p>0.974105</text:p>
          </table:table-cell>
          <table:table-cell office:value-type="float" office:value="0.92552" calcext:value-type="float">
            <text:p>0.92552</text:p>
          </table:table-cell>
          <table:table-cell office:value-type="float" office:value="0.878879" calcext:value-type="float">
            <text:p>0.878879</text:p>
          </table:table-cell>
          <table:table-cell office:value-type="float" office:value="0.913676" calcext:value-type="float">
            <text:p>0.913676</text:p>
          </table:table-cell>
          <table:table-cell office:value-type="float" office:value="0.846739" calcext:value-type="float">
            <text:p>0.846739</text:p>
          </table:table-cell>
          <table:table-cell office:value-type="float" office:value="0.929025" calcext:value-type="float">
            <text:p>0.929025</text:p>
          </table:table-cell>
          <table:table-cell office:value-type="float" office:value="0.792495" calcext:value-type="float">
            <text:p>0.792495</text:p>
          </table:table-cell>
          <table:table-cell office:value-type="float" office:value="0.869452" calcext:value-type="float">
            <text:p>0.869452</text:p>
          </table:table-cell>
          <table:table-cell office:value-type="float" office:value="0.711232" calcext:value-type="float">
            <text:p>0.711232</text:p>
          </table:table-cell>
          <table:table-cell office:value-type="float" office:value="0.832917" calcext:value-type="float">
            <text:p>0.832917</text:p>
          </table:table-cell>
          <table:table-cell office:value-type="float" office:value="0.676986" calcext:value-type="float">
            <text:p>0.676986</text:p>
          </table:table-cell>
          <table:table-cell office:value-type="float" office:value="0.840071" calcext:value-type="float">
            <text:p>0.840071</text:p>
          </table:table-cell>
          <table:table-cell office:value-type="float" office:value="0.7039" calcext:value-type="float">
            <text:p>0.7039</text:p>
          </table:table-cell>
          <table:table-cell office:value-type="float" office:value="0.766248" calcext:value-type="float">
            <text:p>0.766248</text:p>
          </table:table-cell>
          <table:table-cell office:value-type="float" office:value="0.738041" calcext:value-type="float">
            <text:p>0.738041</text:p>
          </table:table-cell>
          <table:table-cell office:value-type="float" office:value="0.610521" calcext:value-type="float">
            <text:p>0.610521</text:p>
          </table:table-cell>
          <table:table-cell office:value-type="float" office:value="0.755943" calcext:value-type="float">
            <text:p>0.755943</text:p>
          </table:table-cell>
          <table:table-cell office:value-type="float" office:value="0.497768" calcext:value-type="float">
            <text:p>0.497768</text:p>
          </table:table-cell>
          <table:table-cell office:value-type="float" office:value="0.786463" calcext:value-type="float">
            <text:p>0.786463</text:p>
          </table:table-cell>
          <table:table-cell office:value-type="float" office:value="0.532637" calcext:value-type="float">
            <text:p>0.532637</text:p>
          </table:table-cell>
          <table:table-cell office:value-type="float" office:value="0.691168" calcext:value-type="float">
            <text:p>0.691168</text:p>
          </table:table-cell>
          <table:table-cell office:value-type="float" office:value="0.701863" calcext:value-type="float">
            <text:p>0.701863</text:p>
          </table:table-cell>
          <table:table-cell office:value-type="float" office:value="0.42283" calcext:value-type="float">
            <text:p>0.42283</text:p>
          </table:table-cell>
          <table:table-cell office:value-type="float" office:value="0.732545" calcext:value-type="float">
            <text:p>0.732545</text:p>
          </table:table-cell>
          <table:table-cell office:value-type="float" office:value="0.428167" calcext:value-type="float">
            <text:p>0.428167</text:p>
          </table:table-cell>
          <table:table-cell office:value-type="float" office:value="0.570449" calcext:value-type="float">
            <text:p>0.570449</text:p>
          </table:table-cell>
          <table:table-cell office:value-type="float" office:value="0.69123" calcext:value-type="float">
            <text:p>0.69123</text:p>
          </table:table-cell>
          <table:table-cell office:value-type="float" office:value="0.288551" calcext:value-type="float">
            <text:p>0.288551</text:p>
          </table:table-cell>
          <table:table-cell office:value-type="float" office:value="0.677762" calcext:value-type="float">
            <text:p>0.677762</text:p>
          </table:table-cell>
          <table:table-cell office:value-type="float" office:value="0.596218" calcext:value-type="float">
            <text:p>0.596218</text:p>
          </table:table-cell>
          <table:table-cell office:value-type="float" office:value="0.261317" calcext:value-type="float">
            <text:p>0.261317</text:p>
          </table:table-cell>
          <table:table-cell office:value-type="float" office:value="0.675296" calcext:value-type="float">
            <text:p>0.675296</text:p>
          </table:table-cell>
          <table:table-cell office:value-type="float" office:value="0.470368" calcext:value-type="float">
            <text:p>0.470368</text:p>
          </table:table-cell>
          <table:table-cell office:value-type="float" office:value="0.209041" calcext:value-type="float">
            <text:p>0.209041</text:p>
          </table:table-cell>
          <table:table-cell office:value-type="float" office:value="0.631357" calcext:value-type="float">
            <text:p>0.631357</text:p>
          </table:table-cell>
          <table:table-cell office:value-type="float" office:value="0.467996" calcext:value-type="float">
            <text:p>0.467996</text:p>
          </table:table-cell>
          <table:table-cell office:value-type="float" office:value="0.146235" calcext:value-type="float">
            <text:p>0.146235</text:p>
          </table:table-cell>
          <table:table-cell office:value-type="float" office:value="0.58903" calcext:value-type="float">
            <text:p>0.58903</text:p>
          </table:table-cell>
          <table:table-cell office:value-type="float" office:value="0.560504" calcext:value-type="float">
            <text:p>0.560504</text:p>
          </table:table-cell>
          <table:table-cell office:value-type="float" office:value="0.100941" calcext:value-type="float">
            <text:p>0.100941</text:p>
          </table:table-cell>
          <table:table-cell office:value-type="float" office:value="0.324865" calcext:value-type="float">
            <text:p>0.324865</text:p>
          </table:table-cell>
          <table:table-cell office:value-type="float" office:value="0.620568" calcext:value-type="float">
            <text:p>0.620568</text:p>
          </table:table-cell>
          <table:table-cell office:value-type="float" office:value="0.246099" calcext:value-type="float">
            <text:p>0.246099</text:p>
          </table:table-cell>
          <table:table-cell office:value-type="float" office:value="0.0487599" calcext:value-type="float">
            <text:p>0.0487599</text:p>
          </table:table-cell>
          <table:table-cell office:value-type="float" office:value="0.362794" calcext:value-type="float">
            <text:p>0.362794</text:p>
          </table:table-cell>
          <table:table-cell office:value-type="float" office:value="0.537045" calcext:value-type="float">
            <text:p>0.537045</text:p>
          </table:table-cell>
          <table:table-cell office:value-type="float" office:value="0.147594" calcext:value-type="float">
            <text:p>0.147594</text:p>
          </table:table-cell>
          <table:table-cell office:value-type="float" office:value="0.0181226" calcext:value-type="float">
            <text:p>0.0181226</text:p>
          </table:table-cell>
          <table:table-cell office:value-type="float" office:value="0.204491" calcext:value-type="float">
            <text:p>0.204491</text:p>
          </table:table-cell>
          <table:table-cell office:value-type="float" office:value="0.491131" calcext:value-type="float">
            <text:p>0.491131</text:p>
          </table:table-cell>
          <table:table-cell office:value-type="float" office:value="0.242179" calcext:value-type="float">
            <text:p>0.242179</text:p>
          </table:table-cell>
          <table:table-cell office:value-type="float" office:value="0.0178462" calcext:value-type="float">
            <text:p>0.0178462</text:p>
          </table:table-cell>
          <table:table-cell office:value-type="float" office:value="0.0000325126" calcext:value-type="float">
            <text:p>3.25126E-05</text:p>
          </table:table-cell>
          <table:table-cell office:value-type="float" office:value="0.00486681" calcext:value-type="float">
            <text:p>0.00486681</text:p>
          </table:table-cell>
          <table:table-cell office:value-type="float" office:value="0.0977794" calcext:value-type="float">
            <text:p>0.0977794</text:p>
          </table:table-cell>
          <table:table-cell office:value-type="float" office:value="0.270768" calcext:value-type="float">
            <text:p>0.270768</text:p>
          </table:table-cell>
          <table:table-cell office:value-type="float" office:value="0.145554" calcext:value-type="float">
            <text:p>0.145554</text:p>
          </table:table-cell>
          <table:table-cell office:value-type="float" office:value="0.0108387" calcext:value-type="float">
            <text:p>0.0108387</text:p>
          </table:table-cell>
          <table:table-cell table:number-columns-repeated="86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78" office:value-type="float" office:value="0" calcext:value-type="float">
            <text:p>0</text:p>
          </table:table-cell>
          <table:table-cell office:value-type="float" office:value="0.0000202707" calcext:value-type="float">
            <text:p>2.02707E-05</text:p>
          </table:table-cell>
          <table:table-cell office:value-type="float" office:value="0.168581" calcext:value-type="float">
            <text:p>0.168581</text:p>
          </table:table-cell>
          <table:table-cell office:value-type="float" office:value="2.12225" calcext:value-type="float">
            <text:p>2.12225</text:p>
          </table:table-cell>
          <table:table-cell office:value-type="float" office:value="4.76316" calcext:value-type="float">
            <text:p>4.76316</text:p>
          </table:table-cell>
          <table:table-cell office:value-type="float" office:value="3.88257" calcext:value-type="float">
            <text:p>3.88257</text:p>
          </table:table-cell>
          <table:table-cell office:value-type="float" office:value="2.27433" calcext:value-type="float">
            <text:p>2.27433</text:p>
          </table:table-cell>
          <table:table-cell office:value-type="float" office:value="1.87303" calcext:value-type="float">
            <text:p>1.87303</text:p>
          </table:table-cell>
          <table:table-cell office:value-type="float" office:value="1.89444" calcext:value-type="float">
            <text:p>1.89444</text:p>
          </table:table-cell>
          <table:table-cell office:value-type="float" office:value="1.66567" calcext:value-type="float">
            <text:p>1.66567</text:p>
          </table:table-cell>
          <table:table-cell office:value-type="float" office:value="1.36975" calcext:value-type="float">
            <text:p>1.36975</text:p>
          </table:table-cell>
          <table:table-cell office:value-type="float" office:value="1.22865" calcext:value-type="float">
            <text:p>1.22865</text:p>
          </table:table-cell>
          <table:table-cell office:value-type="float" office:value="1.29327" calcext:value-type="float">
            <text:p>1.29327</text:p>
          </table:table-cell>
          <table:table-cell office:value-type="float" office:value="1.2423" calcext:value-type="float">
            <text:p>1.2423</text:p>
          </table:table-cell>
          <table:table-cell office:value-type="float" office:value="1.0612" calcext:value-type="float">
            <text:p>1.0612</text:p>
          </table:table-cell>
          <table:table-cell office:value-type="float" office:value="1.09509" calcext:value-type="float">
            <text:p>1.09509</text:p>
          </table:table-cell>
          <table:table-cell office:value-type="float" office:value="1.08426" calcext:value-type="float">
            <text:p>1.08426</text:p>
          </table:table-cell>
          <table:table-cell office:value-type="float" office:value="1.05015" calcext:value-type="float">
            <text:p>1.05015</text:p>
          </table:table-cell>
          <table:table-cell office:value-type="float" office:value="1.01115" calcext:value-type="float">
            <text:p>1.01115</text:p>
          </table:table-cell>
          <table:table-cell office:value-type="float" office:value="0.959389" calcext:value-type="float">
            <text:p>0.959389</text:p>
          </table:table-cell>
          <table:table-cell office:value-type="float" office:value="0.921085" calcext:value-type="float">
            <text:p>0.921085</text:p>
          </table:table-cell>
          <table:table-cell office:value-type="float" office:value="0.912873" calcext:value-type="float">
            <text:p>0.912873</text:p>
          </table:table-cell>
          <table:table-cell office:value-type="float" office:value="0.909286" calcext:value-type="float">
            <text:p>0.909286</text:p>
          </table:table-cell>
          <table:table-cell office:value-type="float" office:value="0.898411" calcext:value-type="float">
            <text:p>0.898411</text:p>
          </table:table-cell>
          <table:table-cell office:value-type="float" office:value="0.873208" calcext:value-type="float">
            <text:p>0.873208</text:p>
          </table:table-cell>
          <table:table-cell office:value-type="float" office:value="0.821283" calcext:value-type="float">
            <text:p>0.821283</text:p>
          </table:table-cell>
          <table:table-cell office:value-type="float" office:value="0.807252" calcext:value-type="float">
            <text:p>0.807252</text:p>
          </table:table-cell>
          <table:table-cell office:value-type="float" office:value="0.782679" calcext:value-type="float">
            <text:p>0.782679</text:p>
          </table:table-cell>
          <table:table-cell office:value-type="float" office:value="0.787574" calcext:value-type="float">
            <text:p>0.787574</text:p>
          </table:table-cell>
          <table:table-cell office:value-type="float" office:value="0.802518" calcext:value-type="float">
            <text:p>0.802518</text:p>
          </table:table-cell>
          <table:table-cell office:value-type="float" office:value="0.738463" calcext:value-type="float">
            <text:p>0.738463</text:p>
          </table:table-cell>
          <table:table-cell office:value-type="float" office:value="0.817873" calcext:value-type="float">
            <text:p>0.817873</text:p>
          </table:table-cell>
          <table:table-cell office:value-type="float" office:value="0.624992" calcext:value-type="float">
            <text:p>0.624992</text:p>
          </table:table-cell>
          <table:table-cell office:value-type="float" office:value="0.786411" calcext:value-type="float">
            <text:p>0.786411</text:p>
          </table:table-cell>
          <table:table-cell office:value-type="float" office:value="0.544499" calcext:value-type="float">
            <text:p>0.544499</text:p>
          </table:table-cell>
          <table:table-cell office:value-type="float" office:value="0.787473" calcext:value-type="float">
            <text:p>0.787473</text:p>
          </table:table-cell>
          <table:table-cell office:value-type="float" office:value="0.578787" calcext:value-type="float">
            <text:p>0.578787</text:p>
          </table:table-cell>
          <table:table-cell office:value-type="float" office:value="0.726332" calcext:value-type="float">
            <text:p>0.726332</text:p>
          </table:table-cell>
          <table:table-cell office:value-type="float" office:value="0.711111" calcext:value-type="float">
            <text:p>0.711111</text:p>
          </table:table-cell>
          <table:table-cell office:value-type="float" office:value="0.507133" calcext:value-type="float">
            <text:p>0.507133</text:p>
          </table:table-cell>
          <table:table-cell office:value-type="float" office:value="0.750093" calcext:value-type="float">
            <text:p>0.750093</text:p>
          </table:table-cell>
          <table:table-cell office:value-type="float" office:value="0.413197" calcext:value-type="float">
            <text:p>0.413197</text:p>
          </table:table-cell>
          <table:table-cell office:value-type="float" office:value="0.668901" calcext:value-type="float">
            <text:p>0.668901</text:p>
          </table:table-cell>
          <table:table-cell office:value-type="float" office:value="0.630897" calcext:value-type="float">
            <text:p>0.630897</text:p>
          </table:table-cell>
          <table:table-cell office:value-type="float" office:value="0.400113" calcext:value-type="float">
            <text:p>0.400113</text:p>
          </table:table-cell>
          <table:table-cell office:value-type="float" office:value="0.750125" calcext:value-type="float">
            <text:p>0.750125</text:p>
          </table:table-cell>
          <table:table-cell office:value-type="float" office:value="0.440679" calcext:value-type="float">
            <text:p>0.440679</text:p>
          </table:table-cell>
          <table:table-cell office:value-type="float" office:value="0.499171" calcext:value-type="float">
            <text:p>0.499171</text:p>
          </table:table-cell>
          <table:table-cell office:value-type="float" office:value="0.703295" calcext:value-type="float">
            <text:p>0.703295</text:p>
          </table:table-cell>
          <table:table-cell office:value-type="float" office:value="0.277242" calcext:value-type="float">
            <text:p>0.277242</text:p>
          </table:table-cell>
          <table:table-cell office:value-type="float" office:value="0.53007" calcext:value-type="float">
            <text:p>0.53007</text:p>
          </table:table-cell>
          <table:table-cell office:value-type="float" office:value="0.631792" calcext:value-type="float">
            <text:p>0.631792</text:p>
          </table:table-cell>
          <table:table-cell office:value-type="float" office:value="0.197022" calcext:value-type="float">
            <text:p>0.197022</text:p>
          </table:table-cell>
          <table:table-cell office:value-type="float" office:value="0.52325" calcext:value-type="float">
            <text:p>0.52325</text:p>
          </table:table-cell>
          <table:table-cell office:value-type="float" office:value="0.645341" calcext:value-type="float">
            <text:p>0.645341</text:p>
          </table:table-cell>
          <table:table-cell office:value-type="float" office:value="0.182418" calcext:value-type="float">
            <text:p>0.182418</text:p>
          </table:table-cell>
          <table:table-cell office:value-type="float" office:value="0.423515" calcext:value-type="float">
            <text:p>0.423515</text:p>
          </table:table-cell>
          <table:table-cell office:value-type="float" office:value="0.651626" calcext:value-type="float">
            <text:p>0.651626</text:p>
          </table:table-cell>
          <table:table-cell office:value-type="float" office:value="0.211519" calcext:value-type="float">
            <text:p>0.211519</text:p>
          </table:table-cell>
          <table:table-cell office:value-type="float" office:value="0.158627" calcext:value-type="float">
            <text:p>0.158627</text:p>
          </table:table-cell>
          <table:table-cell office:value-type="float" office:value="0.574963" calcext:value-type="float">
            <text:p>0.574963</text:p>
          </table:table-cell>
          <table:table-cell office:value-type="float" office:value="0.424968" calcext:value-type="float">
            <text:p>0.424968</text:p>
          </table:table-cell>
          <table:table-cell office:value-type="float" office:value="0.0676925" calcext:value-type="float">
            <text:p>0.0676925</text:p>
          </table:table-cell>
          <table:table-cell office:value-type="float" office:value="0.260636" calcext:value-type="float">
            <text:p>0.260636</text:p>
          </table:table-cell>
          <table:table-cell office:value-type="float" office:value="0.571709" calcext:value-type="float">
            <text:p>0.571709</text:p>
          </table:table-cell>
          <table:table-cell office:value-type="float" office:value="0.263092" calcext:value-type="float">
            <text:p>0.263092</text:p>
          </table:table-cell>
          <table:table-cell office:value-type="float" office:value="0.0228133" calcext:value-type="float">
            <text:p>0.0228133</text:p>
          </table:table-cell>
          <table:table-cell office:value-type="float" office:value="0.106949" calcext:value-type="float">
            <text:p>0.106949</text:p>
          </table:table-cell>
          <table:table-cell office:value-type="float" office:value="0.482593" calcext:value-type="float">
            <text:p>0.482593</text:p>
          </table:table-cell>
          <table:table-cell office:value-type="float" office:value="0.376168" calcext:value-type="float">
            <text:p>0.376168</text:p>
          </table:table-cell>
          <table:table-cell office:value-type="float" office:value="0.0392866" calcext:value-type="float">
            <text:p>0.0392866</text:p>
          </table:table-cell>
          <table:table-cell office:value-type="float" office:value="0.00022453" calcext:value-type="float">
            <text:p>0.00022453</text:p>
          </table:table-cell>
          <table:table-cell office:value-type="float" office:value="0.00453229" calcext:value-type="float">
            <text:p>0.00453229</text:p>
          </table:table-cell>
          <table:table-cell office:value-type="float" office:value="0.0996365" calcext:value-type="float">
            <text:p>0.0996365</text:p>
          </table:table-cell>
          <table:table-cell office:value-type="float" office:value="0.297871" calcext:value-type="float">
            <text:p>0.297871</text:p>
          </table:table-cell>
          <table:table-cell office:value-type="float" office:value="0.171968" calcext:value-type="float">
            <text:p>0.171968</text:p>
          </table:table-cell>
          <table:table-cell office:value-type="float" office:value="0.0142064" calcext:value-type="float">
            <text:p>0.0142064</text:p>
          </table:table-cell>
          <table:table-cell office:value-type="float" office:value="0.0000363262" calcext:value-type="float">
            <text:p>3.63262E-05</text:p>
          </table:table-cell>
          <table:table-cell table:number-columns-repeated="85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78" office:value-type="float" office:value="0" calcext:value-type="float">
            <text:p>0</text:p>
          </table:table-cell>
          <table:table-cell office:value-type="float" office:value="0.000595434" calcext:value-type="float">
            <text:p>0.000595434</text:p>
          </table:table-cell>
          <table:table-cell office:value-type="float" office:value="0.265891" calcext:value-type="float">
            <text:p>0.265891</text:p>
          </table:table-cell>
          <table:table-cell office:value-type="float" office:value="2.66371" calcext:value-type="float">
            <text:p>2.66371</text:p>
          </table:table-cell>
          <table:table-cell office:value-type="float" office:value="4.8237" calcext:value-type="float">
            <text:p>4.8237</text:p>
          </table:table-cell>
          <table:table-cell office:value-type="float" office:value="3.37793" calcext:value-type="float">
            <text:p>3.37793</text:p>
          </table:table-cell>
          <table:table-cell office:value-type="float" office:value="2.37947" calcext:value-type="float">
            <text:p>2.37947</text:p>
          </table:table-cell>
          <table:table-cell office:value-type="float" office:value="2.16912" calcext:value-type="float">
            <text:p>2.16912</text:p>
          </table:table-cell>
          <table:table-cell office:value-type="float" office:value="1.78702" calcext:value-type="float">
            <text:p>1.78702</text:p>
          </table:table-cell>
          <table:table-cell office:value-type="float" office:value="1.45268" calcext:value-type="float">
            <text:p>1.45268</text:p>
          </table:table-cell>
          <table:table-cell office:value-type="float" office:value="1.29815" calcext:value-type="float">
            <text:p>1.29815</text:p>
          </table:table-cell>
          <table:table-cell office:value-type="float" office:value="1.3194" calcext:value-type="float">
            <text:p>1.3194</text:p>
          </table:table-cell>
          <table:table-cell office:value-type="float" office:value="1.31752" calcext:value-type="float">
            <text:p>1.31752</text:p>
          </table:table-cell>
          <table:table-cell office:value-type="float" office:value="1.14213" calcext:value-type="float">
            <text:p>1.14213</text:p>
          </table:table-cell>
          <table:table-cell office:value-type="float" office:value="1.09001" calcext:value-type="float">
            <text:p>1.09001</text:p>
          </table:table-cell>
          <table:table-cell office:value-type="float" office:value="1.13994" calcext:value-type="float">
            <text:p>1.13994</text:p>
          </table:table-cell>
          <table:table-cell office:value-type="float" office:value="1.07631" calcext:value-type="float">
            <text:p>1.07631</text:p>
          </table:table-cell>
          <table:table-cell office:value-type="float" office:value="1.05268" calcext:value-type="float">
            <text:p>1.05268</text:p>
          </table:table-cell>
          <table:table-cell office:value-type="float" office:value="0.989144" calcext:value-type="float">
            <text:p>0.989144</text:p>
          </table:table-cell>
          <table:table-cell office:value-type="float" office:value="0.944031" calcext:value-type="float">
            <text:p>0.944031</text:p>
          </table:table-cell>
          <table:table-cell office:value-type="float" office:value="0.926318" calcext:value-type="float">
            <text:p>0.926318</text:p>
          </table:table-cell>
          <table:table-cell office:value-type="float" office:value="0.964907" calcext:value-type="float">
            <text:p>0.964907</text:p>
          </table:table-cell>
          <table:table-cell office:value-type="float" office:value="0.895265" calcext:value-type="float">
            <text:p>0.895265</text:p>
          </table:table-cell>
          <table:table-cell office:value-type="float" office:value="0.936484" calcext:value-type="float">
            <text:p>0.936484</text:p>
          </table:table-cell>
          <table:table-cell office:value-type="float" office:value="0.812432" calcext:value-type="float">
            <text:p>0.812432</text:p>
          </table:table-cell>
          <table:table-cell office:value-type="float" office:value="0.864347" calcext:value-type="float">
            <text:p>0.864347</text:p>
          </table:table-cell>
          <table:table-cell office:value-type="float" office:value="0.754088" calcext:value-type="float">
            <text:p>0.754088</text:p>
          </table:table-cell>
          <table:table-cell office:value-type="float" office:value="0.868361" calcext:value-type="float">
            <text:p>0.868361</text:p>
          </table:table-cell>
          <table:table-cell office:value-type="float" office:value="0.729361" calcext:value-type="float">
            <text:p>0.729361</text:p>
          </table:table-cell>
          <table:table-cell office:value-type="float" office:value="0.874331" calcext:value-type="float">
            <text:p>0.874331</text:p>
          </table:table-cell>
          <table:table-cell office:value-type="float" office:value="0.667146" calcext:value-type="float">
            <text:p>0.667146</text:p>
          </table:table-cell>
          <table:table-cell office:value-type="float" office:value="0.814395" calcext:value-type="float">
            <text:p>0.814395</text:p>
          </table:table-cell>
          <table:table-cell office:value-type="float" office:value="0.61855" calcext:value-type="float">
            <text:p>0.61855</text:p>
          </table:table-cell>
          <table:table-cell office:value-type="float" office:value="0.774024" calcext:value-type="float">
            <text:p>0.774024</text:p>
          </table:table-cell>
          <table:table-cell office:value-type="float" office:value="0.650281" calcext:value-type="float">
            <text:p>0.650281</text:p>
          </table:table-cell>
          <table:table-cell office:value-type="float" office:value="0.717728" calcext:value-type="float">
            <text:p>0.717728</text:p>
          </table:table-cell>
          <table:table-cell office:value-type="float" office:value="0.759641" calcext:value-type="float">
            <text:p>0.759641</text:p>
          </table:table-cell>
          <table:table-cell office:value-type="float" office:value="0.548578" calcext:value-type="float">
            <text:p>0.548578</text:p>
          </table:table-cell>
          <table:table-cell office:value-type="float" office:value="0.77484" calcext:value-type="float">
            <text:p>0.77484</text:p>
          </table:table-cell>
          <table:table-cell office:value-type="float" office:value="0.464563" calcext:value-type="float">
            <text:p>0.464563</text:p>
          </table:table-cell>
          <table:table-cell office:value-type="float" office:value="0.701496" calcext:value-type="float">
            <text:p>0.701496</text:p>
          </table:table-cell>
          <table:table-cell office:value-type="float" office:value="0.608374" calcext:value-type="float">
            <text:p>0.608374</text:p>
          </table:table-cell>
          <table:table-cell office:value-type="float" office:value="0.502022" calcext:value-type="float">
            <text:p>0.502022</text:p>
          </table:table-cell>
          <table:table-cell office:value-type="float" office:value="0.753943" calcext:value-type="float">
            <text:p>0.753943</text:p>
          </table:table-cell>
          <table:table-cell office:value-type="float" office:value="0.399911" calcext:value-type="float">
            <text:p>0.399911</text:p>
          </table:table-cell>
          <table:table-cell office:value-type="float" office:value="0.654937" calcext:value-type="float">
            <text:p>0.654937</text:p>
          </table:table-cell>
          <table:table-cell office:value-type="float" office:value="0.646806" calcext:value-type="float">
            <text:p>0.646806</text:p>
          </table:table-cell>
          <table:table-cell office:value-type="float" office:value="0.304445" calcext:value-type="float">
            <text:p>0.304445</text:p>
          </table:table-cell>
          <table:table-cell office:value-type="float" office:value="0.673826" calcext:value-type="float">
            <text:p>0.673826</text:p>
          </table:table-cell>
          <table:table-cell office:value-type="float" office:value="0.482243" calcext:value-type="float">
            <text:p>0.482243</text:p>
          </table:table-cell>
          <table:table-cell office:value-type="float" office:value="0.326685" calcext:value-type="float">
            <text:p>0.326685</text:p>
          </table:table-cell>
          <table:table-cell office:value-type="float" office:value="0.688688" calcext:value-type="float">
            <text:p>0.688688</text:p>
          </table:table-cell>
          <table:table-cell office:value-type="float" office:value="0.401746" calcext:value-type="float">
            <text:p>0.401746</text:p>
          </table:table-cell>
          <table:table-cell office:value-type="float" office:value="0.322203" calcext:value-type="float">
            <text:p>0.322203</text:p>
          </table:table-cell>
          <table:table-cell office:value-type="float" office:value="0.69474" calcext:value-type="float">
            <text:p>0.69474</text:p>
          </table:table-cell>
          <table:table-cell office:value-type="float" office:value="0.373739" calcext:value-type="float">
            <text:p>0.373739</text:p>
          </table:table-cell>
          <table:table-cell office:value-type="float" office:value="0.203719" calcext:value-type="float">
            <text:p>0.203719</text:p>
          </table:table-cell>
          <table:table-cell office:value-type="float" office:value="0.616494" calcext:value-type="float">
            <text:p>0.616494</text:p>
          </table:table-cell>
          <table:table-cell office:value-type="float" office:value="0.439352" calcext:value-type="float">
            <text:p>0.439352</text:p>
          </table:table-cell>
          <table:table-cell office:value-type="float" office:value="0.102755" calcext:value-type="float">
            <text:p>0.102755</text:p>
          </table:table-cell>
          <table:table-cell office:value-type="float" office:value="0.445638" calcext:value-type="float">
            <text:p>0.445638</text:p>
          </table:table-cell>
          <table:table-cell office:value-type="float" office:value="0.573497" calcext:value-type="float">
            <text:p>0.573497</text:p>
          </table:table-cell>
          <table:table-cell office:value-type="float" office:value="0.146451" calcext:value-type="float">
            <text:p>0.146451</text:p>
          </table:table-cell>
          <table:table-cell office:value-type="float" office:value="0.137836" calcext:value-type="float">
            <text:p>0.137836</text:p>
          </table:table-cell>
          <table:table-cell office:value-type="float" office:value="0.554643" calcext:value-type="float">
            <text:p>0.554643</text:p>
          </table:table-cell>
          <table:table-cell office:value-type="float" office:value="0.438993" calcext:value-type="float">
            <text:p>0.438993</text:p>
          </table:table-cell>
          <table:table-cell office:value-type="float" office:value="0.0535011" calcext:value-type="float">
            <text:p>0.0535011</text:p>
          </table:table-cell>
          <table:table-cell office:value-type="float" office:value="0.0437474" calcext:value-type="float">
            <text:p>0.0437474</text:p>
          </table:table-cell>
          <table:table-cell office:value-type="float" office:value="0.368766" calcext:value-type="float">
            <text:p>0.368766</text:p>
          </table:table-cell>
          <table:table-cell office:value-type="float" office:value="0.472516" calcext:value-type="float">
            <text:p>0.472516</text:p>
          </table:table-cell>
          <table:table-cell office:value-type="float" office:value="0.112422" calcext:value-type="float">
            <text:p>0.112422</text:p>
          </table:table-cell>
          <table:table-cell office:value-type="float" office:value="0.00535221" calcext:value-type="float">
            <text:p>0.00535221</text:p>
          </table:table-cell>
          <table:table-cell office:value-type="float" office:value="0.00210842" calcext:value-type="float">
            <text:p>0.00210842</text:p>
          </table:table-cell>
          <table:table-cell office:value-type="float" office:value="0.0730556" calcext:value-type="float">
            <text:p>0.0730556</text:p>
          </table:table-cell>
          <table:table-cell office:value-type="float" office:value="0.307753" calcext:value-type="float">
            <text:p>0.307753</text:p>
          </table:table-cell>
          <table:table-cell office:value-type="float" office:value="0.229156" calcext:value-type="float">
            <text:p>0.229156</text:p>
          </table:table-cell>
          <table:table-cell office:value-type="float" office:value="0.0257814" calcext:value-type="float">
            <text:p>0.0257814</text:p>
          </table:table-cell>
          <table:table-cell office:value-type="float" office:value="0.000370568" calcext:value-type="float">
            <text:p>0.000370568</text:p>
          </table:table-cell>
          <table:table-cell table:number-columns-repeated="85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78" office:value-type="float" office:value="0" calcext:value-type="float">
            <text:p>0</text:p>
          </table:table-cell>
          <table:table-cell office:value-type="float" office:value="0.000246504" calcext:value-type="float">
            <text:p>0.000246504</text:p>
          </table:table-cell>
          <table:table-cell office:value-type="float" office:value="0.271435" calcext:value-type="float">
            <text:p>0.271435</text:p>
          </table:table-cell>
          <table:table-cell office:value-type="float" office:value="2.77353" calcext:value-type="float">
            <text:p>2.77353</text:p>
          </table:table-cell>
          <table:table-cell office:value-type="float" office:value="4.86526" calcext:value-type="float">
            <text:p>4.86526</text:p>
          </table:table-cell>
          <table:table-cell office:value-type="float" office:value="3.59593" calcext:value-type="float">
            <text:p>3.59593</text:p>
          </table:table-cell>
          <table:table-cell office:value-type="float" office:value="2.4553" calcext:value-type="float">
            <text:p>2.4553</text:p>
          </table:table-cell>
          <table:table-cell office:value-type="float" office:value="1.91471" calcext:value-type="float">
            <text:p>1.91471</text:p>
          </table:table-cell>
          <table:table-cell office:value-type="float" office:value="1.63646" calcext:value-type="float">
            <text:p>1.63646</text:p>
          </table:table-cell>
          <table:table-cell office:value-type="float" office:value="1.41111" calcext:value-type="float">
            <text:p>1.41111</text:p>
          </table:table-cell>
          <table:table-cell office:value-type="float" office:value="1.37337" calcext:value-type="float">
            <text:p>1.37337</text:p>
          </table:table-cell>
          <table:table-cell office:value-type="float" office:value="1.40296" calcext:value-type="float">
            <text:p>1.40296</text:p>
          </table:table-cell>
          <table:table-cell office:value-type="float" office:value="1.2262" calcext:value-type="float">
            <text:p>1.2262</text:p>
          </table:table-cell>
          <table:table-cell office:value-type="float" office:value="1.09132" calcext:value-type="float">
            <text:p>1.09132</text:p>
          </table:table-cell>
          <table:table-cell office:value-type="float" office:value="1.18894" calcext:value-type="float">
            <text:p>1.18894</text:p>
          </table:table-cell>
          <table:table-cell office:value-type="float" office:value="1.13438" calcext:value-type="float">
            <text:p>1.13438</text:p>
          </table:table-cell>
          <table:table-cell office:value-type="float" office:value="1.07086" calcext:value-type="float">
            <text:p>1.07086</text:p>
          </table:table-cell>
          <table:table-cell office:value-type="float" office:value="1.04328" calcext:value-type="float">
            <text:p>1.04328</text:p>
          </table:table-cell>
          <table:table-cell office:value-type="float" office:value="0.963323" calcext:value-type="float">
            <text:p>0.963323</text:p>
          </table:table-cell>
          <table:table-cell office:value-type="float" office:value="0.973872" calcext:value-type="float">
            <text:p>0.973872</text:p>
          </table:table-cell>
          <table:table-cell office:value-type="float" office:value="0.96839" calcext:value-type="float">
            <text:p>0.96839</text:p>
          </table:table-cell>
          <table:table-cell office:value-type="float" office:value="0.947721" calcext:value-type="float">
            <text:p>0.947721</text:p>
          </table:table-cell>
          <table:table-cell office:value-type="float" office:value="0.905409" calcext:value-type="float">
            <text:p>0.905409</text:p>
          </table:table-cell>
          <table:table-cell office:value-type="float" office:value="0.88743" calcext:value-type="float">
            <text:p>0.88743</text:p>
          </table:table-cell>
          <table:table-cell office:value-type="float" office:value="0.830236" calcext:value-type="float">
            <text:p>0.830236</text:p>
          </table:table-cell>
          <table:table-cell office:value-type="float" office:value="0.848371" calcext:value-type="float">
            <text:p>0.848371</text:p>
          </table:table-cell>
          <table:table-cell office:value-type="float" office:value="0.792134" calcext:value-type="float">
            <text:p>0.792134</text:p>
          </table:table-cell>
          <table:table-cell office:value-type="float" office:value="0.87687" calcext:value-type="float">
            <text:p>0.87687</text:p>
          </table:table-cell>
          <table:table-cell office:value-type="float" office:value="0.77607" calcext:value-type="float">
            <text:p>0.77607</text:p>
          </table:table-cell>
          <table:table-cell office:value-type="float" office:value="0.814971" calcext:value-type="float">
            <text:p>0.814971</text:p>
          </table:table-cell>
          <table:table-cell office:value-type="float" office:value="0.743683" calcext:value-type="float">
            <text:p>0.743683</text:p>
          </table:table-cell>
          <table:table-cell office:value-type="float" office:value="0.724186" calcext:value-type="float">
            <text:p>0.724186</text:p>
          </table:table-cell>
          <table:table-cell office:value-type="float" office:value="0.754682" calcext:value-type="float">
            <text:p>0.754682</text:p>
          </table:table-cell>
          <table:table-cell office:value-type="float" office:value="0.658705" calcext:value-type="float">
            <text:p>0.658705</text:p>
          </table:table-cell>
          <table:table-cell office:value-type="float" office:value="0.810971" calcext:value-type="float">
            <text:p>0.810971</text:p>
          </table:table-cell>
          <table:table-cell office:value-type="float" office:value="0.572649" calcext:value-type="float">
            <text:p>0.572649</text:p>
          </table:table-cell>
          <table:table-cell office:value-type="float" office:value="0.802853" calcext:value-type="float">
            <text:p>0.802853</text:p>
          </table:table-cell>
          <table:table-cell office:value-type="float" office:value="0.540957" calcext:value-type="float">
            <text:p>0.540957</text:p>
          </table:table-cell>
          <table:table-cell office:value-type="float" office:value="0.712057" calcext:value-type="float">
            <text:p>0.712057</text:p>
          </table:table-cell>
          <table:table-cell office:value-type="float" office:value="0.645813" calcext:value-type="float">
            <text:p>0.645813</text:p>
          </table:table-cell>
          <table:table-cell office:value-type="float" office:value="0.532888" calcext:value-type="float">
            <text:p>0.532888</text:p>
          </table:table-cell>
          <table:table-cell office:value-type="float" office:value="0.753322" calcext:value-type="float">
            <text:p>0.753322</text:p>
          </table:table-cell>
          <table:table-cell office:value-type="float" office:value="0.428413" calcext:value-type="float">
            <text:p>0.428413</text:p>
          </table:table-cell>
          <table:table-cell office:value-type="float" office:value="0.71875" calcext:value-type="float">
            <text:p>0.71875</text:p>
          </table:table-cell>
          <table:table-cell office:value-type="float" office:value="0.622196" calcext:value-type="float">
            <text:p>0.622196</text:p>
          </table:table-cell>
          <table:table-cell office:value-type="float" office:value="0.413992" calcext:value-type="float">
            <text:p>0.413992</text:p>
          </table:table-cell>
          <table:table-cell office:value-type="float" office:value="0.70987" calcext:value-type="float">
            <text:p>0.70987</text:p>
          </table:table-cell>
          <table:table-cell office:value-type="float" office:value="0.392796" calcext:value-type="float">
            <text:p>0.392796</text:p>
          </table:table-cell>
          <table:table-cell office:value-type="float" office:value="0.52099" calcext:value-type="float">
            <text:p>0.52099</text:p>
          </table:table-cell>
          <table:table-cell office:value-type="float" office:value="0.672329" calcext:value-type="float">
            <text:p>0.672329</text:p>
          </table:table-cell>
          <table:table-cell office:value-type="float" office:value="0.274722" calcext:value-type="float">
            <text:p>0.274722</text:p>
          </table:table-cell>
          <table:table-cell office:value-type="float" office:value="0.586849" calcext:value-type="float">
            <text:p>0.586849</text:p>
          </table:table-cell>
          <table:table-cell office:value-type="float" office:value="0.641491" calcext:value-type="float">
            <text:p>0.641491</text:p>
          </table:table-cell>
          <table:table-cell office:value-type="float" office:value="0.226509" calcext:value-type="float">
            <text:p>0.226509</text:p>
          </table:table-cell>
          <table:table-cell office:value-type="float" office:value="0.556375" calcext:value-type="float">
            <text:p>0.556375</text:p>
          </table:table-cell>
          <table:table-cell office:value-type="float" office:value="0.592961" calcext:value-type="float">
            <text:p>0.592961</text:p>
          </table:table-cell>
          <table:table-cell office:value-type="float" office:value="0.167478" calcext:value-type="float">
            <text:p>0.167478</text:p>
          </table:table-cell>
          <table:table-cell office:value-type="float" office:value="0.43472" calcext:value-type="float">
            <text:p>0.43472</text:p>
          </table:table-cell>
          <table:table-cell office:value-type="float" office:value="0.603731" calcext:value-type="float">
            <text:p>0.603731</text:p>
          </table:table-cell>
          <table:table-cell office:value-type="float" office:value="0.193002" calcext:value-type="float">
            <text:p>0.193002</text:p>
          </table:table-cell>
          <table:table-cell office:value-type="float" office:value="0.238466" calcext:value-type="float">
            <text:p>0.238466</text:p>
          </table:table-cell>
          <table:table-cell office:value-type="float" office:value="0.619549" calcext:value-type="float">
            <text:p>0.619549</text:p>
          </table:table-cell>
          <table:table-cell office:value-type="float" office:value="0.370247" calcext:value-type="float">
            <text:p>0.370247</text:p>
          </table:table-cell>
          <table:table-cell office:value-type="float" office:value="0.0752047" calcext:value-type="float">
            <text:p>0.0752047</text:p>
          </table:table-cell>
          <table:table-cell office:value-type="float" office:value="0.367497" calcext:value-type="float">
            <text:p>0.367497</text:p>
          </table:table-cell>
          <table:table-cell office:value-type="float" office:value="0.570718" calcext:value-type="float">
            <text:p>0.570718</text:p>
          </table:table-cell>
          <table:table-cell office:value-type="float" office:value="0.189147" calcext:value-type="float">
            <text:p>0.189147</text:p>
          </table:table-cell>
          <table:table-cell office:value-type="float" office:value="0.024956" calcext:value-type="float">
            <text:p>0.024956</text:p>
          </table:table-cell>
          <table:table-cell office:value-type="float" office:value="0.182455" calcext:value-type="float">
            <text:p>0.182455</text:p>
          </table:table-cell>
          <table:table-cell office:value-type="float" office:value="0.482286" calcext:value-type="float">
            <text:p>0.482286</text:p>
          </table:table-cell>
          <table:table-cell office:value-type="float" office:value="0.278261" calcext:value-type="float">
            <text:p>0.278261</text:p>
          </table:table-cell>
          <table:table-cell office:value-type="float" office:value="0.0327559" calcext:value-type="float">
            <text:p>0.0327559</text:p>
          </table:table-cell>
          <table:table-cell office:value-type="float" office:value="0.00138997" calcext:value-type="float">
            <text:p>0.00138997</text:p>
          </table:table-cell>
          <table:table-cell office:value-type="float" office:value="0.0344449" calcext:value-type="float">
            <text:p>0.0344449</text:p>
          </table:table-cell>
          <table:table-cell office:value-type="float" office:value="0.287687" calcext:value-type="float">
            <text:p>0.287687</text:p>
          </table:table-cell>
          <table:table-cell office:value-type="float" office:value="0.315603" calcext:value-type="float">
            <text:p>0.315603</text:p>
          </table:table-cell>
          <table:table-cell office:value-type="float" office:value="0.0571744" calcext:value-type="float">
            <text:p>0.0571744</text:p>
          </table:table-cell>
          <table:table-cell office:value-type="float" office:value="0.00209846" calcext:value-type="float">
            <text:p>0.00209846</text:p>
          </table:table-cell>
          <table:table-cell office:value-type="float" office:value="0.0000123667" calcext:value-type="float">
            <text:p>1.23667E-05</text:p>
          </table:table-cell>
          <table:table-cell table:number-columns-repeated="8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78" office:value-type="float" office:value="0" calcext:value-type="float">
            <text:p>0</text:p>
          </table:table-cell>
          <table:table-cell office:value-type="float" office:value="0.000965281" calcext:value-type="float">
            <text:p>0.000965281</text:p>
          </table:table-cell>
          <table:table-cell office:value-type="float" office:value="0.288592" calcext:value-type="float">
            <text:p>0.288592</text:p>
          </table:table-cell>
          <table:table-cell office:value-type="float" office:value="2.80919" calcext:value-type="float">
            <text:p>2.80919</text:p>
          </table:table-cell>
          <table:table-cell office:value-type="float" office:value="5.09518" calcext:value-type="float">
            <text:p>5.09518</text:p>
          </table:table-cell>
          <table:table-cell office:value-type="float" office:value="3.46656" calcext:value-type="float">
            <text:p>3.46656</text:p>
          </table:table-cell>
          <table:table-cell office:value-type="float" office:value="2.19413" calcext:value-type="float">
            <text:p>2.19413</text:p>
          </table:table-cell>
          <table:table-cell office:value-type="float" office:value="2.0444" calcext:value-type="float">
            <text:p>2.0444</text:p>
          </table:table-cell>
          <table:table-cell office:value-type="float" office:value="1.80436" calcext:value-type="float">
            <text:p>1.80436</text:p>
          </table:table-cell>
          <table:table-cell office:value-type="float" office:value="1.52843" calcext:value-type="float">
            <text:p>1.52843</text:p>
          </table:table-cell>
          <table:table-cell office:value-type="float" office:value="1.48377" calcext:value-type="float">
            <text:p>1.48377</text:p>
          </table:table-cell>
          <table:table-cell office:value-type="float" office:value="1.32285" calcext:value-type="float">
            <text:p>1.32285</text:p>
          </table:table-cell>
          <table:table-cell office:value-type="float" office:value="1.15315" calcext:value-type="float">
            <text:p>1.15315</text:p>
          </table:table-cell>
          <table:table-cell office:value-type="float" office:value="1.20761" calcext:value-type="float">
            <text:p>1.20761</text:p>
          </table:table-cell>
          <table:table-cell office:value-type="float" office:value="1.19714" calcext:value-type="float">
            <text:p>1.19714</text:p>
          </table:table-cell>
          <table:table-cell office:value-type="float" office:value="1.11293" calcext:value-type="float">
            <text:p>1.11293</text:p>
          </table:table-cell>
          <table:table-cell office:value-type="float" office:value="1.09025" calcext:value-type="float">
            <text:p>1.09025</text:p>
          </table:table-cell>
          <table:table-cell office:value-type="float" office:value="1.0021" calcext:value-type="float">
            <text:p>1.0021</text:p>
          </table:table-cell>
          <table:table-cell office:value-type="float" office:value="0.986652" calcext:value-type="float">
            <text:p>0.986652</text:p>
          </table:table-cell>
          <table:table-cell office:value-type="float" office:value="0.981652" calcext:value-type="float">
            <text:p>0.981652</text:p>
          </table:table-cell>
          <table:table-cell office:value-type="float" office:value="1.00419" calcext:value-type="float">
            <text:p>1.00419</text:p>
          </table:table-cell>
          <table:table-cell office:value-type="float" office:value="0.933979" calcext:value-type="float">
            <text:p>0.933979</text:p>
          </table:table-cell>
          <table:table-cell office:value-type="float" office:value="0.928665" calcext:value-type="float">
            <text:p>0.928665</text:p>
          </table:table-cell>
          <table:table-cell office:value-type="float" office:value="0.846607" calcext:value-type="float">
            <text:p>0.846607</text:p>
          </table:table-cell>
          <table:table-cell office:value-type="float" office:value="0.878564" calcext:value-type="float">
            <text:p>0.878564</text:p>
          </table:table-cell>
          <table:table-cell office:value-type="float" office:value="0.815164" calcext:value-type="float">
            <text:p>0.815164</text:p>
          </table:table-cell>
          <table:table-cell office:value-type="float" office:value="0.901577" calcext:value-type="float">
            <text:p>0.901577</text:p>
          </table:table-cell>
          <table:table-cell office:value-type="float" office:value="0.783034" calcext:value-type="float">
            <text:p>0.783034</text:p>
          </table:table-cell>
          <table:table-cell office:value-type="float" office:value="0.865992" calcext:value-type="float">
            <text:p>0.865992</text:p>
          </table:table-cell>
          <table:table-cell office:value-type="float" office:value="0.698932" calcext:value-type="float">
            <text:p>0.698932</text:p>
          </table:table-cell>
          <table:table-cell office:value-type="float" office:value="0.813947" calcext:value-type="float">
            <text:p>0.813947</text:p>
          </table:table-cell>
          <table:table-cell office:value-type="float" office:value="0.646483" calcext:value-type="float">
            <text:p>0.646483</text:p>
          </table:table-cell>
          <table:table-cell office:value-type="float" office:value="0.830698" calcext:value-type="float">
            <text:p>0.830698</text:p>
          </table:table-cell>
          <table:table-cell office:value-type="float" office:value="0.634296" calcext:value-type="float">
            <text:p>0.634296</text:p>
          </table:table-cell>
          <table:table-cell office:value-type="float" office:value="0.815812" calcext:value-type="float">
            <text:p>0.815812</text:p>
          </table:table-cell>
          <table:table-cell office:value-type="float" office:value="0.672018" calcext:value-type="float">
            <text:p>0.672018</text:p>
          </table:table-cell>
          <table:table-cell office:value-type="float" office:value="0.678023" calcext:value-type="float">
            <text:p>0.678023</text:p>
          </table:table-cell>
          <table:table-cell office:value-type="float" office:value="0.713951" calcext:value-type="float">
            <text:p>0.713951</text:p>
          </table:table-cell>
          <table:table-cell office:value-type="float" office:value="0.52765" calcext:value-type="float">
            <text:p>0.52765</text:p>
          </table:table-cell>
          <table:table-cell office:value-type="float" office:value="0.758151" calcext:value-type="float">
            <text:p>0.758151</text:p>
          </table:table-cell>
          <table:table-cell office:value-type="float" office:value="0.485249" calcext:value-type="float">
            <text:p>0.485249</text:p>
          </table:table-cell>
          <table:table-cell office:value-type="float" office:value="0.733323" calcext:value-type="float">
            <text:p>0.733323</text:p>
          </table:table-cell>
          <table:table-cell office:value-type="float" office:value="0.639926" calcext:value-type="float">
            <text:p>0.639926</text:p>
          </table:table-cell>
          <table:table-cell office:value-type="float" office:value="0.489797" calcext:value-type="float">
            <text:p>0.489797</text:p>
          </table:table-cell>
          <table:table-cell office:value-type="float" office:value="0.728443" calcext:value-type="float">
            <text:p>0.728443</text:p>
          </table:table-cell>
          <table:table-cell office:value-type="float" office:value="0.380392" calcext:value-type="float">
            <text:p>0.380392</text:p>
          </table:table-cell>
          <table:table-cell office:value-type="float" office:value="0.623127" calcext:value-type="float">
            <text:p>0.623127</text:p>
          </table:table-cell>
          <table:table-cell office:value-type="float" office:value="0.638926" calcext:value-type="float">
            <text:p>0.638926</text:p>
          </table:table-cell>
          <table:table-cell office:value-type="float" office:value="0.316474" calcext:value-type="float">
            <text:p>0.316474</text:p>
          </table:table-cell>
          <table:table-cell office:value-type="float" office:value="0.698319" calcext:value-type="float">
            <text:p>0.698319</text:p>
          </table:table-cell>
          <table:table-cell office:value-type="float" office:value="0.518695" calcext:value-type="float">
            <text:p>0.518695</text:p>
          </table:table-cell>
          <table:table-cell office:value-type="float" office:value="0.334479" calcext:value-type="float">
            <text:p>0.334479</text:p>
          </table:table-cell>
          <table:table-cell office:value-type="float" office:value="0.69327" calcext:value-type="float">
            <text:p>0.69327</text:p>
          </table:table-cell>
          <table:table-cell office:value-type="float" office:value="0.416552" calcext:value-type="float">
            <text:p>0.416552</text:p>
          </table:table-cell>
          <table:table-cell office:value-type="float" office:value="0.288796" calcext:value-type="float">
            <text:p>0.288796</text:p>
          </table:table-cell>
          <table:table-cell office:value-type="float" office:value="0.639957" calcext:value-type="float">
            <text:p>0.639957</text:p>
          </table:table-cell>
          <table:table-cell office:value-type="float" office:value="0.378382" calcext:value-type="float">
            <text:p>0.378382</text:p>
          </table:table-cell>
          <table:table-cell office:value-type="float" office:value="0.215248" calcext:value-type="float">
            <text:p>0.215248</text:p>
          </table:table-cell>
          <table:table-cell office:value-type="float" office:value="0.609876" calcext:value-type="float">
            <text:p>0.609876</text:p>
          </table:table-cell>
          <table:table-cell office:value-type="float" office:value="0.46236" calcext:value-type="float">
            <text:p>0.46236</text:p>
          </table:table-cell>
          <table:table-cell office:value-type="float" office:value="0.135508" calcext:value-type="float">
            <text:p>0.135508</text:p>
          </table:table-cell>
          <table:table-cell office:value-type="float" office:value="0.474669" calcext:value-type="float">
            <text:p>0.474669</text:p>
          </table:table-cell>
          <table:table-cell office:value-type="float" office:value="0.58496" calcext:value-type="float">
            <text:p>0.58496</text:p>
          </table:table-cell>
          <table:table-cell office:value-type="float" office:value="0.153502" calcext:value-type="float">
            <text:p>0.153502</text:p>
          </table:table-cell>
          <table:table-cell office:value-type="float" office:value="0.128153" calcext:value-type="float">
            <text:p>0.128153</text:p>
          </table:table-cell>
          <table:table-cell office:value-type="float" office:value="0.522151" calcext:value-type="float">
            <text:p>0.522151</text:p>
          </table:table-cell>
          <table:table-cell office:value-type="float" office:value="0.431246" calcext:value-type="float">
            <text:p>0.431246</text:p>
          </table:table-cell>
          <table:table-cell office:value-type="float" office:value="0.0602921" calcext:value-type="float">
            <text:p>0.0602921</text:p>
          </table:table-cell>
          <table:table-cell office:value-type="float" office:value="0.0521974" calcext:value-type="float">
            <text:p>0.0521974</text:p>
          </table:table-cell>
          <table:table-cell office:value-type="float" office:value="0.384674" calcext:value-type="float">
            <text:p>0.384674</text:p>
          </table:table-cell>
          <table:table-cell office:value-type="float" office:value="0.460391" calcext:value-type="float">
            <text:p>0.460391</text:p>
          </table:table-cell>
          <table:table-cell office:value-type="float" office:value="0.10844" calcext:value-type="float">
            <text:p>0.10844</text:p>
          </table:table-cell>
          <table:table-cell office:value-type="float" office:value="0.00832161" calcext:value-type="float">
            <text:p>0.00832161</text:p>
          </table:table-cell>
          <table:table-cell office:value-type="float" office:value="0.0137602" calcext:value-type="float">
            <text:p>0.0137602</text:p>
          </table:table-cell>
          <table:table-cell office:value-type="float" office:value="0.179483" calcext:value-type="float">
            <text:p>0.179483</text:p>
          </table:table-cell>
          <table:table-cell office:value-type="float" office:value="0.367801" calcext:value-type="float">
            <text:p>0.367801</text:p>
          </table:table-cell>
          <table:table-cell office:value-type="float" office:value="0.166791" calcext:value-type="float">
            <text:p>0.166791</text:p>
          </table:table-cell>
          <table:table-cell office:value-type="float" office:value="0.0132359" calcext:value-type="float">
            <text:p>0.0132359</text:p>
          </table:table-cell>
          <table:table-cell office:value-type="float" office:value="0.000270787" calcext:value-type="float">
            <text:p>0.000270787</text:p>
          </table:table-cell>
          <table:table-cell office:value-type="float" office:value="0.0000130555" calcext:value-type="float">
            <text:p>1.30555E-05</text:p>
          </table:table-cell>
          <table:table-cell table:number-columns-repeated="8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78" office:value-type="float" office:value="0" calcext:value-type="float">
            <text:p>0</text:p>
          </table:table-cell>
          <table:table-cell office:value-type="float" office:value="0.000832593" calcext:value-type="float">
            <text:p>0.000832593</text:p>
          </table:table-cell>
          <table:table-cell office:value-type="float" office:value="0.243203" calcext:value-type="float">
            <text:p>0.243203</text:p>
          </table:table-cell>
          <table:table-cell office:value-type="float" office:value="2.51815" calcext:value-type="float">
            <text:p>2.51815</text:p>
          </table:table-cell>
          <table:table-cell office:value-type="float" office:value="4.89273" calcext:value-type="float">
            <text:p>4.89273</text:p>
          </table:table-cell>
          <table:table-cell office:value-type="float" office:value="3.49581" calcext:value-type="float">
            <text:p>3.49581</text:p>
          </table:table-cell>
          <table:table-cell office:value-type="float" office:value="2.45422" calcext:value-type="float">
            <text:p>2.45422</text:p>
          </table:table-cell>
          <table:table-cell office:value-type="float" office:value="2.21963" calcext:value-type="float">
            <text:p>2.21963</text:p>
          </table:table-cell>
          <table:table-cell office:value-type="float" office:value="1.7442" calcext:value-type="float">
            <text:p>1.7442</text:p>
          </table:table-cell>
          <table:table-cell office:value-type="float" office:value="1.56886" calcext:value-type="float">
            <text:p>1.56886</text:p>
          </table:table-cell>
          <table:table-cell office:value-type="float" office:value="1.43275" calcext:value-type="float">
            <text:p>1.43275</text:p>
          </table:table-cell>
          <table:table-cell office:value-type="float" office:value="1.23995" calcext:value-type="float">
            <text:p>1.23995</text:p>
          </table:table-cell>
          <table:table-cell office:value-type="float" office:value="1.2381" calcext:value-type="float">
            <text:p>1.2381</text:p>
          </table:table-cell>
          <table:table-cell office:value-type="float" office:value="1.25927" calcext:value-type="float">
            <text:p>1.25927</text:p>
          </table:table-cell>
          <table:table-cell office:value-type="float" office:value="1.15587" calcext:value-type="float">
            <text:p>1.15587</text:p>
          </table:table-cell>
          <table:table-cell office:value-type="float" office:value="1.13872" calcext:value-type="float">
            <text:p>1.13872</text:p>
          </table:table-cell>
          <table:table-cell office:value-type="float" office:value="1.06965" calcext:value-type="float">
            <text:p>1.06965</text:p>
          </table:table-cell>
          <table:table-cell office:value-type="float" office:value="0.996721" calcext:value-type="float">
            <text:p>0.996721</text:p>
          </table:table-cell>
          <table:table-cell office:value-type="float" office:value="1.02695" calcext:value-type="float">
            <text:p>1.02695</text:p>
          </table:table-cell>
          <table:table-cell office:value-type="float" office:value="1.02597" calcext:value-type="float">
            <text:p>1.02597</text:p>
          </table:table-cell>
          <table:table-cell office:value-type="float" office:value="0.978286" calcext:value-type="float">
            <text:p>0.978286</text:p>
          </table:table-cell>
          <table:table-cell office:value-type="float" office:value="0.919565" calcext:value-type="float">
            <text:p>0.919565</text:p>
          </table:table-cell>
          <table:table-cell office:value-type="float" office:value="0.900665" calcext:value-type="float">
            <text:p>0.900665</text:p>
          </table:table-cell>
          <table:table-cell office:value-type="float" office:value="0.87412" calcext:value-type="float">
            <text:p>0.87412</text:p>
          </table:table-cell>
          <table:table-cell office:value-type="float" office:value="0.881263" calcext:value-type="float">
            <text:p>0.881263</text:p>
          </table:table-cell>
          <table:table-cell office:value-type="float" office:value="0.841561" calcext:value-type="float">
            <text:p>0.841561</text:p>
          </table:table-cell>
          <table:table-cell office:value-type="float" office:value="0.900732" calcext:value-type="float">
            <text:p>0.900732</text:p>
          </table:table-cell>
          <table:table-cell office:value-type="float" office:value="0.79841" calcext:value-type="float">
            <text:p>0.79841</text:p>
          </table:table-cell>
          <table:table-cell office:value-type="float" office:value="0.809616" calcext:value-type="float">
            <text:p>0.809616</text:p>
          </table:table-cell>
          <table:table-cell office:value-type="float" office:value="0.738818" calcext:value-type="float">
            <text:p>0.738818</text:p>
          </table:table-cell>
          <table:table-cell office:value-type="float" office:value="0.777878" calcext:value-type="float">
            <text:p>0.777878</text:p>
          </table:table-cell>
          <table:table-cell office:value-type="float" office:value="0.757678" calcext:value-type="float">
            <text:p>0.757678</text:p>
          </table:table-cell>
          <table:table-cell office:value-type="float" office:value="0.753578" calcext:value-type="float">
            <text:p>0.753578</text:p>
          </table:table-cell>
          <table:table-cell office:value-type="float" office:value="0.801375" calcext:value-type="float">
            <text:p>0.801375</text:p>
          </table:table-cell>
          <table:table-cell office:value-type="float" office:value="0.646427" calcext:value-type="float">
            <text:p>0.646427</text:p>
          </table:table-cell>
          <table:table-cell office:value-type="float" office:value="0.78241" calcext:value-type="float">
            <text:p>0.78241</text:p>
          </table:table-cell>
          <table:table-cell office:value-type="float" office:value="0.543697" calcext:value-type="float">
            <text:p>0.543697</text:p>
          </table:table-cell>
          <table:table-cell office:value-type="float" office:value="0.760354" calcext:value-type="float">
            <text:p>0.760354</text:p>
          </table:table-cell>
          <table:table-cell office:value-type="float" office:value="0.560261" calcext:value-type="float">
            <text:p>0.560261</text:p>
          </table:table-cell>
          <table:table-cell office:value-type="float" office:value="0.711061" calcext:value-type="float">
            <text:p>0.711061</text:p>
          </table:table-cell>
          <table:table-cell office:value-type="float" office:value="0.701173" calcext:value-type="float">
            <text:p>0.701173</text:p>
          </table:table-cell>
          <table:table-cell office:value-type="float" office:value="0.523322" calcext:value-type="float">
            <text:p>0.523322</text:p>
          </table:table-cell>
          <table:table-cell office:value-type="float" office:value="0.756053" calcext:value-type="float">
            <text:p>0.756053</text:p>
          </table:table-cell>
          <table:table-cell office:value-type="float" office:value="0.434927" calcext:value-type="float">
            <text:p>0.434927</text:p>
          </table:table-cell>
          <table:table-cell office:value-type="float" office:value="0.65448" calcext:value-type="float">
            <text:p>0.65448</text:p>
          </table:table-cell>
          <table:table-cell office:value-type="float" office:value="0.631718" calcext:value-type="float">
            <text:p>0.631718</text:p>
          </table:table-cell>
          <table:table-cell office:value-type="float" office:value="0.386591" calcext:value-type="float">
            <text:p>0.386591</text:p>
          </table:table-cell>
          <table:table-cell office:value-type="float" office:value="0.721945" calcext:value-type="float">
            <text:p>0.721945</text:p>
          </table:table-cell>
          <table:table-cell office:value-type="float" office:value="0.458377" calcext:value-type="float">
            <text:p>0.458377</text:p>
          </table:table-cell>
          <table:table-cell office:value-type="float" office:value="0.48419" calcext:value-type="float">
            <text:p>0.48419</text:p>
          </table:table-cell>
          <table:table-cell office:value-type="float" office:value="0.710776" calcext:value-type="float">
            <text:p>0.710776</text:p>
          </table:table-cell>
          <table:table-cell office:value-type="float" office:value="0.331742" calcext:value-type="float">
            <text:p>0.331742</text:p>
          </table:table-cell>
          <table:table-cell office:value-type="float" office:value="0.50167" calcext:value-type="float">
            <text:p>0.50167</text:p>
          </table:table-cell>
          <table:table-cell office:value-type="float" office:value="0.629594" calcext:value-type="float">
            <text:p>0.629594</text:p>
          </table:table-cell>
          <table:table-cell office:value-type="float" office:value="0.228824" calcext:value-type="float">
            <text:p>0.228824</text:p>
          </table:table-cell>
          <table:table-cell office:value-type="float" office:value="0.490961" calcext:value-type="float">
            <text:p>0.490961</text:p>
          </table:table-cell>
          <table:table-cell office:value-type="float" office:value="0.627586" calcext:value-type="float">
            <text:p>0.627586</text:p>
          </table:table-cell>
          <table:table-cell office:value-type="float" office:value="0.212423" calcext:value-type="float">
            <text:p>0.212423</text:p>
          </table:table-cell>
          <table:table-cell office:value-type="float" office:value="0.392838" calcext:value-type="float">
            <text:p>0.392838</text:p>
          </table:table-cell>
          <table:table-cell office:value-type="float" office:value="0.652261" calcext:value-type="float">
            <text:p>0.652261</text:p>
          </table:table-cell>
          <table:table-cell office:value-type="float" office:value="0.27306" calcext:value-type="float">
            <text:p>0.27306</text:p>
          </table:table-cell>
          <table:table-cell office:value-type="float" office:value="0.199411" calcext:value-type="float">
            <text:p>0.199411</text:p>
          </table:table-cell>
          <table:table-cell office:value-type="float" office:value="0.586702" calcext:value-type="float">
            <text:p>0.586702</text:p>
          </table:table-cell>
          <table:table-cell office:value-type="float" office:value="0.411656" calcext:value-type="float">
            <text:p>0.411656</text:p>
          </table:table-cell>
          <table:table-cell office:value-type="float" office:value="0.0807961" calcext:value-type="float">
            <text:p>0.0807961</text:p>
          </table:table-cell>
          <table:table-cell office:value-type="float" office:value="0.286247" calcext:value-type="float">
            <text:p>0.286247</text:p>
          </table:table-cell>
          <table:table-cell office:value-type="float" office:value="0.546661" calcext:value-type="float">
            <text:p>0.546661</text:p>
          </table:table-cell>
          <table:table-cell office:value-type="float" office:value="0.249791" calcext:value-type="float">
            <text:p>0.249791</text:p>
          </table:table-cell>
          <table:table-cell office:value-type="float" office:value="0.0414593" calcext:value-type="float">
            <text:p>0.0414593</text:p>
          </table:table-cell>
          <table:table-cell office:value-type="float" office:value="0.161756" calcext:value-type="float">
            <text:p>0.161756</text:p>
          </table:table-cell>
          <table:table-cell office:value-type="float" office:value="0.489527" calcext:value-type="float">
            <text:p>0.489527</text:p>
          </table:table-cell>
          <table:table-cell office:value-type="float" office:value="0.340046" calcext:value-type="float">
            <text:p>0.340046</text:p>
          </table:table-cell>
          <table:table-cell office:value-type="float" office:value="0.0453741" calcext:value-type="float">
            <text:p>0.0453741</text:p>
          </table:table-cell>
          <table:table-cell office:value-type="float" office:value="0.00353423" calcext:value-type="float">
            <text:p>0.00353423</text:p>
          </table:table-cell>
          <table:table-cell office:value-type="float" office:value="0.0575893" calcext:value-type="float">
            <text:p>0.0575893</text:p>
          </table:table-cell>
          <table:table-cell office:value-type="float" office:value="0.300119" calcext:value-type="float">
            <text:p>0.300119</text:p>
          </table:table-cell>
          <table:table-cell office:value-type="float" office:value="0.313379" calcext:value-type="float">
            <text:p>0.313379</text:p>
          </table:table-cell>
          <table:table-cell office:value-type="float" office:value="0.0617134" calcext:value-type="float">
            <text:p>0.0617134</text:p>
          </table:table-cell>
          <table:table-cell office:value-type="float" office:value="0.00427622" calcext:value-type="float">
            <text:p>0.00427622</text:p>
          </table:table-cell>
          <table:table-cell office:value-type="float" office:value="0.000782165" calcext:value-type="float">
            <text:p>0.000782165</text:p>
          </table:table-cell>
          <table:table-cell office:value-type="float" office:value="0.0000258002" calcext:value-type="float">
            <text:p>2.58002E-05</text:p>
          </table:table-cell>
          <table:table-cell table:number-columns-repeated="8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78" office:value-type="float" office:value="0" calcext:value-type="float">
            <text:p>0</text:p>
          </table:table-cell>
          <table:table-cell office:value-type="float" office:value="0.0000793371" calcext:value-type="float">
            <text:p>7.93371E-05</text:p>
          </table:table-cell>
          <table:table-cell office:value-type="float" office:value="0.145055" calcext:value-type="float">
            <text:p>0.145055</text:p>
          </table:table-cell>
          <table:table-cell office:value-type="float" office:value="1.94534" calcext:value-type="float">
            <text:p>1.94534</text:p>
          </table:table-cell>
          <table:table-cell office:value-type="float" office:value="4.65393" calcext:value-type="float">
            <text:p>4.65393</text:p>
          </table:table-cell>
          <table:table-cell office:value-type="float" office:value="4.00209" calcext:value-type="float">
            <text:p>4.00209</text:p>
          </table:table-cell>
          <table:table-cell office:value-type="float" office:value="2.7855" calcext:value-type="float">
            <text:p>2.7855</text:p>
          </table:table-cell>
          <table:table-cell office:value-type="float" office:value="2.10901" calcext:value-type="float">
            <text:p>2.10901</text:p>
          </table:table-cell>
          <table:table-cell office:value-type="float" office:value="1.67163" calcext:value-type="float">
            <text:p>1.67163</text:p>
          </table:table-cell>
          <table:table-cell office:value-type="float" office:value="1.50052" calcext:value-type="float">
            <text:p>1.50052</text:p>
          </table:table-cell>
          <table:table-cell office:value-type="float" office:value="1.36391" calcext:value-type="float">
            <text:p>1.36391</text:p>
          </table:table-cell>
          <table:table-cell office:value-type="float" office:value="1.32056" calcext:value-type="float">
            <text:p>1.32056</text:p>
          </table:table-cell>
          <table:table-cell office:value-type="float" office:value="1.3142" calcext:value-type="float">
            <text:p>1.3142</text:p>
          </table:table-cell>
          <table:table-cell office:value-type="float" office:value="1.20536" calcext:value-type="float">
            <text:p>1.20536</text:p>
          </table:table-cell>
          <table:table-cell office:value-type="float" office:value="1.2019" calcext:value-type="float">
            <text:p>1.2019</text:p>
          </table:table-cell>
          <table:table-cell office:value-type="float" office:value="1.14647" calcext:value-type="float">
            <text:p>1.14647</text:p>
          </table:table-cell>
          <table:table-cell office:value-type="float" office:value="1.00335" calcext:value-type="float">
            <text:p>1.00335</text:p>
          </table:table-cell>
          <table:table-cell office:value-type="float" office:value="1.06507" calcext:value-type="float">
            <text:p>1.06507</text:p>
          </table:table-cell>
          <table:table-cell office:value-type="float" office:value="1.04994" calcext:value-type="float">
            <text:p>1.04994</text:p>
          </table:table-cell>
          <table:table-cell office:value-type="float" office:value="1.02329" calcext:value-type="float">
            <text:p>1.02329</text:p>
          </table:table-cell>
          <table:table-cell office:value-type="float" office:value="0.967583" calcext:value-type="float">
            <text:p>0.967583</text:p>
          </table:table-cell>
          <table:table-cell office:value-type="float" office:value="0.920405" calcext:value-type="float">
            <text:p>0.920405</text:p>
          </table:table-cell>
          <table:table-cell office:value-type="float" office:value="0.889604" calcext:value-type="float">
            <text:p>0.889604</text:p>
          </table:table-cell>
          <table:table-cell office:value-type="float" office:value="0.925221" calcext:value-type="float">
            <text:p>0.925221</text:p>
          </table:table-cell>
          <table:table-cell office:value-type="float" office:value="0.862164" calcext:value-type="float">
            <text:p>0.862164</text:p>
          </table:table-cell>
          <table:table-cell office:value-type="float" office:value="0.933382" calcext:value-type="float">
            <text:p>0.933382</text:p>
          </table:table-cell>
          <table:table-cell office:value-type="float" office:value="0.806012" calcext:value-type="float">
            <text:p>0.806012</text:p>
          </table:table-cell>
          <table:table-cell office:value-type="float" office:value="0.860578" calcext:value-type="float">
            <text:p>0.860578</text:p>
          </table:table-cell>
          <table:table-cell office:value-type="float" office:value="0.734979" calcext:value-type="float">
            <text:p>0.734979</text:p>
          </table:table-cell>
          <table:table-cell office:value-type="float" office:value="0.83593" calcext:value-type="float">
            <text:p>0.83593</text:p>
          </table:table-cell>
          <table:table-cell office:value-type="float" office:value="0.702614" calcext:value-type="float">
            <text:p>0.702614</text:p>
          </table:table-cell>
          <table:table-cell office:value-type="float" office:value="0.864439" calcext:value-type="float">
            <text:p>0.864439</text:p>
          </table:table-cell>
          <table:table-cell office:value-type="float" office:value="0.67106" calcext:value-type="float">
            <text:p>0.67106</text:p>
          </table:table-cell>
          <table:table-cell office:value-type="float" office:value="0.815595" calcext:value-type="float">
            <text:p>0.815595</text:p>
          </table:table-cell>
          <table:table-cell office:value-type="float" office:value="0.637848" calcext:value-type="float">
            <text:p>0.637848</text:p>
          </table:table-cell>
          <table:table-cell office:value-type="float" office:value="0.732648" calcext:value-type="float">
            <text:p>0.732648</text:p>
          </table:table-cell>
          <table:table-cell office:value-type="float" office:value="0.675418" calcext:value-type="float">
            <text:p>0.675418</text:p>
          </table:table-cell>
          <table:table-cell office:value-type="float" office:value="0.649263" calcext:value-type="float">
            <text:p>0.649263</text:p>
          </table:table-cell>
          <table:table-cell office:value-type="float" office:value="0.775127" calcext:value-type="float">
            <text:p>0.775127</text:p>
          </table:table-cell>
          <table:table-cell office:value-type="float" office:value="0.52461" calcext:value-type="float">
            <text:p>0.52461</text:p>
          </table:table-cell>
          <table:table-cell office:value-type="float" office:value="0.78133" calcext:value-type="float">
            <text:p>0.78133</text:p>
          </table:table-cell>
          <table:table-cell office:value-type="float" office:value="0.536683" calcext:value-type="float">
            <text:p>0.536683</text:p>
          </table:table-cell>
          <table:table-cell office:value-type="float" office:value="0.643366" calcext:value-type="float">
            <text:p>0.643366</text:p>
          </table:table-cell>
          <table:table-cell office:value-type="float" office:value="0.666169" calcext:value-type="float">
            <text:p>0.666169</text:p>
          </table:table-cell>
          <table:table-cell office:value-type="float" office:value="0.416197" calcext:value-type="float">
            <text:p>0.416197</text:p>
          </table:table-cell>
          <table:table-cell office:value-type="float" office:value="0.724516" calcext:value-type="float">
            <text:p>0.724516</text:p>
          </table:table-cell>
          <table:table-cell office:value-type="float" office:value="0.468661" calcext:value-type="float">
            <text:p>0.468661</text:p>
          </table:table-cell>
          <table:table-cell office:value-type="float" office:value="0.559648" calcext:value-type="float">
            <text:p>0.559648</text:p>
          </table:table-cell>
          <table:table-cell office:value-type="float" office:value="0.711923" calcext:value-type="float">
            <text:p>0.711923</text:p>
          </table:table-cell>
          <table:table-cell office:value-type="float" office:value="0.339612" calcext:value-type="float">
            <text:p>0.339612</text:p>
          </table:table-cell>
          <table:table-cell office:value-type="float" office:value="0.620609" calcext:value-type="float">
            <text:p>0.620609</text:p>
          </table:table-cell>
          <table:table-cell office:value-type="float" office:value="0.591511" calcext:value-type="float">
            <text:p>0.591511</text:p>
          </table:table-cell>
          <table:table-cell office:value-type="float" office:value="0.250166" calcext:value-type="float">
            <text:p>0.250166</text:p>
          </table:table-cell>
          <table:table-cell office:value-type="float" office:value="0.622712" calcext:value-type="float">
            <text:p>0.622712</text:p>
          </table:table-cell>
          <table:table-cell office:value-type="float" office:value="0.508633" calcext:value-type="float">
            <text:p>0.508633</text:p>
          </table:table-cell>
          <table:table-cell office:value-type="float" office:value="0.256581" calcext:value-type="float">
            <text:p>0.256581</text:p>
          </table:table-cell>
          <table:table-cell office:value-type="float" office:value="0.62656" calcext:value-type="float">
            <text:p>0.62656</text:p>
          </table:table-cell>
          <table:table-cell office:value-type="float" office:value="0.513471" calcext:value-type="float">
            <text:p>0.513471</text:p>
          </table:table-cell>
          <table:table-cell office:value-type="float" office:value="0.195974" calcext:value-type="float">
            <text:p>0.195974</text:p>
          </table:table-cell>
          <table:table-cell office:value-type="float" office:value="0.534609" calcext:value-type="float">
            <text:p>0.534609</text:p>
          </table:table-cell>
          <table:table-cell office:value-type="float" office:value="0.553396" calcext:value-type="float">
            <text:p>0.553396</text:p>
          </table:table-cell>
          <table:table-cell office:value-type="float" office:value="0.153926" calcext:value-type="float">
            <text:p>0.153926</text:p>
          </table:table-cell>
          <table:table-cell office:value-type="float" office:value="0.342839" calcext:value-type="float">
            <text:p>0.342839</text:p>
          </table:table-cell>
          <table:table-cell office:value-type="float" office:value="0.577206" calcext:value-type="float">
            <text:p>0.577206</text:p>
          </table:table-cell>
          <table:table-cell office:value-type="float" office:value="0.234576" calcext:value-type="float">
            <text:p>0.234576</text:p>
          </table:table-cell>
          <table:table-cell office:value-type="float" office:value="0.0894696" calcext:value-type="float">
            <text:p>0.0894696</text:p>
          </table:table-cell>
          <table:table-cell office:value-type="float" office:value="0.441613" calcext:value-type="float">
            <text:p>0.441613</text:p>
          </table:table-cell>
          <table:table-cell office:value-type="float" office:value="0.525519" calcext:value-type="float">
            <text:p>0.525519</text:p>
          </table:table-cell>
          <table:table-cell office:value-type="float" office:value="0.141692" calcext:value-type="float">
            <text:p>0.141692</text:p>
          </table:table-cell>
          <table:table-cell office:value-type="float" office:value="0.0423192" calcext:value-type="float">
            <text:p>0.0423192</text:p>
          </table:table-cell>
          <table:table-cell office:value-type="float" office:value="0.276931" calcext:value-type="float">
            <text:p>0.276931</text:p>
          </table:table-cell>
          <table:table-cell office:value-type="float" office:value="0.4971" calcext:value-type="float">
            <text:p>0.4971</text:p>
          </table:table-cell>
          <table:table-cell office:value-type="float" office:value="0.216746" calcext:value-type="float">
            <text:p>0.216746</text:p>
          </table:table-cell>
          <table:table-cell office:value-type="float" office:value="0.0196092" calcext:value-type="float">
            <text:p>0.0196092</text:p>
          </table:table-cell>
          <table:table-cell office:value-type="float" office:value="0.011982" calcext:value-type="float">
            <text:p>0.011982</text:p>
          </table:table-cell>
          <table:table-cell office:value-type="float" office:value="0.10198" calcext:value-type="float">
            <text:p>0.10198</text:p>
          </table:table-cell>
          <table:table-cell office:value-type="float" office:value="0.328716" calcext:value-type="float">
            <text:p>0.328716</text:p>
          </table:table-cell>
          <table:table-cell office:value-type="float" office:value="0.232702" calcext:value-type="float">
            <text:p>0.232702</text:p>
          </table:table-cell>
          <table:table-cell office:value-type="float" office:value="0.0330531" calcext:value-type="float">
            <text:p>0.0330531</text:p>
          </table:table-cell>
          <table:table-cell office:value-type="float" office:value="0.00648174" calcext:value-type="float">
            <text:p>0.00648174</text:p>
          </table:table-cell>
          <table:table-cell office:value-type="float" office:value="0.000933711" calcext:value-type="float">
            <text:p>0.000933711</text:p>
          </table:table-cell>
          <table:table-cell office:value-type="float" office:value="0.0000131109" calcext:value-type="float">
            <text:p>1.31109E-05</text:p>
          </table:table-cell>
          <table:table-cell table:number-columns-repeated="81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78" office:value-type="float" office:value="0" calcext:value-type="float">
            <text:p>0</text:p>
          </table:table-cell>
          <table:table-cell office:value-type="float" office:value="0.0000253827" calcext:value-type="float">
            <text:p>2.53827E-05</text:p>
          </table:table-cell>
          <table:table-cell office:value-type="float" office:value="0.0728796" calcext:value-type="float">
            <text:p>0.0728796</text:p>
          </table:table-cell>
          <table:table-cell office:value-type="float" office:value="1.27724" calcext:value-type="float">
            <text:p>1.27724</text:p>
          </table:table-cell>
          <table:table-cell office:value-type="float" office:value="4.2945" calcext:value-type="float">
            <text:p>4.2945</text:p>
          </table:table-cell>
          <table:table-cell office:value-type="float" office:value="4.66676" calcext:value-type="float">
            <text:p>4.66676</text:p>
          </table:table-cell>
          <table:table-cell office:value-type="float" office:value="2.85499" calcext:value-type="float">
            <text:p>2.85499</text:p>
          </table:table-cell>
          <table:table-cell office:value-type="float" office:value="1.95224" calcext:value-type="float">
            <text:p>1.95224</text:p>
          </table:table-cell>
          <table:table-cell office:value-type="float" office:value="1.6894" calcext:value-type="float">
            <text:p>1.6894</text:p>
          </table:table-cell>
          <table:table-cell office:value-type="float" office:value="1.54464" calcext:value-type="float">
            <text:p>1.54464</text:p>
          </table:table-cell>
          <table:table-cell office:value-type="float" office:value="1.48706" calcext:value-type="float">
            <text:p>1.48706</text:p>
          </table:table-cell>
          <table:table-cell office:value-type="float" office:value="1.34821" calcext:value-type="float">
            <text:p>1.34821</text:p>
          </table:table-cell>
          <table:table-cell office:value-type="float" office:value="1.2461" calcext:value-type="float">
            <text:p>1.2461</text:p>
          </table:table-cell>
          <table:table-cell office:value-type="float" office:value="1.28362" calcext:value-type="float">
            <text:p>1.28362</text:p>
          </table:table-cell>
          <table:table-cell office:value-type="float" office:value="1.1978" calcext:value-type="float">
            <text:p>1.1978</text:p>
          </table:table-cell>
          <table:table-cell office:value-type="float" office:value="1.04577" calcext:value-type="float">
            <text:p>1.04577</text:p>
          </table:table-cell>
          <table:table-cell office:value-type="float" office:value="1.09803" calcext:value-type="float">
            <text:p>1.09803</text:p>
          </table:table-cell>
          <table:table-cell office:value-type="float" office:value="1.08745" calcext:value-type="float">
            <text:p>1.08745</text:p>
          </table:table-cell>
          <table:table-cell office:value-type="float" office:value="1.06811" calcext:value-type="float">
            <text:p>1.06811</text:p>
          </table:table-cell>
          <table:table-cell office:value-type="float" office:value="1.01983" calcext:value-type="float">
            <text:p>1.01983</text:p>
          </table:table-cell>
          <table:table-cell office:value-type="float" office:value="0.949784" calcext:value-type="float">
            <text:p>0.949784</text:p>
          </table:table-cell>
          <table:table-cell office:value-type="float" office:value="0.931162" calcext:value-type="float">
            <text:p>0.931162</text:p>
          </table:table-cell>
          <table:table-cell office:value-type="float" office:value="0.92756" calcext:value-type="float">
            <text:p>0.92756</text:p>
          </table:table-cell>
          <table:table-cell office:value-type="float" office:value="0.907886" calcext:value-type="float">
            <text:p>0.907886</text:p>
          </table:table-cell>
          <table:table-cell office:value-type="float" office:value="0.919567" calcext:value-type="float">
            <text:p>0.919567</text:p>
          </table:table-cell>
          <table:table-cell office:value-type="float" office:value="0.886546" calcext:value-type="float">
            <text:p>0.886546</text:p>
          </table:table-cell>
          <table:table-cell office:value-type="float" office:value="0.822441" calcext:value-type="float">
            <text:p>0.822441</text:p>
          </table:table-cell>
          <table:table-cell office:value-type="float" office:value="0.811996" calcext:value-type="float">
            <text:p>0.811996</text:p>
          </table:table-cell>
          <table:table-cell office:value-type="float" office:value="0.797564" calcext:value-type="float">
            <text:p>0.797564</text:p>
          </table:table-cell>
          <table:table-cell office:value-type="float" office:value="0.797608" calcext:value-type="float">
            <text:p>0.797608</text:p>
          </table:table-cell>
          <table:table-cell office:value-type="float" office:value="0.819128" calcext:value-type="float">
            <text:p>0.819128</text:p>
          </table:table-cell>
          <table:table-cell office:value-type="float" office:value="0.770444" calcext:value-type="float">
            <text:p>0.770444</text:p>
          </table:table-cell>
          <table:table-cell office:value-type="float" office:value="0.805958" calcext:value-type="float">
            <text:p>0.805958</text:p>
          </table:table-cell>
          <table:table-cell office:value-type="float" office:value="0.669704" calcext:value-type="float">
            <text:p>0.669704</text:p>
          </table:table-cell>
          <table:table-cell office:value-type="float" office:value="0.774036" calcext:value-type="float">
            <text:p>0.774036</text:p>
          </table:table-cell>
          <table:table-cell office:value-type="float" office:value="0.591841" calcext:value-type="float">
            <text:p>0.591841</text:p>
          </table:table-cell>
          <table:table-cell office:value-type="float" office:value="0.796617" calcext:value-type="float">
            <text:p>0.796617</text:p>
          </table:table-cell>
          <table:table-cell office:value-type="float" office:value="0.590291" calcext:value-type="float">
            <text:p>0.590291</text:p>
          </table:table-cell>
          <table:table-cell office:value-type="float" office:value="0.770896" calcext:value-type="float">
            <text:p>0.770896</text:p>
          </table:table-cell>
          <table:table-cell office:value-type="float" office:value="0.671842" calcext:value-type="float">
            <text:p>0.671842</text:p>
          </table:table-cell>
          <table:table-cell office:value-type="float" office:value="0.594578" calcext:value-type="float">
            <text:p>0.594578</text:p>
          </table:table-cell>
          <table:table-cell office:value-type="float" office:value="0.719623" calcext:value-type="float">
            <text:p>0.719623</text:p>
          </table:table-cell>
          <table:table-cell office:value-type="float" office:value="0.448802" calcext:value-type="float">
            <text:p>0.448802</text:p>
          </table:table-cell>
          <table:table-cell office:value-type="float" office:value="0.716561" calcext:value-type="float">
            <text:p>0.716561</text:p>
          </table:table-cell>
          <table:table-cell office:value-type="float" office:value="0.517431" calcext:value-type="float">
            <text:p>0.517431</text:p>
          </table:table-cell>
          <table:table-cell office:value-type="float" office:value="0.58378" calcext:value-type="float">
            <text:p>0.58378</text:p>
          </table:table-cell>
          <table:table-cell office:value-type="float" office:value="0.733487" calcext:value-type="float">
            <text:p>0.733487</text:p>
          </table:table-cell>
          <table:table-cell office:value-type="float" office:value="0.382271" calcext:value-type="float">
            <text:p>0.382271</text:p>
          </table:table-cell>
          <table:table-cell office:value-type="float" office:value="0.669351" calcext:value-type="float">
            <text:p>0.669351</text:p>
          </table:table-cell>
          <table:table-cell office:value-type="float" office:value="0.590228" calcext:value-type="float">
            <text:p>0.590228</text:p>
          </table:table-cell>
          <table:table-cell office:value-type="float" office:value="0.325929" calcext:value-type="float">
            <text:p>0.325929</text:p>
          </table:table-cell>
          <table:table-cell office:value-type="float" office:value="0.664046" calcext:value-type="float">
            <text:p>0.664046</text:p>
          </table:table-cell>
          <table:table-cell office:value-type="float" office:value="0.43184" calcext:value-type="float">
            <text:p>0.43184</text:p>
          </table:table-cell>
          <table:table-cell office:value-type="float" office:value="0.387139" calcext:value-type="float">
            <text:p>0.387139</text:p>
          </table:table-cell>
          <table:table-cell office:value-type="float" office:value="0.685548" calcext:value-type="float">
            <text:p>0.685548</text:p>
          </table:table-cell>
          <table:table-cell office:value-type="float" office:value="0.375377" calcext:value-type="float">
            <text:p>0.375377</text:p>
          </table:table-cell>
          <table:table-cell office:value-type="float" office:value="0.34147" calcext:value-type="float">
            <text:p>0.34147</text:p>
          </table:table-cell>
          <table:table-cell office:value-type="float" office:value="0.662727" calcext:value-type="float">
            <text:p>0.662727</text:p>
          </table:table-cell>
          <table:table-cell office:value-type="float" office:value="0.37027" calcext:value-type="float">
            <text:p>0.37027</text:p>
          </table:table-cell>
          <table:table-cell office:value-type="float" office:value="0.219747" calcext:value-type="float">
            <text:p>0.219747</text:p>
          </table:table-cell>
          <table:table-cell office:value-type="float" office:value="0.591266" calcext:value-type="float">
            <text:p>0.591266</text:p>
          </table:table-cell>
          <table:table-cell office:value-type="float" office:value="0.418805" calcext:value-type="float">
            <text:p>0.418805</text:p>
          </table:table-cell>
          <table:table-cell office:value-type="float" office:value="0.126396" calcext:value-type="float">
            <text:p>0.126396</text:p>
          </table:table-cell>
          <table:table-cell office:value-type="float" office:value="0.479853" calcext:value-type="float">
            <text:p>0.479853</text:p>
          </table:table-cell>
          <table:table-cell office:value-type="float" office:value="0.548382" calcext:value-type="float">
            <text:p>0.548382</text:p>
          </table:table-cell>
          <table:table-cell office:value-type="float" office:value="0.152111" calcext:value-type="float">
            <text:p>0.152111</text:p>
          </table:table-cell>
          <table:table-cell office:value-type="float" office:value="0.165936" calcext:value-type="float">
            <text:p>0.165936</text:p>
          </table:table-cell>
          <table:table-cell office:value-type="float" office:value="0.52006" calcext:value-type="float">
            <text:p>0.52006</text:p>
          </table:table-cell>
          <table:table-cell office:value-type="float" office:value="0.435621" calcext:value-type="float">
            <text:p>0.435621</text:p>
          </table:table-cell>
          <table:table-cell office:value-type="float" office:value="0.0795626" calcext:value-type="float">
            <text:p>0.0795626</text:p>
          </table:table-cell>
          <table:table-cell office:value-type="float" office:value="0.0702636" calcext:value-type="float">
            <text:p>0.0702636</text:p>
          </table:table-cell>
          <table:table-cell office:value-type="float" office:value="0.348946" calcext:value-type="float">
            <text:p>0.348946</text:p>
          </table:table-cell>
          <table:table-cell office:value-type="float" office:value="0.443199" calcext:value-type="float">
            <text:p>0.443199</text:p>
          </table:table-cell>
          <table:table-cell office:value-type="float" office:value="0.122641" calcext:value-type="float">
            <text:p>0.122641</text:p>
          </table:table-cell>
          <table:table-cell office:value-type="float" office:value="0.015917" calcext:value-type="float">
            <text:p>0.015917</text:p>
          </table:table-cell>
          <table:table-cell office:value-type="float" office:value="0.0201885" calcext:value-type="float">
            <text:p>0.0201885</text:p>
          </table:table-cell>
          <table:table-cell office:value-type="float" office:value="0.141952" calcext:value-type="float">
            <text:p>0.141952</text:p>
          </table:table-cell>
          <table:table-cell office:value-type="float" office:value="0.320012" calcext:value-type="float">
            <text:p>0.320012</text:p>
          </table:table-cell>
          <table:table-cell office:value-type="float" office:value="0.178246" calcext:value-type="float">
            <text:p>0.178246</text:p>
          </table:table-cell>
          <table:table-cell office:value-type="float" office:value="0.0342678" calcext:value-type="float">
            <text:p>0.0342678</text:p>
          </table:table-cell>
          <table:table-cell office:value-type="float" office:value="0.00639022" calcext:value-type="float">
            <text:p>0.00639022</text:p>
          </table:table-cell>
          <table:table-cell office:value-type="float" office:value="0.000714426" calcext:value-type="float">
            <text:p>0.000714426</text:p>
          </table:table-cell>
          <table:table-cell office:value-type="float" office:value="0.00000897051" calcext:value-type="float">
            <text:p>8.97051E-06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79" office:value-type="float" office:value="0" calcext:value-type="float">
            <text:p>0</text:p>
          </table:table-cell>
          <table:table-cell office:value-type="float" office:value="0.0273013" calcext:value-type="float">
            <text:p>0.0273013</text:p>
          </table:table-cell>
          <table:table-cell office:value-type="float" office:value="0.727326" calcext:value-type="float">
            <text:p>0.727326</text:p>
          </table:table-cell>
          <table:table-cell office:value-type="float" office:value="3.7253" calcext:value-type="float">
            <text:p>3.7253</text:p>
          </table:table-cell>
          <table:table-cell office:value-type="float" office:value="5.02338" calcext:value-type="float">
            <text:p>5.02338</text:p>
          </table:table-cell>
          <table:table-cell office:value-type="float" office:value="2.99811" calcext:value-type="float">
            <text:p>2.99811</text:p>
          </table:table-cell>
          <table:table-cell office:value-type="float" office:value="2.08017" calcext:value-type="float">
            <text:p>2.08017</text:p>
          </table:table-cell>
          <table:table-cell office:value-type="float" office:value="2.04354" calcext:value-type="float">
            <text:p>2.04354</text:p>
          </table:table-cell>
          <table:table-cell office:value-type="float" office:value="1.83562" calcext:value-type="float">
            <text:p>1.83562</text:p>
          </table:table-cell>
          <table:table-cell office:value-type="float" office:value="1.43333" calcext:value-type="float">
            <text:p>1.43333</text:p>
          </table:table-cell>
          <table:table-cell office:value-type="float" office:value="1.33688" calcext:value-type="float">
            <text:p>1.33688</text:p>
          </table:table-cell>
          <table:table-cell office:value-type="float" office:value="1.36844" calcext:value-type="float">
            <text:p>1.36844</text:p>
          </table:table-cell>
          <table:table-cell office:value-type="float" office:value="1.2726" calcext:value-type="float">
            <text:p>1.2726</text:p>
          </table:table-cell>
          <table:table-cell office:value-type="float" office:value="1.11768" calcext:value-type="float">
            <text:p>1.11768</text:p>
          </table:table-cell>
          <table:table-cell office:value-type="float" office:value="1.1476" calcext:value-type="float">
            <text:p>1.1476</text:p>
          </table:table-cell>
          <table:table-cell office:value-type="float" office:value="1.12423" calcext:value-type="float">
            <text:p>1.12423</text:p>
          </table:table-cell>
          <table:table-cell office:value-type="float" office:value="1.09964" calcext:value-type="float">
            <text:p>1.09964</text:p>
          </table:table-cell>
          <table:table-cell office:value-type="float" office:value="1.07009" calcext:value-type="float">
            <text:p>1.07009</text:p>
          </table:table-cell>
          <table:table-cell office:value-type="float" office:value="0.971539" calcext:value-type="float">
            <text:p>0.971539</text:p>
          </table:table-cell>
          <table:table-cell office:value-type="float" office:value="0.976192" calcext:value-type="float">
            <text:p>0.976192</text:p>
          </table:table-cell>
          <table:table-cell office:value-type="float" office:value="0.958521" calcext:value-type="float">
            <text:p>0.958521</text:p>
          </table:table-cell>
          <table:table-cell office:value-type="float" office:value="0.944591" calcext:value-type="float">
            <text:p>0.944591</text:p>
          </table:table-cell>
          <table:table-cell office:value-type="float" office:value="0.913451" calcext:value-type="float">
            <text:p>0.913451</text:p>
          </table:table-cell>
          <table:table-cell office:value-type="float" office:value="0.943462" calcext:value-type="float">
            <text:p>0.943462</text:p>
          </table:table-cell>
          <table:table-cell office:value-type="float" office:value="0.840154" calcext:value-type="float">
            <text:p>0.840154</text:p>
          </table:table-cell>
          <table:table-cell office:value-type="float" office:value="0.858126" calcext:value-type="float">
            <text:p>0.858126</text:p>
          </table:table-cell>
          <table:table-cell office:value-type="float" office:value="0.778208" calcext:value-type="float">
            <text:p>0.778208</text:p>
          </table:table-cell>
          <table:table-cell office:value-type="float" office:value="0.877701" calcext:value-type="float">
            <text:p>0.877701</text:p>
          </table:table-cell>
          <table:table-cell office:value-type="float" office:value="0.759676" calcext:value-type="float">
            <text:p>0.759676</text:p>
          </table:table-cell>
          <table:table-cell office:value-type="float" office:value="0.87569" calcext:value-type="float">
            <text:p>0.87569</text:p>
          </table:table-cell>
          <table:table-cell office:value-type="float" office:value="0.717064" calcext:value-type="float">
            <text:p>0.717064</text:p>
          </table:table-cell>
          <table:table-cell office:value-type="float" office:value="0.793889" calcext:value-type="float">
            <text:p>0.793889</text:p>
          </table:table-cell>
          <table:table-cell office:value-type="float" office:value="0.678437" calcext:value-type="float">
            <text:p>0.678437</text:p>
          </table:table-cell>
          <table:table-cell office:value-type="float" office:value="0.742962" calcext:value-type="float">
            <text:p>0.742962</text:p>
          </table:table-cell>
          <table:table-cell office:value-type="float" office:value="0.715163" calcext:value-type="float">
            <text:p>0.715163</text:p>
          </table:table-cell>
          <table:table-cell office:value-type="float" office:value="0.693759" calcext:value-type="float">
            <text:p>0.693759</text:p>
          </table:table-cell>
          <table:table-cell office:value-type="float" office:value="0.793161" calcext:value-type="float">
            <text:p>0.793161</text:p>
          </table:table-cell>
          <table:table-cell office:value-type="float" office:value="0.572746" calcext:value-type="float">
            <text:p>0.572746</text:p>
          </table:table-cell>
          <table:table-cell office:value-type="float" office:value="0.770782" calcext:value-type="float">
            <text:p>0.770782</text:p>
          </table:table-cell>
          <table:table-cell office:value-type="float" office:value="0.517594" calcext:value-type="float">
            <text:p>0.517594</text:p>
          </table:table-cell>
          <table:table-cell office:value-type="float" office:value="0.693308" calcext:value-type="float">
            <text:p>0.693308</text:p>
          </table:table-cell>
          <table:table-cell office:value-type="float" office:value="0.628774" calcext:value-type="float">
            <text:p>0.628774</text:p>
          </table:table-cell>
          <table:table-cell office:value-type="float" office:value="0.542922" calcext:value-type="float">
            <text:p>0.542922</text:p>
          </table:table-cell>
          <table:table-cell office:value-type="float" office:value="0.754046" calcext:value-type="float">
            <text:p>0.754046</text:p>
          </table:table-cell>
          <table:table-cell office:value-type="float" office:value="0.455909" calcext:value-type="float">
            <text:p>0.455909</text:p>
          </table:table-cell>
          <table:table-cell office:value-type="float" office:value="0.673956" calcext:value-type="float">
            <text:p>0.673956</text:p>
          </table:table-cell>
          <table:table-cell office:value-type="float" office:value="0.625398" calcext:value-type="float">
            <text:p>0.625398</text:p>
          </table:table-cell>
          <table:table-cell office:value-type="float" office:value="0.378822" calcext:value-type="float">
            <text:p>0.378822</text:p>
          </table:table-cell>
          <table:table-cell office:value-type="float" office:value="0.681111" calcext:value-type="float">
            <text:p>0.681111</text:p>
          </table:table-cell>
          <table:table-cell office:value-type="float" office:value="0.428585" calcext:value-type="float">
            <text:p>0.428585</text:p>
          </table:table-cell>
          <table:table-cell office:value-type="float" office:value="0.476427" calcext:value-type="float">
            <text:p>0.476427</text:p>
          </table:table-cell>
          <table:table-cell office:value-type="float" office:value="0.68364" calcext:value-type="float">
            <text:p>0.68364</text:p>
          </table:table-cell>
          <table:table-cell office:value-type="float" office:value="0.329894" calcext:value-type="float">
            <text:p>0.329894</text:p>
          </table:table-cell>
          <table:table-cell office:value-type="float" office:value="0.500406" calcext:value-type="float">
            <text:p>0.500406</text:p>
          </table:table-cell>
          <table:table-cell office:value-type="float" office:value="0.660491" calcext:value-type="float">
            <text:p>0.660491</text:p>
          </table:table-cell>
          <table:table-cell office:value-type="float" office:value="0.289366" calcext:value-type="float">
            <text:p>0.289366</text:p>
          </table:table-cell>
          <table:table-cell office:value-type="float" office:value="0.435239" calcext:value-type="float">
            <text:p>0.435239</text:p>
          </table:table-cell>
          <table:table-cell office:value-type="float" office:value="0.613806" calcext:value-type="float">
            <text:p>0.613806</text:p>
          </table:table-cell>
          <table:table-cell office:value-type="float" office:value="0.237954" calcext:value-type="float">
            <text:p>0.237954</text:p>
          </table:table-cell>
          <table:table-cell office:value-type="float" office:value="0.330481" calcext:value-type="float">
            <text:p>0.330481</text:p>
          </table:table-cell>
          <table:table-cell office:value-type="float" office:value="0.608768" calcext:value-type="float">
            <text:p>0.608768</text:p>
          </table:table-cell>
          <table:table-cell office:value-type="float" office:value="0.300205" calcext:value-type="float">
            <text:p>0.300205</text:p>
          </table:table-cell>
          <table:table-cell office:value-type="float" office:value="0.193337" calcext:value-type="float">
            <text:p>0.193337</text:p>
          </table:table-cell>
          <table:table-cell office:value-type="float" office:value="0.536898" calcext:value-type="float">
            <text:p>0.536898</text:p>
          </table:table-cell>
          <table:table-cell office:value-type="float" office:value="0.475481" calcext:value-type="float">
            <text:p>0.475481</text:p>
          </table:table-cell>
          <table:table-cell office:value-type="float" office:value="0.12935" calcext:value-type="float">
            <text:p>0.12935</text:p>
          </table:table-cell>
          <table:table-cell office:value-type="float" office:value="0.20917" calcext:value-type="float">
            <text:p>0.20917</text:p>
          </table:table-cell>
          <table:table-cell office:value-type="float" office:value="0.537022" calcext:value-type="float">
            <text:p>0.537022</text:p>
          </table:table-cell>
          <table:table-cell office:value-type="float" office:value="0.342316" calcext:value-type="float">
            <text:p>0.342316</text:p>
          </table:table-cell>
          <table:table-cell office:value-type="float" office:value="0.0488116" calcext:value-type="float">
            <text:p>0.0488116</text:p>
          </table:table-cell>
          <table:table-cell office:value-type="float" office:value="0.0766241" calcext:value-type="float">
            <text:p>0.0766241</text:p>
          </table:table-cell>
          <table:table-cell office:value-type="float" office:value="0.401026" calcext:value-type="float">
            <text:p>0.401026</text:p>
          </table:table-cell>
          <table:table-cell office:value-type="float" office:value="0.403914" calcext:value-type="float">
            <text:p>0.403914</text:p>
          </table:table-cell>
          <table:table-cell office:value-type="float" office:value="0.0824028" calcext:value-type="float">
            <text:p>0.0824028</text:p>
          </table:table-cell>
          <table:table-cell office:value-type="float" office:value="0.0181627" calcext:value-type="float">
            <text:p>0.0181627</text:p>
          </table:table-cell>
          <table:table-cell office:value-type="float" office:value="0.0185708" calcext:value-type="float">
            <text:p>0.0185708</text:p>
          </table:table-cell>
          <table:table-cell office:value-type="float" office:value="0.154035" calcext:value-type="float">
            <text:p>0.154035</text:p>
          </table:table-cell>
          <table:table-cell office:value-type="float" office:value="0.305069" calcext:value-type="float">
            <text:p>0.305069</text:p>
          </table:table-cell>
          <table:table-cell office:value-type="float" office:value="0.175213" calcext:value-type="float">
            <text:p>0.175213</text:p>
          </table:table-cell>
          <table:table-cell office:value-type="float" office:value="0.034445" calcext:value-type="float">
            <text:p>0.034445</text:p>
          </table:table-cell>
          <table:table-cell office:value-type="float" office:value="0.00350956" calcext:value-type="float">
            <text:p>0.00350956</text:p>
          </table:table-cell>
          <table:table-cell office:value-type="float" office:value="0.00026709" calcext:value-type="float">
            <text:p>0.00026709</text:p>
          </table:table-cell>
          <table:table-cell office:value-type="float" office:value="0.00000794482" calcext:value-type="float">
            <text:p>7.94482E-06</text:p>
          </table:table-cell>
          <table:table-cell office:value-type="float" office:value="0.000000154203" calcext:value-type="float">
            <text:p>1.54203E-07</text:p>
          </table:table-cell>
          <table:table-cell table:number-columns-repeated="78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79" office:value-type="float" office:value="0" calcext:value-type="float">
            <text:p>0</text:p>
          </table:table-cell>
          <table:table-cell office:value-type="float" office:value="0.00280933" calcext:value-type="float">
            <text:p>0.00280933</text:p>
          </table:table-cell>
          <table:table-cell office:value-type="float" office:value="0.274715" calcext:value-type="float">
            <text:p>0.274715</text:p>
          </table:table-cell>
          <table:table-cell office:value-type="float" office:value="2.53808" calcext:value-type="float">
            <text:p>2.53808</text:p>
          </table:table-cell>
          <table:table-cell office:value-type="float" office:value="4.99654" calcext:value-type="float">
            <text:p>4.99654</text:p>
          </table:table-cell>
          <table:table-cell office:value-type="float" office:value="3.6025" calcext:value-type="float">
            <text:p>3.6025</text:p>
          </table:table-cell>
          <table:table-cell office:value-type="float" office:value="2.29898" calcext:value-type="float">
            <text:p>2.29898</text:p>
          </table:table-cell>
          <table:table-cell office:value-type="float" office:value="2.22987" calcext:value-type="float">
            <text:p>2.22987</text:p>
          </table:table-cell>
          <table:table-cell office:value-type="float" office:value="1.83381" calcext:value-type="float">
            <text:p>1.83381</text:p>
          </table:table-cell>
          <table:table-cell office:value-type="float" office:value="1.51248" calcext:value-type="float">
            <text:p>1.51248</text:p>
          </table:table-cell>
          <table:table-cell office:value-type="float" office:value="1.44883" calcext:value-type="float">
            <text:p>1.44883</text:p>
          </table:table-cell>
          <table:table-cell office:value-type="float" office:value="1.36324" calcext:value-type="float">
            <text:p>1.36324</text:p>
          </table:table-cell>
          <table:table-cell office:value-type="float" office:value="1.21141" calcext:value-type="float">
            <text:p>1.21141</text:p>
          </table:table-cell>
          <table:table-cell office:value-type="float" office:value="1.21502" calcext:value-type="float">
            <text:p>1.21502</text:p>
          </table:table-cell>
          <table:table-cell office:value-type="float" office:value="1.17939" calcext:value-type="float">
            <text:p>1.17939</text:p>
          </table:table-cell>
          <table:table-cell office:value-type="float" office:value="1.12219" calcext:value-type="float">
            <text:p>1.12219</text:p>
          </table:table-cell>
          <table:table-cell office:value-type="float" office:value="1.12835" calcext:value-type="float">
            <text:p>1.12835</text:p>
          </table:table-cell>
          <table:table-cell office:value-type="float" office:value="1.02583" calcext:value-type="float">
            <text:p>1.02583</text:p>
          </table:table-cell>
          <table:table-cell office:value-type="float" office:value="1.00911" calcext:value-type="float">
            <text:p>1.00911</text:p>
          </table:table-cell>
          <table:table-cell office:value-type="float" office:value="0.983577" calcext:value-type="float">
            <text:p>0.983577</text:p>
          </table:table-cell>
          <table:table-cell office:value-type="float" office:value="0.975081" calcext:value-type="float">
            <text:p>0.975081</text:p>
          </table:table-cell>
          <table:table-cell office:value-type="float" office:value="0.953335" calcext:value-type="float">
            <text:p>0.953335</text:p>
          </table:table-cell>
          <table:table-cell office:value-type="float" office:value="0.974878" calcext:value-type="float">
            <text:p>0.974878</text:p>
          </table:table-cell>
          <table:table-cell office:value-type="float" office:value="0.881759" calcext:value-type="float">
            <text:p>0.881759</text:p>
          </table:table-cell>
          <table:table-cell office:value-type="float" office:value="0.873114" calcext:value-type="float">
            <text:p>0.873114</text:p>
          </table:table-cell>
          <table:table-cell office:value-type="float" office:value="0.822068" calcext:value-type="float">
            <text:p>0.822068</text:p>
          </table:table-cell>
          <table:table-cell office:value-type="float" office:value="0.864896" calcext:value-type="float">
            <text:p>0.864896</text:p>
          </table:table-cell>
          <table:table-cell office:value-type="float" office:value="0.807066" calcext:value-type="float">
            <text:p>0.807066</text:p>
          </table:table-cell>
          <table:table-cell office:value-type="float" office:value="0.893558" calcext:value-type="float">
            <text:p>0.893558</text:p>
          </table:table-cell>
          <table:table-cell office:value-type="float" office:value="0.748301" calcext:value-type="float">
            <text:p>0.748301</text:p>
          </table:table-cell>
          <table:table-cell office:value-type="float" office:value="0.826615" calcext:value-type="float">
            <text:p>0.826615</text:p>
          </table:table-cell>
          <table:table-cell office:value-type="float" office:value="0.67702" calcext:value-type="float">
            <text:p>0.67702</text:p>
          </table:table-cell>
          <table:table-cell office:value-type="float" office:value="0.801773" calcext:value-type="float">
            <text:p>0.801773</text:p>
          </table:table-cell>
          <table:table-cell office:value-type="float" office:value="0.639561" calcext:value-type="float">
            <text:p>0.639561</text:p>
          </table:table-cell>
          <table:table-cell office:value-type="float" office:value="0.829396" calcext:value-type="float">
            <text:p>0.829396</text:p>
          </table:table-cell>
          <table:table-cell office:value-type="float" office:value="0.654787" calcext:value-type="float">
            <text:p>0.654787</text:p>
          </table:table-cell>
          <table:table-cell office:value-type="float" office:value="0.760749" calcext:value-type="float">
            <text:p>0.760749</text:p>
          </table:table-cell>
          <table:table-cell office:value-type="float" office:value="0.690015" calcext:value-type="float">
            <text:p>0.690015</text:p>
          </table:table-cell>
          <table:table-cell office:value-type="float" office:value="0.608929" calcext:value-type="float">
            <text:p>0.608929</text:p>
          </table:table-cell>
          <table:table-cell office:value-type="float" office:value="0.720486" calcext:value-type="float">
            <text:p>0.720486</text:p>
          </table:table-cell>
          <table:table-cell office:value-type="float" office:value="0.497479" calcext:value-type="float">
            <text:p>0.497479</text:p>
          </table:table-cell>
          <table:table-cell office:value-type="float" office:value="0.756412" calcext:value-type="float">
            <text:p>0.756412</text:p>
          </table:table-cell>
          <table:table-cell office:value-type="float" office:value="0.546776" calcext:value-type="float">
            <text:p>0.546776</text:p>
          </table:table-cell>
          <table:table-cell office:value-type="float" office:value="0.639111" calcext:value-type="float">
            <text:p>0.639111</text:p>
          </table:table-cell>
          <table:table-cell office:value-type="float" office:value="0.696673" calcext:value-type="float">
            <text:p>0.696673</text:p>
          </table:table-cell>
          <table:table-cell office:value-type="float" office:value="0.417741" calcext:value-type="float">
            <text:p>0.417741</text:p>
          </table:table-cell>
          <table:table-cell office:value-type="float" office:value="0.693662" calcext:value-type="float">
            <text:p>0.693662</text:p>
          </table:table-cell>
          <table:table-cell office:value-type="float" office:value="0.491796" calcext:value-type="float">
            <text:p>0.491796</text:p>
          </table:table-cell>
          <table:table-cell office:value-type="float" office:value="0.494036" calcext:value-type="float">
            <text:p>0.494036</text:p>
          </table:table-cell>
          <table:table-cell office:value-type="float" office:value="0.684856" calcext:value-type="float">
            <text:p>0.684856</text:p>
          </table:table-cell>
          <table:table-cell office:value-type="float" office:value="0.351847" calcext:value-type="float">
            <text:p>0.351847</text:p>
          </table:table-cell>
          <table:table-cell office:value-type="float" office:value="0.576396" calcext:value-type="float">
            <text:p>0.576396</text:p>
          </table:table-cell>
          <table:table-cell office:value-type="float" office:value="0.64131" calcext:value-type="float">
            <text:p>0.64131</text:p>
          </table:table-cell>
          <table:table-cell office:value-type="float" office:value="0.304825" calcext:value-type="float">
            <text:p>0.304825</text:p>
          </table:table-cell>
          <table:table-cell office:value-type="float" office:value="0.573481" calcext:value-type="float">
            <text:p>0.573481</text:p>
          </table:table-cell>
          <table:table-cell office:value-type="float" office:value="0.573936" calcext:value-type="float">
            <text:p>0.573936</text:p>
          </table:table-cell>
          <table:table-cell office:value-type="float" office:value="0.186721" calcext:value-type="float">
            <text:p>0.186721</text:p>
          </table:table-cell>
          <table:table-cell office:value-type="float" office:value="0.538805" calcext:value-type="float">
            <text:p>0.538805</text:p>
          </table:table-cell>
          <table:table-cell office:value-type="float" office:value="0.568065" calcext:value-type="float">
            <text:p>0.568065</text:p>
          </table:table-cell>
          <table:table-cell office:value-type="float" office:value="0.165576" calcext:value-type="float">
            <text:p>0.165576</text:p>
          </table:table-cell>
          <table:table-cell office:value-type="float" office:value="0.435233" calcext:value-type="float">
            <text:p>0.435233</text:p>
          </table:table-cell>
          <table:table-cell office:value-type="float" office:value="0.611438" calcext:value-type="float">
            <text:p>0.611438</text:p>
          </table:table-cell>
          <table:table-cell office:value-type="float" office:value="0.247291" calcext:value-type="float">
            <text:p>0.247291</text:p>
          </table:table-cell>
          <table:table-cell office:value-type="float" office:value="0.206605" calcext:value-type="float">
            <text:p>0.206605</text:p>
          </table:table-cell>
          <table:table-cell office:value-type="float" office:value="0.559461" calcext:value-type="float">
            <text:p>0.559461</text:p>
          </table:table-cell>
          <table:table-cell office:value-type="float" office:value="0.429654" calcext:value-type="float">
            <text:p>0.429654</text:p>
          </table:table-cell>
          <table:table-cell office:value-type="float" office:value="0.089139" calcext:value-type="float">
            <text:p>0.089139</text:p>
          </table:table-cell>
          <table:table-cell office:value-type="float" office:value="0.268292" calcext:value-type="float">
            <text:p>0.268292</text:p>
          </table:table-cell>
          <table:table-cell office:value-type="float" office:value="0.520009" calcext:value-type="float">
            <text:p>0.520009</text:p>
          </table:table-cell>
          <table:table-cell office:value-type="float" office:value="0.245539" calcext:value-type="float">
            <text:p>0.245539</text:p>
          </table:table-cell>
          <table:table-cell office:value-type="float" office:value="0.0476713" calcext:value-type="float">
            <text:p>0.0476713</text:p>
          </table:table-cell>
          <table:table-cell office:value-type="float" office:value="0.112072" calcext:value-type="float">
            <text:p>0.112072</text:p>
          </table:table-cell>
          <table:table-cell office:value-type="float" office:value="0.406699" calcext:value-type="float">
            <text:p>0.406699</text:p>
          </table:table-cell>
          <table:table-cell office:value-type="float" office:value="0.369758" calcext:value-type="float">
            <text:p>0.369758</text:p>
          </table:table-cell>
          <table:table-cell office:value-type="float" office:value="0.0996621" calcext:value-type="float">
            <text:p>0.0996621</text:p>
          </table:table-cell>
          <table:table-cell office:value-type="float" office:value="0.0145731" calcext:value-type="float">
            <text:p>0.0145731</text:p>
          </table:table-cell>
          <table:table-cell office:value-type="float" office:value="0.0191942" calcext:value-type="float">
            <text:p>0.0191942</text:p>
          </table:table-cell>
          <table:table-cell office:value-type="float" office:value="0.12337" calcext:value-type="float">
            <text:p>0.12337</text:p>
          </table:table-cell>
          <table:table-cell office:value-type="float" office:value="0.266339" calcext:value-type="float">
            <text:p>0.266339</text:p>
          </table:table-cell>
          <table:table-cell office:value-type="float" office:value="0.199959" calcext:value-type="float">
            <text:p>0.199959</text:p>
          </table:table-cell>
          <table:table-cell office:value-type="float" office:value="0.0366709" calcext:value-type="float">
            <text:p>0.0366709</text:p>
          </table:table-cell>
          <table:table-cell office:value-type="float" office:value="0.00124374" calcext:value-type="float">
            <text:p>0.00124374</text:p>
          </table:table-cell>
          <table:table-cell office:value-type="float" office:value="0.0000224654" calcext:value-type="float">
            <text:p>2.24654E-05</text:p>
          </table:table-cell>
          <table:table-cell office:value-type="float" office:value="0.000000349867" calcext:value-type="float">
            <text:p>3.49867E-07</text:p>
          </table:table-cell>
          <table:table-cell table:number-columns-repeated="78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79" office:value-type="float" office:value="0" calcext:value-type="float">
            <text:p>0</text:p>
          </table:table-cell>
          <table:table-cell office:value-type="float" office:value="0.000308953" calcext:value-type="float">
            <text:p>0.000308953</text:p>
          </table:table-cell>
          <table:table-cell office:value-type="float" office:value="0.0773851" calcext:value-type="float">
            <text:p>0.0773851</text:p>
          </table:table-cell>
          <table:table-cell office:value-type="float" office:value="1.26283" calcext:value-type="float">
            <text:p>1.26283</text:p>
          </table:table-cell>
          <table:table-cell office:value-type="float" office:value="4.27564" calcext:value-type="float">
            <text:p>4.27564</text:p>
          </table:table-cell>
          <table:table-cell office:value-type="float" office:value="4.36409" calcext:value-type="float">
            <text:p>4.36409</text:p>
          </table:table-cell>
          <table:table-cell office:value-type="float" office:value="2.67952" calcext:value-type="float">
            <text:p>2.67952</text:p>
          </table:table-cell>
          <table:table-cell office:value-type="float" office:value="2.46222" calcext:value-type="float">
            <text:p>2.46222</text:p>
          </table:table-cell>
          <table:table-cell office:value-type="float" office:value="1.95161" calcext:value-type="float">
            <text:p>1.95161</text:p>
          </table:table-cell>
          <table:table-cell office:value-type="float" office:value="1.55455" calcext:value-type="float">
            <text:p>1.55455</text:p>
          </table:table-cell>
          <table:table-cell office:value-type="float" office:value="1.42146" calcext:value-type="float">
            <text:p>1.42146</text:p>
          </table:table-cell>
          <table:table-cell office:value-type="float" office:value="1.36602" calcext:value-type="float">
            <text:p>1.36602</text:p>
          </table:table-cell>
          <table:table-cell office:value-type="float" office:value="1.32858" calcext:value-type="float">
            <text:p>1.32858</text:p>
          </table:table-cell>
          <table:table-cell office:value-type="float" office:value="1.18778" calcext:value-type="float">
            <text:p>1.18778</text:p>
          </table:table-cell>
          <table:table-cell office:value-type="float" office:value="1.16055" calcext:value-type="float">
            <text:p>1.16055</text:p>
          </table:table-cell>
          <table:table-cell office:value-type="float" office:value="1.18675" calcext:value-type="float">
            <text:p>1.18675</text:p>
          </table:table-cell>
          <table:table-cell office:value-type="float" office:value="1.08746" calcext:value-type="float">
            <text:p>1.08746</text:p>
          </table:table-cell>
          <table:table-cell office:value-type="float" office:value="1.06278" calcext:value-type="float">
            <text:p>1.06278</text:p>
          </table:table-cell>
          <table:table-cell office:value-type="float" office:value="1.02729" calcext:value-type="float">
            <text:p>1.02729</text:p>
          </table:table-cell>
          <table:table-cell office:value-type="float" office:value="0.981054" calcext:value-type="float">
            <text:p>0.981054</text:p>
          </table:table-cell>
          <table:table-cell office:value-type="float" office:value="0.999941" calcext:value-type="float">
            <text:p>0.999941</text:p>
          </table:table-cell>
          <table:table-cell office:value-type="float" office:value="1.00762" calcext:value-type="float">
            <text:p>1.00762</text:p>
          </table:table-cell>
          <table:table-cell office:value-type="float" office:value="0.934401" calcext:value-type="float">
            <text:p>0.934401</text:p>
          </table:table-cell>
          <table:table-cell office:value-type="float" office:value="0.8733" calcext:value-type="float">
            <text:p>0.8733</text:p>
          </table:table-cell>
          <table:table-cell office:value-type="float" office:value="0.865931" calcext:value-type="float">
            <text:p>0.865931</text:p>
          </table:table-cell>
          <table:table-cell office:value-type="float" office:value="0.871649" calcext:value-type="float">
            <text:p>0.871649</text:p>
          </table:table-cell>
          <table:table-cell office:value-type="float" office:value="0.86252" calcext:value-type="float">
            <text:p>0.86252</text:p>
          </table:table-cell>
          <table:table-cell office:value-type="float" office:value="0.854466" calcext:value-type="float">
            <text:p>0.854466</text:p>
          </table:table-cell>
          <table:table-cell office:value-type="float" office:value="0.854038" calcext:value-type="float">
            <text:p>0.854038</text:p>
          </table:table-cell>
          <table:table-cell office:value-type="float" office:value="0.7781" calcext:value-type="float">
            <text:p>0.7781</text:p>
          </table:table-cell>
          <table:table-cell office:value-type="float" office:value="0.768761" calcext:value-type="float">
            <text:p>0.768761</text:p>
          </table:table-cell>
          <table:table-cell office:value-type="float" office:value="0.757638" calcext:value-type="float">
            <text:p>0.757638</text:p>
          </table:table-cell>
          <table:table-cell office:value-type="float" office:value="0.723144" calcext:value-type="float">
            <text:p>0.723144</text:p>
          </table:table-cell>
          <table:table-cell office:value-type="float" office:value="0.807692" calcext:value-type="float">
            <text:p>0.807692</text:p>
          </table:table-cell>
          <table:table-cell office:value-type="float" office:value="0.675383" calcext:value-type="float">
            <text:p>0.675383</text:p>
          </table:table-cell>
          <table:table-cell office:value-type="float" office:value="0.821723" calcext:value-type="float">
            <text:p>0.821723</text:p>
          </table:table-cell>
          <table:table-cell office:value-type="float" office:value="0.588616" calcext:value-type="float">
            <text:p>0.588616</text:p>
          </table:table-cell>
          <table:table-cell office:value-type="float" office:value="0.757831" calcext:value-type="float">
            <text:p>0.757831</text:p>
          </table:table-cell>
          <table:table-cell office:value-type="float" office:value="0.567584" calcext:value-type="float">
            <text:p>0.567584</text:p>
          </table:table-cell>
          <table:table-cell office:value-type="float" office:value="0.703214" calcext:value-type="float">
            <text:p>0.703214</text:p>
          </table:table-cell>
          <table:table-cell office:value-type="float" office:value="0.668294" calcext:value-type="float">
            <text:p>0.668294</text:p>
          </table:table-cell>
          <table:table-cell office:value-type="float" office:value="0.586174" calcext:value-type="float">
            <text:p>0.586174</text:p>
          </table:table-cell>
          <table:table-cell office:value-type="float" office:value="0.773038" calcext:value-type="float">
            <text:p>0.773038</text:p>
          </table:table-cell>
          <table:table-cell office:value-type="float" office:value="0.472916" calcext:value-type="float">
            <text:p>0.472916</text:p>
          </table:table-cell>
          <table:table-cell office:value-type="float" office:value="0.69609" calcext:value-type="float">
            <text:p>0.69609</text:p>
          </table:table-cell>
          <table:table-cell office:value-type="float" office:value="0.608731" calcext:value-type="float">
            <text:p>0.608731</text:p>
          </table:table-cell>
          <table:table-cell office:value-type="float" office:value="0.446879" calcext:value-type="float">
            <text:p>0.446879</text:p>
          </table:table-cell>
          <table:table-cell office:value-type="float" office:value="0.696174" calcext:value-type="float">
            <text:p>0.696174</text:p>
          </table:table-cell>
          <table:table-cell office:value-type="float" office:value="0.396933" calcext:value-type="float">
            <text:p>0.396933</text:p>
          </table:table-cell>
          <table:table-cell office:value-type="float" office:value="0.590959" calcext:value-type="float">
            <text:p>0.590959</text:p>
          </table:table-cell>
          <table:table-cell office:value-type="float" office:value="0.66012" calcext:value-type="float">
            <text:p>0.66012</text:p>
          </table:table-cell>
          <table:table-cell office:value-type="float" office:value="0.355839" calcext:value-type="float">
            <text:p>0.355839</text:p>
          </table:table-cell>
          <table:table-cell office:value-type="float" office:value="0.627547" calcext:value-type="float">
            <text:p>0.627547</text:p>
          </table:table-cell>
          <table:table-cell office:value-type="float" office:value="0.567079" calcext:value-type="float">
            <text:p>0.567079</text:p>
          </table:table-cell>
          <table:table-cell office:value-type="float" office:value="0.25096" calcext:value-type="float">
            <text:p>0.25096</text:p>
          </table:table-cell>
          <table:table-cell office:value-type="float" office:value="0.608642" calcext:value-type="float">
            <text:p>0.608642</text:p>
          </table:table-cell>
          <table:table-cell office:value-type="float" office:value="0.48342" calcext:value-type="float">
            <text:p>0.48342</text:p>
          </table:table-cell>
          <table:table-cell office:value-type="float" office:value="0.241412" calcext:value-type="float">
            <text:p>0.241412</text:p>
          </table:table-cell>
          <table:table-cell office:value-type="float" office:value="0.590216" calcext:value-type="float">
            <text:p>0.590216</text:p>
          </table:table-cell>
          <table:table-cell office:value-type="float" office:value="0.494626" calcext:value-type="float">
            <text:p>0.494626</text:p>
          </table:table-cell>
          <table:table-cell office:value-type="float" office:value="0.212954" calcext:value-type="float">
            <text:p>0.212954</text:p>
          </table:table-cell>
          <table:table-cell office:value-type="float" office:value="0.466926" calcext:value-type="float">
            <text:p>0.466926</text:p>
          </table:table-cell>
          <table:table-cell office:value-type="float" office:value="0.569218" calcext:value-type="float">
            <text:p>0.569218</text:p>
          </table:table-cell>
          <table:table-cell office:value-type="float" office:value="0.209297" calcext:value-type="float">
            <text:p>0.209297</text:p>
          </table:table-cell>
          <table:table-cell office:value-type="float" office:value="0.205269" calcext:value-type="float">
            <text:p>0.205269</text:p>
          </table:table-cell>
          <table:table-cell office:value-type="float" office:value="0.546243" calcext:value-type="float">
            <text:p>0.546243</text:p>
          </table:table-cell>
          <table:table-cell office:value-type="float" office:value="0.366825" calcext:value-type="float">
            <text:p>0.366825</text:p>
          </table:table-cell>
          <table:table-cell office:value-type="float" office:value="0.0850435" calcext:value-type="float">
            <text:p>0.0850435</text:p>
          </table:table-cell>
          <table:table-cell office:value-type="float" office:value="0.293981" calcext:value-type="float">
            <text:p>0.293981</text:p>
          </table:table-cell>
          <table:table-cell office:value-type="float" office:value="0.506568" calcext:value-type="float">
            <text:p>0.506568</text:p>
          </table:table-cell>
          <table:table-cell office:value-type="float" office:value="0.238799" calcext:value-type="float">
            <text:p>0.238799</text:p>
          </table:table-cell>
          <table:table-cell office:value-type="float" office:value="0.060833" calcext:value-type="float">
            <text:p>0.060833</text:p>
          </table:table-cell>
          <table:table-cell office:value-type="float" office:value="0.137034" calcext:value-type="float">
            <text:p>0.137034</text:p>
          </table:table-cell>
          <table:table-cell office:value-type="float" office:value="0.396274" calcext:value-type="float">
            <text:p>0.396274</text:p>
          </table:table-cell>
          <table:table-cell office:value-type="float" office:value="0.364207" calcext:value-type="float">
            <text:p>0.364207</text:p>
          </table:table-cell>
          <table:table-cell office:value-type="float" office:value="0.096289" calcext:value-type="float">
            <text:p>0.096289</text:p>
          </table:table-cell>
          <table:table-cell office:value-type="float" office:value="0.00986114" calcext:value-type="float">
            <text:p>0.00986114</text:p>
          </table:table-cell>
          <table:table-cell office:value-type="float" office:value="0.0184897" calcext:value-type="float">
            <text:p>0.0184897</text:p>
          </table:table-cell>
          <table:table-cell office:value-type="float" office:value="0.0673969" calcext:value-type="float">
            <text:p>0.0673969</text:p>
          </table:table-cell>
          <table:table-cell office:value-type="float" office:value="0.214209" calcext:value-type="float">
            <text:p>0.214209</text:p>
          </table:table-cell>
          <table:table-cell office:value-type="float" office:value="0.220772" calcext:value-type="float">
            <text:p>0.220772</text:p>
          </table:table-cell>
          <table:table-cell office:value-type="float" office:value="0.0428057" calcext:value-type="float">
            <text:p>0.0428057</text:p>
          </table:table-cell>
          <table:table-cell office:value-type="float" office:value="0.000735399" calcext:value-type="float">
            <text:p>0.000735399</text:p>
          </table:table-cell>
          <table:table-cell office:value-type="float" office:value="0.00000143529" calcext:value-type="float">
            <text:p>1.43529E-06</text:p>
          </table:table-cell>
          <table:table-cell table:number-columns-repeated="78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79" office:value-type="float" office:value="0" calcext:value-type="float">
            <text:p>0</text:p>
          </table:table-cell>
          <table:table-cell office:value-type="float" office:value="0.000018662" calcext:value-type="float">
            <text:p>0.000018662</text:p>
          </table:table-cell>
          <table:table-cell office:value-type="float" office:value="0.00973127" calcext:value-type="float">
            <text:p>0.00973127</text:p>
          </table:table-cell>
          <table:table-cell office:value-type="float" office:value="0.406722" calcext:value-type="float">
            <text:p>0.406722</text:p>
          </table:table-cell>
          <table:table-cell office:value-type="float" office:value="2.88615" calcext:value-type="float">
            <text:p>2.88615</text:p>
          </table:table-cell>
          <table:table-cell office:value-type="float" office:value="4.70789" calcext:value-type="float">
            <text:p>4.70789</text:p>
          </table:table-cell>
          <table:table-cell office:value-type="float" office:value="3.32072" calcext:value-type="float">
            <text:p>3.32072</text:p>
          </table:table-cell>
          <table:table-cell office:value-type="float" office:value="2.68688" calcext:value-type="float">
            <text:p>2.68688</text:p>
          </table:table-cell>
          <table:table-cell office:value-type="float" office:value="2.05837" calcext:value-type="float">
            <text:p>2.05837</text:p>
          </table:table-cell>
          <table:table-cell office:value-type="float" office:value="1.64073" calcext:value-type="float">
            <text:p>1.64073</text:p>
          </table:table-cell>
          <table:table-cell office:value-type="float" office:value="1.56171" calcext:value-type="float">
            <text:p>1.56171</text:p>
          </table:table-cell>
          <table:table-cell office:value-type="float" office:value="1.40759" calcext:value-type="float">
            <text:p>1.40759</text:p>
          </table:table-cell>
          <table:table-cell office:value-type="float" office:value="1.24558" calcext:value-type="float">
            <text:p>1.24558</text:p>
          </table:table-cell>
          <table:table-cell office:value-type="float" office:value="1.22494" calcext:value-type="float">
            <text:p>1.22494</text:p>
          </table:table-cell>
          <table:table-cell office:value-type="float" office:value="1.26085" calcext:value-type="float">
            <text:p>1.26085</text:p>
          </table:table-cell>
          <table:table-cell office:value-type="float" office:value="1.16781" calcext:value-type="float">
            <text:p>1.16781</text:p>
          </table:table-cell>
          <table:table-cell office:value-type="float" office:value="1.13931" calcext:value-type="float">
            <text:p>1.13931</text:p>
          </table:table-cell>
          <table:table-cell office:value-type="float" office:value="1.07874" calcext:value-type="float">
            <text:p>1.07874</text:p>
          </table:table-cell>
          <table:table-cell office:value-type="float" office:value="0.981094" calcext:value-type="float">
            <text:p>0.981094</text:p>
          </table:table-cell>
          <table:table-cell office:value-type="float" office:value="1.03877" calcext:value-type="float">
            <text:p>1.03877</text:p>
          </table:table-cell>
          <table:table-cell office:value-type="float" office:value="1.04062" calcext:value-type="float">
            <text:p>1.04062</text:p>
          </table:table-cell>
          <table:table-cell office:value-type="float" office:value="0.988507" calcext:value-type="float">
            <text:p>0.988507</text:p>
          </table:table-cell>
          <table:table-cell office:value-type="float" office:value="0.912791" calcext:value-type="float">
            <text:p>0.912791</text:p>
          </table:table-cell>
          <table:table-cell office:value-type="float" office:value="0.890867" calcext:value-type="float">
            <text:p>0.890867</text:p>
          </table:table-cell>
          <table:table-cell office:value-type="float" office:value="0.878925" calcext:value-type="float">
            <text:p>0.878925</text:p>
          </table:table-cell>
          <table:table-cell office:value-type="float" office:value="0.913957" calcext:value-type="float">
            <text:p>0.913957</text:p>
          </table:table-cell>
          <table:table-cell office:value-type="float" office:value="0.841895" calcext:value-type="float">
            <text:p>0.841895</text:p>
          </table:table-cell>
          <table:table-cell office:value-type="float" office:value="0.910583" calcext:value-type="float">
            <text:p>0.910583</text:p>
          </table:table-cell>
          <table:table-cell office:value-type="float" office:value="0.783028" calcext:value-type="float">
            <text:p>0.783028</text:p>
          </table:table-cell>
          <table:table-cell office:value-type="float" office:value="0.819294" calcext:value-type="float">
            <text:p>0.819294</text:p>
          </table:table-cell>
          <table:table-cell office:value-type="float" office:value="0.730129" calcext:value-type="float">
            <text:p>0.730129</text:p>
          </table:table-cell>
          <table:table-cell office:value-type="float" office:value="0.814162" calcext:value-type="float">
            <text:p>0.814162</text:p>
          </table:table-cell>
          <table:table-cell office:value-type="float" office:value="0.736126" calcext:value-type="float">
            <text:p>0.736126</text:p>
          </table:table-cell>
          <table:table-cell office:value-type="float" office:value="0.811452" calcext:value-type="float">
            <text:p>0.811452</text:p>
          </table:table-cell>
          <table:table-cell office:value-type="float" office:value="0.749778" calcext:value-type="float">
            <text:p>0.749778</text:p>
          </table:table-cell>
          <table:table-cell office:value-type="float" office:value="0.707253" calcext:value-type="float">
            <text:p>0.707253</text:p>
          </table:table-cell>
          <table:table-cell office:value-type="float" office:value="0.737551" calcext:value-type="float">
            <text:p>0.737551</text:p>
          </table:table-cell>
          <table:table-cell office:value-type="float" office:value="0.592742" calcext:value-type="float">
            <text:p>0.592742</text:p>
          </table:table-cell>
          <table:table-cell office:value-type="float" office:value="0.759359" calcext:value-type="float">
            <text:p>0.759359</text:p>
          </table:table-cell>
          <table:table-cell office:value-type="float" office:value="0.552101" calcext:value-type="float">
            <text:p>0.552101</text:p>
          </table:table-cell>
          <table:table-cell office:value-type="float" office:value="0.770451" calcext:value-type="float">
            <text:p>0.770451</text:p>
          </table:table-cell>
          <table:table-cell office:value-type="float" office:value="0.623657" calcext:value-type="float">
            <text:p>0.623657</text:p>
          </table:table-cell>
          <table:table-cell office:value-type="float" office:value="0.618663" calcext:value-type="float">
            <text:p>0.618663</text:p>
          </table:table-cell>
          <table:table-cell office:value-type="float" office:value="0.704214" calcext:value-type="float">
            <text:p>0.704214</text:p>
          </table:table-cell>
          <table:table-cell office:value-type="float" office:value="0.442349" calcext:value-type="float">
            <text:p>0.442349</text:p>
          </table:table-cell>
          <table:table-cell office:value-type="float" office:value="0.697248" calcext:value-type="float">
            <text:p>0.697248</text:p>
          </table:table-cell>
          <table:table-cell office:value-type="float" office:value="0.484523" calcext:value-type="float">
            <text:p>0.484523</text:p>
          </table:table-cell>
          <table:table-cell office:value-type="float" office:value="0.569223" calcext:value-type="float">
            <text:p>0.569223</text:p>
          </table:table-cell>
          <table:table-cell office:value-type="float" office:value="0.706347" calcext:value-type="float">
            <text:p>0.706347</text:p>
          </table:table-cell>
          <table:table-cell office:value-type="float" office:value="0.399166" calcext:value-type="float">
            <text:p>0.399166</text:p>
          </table:table-cell>
          <table:table-cell office:value-type="float" office:value="0.63343" calcext:value-type="float">
            <text:p>0.63343</text:p>
          </table:table-cell>
          <table:table-cell office:value-type="float" office:value="0.600623" calcext:value-type="float">
            <text:p>0.600623</text:p>
          </table:table-cell>
          <table:table-cell office:value-type="float" office:value="0.306659" calcext:value-type="float">
            <text:p>0.306659</text:p>
          </table:table-cell>
          <table:table-cell office:value-type="float" office:value="0.635292" calcext:value-type="float">
            <text:p>0.635292</text:p>
          </table:table-cell>
          <table:table-cell office:value-type="float" office:value="0.482853" calcext:value-type="float">
            <text:p>0.482853</text:p>
          </table:table-cell>
          <table:table-cell office:value-type="float" office:value="0.307038" calcext:value-type="float">
            <text:p>0.307038</text:p>
          </table:table-cell>
          <table:table-cell office:value-type="float" office:value="0.634075" calcext:value-type="float">
            <text:p>0.634075</text:p>
          </table:table-cell>
          <table:table-cell office:value-type="float" office:value="0.427363" calcext:value-type="float">
            <text:p>0.427363</text:p>
          </table:table-cell>
          <table:table-cell office:value-type="float" office:value="0.304945" calcext:value-type="float">
            <text:p>0.304945</text:p>
          </table:table-cell>
          <table:table-cell office:value-type="float" office:value="0.606976" calcext:value-type="float">
            <text:p>0.606976</text:p>
          </table:table-cell>
          <table:table-cell office:value-type="float" office:value="0.470026" calcext:value-type="float">
            <text:p>0.470026</text:p>
          </table:table-cell>
          <table:table-cell office:value-type="float" office:value="0.190954" calcext:value-type="float">
            <text:p>0.190954</text:p>
          </table:table-cell>
          <table:table-cell office:value-type="float" office:value="0.487409" calcext:value-type="float">
            <text:p>0.487409</text:p>
          </table:table-cell>
          <table:table-cell office:value-type="float" office:value="0.532491" calcext:value-type="float">
            <text:p>0.532491</text:p>
          </table:table-cell>
          <table:table-cell office:value-type="float" office:value="0.14059" calcext:value-type="float">
            <text:p>0.14059</text:p>
          </table:table-cell>
          <table:table-cell office:value-type="float" office:value="0.23694" calcext:value-type="float">
            <text:p>0.23694</text:p>
          </table:table-cell>
          <table:table-cell office:value-type="float" office:value="0.544817" calcext:value-type="float">
            <text:p>0.544817</text:p>
          </table:table-cell>
          <table:table-cell office:value-type="float" office:value="0.321673" calcext:value-type="float">
            <text:p>0.321673</text:p>
          </table:table-cell>
          <table:table-cell office:value-type="float" office:value="0.0945951" calcext:value-type="float">
            <text:p>0.0945951</text:p>
          </table:table-cell>
          <table:table-cell office:value-type="float" office:value="0.273078" calcext:value-type="float">
            <text:p>0.273078</text:p>
          </table:table-cell>
          <table:table-cell office:value-type="float" office:value="0.494266" calcext:value-type="float">
            <text:p>0.494266</text:p>
          </table:table-cell>
          <table:table-cell office:value-type="float" office:value="0.292677" calcext:value-type="float">
            <text:p>0.292677</text:p>
          </table:table-cell>
          <table:table-cell office:value-type="float" office:value="0.070832" calcext:value-type="float">
            <text:p>0.070832</text:p>
          </table:table-cell>
          <table:table-cell office:value-type="float" office:value="0.112609" calcext:value-type="float">
            <text:p>0.112609</text:p>
          </table:table-cell>
          <table:table-cell office:value-type="float" office:value="0.346849" calcext:value-type="float">
            <text:p>0.346849</text:p>
          </table:table-cell>
          <table:table-cell office:value-type="float" office:value="0.375427" calcext:value-type="float">
            <text:p>0.375427</text:p>
          </table:table-cell>
          <table:table-cell office:value-type="float" office:value="0.0934585" calcext:value-type="float">
            <text:p>0.0934585</text:p>
          </table:table-cell>
          <table:table-cell office:value-type="float" office:value="0.00930854" calcext:value-type="float">
            <text:p>0.00930854</text:p>
          </table:table-cell>
          <table:table-cell office:value-type="float" office:value="0.014708" calcext:value-type="float">
            <text:p>0.014708</text:p>
          </table:table-cell>
          <table:table-cell office:value-type="float" office:value="0.0284817" calcext:value-type="float">
            <text:p>0.0284817</text:p>
          </table:table-cell>
          <table:table-cell office:value-type="float" office:value="0.143825" calcext:value-type="float">
            <text:p>0.143825</text:p>
          </table:table-cell>
          <table:table-cell office:value-type="float" office:value="0.213827" calcext:value-type="float">
            <text:p>0.213827</text:p>
          </table:table-cell>
          <table:table-cell office:value-type="float" office:value="0.0614306" calcext:value-type="float">
            <text:p>0.0614306</text:p>
          </table:table-cell>
          <table:table-cell office:value-type="float" office:value="0.00221888" calcext:value-type="float">
            <text:p>0.00221888</text:p>
          </table:table-cell>
          <table:table-cell table:number-columns-repeated="78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0.00133668" calcext:value-type="float">
            <text:p>0.00133668</text:p>
          </table:table-cell>
          <table:table-cell office:value-type="float" office:value="0.0884201" calcext:value-type="float">
            <text:p>0.0884201</text:p>
          </table:table-cell>
          <table:table-cell office:value-type="float" office:value="1.20749" calcext:value-type="float">
            <text:p>1.20749</text:p>
          </table:table-cell>
          <table:table-cell office:value-type="float" office:value="4.09341" calcext:value-type="float">
            <text:p>4.09341</text:p>
          </table:table-cell>
          <table:table-cell office:value-type="float" office:value="4.283" calcext:value-type="float">
            <text:p>4.283</text:p>
          </table:table-cell>
          <table:table-cell office:value-type="float" office:value="3.0304" calcext:value-type="float">
            <text:p>3.0304</text:p>
          </table:table-cell>
          <table:table-cell office:value-type="float" office:value="2.35263" calcext:value-type="float">
            <text:p>2.35263</text:p>
          </table:table-cell>
          <table:table-cell office:value-type="float" office:value="1.72609" calcext:value-type="float">
            <text:p>1.72609</text:p>
          </table:table-cell>
          <table:table-cell office:value-type="float" office:value="1.5392" calcext:value-type="float">
            <text:p>1.5392</text:p>
          </table:table-cell>
          <table:table-cell office:value-type="float" office:value="1.40399" calcext:value-type="float">
            <text:p>1.40399</text:p>
          </table:table-cell>
          <table:table-cell office:value-type="float" office:value="1.38294" calcext:value-type="float">
            <text:p>1.38294</text:p>
          </table:table-cell>
          <table:table-cell office:value-type="float" office:value="1.29923" calcext:value-type="float">
            <text:p>1.29923</text:p>
          </table:table-cell>
          <table:table-cell office:value-type="float" office:value="1.22911" calcext:value-type="float">
            <text:p>1.22911</text:p>
          </table:table-cell>
          <table:table-cell office:value-type="float" office:value="1.23312" calcext:value-type="float">
            <text:p>1.23312</text:p>
          </table:table-cell>
          <table:table-cell office:value-type="float" office:value="1.12367" calcext:value-type="float">
            <text:p>1.12367</text:p>
          </table:table-cell>
          <table:table-cell office:value-type="float" office:value="1.02316" calcext:value-type="float">
            <text:p>1.02316</text:p>
          </table:table-cell>
          <table:table-cell office:value-type="float" office:value="1.07583" calcext:value-type="float">
            <text:p>1.07583</text:p>
          </table:table-cell>
          <table:table-cell office:value-type="float" office:value="1.07609" calcext:value-type="float">
            <text:p>1.07609</text:p>
          </table:table-cell>
          <table:table-cell office:value-type="float" office:value="1.03389" calcext:value-type="float">
            <text:p>1.03389</text:p>
          </table:table-cell>
          <table:table-cell office:value-type="float" office:value="0.962955" calcext:value-type="float">
            <text:p>0.962955</text:p>
          </table:table-cell>
          <table:table-cell office:value-type="float" office:value="0.927533" calcext:value-type="float">
            <text:p>0.927533</text:p>
          </table:table-cell>
          <table:table-cell office:value-type="float" office:value="0.903395" calcext:value-type="float">
            <text:p>0.903395</text:p>
          </table:table-cell>
          <table:table-cell office:value-type="float" office:value="0.928293" calcext:value-type="float">
            <text:p>0.928293</text:p>
          </table:table-cell>
          <table:table-cell office:value-type="float" office:value="0.878674" calcext:value-type="float">
            <text:p>0.878674</text:p>
          </table:table-cell>
          <table:table-cell office:value-type="float" office:value="0.9393" calcext:value-type="float">
            <text:p>0.9393</text:p>
          </table:table-cell>
          <table:table-cell office:value-type="float" office:value="0.816803" calcext:value-type="float">
            <text:p>0.816803</text:p>
          </table:table-cell>
          <table:table-cell office:value-type="float" office:value="0.852383" calcext:value-type="float">
            <text:p>0.852383</text:p>
          </table:table-cell>
          <table:table-cell office:value-type="float" office:value="0.753116" calcext:value-type="float">
            <text:p>0.753116</text:p>
          </table:table-cell>
          <table:table-cell office:value-type="float" office:value="0.838455" calcext:value-type="float">
            <text:p>0.838455</text:p>
          </table:table-cell>
          <table:table-cell office:value-type="float" office:value="0.725488" calcext:value-type="float">
            <text:p>0.725488</text:p>
          </table:table-cell>
          <table:table-cell office:value-type="float" office:value="0.867156" calcext:value-type="float">
            <text:p>0.867156</text:p>
          </table:table-cell>
          <table:table-cell office:value-type="float" office:value="0.693076" calcext:value-type="float">
            <text:p>0.693076</text:p>
          </table:table-cell>
          <table:table-cell office:value-type="float" office:value="0.806251" calcext:value-type="float">
            <text:p>0.806251</text:p>
          </table:table-cell>
          <table:table-cell office:value-type="float" office:value="0.652822" calcext:value-type="float">
            <text:p>0.652822</text:p>
          </table:table-cell>
          <table:table-cell office:value-type="float" office:value="0.727619" calcext:value-type="float">
            <text:p>0.727619</text:p>
          </table:table-cell>
          <table:table-cell office:value-type="float" office:value="0.672157" calcext:value-type="float">
            <text:p>0.672157</text:p>
          </table:table-cell>
          <table:table-cell office:value-type="float" office:value="0.671443" calcext:value-type="float">
            <text:p>0.671443</text:p>
          </table:table-cell>
          <table:table-cell office:value-type="float" office:value="0.769634" calcext:value-type="float">
            <text:p>0.769634</text:p>
          </table:table-cell>
          <table:table-cell office:value-type="float" office:value="0.565588" calcext:value-type="float">
            <text:p>0.565588</text:p>
          </table:table-cell>
          <table:table-cell office:value-type="float" office:value="0.775985" calcext:value-type="float">
            <text:p>0.775985</text:p>
          </table:table-cell>
          <table:table-cell office:value-type="float" office:value="0.529618" calcext:value-type="float">
            <text:p>0.529618</text:p>
          </table:table-cell>
          <table:table-cell office:value-type="float" office:value="0.664187" calcext:value-type="float">
            <text:p>0.664187</text:p>
          </table:table-cell>
          <table:table-cell office:value-type="float" office:value="0.650128" calcext:value-type="float">
            <text:p>0.650128</text:p>
          </table:table-cell>
          <table:table-cell office:value-type="float" office:value="0.466715" calcext:value-type="float">
            <text:p>0.466715</text:p>
          </table:table-cell>
          <table:table-cell office:value-type="float" office:value="0.724212" calcext:value-type="float">
            <text:p>0.724212</text:p>
          </table:table-cell>
          <table:table-cell office:value-type="float" office:value="0.468742" calcext:value-type="float">
            <text:p>0.468742</text:p>
          </table:table-cell>
          <table:table-cell office:value-type="float" office:value="0.601213" calcext:value-type="float">
            <text:p>0.601213</text:p>
          </table:table-cell>
          <table:table-cell office:value-type="float" office:value="0.666552" calcext:value-type="float">
            <text:p>0.666552</text:p>
          </table:table-cell>
          <table:table-cell office:value-type="float" office:value="0.366865" calcext:value-type="float">
            <text:p>0.366865</text:p>
          </table:table-cell>
          <table:table-cell office:value-type="float" office:value="0.649699" calcext:value-type="float">
            <text:p>0.649699</text:p>
          </table:table-cell>
          <table:table-cell office:value-type="float" office:value="0.537915" calcext:value-type="float">
            <text:p>0.537915</text:p>
          </table:table-cell>
          <table:table-cell office:value-type="float" office:value="0.327248" calcext:value-type="float">
            <text:p>0.327248</text:p>
          </table:table-cell>
          <table:table-cell office:value-type="float" office:value="0.649595" calcext:value-type="float">
            <text:p>0.649595</text:p>
          </table:table-cell>
          <table:table-cell office:value-type="float" office:value="0.412601" calcext:value-type="float">
            <text:p>0.412601</text:p>
          </table:table-cell>
          <table:table-cell office:value-type="float" office:value="0.366469" calcext:value-type="float">
            <text:p>0.366469</text:p>
          </table:table-cell>
          <table:table-cell office:value-type="float" office:value="0.657527" calcext:value-type="float">
            <text:p>0.657527</text:p>
          </table:table-cell>
          <table:table-cell office:value-type="float" office:value="0.424542" calcext:value-type="float">
            <text:p>0.424542</text:p>
          </table:table-cell>
          <table:table-cell office:value-type="float" office:value="0.254707" calcext:value-type="float">
            <text:p>0.254707</text:p>
          </table:table-cell>
          <table:table-cell office:value-type="float" office:value="0.597082" calcext:value-type="float">
            <text:p>0.597082</text:p>
          </table:table-cell>
          <table:table-cell office:value-type="float" office:value="0.458668" calcext:value-type="float">
            <text:p>0.458668</text:p>
          </table:table-cell>
          <table:table-cell office:value-type="float" office:value="0.13518" calcext:value-type="float">
            <text:p>0.13518</text:p>
          </table:table-cell>
          <table:table-cell office:value-type="float" office:value="0.504084" calcext:value-type="float">
            <text:p>0.504084</text:p>
          </table:table-cell>
          <table:table-cell office:value-type="float" office:value="0.516586" calcext:value-type="float">
            <text:p>0.516586</text:p>
          </table:table-cell>
          <table:table-cell office:value-type="float" office:value="0.128549" calcext:value-type="float">
            <text:p>0.128549</text:p>
          </table:table-cell>
          <table:table-cell office:value-type="float" office:value="0.272406" calcext:value-type="float">
            <text:p>0.272406</text:p>
          </table:table-cell>
          <table:table-cell office:value-type="float" office:value="0.543643" calcext:value-type="float">
            <text:p>0.543643</text:p>
          </table:table-cell>
          <table:table-cell office:value-type="float" office:value="0.33578" calcext:value-type="float">
            <text:p>0.33578</text:p>
          </table:table-cell>
          <table:table-cell office:value-type="float" office:value="0.101692" calcext:value-type="float">
            <text:p>0.101692</text:p>
          </table:table-cell>
          <table:table-cell office:value-type="float" office:value="0.196043" calcext:value-type="float">
            <text:p>0.196043</text:p>
          </table:table-cell>
          <table:table-cell office:value-type="float" office:value="0.454487" calcext:value-type="float">
            <text:p>0.454487</text:p>
          </table:table-cell>
          <table:table-cell office:value-type="float" office:value="0.360722" calcext:value-type="float">
            <text:p>0.360722</text:p>
          </table:table-cell>
          <table:table-cell office:value-type="float" office:value="0.0727832" calcext:value-type="float">
            <text:p>0.0727832</text:p>
          </table:table-cell>
          <table:table-cell office:value-type="float" office:value="0.0499144" calcext:value-type="float">
            <text:p>0.0499144</text:p>
          </table:table-cell>
          <table:table-cell office:value-type="float" office:value="0.191864" calcext:value-type="float">
            <text:p>0.191864</text:p>
          </table:table-cell>
          <table:table-cell office:value-type="float" office:value="0.378262" calcext:value-type="float">
            <text:p>0.378262</text:p>
          </table:table-cell>
          <table:table-cell office:value-type="float" office:value="0.180634" calcext:value-type="float">
            <text:p>0.180634</text:p>
          </table:table-cell>
          <table:table-cell office:value-type="float" office:value="0.0262711" calcext:value-type="float">
            <text:p>0.0262711</text:p>
          </table:table-cell>
          <table:table-cell office:value-type="float" office:value="0.0143659" calcext:value-type="float">
            <text:p>0.0143659</text:p>
          </table:table-cell>
          <table:table-cell office:value-type="float" office:value="0.00878523" calcext:value-type="float">
            <text:p>0.00878523</text:p>
          </table:table-cell>
          <table:table-cell office:value-type="float" office:value="0.00317763" calcext:value-type="float">
            <text:p>0.00317763</text:p>
          </table:table-cell>
          <table:table-cell office:value-type="float" office:value="0.000250776" calcext:value-type="float">
            <text:p>0.000250776</text:p>
          </table:table-cell>
          <table:table-cell office:value-type="float" office:value="0.0000012997" calcext:value-type="float">
            <text:p>1.2997E-06</text:p>
          </table:table-cell>
          <table:table-cell table:number-columns-repeated="78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0.000139647" calcext:value-type="float">
            <text:p>0.000139647</text:p>
          </table:table-cell>
          <table:table-cell office:value-type="float" office:value="0.0130265" calcext:value-type="float">
            <text:p>0.0130265</text:p>
          </table:table-cell>
          <table:table-cell office:value-type="float" office:value="0.318589" calcext:value-type="float">
            <text:p>0.318589</text:p>
          </table:table-cell>
          <table:table-cell office:value-type="float" office:value="2.39196" calcext:value-type="float">
            <text:p>2.39196</text:p>
          </table:table-cell>
          <table:table-cell office:value-type="float" office:value="4.49748" calcext:value-type="float">
            <text:p>4.49748</text:p>
          </table:table-cell>
          <table:table-cell office:value-type="float" office:value="3.74382" calcext:value-type="float">
            <text:p>3.74382</text:p>
          </table:table-cell>
          <table:table-cell office:value-type="float" office:value="2.76927" calcext:value-type="float">
            <text:p>2.76927</text:p>
          </table:table-cell>
          <table:table-cell office:value-type="float" office:value="1.93819" calcext:value-type="float">
            <text:p>1.93819</text:p>
          </table:table-cell>
          <table:table-cell office:value-type="float" office:value="1.68221" calcext:value-type="float">
            <text:p>1.68221</text:p>
          </table:table-cell>
          <table:table-cell office:value-type="float" office:value="1.4801" calcext:value-type="float">
            <text:p>1.4801</text:p>
          </table:table-cell>
          <table:table-cell office:value-type="float" office:value="1.34227" calcext:value-type="float">
            <text:p>1.34227</text:p>
          </table:table-cell>
          <table:table-cell office:value-type="float" office:value="1.33711" calcext:value-type="float">
            <text:p>1.33711</text:p>
          </table:table-cell>
          <table:table-cell office:value-type="float" office:value="1.29829" calcext:value-type="float">
            <text:p>1.29829</text:p>
          </table:table-cell>
          <table:table-cell office:value-type="float" office:value="1.18061" calcext:value-type="float">
            <text:p>1.18061</text:p>
          </table:table-cell>
          <table:table-cell office:value-type="float" office:value="1.12788" calcext:value-type="float">
            <text:p>1.12788</text:p>
          </table:table-cell>
          <table:table-cell office:value-type="float" office:value="1.13936" calcext:value-type="float">
            <text:p>1.13936</text:p>
          </table:table-cell>
          <table:table-cell office:value-type="float" office:value="1.09722" calcext:value-type="float">
            <text:p>1.09722</text:p>
          </table:table-cell>
          <table:table-cell office:value-type="float" office:value="1.0744" calcext:value-type="float">
            <text:p>1.0744</text:p>
          </table:table-cell>
          <table:table-cell office:value-type="float" office:value="1.01413" calcext:value-type="float">
            <text:p>1.01413</text:p>
          </table:table-cell>
          <table:table-cell office:value-type="float" office:value="0.983468" calcext:value-type="float">
            <text:p>0.983468</text:p>
          </table:table-cell>
          <table:table-cell office:value-type="float" office:value="0.949719" calcext:value-type="float">
            <text:p>0.949719</text:p>
          </table:table-cell>
          <table:table-cell office:value-type="float" office:value="0.928276" calcext:value-type="float">
            <text:p>0.928276</text:p>
          </table:table-cell>
          <table:table-cell office:value-type="float" office:value="0.917002" calcext:value-type="float">
            <text:p>0.917002</text:p>
          </table:table-cell>
          <table:table-cell office:value-type="float" office:value="0.96813" calcext:value-type="float">
            <text:p>0.96813</text:p>
          </table:table-cell>
          <table:table-cell office:value-type="float" office:value="0.866273" calcext:value-type="float">
            <text:p>0.866273</text:p>
          </table:table-cell>
          <table:table-cell office:value-type="float" office:value="0.86363" calcext:value-type="float">
            <text:p>0.86363</text:p>
          </table:table-cell>
          <table:table-cell office:value-type="float" office:value="0.805486" calcext:value-type="float">
            <text:p>0.805486</text:p>
          </table:table-cell>
          <table:table-cell office:value-type="float" office:value="0.819494" calcext:value-type="float">
            <text:p>0.819494</text:p>
          </table:table-cell>
          <table:table-cell office:value-type="float" office:value="0.776122" calcext:value-type="float">
            <text:p>0.776122</text:p>
          </table:table-cell>
          <table:table-cell office:value-type="float" office:value="0.870714" calcext:value-type="float">
            <text:p>0.870714</text:p>
          </table:table-cell>
          <table:table-cell office:value-type="float" office:value="0.733445" calcext:value-type="float">
            <text:p>0.733445</text:p>
          </table:table-cell>
          <table:table-cell office:value-type="float" office:value="0.835804" calcext:value-type="float">
            <text:p>0.835804</text:p>
          </table:table-cell>
          <table:table-cell office:value-type="float" office:value="0.665327" calcext:value-type="float">
            <text:p>0.665327</text:p>
          </table:table-cell>
          <table:table-cell office:value-type="float" office:value="0.77971" calcext:value-type="float">
            <text:p>0.77971</text:p>
          </table:table-cell>
          <table:table-cell office:value-type="float" office:value="0.623499" calcext:value-type="float">
            <text:p>0.623499</text:p>
          </table:table-cell>
          <table:table-cell office:value-type="float" office:value="0.777491" calcext:value-type="float">
            <text:p>0.777491</text:p>
          </table:table-cell>
          <table:table-cell office:value-type="float" office:value="0.659917" calcext:value-type="float">
            <text:p>0.659917</text:p>
          </table:table-cell>
          <table:table-cell office:value-type="float" office:value="0.720537" calcext:value-type="float">
            <text:p>0.720537</text:p>
          </table:table-cell>
          <table:table-cell office:value-type="float" office:value="0.724248" calcext:value-type="float">
            <text:p>0.724248</text:p>
          </table:table-cell>
          <table:table-cell office:value-type="float" office:value="0.564864" calcext:value-type="float">
            <text:p>0.564864</text:p>
          </table:table-cell>
          <table:table-cell office:value-type="float" office:value="0.727778" calcext:value-type="float">
            <text:p>0.727778</text:p>
          </table:table-cell>
          <table:table-cell office:value-type="float" office:value="0.477828" calcext:value-type="float">
            <text:p>0.477828</text:p>
          </table:table-cell>
          <table:table-cell office:value-type="float" office:value="0.690702" calcext:value-type="float">
            <text:p>0.690702</text:p>
          </table:table-cell>
          <table:table-cell office:value-type="float" office:value="0.582452" calcext:value-type="float">
            <text:p>0.582452</text:p>
          </table:table-cell>
          <table:table-cell office:value-type="float" office:value="0.551719" calcext:value-type="float">
            <text:p>0.551719</text:p>
          </table:table-cell>
          <table:table-cell office:value-type="float" office:value="0.741032" calcext:value-type="float">
            <text:p>0.741032</text:p>
          </table:table-cell>
          <table:table-cell office:value-type="float" office:value="0.457795" calcext:value-type="float">
            <text:p>0.457795</text:p>
          </table:table-cell>
          <table:table-cell office:value-type="float" office:value="0.612216" calcext:value-type="float">
            <text:p>0.612216</text:p>
          </table:table-cell>
          <table:table-cell office:value-type="float" office:value="0.62033" calcext:value-type="float">
            <text:p>0.62033</text:p>
          </table:table-cell>
          <table:table-cell office:value-type="float" office:value="0.327046" calcext:value-type="float">
            <text:p>0.327046</text:p>
          </table:table-cell>
          <table:table-cell office:value-type="float" office:value="0.646908" calcext:value-type="float">
            <text:p>0.646908</text:p>
          </table:table-cell>
          <table:table-cell office:value-type="float" office:value="0.473318" calcext:value-type="float">
            <text:p>0.473318</text:p>
          </table:table-cell>
          <table:table-cell office:value-type="float" office:value="0.403974" calcext:value-type="float">
            <text:p>0.403974</text:p>
          </table:table-cell>
          <table:table-cell office:value-type="float" office:value="0.665451" calcext:value-type="float">
            <text:p>0.665451</text:p>
          </table:table-cell>
          <table:table-cell office:value-type="float" office:value="0.413528" calcext:value-type="float">
            <text:p>0.413528</text:p>
          </table:table-cell>
          <table:table-cell office:value-type="float" office:value="0.353969" calcext:value-type="float">
            <text:p>0.353969</text:p>
          </table:table-cell>
          <table:table-cell office:value-type="float" office:value="0.64418" calcext:value-type="float">
            <text:p>0.64418</text:p>
          </table:table-cell>
          <table:table-cell office:value-type="float" office:value="0.404413" calcext:value-type="float">
            <text:p>0.404413</text:p>
          </table:table-cell>
          <table:table-cell office:value-type="float" office:value="0.224084" calcext:value-type="float">
            <text:p>0.224084</text:p>
          </table:table-cell>
          <table:table-cell office:value-type="float" office:value="0.583724" calcext:value-type="float">
            <text:p>0.583724</text:p>
          </table:table-cell>
          <table:table-cell office:value-type="float" office:value="0.414313" calcext:value-type="float">
            <text:p>0.414313</text:p>
          </table:table-cell>
          <table:table-cell office:value-type="float" office:value="0.147367" calcext:value-type="float">
            <text:p>0.147367</text:p>
          </table:table-cell>
          <table:table-cell office:value-type="float" office:value="0.48114" calcext:value-type="float">
            <text:p>0.48114</text:p>
          </table:table-cell>
          <table:table-cell office:value-type="float" office:value="0.514116" calcext:value-type="float">
            <text:p>0.514116</text:p>
          </table:table-cell>
          <table:table-cell office:value-type="float" office:value="0.197434" calcext:value-type="float">
            <text:p>0.197434</text:p>
          </table:table-cell>
          <table:table-cell office:value-type="float" office:value="0.251862" calcext:value-type="float">
            <text:p>0.251862</text:p>
          </table:table-cell>
          <table:table-cell office:value-type="float" office:value="0.509678" calcext:value-type="float">
            <text:p>0.509678</text:p>
          </table:table-cell>
          <table:table-cell office:value-type="float" office:value="0.386572" calcext:value-type="float">
            <text:p>0.386572</text:p>
          </table:table-cell>
          <table:table-cell office:value-type="float" office:value="0.0960006" calcext:value-type="float">
            <text:p>0.0960006</text:p>
          </table:table-cell>
          <table:table-cell office:value-type="float" office:value="0.107844" calcext:value-type="float">
            <text:p>0.107844</text:p>
          </table:table-cell>
          <table:table-cell office:value-type="float" office:value="0.414753" calcext:value-type="float">
            <text:p>0.414753</text:p>
          </table:table-cell>
          <table:table-cell office:value-type="float" office:value="0.404461" calcext:value-type="float">
            <text:p>0.404461</text:p>
          </table:table-cell>
          <table:table-cell office:value-type="float" office:value="0.0727169" calcext:value-type="float">
            <text:p>0.0727169</text:p>
          </table:table-cell>
          <table:table-cell office:value-type="float" office:value="0.0175384" calcext:value-type="float">
            <text:p>0.0175384</text:p>
          </table:table-cell>
          <table:table-cell office:value-type="float" office:value="0.0634146" calcext:value-type="float">
            <text:p>0.0634146</text:p>
          </table:table-cell>
          <table:table-cell office:value-type="float" office:value="0.305371" calcext:value-type="float">
            <text:p>0.305371</text:p>
          </table:table-cell>
          <table:table-cell office:value-type="float" office:value="0.281577" calcext:value-type="float">
            <text:p>0.281577</text:p>
          </table:table-cell>
          <table:table-cell office:value-type="float" office:value="0.0793072" calcext:value-type="float">
            <text:p>0.0793072</text:p>
          </table:table-cell>
          <table:table-cell office:value-type="float" office:value="0.0258702" calcext:value-type="float">
            <text:p>0.0258702</text:p>
          </table:table-cell>
          <table:table-cell office:value-type="float" office:value="0.00999292" calcext:value-type="float">
            <text:p>0.00999292</text:p>
          </table:table-cell>
          <table:table-cell office:value-type="float" office:value="0.00357757" calcext:value-type="float">
            <text:p>0.00357757</text:p>
          </table:table-cell>
          <table:table-cell office:value-type="float" office:value="0.000766701" calcext:value-type="float">
            <text:p>0.000766701</text:p>
          </table:table-cell>
          <table:table-cell office:value-type="float" office:value="0.000022478" calcext:value-type="float">
            <text:p>0.000022478</text:p>
          </table:table-cell>
          <table:table-cell table:number-columns-repeated="77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81" office:value-type="float" office:value="0" calcext:value-type="float">
            <text:p>0</text:p>
          </table:table-cell>
          <table:table-cell office:value-type="float" office:value="0.00196117" calcext:value-type="float">
            <text:p>0.00196117</text:p>
          </table:table-cell>
          <table:table-cell office:value-type="float" office:value="0.04958" calcext:value-type="float">
            <text:p>0.04958</text:p>
          </table:table-cell>
          <table:table-cell office:value-type="float" office:value="0.713674" calcext:value-type="float">
            <text:p>0.713674</text:p>
          </table:table-cell>
          <table:table-cell office:value-type="float" office:value="3.26916" calcext:value-type="float">
            <text:p>3.26916</text:p>
          </table:table-cell>
          <table:table-cell office:value-type="float" office:value="4.47803" calcext:value-type="float">
            <text:p>4.47803</text:p>
          </table:table-cell>
          <table:table-cell office:value-type="float" office:value="3.43417" calcext:value-type="float">
            <text:p>3.43417</text:p>
          </table:table-cell>
          <table:table-cell office:value-type="float" office:value="2.40076" calcext:value-type="float">
            <text:p>2.40076</text:p>
          </table:table-cell>
          <table:table-cell office:value-type="float" office:value="1.77165" calcext:value-type="float">
            <text:p>1.77165</text:p>
          </table:table-cell>
          <table:table-cell office:value-type="float" office:value="1.57021" calcext:value-type="float">
            <text:p>1.57021</text:p>
          </table:table-cell>
          <table:table-cell office:value-type="float" office:value="1.45893" calcext:value-type="float">
            <text:p>1.45893</text:p>
          </table:table-cell>
          <table:table-cell office:value-type="float" office:value="1.39333" calcext:value-type="float">
            <text:p>1.39333</text:p>
          </table:table-cell>
          <table:table-cell office:value-type="float" office:value="1.29451" calcext:value-type="float">
            <text:p>1.29451</text:p>
          </table:table-cell>
          <table:table-cell office:value-type="float" office:value="1.26197" calcext:value-type="float">
            <text:p>1.26197</text:p>
          </table:table-cell>
          <table:table-cell office:value-type="float" office:value="1.17818" calcext:value-type="float">
            <text:p>1.17818</text:p>
          </table:table-cell>
          <table:table-cell office:value-type="float" office:value="1.09471" calcext:value-type="float">
            <text:p>1.09471</text:p>
          </table:table-cell>
          <table:table-cell office:value-type="float" office:value="1.13034" calcext:value-type="float">
            <text:p>1.13034</text:p>
          </table:table-cell>
          <table:table-cell office:value-type="float" office:value="1.07416" calcext:value-type="float">
            <text:p>1.07416</text:p>
          </table:table-cell>
          <table:table-cell office:value-type="float" office:value="1.06073" calcext:value-type="float">
            <text:p>1.06073</text:p>
          </table:table-cell>
          <table:table-cell office:value-type="float" office:value="1.00208" calcext:value-type="float">
            <text:p>1.00208</text:p>
          </table:table-cell>
          <table:table-cell office:value-type="float" office:value="0.928074" calcext:value-type="float">
            <text:p>0.928074</text:p>
          </table:table-cell>
          <table:table-cell office:value-type="float" office:value="0.955789" calcext:value-type="float">
            <text:p>0.955789</text:p>
          </table:table-cell>
          <table:table-cell office:value-type="float" office:value="0.995124" calcext:value-type="float">
            <text:p>0.995124</text:p>
          </table:table-cell>
          <table:table-cell office:value-type="float" office:value="0.915605" calcext:value-type="float">
            <text:p>0.915605</text:p>
          </table:table-cell>
          <table:table-cell office:value-type="float" office:value="0.880927" calcext:value-type="float">
            <text:p>0.880927</text:p>
          </table:table-cell>
          <table:table-cell office:value-type="float" office:value="0.857715" calcext:value-type="float">
            <text:p>0.857715</text:p>
          </table:table-cell>
          <table:table-cell office:value-type="float" office:value="0.832416" calcext:value-type="float">
            <text:p>0.832416</text:p>
          </table:table-cell>
          <table:table-cell office:value-type="float" office:value="0.806083" calcext:value-type="float">
            <text:p>0.806083</text:p>
          </table:table-cell>
          <table:table-cell office:value-type="float" office:value="0.853956" calcext:value-type="float">
            <text:p>0.853956</text:p>
          </table:table-cell>
          <table:table-cell office:value-type="float" office:value="0.816364" calcext:value-type="float">
            <text:p>0.816364</text:p>
          </table:table-cell>
          <table:table-cell office:value-type="float" office:value="0.822863" calcext:value-type="float">
            <text:p>0.822863</text:p>
          </table:table-cell>
          <table:table-cell office:value-type="float" office:value="0.741185" calcext:value-type="float">
            <text:p>0.741185</text:p>
          </table:table-cell>
          <table:table-cell office:value-type="float" office:value="0.769377" calcext:value-type="float">
            <text:p>0.769377</text:p>
          </table:table-cell>
          <table:table-cell office:value-type="float" office:value="0.661571" calcext:value-type="float">
            <text:p>0.661571</text:p>
          </table:table-cell>
          <table:table-cell office:value-type="float" office:value="0.792158" calcext:value-type="float">
            <text:p>0.792158</text:p>
          </table:table-cell>
          <table:table-cell office:value-type="float" office:value="0.626793" calcext:value-type="float">
            <text:p>0.626793</text:p>
          </table:table-cell>
          <table:table-cell office:value-type="float" office:value="0.817022" calcext:value-type="float">
            <text:p>0.817022</text:p>
          </table:table-cell>
          <table:table-cell office:value-type="float" office:value="0.627954" calcext:value-type="float">
            <text:p>0.627954</text:p>
          </table:table-cell>
          <table:table-cell office:value-type="float" office:value="0.718204" calcext:value-type="float">
            <text:p>0.718204</text:p>
          </table:table-cell>
          <table:table-cell office:value-type="float" office:value="0.664775" calcext:value-type="float">
            <text:p>0.664775</text:p>
          </table:table-cell>
          <table:table-cell office:value-type="float" office:value="0.564655" calcext:value-type="float">
            <text:p>0.564655</text:p>
          </table:table-cell>
          <table:table-cell office:value-type="float" office:value="0.716855" calcext:value-type="float">
            <text:p>0.716855</text:p>
          </table:table-cell>
          <table:table-cell office:value-type="float" office:value="0.490623" calcext:value-type="float">
            <text:p>0.490623</text:p>
          </table:table-cell>
          <table:table-cell office:value-type="float" office:value="0.722939" calcext:value-type="float">
            <text:p>0.722939</text:p>
          </table:table-cell>
          <table:table-cell office:value-type="float" office:value="0.584819" calcext:value-type="float">
            <text:p>0.584819</text:p>
          </table:table-cell>
          <table:table-cell office:value-type="float" office:value="0.540273" calcext:value-type="float">
            <text:p>0.540273</text:p>
          </table:table-cell>
          <table:table-cell office:value-type="float" office:value="0.700714" calcext:value-type="float">
            <text:p>0.700714</text:p>
          </table:table-cell>
          <table:table-cell office:value-type="float" office:value="0.395882" calcext:value-type="float">
            <text:p>0.395882</text:p>
          </table:table-cell>
          <table:table-cell office:value-type="float" office:value="0.627302" calcext:value-type="float">
            <text:p>0.627302</text:p>
          </table:table-cell>
          <table:table-cell office:value-type="float" office:value="0.58419" calcext:value-type="float">
            <text:p>0.58419</text:p>
          </table:table-cell>
          <table:table-cell office:value-type="float" office:value="0.363545" calcext:value-type="float">
            <text:p>0.363545</text:p>
          </table:table-cell>
          <table:table-cell office:value-type="float" office:value="0.663372" calcext:value-type="float">
            <text:p>0.663372</text:p>
          </table:table-cell>
          <table:table-cell office:value-type="float" office:value="0.461238" calcext:value-type="float">
            <text:p>0.461238</text:p>
          </table:table-cell>
          <table:table-cell office:value-type="float" office:value="0.393188" calcext:value-type="float">
            <text:p>0.393188</text:p>
          </table:table-cell>
          <table:table-cell office:value-type="float" office:value="0.663014" calcext:value-type="float">
            <text:p>0.663014</text:p>
          </table:table-cell>
          <table:table-cell office:value-type="float" office:value="0.442778" calcext:value-type="float">
            <text:p>0.442778</text:p>
          </table:table-cell>
          <table:table-cell office:value-type="float" office:value="0.289053" calcext:value-type="float">
            <text:p>0.289053</text:p>
          </table:table-cell>
          <table:table-cell office:value-type="float" office:value="0.612921" calcext:value-type="float">
            <text:p>0.612921</text:p>
          </table:table-cell>
          <table:table-cell office:value-type="float" office:value="0.38681" calcext:value-type="float">
            <text:p>0.38681</text:p>
          </table:table-cell>
          <table:table-cell office:value-type="float" office:value="0.24796" calcext:value-type="float">
            <text:p>0.24796</text:p>
          </table:table-cell>
          <table:table-cell office:value-type="float" office:value="0.576134" calcext:value-type="float">
            <text:p>0.576134</text:p>
          </table:table-cell>
          <table:table-cell office:value-type="float" office:value="0.399082" calcext:value-type="float">
            <text:p>0.399082</text:p>
          </table:table-cell>
          <table:table-cell office:value-type="float" office:value="0.185508" calcext:value-type="float">
            <text:p>0.185508</text:p>
          </table:table-cell>
          <table:table-cell office:value-type="float" office:value="0.420176" calcext:value-type="float">
            <text:p>0.420176</text:p>
          </table:table-cell>
          <table:table-cell office:value-type="float" office:value="0.536954" calcext:value-type="float">
            <text:p>0.536954</text:p>
          </table:table-cell>
          <table:table-cell office:value-type="float" office:value="0.261701" calcext:value-type="float">
            <text:p>0.261701</text:p>
          </table:table-cell>
          <table:table-cell office:value-type="float" office:value="0.15681" calcext:value-type="float">
            <text:p>0.15681</text:p>
          </table:table-cell>
          <table:table-cell office:value-type="float" office:value="0.417628" calcext:value-type="float">
            <text:p>0.417628</text:p>
          </table:table-cell>
          <table:table-cell office:value-type="float" office:value="0.453764" calcext:value-type="float">
            <text:p>0.453764</text:p>
          </table:table-cell>
          <table:table-cell office:value-type="float" office:value="0.113815" calcext:value-type="float">
            <text:p>0.113815</text:p>
          </table:table-cell>
          <table:table-cell office:value-type="float" office:value="0.0593425" calcext:value-type="float">
            <text:p>0.0593425</text:p>
          </table:table-cell>
          <table:table-cell office:value-type="float" office:value="0.358589" calcext:value-type="float">
            <text:p>0.358589</text:p>
          </table:table-cell>
          <table:table-cell office:value-type="float" office:value="0.428358" calcext:value-type="float">
            <text:p>0.428358</text:p>
          </table:table-cell>
          <table:table-cell office:value-type="float" office:value="0.109802" calcext:value-type="float">
            <text:p>0.109802</text:p>
          </table:table-cell>
          <table:table-cell office:value-type="float" office:value="0.0264529" calcext:value-type="float">
            <text:p>0.0264529</text:p>
          </table:table-cell>
          <table:table-cell office:value-type="float" office:value="0.0333365" calcext:value-type="float">
            <text:p>0.0333365</text:p>
          </table:table-cell>
          <table:table-cell office:value-type="float" office:value="0.166032" calcext:value-type="float">
            <text:p>0.166032</text:p>
          </table:table-cell>
          <table:table-cell office:value-type="float" office:value="0.257659" calcext:value-type="float">
            <text:p>0.257659</text:p>
          </table:table-cell>
          <table:table-cell office:value-type="float" office:value="0.172349" calcext:value-type="float">
            <text:p>0.172349</text:p>
          </table:table-cell>
          <table:table-cell office:value-type="float" office:value="0.0762554" calcext:value-type="float">
            <text:p>0.0762554</text:p>
          </table:table-cell>
          <table:table-cell office:value-type="float" office:value="0.0146119" calcext:value-type="float">
            <text:p>0.0146119</text:p>
          </table:table-cell>
          <table:table-cell office:value-type="float" office:value="0.00237981" calcext:value-type="float">
            <text:p>0.00237981</text:p>
          </table:table-cell>
          <table:table-cell office:value-type="float" office:value="0.000069801" calcext:value-type="float">
            <text:p>0.000069801</text:p>
          </table:table-cell>
          <table:table-cell table:number-columns-repeated="77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81" office:value-type="float" office:value="0" calcext:value-type="float">
            <text:p>0</text:p>
          </table:table-cell>
          <table:table-cell office:value-type="float" office:value="0.000153766" calcext:value-type="float">
            <text:p>0.000153766</text:p>
          </table:table-cell>
          <table:table-cell office:value-type="float" office:value="0.00631408" calcext:value-type="float">
            <text:p>0.00631408</text:p>
          </table:table-cell>
          <table:table-cell office:value-type="float" office:value="0.131332" calcext:value-type="float">
            <text:p>0.131332</text:p>
          </table:table-cell>
          <table:table-cell office:value-type="float" office:value="1.31609" calcext:value-type="float">
            <text:p>1.31609</text:p>
          </table:table-cell>
          <table:table-cell office:value-type="float" office:value="3.82729" calcext:value-type="float">
            <text:p>3.82729</text:p>
          </table:table-cell>
          <table:table-cell office:value-type="float" office:value="4.22862" calcext:value-type="float">
            <text:p>4.22862</text:p>
          </table:table-cell>
          <table:table-cell office:value-type="float" office:value="3.0553" calcext:value-type="float">
            <text:p>3.0553</text:p>
          </table:table-cell>
          <table:table-cell office:value-type="float" office:value="2.1834" calcext:value-type="float">
            <text:p>2.1834</text:p>
          </table:table-cell>
          <table:table-cell office:value-type="float" office:value="1.6619" calcext:value-type="float">
            <text:p>1.6619</text:p>
          </table:table-cell>
          <table:table-cell office:value-type="float" office:value="1.51779" calcext:value-type="float">
            <text:p>1.51779</text:p>
          </table:table-cell>
          <table:table-cell office:value-type="float" office:value="1.45125" calcext:value-type="float">
            <text:p>1.45125</text:p>
          </table:table-cell>
          <table:table-cell office:value-type="float" office:value="1.38929" calcext:value-type="float">
            <text:p>1.38929</text:p>
          </table:table-cell>
          <table:table-cell office:value-type="float" office:value="1.22796" calcext:value-type="float">
            <text:p>1.22796</text:p>
          </table:table-cell>
          <table:table-cell office:value-type="float" office:value="1.16352" calcext:value-type="float">
            <text:p>1.16352</text:p>
          </table:table-cell>
          <table:table-cell office:value-type="float" office:value="1.20775" calcext:value-type="float">
            <text:p>1.20775</text:p>
          </table:table-cell>
          <table:table-cell office:value-type="float" office:value="1.16787" calcext:value-type="float">
            <text:p>1.16787</text:p>
          </table:table-cell>
          <table:table-cell office:value-type="float" office:value="1.12435" calcext:value-type="float">
            <text:p>1.12435</text:p>
          </table:table-cell>
          <table:table-cell office:value-type="float" office:value="1.04156" calcext:value-type="float">
            <text:p>1.04156</text:p>
          </table:table-cell>
          <table:table-cell office:value-type="float" office:value="0.960505" calcext:value-type="float">
            <text:p>0.960505</text:p>
          </table:table-cell>
          <table:table-cell office:value-type="float" office:value="0.995696" calcext:value-type="float">
            <text:p>0.995696</text:p>
          </table:table-cell>
          <table:table-cell office:value-type="float" office:value="1.01545" calcext:value-type="float">
            <text:p>1.01545</text:p>
          </table:table-cell>
          <table:table-cell office:value-type="float" office:value="0.958943" calcext:value-type="float">
            <text:p>0.958943</text:p>
          </table:table-cell>
          <table:table-cell office:value-type="float" office:value="0.921542" calcext:value-type="float">
            <text:p>0.921542</text:p>
          </table:table-cell>
          <table:table-cell office:value-type="float" office:value="0.910005" calcext:value-type="float">
            <text:p>0.910005</text:p>
          </table:table-cell>
          <table:table-cell office:value-type="float" office:value="0.85499" calcext:value-type="float">
            <text:p>0.85499</text:p>
          </table:table-cell>
          <table:table-cell office:value-type="float" office:value="0.83101" calcext:value-type="float">
            <text:p>0.83101</text:p>
          </table:table-cell>
          <table:table-cell office:value-type="float" office:value="0.852278" calcext:value-type="float">
            <text:p>0.852278</text:p>
          </table:table-cell>
          <table:table-cell office:value-type="float" office:value="0.873394" calcext:value-type="float">
            <text:p>0.873394</text:p>
          </table:table-cell>
          <table:table-cell office:value-type="float" office:value="0.809842" calcext:value-type="float">
            <text:p>0.809842</text:p>
          </table:table-cell>
          <table:table-cell office:value-type="float" office:value="0.812699" calcext:value-type="float">
            <text:p>0.812699</text:p>
          </table:table-cell>
          <table:table-cell office:value-type="float" office:value="0.742112" calcext:value-type="float">
            <text:p>0.742112</text:p>
          </table:table-cell>
          <table:table-cell office:value-type="float" office:value="0.732113" calcext:value-type="float">
            <text:p>0.732113</text:p>
          </table:table-cell>
          <table:table-cell office:value-type="float" office:value="0.761057" calcext:value-type="float">
            <text:p>0.761057</text:p>
          </table:table-cell>
          <table:table-cell office:value-type="float" office:value="0.692939" calcext:value-type="float">
            <text:p>0.692939</text:p>
          </table:table-cell>
          <table:table-cell office:value-type="float" office:value="0.811947" calcext:value-type="float">
            <text:p>0.811947</text:p>
          </table:table-cell>
          <table:table-cell office:value-type="float" office:value="0.634641" calcext:value-type="float">
            <text:p>0.634641</text:p>
          </table:table-cell>
          <table:table-cell office:value-type="float" office:value="0.787116" calcext:value-type="float">
            <text:p>0.787116</text:p>
          </table:table-cell>
          <table:table-cell office:value-type="float" office:value="0.571306" calcext:value-type="float">
            <text:p>0.571306</text:p>
          </table:table-cell>
          <table:table-cell office:value-type="float" office:value="0.710419" calcext:value-type="float">
            <text:p>0.710419</text:p>
          </table:table-cell>
          <table:table-cell office:value-type="float" office:value="0.604057" calcext:value-type="float">
            <text:p>0.604057</text:p>
          </table:table-cell>
          <table:table-cell office:value-type="float" office:value="0.627275" calcext:value-type="float">
            <text:p>0.627275</text:p>
          </table:table-cell>
          <table:table-cell office:value-type="float" office:value="0.735859" calcext:value-type="float">
            <text:p>0.735859</text:p>
          </table:table-cell>
          <table:table-cell office:value-type="float" office:value="0.501574" calcext:value-type="float">
            <text:p>0.501574</text:p>
          </table:table-cell>
          <table:table-cell office:value-type="float" office:value="0.739973" calcext:value-type="float">
            <text:p>0.739973</text:p>
          </table:table-cell>
          <table:table-cell office:value-type="float" office:value="0.580941" calcext:value-type="float">
            <text:p>0.580941</text:p>
          </table:table-cell>
          <table:table-cell office:value-type="float" office:value="0.509411" calcext:value-type="float">
            <text:p>0.509411</text:p>
          </table:table-cell>
          <table:table-cell office:value-type="float" office:value="0.668111" calcext:value-type="float">
            <text:p>0.668111</text:p>
          </table:table-cell>
          <table:table-cell office:value-type="float" office:value="0.359409" calcext:value-type="float">
            <text:p>0.359409</text:p>
          </table:table-cell>
          <table:table-cell office:value-type="float" office:value="0.62962" calcext:value-type="float">
            <text:p>0.62962</text:p>
          </table:table-cell>
          <table:table-cell office:value-type="float" office:value="0.568386" calcext:value-type="float">
            <text:p>0.568386</text:p>
          </table:table-cell>
          <table:table-cell office:value-type="float" office:value="0.41073" calcext:value-type="float">
            <text:p>0.41073</text:p>
          </table:table-cell>
          <table:table-cell office:value-type="float" office:value="0.66382" calcext:value-type="float">
            <text:p>0.66382</text:p>
          </table:table-cell>
          <table:table-cell office:value-type="float" office:value="0.500633" calcext:value-type="float">
            <text:p>0.500633</text:p>
          </table:table-cell>
          <table:table-cell office:value-type="float" office:value="0.331971" calcext:value-type="float">
            <text:p>0.331971</text:p>
          </table:table-cell>
          <table:table-cell office:value-type="float" office:value="0.635981" calcext:value-type="float">
            <text:p>0.635981</text:p>
          </table:table-cell>
          <table:table-cell office:value-type="float" office:value="0.417356" calcext:value-type="float">
            <text:p>0.417356</text:p>
          </table:table-cell>
          <table:table-cell office:value-type="float" office:value="0.275977" calcext:value-type="float">
            <text:p>0.275977</text:p>
          </table:table-cell>
          <table:table-cell office:value-type="float" office:value="0.605972" calcext:value-type="float">
            <text:p>0.605972</text:p>
          </table:table-cell>
          <table:table-cell office:value-type="float" office:value="0.381524" calcext:value-type="float">
            <text:p>0.381524</text:p>
          </table:table-cell>
          <table:table-cell office:value-type="float" office:value="0.261745" calcext:value-type="float">
            <text:p>0.261745</text:p>
          </table:table-cell>
          <table:table-cell office:value-type="float" office:value="0.529185" calcext:value-type="float">
            <text:p>0.529185</text:p>
          </table:table-cell>
          <table:table-cell office:value-type="float" office:value="0.462824" calcext:value-type="float">
            <text:p>0.462824</text:p>
          </table:table-cell>
          <table:table-cell office:value-type="float" office:value="0.22453" calcext:value-type="float">
            <text:p>0.22453</text:p>
          </table:table-cell>
          <table:table-cell office:value-type="float" office:value="0.323318" calcext:value-type="float">
            <text:p>0.323318</text:p>
          </table:table-cell>
          <table:table-cell office:value-type="float" office:value="0.545288" calcext:value-type="float">
            <text:p>0.545288</text:p>
          </table:table-cell>
          <table:table-cell office:value-type="float" office:value="0.291835" calcext:value-type="float">
            <text:p>0.291835</text:p>
          </table:table-cell>
          <table:table-cell office:value-type="float" office:value="0.0766256" calcext:value-type="float">
            <text:p>0.0766256</text:p>
          </table:table-cell>
          <table:table-cell office:value-type="float" office:value="0.314062" calcext:value-type="float">
            <text:p>0.314062</text:p>
          </table:table-cell>
          <table:table-cell office:value-type="float" office:value="0.489104" calcext:value-type="float">
            <text:p>0.489104</text:p>
          </table:table-cell>
          <table:table-cell office:value-type="float" office:value="0.17542" calcext:value-type="float">
            <text:p>0.17542</text:p>
          </table:table-cell>
          <table:table-cell office:value-type="float" office:value="0.0608136" calcext:value-type="float">
            <text:p>0.0608136</text:p>
          </table:table-cell>
          <table:table-cell office:value-type="float" office:value="0.277767" calcext:value-type="float">
            <text:p>0.277767</text:p>
          </table:table-cell>
          <table:table-cell office:value-type="float" office:value="0.367244" calcext:value-type="float">
            <text:p>0.367244</text:p>
          </table:table-cell>
          <table:table-cell office:value-type="float" office:value="0.192067" calcext:value-type="float">
            <text:p>0.192067</text:p>
          </table:table-cell>
          <table:table-cell office:value-type="float" office:value="0.0982844" calcext:value-type="float">
            <text:p>0.0982844</text:p>
          </table:table-cell>
          <table:table-cell office:value-type="float" office:value="0.0362085" calcext:value-type="float">
            <text:p>0.0362085</text:p>
          </table:table-cell>
          <table:table-cell office:value-type="float" office:value="0.057954" calcext:value-type="float">
            <text:p>0.057954</text:p>
          </table:table-cell>
          <table:table-cell office:value-type="float" office:value="0.129296" calcext:value-type="float">
            <text:p>0.129296</text:p>
          </table:table-cell>
          <table:table-cell office:value-type="float" office:value="0.177267" calcext:value-type="float">
            <text:p>0.177267</text:p>
          </table:table-cell>
          <table:table-cell office:value-type="float" office:value="0.1688" calcext:value-type="float">
            <text:p>0.1688</text:p>
          </table:table-cell>
          <table:table-cell office:value-type="float" office:value="0.0420802" calcext:value-type="float">
            <text:p>0.0420802</text:p>
          </table:table-cell>
          <table:table-cell office:value-type="float" office:value="0.00123423" calcext:value-type="float">
            <text:p>0.00123423</text:p>
          </table:table-cell>
          <table:table-cell table:number-columns-repeated="77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82" office:value-type="float" office:value="0" calcext:value-type="float">
            <text:p>0</text:p>
          </table:table-cell>
          <table:table-cell office:value-type="float" office:value="0.000431618" calcext:value-type="float">
            <text:p>0.000431618</text:p>
          </table:table-cell>
          <table:table-cell office:value-type="float" office:value="0.0132382" calcext:value-type="float">
            <text:p>0.0132382</text:p>
          </table:table-cell>
          <table:table-cell office:value-type="float" office:value="0.222153" calcext:value-type="float">
            <text:p>0.222153</text:p>
          </table:table-cell>
          <table:table-cell office:value-type="float" office:value="1.73491" calcext:value-type="float">
            <text:p>1.73491</text:p>
          </table:table-cell>
          <table:table-cell office:value-type="float" office:value="4.13808" calcext:value-type="float">
            <text:p>4.13808</text:p>
          </table:table-cell>
          <table:table-cell office:value-type="float" office:value="3.94687" calcext:value-type="float">
            <text:p>3.94687</text:p>
          </table:table-cell>
          <table:table-cell office:value-type="float" office:value="2.83746" calcext:value-type="float">
            <text:p>2.83746</text:p>
          </table:table-cell>
          <table:table-cell office:value-type="float" office:value="2.06548" calcext:value-type="float">
            <text:p>2.06548</text:p>
          </table:table-cell>
          <table:table-cell office:value-type="float" office:value="1.61565" calcext:value-type="float">
            <text:p>1.61565</text:p>
          </table:table-cell>
          <table:table-cell office:value-type="float" office:value="1.48398" calcext:value-type="float">
            <text:p>1.48398</text:p>
          </table:table-cell>
          <table:table-cell office:value-type="float" office:value="1.43318" calcext:value-type="float">
            <text:p>1.43318</text:p>
          </table:table-cell>
          <table:table-cell office:value-type="float" office:value="1.36937" calcext:value-type="float">
            <text:p>1.36937</text:p>
          </table:table-cell>
          <table:table-cell office:value-type="float" office:value="1.21441" calcext:value-type="float">
            <text:p>1.21441</text:p>
          </table:table-cell>
          <table:table-cell office:value-type="float" office:value="1.18413" calcext:value-type="float">
            <text:p>1.18413</text:p>
          </table:table-cell>
          <table:table-cell office:value-type="float" office:value="1.19967" calcext:value-type="float">
            <text:p>1.19967</text:p>
          </table:table-cell>
          <table:table-cell office:value-type="float" office:value="1.09217" calcext:value-type="float">
            <text:p>1.09217</text:p>
          </table:table-cell>
          <table:table-cell office:value-type="float" office:value="1.06058" calcext:value-type="float">
            <text:p>1.06058</text:p>
          </table:table-cell>
          <table:table-cell office:value-type="float" office:value="1.04718" calcext:value-type="float">
            <text:p>1.04718</text:p>
          </table:table-cell>
          <table:table-cell office:value-type="float" office:value="1.01235" calcext:value-type="float">
            <text:p>1.01235</text:p>
          </table:table-cell>
          <table:table-cell office:value-type="float" office:value="0.999896" calcext:value-type="float">
            <text:p>0.999896</text:p>
          </table:table-cell>
          <table:table-cell office:value-type="float" office:value="0.983932" calcext:value-type="float">
            <text:p>0.983932</text:p>
          </table:table-cell>
          <table:table-cell office:value-type="float" office:value="0.95994" calcext:value-type="float">
            <text:p>0.95994</text:p>
          </table:table-cell>
          <table:table-cell office:value-type="float" office:value="0.881837" calcext:value-type="float">
            <text:p>0.881837</text:p>
          </table:table-cell>
          <table:table-cell office:value-type="float" office:value="0.859579" calcext:value-type="float">
            <text:p>0.859579</text:p>
          </table:table-cell>
          <table:table-cell office:value-type="float" office:value="0.873439" calcext:value-type="float">
            <text:p>0.873439</text:p>
          </table:table-cell>
          <table:table-cell office:value-type="float" office:value="0.89948" calcext:value-type="float">
            <text:p>0.89948</text:p>
          </table:table-cell>
          <table:table-cell office:value-type="float" office:value="0.81977" calcext:value-type="float">
            <text:p>0.81977</text:p>
          </table:table-cell>
          <table:table-cell office:value-type="float" office:value="0.872946" calcext:value-type="float">
            <text:p>0.872946</text:p>
          </table:table-cell>
          <table:table-cell office:value-type="float" office:value="0.762446" calcext:value-type="float">
            <text:p>0.762446</text:p>
          </table:table-cell>
          <table:table-cell office:value-type="float" office:value="0.76485" calcext:value-type="float">
            <text:p>0.76485</text:p>
          </table:table-cell>
          <table:table-cell office:value-type="float" office:value="0.74081" calcext:value-type="float">
            <text:p>0.74081</text:p>
          </table:table-cell>
          <table:table-cell office:value-type="float" office:value="0.76476" calcext:value-type="float">
            <text:p>0.76476</text:p>
          </table:table-cell>
          <table:table-cell office:value-type="float" office:value="0.776108" calcext:value-type="float">
            <text:p>0.776108</text:p>
          </table:table-cell>
          <table:table-cell office:value-type="float" office:value="0.724302" calcext:value-type="float">
            <text:p>0.724302</text:p>
          </table:table-cell>
          <table:table-cell office:value-type="float" office:value="0.779594" calcext:value-type="float">
            <text:p>0.779594</text:p>
          </table:table-cell>
          <table:table-cell office:value-type="float" office:value="0.614156" calcext:value-type="float">
            <text:p>0.614156</text:p>
          </table:table-cell>
          <table:table-cell office:value-type="float" office:value="0.746483" calcext:value-type="float">
            <text:p>0.746483</text:p>
          </table:table-cell>
          <table:table-cell office:value-type="float" office:value="0.557323" calcext:value-type="float">
            <text:p>0.557323</text:p>
          </table:table-cell>
          <table:table-cell office:value-type="float" office:value="0.728895" calcext:value-type="float">
            <text:p>0.728895</text:p>
          </table:table-cell>
          <table:table-cell office:value-type="float" office:value="0.61501" calcext:value-type="float">
            <text:p>0.61501</text:p>
          </table:table-cell>
          <table:table-cell office:value-type="float" office:value="0.63461" calcext:value-type="float">
            <text:p>0.63461</text:p>
          </table:table-cell>
          <table:table-cell office:value-type="float" office:value="0.722996" calcext:value-type="float">
            <text:p>0.722996</text:p>
          </table:table-cell>
          <table:table-cell office:value-type="float" office:value="0.490263" calcext:value-type="float">
            <text:p>0.490263</text:p>
          </table:table-cell>
          <table:table-cell office:value-type="float" office:value="0.702375" calcext:value-type="float">
            <text:p>0.702375</text:p>
          </table:table-cell>
          <table:table-cell office:value-type="float" office:value="0.525209" calcext:value-type="float">
            <text:p>0.525209</text:p>
          </table:table-cell>
          <table:table-cell office:value-type="float" office:value="0.52785" calcext:value-type="float">
            <text:p>0.52785</text:p>
          </table:table-cell>
          <table:table-cell office:value-type="float" office:value="0.67417" calcext:value-type="float">
            <text:p>0.67417</text:p>
          </table:table-cell>
          <table:table-cell office:value-type="float" office:value="0.399739" calcext:value-type="float">
            <text:p>0.399739</text:p>
          </table:table-cell>
          <table:table-cell office:value-type="float" office:value="0.616953" calcext:value-type="float">
            <text:p>0.616953</text:p>
          </table:table-cell>
          <table:table-cell office:value-type="float" office:value="0.585428" calcext:value-type="float">
            <text:p>0.585428</text:p>
          </table:table-cell>
          <table:table-cell office:value-type="float" office:value="0.374518" calcext:value-type="float">
            <text:p>0.374518</text:p>
          </table:table-cell>
          <table:table-cell office:value-type="float" office:value="0.643365" calcext:value-type="float">
            <text:p>0.643365</text:p>
          </table:table-cell>
          <table:table-cell office:value-type="float" office:value="0.523209" calcext:value-type="float">
            <text:p>0.523209</text:p>
          </table:table-cell>
          <table:table-cell office:value-type="float" office:value="0.259773" calcext:value-type="float">
            <text:p>0.259773</text:p>
          </table:table-cell>
          <table:table-cell office:value-type="float" office:value="0.610995" calcext:value-type="float">
            <text:p>0.610995</text:p>
          </table:table-cell>
          <table:table-cell office:value-type="float" office:value="0.426661" calcext:value-type="float">
            <text:p>0.426661</text:p>
          </table:table-cell>
          <table:table-cell office:value-type="float" office:value="0.305488" calcext:value-type="float">
            <text:p>0.305488</text:p>
          </table:table-cell>
          <table:table-cell office:value-type="float" office:value="0.579298" calcext:value-type="float">
            <text:p>0.579298</text:p>
          </table:table-cell>
          <table:table-cell office:value-type="float" office:value="0.43057" calcext:value-type="float">
            <text:p>0.43057</text:p>
          </table:table-cell>
          <table:table-cell office:value-type="float" office:value="0.255057" calcext:value-type="float">
            <text:p>0.255057</text:p>
          </table:table-cell>
          <table:table-cell office:value-type="float" office:value="0.432757" calcext:value-type="float">
            <text:p>0.432757</text:p>
          </table:table-cell>
          <table:table-cell office:value-type="float" office:value="0.532586" calcext:value-type="float">
            <text:p>0.532586</text:p>
          </table:table-cell>
          <table:table-cell office:value-type="float" office:value="0.237294" calcext:value-type="float">
            <text:p>0.237294</text:p>
          </table:table-cell>
          <table:table-cell office:value-type="float" office:value="0.189775" calcext:value-type="float">
            <text:p>0.189775</text:p>
          </table:table-cell>
          <table:table-cell office:value-type="float" office:value="0.520424" calcext:value-type="float">
            <text:p>0.520424</text:p>
          </table:table-cell>
          <table:table-cell office:value-type="float" office:value="0.36041" calcext:value-type="float">
            <text:p>0.36041</text:p>
          </table:table-cell>
          <table:table-cell office:value-type="float" office:value="0.0696618" calcext:value-type="float">
            <text:p>0.0696618</text:p>
          </table:table-cell>
          <table:table-cell office:value-type="float" office:value="0.232705" calcext:value-type="float">
            <text:p>0.232705</text:p>
          </table:table-cell>
          <table:table-cell office:value-type="float" office:value="0.465963" calcext:value-type="float">
            <text:p>0.465963</text:p>
          </table:table-cell>
          <table:table-cell office:value-type="float" office:value="0.274579" calcext:value-type="float">
            <text:p>0.274579</text:p>
          </table:table-cell>
          <table:table-cell office:value-type="float" office:value="0.0977617" calcext:value-type="float">
            <text:p>0.0977617</text:p>
          </table:table-cell>
          <table:table-cell office:value-type="float" office:value="0.0892424" calcext:value-type="float">
            <text:p>0.0892424</text:p>
          </table:table-cell>
          <table:table-cell office:value-type="float" office:value="0.219409" calcext:value-type="float">
            <text:p>0.219409</text:p>
          </table:table-cell>
          <table:table-cell office:value-type="float" office:value="0.277109" calcext:value-type="float">
            <text:p>0.277109</text:p>
          </table:table-cell>
          <table:table-cell office:value-type="float" office:value="0.235816" calcext:value-type="float">
            <text:p>0.235816</text:p>
          </table:table-cell>
          <table:table-cell office:value-type="float" office:value="0.0773857" calcext:value-type="float">
            <text:p>0.0773857</text:p>
          </table:table-cell>
          <table:table-cell office:value-type="float" office:value="0.0238176" calcext:value-type="float">
            <text:p>0.0238176</text:p>
          </table:table-cell>
          <table:table-cell office:value-type="float" office:value="0.0309712" calcext:value-type="float">
            <text:p>0.0309712</text:p>
          </table:table-cell>
          <table:table-cell office:value-type="float" office:value="0.0342503" calcext:value-type="float">
            <text:p>0.0342503</text:p>
          </table:table-cell>
          <table:table-cell office:value-type="float" office:value="0.00865501" calcext:value-type="float">
            <text:p>0.00865501</text:p>
          </table:table-cell>
          <table:table-cell office:value-type="float" office:value="0.000253848" calcext:value-type="float">
            <text:p>0.000253848</text:p>
          </table:table-cell>
          <table:table-cell table:number-columns-repeated="77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82" office:value-type="float" office:value="0" calcext:value-type="float">
            <text:p>0</text:p>
          </table:table-cell>
          <table:table-cell office:value-type="float" office:value="0.00000269368" calcext:value-type="float">
            <text:p>2.69368E-06</text:p>
          </table:table-cell>
          <table:table-cell office:value-type="float" office:value="0.00138154" calcext:value-type="float">
            <text:p>0.00138154</text:p>
          </table:table-cell>
          <table:table-cell office:value-type="float" office:value="0.0329009" calcext:value-type="float">
            <text:p>0.0329009</text:p>
          </table:table-cell>
          <table:table-cell office:value-type="float" office:value="0.356806" calcext:value-type="float">
            <text:p>0.356806</text:p>
          </table:table-cell>
          <table:table-cell office:value-type="float" office:value="2.10113" calcext:value-type="float">
            <text:p>2.10113</text:p>
          </table:table-cell>
          <table:table-cell office:value-type="float" office:value="4.18767" calcext:value-type="float">
            <text:p>4.18767</text:p>
          </table:table-cell>
          <table:table-cell office:value-type="float" office:value="3.5708" calcext:value-type="float">
            <text:p>3.5708</text:p>
          </table:table-cell>
          <table:table-cell office:value-type="float" office:value="2.7641" calcext:value-type="float">
            <text:p>2.7641</text:p>
          </table:table-cell>
          <table:table-cell office:value-type="float" office:value="1.9934" calcext:value-type="float">
            <text:p>1.9934</text:p>
          </table:table-cell>
          <table:table-cell office:value-type="float" office:value="1.60031" calcext:value-type="float">
            <text:p>1.60031</text:p>
          </table:table-cell>
          <table:table-cell office:value-type="float" office:value="1.48303" calcext:value-type="float">
            <text:p>1.48303</text:p>
          </table:table-cell>
          <table:table-cell office:value-type="float" office:value="1.36042" calcext:value-type="float">
            <text:p>1.36042</text:p>
          </table:table-cell>
          <table:table-cell office:value-type="float" office:value="1.313" calcext:value-type="float">
            <text:p>1.313</text:p>
          </table:table-cell>
          <table:table-cell office:value-type="float" office:value="1.2683" calcext:value-type="float">
            <text:p>1.2683</text:p>
          </table:table-cell>
          <table:table-cell office:value-type="float" office:value="1.22307" calcext:value-type="float">
            <text:p>1.22307</text:p>
          </table:table-cell>
          <table:table-cell office:value-type="float" office:value="1.18664" calcext:value-type="float">
            <text:p>1.18664</text:p>
          </table:table-cell>
          <table:table-cell office:value-type="float" office:value="1.07415" calcext:value-type="float">
            <text:p>1.07415</text:p>
          </table:table-cell>
          <table:table-cell office:value-type="float" office:value="1.00291" calcext:value-type="float">
            <text:p>1.00291</text:p>
          </table:table-cell>
          <table:table-cell office:value-type="float" office:value="1.05338" calcext:value-type="float">
            <text:p>1.05338</text:p>
          </table:table-cell>
          <table:table-cell office:value-type="float" office:value="1.06547" calcext:value-type="float">
            <text:p>1.06547</text:p>
          </table:table-cell>
          <table:table-cell office:value-type="float" office:value="0.99333" calcext:value-type="float">
            <text:p>0.99333</text:p>
          </table:table-cell>
          <table:table-cell office:value-type="float" office:value="0.916553" calcext:value-type="float">
            <text:p>0.916553</text:p>
          </table:table-cell>
          <table:table-cell office:value-type="float" office:value="0.912084" calcext:value-type="float">
            <text:p>0.912084</text:p>
          </table:table-cell>
          <table:table-cell office:value-type="float" office:value="0.906291" calcext:value-type="float">
            <text:p>0.906291</text:p>
          </table:table-cell>
          <table:table-cell office:value-type="float" office:value="0.902654" calcext:value-type="float">
            <text:p>0.902654</text:p>
          </table:table-cell>
          <table:table-cell office:value-type="float" office:value="0.853229" calcext:value-type="float">
            <text:p>0.853229</text:p>
          </table:table-cell>
          <table:table-cell office:value-type="float" office:value="0.915853" calcext:value-type="float">
            <text:p>0.915853</text:p>
          </table:table-cell>
          <table:table-cell office:value-type="float" office:value="0.798745" calcext:value-type="float">
            <text:p>0.798745</text:p>
          </table:table-cell>
          <table:table-cell office:value-type="float" office:value="0.800958" calcext:value-type="float">
            <text:p>0.800958</text:p>
          </table:table-cell>
          <table:table-cell office:value-type="float" office:value="0.748073" calcext:value-type="float">
            <text:p>0.748073</text:p>
          </table:table-cell>
          <table:table-cell office:value-type="float" office:value="0.802074" calcext:value-type="float">
            <text:p>0.802074</text:p>
          </table:table-cell>
          <table:table-cell office:value-type="float" office:value="0.75843" calcext:value-type="float">
            <text:p>0.75843</text:p>
          </table:table-cell>
          <table:table-cell office:value-type="float" office:value="0.797756" calcext:value-type="float">
            <text:p>0.797756</text:p>
          </table:table-cell>
          <table:table-cell office:value-type="float" office:value="0.755927" calcext:value-type="float">
            <text:p>0.755927</text:p>
          </table:table-cell>
          <table:table-cell office:value-type="float" office:value="0.698109" calcext:value-type="float">
            <text:p>0.698109</text:p>
          </table:table-cell>
          <table:table-cell office:value-type="float" office:value="0.733222" calcext:value-type="float">
            <text:p>0.733222</text:p>
          </table:table-cell>
          <table:table-cell office:value-type="float" office:value="0.597201" calcext:value-type="float">
            <text:p>0.597201</text:p>
          </table:table-cell>
          <table:table-cell office:value-type="float" office:value="0.75307" calcext:value-type="float">
            <text:p>0.75307</text:p>
          </table:table-cell>
          <table:table-cell office:value-type="float" office:value="0.579994" calcext:value-type="float">
            <text:p>0.579994</text:p>
          </table:table-cell>
          <table:table-cell office:value-type="float" office:value="0.747118" calcext:value-type="float">
            <text:p>0.747118</text:p>
          </table:table-cell>
          <table:table-cell office:value-type="float" office:value="0.636824" calcext:value-type="float">
            <text:p>0.636824</text:p>
          </table:table-cell>
          <table:table-cell office:value-type="float" office:value="0.597556" calcext:value-type="float">
            <text:p>0.597556</text:p>
          </table:table-cell>
          <table:table-cell office:value-type="float" office:value="0.697948" calcext:value-type="float">
            <text:p>0.697948</text:p>
          </table:table-cell>
          <table:table-cell office:value-type="float" office:value="0.441976" calcext:value-type="float">
            <text:p>0.441976</text:p>
          </table:table-cell>
          <table:table-cell office:value-type="float" office:value="0.676769" calcext:value-type="float">
            <text:p>0.676769</text:p>
          </table:table-cell>
          <table:table-cell office:value-type="float" office:value="0.503344" calcext:value-type="float">
            <text:p>0.503344</text:p>
          </table:table-cell>
          <table:table-cell office:value-type="float" office:value="0.547168" calcext:value-type="float">
            <text:p>0.547168</text:p>
          </table:table-cell>
          <table:table-cell office:value-type="float" office:value="0.700377" calcext:value-type="float">
            <text:p>0.700377</text:p>
          </table:table-cell>
          <table:table-cell office:value-type="float" office:value="0.440761" calcext:value-type="float">
            <text:p>0.440761</text:p>
          </table:table-cell>
          <table:table-cell office:value-type="float" office:value="0.570001" calcext:value-type="float">
            <text:p>0.570001</text:p>
          </table:table-cell>
          <table:table-cell office:value-type="float" office:value="0.615392" calcext:value-type="float">
            <text:p>0.615392</text:p>
          </table:table-cell>
          <table:table-cell office:value-type="float" office:value="0.304549" calcext:value-type="float">
            <text:p>0.304549</text:p>
          </table:table-cell>
          <table:table-cell office:value-type="float" office:value="0.596683" calcext:value-type="float">
            <text:p>0.596683</text:p>
          </table:table-cell>
          <table:table-cell office:value-type="float" office:value="0.52903" calcext:value-type="float">
            <text:p>0.52903</text:p>
          </table:table-cell>
          <table:table-cell office:value-type="float" office:value="0.268315" calcext:value-type="float">
            <text:p>0.268315</text:p>
          </table:table-cell>
          <table:table-cell office:value-type="float" office:value="0.591744" calcext:value-type="float">
            <text:p>0.591744</text:p>
          </table:table-cell>
          <table:table-cell office:value-type="float" office:value="0.47219" calcext:value-type="float">
            <text:p>0.47219</text:p>
          </table:table-cell>
          <table:table-cell office:value-type="float" office:value="0.299299" calcext:value-type="float">
            <text:p>0.299299</text:p>
          </table:table-cell>
          <table:table-cell office:value-type="float" office:value="0.493663" calcext:value-type="float">
            <text:p>0.493663</text:p>
          </table:table-cell>
          <table:table-cell office:value-type="float" office:value="0.522372" calcext:value-type="float">
            <text:p>0.522372</text:p>
          </table:table-cell>
          <table:table-cell office:value-type="float" office:value="0.255755" calcext:value-type="float">
            <text:p>0.255755</text:p>
          </table:table-cell>
          <table:table-cell office:value-type="float" office:value="0.33231" calcext:value-type="float">
            <text:p>0.33231</text:p>
          </table:table-cell>
          <table:table-cell office:value-type="float" office:value="0.558751" calcext:value-type="float">
            <text:p>0.558751</text:p>
          </table:table-cell>
          <table:table-cell office:value-type="float" office:value="0.244859" calcext:value-type="float">
            <text:p>0.244859</text:p>
          </table:table-cell>
          <table:table-cell office:value-type="float" office:value="0.0914159" calcext:value-type="float">
            <text:p>0.0914159</text:p>
          </table:table-cell>
          <table:table-cell office:value-type="float" office:value="0.44676" calcext:value-type="float">
            <text:p>0.44676</text:p>
          </table:table-cell>
          <table:table-cell office:value-type="float" office:value="0.457734" calcext:value-type="float">
            <text:p>0.457734</text:p>
          </table:table-cell>
          <table:table-cell office:value-type="float" office:value="0.139938" calcext:value-type="float">
            <text:p>0.139938</text:p>
          </table:table-cell>
          <table:table-cell office:value-type="float" office:value="0.159029" calcext:value-type="float">
            <text:p>0.159029</text:p>
          </table:table-cell>
          <table:table-cell office:value-type="float" office:value="0.342942" calcext:value-type="float">
            <text:p>0.342942</text:p>
          </table:table-cell>
          <table:table-cell office:value-type="float" office:value="0.371844" calcext:value-type="float">
            <text:p>0.371844</text:p>
          </table:table-cell>
          <table:table-cell office:value-type="float" office:value="0.210074" calcext:value-type="float">
            <text:p>0.210074</text:p>
          </table:table-cell>
          <table:table-cell office:value-type="float" office:value="0.0563987" calcext:value-type="float">
            <text:p>0.0563987</text:p>
          </table:table-cell>
          <table:table-cell office:value-type="float" office:value="0.0712299" calcext:value-type="float">
            <text:p>0.0712299</text:p>
          </table:table-cell>
          <table:table-cell office:value-type="float" office:value="0.126502" calcext:value-type="float">
            <text:p>0.126502</text:p>
          </table:table-cell>
          <table:table-cell office:value-type="float" office:value="0.28206" calcext:value-type="float">
            <text:p>0.28206</text:p>
          </table:table-cell>
          <table:table-cell office:value-type="float" office:value="0.221758" calcext:value-type="float">
            <text:p>0.221758</text:p>
          </table:table-cell>
          <table:table-cell office:value-type="float" office:value="0.0283378" calcext:value-type="float">
            <text:p>0.0283378</text:p>
          </table:table-cell>
          <table:table-cell office:value-type="float" office:value="0.00581815" calcext:value-type="float">
            <text:p>0.00581815</text:p>
          </table:table-cell>
          <table:table-cell office:value-type="float" office:value="0.0014388" calcext:value-type="float">
            <text:p>0.0014388</text:p>
          </table:table-cell>
          <table:table-cell office:value-type="float" office:value="0.0000421694" calcext:value-type="float">
            <text:p>4.21694E-05</text:p>
          </table:table-cell>
          <table:table-cell table:number-columns-repeated="77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83" office:value-type="float" office:value="0" calcext:value-type="float">
            <text:p>0</text:p>
          </table:table-cell>
          <table:table-cell office:value-type="float" office:value="0.00000231309" calcext:value-type="float">
            <text:p>2.31309E-06</text:p>
          </table:table-cell>
          <table:table-cell office:value-type="float" office:value="0.00383548" calcext:value-type="float">
            <text:p>0.00383548</text:p>
          </table:table-cell>
          <table:table-cell office:value-type="float" office:value="0.0507524" calcext:value-type="float">
            <text:p>0.0507524</text:p>
          </table:table-cell>
          <table:table-cell office:value-type="float" office:value="0.370274" calcext:value-type="float">
            <text:p>0.370274</text:p>
          </table:table-cell>
          <table:table-cell office:value-type="float" office:value="2.32113" calcext:value-type="float">
            <text:p>2.32113</text:p>
          </table:table-cell>
          <table:table-cell office:value-type="float" office:value="4.12375" calcext:value-type="float">
            <text:p>4.12375</text:p>
          </table:table-cell>
          <table:table-cell office:value-type="float" office:value="3.47338" calcext:value-type="float">
            <text:p>3.47338</text:p>
          </table:table-cell>
          <table:table-cell office:value-type="float" office:value="2.64774" calcext:value-type="float">
            <text:p>2.64774</text:p>
          </table:table-cell>
          <table:table-cell office:value-type="float" office:value="1.92966" calcext:value-type="float">
            <text:p>1.92966</text:p>
          </table:table-cell>
          <table:table-cell office:value-type="float" office:value="1.66165" calcext:value-type="float">
            <text:p>1.66165</text:p>
          </table:table-cell>
          <table:table-cell office:value-type="float" office:value="1.48681" calcext:value-type="float">
            <text:p>1.48681</text:p>
          </table:table-cell>
          <table:table-cell office:value-type="float" office:value="1.34412" calcext:value-type="float">
            <text:p>1.34412</text:p>
          </table:table-cell>
          <table:table-cell office:value-type="float" office:value="1.29609" calcext:value-type="float">
            <text:p>1.29609</text:p>
          </table:table-cell>
          <table:table-cell office:value-type="float" office:value="1.26126" calcext:value-type="float">
            <text:p>1.26126</text:p>
          </table:table-cell>
          <table:table-cell office:value-type="float" office:value="1.15033" calcext:value-type="float">
            <text:p>1.15033</text:p>
          </table:table-cell>
          <table:table-cell office:value-type="float" office:value="1.13497" calcext:value-type="float">
            <text:p>1.13497</text:p>
          </table:table-cell>
          <table:table-cell office:value-type="float" office:value="1.11666" calcext:value-type="float">
            <text:p>1.11666</text:p>
          </table:table-cell>
          <table:table-cell office:value-type="float" office:value="1.07386" calcext:value-type="float">
            <text:p>1.07386</text:p>
          </table:table-cell>
          <table:table-cell office:value-type="float" office:value="1.03738" calcext:value-type="float">
            <text:p>1.03738</text:p>
          </table:table-cell>
          <table:table-cell office:value-type="float" office:value="0.979823" calcext:value-type="float">
            <text:p>0.979823</text:p>
          </table:table-cell>
          <table:table-cell office:value-type="float" office:value="0.99276" calcext:value-type="float">
            <text:p>0.99276</text:p>
          </table:table-cell>
          <table:table-cell office:value-type="float" office:value="0.934456" calcext:value-type="float">
            <text:p>0.934456</text:p>
          </table:table-cell>
          <table:table-cell office:value-type="float" office:value="0.893189" calcext:value-type="float">
            <text:p>0.893189</text:p>
          </table:table-cell>
          <table:table-cell office:value-type="float" office:value="0.907587" calcext:value-type="float">
            <text:p>0.907587</text:p>
          </table:table-cell>
          <table:table-cell office:value-type="float" office:value="0.944408" calcext:value-type="float">
            <text:p>0.944408</text:p>
          </table:table-cell>
          <table:table-cell office:value-type="float" office:value="0.83635" calcext:value-type="float">
            <text:p>0.83635</text:p>
          </table:table-cell>
          <table:table-cell office:value-type="float" office:value="0.844667" calcext:value-type="float">
            <text:p>0.844667</text:p>
          </table:table-cell>
          <table:table-cell office:value-type="float" office:value="0.777167" calcext:value-type="float">
            <text:p>0.777167</text:p>
          </table:table-cell>
          <table:table-cell office:value-type="float" office:value="0.815225" calcext:value-type="float">
            <text:p>0.815225</text:p>
          </table:table-cell>
          <table:table-cell office:value-type="float" office:value="0.766847" calcext:value-type="float">
            <text:p>0.766847</text:p>
          </table:table-cell>
          <table:table-cell office:value-type="float" office:value="0.841759" calcext:value-type="float">
            <text:p>0.841759</text:p>
          </table:table-cell>
          <table:table-cell office:value-type="float" office:value="0.746379" calcext:value-type="float">
            <text:p>0.746379</text:p>
          </table:table-cell>
          <table:table-cell office:value-type="float" office:value="0.770165" calcext:value-type="float">
            <text:p>0.770165</text:p>
          </table:table-cell>
          <table:table-cell office:value-type="float" office:value="0.710192" calcext:value-type="float">
            <text:p>0.710192</text:p>
          </table:table-cell>
          <table:table-cell office:value-type="float" office:value="0.668803" calcext:value-type="float">
            <text:p>0.668803</text:p>
          </table:table-cell>
          <table:table-cell office:value-type="float" office:value="0.730048" calcext:value-type="float">
            <text:p>0.730048</text:p>
          </table:table-cell>
          <table:table-cell office:value-type="float" office:value="0.605664" calcext:value-type="float">
            <text:p>0.605664</text:p>
          </table:table-cell>
          <table:table-cell office:value-type="float" office:value="0.788324" calcext:value-type="float">
            <text:p>0.788324</text:p>
          </table:table-cell>
          <table:table-cell office:value-type="float" office:value="0.5921" calcext:value-type="float">
            <text:p>0.5921</text:p>
          </table:table-cell>
          <table:table-cell office:value-type="float" office:value="0.721507" calcext:value-type="float">
            <text:p>0.721507</text:p>
          </table:table-cell>
          <table:table-cell office:value-type="float" office:value="0.63467" calcext:value-type="float">
            <text:p>0.63467</text:p>
          </table:table-cell>
          <table:table-cell office:value-type="float" office:value="0.545613" calcext:value-type="float">
            <text:p>0.545613</text:p>
          </table:table-cell>
          <table:table-cell office:value-type="float" office:value="0.685128" calcext:value-type="float">
            <text:p>0.685128</text:p>
          </table:table-cell>
          <table:table-cell office:value-type="float" office:value="0.44903" calcext:value-type="float">
            <text:p>0.44903</text:p>
          </table:table-cell>
          <table:table-cell office:value-type="float" office:value="0.671782" calcext:value-type="float">
            <text:p>0.671782</text:p>
          </table:table-cell>
          <table:table-cell office:value-type="float" office:value="0.542739" calcext:value-type="float">
            <text:p>0.542739</text:p>
          </table:table-cell>
          <table:table-cell office:value-type="float" office:value="0.504679" calcext:value-type="float">
            <text:p>0.504679</text:p>
          </table:table-cell>
          <table:table-cell office:value-type="float" office:value="0.699641" calcext:value-type="float">
            <text:p>0.699641</text:p>
          </table:table-cell>
          <table:table-cell office:value-type="float" office:value="0.467444" calcext:value-type="float">
            <text:p>0.467444</text:p>
          </table:table-cell>
          <table:table-cell office:value-type="float" office:value="0.500145" calcext:value-type="float">
            <text:p>0.500145</text:p>
          </table:table-cell>
          <table:table-cell office:value-type="float" office:value="0.623603" calcext:value-type="float">
            <text:p>0.623603</text:p>
          </table:table-cell>
          <table:table-cell office:value-type="float" office:value="0.274666" calcext:value-type="float">
            <text:p>0.274666</text:p>
          </table:table-cell>
          <table:table-cell office:value-type="float" office:value="0.557047" calcext:value-type="float">
            <text:p>0.557047</text:p>
          </table:table-cell>
          <table:table-cell office:value-type="float" office:value="0.565113" calcext:value-type="float">
            <text:p>0.565113</text:p>
          </table:table-cell>
          <table:table-cell office:value-type="float" office:value="0.316084" calcext:value-type="float">
            <text:p>0.316084</text:p>
          </table:table-cell>
          <table:table-cell office:value-type="float" office:value="0.510093" calcext:value-type="float">
            <text:p>0.510093</text:p>
          </table:table-cell>
          <table:table-cell office:value-type="float" office:value="0.536963" calcext:value-type="float">
            <text:p>0.536963</text:p>
          </table:table-cell>
          <table:table-cell office:value-type="float" office:value="0.311246" calcext:value-type="float">
            <text:p>0.311246</text:p>
          </table:table-cell>
          <table:table-cell office:value-type="float" office:value="0.366996" calcext:value-type="float">
            <text:p>0.366996</text:p>
          </table:table-cell>
          <table:table-cell office:value-type="float" office:value="0.570765" calcext:value-type="float">
            <text:p>0.570765</text:p>
          </table:table-cell>
          <table:table-cell office:value-type="float" office:value="0.269537" calcext:value-type="float">
            <text:p>0.269537</text:p>
          </table:table-cell>
          <table:table-cell office:value-type="float" office:value="0.197905" calcext:value-type="float">
            <text:p>0.197905</text:p>
          </table:table-cell>
          <table:table-cell office:value-type="float" office:value="0.529479" calcext:value-type="float">
            <text:p>0.529479</text:p>
          </table:table-cell>
          <table:table-cell office:value-type="float" office:value="0.354386" calcext:value-type="float">
            <text:p>0.354386</text:p>
          </table:table-cell>
          <table:table-cell office:value-type="float" office:value="0.114569" calcext:value-type="float">
            <text:p>0.114569</text:p>
          </table:table-cell>
          <table:table-cell office:value-type="float" office:value="0.317938" calcext:value-type="float">
            <text:p>0.317938</text:p>
          </table:table-cell>
          <table:table-cell office:value-type="float" office:value="0.471532" calcext:value-type="float">
            <text:p>0.471532</text:p>
          </table:table-cell>
          <table:table-cell office:value-type="float" office:value="0.281994" calcext:value-type="float">
            <text:p>0.281994</text:p>
          </table:table-cell>
          <table:table-cell office:value-type="float" office:value="0.126072" calcext:value-type="float">
            <text:p>0.126072</text:p>
          </table:table-cell>
          <table:table-cell office:value-type="float" office:value="0.164008" calcext:value-type="float">
            <text:p>0.164008</text:p>
          </table:table-cell>
          <table:table-cell office:value-type="float" office:value="0.239575" calcext:value-type="float">
            <text:p>0.239575</text:p>
          </table:table-cell>
          <table:table-cell office:value-type="float" office:value="0.342342" calcext:value-type="float">
            <text:p>0.342342</text:p>
          </table:table-cell>
          <table:table-cell office:value-type="float" office:value="0.180121" calcext:value-type="float">
            <text:p>0.180121</text:p>
          </table:table-cell>
          <table:table-cell office:value-type="float" office:value="0.0284742" calcext:value-type="float">
            <text:p>0.0284742</text:p>
          </table:table-cell>
          <table:table-cell office:value-type="float" office:value="0.0268757" calcext:value-type="float">
            <text:p>0.0268757</text:p>
          </table:table-cell>
          <table:table-cell office:value-type="float" office:value="0.132785" calcext:value-type="float">
            <text:p>0.132785</text:p>
          </table:table-cell>
          <table:table-cell office:value-type="float" office:value="0.272111" calcext:value-type="float">
            <text:p>0.272111</text:p>
          </table:table-cell>
          <table:table-cell office:value-type="float" office:value="0.122479" calcext:value-type="float">
            <text:p>0.122479</text:p>
          </table:table-cell>
          <table:table-cell office:value-type="float" office:value="0.0088071" calcext:value-type="float">
            <text:p>0.0088071</text:p>
          </table:table-cell>
          <table:table-cell office:value-type="float" office:value="0.000483905" calcext:value-type="float">
            <text:p>0.000483905</text:p>
          </table:table-cell>
          <table:table-cell office:value-type="float" office:value="0.0000405811" calcext:value-type="float">
            <text:p>4.05811E-05</text:p>
          </table:table-cell>
          <table:table-cell table:number-columns-repeated="76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84" office:value-type="float" office:value="0" calcext:value-type="float">
            <text:p>0</text:p>
          </table:table-cell>
          <table:table-cell office:value-type="float" office:value="0.0002655" calcext:value-type="float">
            <text:p>0.0002655</text:p>
          </table:table-cell>
          <table:table-cell office:value-type="float" office:value="0.00776661" calcext:value-type="float">
            <text:p>0.00776661</text:p>
          </table:table-cell>
          <table:table-cell office:value-type="float" office:value="0.0491574" calcext:value-type="float">
            <text:p>0.0491574</text:p>
          </table:table-cell>
          <table:table-cell office:value-type="float" office:value="0.370294" calcext:value-type="float">
            <text:p>0.370294</text:p>
          </table:table-cell>
          <table:table-cell office:value-type="float" office:value="2.19425" calcext:value-type="float">
            <text:p>2.19425</text:p>
          </table:table-cell>
          <table:table-cell office:value-type="float" office:value="4.09656" calcext:value-type="float">
            <text:p>4.09656</text:p>
          </table:table-cell>
          <table:table-cell office:value-type="float" office:value="3.48685" calcext:value-type="float">
            <text:p>3.48685</text:p>
          </table:table-cell>
          <table:table-cell office:value-type="float" office:value="2.39025" calcext:value-type="float">
            <text:p>2.39025</text:p>
          </table:table-cell>
          <table:table-cell office:value-type="float" office:value="2.06106" calcext:value-type="float">
            <text:p>2.06106</text:p>
          </table:table-cell>
          <table:table-cell office:value-type="float" office:value="1.75428" calcext:value-type="float">
            <text:p>1.75428</text:p>
          </table:table-cell>
          <table:table-cell office:value-type="float" office:value="1.46338" calcext:value-type="float">
            <text:p>1.46338</text:p>
          </table:table-cell>
          <table:table-cell office:value-type="float" office:value="1.35066" calcext:value-type="float">
            <text:p>1.35066</text:p>
          </table:table-cell>
          <table:table-cell office:value-type="float" office:value="1.31244" calcext:value-type="float">
            <text:p>1.31244</text:p>
          </table:table-cell>
          <table:table-cell office:value-type="float" office:value="1.23982" calcext:value-type="float">
            <text:p>1.23982</text:p>
          </table:table-cell>
          <table:table-cell office:value-type="float" office:value="1.11388" calcext:value-type="float">
            <text:p>1.11388</text:p>
          </table:table-cell>
          <table:table-cell office:value-type="float" office:value="1.10131" calcext:value-type="float">
            <text:p>1.10131</text:p>
          </table:table-cell>
          <table:table-cell office:value-type="float" office:value="1.10698" calcext:value-type="float">
            <text:p>1.10698</text:p>
          </table:table-cell>
          <table:table-cell office:value-type="float" office:value="1.10538" calcext:value-type="float">
            <text:p>1.10538</text:p>
          </table:table-cell>
          <table:table-cell office:value-type="float" office:value="1.04716" calcext:value-type="float">
            <text:p>1.04716</text:p>
          </table:table-cell>
          <table:table-cell office:value-type="float" office:value="0.93356" calcext:value-type="float">
            <text:p>0.93356</text:p>
          </table:table-cell>
          <table:table-cell office:value-type="float" office:value="0.941862" calcext:value-type="float">
            <text:p>0.941862</text:p>
          </table:table-cell>
          <table:table-cell office:value-type="float" office:value="0.969829" calcext:value-type="float">
            <text:p>0.969829</text:p>
          </table:table-cell>
          <table:table-cell office:value-type="float" office:value="0.946943" calcext:value-type="float">
            <text:p>0.946943</text:p>
          </table:table-cell>
          <table:table-cell office:value-type="float" office:value="0.8798" calcext:value-type="float">
            <text:p>0.8798</text:p>
          </table:table-cell>
          <table:table-cell office:value-type="float" office:value="0.908041" calcext:value-type="float">
            <text:p>0.908041</text:p>
          </table:table-cell>
          <table:table-cell office:value-type="float" office:value="0.819655" calcext:value-type="float">
            <text:p>0.819655</text:p>
          </table:table-cell>
          <table:table-cell office:value-type="float" office:value="0.817597" calcext:value-type="float">
            <text:p>0.817597</text:p>
          </table:table-cell>
          <table:table-cell office:value-type="float" office:value="0.794465" calcext:value-type="float">
            <text:p>0.794465</text:p>
          </table:table-cell>
          <table:table-cell office:value-type="float" office:value="0.859444" calcext:value-type="float">
            <text:p>0.859444</text:p>
          </table:table-cell>
          <table:table-cell office:value-type="float" office:value="0.763699" calcext:value-type="float">
            <text:p>0.763699</text:p>
          </table:table-cell>
          <table:table-cell office:value-type="float" office:value="0.823376" calcext:value-type="float">
            <text:p>0.823376</text:p>
          </table:table-cell>
          <table:table-cell office:value-type="float" office:value="0.708955" calcext:value-type="float">
            <text:p>0.708955</text:p>
          </table:table-cell>
          <table:table-cell office:value-type="float" office:value="0.72473" calcext:value-type="float">
            <text:p>0.72473</text:p>
          </table:table-cell>
          <table:table-cell office:value-type="float" office:value="0.705743" calcext:value-type="float">
            <text:p>0.705743</text:p>
          </table:table-cell>
          <table:table-cell office:value-type="float" office:value="0.663877" calcext:value-type="float">
            <text:p>0.663877</text:p>
          </table:table-cell>
          <table:table-cell office:value-type="float" office:value="0.764112" calcext:value-type="float">
            <text:p>0.764112</text:p>
          </table:table-cell>
          <table:table-cell office:value-type="float" office:value="0.617918" calcext:value-type="float">
            <text:p>0.617918</text:p>
          </table:table-cell>
          <table:table-cell office:value-type="float" office:value="0.780992" calcext:value-type="float">
            <text:p>0.780992</text:p>
          </table:table-cell>
          <table:table-cell office:value-type="float" office:value="0.570848" calcext:value-type="float">
            <text:p>0.570848</text:p>
          </table:table-cell>
          <table:table-cell office:value-type="float" office:value="0.682422" calcext:value-type="float">
            <text:p>0.682422</text:p>
          </table:table-cell>
          <table:table-cell office:value-type="float" office:value="0.631252" calcext:value-type="float">
            <text:p>0.631252</text:p>
          </table:table-cell>
          <table:table-cell office:value-type="float" office:value="0.52731" calcext:value-type="float">
            <text:p>0.52731</text:p>
          </table:table-cell>
          <table:table-cell office:value-type="float" office:value="0.703887" calcext:value-type="float">
            <text:p>0.703887</text:p>
          </table:table-cell>
          <table:table-cell office:value-type="float" office:value="0.481914" calcext:value-type="float">
            <text:p>0.481914</text:p>
          </table:table-cell>
          <table:table-cell office:value-type="float" office:value="0.644546" calcext:value-type="float">
            <text:p>0.644546</text:p>
          </table:table-cell>
          <table:table-cell office:value-type="float" office:value="0.612906" calcext:value-type="float">
            <text:p>0.612906</text:p>
          </table:table-cell>
          <table:table-cell office:value-type="float" office:value="0.423988" calcext:value-type="float">
            <text:p>0.423988</text:p>
          </table:table-cell>
          <table:table-cell office:value-type="float" office:value="0.665551" calcext:value-type="float">
            <text:p>0.665551</text:p>
          </table:table-cell>
          <table:table-cell office:value-type="float" office:value="0.473694" calcext:value-type="float">
            <text:p>0.473694</text:p>
          </table:table-cell>
          <table:table-cell office:value-type="float" office:value="0.439623" calcext:value-type="float">
            <text:p>0.439623</text:p>
          </table:table-cell>
          <table:table-cell office:value-type="float" office:value="0.636961" calcext:value-type="float">
            <text:p>0.636961</text:p>
          </table:table-cell>
          <table:table-cell office:value-type="float" office:value="0.327961" calcext:value-type="float">
            <text:p>0.327961</text:p>
          </table:table-cell>
          <table:table-cell office:value-type="float" office:value="0.489762" calcext:value-type="float">
            <text:p>0.489762</text:p>
          </table:table-cell>
          <table:table-cell office:value-type="float" office:value="0.602647" calcext:value-type="float">
            <text:p>0.602647</text:p>
          </table:table-cell>
          <table:table-cell office:value-type="float" office:value="0.371954" calcext:value-type="float">
            <text:p>0.371954</text:p>
          </table:table-cell>
          <table:table-cell office:value-type="float" office:value="0.360821" calcext:value-type="float">
            <text:p>0.360821</text:p>
          </table:table-cell>
          <table:table-cell office:value-type="float" office:value="0.587112" calcext:value-type="float">
            <text:p>0.587112</text:p>
          </table:table-cell>
          <table:table-cell office:value-type="float" office:value="0.358726" calcext:value-type="float">
            <text:p>0.358726</text:p>
          </table:table-cell>
          <table:table-cell office:value-type="float" office:value="0.258077" calcext:value-type="float">
            <text:p>0.258077</text:p>
          </table:table-cell>
          <table:table-cell office:value-type="float" office:value="0.563779" calcext:value-type="float">
            <text:p>0.563779</text:p>
          </table:table-cell>
          <table:table-cell office:value-type="float" office:value="0.32343" calcext:value-type="float">
            <text:p>0.32343</text:p>
          </table:table-cell>
          <table:table-cell office:value-type="float" office:value="0.119361" calcext:value-type="float">
            <text:p>0.119361</text:p>
          </table:table-cell>
          <table:table-cell office:value-type="float" office:value="0.422636" calcext:value-type="float">
            <text:p>0.422636</text:p>
          </table:table-cell>
          <table:table-cell office:value-type="float" office:value="0.481761" calcext:value-type="float">
            <text:p>0.481761</text:p>
          </table:table-cell>
          <table:table-cell office:value-type="float" office:value="0.229701" calcext:value-type="float">
            <text:p>0.229701</text:p>
          </table:table-cell>
          <table:table-cell office:value-type="float" office:value="0.198953" calcext:value-type="float">
            <text:p>0.198953</text:p>
          </table:table-cell>
          <table:table-cell office:value-type="float" office:value="0.317779" calcext:value-type="float">
            <text:p>0.317779</text:p>
          </table:table-cell>
          <table:table-cell office:value-type="float" office:value="0.404372" calcext:value-type="float">
            <text:p>0.404372</text:p>
          </table:table-cell>
          <table:table-cell office:value-type="float" office:value="0.23361" calcext:value-type="float">
            <text:p>0.23361</text:p>
          </table:table-cell>
          <table:table-cell office:value-type="float" office:value="0.0525337" calcext:value-type="float">
            <text:p>0.0525337</text:p>
          </table:table-cell>
          <table:table-cell office:value-type="float" office:value="0.0614229" calcext:value-type="float">
            <text:p>0.0614229</text:p>
          </table:table-cell>
          <table:table-cell office:value-type="float" office:value="0.240323" calcext:value-type="float">
            <text:p>0.240323</text:p>
          </table:table-cell>
          <table:table-cell office:value-type="float" office:value="0.343873" calcext:value-type="float">
            <text:p>0.343873</text:p>
          </table:table-cell>
          <table:table-cell office:value-type="float" office:value="0.103401" calcext:value-type="float">
            <text:p>0.103401</text:p>
          </table:table-cell>
          <table:table-cell office:value-type="float" office:value="0.00970499" calcext:value-type="float">
            <text:p>0.00970499</text:p>
          </table:table-cell>
          <table:table-cell office:value-type="float" office:value="0.0007549" calcext:value-type="float">
            <text:p>0.0007549</text:p>
          </table:table-cell>
          <table:table-cell office:value-type="float" office:value="0.000501925" calcext:value-type="float">
            <text:p>0.000501925</text:p>
          </table:table-cell>
          <table:table-cell office:value-type="float" office:value="0.00178031" calcext:value-type="float">
            <text:p>0.00178031</text:p>
          </table:table-cell>
          <table:table-cell office:value-type="float" office:value="0.00117254" calcext:value-type="float">
            <text:p>0.00117254</text:p>
          </table:table-cell>
          <table:table-cell office:value-type="float" office:value="0.000101831" calcext:value-type="float">
            <text:p>0.000101831</text:p>
          </table:table-cell>
          <table:table-cell table:number-columns-repeated="76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85" office:value-type="float" office:value="0" calcext:value-type="float">
            <text:p>0</text:p>
          </table:table-cell>
          <table:table-cell office:value-type="float" office:value="0.000368799" calcext:value-type="float">
            <text:p>0.000368799</text:p>
          </table:table-cell>
          <table:table-cell office:value-type="float" office:value="0.00731569" calcext:value-type="float">
            <text:p>0.00731569</text:p>
          </table:table-cell>
          <table:table-cell office:value-type="float" office:value="0.0516999" calcext:value-type="float">
            <text:p>0.0516999</text:p>
          </table:table-cell>
          <table:table-cell office:value-type="float" office:value="0.361806" calcext:value-type="float">
            <text:p>0.361806</text:p>
          </table:table-cell>
          <table:table-cell office:value-type="float" office:value="1.86361" calcext:value-type="float">
            <text:p>1.86361</text:p>
          </table:table-cell>
          <table:table-cell office:value-type="float" office:value="4.05946" calcext:value-type="float">
            <text:p>4.05946</text:p>
          </table:table-cell>
          <table:table-cell office:value-type="float" office:value="3.49736" calcext:value-type="float">
            <text:p>3.49736</text:p>
          </table:table-cell>
          <table:table-cell office:value-type="float" office:value="2.2127" calcext:value-type="float">
            <text:p>2.2127</text:p>
          </table:table-cell>
          <table:table-cell office:value-type="float" office:value="2.16847" calcext:value-type="float">
            <text:p>2.16847</text:p>
          </table:table-cell>
          <table:table-cell office:value-type="float" office:value="1.81779" calcext:value-type="float">
            <text:p>1.81779</text:p>
          </table:table-cell>
          <table:table-cell office:value-type="float" office:value="1.4415" calcext:value-type="float">
            <text:p>1.4415</text:p>
          </table:table-cell>
          <table:table-cell office:value-type="float" office:value="1.34409" calcext:value-type="float">
            <text:p>1.34409</text:p>
          </table:table-cell>
          <table:table-cell office:value-type="float" office:value="1.3342" calcext:value-type="float">
            <text:p>1.3342</text:p>
          </table:table-cell>
          <table:table-cell office:value-type="float" office:value="1.24741" calcext:value-type="float">
            <text:p>1.24741</text:p>
          </table:table-cell>
          <table:table-cell office:value-type="float" office:value="1.14269" calcext:value-type="float">
            <text:p>1.14269</text:p>
          </table:table-cell>
          <table:table-cell office:value-type="float" office:value="1.13244" calcext:value-type="float">
            <text:p>1.13244</text:p>
          </table:table-cell>
          <table:table-cell office:value-type="float" office:value="1.07561" calcext:value-type="float">
            <text:p>1.07561</text:p>
          </table:table-cell>
          <table:table-cell office:value-type="float" office:value="1.04167" calcext:value-type="float">
            <text:p>1.04167</text:p>
          </table:table-cell>
          <table:table-cell office:value-type="float" office:value="1.03336" calcext:value-type="float">
            <text:p>1.03336</text:p>
          </table:table-cell>
          <table:table-cell office:value-type="float" office:value="0.98004" calcext:value-type="float">
            <text:p>0.98004</text:p>
          </table:table-cell>
          <table:table-cell office:value-type="float" office:value="0.945585" calcext:value-type="float">
            <text:p>0.945585</text:p>
          </table:table-cell>
          <table:table-cell office:value-type="float" office:value="0.953553" calcext:value-type="float">
            <text:p>0.953553</text:p>
          </table:table-cell>
          <table:table-cell office:value-type="float" office:value="0.963668" calcext:value-type="float">
            <text:p>0.963668</text:p>
          </table:table-cell>
          <table:table-cell office:value-type="float" office:value="0.859286" calcext:value-type="float">
            <text:p>0.859286</text:p>
          </table:table-cell>
          <table:table-cell office:value-type="float" office:value="0.839433" calcext:value-type="float">
            <text:p>0.839433</text:p>
          </table:table-cell>
          <table:table-cell office:value-type="float" office:value="0.834414" calcext:value-type="float">
            <text:p>0.834414</text:p>
          </table:table-cell>
          <table:table-cell office:value-type="float" office:value="0.85598" calcext:value-type="float">
            <text:p>0.85598</text:p>
          </table:table-cell>
          <table:table-cell office:value-type="float" office:value="0.802446" calcext:value-type="float">
            <text:p>0.802446</text:p>
          </table:table-cell>
          <table:table-cell office:value-type="float" office:value="0.858315" calcext:value-type="float">
            <text:p>0.858315</text:p>
          </table:table-cell>
          <table:table-cell office:value-type="float" office:value="0.736599" calcext:value-type="float">
            <text:p>0.736599</text:p>
          </table:table-cell>
          <table:table-cell office:value-type="float" office:value="0.767306" calcext:value-type="float">
            <text:p>0.767306</text:p>
          </table:table-cell>
          <table:table-cell office:value-type="float" office:value="0.713149" calcext:value-type="float">
            <text:p>0.713149</text:p>
          </table:table-cell>
          <table:table-cell office:value-type="float" office:value="0.700604" calcext:value-type="float">
            <text:p>0.700604</text:p>
          </table:table-cell>
          <table:table-cell office:value-type="float" office:value="0.745128" calcext:value-type="float">
            <text:p>0.745128</text:p>
          </table:table-cell>
          <table:table-cell office:value-type="float" office:value="0.67111" calcext:value-type="float">
            <text:p>0.67111</text:p>
          </table:table-cell>
          <table:table-cell office:value-type="float" office:value="0.784552" calcext:value-type="float">
            <text:p>0.784552</text:p>
          </table:table-cell>
          <table:table-cell office:value-type="float" office:value="0.595758" calcext:value-type="float">
            <text:p>0.595758</text:p>
          </table:table-cell>
          <table:table-cell office:value-type="float" office:value="0.732756" calcext:value-type="float">
            <text:p>0.732756</text:p>
          </table:table-cell>
          <table:table-cell office:value-type="float" office:value="0.559723" calcext:value-type="float">
            <text:p>0.559723</text:p>
          </table:table-cell>
          <table:table-cell office:value-type="float" office:value="0.640433" calcext:value-type="float">
            <text:p>0.640433</text:p>
          </table:table-cell>
          <table:table-cell office:value-type="float" office:value="0.657342" calcext:value-type="float">
            <text:p>0.657342</text:p>
          </table:table-cell>
          <table:table-cell office:value-type="float" office:value="0.534173" calcext:value-type="float">
            <text:p>0.534173</text:p>
          </table:table-cell>
          <table:table-cell office:value-type="float" office:value="0.72948" calcext:value-type="float">
            <text:p>0.72948</text:p>
          </table:table-cell>
          <table:table-cell office:value-type="float" office:value="0.537028" calcext:value-type="float">
            <text:p>0.537028</text:p>
          </table:table-cell>
          <table:table-cell office:value-type="float" office:value="0.552152" calcext:value-type="float">
            <text:p>0.552152</text:p>
          </table:table-cell>
          <table:table-cell office:value-type="float" office:value="0.643308" calcext:value-type="float">
            <text:p>0.643308</text:p>
          </table:table-cell>
          <table:table-cell office:value-type="float" office:value="0.364411" calcext:value-type="float">
            <text:p>0.364411</text:p>
          </table:table-cell>
          <table:table-cell office:value-type="float" office:value="0.621793" calcext:value-type="float">
            <text:p>0.621793</text:p>
          </table:table-cell>
          <table:table-cell office:value-type="float" office:value="0.516145" calcext:value-type="float">
            <text:p>0.516145</text:p>
          </table:table-cell>
          <table:table-cell office:value-type="float" office:value="0.417456" calcext:value-type="float">
            <text:p>0.417456</text:p>
          </table:table-cell>
          <table:table-cell office:value-type="float" office:value="0.625356" calcext:value-type="float">
            <text:p>0.625356</text:p>
          </table:table-cell>
          <table:table-cell office:value-type="float" office:value="0.417708" calcext:value-type="float">
            <text:p>0.417708</text:p>
          </table:table-cell>
          <table:table-cell office:value-type="float" office:value="0.381434" calcext:value-type="float">
            <text:p>0.381434</text:p>
          </table:table-cell>
          <table:table-cell office:value-type="float" office:value="0.604138" calcext:value-type="float">
            <text:p>0.604138</text:p>
          </table:table-cell>
          <table:table-cell office:value-type="float" office:value="0.465509" calcext:value-type="float">
            <text:p>0.465509</text:p>
          </table:table-cell>
          <table:table-cell office:value-type="float" office:value="0.230074" calcext:value-type="float">
            <text:p>0.230074</text:p>
          </table:table-cell>
          <table:table-cell office:value-type="float" office:value="0.564704" calcext:value-type="float">
            <text:p>0.564704</text:p>
          </table:table-cell>
          <table:table-cell office:value-type="float" office:value="0.422836" calcext:value-type="float">
            <text:p>0.422836</text:p>
          </table:table-cell>
          <table:table-cell office:value-type="float" office:value="0.135378" calcext:value-type="float">
            <text:p>0.135378</text:p>
          </table:table-cell>
          <table:table-cell office:value-type="float" office:value="0.468395" calcext:value-type="float">
            <text:p>0.468395</text:p>
          </table:table-cell>
          <table:table-cell office:value-type="float" office:value="0.481959" calcext:value-type="float">
            <text:p>0.481959</text:p>
          </table:table-cell>
          <table:table-cell office:value-type="float" office:value="0.204135" calcext:value-type="float">
            <text:p>0.204135</text:p>
          </table:table-cell>
          <table:table-cell office:value-type="float" office:value="0.281476" calcext:value-type="float">
            <text:p>0.281476</text:p>
          </table:table-cell>
          <table:table-cell office:value-type="float" office:value="0.433752" calcext:value-type="float">
            <text:p>0.433752</text:p>
          </table:table-cell>
          <table:table-cell office:value-type="float" office:value="0.381752" calcext:value-type="float">
            <text:p>0.381752</text:p>
          </table:table-cell>
          <table:table-cell office:value-type="float" office:value="0.175839" calcext:value-type="float">
            <text:p>0.175839</text:p>
          </table:table-cell>
          <table:table-cell office:value-type="float" office:value="0.109859" calcext:value-type="float">
            <text:p>0.109859</text:p>
          </table:table-cell>
          <table:table-cell office:value-type="float" office:value="0.241381" calcext:value-type="float">
            <text:p>0.241381</text:p>
          </table:table-cell>
          <table:table-cell office:value-type="float" office:value="0.402781" calcext:value-type="float">
            <text:p>0.402781</text:p>
          </table:table-cell>
          <table:table-cell office:value-type="float" office:value="0.169217" calcext:value-type="float">
            <text:p>0.169217</text:p>
          </table:table-cell>
          <table:table-cell office:value-type="float" office:value="0.0160347" calcext:value-type="float">
            <text:p>0.0160347</text:p>
          </table:table-cell>
          <table:table-cell office:value-type="float" office:value="0.0352854" calcext:value-type="float">
            <text:p>0.0352854</text:p>
          </table:table-cell>
          <table:table-cell office:value-type="float" office:value="0.264709" calcext:value-type="float">
            <text:p>0.264709</text:p>
          </table:table-cell>
          <table:table-cell office:value-type="float" office:value="0.266873" calcext:value-type="float">
            <text:p>0.266873</text:p>
          </table:table-cell>
          <table:table-cell office:value-type="float" office:value="0.032302" calcext:value-type="float">
            <text:p>0.032302</text:p>
          </table:table-cell>
          <table:table-cell office:value-type="float" office:value="0.00430957" calcext:value-type="float">
            <text:p>0.00430957</text:p>
          </table:table-cell>
          <table:table-cell office:value-type="float" office:value="0.011316" calcext:value-type="float">
            <text:p>0.011316</text:p>
          </table:table-cell>
          <table:table-cell office:value-type="float" office:value="0.00687038" calcext:value-type="float">
            <text:p>0.00687038</text:p>
          </table:table-cell>
          <table:table-cell office:value-type="float" office:value="0.00058866" calcext:value-type="float">
            <text:p>0.00058866</text:p>
          </table:table-cell>
          <table:table-cell table:number-columns-repeated="76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86" office:value-type="float" office:value="0" calcext:value-type="float">
            <text:p>0</text:p>
          </table:table-cell>
          <table:table-cell office:value-type="float" office:value="0.0001454" calcext:value-type="float">
            <text:p>0.0001454</text:p>
          </table:table-cell>
          <table:table-cell office:value-type="float" office:value="0.00587772" calcext:value-type="float">
            <text:p>0.00587772</text:p>
          </table:table-cell>
          <table:table-cell office:value-type="float" office:value="0.0561242" calcext:value-type="float">
            <text:p>0.0561242</text:p>
          </table:table-cell>
          <table:table-cell office:value-type="float" office:value="0.273339" calcext:value-type="float">
            <text:p>0.273339</text:p>
          </table:table-cell>
          <table:table-cell office:value-type="float" office:value="1.52551" calcext:value-type="float">
            <text:p>1.52551</text:p>
          </table:table-cell>
          <table:table-cell office:value-type="float" office:value="3.84848" calcext:value-type="float">
            <text:p>3.84848</text:p>
          </table:table-cell>
          <table:table-cell office:value-type="float" office:value="3.534" calcext:value-type="float">
            <text:p>3.534</text:p>
          </table:table-cell>
          <table:table-cell office:value-type="float" office:value="2.37797" calcext:value-type="float">
            <text:p>2.37797</text:p>
          </table:table-cell>
          <table:table-cell office:value-type="float" office:value="2.05623" calcext:value-type="float">
            <text:p>2.05623</text:p>
          </table:table-cell>
          <table:table-cell office:value-type="float" office:value="1.763" calcext:value-type="float">
            <text:p>1.763</text:p>
          </table:table-cell>
          <table:table-cell office:value-type="float" office:value="1.52302" calcext:value-type="float">
            <text:p>1.52302</text:p>
          </table:table-cell>
          <table:table-cell office:value-type="float" office:value="1.3914" calcext:value-type="float">
            <text:p>1.3914</text:p>
          </table:table-cell>
          <table:table-cell office:value-type="float" office:value="1.31589" calcext:value-type="float">
            <text:p>1.31589</text:p>
          </table:table-cell>
          <table:table-cell office:value-type="float" office:value="1.21215" calcext:value-type="float">
            <text:p>1.21215</text:p>
          </table:table-cell>
          <table:table-cell office:value-type="float" office:value="1.19486" calcext:value-type="float">
            <text:p>1.19486</text:p>
          </table:table-cell>
          <table:table-cell office:value-type="float" office:value="1.16167" calcext:value-type="float">
            <text:p>1.16167</text:p>
          </table:table-cell>
          <table:table-cell office:value-type="float" office:value="1.07632" calcext:value-type="float">
            <text:p>1.07632</text:p>
          </table:table-cell>
          <table:table-cell office:value-type="float" office:value="0.98852" calcext:value-type="float">
            <text:p>0.98852</text:p>
          </table:table-cell>
          <table:table-cell office:value-type="float" office:value="1.00508" calcext:value-type="float">
            <text:p>1.00508</text:p>
          </table:table-cell>
          <table:table-cell office:value-type="float" office:value="1.0361" calcext:value-type="float">
            <text:p>1.0361</text:p>
          </table:table-cell>
          <table:table-cell office:value-type="float" office:value="0.955921" calcext:value-type="float">
            <text:p>0.955921</text:p>
          </table:table-cell>
          <table:table-cell office:value-type="float" office:value="0.90265" calcext:value-type="float">
            <text:p>0.90265</text:p>
          </table:table-cell>
          <table:table-cell office:value-type="float" office:value="0.928953" calcext:value-type="float">
            <text:p>0.928953</text:p>
          </table:table-cell>
          <table:table-cell office:value-type="float" office:value="0.883694" calcext:value-type="float">
            <text:p>0.883694</text:p>
          </table:table-cell>
          <table:table-cell office:value-type="float" office:value="0.832843" calcext:value-type="float">
            <text:p>0.832843</text:p>
          </table:table-cell>
          <table:table-cell office:value-type="float" office:value="0.849115" calcext:value-type="float">
            <text:p>0.849115</text:p>
          </table:table-cell>
          <table:table-cell office:value-type="float" office:value="0.876123" calcext:value-type="float">
            <text:p>0.876123</text:p>
          </table:table-cell>
          <table:table-cell office:value-type="float" office:value="0.784269" calcext:value-type="float">
            <text:p>0.784269</text:p>
          </table:table-cell>
          <table:table-cell office:value-type="float" office:value="0.817231" calcext:value-type="float">
            <text:p>0.817231</text:p>
          </table:table-cell>
          <table:table-cell office:value-type="float" office:value="0.739122" calcext:value-type="float">
            <text:p>0.739122</text:p>
          </table:table-cell>
          <table:table-cell office:value-type="float" office:value="0.722596" calcext:value-type="float">
            <text:p>0.722596</text:p>
          </table:table-cell>
          <table:table-cell office:value-type="float" office:value="0.744846" calcext:value-type="float">
            <text:p>0.744846</text:p>
          </table:table-cell>
          <table:table-cell office:value-type="float" office:value="0.705118" calcext:value-type="float">
            <text:p>0.705118</text:p>
          </table:table-cell>
          <table:table-cell office:value-type="float" office:value="0.77926" calcext:value-type="float">
            <text:p>0.77926</text:p>
          </table:table-cell>
          <table:table-cell office:value-type="float" office:value="0.647147" calcext:value-type="float">
            <text:p>0.647147</text:p>
          </table:table-cell>
          <table:table-cell office:value-type="float" office:value="0.756767" calcext:value-type="float">
            <text:p>0.756767</text:p>
          </table:table-cell>
          <table:table-cell office:value-type="float" office:value="0.573274" calcext:value-type="float">
            <text:p>0.573274</text:p>
          </table:table-cell>
          <table:table-cell office:value-type="float" office:value="0.692011" calcext:value-type="float">
            <text:p>0.692011</text:p>
          </table:table-cell>
          <table:table-cell office:value-type="float" office:value="0.590715" calcext:value-type="float">
            <text:p>0.590715</text:p>
          </table:table-cell>
          <table:table-cell office:value-type="float" office:value="0.613909" calcext:value-type="float">
            <text:p>0.613909</text:p>
          </table:table-cell>
          <table:table-cell office:value-type="float" office:value="0.705109" calcext:value-type="float">
            <text:p>0.705109</text:p>
          </table:table-cell>
          <table:table-cell office:value-type="float" office:value="0.537078" calcext:value-type="float">
            <text:p>0.537078</text:p>
          </table:table-cell>
          <table:table-cell office:value-type="float" office:value="0.682287" calcext:value-type="float">
            <text:p>0.682287</text:p>
          </table:table-cell>
          <table:table-cell office:value-type="float" office:value="0.580791" calcext:value-type="float">
            <text:p>0.580791</text:p>
          </table:table-cell>
          <table:table-cell office:value-type="float" office:value="0.455326" calcext:value-type="float">
            <text:p>0.455326</text:p>
          </table:table-cell>
          <table:table-cell office:value-type="float" office:value="0.653447" calcext:value-type="float">
            <text:p>0.653447</text:p>
          </table:table-cell>
          <table:table-cell office:value-type="float" office:value="0.374302" calcext:value-type="float">
            <text:p>0.374302</text:p>
          </table:table-cell>
          <table:table-cell office:value-type="float" office:value="0.569152" calcext:value-type="float">
            <text:p>0.569152</text:p>
          </table:table-cell>
          <table:table-cell office:value-type="float" office:value="0.582377" calcext:value-type="float">
            <text:p>0.582377</text:p>
          </table:table-cell>
          <table:table-cell office:value-type="float" office:value="0.402352" calcext:value-type="float">
            <text:p>0.402352</text:p>
          </table:table-cell>
          <table:table-cell office:value-type="float" office:value="0.53512" calcext:value-type="float">
            <text:p>0.53512</text:p>
          </table:table-cell>
          <table:table-cell office:value-type="float" office:value="0.548016" calcext:value-type="float">
            <text:p>0.548016</text:p>
          </table:table-cell>
          <table:table-cell office:value-type="float" office:value="0.330011" calcext:value-type="float">
            <text:p>0.330011</text:p>
          </table:table-cell>
          <table:table-cell office:value-type="float" office:value="0.511879" calcext:value-type="float">
            <text:p>0.511879</text:p>
          </table:table-cell>
          <table:table-cell office:value-type="float" office:value="0.539895" calcext:value-type="float">
            <text:p>0.539895</text:p>
          </table:table-cell>
          <table:table-cell office:value-type="float" office:value="0.163087" calcext:value-type="float">
            <text:p>0.163087</text:p>
          </table:table-cell>
          <table:table-cell office:value-type="float" office:value="0.459069" calcext:value-type="float">
            <text:p>0.459069</text:p>
          </table:table-cell>
          <table:table-cell office:value-type="float" office:value="0.528706" calcext:value-type="float">
            <text:p>0.528706</text:p>
          </table:table-cell>
          <table:table-cell office:value-type="float" office:value="0.192304" calcext:value-type="float">
            <text:p>0.192304</text:p>
          </table:table-cell>
          <table:table-cell office:value-type="float" office:value="0.325378" calcext:value-type="float">
            <text:p>0.325378</text:p>
          </table:table-cell>
          <table:table-cell office:value-type="float" office:value="0.470994" calcext:value-type="float">
            <text:p>0.470994</text:p>
          </table:table-cell>
          <table:table-cell office:value-type="float" office:value="0.366768" calcext:value-type="float">
            <text:p>0.366768</text:p>
          </table:table-cell>
          <table:table-cell office:value-type="float" office:value="0.218428" calcext:value-type="float">
            <text:p>0.218428</text:p>
          </table:table-cell>
          <table:table-cell office:value-type="float" office:value="0.192935" calcext:value-type="float">
            <text:p>0.192935</text:p>
          </table:table-cell>
          <table:table-cell office:value-type="float" office:value="0.422804" calcext:value-type="float">
            <text:p>0.422804</text:p>
          </table:table-cell>
          <table:table-cell office:value-type="float" office:value="0.369558" calcext:value-type="float">
            <text:p>0.369558</text:p>
          </table:table-cell>
          <table:table-cell office:value-type="float" office:value="0.0516691" calcext:value-type="float">
            <text:p>0.0516691</text:p>
          </table:table-cell>
          <table:table-cell office:value-type="float" office:value="0.0360255" calcext:value-type="float">
            <text:p>0.0360255</text:p>
          </table:table-cell>
          <table:table-cell office:value-type="float" office:value="0.26168" calcext:value-type="float">
            <text:p>0.26168</text:p>
          </table:table-cell>
          <table:table-cell office:value-type="float" office:value="0.363099" calcext:value-type="float">
            <text:p>0.363099</text:p>
          </table:table-cell>
          <table:table-cell office:value-type="float" office:value="0.111655" calcext:value-type="float">
            <text:p>0.111655</text:p>
          </table:table-cell>
          <table:table-cell office:value-type="float" office:value="0.0278301" calcext:value-type="float">
            <text:p>0.0278301</text:p>
          </table:table-cell>
          <table:table-cell office:value-type="float" office:value="0.00517732" calcext:value-type="float">
            <text:p>0.00517732</text:p>
          </table:table-cell>
          <table:table-cell office:value-type="float" office:value="0.00186184" calcext:value-type="float">
            <text:p>0.00186184</text:p>
          </table:table-cell>
          <table:table-cell office:value-type="float" office:value="0.0210805" calcext:value-type="float">
            <text:p>0.0210805</text:p>
          </table:table-cell>
          <table:table-cell office:value-type="float" office:value="0.065645" calcext:value-type="float">
            <text:p>0.065645</text:p>
          </table:table-cell>
          <table:table-cell office:value-type="float" office:value="0.0417073" calcext:value-type="float">
            <text:p>0.0417073</text:p>
          </table:table-cell>
          <table:table-cell office:value-type="float" office:value="0.00360091" calcext:value-type="float">
            <text:p>0.00360091</text:p>
          </table:table-cell>
          <table:table-cell table:number-columns-repeated="76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87" office:value-type="float" office:value="0" calcext:value-type="float">
            <text:p>0</text:p>
          </table:table-cell>
          <table:table-cell office:value-type="float" office:value="0.00016866" calcext:value-type="float">
            <text:p>0.00016866</text:p>
          </table:table-cell>
          <table:table-cell office:value-type="float" office:value="0.00703625" calcext:value-type="float">
            <text:p>0.00703625</text:p>
          </table:table-cell>
          <table:table-cell office:value-type="float" office:value="0.046339" calcext:value-type="float">
            <text:p>0.046339</text:p>
          </table:table-cell>
          <table:table-cell office:value-type="float" office:value="0.167907" calcext:value-type="float">
            <text:p>0.167907</text:p>
          </table:table-cell>
          <table:table-cell office:value-type="float" office:value="1.06896" calcext:value-type="float">
            <text:p>1.06896</text:p>
          </table:table-cell>
          <table:table-cell office:value-type="float" office:value="3.20421" calcext:value-type="float">
            <text:p>3.20421</text:p>
          </table:table-cell>
          <table:table-cell office:value-type="float" office:value="3.65937" calcext:value-type="float">
            <text:p>3.65937</text:p>
          </table:table-cell>
          <table:table-cell office:value-type="float" office:value="2.79202" calcext:value-type="float">
            <text:p>2.79202</text:p>
          </table:table-cell>
          <table:table-cell office:value-type="float" office:value="1.98963" calcext:value-type="float">
            <text:p>1.98963</text:p>
          </table:table-cell>
          <table:table-cell office:value-type="float" office:value="1.60032" calcext:value-type="float">
            <text:p>1.60032</text:p>
          </table:table-cell>
          <table:table-cell office:value-type="float" office:value="1.53212" calcext:value-type="float">
            <text:p>1.53212</text:p>
          </table:table-cell>
          <table:table-cell office:value-type="float" office:value="1.36588" calcext:value-type="float">
            <text:p>1.36588</text:p>
          </table:table-cell>
          <table:table-cell office:value-type="float" office:value="1.27184" calcext:value-type="float">
            <text:p>1.27184</text:p>
          </table:table-cell>
          <table:table-cell office:value-type="float" office:value="1.22305" calcext:value-type="float">
            <text:p>1.22305</text:p>
          </table:table-cell>
          <table:table-cell office:value-type="float" office:value="1.20789" calcext:value-type="float">
            <text:p>1.20789</text:p>
          </table:table-cell>
          <table:table-cell office:value-type="float" office:value="1.16643" calcext:value-type="float">
            <text:p>1.16643</text:p>
          </table:table-cell>
          <table:table-cell office:value-type="float" office:value="1.07039" calcext:value-type="float">
            <text:p>1.07039</text:p>
          </table:table-cell>
          <table:table-cell office:value-type="float" office:value="0.994688" calcext:value-type="float">
            <text:p>0.994688</text:p>
          </table:table-cell>
          <table:table-cell office:value-type="float" office:value="1.00472" calcext:value-type="float">
            <text:p>1.00472</text:p>
          </table:table-cell>
          <table:table-cell office:value-type="float" office:value="1.03302" calcext:value-type="float">
            <text:p>1.03302</text:p>
          </table:table-cell>
          <table:table-cell office:value-type="float" office:value="0.986361" calcext:value-type="float">
            <text:p>0.986361</text:p>
          </table:table-cell>
          <table:table-cell office:value-type="float" office:value="0.878088" calcext:value-type="float">
            <text:p>0.878088</text:p>
          </table:table-cell>
          <table:table-cell office:value-type="float" office:value="0.875244" calcext:value-type="float">
            <text:p>0.875244</text:p>
          </table:table-cell>
          <table:table-cell office:value-type="float" office:value="0.901935" calcext:value-type="float">
            <text:p>0.901935</text:p>
          </table:table-cell>
          <table:table-cell office:value-type="float" office:value="0.859888" calcext:value-type="float">
            <text:p>0.859888</text:p>
          </table:table-cell>
          <table:table-cell office:value-type="float" office:value="0.857551" calcext:value-type="float">
            <text:p>0.857551</text:p>
          </table:table-cell>
          <table:table-cell office:value-type="float" office:value="0.847282" calcext:value-type="float">
            <text:p>0.847282</text:p>
          </table:table-cell>
          <table:table-cell office:value-type="float" office:value="0.764654" calcext:value-type="float">
            <text:p>0.764654</text:p>
          </table:table-cell>
          <table:table-cell office:value-type="float" office:value="0.764992" calcext:value-type="float">
            <text:p>0.764992</text:p>
          </table:table-cell>
          <table:table-cell office:value-type="float" office:value="0.768984" calcext:value-type="float">
            <text:p>0.768984</text:p>
          </table:table-cell>
          <table:table-cell office:value-type="float" office:value="0.713915" calcext:value-type="float">
            <text:p>0.713915</text:p>
          </table:table-cell>
          <table:table-cell office:value-type="float" office:value="0.796098" calcext:value-type="float">
            <text:p>0.796098</text:p>
          </table:table-cell>
          <table:table-cell office:value-type="float" office:value="0.689884" calcext:value-type="float">
            <text:p>0.689884</text:p>
          </table:table-cell>
          <table:table-cell office:value-type="float" office:value="0.780588" calcext:value-type="float">
            <text:p>0.780588</text:p>
          </table:table-cell>
          <table:table-cell office:value-type="float" office:value="0.611591" calcext:value-type="float">
            <text:p>0.611591</text:p>
          </table:table-cell>
          <table:table-cell office:value-type="float" office:value="0.72018" calcext:value-type="float">
            <text:p>0.72018</text:p>
          </table:table-cell>
          <table:table-cell office:value-type="float" office:value="0.576445" calcext:value-type="float">
            <text:p>0.576445</text:p>
          </table:table-cell>
          <table:table-cell office:value-type="float" office:value="0.660282" calcext:value-type="float">
            <text:p>0.660282</text:p>
          </table:table-cell>
          <table:table-cell office:value-type="float" office:value="0.654436" calcext:value-type="float">
            <text:p>0.654436</text:p>
          </table:table-cell>
          <table:table-cell office:value-type="float" office:value="0.572666" calcext:value-type="float">
            <text:p>0.572666</text:p>
          </table:table-cell>
          <table:table-cell office:value-type="float" office:value="0.728556" calcext:value-type="float">
            <text:p>0.728556</text:p>
          </table:table-cell>
          <table:table-cell office:value-type="float" office:value="0.550091" calcext:value-type="float">
            <text:p>0.550091</text:p>
          </table:table-cell>
          <table:table-cell office:value-type="float" office:value="0.591638" calcext:value-type="float">
            <text:p>0.591638</text:p>
          </table:table-cell>
          <table:table-cell office:value-type="float" office:value="0.61979" calcext:value-type="float">
            <text:p>0.61979</text:p>
          </table:table-cell>
          <table:table-cell office:value-type="float" office:value="0.398165" calcext:value-type="float">
            <text:p>0.398165</text:p>
          </table:table-cell>
          <table:table-cell office:value-type="float" office:value="0.636886" calcext:value-type="float">
            <text:p>0.636886</text:p>
          </table:table-cell>
          <table:table-cell office:value-type="float" office:value="0.435474" calcext:value-type="float">
            <text:p>0.435474</text:p>
          </table:table-cell>
          <table:table-cell office:value-type="float" office:value="0.4902" calcext:value-type="float">
            <text:p>0.4902</text:p>
          </table:table-cell>
          <table:table-cell office:value-type="float" office:value="0.642153" calcext:value-type="float">
            <text:p>0.642153</text:p>
          </table:table-cell>
          <table:table-cell office:value-type="float" office:value="0.456727" calcext:value-type="float">
            <text:p>0.456727</text:p>
          </table:table-cell>
          <table:table-cell office:value-type="float" office:value="0.384785" calcext:value-type="float">
            <text:p>0.384785</text:p>
          </table:table-cell>
          <table:table-cell office:value-type="float" office:value="0.605998" calcext:value-type="float">
            <text:p>0.605998</text:p>
          </table:table-cell>
          <table:table-cell office:value-type="float" office:value="0.35404" calcext:value-type="float">
            <text:p>0.35404</text:p>
          </table:table-cell>
          <table:table-cell office:value-type="float" office:value="0.343953" calcext:value-type="float">
            <text:p>0.343953</text:p>
          </table:table-cell>
          <table:table-cell office:value-type="float" office:value="0.573382" calcext:value-type="float">
            <text:p>0.573382</text:p>
          </table:table-cell>
          <table:table-cell office:value-type="float" office:value="0.274722" calcext:value-type="float">
            <text:p>0.274722</text:p>
          </table:table-cell>
          <table:table-cell office:value-type="float" office:value="0.304562" calcext:value-type="float">
            <text:p>0.304562</text:p>
          </table:table-cell>
          <table:table-cell office:value-type="float" office:value="0.492107" calcext:value-type="float">
            <text:p>0.492107</text:p>
          </table:table-cell>
          <table:table-cell office:value-type="float" office:value="0.38268" calcext:value-type="float">
            <text:p>0.38268</text:p>
          </table:table-cell>
          <table:table-cell office:value-type="float" office:value="0.271562" calcext:value-type="float">
            <text:p>0.271562</text:p>
          </table:table-cell>
          <table:table-cell office:value-type="float" office:value="0.29788" calcext:value-type="float">
            <text:p>0.29788</text:p>
          </table:table-cell>
          <table:table-cell office:value-type="float" office:value="0.47893" calcext:value-type="float">
            <text:p>0.47893</text:p>
          </table:table-cell>
          <table:table-cell office:value-type="float" office:value="0.32234" calcext:value-type="float">
            <text:p>0.32234</text:p>
          </table:table-cell>
          <table:table-cell office:value-type="float" office:value="0.064293" calcext:value-type="float">
            <text:p>0.064293</text:p>
          </table:table-cell>
          <table:table-cell office:value-type="float" office:value="0.118331" calcext:value-type="float">
            <text:p>0.118331</text:p>
          </table:table-cell>
          <table:table-cell office:value-type="float" office:value="0.406133" calcext:value-type="float">
            <text:p>0.406133</text:p>
          </table:table-cell>
          <table:table-cell office:value-type="float" office:value="0.304583" calcext:value-type="float">
            <text:p>0.304583</text:p>
          </table:table-cell>
          <table:table-cell office:value-type="float" office:value="0.0456269" calcext:value-type="float">
            <text:p>0.0456269</text:p>
          </table:table-cell>
          <table:table-cell office:value-type="float" office:value="0.0413446" calcext:value-type="float">
            <text:p>0.0413446</text:p>
          </table:table-cell>
          <table:table-cell office:value-type="float" office:value="0.259358" calcext:value-type="float">
            <text:p>0.259358</text:p>
          </table:table-cell>
          <table:table-cell office:value-type="float" office:value="0.260421" calcext:value-type="float">
            <text:p>0.260421</text:p>
          </table:table-cell>
          <table:table-cell office:value-type="float" office:value="0.0320925" calcext:value-type="float">
            <text:p>0.0320925</text:p>
          </table:table-cell>
          <table:table-cell office:value-type="float" office:value="0.00740749" calcext:value-type="float">
            <text:p>0.00740749</text:p>
          </table:table-cell>
          <table:table-cell office:value-type="float" office:value="0.0297649" calcext:value-type="float">
            <text:p>0.0297649</text:p>
          </table:table-cell>
          <table:table-cell office:value-type="float" office:value="0.0232086" calcext:value-type="float">
            <text:p>0.0232086</text:p>
          </table:table-cell>
          <table:table-cell office:value-type="float" office:value="0.00390066" calcext:value-type="float">
            <text:p>0.00390066</text:p>
          </table:table-cell>
          <table:table-cell office:value-type="float" office:value="0.000180654" calcext:value-type="float">
            <text:p>0.000180654</text:p>
          </table:table-cell>
          <table:table-cell table:number-columns-repeated="76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88" office:value-type="float" office:value="0" calcext:value-type="float">
            <text:p>0</text:p>
          </table:table-cell>
          <table:table-cell office:value-type="float" office:value="0.000243595" calcext:value-type="float">
            <text:p>0.000243595</text:p>
          </table:table-cell>
          <table:table-cell office:value-type="float" office:value="0.00584272" calcext:value-type="float">
            <text:p>0.00584272</text:p>
          </table:table-cell>
          <table:table-cell office:value-type="float" office:value="0.0309942" calcext:value-type="float">
            <text:p>0.0309942</text:p>
          </table:table-cell>
          <table:table-cell office:value-type="float" office:value="0.10454" calcext:value-type="float">
            <text:p>0.10454</text:p>
          </table:table-cell>
          <table:table-cell office:value-type="float" office:value="0.604901" calcext:value-type="float">
            <text:p>0.604901</text:p>
          </table:table-cell>
          <table:table-cell office:value-type="float" office:value="2.16161" calcext:value-type="float">
            <text:p>2.16161</text:p>
          </table:table-cell>
          <table:table-cell office:value-type="float" office:value="3.67943" calcext:value-type="float">
            <text:p>3.67943</text:p>
          </table:table-cell>
          <table:table-cell office:value-type="float" office:value="3.12461" calcext:value-type="float">
            <text:p>3.12461</text:p>
          </table:table-cell>
          <table:table-cell office:value-type="float" office:value="2.09284" calcext:value-type="float">
            <text:p>2.09284</text:p>
          </table:table-cell>
          <table:table-cell office:value-type="float" office:value="1.88209" calcext:value-type="float">
            <text:p>1.88209</text:p>
          </table:table-cell>
          <table:table-cell office:value-type="float" office:value="1.63778" calcext:value-type="float">
            <text:p>1.63778</text:p>
          </table:table-cell>
          <table:table-cell office:value-type="float" office:value="1.37839" calcext:value-type="float">
            <text:p>1.37839</text:p>
          </table:table-cell>
          <table:table-cell office:value-type="float" office:value="1.25274" calcext:value-type="float">
            <text:p>1.25274</text:p>
          </table:table-cell>
          <table:table-cell office:value-type="float" office:value="1.21414" calcext:value-type="float">
            <text:p>1.21414</text:p>
          </table:table-cell>
          <table:table-cell office:value-type="float" office:value="1.19941" calcext:value-type="float">
            <text:p>1.19941</text:p>
          </table:table-cell>
          <table:table-cell office:value-type="float" office:value="1.19157" calcext:value-type="float">
            <text:p>1.19157</text:p>
          </table:table-cell>
          <table:table-cell office:value-type="float" office:value="1.09168" calcext:value-type="float">
            <text:p>1.09168</text:p>
          </table:table-cell>
          <table:table-cell office:value-type="float" office:value="1.02864" calcext:value-type="float">
            <text:p>1.02864</text:p>
          </table:table-cell>
          <table:table-cell office:value-type="float" office:value="0.986316" calcext:value-type="float">
            <text:p>0.986316</text:p>
          </table:table-cell>
          <table:table-cell office:value-type="float" office:value="0.992272" calcext:value-type="float">
            <text:p>0.992272</text:p>
          </table:table-cell>
          <table:table-cell office:value-type="float" office:value="0.968351" calcext:value-type="float">
            <text:p>0.968351</text:p>
          </table:table-cell>
          <table:table-cell office:value-type="float" office:value="0.894883" calcext:value-type="float">
            <text:p>0.894883</text:p>
          </table:table-cell>
          <table:table-cell office:value-type="float" office:value="0.872574" calcext:value-type="float">
            <text:p>0.872574</text:p>
          </table:table-cell>
          <table:table-cell office:value-type="float" office:value="0.927858" calcext:value-type="float">
            <text:p>0.927858</text:p>
          </table:table-cell>
          <table:table-cell office:value-type="float" office:value="0.862044" calcext:value-type="float">
            <text:p>0.862044</text:p>
          </table:table-cell>
          <table:table-cell office:value-type="float" office:value="0.839422" calcext:value-type="float">
            <text:p>0.839422</text:p>
          </table:table-cell>
          <table:table-cell office:value-type="float" office:value="0.81486" calcext:value-type="float">
            <text:p>0.81486</text:p>
          </table:table-cell>
          <table:table-cell office:value-type="float" office:value="0.779085" calcext:value-type="float">
            <text:p>0.779085</text:p>
          </table:table-cell>
          <table:table-cell office:value-type="float" office:value="0.737414" calcext:value-type="float">
            <text:p>0.737414</text:p>
          </table:table-cell>
          <table:table-cell office:value-type="float" office:value="0.812728" calcext:value-type="float">
            <text:p>0.812728</text:p>
          </table:table-cell>
          <table:table-cell office:value-type="float" office:value="0.703619" calcext:value-type="float">
            <text:p>0.703619</text:p>
          </table:table-cell>
          <table:table-cell office:value-type="float" office:value="0.796215" calcext:value-type="float">
            <text:p>0.796215</text:p>
          </table:table-cell>
          <table:table-cell office:value-type="float" office:value="0.657341" calcext:value-type="float">
            <text:p>0.657341</text:p>
          </table:table-cell>
          <table:table-cell office:value-type="float" office:value="0.737362" calcext:value-type="float">
            <text:p>0.737362</text:p>
          </table:table-cell>
          <table:table-cell office:value-type="float" office:value="0.610341" calcext:value-type="float">
            <text:p>0.610341</text:p>
          </table:table-cell>
          <table:table-cell office:value-type="float" office:value="0.686403" calcext:value-type="float">
            <text:p>0.686403</text:p>
          </table:table-cell>
          <table:table-cell office:value-type="float" office:value="0.646704" calcext:value-type="float">
            <text:p>0.646704</text:p>
          </table:table-cell>
          <table:table-cell office:value-type="float" office:value="0.620851" calcext:value-type="float">
            <text:p>0.620851</text:p>
          </table:table-cell>
          <table:table-cell office:value-type="float" office:value="0.72597" calcext:value-type="float">
            <text:p>0.72597</text:p>
          </table:table-cell>
          <table:table-cell office:value-type="float" office:value="0.542958" calcext:value-type="float">
            <text:p>0.542958</text:p>
          </table:table-cell>
          <table:table-cell office:value-type="float" office:value="0.682263" calcext:value-type="float">
            <text:p>0.682263</text:p>
          </table:table-cell>
          <table:table-cell office:value-type="float" office:value="0.585789" calcext:value-type="float">
            <text:p>0.585789</text:p>
          </table:table-cell>
          <table:table-cell office:value-type="float" office:value="0.472478" calcext:value-type="float">
            <text:p>0.472478</text:p>
          </table:table-cell>
          <table:table-cell office:value-type="float" office:value="0.648808" calcext:value-type="float">
            <text:p>0.648808</text:p>
          </table:table-cell>
          <table:table-cell office:value-type="float" office:value="0.399891" calcext:value-type="float">
            <text:p>0.399891</text:p>
          </table:table-cell>
          <table:table-cell office:value-type="float" office:value="0.567325" calcext:value-type="float">
            <text:p>0.567325</text:p>
          </table:table-cell>
          <table:table-cell office:value-type="float" office:value="0.584" calcext:value-type="float">
            <text:p>0.584</text:p>
          </table:table-cell>
          <table:table-cell office:value-type="float" office:value="0.454873" calcext:value-type="float">
            <text:p>0.454873</text:p>
          </table:table-cell>
          <table:table-cell office:value-type="float" office:value="0.564786" calcext:value-type="float">
            <text:p>0.564786</text:p>
          </table:table-cell>
          <table:table-cell office:value-type="float" office:value="0.543416" calcext:value-type="float">
            <text:p>0.543416</text:p>
          </table:table-cell>
          <table:table-cell office:value-type="float" office:value="0.24529" calcext:value-type="float">
            <text:p>0.24529</text:p>
          </table:table-cell>
          <table:table-cell office:value-type="float" office:value="0.550801" calcext:value-type="float">
            <text:p>0.550801</text:p>
          </table:table-cell>
          <table:table-cell office:value-type="float" office:value="0.485934" calcext:value-type="float">
            <text:p>0.485934</text:p>
          </table:table-cell>
          <table:table-cell office:value-type="float" office:value="0.204936" calcext:value-type="float">
            <text:p>0.204936</text:p>
          </table:table-cell>
          <table:table-cell office:value-type="float" office:value="0.493288" calcext:value-type="float">
            <text:p>0.493288</text:p>
          </table:table-cell>
          <table:table-cell office:value-type="float" office:value="0.470865" calcext:value-type="float">
            <text:p>0.470865</text:p>
          </table:table-cell>
          <table:table-cell office:value-type="float" office:value="0.287532" calcext:value-type="float">
            <text:p>0.287532</text:p>
          </table:table-cell>
          <table:table-cell office:value-type="float" office:value="0.328774" calcext:value-type="float">
            <text:p>0.328774</text:p>
          </table:table-cell>
          <table:table-cell office:value-type="float" office:value="0.493644" calcext:value-type="float">
            <text:p>0.493644</text:p>
          </table:table-cell>
          <table:table-cell office:value-type="float" office:value="0.386105" calcext:value-type="float">
            <text:p>0.386105</text:p>
          </table:table-cell>
          <table:table-cell office:value-type="float" office:value="0.120669" calcext:value-type="float">
            <text:p>0.120669</text:p>
          </table:table-cell>
          <table:table-cell office:value-type="float" office:value="0.188048" calcext:value-type="float">
            <text:p>0.188048</text:p>
          </table:table-cell>
          <table:table-cell office:value-type="float" office:value="0.450068" calcext:value-type="float">
            <text:p>0.450068</text:p>
          </table:table-cell>
          <table:table-cell office:value-type="float" office:value="0.271086" calcext:value-type="float">
            <text:p>0.271086</text:p>
          </table:table-cell>
          <table:table-cell office:value-type="float" office:value="0.0352909" calcext:value-type="float">
            <text:p>0.0352909</text:p>
          </table:table-cell>
          <table:table-cell office:value-type="float" office:value="0.128425" calcext:value-type="float">
            <text:p>0.128425</text:p>
          </table:table-cell>
          <table:table-cell office:value-type="float" office:value="0.361655" calcext:value-type="float">
            <text:p>0.361655</text:p>
          </table:table-cell>
          <table:table-cell office:value-type="float" office:value="0.232617" calcext:value-type="float">
            <text:p>0.232617</text:p>
          </table:table-cell>
          <table:table-cell office:value-type="float" office:value="0.0900341" calcext:value-type="float">
            <text:p>0.0900341</text:p>
          </table:table-cell>
          <table:table-cell office:value-type="float" office:value="0.0383301" calcext:value-type="float">
            <text:p>0.0383301</text:p>
          </table:table-cell>
          <table:table-cell office:value-type="float" office:value="0.00509994" calcext:value-type="float">
            <text:p>0.00509994</text:p>
          </table:table-cell>
          <table:table-cell office:value-type="float" office:value="0.0157765" calcext:value-type="float">
            <text:p>0.0157765</text:p>
          </table:table-cell>
          <table:table-cell office:value-type="float" office:value="0.0622448" calcext:value-type="float">
            <text:p>0.0622448</text:p>
          </table:table-cell>
          <table:table-cell office:value-type="float" office:value="0.0441206" calcext:value-type="float">
            <text:p>0.0441206</text:p>
          </table:table-cell>
          <table:table-cell office:value-type="float" office:value="0.0046091" calcext:value-type="float">
            <text:p>0.0046091</text:p>
          </table:table-cell>
          <table:table-cell office:value-type="float" office:value="0.000058997" calcext:value-type="float">
            <text:p>0.000058997</text:p>
          </table:table-cell>
          <table:table-cell table:number-columns-repeated="76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89" office:value-type="float" office:value="0" calcext:value-type="float">
            <text:p>0</text:p>
          </table:table-cell>
          <table:table-cell office:value-type="float" office:value="0.000107384" calcext:value-type="float">
            <text:p>0.000107384</text:p>
          </table:table-cell>
          <table:table-cell office:value-type="float" office:value="0.00256703" calcext:value-type="float">
            <text:p>0.00256703</text:p>
          </table:table-cell>
          <table:table-cell office:value-type="float" office:value="0.0195018" calcext:value-type="float">
            <text:p>0.0195018</text:p>
          </table:table-cell>
          <table:table-cell office:value-type="float" office:value="0.0779573" calcext:value-type="float">
            <text:p>0.0779573</text:p>
          </table:table-cell>
          <table:table-cell office:value-type="float" office:value="0.277495" calcext:value-type="float">
            <text:p>0.277495</text:p>
          </table:table-cell>
          <table:table-cell office:value-type="float" office:value="1.32629" calcext:value-type="float">
            <text:p>1.32629</text:p>
          </table:table-cell>
          <table:table-cell office:value-type="float" office:value="3.35924" calcext:value-type="float">
            <text:p>3.35924</text:p>
          </table:table-cell>
          <table:table-cell office:value-type="float" office:value="3.29688" calcext:value-type="float">
            <text:p>3.29688</text:p>
          </table:table-cell>
          <table:table-cell office:value-type="float" office:value="2.10596" calcext:value-type="float">
            <text:p>2.10596</text:p>
          </table:table-cell>
          <table:table-cell office:value-type="float" office:value="2.09503" calcext:value-type="float">
            <text:p>2.09503</text:p>
          </table:table-cell>
          <table:table-cell office:value-type="float" office:value="1.83056" calcext:value-type="float">
            <text:p>1.83056</text:p>
          </table:table-cell>
          <table:table-cell office:value-type="float" office:value="1.38666" calcext:value-type="float">
            <text:p>1.38666</text:p>
          </table:table-cell>
          <table:table-cell office:value-type="float" office:value="1.29265" calcext:value-type="float">
            <text:p>1.29265</text:p>
          </table:table-cell>
          <table:table-cell office:value-type="float" office:value="1.2596" calcext:value-type="float">
            <text:p>1.2596</text:p>
          </table:table-cell>
          <table:table-cell office:value-type="float" office:value="1.18989" calcext:value-type="float">
            <text:p>1.18989</text:p>
          </table:table-cell>
          <table:table-cell office:value-type="float" office:value="1.15955" calcext:value-type="float">
            <text:p>1.15955</text:p>
          </table:table-cell>
          <table:table-cell office:value-type="float" office:value="1.11717" calcext:value-type="float">
            <text:p>1.11717</text:p>
          </table:table-cell>
          <table:table-cell office:value-type="float" office:value="1.05971" calcext:value-type="float">
            <text:p>1.05971</text:p>
          </table:table-cell>
          <table:table-cell office:value-type="float" office:value="0.987129" calcext:value-type="float">
            <text:p>0.987129</text:p>
          </table:table-cell>
          <table:table-cell office:value-type="float" office:value="0.980359" calcext:value-type="float">
            <text:p>0.980359</text:p>
          </table:table-cell>
          <table:table-cell office:value-type="float" office:value="0.955254" calcext:value-type="float">
            <text:p>0.955254</text:p>
          </table:table-cell>
          <table:table-cell office:value-type="float" office:value="0.925538" calcext:value-type="float">
            <text:p>0.925538</text:p>
          </table:table-cell>
          <table:table-cell office:value-type="float" office:value="0.865517" calcext:value-type="float">
            <text:p>0.865517</text:p>
          </table:table-cell>
          <table:table-cell office:value-type="float" office:value="0.928065" calcext:value-type="float">
            <text:p>0.928065</text:p>
          </table:table-cell>
          <table:table-cell office:value-type="float" office:value="0.847574" calcext:value-type="float">
            <text:p>0.847574</text:p>
          </table:table-cell>
          <table:table-cell office:value-type="float" office:value="0.81961" calcext:value-type="float">
            <text:p>0.81961</text:p>
          </table:table-cell>
          <table:table-cell office:value-type="float" office:value="0.787239" calcext:value-type="float">
            <text:p>0.787239</text:p>
          </table:table-cell>
          <table:table-cell office:value-type="float" office:value="0.813296" calcext:value-type="float">
            <text:p>0.813296</text:p>
          </table:table-cell>
          <table:table-cell office:value-type="float" office:value="0.730698" calcext:value-type="float">
            <text:p>0.730698</text:p>
          </table:table-cell>
          <table:table-cell office:value-type="float" office:value="0.843477" calcext:value-type="float">
            <text:p>0.843477</text:p>
          </table:table-cell>
          <table:table-cell office:value-type="float" office:value="0.694278" calcext:value-type="float">
            <text:p>0.694278</text:p>
          </table:table-cell>
          <table:table-cell office:value-type="float" office:value="0.760336" calcext:value-type="float">
            <text:p>0.760336</text:p>
          </table:table-cell>
          <table:table-cell office:value-type="float" office:value="0.655241" calcext:value-type="float">
            <text:p>0.655241</text:p>
          </table:table-cell>
          <table:table-cell office:value-type="float" office:value="0.694274" calcext:value-type="float">
            <text:p>0.694274</text:p>
          </table:table-cell>
          <table:table-cell office:value-type="float" office:value="0.658729" calcext:value-type="float">
            <text:p>0.658729</text:p>
          </table:table-cell>
          <table:table-cell office:value-type="float" office:value="0.643481" calcext:value-type="float">
            <text:p>0.643481</text:p>
          </table:table-cell>
          <table:table-cell office:value-type="float" office:value="0.718376" calcext:value-type="float">
            <text:p>0.718376</text:p>
          </table:table-cell>
          <table:table-cell office:value-type="float" office:value="0.57494" calcext:value-type="float">
            <text:p>0.57494</text:p>
          </table:table-cell>
          <table:table-cell office:value-type="float" office:value="0.704195" calcext:value-type="float">
            <text:p>0.704195</text:p>
          </table:table-cell>
          <table:table-cell office:value-type="float" office:value="0.58697" calcext:value-type="float">
            <text:p>0.58697</text:p>
          </table:table-cell>
          <table:table-cell office:value-type="float" office:value="0.545656" calcext:value-type="float">
            <text:p>0.545656</text:p>
          </table:table-cell>
          <table:table-cell office:value-type="float" office:value="0.640566" calcext:value-type="float">
            <text:p>0.640566</text:p>
          </table:table-cell>
          <table:table-cell office:value-type="float" office:value="0.43022" calcext:value-type="float">
            <text:p>0.43022</text:p>
          </table:table-cell>
          <table:table-cell office:value-type="float" office:value="0.628041" calcext:value-type="float">
            <text:p>0.628041</text:p>
          </table:table-cell>
          <table:table-cell office:value-type="float" office:value="0.510968" calcext:value-type="float">
            <text:p>0.510968</text:p>
          </table:table-cell>
          <table:table-cell office:value-type="float" office:value="0.47447" calcext:value-type="float">
            <text:p>0.47447</text:p>
          </table:table-cell>
          <table:table-cell office:value-type="float" office:value="0.646875" calcext:value-type="float">
            <text:p>0.646875</text:p>
          </table:table-cell>
          <table:table-cell office:value-type="float" office:value="0.488539" calcext:value-type="float">
            <text:p>0.488539</text:p>
          </table:table-cell>
          <table:table-cell office:value-type="float" office:value="0.332625" calcext:value-type="float">
            <text:p>0.332625</text:p>
          </table:table-cell>
          <table:table-cell office:value-type="float" office:value="0.595428" calcext:value-type="float">
            <text:p>0.595428</text:p>
          </table:table-cell>
          <table:table-cell office:value-type="float" office:value="0.336757" calcext:value-type="float">
            <text:p>0.336757</text:p>
          </table:table-cell>
          <table:table-cell office:value-type="float" office:value="0.379385" calcext:value-type="float">
            <text:p>0.379385</text:p>
          </table:table-cell>
          <table:table-cell office:value-type="float" office:value="0.556731" calcext:value-type="float">
            <text:p>0.556731</text:p>
          </table:table-cell>
          <table:table-cell office:value-type="float" office:value="0.305754" calcext:value-type="float">
            <text:p>0.305754</text:p>
          </table:table-cell>
          <table:table-cell office:value-type="float" office:value="0.36927" calcext:value-type="float">
            <text:p>0.36927</text:p>
          </table:table-cell>
          <table:table-cell office:value-type="float" office:value="0.478999" calcext:value-type="float">
            <text:p>0.478999</text:p>
          </table:table-cell>
          <table:table-cell office:value-type="float" office:value="0.416018" calcext:value-type="float">
            <text:p>0.416018</text:p>
          </table:table-cell>
          <table:table-cell office:value-type="float" office:value="0.244749" calcext:value-type="float">
            <text:p>0.244749</text:p>
          </table:table-cell>
          <table:table-cell office:value-type="float" office:value="0.201389" calcext:value-type="float">
            <text:p>0.201389</text:p>
          </table:table-cell>
          <table:table-cell office:value-type="float" office:value="0.453864" calcext:value-type="float">
            <text:p>0.453864</text:p>
          </table:table-cell>
          <table:table-cell office:value-type="float" office:value="0.337052" calcext:value-type="float">
            <text:p>0.337052</text:p>
          </table:table-cell>
          <table:table-cell office:value-type="float" office:value="0.049643" calcext:value-type="float">
            <text:p>0.049643</text:p>
          </table:table-cell>
          <table:table-cell office:value-type="float" office:value="0.179417" calcext:value-type="float">
            <text:p>0.179417</text:p>
          </table:table-cell>
          <table:table-cell office:value-type="float" office:value="0.412501" calcext:value-type="float">
            <text:p>0.412501</text:p>
          </table:table-cell>
          <table:table-cell office:value-type="float" office:value="0.217989" calcext:value-type="float">
            <text:p>0.217989</text:p>
          </table:table-cell>
          <table:table-cell office:value-type="float" office:value="0.0751709" calcext:value-type="float">
            <text:p>0.0751709</text:p>
          </table:table-cell>
          <table:table-cell office:value-type="float" office:value="0.140629" calcext:value-type="float">
            <text:p>0.140629</text:p>
          </table:table-cell>
          <table:table-cell office:value-type="float" office:value="0.247261" calcext:value-type="float">
            <text:p>0.247261</text:p>
          </table:table-cell>
          <table:table-cell office:value-type="float" office:value="0.108744" calcext:value-type="float">
            <text:p>0.108744</text:p>
          </table:table-cell>
          <table:table-cell office:value-type="float" office:value="0.0116235" calcext:value-type="float">
            <text:p>0.0116235</text:p>
          </table:table-cell>
          <table:table-cell office:value-type="float" office:value="0.00270489" calcext:value-type="float">
            <text:p>0.00270489</text:p>
          </table:table-cell>
          <table:table-cell office:value-type="float" office:value="0.0140875" calcext:value-type="float">
            <text:p>0.0140875</text:p>
          </table:table-cell>
          <table:table-cell office:value-type="float" office:value="0.0142293" calcext:value-type="float">
            <text:p>0.0142293</text:p>
          </table:table-cell>
          <table:table-cell office:value-type="float" office:value="0.00218314" calcext:value-type="float">
            <text:p>0.00218314</text:p>
          </table:table-cell>
          <table:table-cell office:value-type="float" office:value="0.0000190093" calcext:value-type="float">
            <text:p>1.90093E-05</text:p>
          </table:table-cell>
          <table:table-cell table:number-columns-repeated="76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90" office:value-type="float" office:value="0" calcext:value-type="float">
            <text:p>0</text:p>
          </table:table-cell>
          <table:table-cell office:value-type="float" office:value="0.00000000259533" calcext:value-type="float">
            <text:p>2.59533E-09</text:p>
          </table:table-cell>
          <table:table-cell office:value-type="float" office:value="0.000603295" calcext:value-type="float">
            <text:p>0.000603295</text:p>
          </table:table-cell>
          <table:table-cell office:value-type="float" office:value="0.0115459" calcext:value-type="float">
            <text:p>0.0115459</text:p>
          </table:table-cell>
          <table:table-cell office:value-type="float" office:value="0.0495887" calcext:value-type="float">
            <text:p>0.0495887</text:p>
          </table:table-cell>
          <table:table-cell office:value-type="float" office:value="0.130864" calcext:value-type="float">
            <text:p>0.130864</text:p>
          </table:table-cell>
          <table:table-cell office:value-type="float" office:value="0.545517" calcext:value-type="float">
            <text:p>0.545517</text:p>
          </table:table-cell>
          <table:table-cell office:value-type="float" office:value="2.46158" calcext:value-type="float">
            <text:p>2.46158</text:p>
          </table:table-cell>
          <table:table-cell office:value-type="float" office:value="3.27856" calcext:value-type="float">
            <text:p>3.27856</text:p>
          </table:table-cell>
          <table:table-cell office:value-type="float" office:value="2.55271" calcext:value-type="float">
            <text:p>2.55271</text:p>
          </table:table-cell>
          <table:table-cell office:value-type="float" office:value="2.28577" calcext:value-type="float">
            <text:p>2.28577</text:p>
          </table:table-cell>
          <table:table-cell office:value-type="float" office:value="1.57058" calcext:value-type="float">
            <text:p>1.57058</text:p>
          </table:table-cell>
          <table:table-cell office:value-type="float" office:value="1.36443" calcext:value-type="float">
            <text:p>1.36443</text:p>
          </table:table-cell>
          <table:table-cell office:value-type="float" office:value="1.43703" calcext:value-type="float">
            <text:p>1.43703</text:p>
          </table:table-cell>
          <table:table-cell office:value-type="float" office:value="1.33938" calcext:value-type="float">
            <text:p>1.33938</text:p>
          </table:table-cell>
          <table:table-cell office:value-type="float" office:value="1.17182" calcext:value-type="float">
            <text:p>1.17182</text:p>
          </table:table-cell>
          <table:table-cell office:value-type="float" office:value="1.13006" calcext:value-type="float">
            <text:p>1.13006</text:p>
          </table:table-cell>
          <table:table-cell office:value-type="float" office:value="1.12981" calcext:value-type="float">
            <text:p>1.12981</text:p>
          </table:table-cell>
          <table:table-cell office:value-type="float" office:value="1.07121" calcext:value-type="float">
            <text:p>1.07121</text:p>
          </table:table-cell>
          <table:table-cell office:value-type="float" office:value="0.969451" calcext:value-type="float">
            <text:p>0.969451</text:p>
          </table:table-cell>
          <table:table-cell office:value-type="float" office:value="0.976703" calcext:value-type="float">
            <text:p>0.976703</text:p>
          </table:table-cell>
          <table:table-cell office:value-type="float" office:value="0.987077" calcext:value-type="float">
            <text:p>0.987077</text:p>
          </table:table-cell>
          <table:table-cell office:value-type="float" office:value="0.934985" calcext:value-type="float">
            <text:p>0.934985</text:p>
          </table:table-cell>
          <table:table-cell office:value-type="float" office:value="0.86152" calcext:value-type="float">
            <text:p>0.86152</text:p>
          </table:table-cell>
          <table:table-cell office:value-type="float" office:value="0.915764" calcext:value-type="float">
            <text:p>0.915764</text:p>
          </table:table-cell>
          <table:table-cell office:value-type="float" office:value="0.864113" calcext:value-type="float">
            <text:p>0.864113</text:p>
          </table:table-cell>
          <table:table-cell office:value-type="float" office:value="0.807922" calcext:value-type="float">
            <text:p>0.807922</text:p>
          </table:table-cell>
          <table:table-cell office:value-type="float" office:value="0.787107" calcext:value-type="float">
            <text:p>0.787107</text:p>
          </table:table-cell>
          <table:table-cell office:value-type="float" office:value="0.824862" calcext:value-type="float">
            <text:p>0.824862</text:p>
          </table:table-cell>
          <table:table-cell office:value-type="float" office:value="0.74556" calcext:value-type="float">
            <text:p>0.74556</text:p>
          </table:table-cell>
          <table:table-cell office:value-type="float" office:value="0.802364" calcext:value-type="float">
            <text:p>0.802364</text:p>
          </table:table-cell>
          <table:table-cell office:value-type="float" office:value="0.699217" calcext:value-type="float">
            <text:p>0.699217</text:p>
          </table:table-cell>
          <table:table-cell office:value-type="float" office:value="0.711195" calcext:value-type="float">
            <text:p>0.711195</text:p>
          </table:table-cell>
          <table:table-cell office:value-type="float" office:value="0.695094" calcext:value-type="float">
            <text:p>0.695094</text:p>
          </table:table-cell>
          <table:table-cell office:value-type="float" office:value="0.643003" calcext:value-type="float">
            <text:p>0.643003</text:p>
          </table:table-cell>
          <table:table-cell office:value-type="float" office:value="0.729335" calcext:value-type="float">
            <text:p>0.729335</text:p>
          </table:table-cell>
          <table:table-cell office:value-type="float" office:value="0.610034" calcext:value-type="float">
            <text:p>0.610034</text:p>
          </table:table-cell>
          <table:table-cell office:value-type="float" office:value="0.719216" calcext:value-type="float">
            <text:p>0.719216</text:p>
          </table:table-cell>
          <table:table-cell office:value-type="float" office:value="0.607229" calcext:value-type="float">
            <text:p>0.607229</text:p>
          </table:table-cell>
          <table:table-cell office:value-type="float" office:value="0.595224" calcext:value-type="float">
            <text:p>0.595224</text:p>
          </table:table-cell>
          <table:table-cell office:value-type="float" office:value="0.640598" calcext:value-type="float">
            <text:p>0.640598</text:p>
          </table:table-cell>
          <table:table-cell office:value-type="float" office:value="0.47304" calcext:value-type="float">
            <text:p>0.47304</text:p>
          </table:table-cell>
          <table:table-cell office:value-type="float" office:value="0.65428" calcext:value-type="float">
            <text:p>0.65428</text:p>
          </table:table-cell>
          <table:table-cell office:value-type="float" office:value="0.484432" calcext:value-type="float">
            <text:p>0.484432</text:p>
          </table:table-cell>
          <table:table-cell office:value-type="float" office:value="0.516962" calcext:value-type="float">
            <text:p>0.516962</text:p>
          </table:table-cell>
          <table:table-cell office:value-type="float" office:value="0.616812" calcext:value-type="float">
            <text:p>0.616812</text:p>
          </table:table-cell>
          <table:table-cell office:value-type="float" office:value="0.478736" calcext:value-type="float">
            <text:p>0.478736</text:p>
          </table:table-cell>
          <table:table-cell office:value-type="float" office:value="0.454148" calcext:value-type="float">
            <text:p>0.454148</text:p>
          </table:table-cell>
          <table:table-cell office:value-type="float" office:value="0.580791" calcext:value-type="float">
            <text:p>0.580791</text:p>
          </table:table-cell>
          <table:table-cell office:value-type="float" office:value="0.266359" calcext:value-type="float">
            <text:p>0.266359</text:p>
          </table:table-cell>
          <table:table-cell office:value-type="float" office:value="0.515917" calcext:value-type="float">
            <text:p>0.515917</text:p>
          </table:table-cell>
          <table:table-cell office:value-type="float" office:value="0.529545" calcext:value-type="float">
            <text:p>0.529545</text:p>
          </table:table-cell>
          <table:table-cell office:value-type="float" office:value="0.277978" calcext:value-type="float">
            <text:p>0.277978</text:p>
          </table:table-cell>
          <table:table-cell office:value-type="float" office:value="0.455352" calcext:value-type="float">
            <text:p>0.455352</text:p>
          </table:table-cell>
          <table:table-cell office:value-type="float" office:value="0.496376" calcext:value-type="float">
            <text:p>0.496376</text:p>
          </table:table-cell>
          <table:table-cell office:value-type="float" office:value="0.364944" calcext:value-type="float">
            <text:p>0.364944</text:p>
          </table:table-cell>
          <table:table-cell office:value-type="float" office:value="0.229981" calcext:value-type="float">
            <text:p>0.229981</text:p>
          </table:table-cell>
          <table:table-cell office:value-type="float" office:value="0.398156" calcext:value-type="float">
            <text:p>0.398156</text:p>
          </table:table-cell>
          <table:table-cell office:value-type="float" office:value="0.44176" calcext:value-type="float">
            <text:p>0.44176</text:p>
          </table:table-cell>
          <table:table-cell office:value-type="float" office:value="0.117908" calcext:value-type="float">
            <text:p>0.117908</text:p>
          </table:table-cell>
          <table:table-cell office:value-type="float" office:value="0.14356" calcext:value-type="float">
            <text:p>0.14356</text:p>
          </table:table-cell>
          <table:table-cell office:value-type="float" office:value="0.43696" calcext:value-type="float">
            <text:p>0.43696</text:p>
          </table:table-cell>
          <table:table-cell office:value-type="float" office:value="0.283643" calcext:value-type="float">
            <text:p>0.283643</text:p>
          </table:table-cell>
          <table:table-cell office:value-type="float" office:value="0.0673908" calcext:value-type="float">
            <text:p>0.0673908</text:p>
          </table:table-cell>
          <table:table-cell office:value-type="float" office:value="0.185224" calcext:value-type="float">
            <text:p>0.185224</text:p>
          </table:table-cell>
          <table:table-cell office:value-type="float" office:value="0.312593" calcext:value-type="float">
            <text:p>0.312593</text:p>
          </table:table-cell>
          <table:table-cell office:value-type="float" office:value="0.125494" calcext:value-type="float">
            <text:p>0.125494</text:p>
          </table:table-cell>
          <table:table-cell office:value-type="float" office:value="0.0421201" calcext:value-type="float">
            <text:p>0.0421201</text:p>
          </table:table-cell>
          <table:table-cell office:value-type="float" office:value="0.0762962" calcext:value-type="float">
            <text:p>0.0762962</text:p>
          </table:table-cell>
          <table:table-cell office:value-type="float" office:value="0.0471084" calcext:value-type="float">
            <text:p>0.0471084</text:p>
          </table:table-cell>
          <table:table-cell office:value-type="float" office:value="0.0052896" calcext:value-type="float">
            <text:p>0.0052896</text:p>
          </table:table-cell>
          <table:table-cell office:value-type="float" office:value="0.00912479" calcext:value-type="float">
            <text:p>0.00912479</text:p>
          </table:table-cell>
          <table:table-cell office:value-type="float" office:value="0.0100029" calcext:value-type="float">
            <text:p>0.0100029</text:p>
          </table:table-cell>
          <table:table-cell office:value-type="float" office:value="0.00164227" calcext:value-type="float">
            <text:p>0.00164227</text:p>
          </table:table-cell>
          <table:table-cell office:value-type="float" office:value="0.0000156097" calcext:value-type="float">
            <text:p>1.56097E-05</text:p>
          </table:table-cell>
          <table:table-cell table:number-columns-repeated="76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92" office:value-type="float" office:value="0" calcext:value-type="float">
            <text:p>0</text:p>
          </table:table-cell>
          <table:table-cell office:value-type="float" office:value="0.00020041" calcext:value-type="float">
            <text:p>0.00020041</text:p>
          </table:table-cell>
          <table:table-cell office:value-type="float" office:value="0.00582821" calcext:value-type="float">
            <text:p>0.00582821</text:p>
          </table:table-cell>
          <table:table-cell office:value-type="float" office:value="0.0297295" calcext:value-type="float">
            <text:p>0.0297295</text:p>
          </table:table-cell>
          <table:table-cell office:value-type="float" office:value="0.0671761" calcext:value-type="float">
            <text:p>0.0671761</text:p>
          </table:table-cell>
          <table:table-cell office:value-type="float" office:value="0.212913" calcext:value-type="float">
            <text:p>0.212913</text:p>
          </table:table-cell>
          <table:table-cell office:value-type="float" office:value="1.02497" calcext:value-type="float">
            <text:p>1.02497</text:p>
          </table:table-cell>
          <table:table-cell office:value-type="float" office:value="2.54211" calcext:value-type="float">
            <text:p>2.54211</text:p>
          </table:table-cell>
          <table:table-cell office:value-type="float" office:value="3.19147" calcext:value-type="float">
            <text:p>3.19147</text:p>
          </table:table-cell>
          <table:table-cell office:value-type="float" office:value="2.48993" calcext:value-type="float">
            <text:p>2.48993</text:p>
          </table:table-cell>
          <table:table-cell office:value-type="float" office:value="1.74429" calcext:value-type="float">
            <text:p>1.74429</text:p>
          </table:table-cell>
          <table:table-cell office:value-type="float" office:value="1.62153" calcext:value-type="float">
            <text:p>1.62153</text:p>
          </table:table-cell>
          <table:table-cell office:value-type="float" office:value="1.50576" calcext:value-type="float">
            <text:p>1.50576</text:p>
          </table:table-cell>
          <table:table-cell office:value-type="float" office:value="1.36327" calcext:value-type="float">
            <text:p>1.36327</text:p>
          </table:table-cell>
          <table:table-cell office:value-type="float" office:value="1.17993" calcext:value-type="float">
            <text:p>1.17993</text:p>
          </table:table-cell>
          <table:table-cell office:value-type="float" office:value="1.16061" calcext:value-type="float">
            <text:p>1.16061</text:p>
          </table:table-cell>
          <table:table-cell office:value-type="float" office:value="1.2155" calcext:value-type="float">
            <text:p>1.2155</text:p>
          </table:table-cell>
          <table:table-cell office:value-type="float" office:value="1.07157" calcext:value-type="float">
            <text:p>1.07157</text:p>
          </table:table-cell>
          <table:table-cell office:value-type="float" office:value="0.953925" calcext:value-type="float">
            <text:p>0.953925</text:p>
          </table:table-cell>
          <table:table-cell office:value-type="float" office:value="0.951368" calcext:value-type="float">
            <text:p>0.951368</text:p>
          </table:table-cell>
          <table:table-cell office:value-type="float" office:value="1.00046" calcext:value-type="float">
            <text:p>1.00046</text:p>
          </table:table-cell>
          <table:table-cell office:value-type="float" office:value="0.936742" calcext:value-type="float">
            <text:p>0.936742</text:p>
          </table:table-cell>
          <table:table-cell office:value-type="float" office:value="0.860975" calcext:value-type="float">
            <text:p>0.860975</text:p>
          </table:table-cell>
          <table:table-cell office:value-type="float" office:value="0.898915" calcext:value-type="float">
            <text:p>0.898915</text:p>
          </table:table-cell>
          <table:table-cell office:value-type="float" office:value="0.862639" calcext:value-type="float">
            <text:p>0.862639</text:p>
          </table:table-cell>
          <table:table-cell office:value-type="float" office:value="0.783032" calcext:value-type="float">
            <text:p>0.783032</text:p>
          </table:table-cell>
          <table:table-cell office:value-type="float" office:value="0.83087" calcext:value-type="float">
            <text:p>0.83087</text:p>
          </table:table-cell>
          <table:table-cell office:value-type="float" office:value="0.797082" calcext:value-type="float">
            <text:p>0.797082</text:p>
          </table:table-cell>
          <table:table-cell office:value-type="float" office:value="0.78111" calcext:value-type="float">
            <text:p>0.78111</text:p>
          </table:table-cell>
          <table:table-cell office:value-type="float" office:value="0.738231" calcext:value-type="float">
            <text:p>0.738231</text:p>
          </table:table-cell>
          <table:table-cell office:value-type="float" office:value="0.737551" calcext:value-type="float">
            <text:p>0.737551</text:p>
          </table:table-cell>
          <table:table-cell office:value-type="float" office:value="0.66919" calcext:value-type="float">
            <text:p>0.66919</text:p>
          </table:table-cell>
          <table:table-cell office:value-type="float" office:value="0.744244" calcext:value-type="float">
            <text:p>0.744244</text:p>
          </table:table-cell>
          <table:table-cell office:value-type="float" office:value="0.637442" calcext:value-type="float">
            <text:p>0.637442</text:p>
          </table:table-cell>
          <table:table-cell office:value-type="float" office:value="0.735799" calcext:value-type="float">
            <text:p>0.735799</text:p>
          </table:table-cell>
          <table:table-cell office:value-type="float" office:value="0.641354" calcext:value-type="float">
            <text:p>0.641354</text:p>
          </table:table-cell>
          <table:table-cell office:value-type="float" office:value="0.631167" calcext:value-type="float">
            <text:p>0.631167</text:p>
          </table:table-cell>
          <table:table-cell office:value-type="float" office:value="0.65922" calcext:value-type="float">
            <text:p>0.65922</text:p>
          </table:table-cell>
          <table:table-cell office:value-type="float" office:value="0.51541" calcext:value-type="float">
            <text:p>0.51541</text:p>
          </table:table-cell>
          <table:table-cell office:value-type="float" office:value="0.656591" calcext:value-type="float">
            <text:p>0.656591</text:p>
          </table:table-cell>
          <table:table-cell office:value-type="float" office:value="0.483666" calcext:value-type="float">
            <text:p>0.483666</text:p>
          </table:table-cell>
          <table:table-cell office:value-type="float" office:value="0.560751" calcext:value-type="float">
            <text:p>0.560751</text:p>
          </table:table-cell>
          <table:table-cell office:value-type="float" office:value="0.581921" calcext:value-type="float">
            <text:p>0.581921</text:p>
          </table:table-cell>
          <table:table-cell office:value-type="float" office:value="0.494221" calcext:value-type="float">
            <text:p>0.494221</text:p>
          </table:table-cell>
          <table:table-cell office:value-type="float" office:value="0.520479" calcext:value-type="float">
            <text:p>0.520479</text:p>
          </table:table-cell>
          <table:table-cell office:value-type="float" office:value="0.568355" calcext:value-type="float">
            <text:p>0.568355</text:p>
          </table:table-cell>
          <table:table-cell office:value-type="float" office:value="0.299278" calcext:value-type="float">
            <text:p>0.299278</text:p>
          </table:table-cell>
          <table:table-cell office:value-type="float" office:value="0.568231" calcext:value-type="float">
            <text:p>0.568231</text:p>
          </table:table-cell>
          <table:table-cell office:value-type="float" office:value="0.458971" calcext:value-type="float">
            <text:p>0.458971</text:p>
          </table:table-cell>
          <table:table-cell office:value-type="float" office:value="0.360369" calcext:value-type="float">
            <text:p>0.360369</text:p>
          </table:table-cell>
          <table:table-cell office:value-type="float" office:value="0.526985" calcext:value-type="float">
            <text:p>0.526985</text:p>
          </table:table-cell>
          <table:table-cell office:value-type="float" office:value="0.406438" calcext:value-type="float">
            <text:p>0.406438</text:p>
          </table:table-cell>
          <table:table-cell office:value-type="float" office:value="0.356407" calcext:value-type="float">
            <text:p>0.356407</text:p>
          </table:table-cell>
          <table:table-cell office:value-type="float" office:value="0.309244" calcext:value-type="float">
            <text:p>0.309244</text:p>
          </table:table-cell>
          <table:table-cell office:value-type="float" office:value="0.446549" calcext:value-type="float">
            <text:p>0.446549</text:p>
          </table:table-cell>
          <table:table-cell office:value-type="float" office:value="0.339672" calcext:value-type="float">
            <text:p>0.339672</text:p>
          </table:table-cell>
          <table:table-cell office:value-type="float" office:value="0.107475" calcext:value-type="float">
            <text:p>0.107475</text:p>
          </table:table-cell>
          <table:table-cell office:value-type="float" office:value="0.382191" calcext:value-type="float">
            <text:p>0.382191</text:p>
          </table:table-cell>
          <table:table-cell office:value-type="float" office:value="0.425673" calcext:value-type="float">
            <text:p>0.425673</text:p>
          </table:table-cell>
          <table:table-cell office:value-type="float" office:value="0.0863734" calcext:value-type="float">
            <text:p>0.0863734</text:p>
          </table:table-cell>
          <table:table-cell office:value-type="float" office:value="0.149585" calcext:value-type="float">
            <text:p>0.149585</text:p>
          </table:table-cell>
          <table:table-cell office:value-type="float" office:value="0.365213" calcext:value-type="float">
            <text:p>0.365213</text:p>
          </table:table-cell>
          <table:table-cell office:value-type="float" office:value="0.205939" calcext:value-type="float">
            <text:p>0.205939</text:p>
          </table:table-cell>
          <table:table-cell office:value-type="float" office:value="0.0831623" calcext:value-type="float">
            <text:p>0.0831623</text:p>
          </table:table-cell>
          <table:table-cell office:value-type="float" office:value="0.0841598" calcext:value-type="float">
            <text:p>0.0841598</text:p>
          </table:table-cell>
          <table:table-cell office:value-type="float" office:value="0.050375" calcext:value-type="float">
            <text:p>0.050375</text:p>
          </table:table-cell>
          <table:table-cell office:value-type="float" office:value="0.0987482" calcext:value-type="float">
            <text:p>0.0987482</text:p>
          </table:table-cell>
          <table:table-cell office:value-type="float" office:value="0.0644924" calcext:value-type="float">
            <text:p>0.0644924</text:p>
          </table:table-cell>
          <table:table-cell office:value-type="float" office:value="0.00574355" calcext:value-type="float">
            <text:p>0.00574355</text:p>
          </table:table-cell>
          <table:table-cell office:value-type="float" office:value="0.00087437" calcext:value-type="float">
            <text:p>0.00087437</text:p>
          </table:table-cell>
          <table:table-cell office:value-type="float" office:value="0.00104256" calcext:value-type="float">
            <text:p>0.00104256</text:p>
          </table:table-cell>
          <table:table-cell office:value-type="float" office:value="0.000181761" calcext:value-type="float">
            <text:p>0.000181761</text:p>
          </table:table-cell>
          <table:table-cell office:value-type="float" office:value="0.0000018482" calcext:value-type="float">
            <text:p>1.8482E-06</text:p>
          </table:table-cell>
          <table:table-cell table:number-columns-repeated="76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93" office:value-type="float" office:value="0" calcext:value-type="float">
            <text:p>0</text:p>
          </table:table-cell>
          <table:table-cell office:value-type="float" office:value="0.000052807" calcext:value-type="float">
            <text:p>0.000052807</text:p>
          </table:table-cell>
          <table:table-cell office:value-type="float" office:value="0.00195337" calcext:value-type="float">
            <text:p>0.00195337</text:p>
          </table:table-cell>
          <table:table-cell office:value-type="float" office:value="0.0140182" calcext:value-type="float">
            <text:p>0.0140182</text:p>
          </table:table-cell>
          <table:table-cell office:value-type="float" office:value="0.042477" calcext:value-type="float">
            <text:p>0.042477</text:p>
          </table:table-cell>
          <table:table-cell office:value-type="float" office:value="0.1045" calcext:value-type="float">
            <text:p>0.1045</text:p>
          </table:table-cell>
          <table:table-cell office:value-type="float" office:value="0.333795" calcext:value-type="float">
            <text:p>0.333795</text:p>
          </table:table-cell>
          <table:table-cell office:value-type="float" office:value="1.20596" calcext:value-type="float">
            <text:p>1.20596</text:p>
          </table:table-cell>
          <table:table-cell office:value-type="float" office:value="2.86748" calcext:value-type="float">
            <text:p>2.86748</text:p>
          </table:table-cell>
          <table:table-cell office:value-type="float" office:value="3.02657" calcext:value-type="float">
            <text:p>3.02657</text:p>
          </table:table-cell>
          <table:table-cell office:value-type="float" office:value="1.80767" calcext:value-type="float">
            <text:p>1.80767</text:p>
          </table:table-cell>
          <table:table-cell office:value-type="float" office:value="1.77613" calcext:value-type="float">
            <text:p>1.77613</text:p>
          </table:table-cell>
          <table:table-cell office:value-type="float" office:value="1.6074" calcext:value-type="float">
            <text:p>1.6074</text:p>
          </table:table-cell>
          <table:table-cell office:value-type="float" office:value="1.2981" calcext:value-type="float">
            <text:p>1.2981</text:p>
          </table:table-cell>
          <table:table-cell office:value-type="float" office:value="1.18963" calcext:value-type="float">
            <text:p>1.18963</text:p>
          </table:table-cell>
          <table:table-cell office:value-type="float" office:value="1.22345" calcext:value-type="float">
            <text:p>1.22345</text:p>
          </table:table-cell>
          <table:table-cell office:value-type="float" office:value="1.20687" calcext:value-type="float">
            <text:p>1.20687</text:p>
          </table:table-cell>
          <table:table-cell office:value-type="float" office:value="1.09569" calcext:value-type="float">
            <text:p>1.09569</text:p>
          </table:table-cell>
          <table:table-cell office:value-type="float" office:value="0.971692" calcext:value-type="float">
            <text:p>0.971692</text:p>
          </table:table-cell>
          <table:table-cell office:value-type="float" office:value="0.958764" calcext:value-type="float">
            <text:p>0.958764</text:p>
          </table:table-cell>
          <table:table-cell office:value-type="float" office:value="1.03448" calcext:value-type="float">
            <text:p>1.03448</text:p>
          </table:table-cell>
          <table:table-cell office:value-type="float" office:value="0.944084" calcext:value-type="float">
            <text:p>0.944084</text:p>
          </table:table-cell>
          <table:table-cell office:value-type="float" office:value="0.879325" calcext:value-type="float">
            <text:p>0.879325</text:p>
          </table:table-cell>
          <table:table-cell office:value-type="float" office:value="0.875352" calcext:value-type="float">
            <text:p>0.875352</text:p>
          </table:table-cell>
          <table:table-cell office:value-type="float" office:value="0.858766" calcext:value-type="float">
            <text:p>0.858766</text:p>
          </table:table-cell>
          <table:table-cell office:value-type="float" office:value="0.770662" calcext:value-type="float">
            <text:p>0.770662</text:p>
          </table:table-cell>
          <table:table-cell office:value-type="float" office:value="0.867884" calcext:value-type="float">
            <text:p>0.867884</text:p>
          </table:table-cell>
          <table:table-cell office:value-type="float" office:value="0.776597" calcext:value-type="float">
            <text:p>0.776597</text:p>
          </table:table-cell>
          <table:table-cell office:value-type="float" office:value="0.778365" calcext:value-type="float">
            <text:p>0.778365</text:p>
          </table:table-cell>
          <table:table-cell office:value-type="float" office:value="0.711116" calcext:value-type="float">
            <text:p>0.711116</text:p>
          </table:table-cell>
          <table:table-cell office:value-type="float" office:value="0.741972" calcext:value-type="float">
            <text:p>0.741972</text:p>
          </table:table-cell>
          <table:table-cell office:value-type="float" office:value="0.672878" calcext:value-type="float">
            <text:p>0.672878</text:p>
          </table:table-cell>
          <table:table-cell office:value-type="float" office:value="0.718693" calcext:value-type="float">
            <text:p>0.718693</text:p>
          </table:table-cell>
          <table:table-cell office:value-type="float" office:value="0.687329" calcext:value-type="float">
            <text:p>0.687329</text:p>
          </table:table-cell>
          <table:table-cell office:value-type="float" office:value="0.63668" calcext:value-type="float">
            <text:p>0.63668</text:p>
          </table:table-cell>
          <table:table-cell office:value-type="float" office:value="0.694682" calcext:value-type="float">
            <text:p>0.694682</text:p>
          </table:table-cell>
          <table:table-cell office:value-type="float" office:value="0.536196" calcext:value-type="float">
            <text:p>0.536196</text:p>
          </table:table-cell>
          <table:table-cell office:value-type="float" office:value="0.665276" calcext:value-type="float">
            <text:p>0.665276</text:p>
          </table:table-cell>
          <table:table-cell office:value-type="float" office:value="0.514996" calcext:value-type="float">
            <text:p>0.514996</text:p>
          </table:table-cell>
          <table:table-cell office:value-type="float" office:value="0.591309" calcext:value-type="float">
            <text:p>0.591309</text:p>
          </table:table-cell>
          <table:table-cell office:value-type="float" office:value="0.59629" calcext:value-type="float">
            <text:p>0.59629</text:p>
          </table:table-cell>
          <table:table-cell office:value-type="float" office:value="0.52489" calcext:value-type="float">
            <text:p>0.52489</text:p>
          </table:table-cell>
          <table:table-cell office:value-type="float" office:value="0.554435" calcext:value-type="float">
            <text:p>0.554435</text:p>
          </table:table-cell>
          <table:table-cell office:value-type="float" office:value="0.56659" calcext:value-type="float">
            <text:p>0.56659</text:p>
          </table:table-cell>
          <table:table-cell office:value-type="float" office:value="0.354843" calcext:value-type="float">
            <text:p>0.354843</text:p>
          </table:table-cell>
          <table:table-cell office:value-type="float" office:value="0.591136" calcext:value-type="float">
            <text:p>0.591136</text:p>
          </table:table-cell>
          <table:table-cell office:value-type="float" office:value="0.42277" calcext:value-type="float">
            <text:p>0.42277</text:p>
          </table:table-cell>
          <table:table-cell office:value-type="float" office:value="0.428062" calcext:value-type="float">
            <text:p>0.428062</text:p>
          </table:table-cell>
          <table:table-cell office:value-type="float" office:value="0.533448" calcext:value-type="float">
            <text:p>0.533448</text:p>
          </table:table-cell>
          <table:table-cell office:value-type="float" office:value="0.352965" calcext:value-type="float">
            <text:p>0.352965</text:p>
          </table:table-cell>
          <table:table-cell office:value-type="float" office:value="0.401153" calcext:value-type="float">
            <text:p>0.401153</text:p>
          </table:table-cell>
          <table:table-cell office:value-type="float" office:value="0.354727" calcext:value-type="float">
            <text:p>0.354727</text:p>
          </table:table-cell>
          <table:table-cell office:value-type="float" office:value="0.432673" calcext:value-type="float">
            <text:p>0.432673</text:p>
          </table:table-cell>
          <table:table-cell office:value-type="float" office:value="0.288072" calcext:value-type="float">
            <text:p>0.288072</text:p>
          </table:table-cell>
          <table:table-cell office:value-type="float" office:value="0.203077" calcext:value-type="float">
            <text:p>0.203077</text:p>
          </table:table-cell>
          <table:table-cell office:value-type="float" office:value="0.46877" calcext:value-type="float">
            <text:p>0.46877</text:p>
          </table:table-cell>
          <table:table-cell office:value-type="float" office:value="0.299293" calcext:value-type="float">
            <text:p>0.299293</text:p>
          </table:table-cell>
          <table:table-cell office:value-type="float" office:value="0.0730913" calcext:value-type="float">
            <text:p>0.0730913</text:p>
          </table:table-cell>
          <table:table-cell office:value-type="float" office:value="0.357131" calcext:value-type="float">
            <text:p>0.357131</text:p>
          </table:table-cell>
          <table:table-cell office:value-type="float" office:value="0.357098" calcext:value-type="float">
            <text:p>0.357098</text:p>
          </table:table-cell>
          <table:table-cell office:value-type="float" office:value="0.0854776" calcext:value-type="float">
            <text:p>0.0854776</text:p>
          </table:table-cell>
          <table:table-cell office:value-type="float" office:value="0.0814216" calcext:value-type="float">
            <text:p>0.0814216</text:p>
          </table:table-cell>
          <table:table-cell office:value-type="float" office:value="0.148019" calcext:value-type="float">
            <text:p>0.148019</text:p>
          </table:table-cell>
          <table:table-cell office:value-type="float" office:value="0.176464" calcext:value-type="float">
            <text:p>0.176464</text:p>
          </table:table-cell>
          <table:table-cell office:value-type="float" office:value="0.0488175" calcext:value-type="float">
            <text:p>0.0488175</text:p>
          </table:table-cell>
          <table:table-cell office:value-type="float" office:value="0.0137213" calcext:value-type="float">
            <text:p>0.0137213</text:p>
          </table:table-cell>
          <table:table-cell office:value-type="float" office:value="0.00824365" calcext:value-type="float">
            <text:p>0.00824365</text:p>
          </table:table-cell>
          <table:table-cell office:value-type="float" office:value="0.000769182" calcext:value-type="float">
            <text:p>0.000769182</text:p>
          </table:table-cell>
          <table:table-cell office:value-type="float" office:value="0.000318877" calcext:value-type="float">
            <text:p>0.000318877</text:p>
          </table:table-cell>
          <table:table-cell office:value-type="float" office:value="0.000380216" calcext:value-type="float">
            <text:p>0.000380216</text:p>
          </table:table-cell>
          <table:table-cell office:value-type="float" office:value="0.0000662872" calcext:value-type="float">
            <text:p>6.62872E-05</text:p>
          </table:table-cell>
          <table:table-cell office:value-type="float" office:value="0.000000674029" calcext:value-type="float">
            <text:p>0.000000674</text:p>
          </table:table-cell>
          <table:table-cell table:number-columns-repeated="76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94" office:value-type="float" office:value="0" calcext:value-type="float">
            <text:p>0</text:p>
          </table:table-cell>
          <table:table-cell office:value-type="float" office:value="0.000000000129599" calcext:value-type="float">
            <text:p>1.29599E-10</text:p>
          </table:table-cell>
          <table:table-cell office:value-type="float" office:value="0.0000872756" calcext:value-type="float">
            <text:p>8.72756E-05</text:p>
          </table:table-cell>
          <table:table-cell office:value-type="float" office:value="0.00303074" calcext:value-type="float">
            <text:p>0.00303074</text:p>
          </table:table-cell>
          <table:table-cell office:value-type="float" office:value="0.0220769" calcext:value-type="float">
            <text:p>0.0220769</text:p>
          </table:table-cell>
          <table:table-cell office:value-type="float" office:value="0.0595861" calcext:value-type="float">
            <text:p>0.0595861</text:p>
          </table:table-cell>
          <table:table-cell office:value-type="float" office:value="0.104193" calcext:value-type="float">
            <text:p>0.104193</text:p>
          </table:table-cell>
          <table:table-cell office:value-type="float" office:value="0.301547" calcext:value-type="float">
            <text:p>0.301547</text:p>
          </table:table-cell>
          <table:table-cell office:value-type="float" office:value="1.26089" calcext:value-type="float">
            <text:p>1.26089</text:p>
          </table:table-cell>
          <table:table-cell office:value-type="float" office:value="2.70243" calcext:value-type="float">
            <text:p>2.70243</text:p>
          </table:table-cell>
          <table:table-cell office:value-type="float" office:value="2.60459" calcext:value-type="float">
            <text:p>2.60459</text:p>
          </table:table-cell>
          <table:table-cell office:value-type="float" office:value="2.13424" calcext:value-type="float">
            <text:p>2.13424</text:p>
          </table:table-cell>
          <table:table-cell office:value-type="float" office:value="1.85131" calcext:value-type="float">
            <text:p>1.85131</text:p>
          </table:table-cell>
          <table:table-cell office:value-type="float" office:value="1.35829" calcext:value-type="float">
            <text:p>1.35829</text:p>
          </table:table-cell>
          <table:table-cell office:value-type="float" office:value="1.25891" calcext:value-type="float">
            <text:p>1.25891</text:p>
          </table:table-cell>
          <table:table-cell office:value-type="float" office:value="1.28617" calcext:value-type="float">
            <text:p>1.28617</text:p>
          </table:table-cell>
          <table:table-cell office:value-type="float" office:value="1.19714" calcext:value-type="float">
            <text:p>1.19714</text:p>
          </table:table-cell>
          <table:table-cell office:value-type="float" office:value="1.05081" calcext:value-type="float">
            <text:p>1.05081</text:p>
          </table:table-cell>
          <table:table-cell office:value-type="float" office:value="0.979173" calcext:value-type="float">
            <text:p>0.979173</text:p>
          </table:table-cell>
          <table:table-cell office:value-type="float" office:value="1.03729" calcext:value-type="float">
            <text:p>1.03729</text:p>
          </table:table-cell>
          <table:table-cell office:value-type="float" office:value="1.01167" calcext:value-type="float">
            <text:p>1.01167</text:p>
          </table:table-cell>
          <table:table-cell office:value-type="float" office:value="0.919039" calcext:value-type="float">
            <text:p>0.919039</text:p>
          </table:table-cell>
          <table:table-cell office:value-type="float" office:value="0.92845" calcext:value-type="float">
            <text:p>0.92845</text:p>
          </table:table-cell>
          <table:table-cell office:value-type="float" office:value="0.910129" calcext:value-type="float">
            <text:p>0.910129</text:p>
          </table:table-cell>
          <table:table-cell office:value-type="float" office:value="0.805959" calcext:value-type="float">
            <text:p>0.805959</text:p>
          </table:table-cell>
          <table:table-cell office:value-type="float" office:value="0.80284" calcext:value-type="float">
            <text:p>0.80284</text:p>
          </table:table-cell>
          <table:table-cell office:value-type="float" office:value="0.847945" calcext:value-type="float">
            <text:p>0.847945</text:p>
          </table:table-cell>
          <table:table-cell office:value-type="float" office:value="0.774042" calcext:value-type="float">
            <text:p>0.774042</text:p>
          </table:table-cell>
          <table:table-cell office:value-type="float" office:value="0.77331" calcext:value-type="float">
            <text:p>0.77331</text:p>
          </table:table-cell>
          <table:table-cell office:value-type="float" office:value="0.748404" calcext:value-type="float">
            <text:p>0.748404</text:p>
          </table:table-cell>
          <table:table-cell office:value-type="float" office:value="0.677896" calcext:value-type="float">
            <text:p>0.677896</text:p>
          </table:table-cell>
          <table:table-cell office:value-type="float" office:value="0.731065" calcext:value-type="float">
            <text:p>0.731065</text:p>
          </table:table-cell>
          <table:table-cell office:value-type="float" office:value="0.642431" calcext:value-type="float">
            <text:p>0.642431</text:p>
          </table:table-cell>
          <table:table-cell office:value-type="float" office:value="0.706989" calcext:value-type="float">
            <text:p>0.706989</text:p>
          </table:table-cell>
          <table:table-cell office:value-type="float" office:value="0.60612" calcext:value-type="float">
            <text:p>0.60612</text:p>
          </table:table-cell>
          <table:table-cell office:value-type="float" office:value="0.652814" calcext:value-type="float">
            <text:p>0.652814</text:p>
          </table:table-cell>
          <table:table-cell office:value-type="float" office:value="0.598584" calcext:value-type="float">
            <text:p>0.598584</text:p>
          </table:table-cell>
          <table:table-cell office:value-type="float" office:value="0.583803" calcext:value-type="float">
            <text:p>0.583803</text:p>
          </table:table-cell>
          <table:table-cell office:value-type="float" office:value="0.640515" calcext:value-type="float">
            <text:p>0.640515</text:p>
          </table:table-cell>
          <table:table-cell office:value-type="float" office:value="0.533878" calcext:value-type="float">
            <text:p>0.533878</text:p>
          </table:table-cell>
          <table:table-cell office:value-type="float" office:value="0.58476" calcext:value-type="float">
            <text:p>0.58476</text:p>
          </table:table-cell>
          <table:table-cell office:value-type="float" office:value="0.579255" calcext:value-type="float">
            <text:p>0.579255</text:p>
          </table:table-cell>
          <table:table-cell office:value-type="float" office:value="0.417351" calcext:value-type="float">
            <text:p>0.417351</text:p>
          </table:table-cell>
          <table:table-cell office:value-type="float" office:value="0.604299" calcext:value-type="float">
            <text:p>0.604299</text:p>
          </table:table-cell>
          <table:table-cell office:value-type="float" office:value="0.430193" calcext:value-type="float">
            <text:p>0.430193</text:p>
          </table:table-cell>
          <table:table-cell office:value-type="float" office:value="0.46839" calcext:value-type="float">
            <text:p>0.46839</text:p>
          </table:table-cell>
          <table:table-cell office:value-type="float" office:value="0.526648" calcext:value-type="float">
            <text:p>0.526648</text:p>
          </table:table-cell>
          <table:table-cell office:value-type="float" office:value="0.28953" calcext:value-type="float">
            <text:p>0.28953</text:p>
          </table:table-cell>
          <table:table-cell office:value-type="float" office:value="0.435294" calcext:value-type="float">
            <text:p>0.435294</text:p>
          </table:table-cell>
          <table:table-cell office:value-type="float" office:value="0.389415" calcext:value-type="float">
            <text:p>0.389415</text:p>
          </table:table-cell>
          <table:table-cell office:value-type="float" office:value="0.410005" calcext:value-type="float">
            <text:p>0.410005</text:p>
          </table:table-cell>
          <table:table-cell office:value-type="float" office:value="0.309534" calcext:value-type="float">
            <text:p>0.309534</text:p>
          </table:table-cell>
          <table:table-cell office:value-type="float" office:value="0.278628" calcext:value-type="float">
            <text:p>0.278628</text:p>
          </table:table-cell>
          <table:table-cell office:value-type="float" office:value="0.474616" calcext:value-type="float">
            <text:p>0.474616</text:p>
          </table:table-cell>
          <table:table-cell office:value-type="float" office:value="0.237383" calcext:value-type="float">
            <text:p>0.237383</text:p>
          </table:table-cell>
          <table:table-cell office:value-type="float" office:value="0.173538" calcext:value-type="float">
            <text:p>0.173538</text:p>
          </table:table-cell>
          <table:table-cell office:value-type="float" office:value="0.432277" calcext:value-type="float">
            <text:p>0.432277</text:p>
          </table:table-cell>
          <table:table-cell office:value-type="float" office:value="0.242948" calcext:value-type="float">
            <text:p>0.242948</text:p>
          </table:table-cell>
          <table:table-cell office:value-type="float" office:value="0.061074" calcext:value-type="float">
            <text:p>0.061074</text:p>
          </table:table-cell>
          <table:table-cell office:value-type="float" office:value="0.156763" calcext:value-type="float">
            <text:p>0.156763</text:p>
          </table:table-cell>
          <table:table-cell office:value-type="float" office:value="0.252865" calcext:value-type="float">
            <text:p>0.252865</text:p>
          </table:table-cell>
          <table:table-cell office:value-type="float" office:value="0.110047" calcext:value-type="float">
            <text:p>0.110047</text:p>
          </table:table-cell>
          <table:table-cell office:value-type="float" office:value="0.0218762" calcext:value-type="float">
            <text:p>0.0218762</text:p>
          </table:table-cell>
          <table:table-cell office:value-type="float" office:value="0.012564" calcext:value-type="float">
            <text:p>0.012564</text:p>
          </table:table-cell>
          <table:table-cell office:value-type="float" office:value="0.0274583" calcext:value-type="float">
            <text:p>0.0274583</text:p>
          </table:table-cell>
          <table:table-cell office:value-type="float" office:value="0.0198432" calcext:value-type="float">
            <text:p>0.0198432</text:p>
          </table:table-cell>
          <table:table-cell office:value-type="float" office:value="0.00188784" calcext:value-type="float">
            <text:p>0.00188784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97" office:value-type="float" office:value="0" calcext:value-type="float">
            <text:p>0</text:p>
          </table:table-cell>
          <table:table-cell office:value-type="float" office:value="0.000559836" calcext:value-type="float">
            <text:p>0.000559836</text:p>
          </table:table-cell>
          <table:table-cell office:value-type="float" office:value="0.00886584" calcext:value-type="float">
            <text:p>0.00886584</text:p>
          </table:table-cell>
          <table:table-cell office:value-type="float" office:value="0.0266428" calcext:value-type="float">
            <text:p>0.0266428</text:p>
          </table:table-cell>
          <table:table-cell office:value-type="float" office:value="0.0458771" calcext:value-type="float">
            <text:p>0.0458771</text:p>
          </table:table-cell>
          <table:table-cell office:value-type="float" office:value="0.0976435" calcext:value-type="float">
            <text:p>0.0976435</text:p>
          </table:table-cell>
          <table:table-cell office:value-type="float" office:value="0.296135" calcext:value-type="float">
            <text:p>0.296135</text:p>
          </table:table-cell>
          <table:table-cell office:value-type="float" office:value="1.16971" calcext:value-type="float">
            <text:p>1.16971</text:p>
          </table:table-cell>
          <table:table-cell office:value-type="float" office:value="2.03552" calcext:value-type="float">
            <text:p>2.03552</text:p>
          </table:table-cell>
          <table:table-cell office:value-type="float" office:value="2.76496" calcext:value-type="float">
            <text:p>2.76496</text:p>
          </table:table-cell>
          <table:table-cell office:value-type="float" office:value="2.33562" calcext:value-type="float">
            <text:p>2.33562</text:p>
          </table:table-cell>
          <table:table-cell office:value-type="float" office:value="1.31732" calcext:value-type="float">
            <text:p>1.31732</text:p>
          </table:table-cell>
          <table:table-cell office:value-type="float" office:value="1.36392" calcext:value-type="float">
            <text:p>1.36392</text:p>
          </table:table-cell>
          <table:table-cell office:value-type="float" office:value="1.50711" calcext:value-type="float">
            <text:p>1.50711</text:p>
          </table:table-cell>
          <table:table-cell office:value-type="float" office:value="1.23584" calcext:value-type="float">
            <text:p>1.23584</text:p>
          </table:table-cell>
          <table:table-cell office:value-type="float" office:value="1.03294" calcext:value-type="float">
            <text:p>1.03294</text:p>
          </table:table-cell>
          <table:table-cell office:value-type="float" office:value="1.05298" calcext:value-type="float">
            <text:p>1.05298</text:p>
          </table:table-cell>
          <table:table-cell office:value-type="float" office:value="1.04498" calcext:value-type="float">
            <text:p>1.04498</text:p>
          </table:table-cell>
          <table:table-cell office:value-type="float" office:value="0.979289" calcext:value-type="float">
            <text:p>0.979289</text:p>
          </table:table-cell>
          <table:table-cell office:value-type="float" office:value="0.954254" calcext:value-type="float">
            <text:p>0.954254</text:p>
          </table:table-cell>
          <table:table-cell office:value-type="float" office:value="0.938474" calcext:value-type="float">
            <text:p>0.938474</text:p>
          </table:table-cell>
          <table:table-cell office:value-type="float" office:value="0.864127" calcext:value-type="float">
            <text:p>0.864127</text:p>
          </table:table-cell>
          <table:table-cell office:value-type="float" office:value="0.769435" calcext:value-type="float">
            <text:p>0.769435</text:p>
          </table:table-cell>
          <table:table-cell office:value-type="float" office:value="0.875065" calcext:value-type="float">
            <text:p>0.875065</text:p>
          </table:table-cell>
          <table:table-cell office:value-type="float" office:value="0.823662" calcext:value-type="float">
            <text:p>0.823662</text:p>
          </table:table-cell>
          <table:table-cell office:value-type="float" office:value="0.773834" calcext:value-type="float">
            <text:p>0.773834</text:p>
          </table:table-cell>
          <table:table-cell office:value-type="float" office:value="0.764314" calcext:value-type="float">
            <text:p>0.764314</text:p>
          </table:table-cell>
          <table:table-cell office:value-type="float" office:value="0.741513" calcext:value-type="float">
            <text:p>0.741513</text:p>
          </table:table-cell>
          <table:table-cell office:value-type="float" office:value="0.694695" calcext:value-type="float">
            <text:p>0.694695</text:p>
          </table:table-cell>
          <table:table-cell office:value-type="float" office:value="0.720247" calcext:value-type="float">
            <text:p>0.720247</text:p>
          </table:table-cell>
          <table:table-cell office:value-type="float" office:value="0.685055" calcext:value-type="float">
            <text:p>0.685055</text:p>
          </table:table-cell>
          <table:table-cell office:value-type="float" office:value="0.654042" calcext:value-type="float">
            <text:p>0.654042</text:p>
          </table:table-cell>
          <table:table-cell office:value-type="float" office:value="0.679339" calcext:value-type="float">
            <text:p>0.679339</text:p>
          </table:table-cell>
          <table:table-cell office:value-type="float" office:value="0.561877" calcext:value-type="float">
            <text:p>0.561877</text:p>
          </table:table-cell>
          <table:table-cell office:value-type="float" office:value="0.659183" calcext:value-type="float">
            <text:p>0.659183</text:p>
          </table:table-cell>
          <table:table-cell office:value-type="float" office:value="0.543148" calcext:value-type="float">
            <text:p>0.543148</text:p>
          </table:table-cell>
          <table:table-cell office:value-type="float" office:value="0.585234" calcext:value-type="float">
            <text:p>0.585234</text:p>
          </table:table-cell>
          <table:table-cell office:value-type="float" office:value="0.609643" calcext:value-type="float">
            <text:p>0.609643</text:p>
          </table:table-cell>
          <table:table-cell office:value-type="float" office:value="0.467313" calcext:value-type="float">
            <text:p>0.467313</text:p>
          </table:table-cell>
          <table:table-cell office:value-type="float" office:value="0.605311" calcext:value-type="float">
            <text:p>0.605311</text:p>
          </table:table-cell>
          <table:table-cell office:value-type="float" office:value="0.507718" calcext:value-type="float">
            <text:p>0.507718</text:p>
          </table:table-cell>
          <table:table-cell office:value-type="float" office:value="0.377127" calcext:value-type="float">
            <text:p>0.377127</text:p>
          </table:table-cell>
          <table:table-cell office:value-type="float" office:value="0.561858" calcext:value-type="float">
            <text:p>0.561858</text:p>
          </table:table-cell>
          <table:table-cell office:value-type="float" office:value="0.296516" calcext:value-type="float">
            <text:p>0.296516</text:p>
          </table:table-cell>
          <table:table-cell office:value-type="float" office:value="0.440259" calcext:value-type="float">
            <text:p>0.440259</text:p>
          </table:table-cell>
          <table:table-cell office:value-type="float" office:value="0.434231" calcext:value-type="float">
            <text:p>0.434231</text:p>
          </table:table-cell>
          <table:table-cell office:value-type="float" office:value="0.379444" calcext:value-type="float">
            <text:p>0.379444</text:p>
          </table:table-cell>
          <table:table-cell office:value-type="float" office:value="0.362819" calcext:value-type="float">
            <text:p>0.362819</text:p>
          </table:table-cell>
          <table:table-cell office:value-type="float" office:value="0.31345" calcext:value-type="float">
            <text:p>0.31345</text:p>
          </table:table-cell>
          <table:table-cell office:value-type="float" office:value="0.464961" calcext:value-type="float">
            <text:p>0.464961</text:p>
          </table:table-cell>
          <table:table-cell office:value-type="float" office:value="0.242861" calcext:value-type="float">
            <text:p>0.242861</text:p>
          </table:table-cell>
          <table:table-cell office:value-type="float" office:value="0.241428" calcext:value-type="float">
            <text:p>0.241428</text:p>
          </table:table-cell>
          <table:table-cell office:value-type="float" office:value="0.453438" calcext:value-type="float">
            <text:p>0.453438</text:p>
          </table:table-cell>
          <table:table-cell office:value-type="float" office:value="0.187948" calcext:value-type="float">
            <text:p>0.187948</text:p>
          </table:table-cell>
          <table:table-cell office:value-type="float" office:value="0.0375565" calcext:value-type="float">
            <text:p>0.0375565</text:p>
          </table:table-cell>
          <table:table-cell office:value-type="float" office:value="0.19897" calcext:value-type="float">
            <text:p>0.19897</text:p>
          </table:table-cell>
          <table:table-cell office:value-type="float" office:value="0.279877" calcext:value-type="float">
            <text:p>0.279877</text:p>
          </table:table-cell>
          <table:table-cell office:value-type="float" office:value="0.0852448" calcext:value-type="float">
            <text:p>0.0852448</text:p>
          </table:table-cell>
          <table:table-cell office:value-type="float" office:value="0.0128919" calcext:value-type="float">
            <text:p>0.0128919</text:p>
          </table:table-cell>
          <table:table-cell office:value-type="float" office:value="0.0174285" calcext:value-type="float">
            <text:p>0.0174285</text:p>
          </table:table-cell>
          <table:table-cell office:value-type="float" office:value="0.0305561" calcext:value-type="float">
            <text:p>0.0305561</text:p>
          </table:table-cell>
          <table:table-cell office:value-type="float" office:value="0.0310383" calcext:value-type="float">
            <text:p>0.0310383</text:p>
          </table:table-cell>
          <table:table-cell office:value-type="float" office:value="0.0160752" calcext:value-type="float">
            <text:p>0.0160752</text:p>
          </table:table-cell>
          <table:table-cell office:value-type="float" office:value="0.00148302" calcext:value-type="float">
            <text:p>0.00148302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00000075894" calcext:value-type="float">
            <text:p>7.5894E-08</text:p>
          </table:table-cell>
          <table:table-cell office:value-type="float" office:value="0.000765491" calcext:value-type="float">
            <text:p>0.000765491</text:p>
          </table:table-cell>
          <table:table-cell office:value-type="float" office:value="0.00925866" calcext:value-type="float">
            <text:p>0.00925866</text:p>
          </table:table-cell>
          <table:table-cell office:value-type="float" office:value="0.0239151" calcext:value-type="float">
            <text:p>0.0239151</text:p>
          </table:table-cell>
          <table:table-cell office:value-type="float" office:value="0.0514492" calcext:value-type="float">
            <text:p>0.0514492</text:p>
          </table:table-cell>
          <table:table-cell office:value-type="float" office:value="0.101547" calcext:value-type="float">
            <text:p>0.101547</text:p>
          </table:table-cell>
          <table:table-cell office:value-type="float" office:value="0.200439" calcext:value-type="float">
            <text:p>0.200439</text:p>
          </table:table-cell>
          <table:table-cell office:value-type="float" office:value="0.754191" calcext:value-type="float">
            <text:p>0.754191</text:p>
          </table:table-cell>
          <table:table-cell office:value-type="float" office:value="1.69004" calcext:value-type="float">
            <text:p>1.69004</text:p>
          </table:table-cell>
          <table:table-cell office:value-type="float" office:value="2.39849" calcext:value-type="float">
            <text:p>2.39849</text:p>
          </table:table-cell>
          <table:table-cell office:value-type="float" office:value="1.88726" calcext:value-type="float">
            <text:p>1.88726</text:p>
          </table:table-cell>
          <table:table-cell office:value-type="float" office:value="1.71109" calcext:value-type="float">
            <text:p>1.71109</text:p>
          </table:table-cell>
          <table:table-cell office:value-type="float" office:value="1.67901" calcext:value-type="float">
            <text:p>1.67901</text:p>
          </table:table-cell>
          <table:table-cell office:value-type="float" office:value="1.38512" calcext:value-type="float">
            <text:p>1.38512</text:p>
          </table:table-cell>
          <table:table-cell office:value-type="float" office:value="1.00725" calcext:value-type="float">
            <text:p>1.00725</text:p>
          </table:table-cell>
          <table:table-cell office:value-type="float" office:value="1.03519" calcext:value-type="float">
            <text:p>1.03519</text:p>
          </table:table-cell>
          <table:table-cell office:value-type="float" office:value="1.16238" calcext:value-type="float">
            <text:p>1.16238</text:p>
          </table:table-cell>
          <table:table-cell office:value-type="float" office:value="1.09299" calcext:value-type="float">
            <text:p>1.09299</text:p>
          </table:table-cell>
          <table:table-cell office:value-type="float" office:value="0.974658" calcext:value-type="float">
            <text:p>0.974658</text:p>
          </table:table-cell>
          <table:table-cell office:value-type="float" office:value="0.887325" calcext:value-type="float">
            <text:p>0.887325</text:p>
          </table:table-cell>
          <table:table-cell office:value-type="float" office:value="0.793538" calcext:value-type="float">
            <text:p>0.793538</text:p>
          </table:table-cell>
          <table:table-cell office:value-type="float" office:value="0.880366" calcext:value-type="float">
            <text:p>0.880366</text:p>
          </table:table-cell>
          <table:table-cell office:value-type="float" office:value="0.895415" calcext:value-type="float">
            <text:p>0.895415</text:p>
          </table:table-cell>
          <table:table-cell office:value-type="float" office:value="0.793475" calcext:value-type="float">
            <text:p>0.793475</text:p>
          </table:table-cell>
          <table:table-cell office:value-type="float" office:value="0.77197" calcext:value-type="float">
            <text:p>0.77197</text:p>
          </table:table-cell>
          <table:table-cell office:value-type="float" office:value="0.766995" calcext:value-type="float">
            <text:p>0.766995</text:p>
          </table:table-cell>
          <table:table-cell office:value-type="float" office:value="0.666052" calcext:value-type="float">
            <text:p>0.666052</text:p>
          </table:table-cell>
          <table:table-cell office:value-type="float" office:value="0.758877" calcext:value-type="float">
            <text:p>0.758877</text:p>
          </table:table-cell>
          <table:table-cell office:value-type="float" office:value="0.681847" calcext:value-type="float">
            <text:p>0.681847</text:p>
          </table:table-cell>
          <table:table-cell office:value-type="float" office:value="0.707697" calcext:value-type="float">
            <text:p>0.707697</text:p>
          </table:table-cell>
          <table:table-cell office:value-type="float" office:value="0.644628" calcext:value-type="float">
            <text:p>0.644628</text:p>
          </table:table-cell>
          <table:table-cell office:value-type="float" office:value="0.659084" calcext:value-type="float">
            <text:p>0.659084</text:p>
          </table:table-cell>
          <table:table-cell office:value-type="float" office:value="0.569414" calcext:value-type="float">
            <text:p>0.569414</text:p>
          </table:table-cell>
          <table:table-cell office:value-type="float" office:value="0.579012" calcext:value-type="float">
            <text:p>0.579012</text:p>
          </table:table-cell>
          <table:table-cell office:value-type="float" office:value="0.556627" calcext:value-type="float">
            <text:p>0.556627</text:p>
          </table:table-cell>
          <table:table-cell office:value-type="float" office:value="0.557764" calcext:value-type="float">
            <text:p>0.557764</text:p>
          </table:table-cell>
          <table:table-cell office:value-type="float" office:value="0.473327" calcext:value-type="float">
            <text:p>0.473327</text:p>
          </table:table-cell>
          <table:table-cell office:value-type="float" office:value="0.591007" calcext:value-type="float">
            <text:p>0.591007</text:p>
          </table:table-cell>
          <table:table-cell office:value-type="float" office:value="0.385484" calcext:value-type="float">
            <text:p>0.385484</text:p>
          </table:table-cell>
          <table:table-cell office:value-type="float" office:value="0.559843" calcext:value-type="float">
            <text:p>0.559843</text:p>
          </table:table-cell>
          <table:table-cell office:value-type="float" office:value="0.449769" calcext:value-type="float">
            <text:p>0.449769</text:p>
          </table:table-cell>
          <table:table-cell office:value-type="float" office:value="0.386748" calcext:value-type="float">
            <text:p>0.386748</text:p>
          </table:table-cell>
          <table:table-cell office:value-type="float" office:value="0.486423" calcext:value-type="float">
            <text:p>0.486423</text:p>
          </table:table-cell>
          <table:table-cell office:value-type="float" office:value="0.351182" calcext:value-type="float">
            <text:p>0.351182</text:p>
          </table:table-cell>
          <table:table-cell office:value-type="float" office:value="0.406171" calcext:value-type="float">
            <text:p>0.406171</text:p>
          </table:table-cell>
          <table:table-cell office:value-type="float" office:value="0.333336" calcext:value-type="float">
            <text:p>0.333336</text:p>
          </table:table-cell>
          <table:table-cell office:value-type="float" office:value="0.456934" calcext:value-type="float">
            <text:p>0.456934</text:p>
          </table:table-cell>
          <table:table-cell office:value-type="float" office:value="0.296335" calcext:value-type="float">
            <text:p>0.296335</text:p>
          </table:table-cell>
          <table:table-cell office:value-type="float" office:value="0.266327" calcext:value-type="float">
            <text:p>0.266327</text:p>
          </table:table-cell>
          <table:table-cell office:value-type="float" office:value="0.46485" calcext:value-type="float">
            <text:p>0.46485</text:p>
          </table:table-cell>
          <table:table-cell office:value-type="float" office:value="0.185642" calcext:value-type="float">
            <text:p>0.185642</text:p>
          </table:table-cell>
          <table:table-cell office:value-type="float" office:value="0.0168937" calcext:value-type="float">
            <text:p>0.0168937</text:p>
          </table:table-cell>
          <table:table-cell office:value-type="float" office:value="0.105421" calcext:value-type="float">
            <text:p>0.105421</text:p>
          </table:table-cell>
          <table:table-cell office:value-type="float" office:value="0.281203" calcext:value-type="float">
            <text:p>0.281203</text:p>
          </table:table-cell>
          <table:table-cell office:value-type="float" office:value="0.155196" calcext:value-type="float">
            <text:p>0.155196</text:p>
          </table:table-cell>
          <table:table-cell office:value-type="float" office:value="0.0184394" calcext:value-type="float">
            <text:p>0.0184394</text:p>
          </table:table-cell>
          <table:table-cell office:value-type="float" office:value="0.00681366" calcext:value-type="float">
            <text:p>0.00681366</text:p>
          </table:table-cell>
          <table:table-cell office:value-type="float" office:value="0.0274732" calcext:value-type="float">
            <text:p>0.0274732</text:p>
          </table:table-cell>
          <table:table-cell office:value-type="float" office:value="0.0432434" calcext:value-type="float">
            <text:p>0.0432434</text:p>
          </table:table-cell>
          <table:table-cell office:value-type="float" office:value="0.0191111" calcext:value-type="float">
            <text:p>0.0191111</text:p>
          </table:table-cell>
          <table:table-cell office:value-type="float" office:value="0.00282643" calcext:value-type="float">
            <text:p>0.00282643</text:p>
          </table:table-cell>
          <table:table-cell office:value-type="float" office:value="0.000171999" calcext:value-type="float">
            <text:p>0.000171999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00" office:value-type="float" office:value="0" calcext:value-type="float">
            <text:p>0</text:p>
          </table:table-cell>
          <table:table-cell office:value-type="float" office:value="0.00000348956" calcext:value-type="float">
            <text:p>3.48956E-06</text:p>
          </table:table-cell>
          <table:table-cell office:value-type="float" office:value="0.000551618" calcext:value-type="float">
            <text:p>0.000551618</text:p>
          </table:table-cell>
          <table:table-cell office:value-type="float" office:value="0.00738992" calcext:value-type="float">
            <text:p>0.00738992</text:p>
          </table:table-cell>
          <table:table-cell office:value-type="float" office:value="0.0272068" calcext:value-type="float">
            <text:p>0.0272068</text:p>
          </table:table-cell>
          <table:table-cell office:value-type="float" office:value="0.0390963" calcext:value-type="float">
            <text:p>0.0390963</text:p>
          </table:table-cell>
          <table:table-cell office:value-type="float" office:value="0.0702367" calcext:value-type="float">
            <text:p>0.0702367</text:p>
          </table:table-cell>
          <table:table-cell office:value-type="float" office:value="0.110561" calcext:value-type="float">
            <text:p>0.110561</text:p>
          </table:table-cell>
          <table:table-cell office:value-type="float" office:value="0.322687" calcext:value-type="float">
            <text:p>0.322687</text:p>
          </table:table-cell>
          <table:table-cell office:value-type="float" office:value="1.39985" calcext:value-type="float">
            <text:p>1.39985</text:p>
          </table:table-cell>
          <table:table-cell office:value-type="float" office:value="1.89968" calcext:value-type="float">
            <text:p>1.89968</text:p>
          </table:table-cell>
          <table:table-cell office:value-type="float" office:value="1.66831" calcext:value-type="float">
            <text:p>1.66831</text:p>
          </table:table-cell>
          <table:table-cell office:value-type="float" office:value="2.0156" calcext:value-type="float">
            <text:p>2.0156</text:p>
          </table:table-cell>
          <table:table-cell office:value-type="float" office:value="1.43604" calcext:value-type="float">
            <text:p>1.43604</text:p>
          </table:table-cell>
          <table:table-cell office:value-type="float" office:value="1.07852" calcext:value-type="float">
            <text:p>1.07852</text:p>
          </table:table-cell>
          <table:table-cell office:value-type="float" office:value="1.05914" calcext:value-type="float">
            <text:p>1.05914</text:p>
          </table:table-cell>
          <table:table-cell office:value-type="float" office:value="1.26043" calcext:value-type="float">
            <text:p>1.26043</text:p>
          </table:table-cell>
          <table:table-cell office:value-type="float" office:value="1.22592" calcext:value-type="float">
            <text:p>1.22592</text:p>
          </table:table-cell>
          <table:table-cell office:value-type="float" office:value="0.966287" calcext:value-type="float">
            <text:p>0.966287</text:p>
          </table:table-cell>
          <table:table-cell office:value-type="float" office:value="0.775722" calcext:value-type="float">
            <text:p>0.775722</text:p>
          </table:table-cell>
          <table:table-cell office:value-type="float" office:value="0.838443" calcext:value-type="float">
            <text:p>0.838443</text:p>
          </table:table-cell>
          <table:table-cell office:value-type="float" office:value="0.935218" calcext:value-type="float">
            <text:p>0.935218</text:p>
          </table:table-cell>
          <table:table-cell office:value-type="float" office:value="0.890714" calcext:value-type="float">
            <text:p>0.890714</text:p>
          </table:table-cell>
          <table:table-cell office:value-type="float" office:value="0.88202" calcext:value-type="float">
            <text:p>0.88202</text:p>
          </table:table-cell>
          <table:table-cell office:value-type="float" office:value="0.797273" calcext:value-type="float">
            <text:p>0.797273</text:p>
          </table:table-cell>
          <table:table-cell office:value-type="float" office:value="0.663147" calcext:value-type="float">
            <text:p>0.663147</text:p>
          </table:table-cell>
          <table:table-cell office:value-type="float" office:value="0.67637" calcext:value-type="float">
            <text:p>0.67637</text:p>
          </table:table-cell>
          <table:table-cell office:value-type="float" office:value="0.683832" calcext:value-type="float">
            <text:p>0.683832</text:p>
          </table:table-cell>
          <table:table-cell office:value-type="float" office:value="0.698282" calcext:value-type="float">
            <text:p>0.698282</text:p>
          </table:table-cell>
          <table:table-cell office:value-type="float" office:value="0.683532" calcext:value-type="float">
            <text:p>0.683532</text:p>
          </table:table-cell>
          <table:table-cell office:value-type="float" office:value="0.68725" calcext:value-type="float">
            <text:p>0.68725</text:p>
          </table:table-cell>
          <table:table-cell office:value-type="float" office:value="0.591385" calcext:value-type="float">
            <text:p>0.591385</text:p>
          </table:table-cell>
          <table:table-cell office:value-type="float" office:value="0.599733" calcext:value-type="float">
            <text:p>0.599733</text:p>
          </table:table-cell>
          <table:table-cell office:value-type="float" office:value="0.523175" calcext:value-type="float">
            <text:p>0.523175</text:p>
          </table:table-cell>
          <table:table-cell office:value-type="float" office:value="0.538375" calcext:value-type="float">
            <text:p>0.538375</text:p>
          </table:table-cell>
          <table:table-cell office:value-type="float" office:value="0.520569" calcext:value-type="float">
            <text:p>0.520569</text:p>
          </table:table-cell>
          <table:table-cell office:value-type="float" office:value="0.553366" calcext:value-type="float">
            <text:p>0.553366</text:p>
          </table:table-cell>
          <table:table-cell office:value-type="float" office:value="0.445738" calcext:value-type="float">
            <text:p>0.445738</text:p>
          </table:table-cell>
          <table:table-cell office:value-type="float" office:value="0.574343" calcext:value-type="float">
            <text:p>0.574343</text:p>
          </table:table-cell>
          <table:table-cell office:value-type="float" office:value="0.350159" calcext:value-type="float">
            <text:p>0.350159</text:p>
          </table:table-cell>
          <table:table-cell office:value-type="float" office:value="0.511038" calcext:value-type="float">
            <text:p>0.511038</text:p>
          </table:table-cell>
          <table:table-cell office:value-type="float" office:value="0.397809" calcext:value-type="float">
            <text:p>0.397809</text:p>
          </table:table-cell>
          <table:table-cell office:value-type="float" office:value="0.399562" calcext:value-type="float">
            <text:p>0.399562</text:p>
          </table:table-cell>
          <table:table-cell office:value-type="float" office:value="0.37108" calcext:value-type="float">
            <text:p>0.37108</text:p>
          </table:table-cell>
          <table:table-cell office:value-type="float" office:value="0.40144" calcext:value-type="float">
            <text:p>0.40144</text:p>
          </table:table-cell>
          <table:table-cell office:value-type="float" office:value="0.396598" calcext:value-type="float">
            <text:p>0.396598</text:p>
          </table:table-cell>
          <table:table-cell office:value-type="float" office:value="0.113972" calcext:value-type="float">
            <text:p>0.113972</text:p>
          </table:table-cell>
          <table:table-cell office:value-type="float" office:value="0.281974" calcext:value-type="float">
            <text:p>0.281974</text:p>
          </table:table-cell>
          <table:table-cell office:value-type="float" office:value="0.384543" calcext:value-type="float">
            <text:p>0.384543</text:p>
          </table:table-cell>
          <table:table-cell office:value-type="float" office:value="0.0927256" calcext:value-type="float">
            <text:p>0.0927256</text:p>
          </table:table-cell>
          <table:table-cell office:value-type="float" office:value="0.020802" calcext:value-type="float">
            <text:p>0.020802</text:p>
          </table:table-cell>
          <table:table-cell office:value-type="float" office:value="0.185214" calcext:value-type="float">
            <text:p>0.185214</text:p>
          </table:table-cell>
          <table:table-cell office:value-type="float" office:value="0.233544" calcext:value-type="float">
            <text:p>0.233544</text:p>
          </table:table-cell>
          <table:table-cell office:value-type="float" office:value="0.0491578" calcext:value-type="float">
            <text:p>0.0491578</text:p>
          </table:table-cell>
          <table:table-cell office:value-type="float" office:value="0.0023314" calcext:value-type="float">
            <text:p>0.0023314</text:p>
          </table:table-cell>
          <table:table-cell office:value-type="float" office:value="0.0105845" calcext:value-type="float">
            <text:p>0.0105845</text:p>
          </table:table-cell>
          <table:table-cell office:value-type="float" office:value="0.0328674" calcext:value-type="float">
            <text:p>0.0328674</text:p>
          </table:table-cell>
          <table:table-cell office:value-type="float" office:value="0.022381" calcext:value-type="float">
            <text:p>0.022381</text:p>
          </table:table-cell>
          <table:table-cell office:value-type="float" office:value="0.0039678" calcext:value-type="float">
            <text:p>0.0039678</text:p>
          </table:table-cell>
          <table:table-cell office:value-type="float" office:value="0.000748451" calcext:value-type="float">
            <text:p>0.000748451</text:p>
          </table:table-cell>
          <table:table-cell office:value-type="float" office:value="0.0000624597" calcext:value-type="float">
            <text:p>6.24597E-05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03" office:value-type="float" office:value="0" calcext:value-type="float">
            <text:p>0</text:p>
          </table:table-cell>
          <table:table-cell office:value-type="float" office:value="0.000272435" calcext:value-type="float">
            <text:p>0.000272435</text:p>
          </table:table-cell>
          <table:table-cell office:value-type="float" office:value="0.00587151" calcext:value-type="float">
            <text:p>0.00587151</text:p>
          </table:table-cell>
          <table:table-cell office:value-type="float" office:value="0.021686" calcext:value-type="float">
            <text:p>0.021686</text:p>
          </table:table-cell>
          <table:table-cell office:value-type="float" office:value="0.0256376" calcext:value-type="float">
            <text:p>0.0256376</text:p>
          </table:table-cell>
          <table:table-cell office:value-type="float" office:value="0.0456203" calcext:value-type="float">
            <text:p>0.0456203</text:p>
          </table:table-cell>
          <table:table-cell office:value-type="float" office:value="0.0991628" calcext:value-type="float">
            <text:p>0.0991628</text:p>
          </table:table-cell>
          <table:table-cell office:value-type="float" office:value="0.134734" calcext:value-type="float">
            <text:p>0.134734</text:p>
          </table:table-cell>
          <table:table-cell office:value-type="float" office:value="0.483588" calcext:value-type="float">
            <text:p>0.483588</text:p>
          </table:table-cell>
          <table:table-cell office:value-type="float" office:value="0.767391" calcext:value-type="float">
            <text:p>0.767391</text:p>
          </table:table-cell>
          <table:table-cell office:value-type="float" office:value="1.79372" calcext:value-type="float">
            <text:p>1.79372</text:p>
          </table:table-cell>
          <table:table-cell office:value-type="float" office:value="2.50605" calcext:value-type="float">
            <text:p>2.50605</text:p>
          </table:table-cell>
          <table:table-cell office:value-type="float" office:value="1.16791" calcext:value-type="float">
            <text:p>1.16791</text:p>
          </table:table-cell>
          <table:table-cell office:value-type="float" office:value="1.11691" calcext:value-type="float">
            <text:p>1.11691</text:p>
          </table:table-cell>
          <table:table-cell office:value-type="float" office:value="1.29812" calcext:value-type="float">
            <text:p>1.29812</text:p>
          </table:table-cell>
          <table:table-cell office:value-type="float" office:value="1.19985" calcext:value-type="float">
            <text:p>1.19985</text:p>
          </table:table-cell>
          <table:table-cell office:value-type="float" office:value="0.988167" calcext:value-type="float">
            <text:p>0.988167</text:p>
          </table:table-cell>
          <table:table-cell office:value-type="float" office:value="0.805332" calcext:value-type="float">
            <text:p>0.805332</text:p>
          </table:table-cell>
          <table:table-cell office:value-type="float" office:value="0.810331" calcext:value-type="float">
            <text:p>0.810331</text:p>
          </table:table-cell>
          <table:table-cell office:value-type="float" office:value="0.90676" calcext:value-type="float">
            <text:p>0.90676</text:p>
          </table:table-cell>
          <table:table-cell office:value-type="float" office:value="0.990538" calcext:value-type="float">
            <text:p>0.990538</text:p>
          </table:table-cell>
          <table:table-cell office:value-type="float" office:value="0.888174" calcext:value-type="float">
            <text:p>0.888174</text:p>
          </table:table-cell>
          <table:table-cell office:value-type="float" office:value="0.712674" calcext:value-type="float">
            <text:p>0.712674</text:p>
          </table:table-cell>
          <table:table-cell office:value-type="float" office:value="0.68605" calcext:value-type="float">
            <text:p>0.68605</text:p>
          </table:table-cell>
          <table:table-cell office:value-type="float" office:value="0.651777" calcext:value-type="float">
            <text:p>0.651777</text:p>
          </table:table-cell>
          <table:table-cell office:value-type="float" office:value="0.688929" calcext:value-type="float">
            <text:p>0.688929</text:p>
          </table:table-cell>
          <table:table-cell office:value-type="float" office:value="0.719738" calcext:value-type="float">
            <text:p>0.719738</text:p>
          </table:table-cell>
          <table:table-cell office:value-type="float" office:value="0.704527" calcext:value-type="float">
            <text:p>0.704527</text:p>
          </table:table-cell>
          <table:table-cell office:value-type="float" office:value="0.639702" calcext:value-type="float">
            <text:p>0.639702</text:p>
          </table:table-cell>
          <table:table-cell office:value-type="float" office:value="0.614484" calcext:value-type="float">
            <text:p>0.614484</text:p>
          </table:table-cell>
          <table:table-cell office:value-type="float" office:value="0.533542" calcext:value-type="float">
            <text:p>0.533542</text:p>
          </table:table-cell>
          <table:table-cell office:value-type="float" office:value="0.527897" calcext:value-type="float">
            <text:p>0.527897</text:p>
          </table:table-cell>
          <table:table-cell office:value-type="float" office:value="0.537779" calcext:value-type="float">
            <text:p>0.537779</text:p>
          </table:table-cell>
          <table:table-cell office:value-type="float" office:value="0.5108" calcext:value-type="float">
            <text:p>0.5108</text:p>
          </table:table-cell>
          <table:table-cell office:value-type="float" office:value="0.529857" calcext:value-type="float">
            <text:p>0.529857</text:p>
          </table:table-cell>
          <table:table-cell office:value-type="float" office:value="0.538167" calcext:value-type="float">
            <text:p>0.538167</text:p>
          </table:table-cell>
          <table:table-cell office:value-type="float" office:value="0.431004" calcext:value-type="float">
            <text:p>0.431004</text:p>
          </table:table-cell>
          <table:table-cell office:value-type="float" office:value="0.517809" calcext:value-type="float">
            <text:p>0.517809</text:p>
          </table:table-cell>
          <table:table-cell office:value-type="float" office:value="0.297648" calcext:value-type="float">
            <text:p>0.297648</text:p>
          </table:table-cell>
          <table:table-cell office:value-type="float" office:value="0.431662" calcext:value-type="float">
            <text:p>0.431662</text:p>
          </table:table-cell>
          <table:table-cell office:value-type="float" office:value="0.254467" calcext:value-type="float">
            <text:p>0.254467</text:p>
          </table:table-cell>
          <table:table-cell office:value-type="float" office:value="0.275178" calcext:value-type="float">
            <text:p>0.275178</text:p>
          </table:table-cell>
          <table:table-cell office:value-type="float" office:value="0.347648" calcext:value-type="float">
            <text:p>0.347648</text:p>
          </table:table-cell>
          <table:table-cell office:value-type="float" office:value="0.105195" calcext:value-type="float">
            <text:p>0.105195</text:p>
          </table:table-cell>
          <table:table-cell office:value-type="float" office:value="0.136934" calcext:value-type="float">
            <text:p>0.136934</text:p>
          </table:table-cell>
          <table:table-cell office:value-type="float" office:value="0.302553" calcext:value-type="float">
            <text:p>0.302553</text:p>
          </table:table-cell>
          <table:table-cell office:value-type="float" office:value="0.141058" calcext:value-type="float">
            <text:p>0.141058</text:p>
          </table:table-cell>
          <table:table-cell office:value-type="float" office:value="0.0245473" calcext:value-type="float">
            <text:p>0.0245473</text:p>
          </table:table-cell>
          <table:table-cell office:value-type="float" office:value="0.147947" calcext:value-type="float">
            <text:p>0.147947</text:p>
          </table:table-cell>
          <table:table-cell office:value-type="float" office:value="0.171525" calcext:value-type="float">
            <text:p>0.171525</text:p>
          </table:table-cell>
          <table:table-cell office:value-type="float" office:value="0.0284348" calcext:value-type="float">
            <text:p>0.0284348</text:p>
          </table:table-cell>
          <table:table-cell office:value-type="float" office:value="0.00124781" calcext:value-type="float">
            <text:p>0.00124781</text:p>
          </table:table-cell>
          <table:table-cell office:value-type="float" office:value="0.00968619" calcext:value-type="float">
            <text:p>0.00968619</text:p>
          </table:table-cell>
          <table:table-cell office:value-type="float" office:value="0.0129266" calcext:value-type="float">
            <text:p>0.0129266</text:p>
          </table:table-cell>
          <table:table-cell office:value-type="float" office:value="0.0041971" calcext:value-type="float">
            <text:p>0.0041971</text:p>
          </table:table-cell>
          <table:table-cell office:value-type="float" office:value="0.000683056" calcext:value-type="float">
            <text:p>0.000683056</text:p>
          </table:table-cell>
          <table:table-cell office:value-type="float" office:value="0.0000356703" calcext:value-type="float">
            <text:p>3.56703E-05</text:p>
          </table:table-cell>
          <table:table-cell table:number-columns-repeated="81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05" office:value-type="float" office:value="0" calcext:value-type="float">
            <text:p>0</text:p>
          </table:table-cell>
          <table:table-cell office:value-type="float" office:value="0.000089629" calcext:value-type="float">
            <text:p>0.000089629</text:p>
          </table:table-cell>
          <table:table-cell office:value-type="float" office:value="0.0019173" calcext:value-type="float">
            <text:p>0.0019173</text:p>
          </table:table-cell>
          <table:table-cell office:value-type="float" office:value="0.00934234" calcext:value-type="float">
            <text:p>0.00934234</text:p>
          </table:table-cell>
          <table:table-cell office:value-type="float" office:value="0.0277219" calcext:value-type="float">
            <text:p>0.0277219</text:p>
          </table:table-cell>
          <table:table-cell office:value-type="float" office:value="0.0332909" calcext:value-type="float">
            <text:p>0.0332909</text:p>
          </table:table-cell>
          <table:table-cell office:value-type="float" office:value="0.0514907" calcext:value-type="float">
            <text:p>0.0514907</text:p>
          </table:table-cell>
          <table:table-cell office:value-type="float" office:value="0.0689111" calcext:value-type="float">
            <text:p>0.0689111</text:p>
          </table:table-cell>
          <table:table-cell office:value-type="float" office:value="0.163256" calcext:value-type="float">
            <text:p>0.163256</text:p>
          </table:table-cell>
          <table:table-cell office:value-type="float" office:value="0.374682" calcext:value-type="float">
            <text:p>0.374682</text:p>
          </table:table-cell>
          <table:table-cell office:value-type="float" office:value="0.959294" calcext:value-type="float">
            <text:p>0.959294</text:p>
          </table:table-cell>
          <table:table-cell office:value-type="float" office:value="1.49861" calcext:value-type="float">
            <text:p>1.49861</text:p>
          </table:table-cell>
          <table:table-cell office:value-type="float" office:value="0.757034" calcext:value-type="float">
            <text:p>0.757034</text:p>
          </table:table-cell>
          <table:table-cell office:value-type="float" office:value="1.44435" calcext:value-type="float">
            <text:p>1.44435</text:p>
          </table:table-cell>
          <table:table-cell office:value-type="float" office:value="1.81836" calcext:value-type="float">
            <text:p>1.81836</text:p>
          </table:table-cell>
          <table:table-cell office:value-type="float" office:value="0.907565" calcext:value-type="float">
            <text:p>0.907565</text:p>
          </table:table-cell>
          <table:table-cell office:value-type="float" office:value="0.67848" calcext:value-type="float">
            <text:p>0.67848</text:p>
          </table:table-cell>
          <table:table-cell office:value-type="float" office:value="0.949392" calcext:value-type="float">
            <text:p>0.949392</text:p>
          </table:table-cell>
          <table:table-cell office:value-type="float" office:value="1.02106" calcext:value-type="float">
            <text:p>1.02106</text:p>
          </table:table-cell>
          <table:table-cell office:value-type="float" office:value="0.926155" calcext:value-type="float">
            <text:p>0.926155</text:p>
          </table:table-cell>
          <table:table-cell office:value-type="float" office:value="0.832417" calcext:value-type="float">
            <text:p>0.832417</text:p>
          </table:table-cell>
          <table:table-cell office:value-type="float" office:value="0.736336" calcext:value-type="float">
            <text:p>0.736336</text:p>
          </table:table-cell>
          <table:table-cell office:value-type="float" office:value="0.619032" calcext:value-type="float">
            <text:p>0.619032</text:p>
          </table:table-cell>
          <table:table-cell office:value-type="float" office:value="0.663866" calcext:value-type="float">
            <text:p>0.663866</text:p>
          </table:table-cell>
          <table:table-cell office:value-type="float" office:value="0.734272" calcext:value-type="float">
            <text:p>0.734272</text:p>
          </table:table-cell>
          <table:table-cell office:value-type="float" office:value="0.720921" calcext:value-type="float">
            <text:p>0.720921</text:p>
          </table:table-cell>
          <table:table-cell office:value-type="float" office:value="0.696479" calcext:value-type="float">
            <text:p>0.696479</text:p>
          </table:table-cell>
          <table:table-cell office:value-type="float" office:value="0.637237" calcext:value-type="float">
            <text:p>0.637237</text:p>
          </table:table-cell>
          <table:table-cell office:value-type="float" office:value="0.54774" calcext:value-type="float">
            <text:p>0.54774</text:p>
          </table:table-cell>
          <table:table-cell office:value-type="float" office:value="0.525317" calcext:value-type="float">
            <text:p>0.525317</text:p>
          </table:table-cell>
          <table:table-cell office:value-type="float" office:value="0.51056" calcext:value-type="float">
            <text:p>0.51056</text:p>
          </table:table-cell>
          <table:table-cell office:value-type="float" office:value="0.510424" calcext:value-type="float">
            <text:p>0.510424</text:p>
          </table:table-cell>
          <table:table-cell office:value-type="float" office:value="0.568503" calcext:value-type="float">
            <text:p>0.568503</text:p>
          </table:table-cell>
          <table:table-cell office:value-type="float" office:value="0.44991" calcext:value-type="float">
            <text:p>0.44991</text:p>
          </table:table-cell>
          <table:table-cell office:value-type="float" office:value="0.49024" calcext:value-type="float">
            <text:p>0.49024</text:p>
          </table:table-cell>
          <table:table-cell office:value-type="float" office:value="0.484408" calcext:value-type="float">
            <text:p>0.484408</text:p>
          </table:table-cell>
          <table:table-cell office:value-type="float" office:value="0.218576" calcext:value-type="float">
            <text:p>0.218576</text:p>
          </table:table-cell>
          <table:table-cell office:value-type="float" office:value="0.391069" calcext:value-type="float">
            <text:p>0.391069</text:p>
          </table:table-cell>
          <table:table-cell office:value-type="float" office:value="0.233002" calcext:value-type="float">
            <text:p>0.233002</text:p>
          </table:table-cell>
          <table:table-cell office:value-type="float" office:value="0.135225" calcext:value-type="float">
            <text:p>0.135225</text:p>
          </table:table-cell>
          <table:table-cell office:value-type="float" office:value="0.254873" calcext:value-type="float">
            <text:p>0.254873</text:p>
          </table:table-cell>
          <table:table-cell office:value-type="float" office:value="0.173317" calcext:value-type="float">
            <text:p>0.173317</text:p>
          </table:table-cell>
          <table:table-cell office:value-type="float" office:value="0.0553235" calcext:value-type="float">
            <text:p>0.0553235</text:p>
          </table:table-cell>
          <table:table-cell office:value-type="float" office:value="0.182899" calcext:value-type="float">
            <text:p>0.182899</text:p>
          </table:table-cell>
          <table:table-cell office:value-type="float" office:value="0.161516" calcext:value-type="float">
            <text:p>0.161516</text:p>
          </table:table-cell>
          <table:table-cell office:value-type="float" office:value="0.0235554" calcext:value-type="float">
            <text:p>0.0235554</text:p>
          </table:table-cell>
          <table:table-cell office:value-type="float" office:value="0.0718027" calcext:value-type="float">
            <text:p>0.0718027</text:p>
          </table:table-cell>
          <table:table-cell office:value-type="float" office:value="0.0998123" calcext:value-type="float">
            <text:p>0.0998123</text:p>
          </table:table-cell>
          <table:table-cell office:value-type="float" office:value="0.0235109" calcext:value-type="float">
            <text:p>0.0235109</text:p>
          </table:table-cell>
          <table:table-cell office:value-type="float" office:value="0.000643202" calcext:value-type="float">
            <text:p>0.000643202</text:p>
          </table:table-cell>
          <table:table-cell office:value-type="float" office:value="0.00076768" calcext:value-type="float">
            <text:p>0.00076768</text:p>
          </table:table-cell>
          <table:table-cell office:value-type="float" office:value="0.00138616" calcext:value-type="float">
            <text:p>0.00138616</text:p>
          </table:table-cell>
          <table:table-cell office:value-type="float" office:value="0.000584133" calcext:value-type="float">
            <text:p>0.000584133</text:p>
          </table:table-cell>
          <table:table-cell office:value-type="float" office:value="0.0000419919" calcext:value-type="float">
            <text:p>4.19919E-05</text:p>
          </table:table-cell>
          <table:table-cell table:number-columns-repeated="8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7" office:value-type="float" office:value="0" calcext:value-type="float">
            <text:p>0</text:p>
          </table:table-cell>
          <table:table-cell office:value-type="float" office:value="0.0000161503" calcext:value-type="float">
            <text:p>1.61503E-05</text:p>
          </table:table-cell>
          <table:table-cell office:value-type="float" office:value="0.000238308" calcext:value-type="float">
            <text:p>0.000238308</text:p>
          </table:table-cell>
          <table:table-cell office:value-type="float" office:value="0.00207269" calcext:value-type="float">
            <text:p>0.00207269</text:p>
          </table:table-cell>
          <table:table-cell office:value-type="float" office:value="0.0159389" calcext:value-type="float">
            <text:p>0.0159389</text:p>
          </table:table-cell>
          <table:table-cell office:value-type="float" office:value="0.0208959" calcext:value-type="float">
            <text:p>0.0208959</text:p>
          </table:table-cell>
          <table:table-cell office:value-type="float" office:value="0.0270077" calcext:value-type="float">
            <text:p>0.0270077</text:p>
          </table:table-cell>
          <table:table-cell office:value-type="float" office:value="0.052691" calcext:value-type="float">
            <text:p>0.052691</text:p>
          </table:table-cell>
          <table:table-cell office:value-type="float" office:value="0.0593543" calcext:value-type="float">
            <text:p>0.0593543</text:p>
          </table:table-cell>
          <table:table-cell office:value-type="float" office:value="0.0792264" calcext:value-type="float">
            <text:p>0.0792264</text:p>
          </table:table-cell>
          <table:table-cell office:value-type="float" office:value="0.189044" calcext:value-type="float">
            <text:p>0.189044</text:p>
          </table:table-cell>
          <table:table-cell office:value-type="float" office:value="0.487453" calcext:value-type="float">
            <text:p>0.487453</text:p>
          </table:table-cell>
          <table:table-cell office:value-type="float" office:value="0.378237" calcext:value-type="float">
            <text:p>0.378237</text:p>
          </table:table-cell>
          <table:table-cell office:value-type="float" office:value="0.826872" calcext:value-type="float">
            <text:p>0.826872</text:p>
          </table:table-cell>
          <table:table-cell office:value-type="float" office:value="1.59763" calcext:value-type="float">
            <text:p>1.59763</text:p>
          </table:table-cell>
          <table:table-cell office:value-type="float" office:value="0.941511" calcext:value-type="float">
            <text:p>0.941511</text:p>
          </table:table-cell>
          <table:table-cell office:value-type="float" office:value="0.403224" calcext:value-type="float">
            <text:p>0.403224</text:p>
          </table:table-cell>
          <table:table-cell office:value-type="float" office:value="0.908382" calcext:value-type="float">
            <text:p>0.908382</text:p>
          </table:table-cell>
          <table:table-cell office:value-type="float" office:value="1.34287" calcext:value-type="float">
            <text:p>1.34287</text:p>
          </table:table-cell>
          <table:table-cell office:value-type="float" office:value="1.07064" calcext:value-type="float">
            <text:p>1.07064</text:p>
          </table:table-cell>
          <table:table-cell office:value-type="float" office:value="0.609777" calcext:value-type="float">
            <text:p>0.609777</text:p>
          </table:table-cell>
          <table:table-cell office:value-type="float" office:value="0.387151" calcext:value-type="float">
            <text:p>0.387151</text:p>
          </table:table-cell>
          <table:table-cell office:value-type="float" office:value="0.527534" calcext:value-type="float">
            <text:p>0.527534</text:p>
          </table:table-cell>
          <table:table-cell office:value-type="float" office:value="0.720241" calcext:value-type="float">
            <text:p>0.720241</text:p>
          </table:table-cell>
          <table:table-cell office:value-type="float" office:value="0.804235" calcext:value-type="float">
            <text:p>0.804235</text:p>
          </table:table-cell>
          <table:table-cell office:value-type="float" office:value="0.765603" calcext:value-type="float">
            <text:p>0.765603</text:p>
          </table:table-cell>
          <table:table-cell office:value-type="float" office:value="0.656087" calcext:value-type="float">
            <text:p>0.656087</text:p>
          </table:table-cell>
          <table:table-cell office:value-type="float" office:value="0.458536" calcext:value-type="float">
            <text:p>0.458536</text:p>
          </table:table-cell>
          <table:table-cell office:value-type="float" office:value="0.294426" calcext:value-type="float">
            <text:p>0.294426</text:p>
          </table:table-cell>
          <table:table-cell office:value-type="float" office:value="0.334583" calcext:value-type="float">
            <text:p>0.334583</text:p>
          </table:table-cell>
          <table:table-cell office:value-type="float" office:value="0.295381" calcext:value-type="float">
            <text:p>0.295381</text:p>
          </table:table-cell>
          <table:table-cell office:value-type="float" office:value="0.390874" calcext:value-type="float">
            <text:p>0.390874</text:p>
          </table:table-cell>
          <table:table-cell office:value-type="float" office:value="0.401979" calcext:value-type="float">
            <text:p>0.401979</text:p>
          </table:table-cell>
          <table:table-cell office:value-type="float" office:value="0.37937" calcext:value-type="float">
            <text:p>0.37937</text:p>
          </table:table-cell>
          <table:table-cell office:value-type="float" office:value="0.404375" calcext:value-type="float">
            <text:p>0.404375</text:p>
          </table:table-cell>
          <table:table-cell office:value-type="float" office:value="0.256532" calcext:value-type="float">
            <text:p>0.256532</text:p>
          </table:table-cell>
          <table:table-cell office:value-type="float" office:value="0.310289" calcext:value-type="float">
            <text:p>0.310289</text:p>
          </table:table-cell>
          <table:table-cell office:value-type="float" office:value="0.144526" calcext:value-type="float">
            <text:p>0.144526</text:p>
          </table:table-cell>
          <table:table-cell office:value-type="float" office:value="0.141386" calcext:value-type="float">
            <text:p>0.141386</text:p>
          </table:table-cell>
          <table:table-cell office:value-type="float" office:value="0.175856" calcext:value-type="float">
            <text:p>0.175856</text:p>
          </table:table-cell>
          <table:table-cell office:value-type="float" office:value="0.0719336" calcext:value-type="float">
            <text:p>0.0719336</text:p>
          </table:table-cell>
          <table:table-cell office:value-type="float" office:value="0.0226998" calcext:value-type="float">
            <text:p>0.0226998</text:p>
          </table:table-cell>
          <table:table-cell office:value-type="float" office:value="0.0145353" calcext:value-type="float">
            <text:p>0.0145353</text:p>
          </table:table-cell>
          <table:table-cell office:value-type="float" office:value="0.00151804" calcext:value-type="float">
            <text:p>0.00151804</text:p>
          </table:table-cell>
          <table:table-cell office:value-type="float" office:value="0.000245472" calcext:value-type="float">
            <text:p>0.000245472</text:p>
          </table:table-cell>
          <table:table-cell office:value-type="float" office:value="0.000287651" calcext:value-type="float">
            <text:p>0.000287651</text:p>
          </table:table-cell>
          <table:table-cell office:value-type="float" office:value="0.0000485576" calcext:value-type="float">
            <text:p>4.85576E-05</text:p>
          </table:table-cell>
          <table:table-cell office:value-type="float" office:value="0.0000189987" calcext:value-type="float">
            <text:p>1.89987E-05</text:p>
          </table:table-cell>
          <table:table-cell office:value-type="float" office:value="0.000177347" calcext:value-type="float">
            <text:p>0.000177347</text:p>
          </table:table-cell>
          <table:table-cell office:value-type="float" office:value="0.000199615" calcext:value-type="float">
            <text:p>0.000199615</text:p>
          </table:table-cell>
          <table:table-cell office:value-type="float" office:value="0.0000304794" calcext:value-type="float">
            <text:p>3.04794E-05</text:p>
          </table:table-cell>
          <table:table-cell office:value-type="float" office:value="0.000000164557" calcext:value-type="float">
            <text:p>1.64557E-07</text:p>
          </table:table-cell>
          <table:table-cell table:number-columns-repeated="8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11" office:value-type="float" office:value="0" calcext:value-type="float">
            <text:p>0</text:p>
          </table:table-cell>
          <table:table-cell office:value-type="float" office:value="0.000436116" calcext:value-type="float">
            <text:p>0.000436116</text:p>
          </table:table-cell>
          <table:table-cell office:value-type="float" office:value="0.00594699" calcext:value-type="float">
            <text:p>0.00594699</text:p>
          </table:table-cell>
          <table:table-cell office:value-type="float" office:value="0.0123185" calcext:value-type="float">
            <text:p>0.0123185</text:p>
          </table:table-cell>
          <table:table-cell office:value-type="float" office:value="0.0147519" calcext:value-type="float">
            <text:p>0.0147519</text:p>
          </table:table-cell>
          <table:table-cell office:value-type="float" office:value="0.0234941" calcext:value-type="float">
            <text:p>0.0234941</text:p>
          </table:table-cell>
          <table:table-cell office:value-type="float" office:value="0.024674" calcext:value-type="float">
            <text:p>0.024674</text:p>
          </table:table-cell>
          <table:table-cell office:value-type="float" office:value="0.0487479" calcext:value-type="float">
            <text:p>0.0487479</text:p>
          </table:table-cell>
          <table:table-cell office:value-type="float" office:value="0.0402641" calcext:value-type="float">
            <text:p>0.0402641</text:p>
          </table:table-cell>
          <table:table-cell office:value-type="float" office:value="0.0462531" calcext:value-type="float">
            <text:p>0.0462531</text:p>
          </table:table-cell>
          <table:table-cell office:value-type="float" office:value="0.0815998" calcext:value-type="float">
            <text:p>0.0815998</text:p>
          </table:table-cell>
          <table:table-cell office:value-type="float" office:value="0.146292" calcext:value-type="float">
            <text:p>0.146292</text:p>
          </table:table-cell>
          <table:table-cell office:value-type="float" office:value="0.557917" calcext:value-type="float">
            <text:p>0.557917</text:p>
          </table:table-cell>
          <table:table-cell office:value-type="float" office:value="0.610101" calcext:value-type="float">
            <text:p>0.610101</text:p>
          </table:table-cell>
          <table:table-cell office:value-type="float" office:value="0.203643" calcext:value-type="float">
            <text:p>0.203643</text:p>
          </table:table-cell>
          <table:table-cell office:value-type="float" office:value="0.471594" calcext:value-type="float">
            <text:p>0.471594</text:p>
          </table:table-cell>
          <table:table-cell office:value-type="float" office:value="1.07796" calcext:value-type="float">
            <text:p>1.07796</text:p>
          </table:table-cell>
          <table:table-cell office:value-type="float" office:value="0.976391" calcext:value-type="float">
            <text:p>0.976391</text:p>
          </table:table-cell>
          <table:table-cell office:value-type="float" office:value="0.535413" calcext:value-type="float">
            <text:p>0.535413</text:p>
          </table:table-cell>
          <table:table-cell office:value-type="float" office:value="0.270052" calcext:value-type="float">
            <text:p>0.270052</text:p>
          </table:table-cell>
          <table:table-cell office:value-type="float" office:value="0.338327" calcext:value-type="float">
            <text:p>0.338327</text:p>
          </table:table-cell>
          <table:table-cell office:value-type="float" office:value="0.562494" calcext:value-type="float">
            <text:p>0.562494</text:p>
          </table:table-cell>
          <table:table-cell office:value-type="float" office:value="0.710813" calcext:value-type="float">
            <text:p>0.710813</text:p>
          </table:table-cell>
          <table:table-cell office:value-type="float" office:value="0.59189" calcext:value-type="float">
            <text:p>0.59189</text:p>
          </table:table-cell>
          <table:table-cell office:value-type="float" office:value="0.464117" calcext:value-type="float">
            <text:p>0.464117</text:p>
          </table:table-cell>
          <table:table-cell office:value-type="float" office:value="0.356356" calcext:value-type="float">
            <text:p>0.356356</text:p>
          </table:table-cell>
          <table:table-cell office:value-type="float" office:value="0.23834" calcext:value-type="float">
            <text:p>0.23834</text:p>
          </table:table-cell>
          <table:table-cell office:value-type="float" office:value="0.201652" calcext:value-type="float">
            <text:p>0.201652</text:p>
          </table:table-cell>
          <table:table-cell office:value-type="float" office:value="0.227775" calcext:value-type="float">
            <text:p>0.227775</text:p>
          </table:table-cell>
          <table:table-cell office:value-type="float" office:value="0.273575" calcext:value-type="float">
            <text:p>0.273575</text:p>
          </table:table-cell>
          <table:table-cell office:value-type="float" office:value="0.287596" calcext:value-type="float">
            <text:p>0.287596</text:p>
          </table:table-cell>
          <table:table-cell office:value-type="float" office:value="0.297598" calcext:value-type="float">
            <text:p>0.297598</text:p>
          </table:table-cell>
          <table:table-cell office:value-type="float" office:value="0.18124" calcext:value-type="float">
            <text:p>0.18124</text:p>
          </table:table-cell>
          <table:table-cell office:value-type="float" office:value="0.22254" calcext:value-type="float">
            <text:p>0.22254</text:p>
          </table:table-cell>
          <table:table-cell office:value-type="float" office:value="0.125213" calcext:value-type="float">
            <text:p>0.125213</text:p>
          </table:table-cell>
          <table:table-cell office:value-type="float" office:value="0.107264" calcext:value-type="float">
            <text:p>0.107264</text:p>
          </table:table-cell>
          <table:table-cell office:value-type="float" office:value="0.0737513" calcext:value-type="float">
            <text:p>0.0737513</text:p>
          </table:table-cell>
          <table:table-cell office:value-type="float" office:value="0.0108015" calcext:value-type="float">
            <text:p>0.0108015</text:p>
          </table:table-cell>
          <table:table-cell office:value-type="float" office:value="0.00298858" calcext:value-type="float">
            <text:p>0.00298858</text:p>
          </table:table-cell>
          <table:table-cell office:value-type="float" office:value="0.000299861" calcext:value-type="float">
            <text:p>0.000299861</text:p>
          </table:table-cell>
          <table:table-cell office:value-type="float" office:value="0.00000589039" calcext:value-type="float">
            <text:p>5.89039E-06</text:p>
          </table:table-cell>
          <table:table-cell office:value-type="float" office:value="0.00000821627" calcext:value-type="float">
            <text:p>8.21627E-06</text:p>
          </table:table-cell>
          <table:table-cell office:value-type="float" office:value="0.00000194563" calcext:value-type="float">
            <text:p>1.94563E-06</text:p>
          </table:table-cell>
          <table:table-cell office:value-type="float" office:value="0.000000048266" calcext:value-type="float">
            <text:p>4.8266E-08</text:p>
          </table:table-cell>
          <table:table-cell table:number-columns-repeated="86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113" office:value-type="float" office:value="0" calcext:value-type="float">
            <text:p>0</text:p>
          </table:table-cell>
          <table:table-cell office:value-type="float" office:value="0.00000848275" calcext:value-type="float">
            <text:p>8.48275E-06</text:p>
          </table:table-cell>
          <table:table-cell office:value-type="float" office:value="0.000100565" calcext:value-type="float">
            <text:p>0.000100565</text:p>
          </table:table-cell>
          <table:table-cell office:value-type="float" office:value="0.000364292" calcext:value-type="float">
            <text:p>0.000364292</text:p>
          </table:table-cell>
          <table:table-cell office:value-type="float" office:value="0.00498897" calcext:value-type="float">
            <text:p>0.00498897</text:p>
          </table:table-cell>
          <table:table-cell office:value-type="float" office:value="0.0166268" calcext:value-type="float">
            <text:p>0.0166268</text:p>
          </table:table-cell>
          <table:table-cell office:value-type="float" office:value="0.0111319" calcext:value-type="float">
            <text:p>0.0111319</text:p>
          </table:table-cell>
          <table:table-cell office:value-type="float" office:value="0.00739235" calcext:value-type="float">
            <text:p>0.00739235</text:p>
          </table:table-cell>
          <table:table-cell office:value-type="float" office:value="0.0195137" calcext:value-type="float">
            <text:p>0.0195137</text:p>
          </table:table-cell>
          <table:table-cell office:value-type="float" office:value="0.0233168" calcext:value-type="float">
            <text:p>0.0233168</text:p>
          </table:table-cell>
          <table:table-cell office:value-type="float" office:value="0.0373451" calcext:value-type="float">
            <text:p>0.0373451</text:p>
          </table:table-cell>
          <table:table-cell office:value-type="float" office:value="0.0473918" calcext:value-type="float">
            <text:p>0.0473918</text:p>
          </table:table-cell>
          <table:table-cell office:value-type="float" office:value="0.0261814" calcext:value-type="float">
            <text:p>0.0261814</text:p>
          </table:table-cell>
          <table:table-cell office:value-type="float" office:value="0.0664616" calcext:value-type="float">
            <text:p>0.0664616</text:p>
          </table:table-cell>
          <table:table-cell office:value-type="float" office:value="0.096608" calcext:value-type="float">
            <text:p>0.096608</text:p>
          </table:table-cell>
          <table:table-cell office:value-type="float" office:value="0.0565846" calcext:value-type="float">
            <text:p>0.0565846</text:p>
          </table:table-cell>
          <table:table-cell office:value-type="float" office:value="0.0792109" calcext:value-type="float">
            <text:p>0.0792109</text:p>
          </table:table-cell>
          <table:table-cell office:value-type="float" office:value="0.296396" calcext:value-type="float">
            <text:p>0.296396</text:p>
          </table:table-cell>
          <table:table-cell office:value-type="float" office:value="0.363671" calcext:value-type="float">
            <text:p>0.363671</text:p>
          </table:table-cell>
          <table:table-cell office:value-type="float" office:value="0.144813" calcext:value-type="float">
            <text:p>0.144813</text:p>
          </table:table-cell>
          <table:table-cell office:value-type="float" office:value="0.0369097" calcext:value-type="float">
            <text:p>0.0369097</text:p>
          </table:table-cell>
          <table:table-cell office:value-type="float" office:value="0.0185394" calcext:value-type="float">
            <text:p>0.0185394</text:p>
          </table:table-cell>
          <table:table-cell office:value-type="float" office:value="0.0454691" calcext:value-type="float">
            <text:p>0.0454691</text:p>
          </table:table-cell>
          <table:table-cell office:value-type="float" office:value="0.21775" calcext:value-type="float">
            <text:p>0.21775</text:p>
          </table:table-cell>
          <table:table-cell office:value-type="float" office:value="0.321126" calcext:value-type="float">
            <text:p>0.321126</text:p>
          </table:table-cell>
          <table:table-cell office:value-type="float" office:value="0.212749" calcext:value-type="float">
            <text:p>0.212749</text:p>
          </table:table-cell>
          <table:table-cell office:value-type="float" office:value="0.110679" calcext:value-type="float">
            <text:p>0.110679</text:p>
          </table:table-cell>
          <table:table-cell office:value-type="float" office:value="0.0413063" calcext:value-type="float">
            <text:p>0.0413063</text:p>
          </table:table-cell>
          <table:table-cell office:value-type="float" office:value="0.013326" calcext:value-type="float">
            <text:p>0.013326</text:p>
          </table:table-cell>
          <table:table-cell office:value-type="float" office:value="0.00350133" calcext:value-type="float">
            <text:p>0.00350133</text:p>
          </table:table-cell>
          <table:table-cell office:value-type="float" office:value="0.00757507" calcext:value-type="float">
            <text:p>0.00757507</text:p>
          </table:table-cell>
          <table:table-cell office:value-type="float" office:value="0.00888819" calcext:value-type="float">
            <text:p>0.00888819</text:p>
          </table:table-cell>
          <table:table-cell office:value-type="float" office:value="0.00890723" calcext:value-type="float">
            <text:p>0.00890723</text:p>
          </table:table-cell>
          <table:table-cell office:value-type="float" office:value="0.0135808" calcext:value-type="float">
            <text:p>0.0135808</text:p>
          </table:table-cell>
          <table:table-cell office:value-type="float" office:value="0.00797279" calcext:value-type="float">
            <text:p>0.00797279</text:p>
          </table:table-cell>
          <table:table-cell office:value-type="float" office:value="0.00184689" calcext:value-type="float">
            <text:p>0.00184689</text:p>
          </table:table-cell>
          <table:table-cell office:value-type="float" office:value="0.00104011" calcext:value-type="float">
            <text:p>0.00104011</text:p>
          </table:table-cell>
          <table:table-cell office:value-type="float" office:value="0.000110595" calcext:value-type="float">
            <text:p>0.000110595</text:p>
          </table:table-cell>
          <table:table-cell table:number-columns-repeated="9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118" office:value-type="float" office:value="0" calcext:value-type="float">
            <text:p>0</text:p>
          </table:table-cell>
          <table:table-cell office:value-type="float" office:value="0.000184269" calcext:value-type="float">
            <text:p>0.000184269</text:p>
          </table:table-cell>
          <table:table-cell office:value-type="float" office:value="0.00177585" calcext:value-type="float">
            <text:p>0.00177585</text:p>
          </table:table-cell>
          <table:table-cell office:value-type="float" office:value="0.00203262" calcext:value-type="float">
            <text:p>0.00203262</text:p>
          </table:table-cell>
          <table:table-cell office:value-type="float" office:value="0.00155894" calcext:value-type="float">
            <text:p>0.00155894</text:p>
          </table:table-cell>
          <table:table-cell office:value-type="float" office:value="0.0103996" calcext:value-type="float">
            <text:p>0.0103996</text:p>
          </table:table-cell>
          <table:table-cell office:value-type="float" office:value="0.0165041" calcext:value-type="float">
            <text:p>0.0165041</text:p>
          </table:table-cell>
          <table:table-cell office:value-type="float" office:value="0.00760278" calcext:value-type="float">
            <text:p>0.00760278</text:p>
          </table:table-cell>
          <table:table-cell office:value-type="float" office:value="0.00937446" calcext:value-type="float">
            <text:p>0.00937446</text:p>
          </table:table-cell>
          <table:table-cell office:value-type="float" office:value="0.0144053" calcext:value-type="float">
            <text:p>0.0144053</text:p>
          </table:table-cell>
          <table:table-cell office:value-type="float" office:value="0.0122696" calcext:value-type="float">
            <text:p>0.0122696</text:p>
          </table:table-cell>
          <table:table-cell office:value-type="float" office:value="0.0159895" calcext:value-type="float">
            <text:p>0.0159895</text:p>
          </table:table-cell>
          <table:table-cell office:value-type="float" office:value="0.0263929" calcext:value-type="float">
            <text:p>0.0263929</text:p>
          </table:table-cell>
          <table:table-cell office:value-type="float" office:value="0.0324988" calcext:value-type="float">
            <text:p>0.0324988</text:p>
          </table:table-cell>
          <table:table-cell office:value-type="float" office:value="0.0183569" calcext:value-type="float">
            <text:p>0.0183569</text:p>
          </table:table-cell>
          <table:table-cell office:value-type="float" office:value="0.00519172" calcext:value-type="float">
            <text:p>0.00519172</text:p>
          </table:table-cell>
          <table:table-cell office:value-type="float" office:value="0.00249584" calcext:value-type="float">
            <text:p>0.00249584</text:p>
          </table:table-cell>
          <table:table-cell office:value-type="float" office:value="0.00699171" calcext:value-type="float">
            <text:p>0.00699171</text:p>
          </table:table-cell>
          <table:table-cell office:value-type="float" office:value="0.0156493" calcext:value-type="float">
            <text:p>0.0156493</text:p>
          </table:table-cell>
          <table:table-cell office:value-type="float" office:value="0.0216448" calcext:value-type="float">
            <text:p>0.0216448</text:p>
          </table:table-cell>
          <table:table-cell office:value-type="float" office:value="0.0210261" calcext:value-type="float">
            <text:p>0.0210261</text:p>
          </table:table-cell>
          <table:table-cell office:value-type="float" office:value="0.014355" calcext:value-type="float">
            <text:p>0.014355</text:p>
          </table:table-cell>
          <table:table-cell office:value-type="float" office:value="0.00699239" calcext:value-type="float">
            <text:p>0.00699239</text:p>
          </table:table-cell>
          <table:table-cell office:value-type="float" office:value="0.00232773" calcext:value-type="float">
            <text:p>0.00232773</text:p>
          </table:table-cell>
          <table:table-cell office:value-type="float" office:value="0.000225425" calcext:value-type="float">
            <text:p>0.000225425</text:p>
          </table:table-cell>
          <table:table-cell office:value-type="float" office:value="0.000953286" calcext:value-type="float">
            <text:p>0.000953286</text:p>
          </table:table-cell>
          <table:table-cell office:value-type="float" office:value="0.00208121" calcext:value-type="float">
            <text:p>0.00208121</text:p>
          </table:table-cell>
          <table:table-cell office:value-type="float" office:value="0.00148424" calcext:value-type="float">
            <text:p>0.00148424</text:p>
          </table:table-cell>
          <table:table-cell office:value-type="float" office:value="0.00317994" calcext:value-type="float">
            <text:p>0.00317994</text:p>
          </table:table-cell>
          <table:table-cell office:value-type="float" office:value="0.00253683" calcext:value-type="float">
            <text:p>0.00253683</text:p>
          </table:table-cell>
          <table:table-cell office:value-type="float" office:value="0.000251746" calcext:value-type="float">
            <text:p>0.000251746</text:p>
          </table:table-cell>
          <table:table-cell table:number-columns-repeated="9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124" office:value-type="float" office:value="0" calcext:value-type="float">
            <text:p>0</text:p>
          </table:table-cell>
          <table:table-cell office:value-type="float" office:value="0.000310474" calcext:value-type="float">
            <text:p>0.000310474</text:p>
          </table:table-cell>
          <table:table-cell office:value-type="float" office:value="0.00340376" calcext:value-type="float">
            <text:p>0.00340376</text:p>
          </table:table-cell>
          <table:table-cell office:value-type="float" office:value="0.00483538" calcext:value-type="float">
            <text:p>0.00483538</text:p>
          </table:table-cell>
          <table:table-cell office:value-type="float" office:value="0.00120483" calcext:value-type="float">
            <text:p>0.00120483</text:p>
          </table:table-cell>
          <table:table-cell office:value-type="float" office:value="0.000707784" calcext:value-type="float">
            <text:p>0.000707784</text:p>
          </table:table-cell>
          <table:table-cell office:value-type="float" office:value="0.00600499" calcext:value-type="float">
            <text:p>0.00600499</text:p>
          </table:table-cell>
          <table:table-cell office:value-type="float" office:value="0.0107023" calcext:value-type="float">
            <text:p>0.0107023</text:p>
          </table:table-cell>
          <table:table-cell office:value-type="float" office:value="0.00681422" calcext:value-type="float">
            <text:p>0.00681422</text:p>
          </table:table-cell>
          <table:table-cell office:value-type="float" office:value="0.00196251" calcext:value-type="float">
            <text:p>0.00196251</text:p>
          </table:table-cell>
          <table:table-cell office:value-type="float" office:value="0.000169943" calcext:value-type="float">
            <text:p>0.000169943</text:p>
          </table:table-cell>
          <table:table-cell office:value-type="float" office:value="0.000197698" calcext:value-type="float">
            <text:p>0.000197698</text:p>
          </table:table-cell>
          <table:table-cell office:value-type="float" office:value="0.00220434" calcext:value-type="float">
            <text:p>0.00220434</text:p>
          </table:table-cell>
          <table:table-cell office:value-type="float" office:value="0.00459313" calcext:value-type="float">
            <text:p>0.00459313</text:p>
          </table:table-cell>
          <table:table-cell office:value-type="float" office:value="0.00620082" calcext:value-type="float">
            <text:p>0.00620082</text:p>
          </table:table-cell>
          <table:table-cell office:value-type="float" office:value="0.00456665" calcext:value-type="float">
            <text:p>0.00456665</text:p>
          </table:table-cell>
          <table:table-cell office:value-type="float" office:value="0.00265734" calcext:value-type="float">
            <text:p>0.00265734</text:p>
          </table:table-cell>
          <table:table-cell office:value-type="float" office:value="0.000935536" calcext:value-type="float">
            <text:p>0.000935536</text:p>
          </table:table-cell>
          <table:table-cell office:value-type="float" office:value="0.0000679344" calcext:value-type="float">
            <text:p>6.79344E-05</text:p>
          </table:table-cell>
          <table:table-cell office:value-type="float" office:value="0.00000452043" calcext:value-type="float">
            <text:p>4.52043E-06</text:p>
          </table:table-cell>
          <table:table-cell office:value-type="float" office:value="0.000000125895" calcext:value-type="float">
            <text:p>1.25895E-07</text:p>
          </table:table-cell>
          <table:table-cell table:number-columns-repeated="96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xlim0 </text:p>
          </table:table-cell>
          <table:table-cell office:value-type="float" office:value="-32" calcext:value-type="float">
            <text:p>-32</text:p>
          </table:table-cell>
          <table:table-cell table:number-columns-repeated="240"/>
        </table:table-row>
        <table:table-row table:style-name="ro1">
          <table:table-cell office:value-type="string" calcext:value-type="string">
            <text:p>xlim1 </text:p>
          </table:table-cell>
          <table:table-cell office:value-type="float" office:value="32" calcext:value-type="float">
            <text:p>32</text:p>
          </table:table-cell>
          <table:table-cell table:number-columns-repeated="240"/>
        </table:table-row>
        <table:table-row table:style-name="ro1">
          <table:table-cell office:value-type="string" calcext:value-type="string">
            <text:p>ylim0 </text:p>
          </table:table-cell>
          <table:table-cell office:value-type="float" office:value="-20" calcext:value-type="float">
            <text:p>-20</text:p>
          </table:table-cell>
          <table:table-cell table:number-columns-repeated="240"/>
        </table:table-row>
        <table:table-row table:style-name="ro1">
          <table:table-cell office:value-type="string" calcext:value-type="string">
            <text:p>ylim1 </text:p>
          </table:table-cell>
          <table:table-cell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office:value-type="string" calcext:value-type="string">
            <text:p>threads </text:p>
          </table:table-cell>
          <table:table-cell office:value-type="float" office:value="2665" calcext:value-type="float">
            <text:p>2665</text:p>
          </table:table-cell>
          <table:table-cell table:number-columns-repeated="240"/>
        </table:table-row>
      </table:table>
      <table:table table:name="GPU deldop f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number-columns-repeated="61" table:default-cell-style-name="Default"/>
        <table:table-column table:style-name="co5" table:number-columns-repeated="96" table:default-cell-style-name="Default"/>
        <table:table-column table:style-name="co6" table:number-columns-repeated="74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op/idel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115" office:value-type="float" office:value="0" calcext:value-type="float">
            <text:p>0</text:p>
          </table:table-cell>
          <table:table-cell office:value-type="float" office:value="0.0000380746" calcext:value-type="float">
            <text:p>3.80746E-05</text:p>
          </table:table-cell>
          <table:table-cell office:value-type="float" office:value="0.00061034" calcext:value-type="float">
            <text:p>0.00061034</text:p>
          </table:table-cell>
          <table:table-cell office:value-type="float" office:value="0.00140875" calcext:value-type="float">
            <text:p>0.00140875</text:p>
          </table:table-cell>
          <table:table-cell office:value-type="float" office:value="0.00194294" calcext:value-type="float">
            <text:p>0.00194294</text:p>
          </table:table-cell>
          <table:table-cell office:value-type="float" office:value="0.00566356" calcext:value-type="float">
            <text:p>0.00566356</text:p>
          </table:table-cell>
          <table:table-cell office:value-type="float" office:value="0.00444262" calcext:value-type="float">
            <text:p>0.00444262</text:p>
          </table:table-cell>
          <table:table-cell office:value-type="float" office:value="0.00459101" calcext:value-type="float">
            <text:p>0.00459101</text:p>
          </table:table-cell>
          <table:table-cell office:value-type="float" office:value="0.00548987" calcext:value-type="float">
            <text:p>0.00548987</text:p>
          </table:table-cell>
          <table:table-cell office:value-type="float" office:value="0.00230002" calcext:value-type="float">
            <text:p>0.00230002</text:p>
          </table:table-cell>
          <table:table-cell office:value-type="float" office:value="0.00501633" calcext:value-type="float">
            <text:p>0.00501633</text:p>
          </table:table-cell>
          <table:table-cell office:value-type="float" office:value="0.00368837" calcext:value-type="float">
            <text:p>0.00368837</text:p>
          </table:table-cell>
          <table:table-cell office:value-type="float" office:value="0.00234752" calcext:value-type="float">
            <text:p>0.00234752</text:p>
          </table:table-cell>
          <table:table-cell office:value-type="float" office:value="0.00639212" calcext:value-type="float">
            <text:p>0.00639212</text:p>
          </table:table-cell>
          <table:table-cell office:value-type="float" office:value="0.00382714" calcext:value-type="float">
            <text:p>0.00382714</text:p>
          </table:table-cell>
          <table:table-cell office:value-type="float" office:value="0.000983648" calcext:value-type="float">
            <text:p>0.000983648</text:p>
          </table:table-cell>
          <table:table-cell office:value-type="float" office:value="0.00338654" calcext:value-type="float">
            <text:p>0.00338654</text:p>
          </table:table-cell>
          <table:table-cell office:value-type="float" office:value="0.00350942" calcext:value-type="float">
            <text:p>0.00350942</text:p>
          </table:table-cell>
          <table:table-cell office:value-type="float" office:value="0.000817009" calcext:value-type="float">
            <text:p>0.000817009</text:p>
          </table:table-cell>
          <table:table-cell office:value-type="float" office:value="0.00125691" calcext:value-type="float">
            <text:p>0.00125691</text:p>
          </table:table-cell>
          <table:table-cell office:value-type="float" office:value="0.00470802" calcext:value-type="float">
            <text:p>0.00470802</text:p>
          </table:table-cell>
          <table:table-cell office:value-type="float" office:value="0.00318256" calcext:value-type="float">
            <text:p>0.00318256</text:p>
          </table:table-cell>
          <table:table-cell office:value-type="float" office:value="0.000281275" calcext:value-type="float">
            <text:p>0.000281275</text:p>
          </table:table-cell>
          <table:table-cell office:value-type="float" office:value="0.00000354198" calcext:value-type="float">
            <text:p>0.000003542</text:p>
          </table:table-cell>
          <table:table-cell office:value-type="float" office:value="0.000112142" calcext:value-type="float">
            <text:p>0.000112142</text:p>
          </table:table-cell>
          <table:table-cell office:value-type="float" office:value="0.000419307" calcext:value-type="float">
            <text:p>0.000419307</text:p>
          </table:table-cell>
          <table:table-cell office:value-type="float" office:value="0.000279323" calcext:value-type="float">
            <text:p>0.000279323</text:p>
          </table:table-cell>
          <table:table-cell office:value-type="float" office:value="0.0000244397" calcext:value-type="float">
            <text:p>2.44397E-05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107" office:value-type="float" office:value="0" calcext:value-type="float">
            <text:p>0</text:p>
          </table:table-cell>
          <table:table-cell office:value-type="float" office:value="0.0000255655" calcext:value-type="float">
            <text:p>2.55655E-05</text:p>
          </table:table-cell>
          <table:table-cell office:value-type="float" office:value="0.000639483" calcext:value-type="float">
            <text:p>0.000639483</text:p>
          </table:table-cell>
          <table:table-cell office:value-type="float" office:value="0.00233292" calcext:value-type="float">
            <text:p>0.00233292</text:p>
          </table:table-cell>
          <table:table-cell office:value-type="float" office:value="0.00497369" calcext:value-type="float">
            <text:p>0.00497369</text:p>
          </table:table-cell>
          <table:table-cell office:value-type="float" office:value="0.00802962" calcext:value-type="float">
            <text:p>0.00802962</text:p>
          </table:table-cell>
          <table:table-cell office:value-type="float" office:value="0.00751208" calcext:value-type="float">
            <text:p>0.00751208</text:p>
          </table:table-cell>
          <table:table-cell office:value-type="float" office:value="0.00849561" calcext:value-type="float">
            <text:p>0.00849561</text:p>
          </table:table-cell>
          <table:table-cell office:value-type="float" office:value="0.00893617" calcext:value-type="float">
            <text:p>0.00893617</text:p>
          </table:table-cell>
          <table:table-cell office:value-type="float" office:value="0.00634674" calcext:value-type="float">
            <text:p>0.00634674</text:p>
          </table:table-cell>
          <table:table-cell office:value-type="float" office:value="0.0101586" calcext:value-type="float">
            <text:p>0.0101586</text:p>
          </table:table-cell>
          <table:table-cell office:value-type="float" office:value="0.0120023" calcext:value-type="float">
            <text:p>0.0120023</text:p>
          </table:table-cell>
          <table:table-cell office:value-type="float" office:value="0.00776069" calcext:value-type="float">
            <text:p>0.00776069</text:p>
          </table:table-cell>
          <table:table-cell office:value-type="float" office:value="0.0211037" calcext:value-type="float">
            <text:p>0.0211037</text:p>
          </table:table-cell>
          <table:table-cell office:value-type="float" office:value="0.0172862" calcext:value-type="float">
            <text:p>0.0172862</text:p>
          </table:table-cell>
          <table:table-cell office:value-type="float" office:value="0.0190439" calcext:value-type="float">
            <text:p>0.0190439</text:p>
          </table:table-cell>
          <table:table-cell office:value-type="float" office:value="0.0262058" calcext:value-type="float">
            <text:p>0.0262058</text:p>
          </table:table-cell>
          <table:table-cell office:value-type="float" office:value="0.0111043" calcext:value-type="float">
            <text:p>0.0111043</text:p>
          </table:table-cell>
          <table:table-cell office:value-type="float" office:value="0.0189525" calcext:value-type="float">
            <text:p>0.0189525</text:p>
          </table:table-cell>
          <table:table-cell office:value-type="float" office:value="0.0161283" calcext:value-type="float">
            <text:p>0.0161283</text:p>
          </table:table-cell>
          <table:table-cell office:value-type="float" office:value="0.00890248" calcext:value-type="float">
            <text:p>0.00890248</text:p>
          </table:table-cell>
          <table:table-cell office:value-type="float" office:value="0.0198857" calcext:value-type="float">
            <text:p>0.0198857</text:p>
          </table:table-cell>
          <table:table-cell office:value-type="float" office:value="0.0180437" calcext:value-type="float">
            <text:p>0.0180437</text:p>
          </table:table-cell>
          <table:table-cell office:value-type="float" office:value="0.00946437" calcext:value-type="float">
            <text:p>0.00946437</text:p>
          </table:table-cell>
          <table:table-cell office:value-type="float" office:value="0.0113507" calcext:value-type="float">
            <text:p>0.0113507</text:p>
          </table:table-cell>
          <table:table-cell office:value-type="float" office:value="0.0147213" calcext:value-type="float">
            <text:p>0.0147213</text:p>
          </table:table-cell>
          <table:table-cell office:value-type="float" office:value="0.00908593" calcext:value-type="float">
            <text:p>0.00908593</text:p>
          </table:table-cell>
          <table:table-cell office:value-type="float" office:value="0.00532792" calcext:value-type="float">
            <text:p>0.00532792</text:p>
          </table:table-cell>
          <table:table-cell office:value-type="float" office:value="0.0131332" calcext:value-type="float">
            <text:p>0.0131332</text:p>
          </table:table-cell>
          <table:table-cell office:value-type="float" office:value="0.00974805" calcext:value-type="float">
            <text:p>0.00974805</text:p>
          </table:table-cell>
          <table:table-cell office:value-type="float" office:value="0.00364706" calcext:value-type="float">
            <text:p>0.00364706</text:p>
          </table:table-cell>
          <table:table-cell office:value-type="float" office:value="0.00387679" calcext:value-type="float">
            <text:p>0.00387679</text:p>
          </table:table-cell>
          <table:table-cell office:value-type="float" office:value="0.00158215" calcext:value-type="float">
            <text:p>0.00158215</text:p>
          </table:table-cell>
          <table:table-cell office:value-type="float" office:value="0.00121756" calcext:value-type="float">
            <text:p>0.00121756</text:p>
          </table:table-cell>
          <table:table-cell office:value-type="float" office:value="0.00299097" calcext:value-type="float">
            <text:p>0.00299097</text:p>
          </table:table-cell>
          <table:table-cell office:value-type="float" office:value="0.00455328" calcext:value-type="float">
            <text:p>0.00455328</text:p>
          </table:table-cell>
          <table:table-cell office:value-type="float" office:value="0.00168862" calcext:value-type="float">
            <text:p>0.00168862</text:p>
          </table:table-cell>
          <table:table-cell office:value-type="float" office:value="0.000087822" calcext:value-type="float">
            <text:p>0.000087822</text:p>
          </table:table-cell>
          <table:table-cell table:number-columns-repeated="96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101" office:value-type="float" office:value="0" calcext:value-type="float">
            <text:p>0</text:p>
          </table:table-cell>
          <table:table-cell office:value-type="float" office:value="0.0000419007" calcext:value-type="float">
            <text:p>4.19007E-05</text:p>
          </table:table-cell>
          <table:table-cell office:value-type="float" office:value="0.000878892" calcext:value-type="float">
            <text:p>0.000878892</text:p>
          </table:table-cell>
          <table:table-cell office:value-type="float" office:value="0.00333533" calcext:value-type="float">
            <text:p>0.00333533</text:p>
          </table:table-cell>
          <table:table-cell office:value-type="float" office:value="0.00884798" calcext:value-type="float">
            <text:p>0.00884798</text:p>
          </table:table-cell>
          <table:table-cell office:value-type="float" office:value="0.0114579" calcext:value-type="float">
            <text:p>0.0114579</text:p>
          </table:table-cell>
          <table:table-cell office:value-type="float" office:value="0.0140519" calcext:value-type="float">
            <text:p>0.0140519</text:p>
          </table:table-cell>
          <table:table-cell office:value-type="float" office:value="0.0116996" calcext:value-type="float">
            <text:p>0.0116996</text:p>
          </table:table-cell>
          <table:table-cell office:value-type="float" office:value="0.0122548" calcext:value-type="float">
            <text:p>0.0122548</text:p>
          </table:table-cell>
          <table:table-cell office:value-type="float" office:value="0.0139252" calcext:value-type="float">
            <text:p>0.0139252</text:p>
          </table:table-cell>
          <table:table-cell office:value-type="float" office:value="0.018618" calcext:value-type="float">
            <text:p>0.018618</text:p>
          </table:table-cell>
          <table:table-cell office:value-type="float" office:value="0.0288611" calcext:value-type="float">
            <text:p>0.0288611</text:p>
          </table:table-cell>
          <table:table-cell office:value-type="float" office:value="0.0284614" calcext:value-type="float">
            <text:p>0.0284614</text:p>
          </table:table-cell>
          <table:table-cell office:value-type="float" office:value="0.0361082" calcext:value-type="float">
            <text:p>0.0361082</text:p>
          </table:table-cell>
          <table:table-cell office:value-type="float" office:value="0.0312817" calcext:value-type="float">
            <text:p>0.0312817</text:p>
          </table:table-cell>
          <table:table-cell office:value-type="float" office:value="0.0240756" calcext:value-type="float">
            <text:p>0.0240756</text:p>
          </table:table-cell>
          <table:table-cell office:value-type="float" office:value="0.0382186" calcext:value-type="float">
            <text:p>0.0382186</text:p>
          </table:table-cell>
          <table:table-cell office:value-type="float" office:value="0.044619" calcext:value-type="float">
            <text:p>0.044619</text:p>
          </table:table-cell>
          <table:table-cell office:value-type="float" office:value="0.0497039" calcext:value-type="float">
            <text:p>0.0497039</text:p>
          </table:table-cell>
          <table:table-cell office:value-type="float" office:value="0.135579" calcext:value-type="float">
            <text:p>0.135579</text:p>
          </table:table-cell>
          <table:table-cell office:value-type="float" office:value="0.115598" calcext:value-type="float">
            <text:p>0.115598</text:p>
          </table:table-cell>
          <table:table-cell office:value-type="float" office:value="0.21446" calcext:value-type="float">
            <text:p>0.21446</text:p>
          </table:table-cell>
          <table:table-cell office:value-type="float" office:value="0.272743" calcext:value-type="float">
            <text:p>0.272743</text:p>
          </table:table-cell>
          <table:table-cell office:value-type="float" office:value="0.148618" calcext:value-type="float">
            <text:p>0.148618</text:p>
          </table:table-cell>
          <table:table-cell office:value-type="float" office:value="0.380961" calcext:value-type="float">
            <text:p>0.380961</text:p>
          </table:table-cell>
          <table:table-cell office:value-type="float" office:value="0.287288" calcext:value-type="float">
            <text:p>0.287288</text:p>
          </table:table-cell>
          <table:table-cell office:value-type="float" office:value="0.0945638" calcext:value-type="float">
            <text:p>0.0945638</text:p>
          </table:table-cell>
          <table:table-cell office:value-type="float" office:value="0.20795" calcext:value-type="float">
            <text:p>0.20795</text:p>
          </table:table-cell>
          <table:table-cell office:value-type="float" office:value="0.145961" calcext:value-type="float">
            <text:p>0.145961</text:p>
          </table:table-cell>
          <table:table-cell office:value-type="float" office:value="0.0995259" calcext:value-type="float">
            <text:p>0.0995259</text:p>
          </table:table-cell>
          <table:table-cell office:value-type="float" office:value="0.281932" calcext:value-type="float">
            <text:p>0.281932</text:p>
          </table:table-cell>
          <table:table-cell office:value-type="float" office:value="0.21655" calcext:value-type="float">
            <text:p>0.21655</text:p>
          </table:table-cell>
          <table:table-cell office:value-type="float" office:value="0.0488161" calcext:value-type="float">
            <text:p>0.0488161</text:p>
          </table:table-cell>
          <table:table-cell office:value-type="float" office:value="0.0357299" calcext:value-type="float">
            <text:p>0.0357299</text:p>
          </table:table-cell>
          <table:table-cell office:value-type="float" office:value="0.110337" calcext:value-type="float">
            <text:p>0.110337</text:p>
          </table:table-cell>
          <table:table-cell office:value-type="float" office:value="0.0837226" calcext:value-type="float">
            <text:p>0.0837226</text:p>
          </table:table-cell>
          <table:table-cell office:value-type="float" office:value="0.0183818" calcext:value-type="float">
            <text:p>0.0183818</text:p>
          </table:table-cell>
          <table:table-cell office:value-type="float" office:value="0.0104571" calcext:value-type="float">
            <text:p>0.0104571</text:p>
          </table:table-cell>
          <table:table-cell office:value-type="float" office:value="0.00779693" calcext:value-type="float">
            <text:p>0.00779693</text:p>
          </table:table-cell>
          <table:table-cell office:value-type="float" office:value="0.0097974" calcext:value-type="float">
            <text:p>0.0097974</text:p>
          </table:table-cell>
          <table:table-cell office:value-type="float" office:value="0.0112651" calcext:value-type="float">
            <text:p>0.0112651</text:p>
          </table:table-cell>
          <table:table-cell office:value-type="float" office:value="0.0141655" calcext:value-type="float">
            <text:p>0.0141655</text:p>
          </table:table-cell>
          <table:table-cell office:value-type="float" office:value="0.00529683" calcext:value-type="float">
            <text:p>0.00529683</text:p>
          </table:table-cell>
          <table:table-cell office:value-type="float" office:value="0.000335492" calcext:value-type="float">
            <text:p>0.000335492</text:p>
          </table:table-cell>
          <table:table-cell office:value-type="float" office:value="0.000272228" calcext:value-type="float">
            <text:p>0.000272228</text:p>
          </table:table-cell>
          <table:table-cell office:value-type="float" office:value="0.00245" calcext:value-type="float">
            <text:p>0.00245</text:p>
          </table:table-cell>
          <table:table-cell office:value-type="float" office:value="0.00300191" calcext:value-type="float">
            <text:p>0.00300191</text:p>
          </table:table-cell>
          <table:table-cell office:value-type="float" office:value="0.000555823" calcext:value-type="float">
            <text:p>0.000555823</text:p>
          </table:table-cell>
          <table:table-cell office:value-type="float" office:value="0.00000705608" calcext:value-type="float">
            <text:p>7.05608E-06</text:p>
          </table:table-cell>
          <table:table-cell table:number-columns-repeated="91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97" office:value-type="float" office:value="0" calcext:value-type="float">
            <text:p>0</text:p>
          </table:table-cell>
          <table:table-cell office:value-type="float" office:value="0.00000330789" calcext:value-type="float">
            <text:p>3.30789E-06</text:p>
          </table:table-cell>
          <table:table-cell office:value-type="float" office:value="0.000289616" calcext:value-type="float">
            <text:p>0.000289616</text:p>
          </table:table-cell>
          <table:table-cell office:value-type="float" office:value="0.00229573" calcext:value-type="float">
            <text:p>0.00229573</text:p>
          </table:table-cell>
          <table:table-cell office:value-type="float" office:value="0.00833292" calcext:value-type="float">
            <text:p>0.00833292</text:p>
          </table:table-cell>
          <table:table-cell office:value-type="float" office:value="0.0128176" calcext:value-type="float">
            <text:p>0.0128176</text:p>
          </table:table-cell>
          <table:table-cell office:value-type="float" office:value="0.0136557" calcext:value-type="float">
            <text:p>0.0136557</text:p>
          </table:table-cell>
          <table:table-cell office:value-type="float" office:value="0.0194159" calcext:value-type="float">
            <text:p>0.0194159</text:p>
          </table:table-cell>
          <table:table-cell office:value-type="float" office:value="0.033977" calcext:value-type="float">
            <text:p>0.033977</text:p>
          </table:table-cell>
          <table:table-cell office:value-type="float" office:value="0.04397" calcext:value-type="float">
            <text:p>0.04397</text:p>
          </table:table-cell>
          <table:table-cell office:value-type="float" office:value="0.0494418" calcext:value-type="float">
            <text:p>0.0494418</text:p>
          </table:table-cell>
          <table:table-cell office:value-type="float" office:value="0.0406124" calcext:value-type="float">
            <text:p>0.0406124</text:p>
          </table:table-cell>
          <table:table-cell office:value-type="float" office:value="0.0461855" calcext:value-type="float">
            <text:p>0.0461855</text:p>
          </table:table-cell>
          <table:table-cell office:value-type="float" office:value="0.0636271" calcext:value-type="float">
            <text:p>0.0636271</text:p>
          </table:table-cell>
          <table:table-cell office:value-type="float" office:value="0.120868" calcext:value-type="float">
            <text:p>0.120868</text:p>
          </table:table-cell>
          <table:table-cell office:value-type="float" office:value="0.20296" calcext:value-type="float">
            <text:p>0.20296</text:p>
          </table:table-cell>
          <table:table-cell office:value-type="float" office:value="0.302707" calcext:value-type="float">
            <text:p>0.302707</text:p>
          </table:table-cell>
          <table:table-cell office:value-type="float" office:value="0.4247" calcext:value-type="float">
            <text:p>0.4247</text:p>
          </table:table-cell>
          <table:table-cell office:value-type="float" office:value="0.488954" calcext:value-type="float">
            <text:p>0.488954</text:p>
          </table:table-cell>
          <table:table-cell office:value-type="float" office:value="0.581956" calcext:value-type="float">
            <text:p>0.581956</text:p>
          </table:table-cell>
          <table:table-cell office:value-type="float" office:value="0.619055" calcext:value-type="float">
            <text:p>0.619055</text:p>
          </table:table-cell>
          <table:table-cell office:value-type="float" office:value="0.722254" calcext:value-type="float">
            <text:p>0.722254</text:p>
          </table:table-cell>
          <table:table-cell office:value-type="float" office:value="0.522219" calcext:value-type="float">
            <text:p>0.522219</text:p>
          </table:table-cell>
          <table:table-cell office:value-type="float" office:value="0.787233" calcext:value-type="float">
            <text:p>0.787233</text:p>
          </table:table-cell>
          <table:table-cell office:value-type="float" office:value="0.494747" calcext:value-type="float">
            <text:p>0.494747</text:p>
          </table:table-cell>
          <table:table-cell office:value-type="float" office:value="0.63023" calcext:value-type="float">
            <text:p>0.63023</text:p>
          </table:table-cell>
          <table:table-cell office:value-type="float" office:value="0.748729" calcext:value-type="float">
            <text:p>0.748729</text:p>
          </table:table-cell>
          <table:table-cell office:value-type="float" office:value="0.295118" calcext:value-type="float">
            <text:p>0.295118</text:p>
          </table:table-cell>
          <table:table-cell office:value-type="float" office:value="0.719722" calcext:value-type="float">
            <text:p>0.719722</text:p>
          </table:table-cell>
          <table:table-cell office:value-type="float" office:value="0.646951" calcext:value-type="float">
            <text:p>0.646951</text:p>
          </table:table-cell>
          <table:table-cell office:value-type="float" office:value="0.174936" calcext:value-type="float">
            <text:p>0.174936</text:p>
          </table:table-cell>
          <table:table-cell office:value-type="float" office:value="0.544344" calcext:value-type="float">
            <text:p>0.544344</text:p>
          </table:table-cell>
          <table:table-cell office:value-type="float" office:value="0.657033" calcext:value-type="float">
            <text:p>0.657033</text:p>
          </table:table-cell>
          <table:table-cell office:value-type="float" office:value="0.223581" calcext:value-type="float">
            <text:p>0.223581</text:p>
          </table:table-cell>
          <table:table-cell office:value-type="float" office:value="0.25828" calcext:value-type="float">
            <text:p>0.25828</text:p>
          </table:table-cell>
          <table:table-cell office:value-type="float" office:value="0.568604" calcext:value-type="float">
            <text:p>0.568604</text:p>
          </table:table-cell>
          <table:table-cell office:value-type="float" office:value="0.42122" calcext:value-type="float">
            <text:p>0.42122</text:p>
          </table:table-cell>
          <table:table-cell office:value-type="float" office:value="0.124409" calcext:value-type="float">
            <text:p>0.124409</text:p>
          </table:table-cell>
          <table:table-cell office:value-type="float" office:value="0.211541" calcext:value-type="float">
            <text:p>0.211541</text:p>
          </table:table-cell>
          <table:table-cell office:value-type="float" office:value="0.434697" calcext:value-type="float">
            <text:p>0.434697</text:p>
          </table:table-cell>
          <table:table-cell office:value-type="float" office:value="0.31922" calcext:value-type="float">
            <text:p>0.31922</text:p>
          </table:table-cell>
          <table:table-cell office:value-type="float" office:value="0.0894837" calcext:value-type="float">
            <text:p>0.0894837</text:p>
          </table:table-cell>
          <table:table-cell office:value-type="float" office:value="0.0882769" calcext:value-type="float">
            <text:p>0.0882769</text:p>
          </table:table-cell>
          <table:table-cell office:value-type="float" office:value="0.237362" calcext:value-type="float">
            <text:p>0.237362</text:p>
          </table:table-cell>
          <table:table-cell office:value-type="float" office:value="0.220496" calcext:value-type="float">
            <text:p>0.220496</text:p>
          </table:table-cell>
          <table:table-cell office:value-type="float" office:value="0.148759" calcext:value-type="float">
            <text:p>0.148759</text:p>
          </table:table-cell>
          <table:table-cell office:value-type="float" office:value="0.0513822" calcext:value-type="float">
            <text:p>0.0513822</text:p>
          </table:table-cell>
          <table:table-cell office:value-type="float" office:value="0.00721548" calcext:value-type="float">
            <text:p>0.00721548</text:p>
          </table:table-cell>
          <table:table-cell office:value-type="float" office:value="0.00710702" calcext:value-type="float">
            <text:p>0.00710702</text:p>
          </table:table-cell>
          <table:table-cell office:value-type="float" office:value="0.00807809" calcext:value-type="float">
            <text:p>0.00807809</text:p>
          </table:table-cell>
          <table:table-cell office:value-type="float" office:value="0.00794005" calcext:value-type="float">
            <text:p>0.00794005</text:p>
          </table:table-cell>
          <table:table-cell office:value-type="float" office:value="0.00153923" calcext:value-type="float">
            <text:p>0.00153923</text:p>
          </table:table-cell>
          <table:table-cell office:value-type="float" office:value="0.000846477" calcext:value-type="float">
            <text:p>0.000846477</text:p>
          </table:table-cell>
          <table:table-cell office:value-type="float" office:value="0.00111169" calcext:value-type="float">
            <text:p>0.00111169</text:p>
          </table:table-cell>
          <table:table-cell office:value-type="float" office:value="0.000249658" calcext:value-type="float">
            <text:p>0.000249658</text:p>
          </table:table-cell>
          <table:table-cell office:value-type="float" office:value="0.000133518" calcext:value-type="float">
            <text:p>0.000133518</text:p>
          </table:table-cell>
          <table:table-cell office:value-type="float" office:value="0.000501926" calcext:value-type="float">
            <text:p>0.000501926</text:p>
          </table:table-cell>
          <table:table-cell office:value-type="float" office:value="0.000343904" calcext:value-type="float">
            <text:p>0.000343904</text:p>
          </table:table-cell>
          <table:table-cell office:value-type="float" office:value="0.0000306735" calcext:value-type="float">
            <text:p>3.06735E-05</text:p>
          </table:table-cell>
          <table:table-cell table:number-columns-repeated="85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94" office:value-type="float" office:value="0" calcext:value-type="float">
            <text:p>0</text:p>
          </table:table-cell>
          <table:table-cell office:value-type="float" office:value="0.0000401015" calcext:value-type="float">
            <text:p>4.01015E-05</text:p>
          </table:table-cell>
          <table:table-cell office:value-type="float" office:value="0.00119537" calcext:value-type="float">
            <text:p>0.00119537</text:p>
          </table:table-cell>
          <table:table-cell office:value-type="float" office:value="0.0108325" calcext:value-type="float">
            <text:p>0.0108325</text:p>
          </table:table-cell>
          <table:table-cell office:value-type="float" office:value="0.0224508" calcext:value-type="float">
            <text:p>0.0224508</text:p>
          </table:table-cell>
          <table:table-cell office:value-type="float" office:value="0.0203359" calcext:value-type="float">
            <text:p>0.0203359</text:p>
          </table:table-cell>
          <table:table-cell office:value-type="float" office:value="0.0187251" calcext:value-type="float">
            <text:p>0.0187251</text:p>
          </table:table-cell>
          <table:table-cell office:value-type="float" office:value="0.0310359" calcext:value-type="float">
            <text:p>0.0310359</text:p>
          </table:table-cell>
          <table:table-cell office:value-type="float" office:value="0.0450599" calcext:value-type="float">
            <text:p>0.0450599</text:p>
          </table:table-cell>
          <table:table-cell office:value-type="float" office:value="0.0575384" calcext:value-type="float">
            <text:p>0.0575384</text:p>
          </table:table-cell>
          <table:table-cell office:value-type="float" office:value="0.0932895" calcext:value-type="float">
            <text:p>0.0932895</text:p>
          </table:table-cell>
          <table:table-cell office:value-type="float" office:value="0.226703" calcext:value-type="float">
            <text:p>0.226703</text:p>
          </table:table-cell>
          <table:table-cell office:value-type="float" office:value="0.399335" calcext:value-type="float">
            <text:p>0.399335</text:p>
          </table:table-cell>
          <table:table-cell office:value-type="float" office:value="0.589372" calcext:value-type="float">
            <text:p>0.589372</text:p>
          </table:table-cell>
          <table:table-cell office:value-type="float" office:value="0.787712" calcext:value-type="float">
            <text:p>0.787712</text:p>
          </table:table-cell>
          <table:table-cell office:value-type="float" office:value="0.95632" calcext:value-type="float">
            <text:p>0.95632</text:p>
          </table:table-cell>
          <table:table-cell office:value-type="float" office:value="0.937318" calcext:value-type="float">
            <text:p>0.937318</text:p>
          </table:table-cell>
          <table:table-cell office:value-type="float" office:value="1.03799" calcext:value-type="float">
            <text:p>1.03799</text:p>
          </table:table-cell>
          <table:table-cell office:value-type="float" office:value="0.919234" calcext:value-type="float">
            <text:p>0.919234</text:p>
          </table:table-cell>
          <table:table-cell office:value-type="float" office:value="0.933102" calcext:value-type="float">
            <text:p>0.933102</text:p>
          </table:table-cell>
          <table:table-cell office:value-type="float" office:value="0.849305" calcext:value-type="float">
            <text:p>0.849305</text:p>
          </table:table-cell>
          <table:table-cell office:value-type="float" office:value="0.767401" calcext:value-type="float">
            <text:p>0.767401</text:p>
          </table:table-cell>
          <table:table-cell office:value-type="float" office:value="0.861721" calcext:value-type="float">
            <text:p>0.861721</text:p>
          </table:table-cell>
          <table:table-cell office:value-type="float" office:value="0.623265" calcext:value-type="float">
            <text:p>0.623265</text:p>
          </table:table-cell>
          <table:table-cell office:value-type="float" office:value="0.800893" calcext:value-type="float">
            <text:p>0.800893</text:p>
          </table:table-cell>
          <table:table-cell office:value-type="float" office:value="0.721204" calcext:value-type="float">
            <text:p>0.721204</text:p>
          </table:table-cell>
          <table:table-cell office:value-type="float" office:value="0.657685" calcext:value-type="float">
            <text:p>0.657685</text:p>
          </table:table-cell>
          <table:table-cell office:value-type="float" office:value="0.746956" calcext:value-type="float">
            <text:p>0.746956</text:p>
          </table:table-cell>
          <table:table-cell office:value-type="float" office:value="0.667678" calcext:value-type="float">
            <text:p>0.667678</text:p>
          </table:table-cell>
          <table:table-cell office:value-type="float" office:value="0.544714" calcext:value-type="float">
            <text:p>0.544714</text:p>
          </table:table-cell>
          <table:table-cell office:value-type="float" office:value="0.683593" calcext:value-type="float">
            <text:p>0.683593</text:p>
          </table:table-cell>
          <table:table-cell office:value-type="float" office:value="0.611035" calcext:value-type="float">
            <text:p>0.611035</text:p>
          </table:table-cell>
          <table:table-cell office:value-type="float" office:value="0.524137" calcext:value-type="float">
            <text:p>0.524137</text:p>
          </table:table-cell>
          <table:table-cell office:value-type="float" office:value="0.609601" calcext:value-type="float">
            <text:p>0.609601</text:p>
          </table:table-cell>
          <table:table-cell office:value-type="float" office:value="0.526863" calcext:value-type="float">
            <text:p>0.526863</text:p>
          </table:table-cell>
          <table:table-cell office:value-type="float" office:value="0.614071" calcext:value-type="float">
            <text:p>0.614071</text:p>
          </table:table-cell>
          <table:table-cell office:value-type="float" office:value="0.452699" calcext:value-type="float">
            <text:p>0.452699</text:p>
          </table:table-cell>
          <table:table-cell office:value-type="float" office:value="0.540122" calcext:value-type="float">
            <text:p>0.540122</text:p>
          </table:table-cell>
          <table:table-cell office:value-type="float" office:value="0.442842" calcext:value-type="float">
            <text:p>0.442842</text:p>
          </table:table-cell>
          <table:table-cell office:value-type="float" office:value="0.406379" calcext:value-type="float">
            <text:p>0.406379</text:p>
          </table:table-cell>
          <table:table-cell office:value-type="float" office:value="0.571838" calcext:value-type="float">
            <text:p>0.571838</text:p>
          </table:table-cell>
          <table:table-cell office:value-type="float" office:value="0.365393" calcext:value-type="float">
            <text:p>0.365393</text:p>
          </table:table-cell>
          <table:table-cell office:value-type="float" office:value="0.27022" calcext:value-type="float">
            <text:p>0.27022</text:p>
          </table:table-cell>
          <table:table-cell office:value-type="float" office:value="0.268893" calcext:value-type="float">
            <text:p>0.268893</text:p>
          </table:table-cell>
          <table:table-cell office:value-type="float" office:value="0.326691" calcext:value-type="float">
            <text:p>0.326691</text:p>
          </table:table-cell>
          <table:table-cell office:value-type="float" office:value="0.334487" calcext:value-type="float">
            <text:p>0.334487</text:p>
          </table:table-cell>
          <table:table-cell office:value-type="float" office:value="0.348496" calcext:value-type="float">
            <text:p>0.348496</text:p>
          </table:table-cell>
          <table:table-cell office:value-type="float" office:value="0.149698" calcext:value-type="float">
            <text:p>0.149698</text:p>
          </table:table-cell>
          <table:table-cell office:value-type="float" office:value="0.11335" calcext:value-type="float">
            <text:p>0.11335</text:p>
          </table:table-cell>
          <table:table-cell office:value-type="float" office:value="0.143578" calcext:value-type="float">
            <text:p>0.143578</text:p>
          </table:table-cell>
          <table:table-cell office:value-type="float" office:value="0.273246" calcext:value-type="float">
            <text:p>0.273246</text:p>
          </table:table-cell>
          <table:table-cell office:value-type="float" office:value="0.15196" calcext:value-type="float">
            <text:p>0.15196</text:p>
          </table:table-cell>
          <table:table-cell office:value-type="float" office:value="0.0600402" calcext:value-type="float">
            <text:p>0.0600402</text:p>
          </table:table-cell>
          <table:table-cell office:value-type="float" office:value="0.0563664" calcext:value-type="float">
            <text:p>0.0563664</text:p>
          </table:table-cell>
          <table:table-cell office:value-type="float" office:value="0.0105847" calcext:value-type="float">
            <text:p>0.0105847</text:p>
          </table:table-cell>
          <table:table-cell office:value-type="float" office:value="0.00294061" calcext:value-type="float">
            <text:p>0.00294061</text:p>
          </table:table-cell>
          <table:table-cell office:value-type="float" office:value="0.00393179" calcext:value-type="float">
            <text:p>0.00393179</text:p>
          </table:table-cell>
          <table:table-cell office:value-type="float" office:value="0.002744" calcext:value-type="float">
            <text:p>0.002744</text:p>
          </table:table-cell>
          <table:table-cell office:value-type="float" office:value="0.00332032" calcext:value-type="float">
            <text:p>0.00332032</text:p>
          </table:table-cell>
          <table:table-cell office:value-type="float" office:value="0.00208849" calcext:value-type="float">
            <text:p>0.00208849</text:p>
          </table:table-cell>
          <table:table-cell office:value-type="float" office:value="0.000873911" calcext:value-type="float">
            <text:p>0.000873911</text:p>
          </table:table-cell>
          <table:table-cell office:value-type="float" office:value="0.0000752157" calcext:value-type="float">
            <text:p>7.52157E-05</text:p>
          </table:table-cell>
          <table:table-cell table:number-columns-repeated="85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90" office:value-type="float" office:value="0" calcext:value-type="float">
            <text:p>0</text:p>
          </table:table-cell>
          <table:table-cell office:value-type="float" office:value="0.000027792" calcext:value-type="float">
            <text:p>0.000027792</text:p>
          </table:table-cell>
          <table:table-cell office:value-type="float" office:value="0.000760934" calcext:value-type="float">
            <text:p>0.000760934</text:p>
          </table:table-cell>
          <table:table-cell office:value-type="float" office:value="0.00558808" calcext:value-type="float">
            <text:p>0.00558808</text:p>
          </table:table-cell>
          <table:table-cell office:value-type="float" office:value="0.0147596" calcext:value-type="float">
            <text:p>0.0147596</text:p>
          </table:table-cell>
          <table:table-cell office:value-type="float" office:value="0.019577" calcext:value-type="float">
            <text:p>0.019577</text:p>
          </table:table-cell>
          <table:table-cell office:value-type="float" office:value="0.0198174" calcext:value-type="float">
            <text:p>0.0198174</text:p>
          </table:table-cell>
          <table:table-cell office:value-type="float" office:value="0.0437977" calcext:value-type="float">
            <text:p>0.0437977</text:p>
          </table:table-cell>
          <table:table-cell office:value-type="float" office:value="0.0740944" calcext:value-type="float">
            <text:p>0.0740944</text:p>
          </table:table-cell>
          <table:table-cell office:value-type="float" office:value="0.0688769" calcext:value-type="float">
            <text:p>0.0688769</text:p>
          </table:table-cell>
          <table:table-cell office:value-type="float" office:value="0.0806902" calcext:value-type="float">
            <text:p>0.0806902</text:p>
          </table:table-cell>
          <table:table-cell office:value-type="float" office:value="0.197188" calcext:value-type="float">
            <text:p>0.197188</text:p>
          </table:table-cell>
          <table:table-cell office:value-type="float" office:value="0.407041" calcext:value-type="float">
            <text:p>0.407041</text:p>
          </table:table-cell>
          <table:table-cell office:value-type="float" office:value="0.749508" calcext:value-type="float">
            <text:p>0.749508</text:p>
          </table:table-cell>
          <table:table-cell office:value-type="float" office:value="1.47975" calcext:value-type="float">
            <text:p>1.47975</text:p>
          </table:table-cell>
          <table:table-cell office:value-type="float" office:value="1.61062" calcext:value-type="float">
            <text:p>1.61062</text:p>
          </table:table-cell>
          <table:table-cell office:value-type="float" office:value="1.30458" calcext:value-type="float">
            <text:p>1.30458</text:p>
          </table:table-cell>
          <table:table-cell office:value-type="float" office:value="1.09949" calcext:value-type="float">
            <text:p>1.09949</text:p>
          </table:table-cell>
          <table:table-cell office:value-type="float" office:value="1.0868" calcext:value-type="float">
            <text:p>1.0868</text:p>
          </table:table-cell>
          <table:table-cell office:value-type="float" office:value="0.857851" calcext:value-type="float">
            <text:p>0.857851</text:p>
          </table:table-cell>
          <table:table-cell office:value-type="float" office:value="0.997711" calcext:value-type="float">
            <text:p>0.997711</text:p>
          </table:table-cell>
          <table:table-cell office:value-type="float" office:value="0.829987" calcext:value-type="float">
            <text:p>0.829987</text:p>
          </table:table-cell>
          <table:table-cell office:value-type="float" office:value="0.923803" calcext:value-type="float">
            <text:p>0.923803</text:p>
          </table:table-cell>
          <table:table-cell office:value-type="float" office:value="0.881109" calcext:value-type="float">
            <text:p>0.881109</text:p>
          </table:table-cell>
          <table:table-cell office:value-type="float" office:value="0.7491" calcext:value-type="float">
            <text:p>0.7491</text:p>
          </table:table-cell>
          <table:table-cell office:value-type="float" office:value="0.880196" calcext:value-type="float">
            <text:p>0.880196</text:p>
          </table:table-cell>
          <table:table-cell office:value-type="float" office:value="0.68228" calcext:value-type="float">
            <text:p>0.68228</text:p>
          </table:table-cell>
          <table:table-cell office:value-type="float" office:value="0.770113" calcext:value-type="float">
            <text:p>0.770113</text:p>
          </table:table-cell>
          <table:table-cell office:value-type="float" office:value="0.804115" calcext:value-type="float">
            <text:p>0.804115</text:p>
          </table:table-cell>
          <table:table-cell office:value-type="float" office:value="0.706404" calcext:value-type="float">
            <text:p>0.706404</text:p>
          </table:table-cell>
          <table:table-cell office:value-type="float" office:value="0.717923" calcext:value-type="float">
            <text:p>0.717923</text:p>
          </table:table-cell>
          <table:table-cell office:value-type="float" office:value="0.726349" calcext:value-type="float">
            <text:p>0.726349</text:p>
          </table:table-cell>
          <table:table-cell office:value-type="float" office:value="0.512471" calcext:value-type="float">
            <text:p>0.512471</text:p>
          </table:table-cell>
          <table:table-cell office:value-type="float" office:value="0.709857" calcext:value-type="float">
            <text:p>0.709857</text:p>
          </table:table-cell>
          <table:table-cell office:value-type="float" office:value="0.64402" calcext:value-type="float">
            <text:p>0.64402</text:p>
          </table:table-cell>
          <table:table-cell office:value-type="float" office:value="0.592814" calcext:value-type="float">
            <text:p>0.592814</text:p>
          </table:table-cell>
          <table:table-cell office:value-type="float" office:value="0.595705" calcext:value-type="float">
            <text:p>0.595705</text:p>
          </table:table-cell>
          <table:table-cell office:value-type="float" office:value="0.577198" calcext:value-type="float">
            <text:p>0.577198</text:p>
          </table:table-cell>
          <table:table-cell office:value-type="float" office:value="0.646303" calcext:value-type="float">
            <text:p>0.646303</text:p>
          </table:table-cell>
          <table:table-cell office:value-type="float" office:value="0.401145" calcext:value-type="float">
            <text:p>0.401145</text:p>
          </table:table-cell>
          <table:table-cell office:value-type="float" office:value="0.606777" calcext:value-type="float">
            <text:p>0.606777</text:p>
          </table:table-cell>
          <table:table-cell office:value-type="float" office:value="0.518839" calcext:value-type="float">
            <text:p>0.518839</text:p>
          </table:table-cell>
          <table:table-cell office:value-type="float" office:value="0.406984" calcext:value-type="float">
            <text:p>0.406984</text:p>
          </table:table-cell>
          <table:table-cell office:value-type="float" office:value="0.614552" calcext:value-type="float">
            <text:p>0.614552</text:p>
          </table:table-cell>
          <table:table-cell office:value-type="float" office:value="0.38097" calcext:value-type="float">
            <text:p>0.38097</text:p>
          </table:table-cell>
          <table:table-cell office:value-type="float" office:value="0.506072" calcext:value-type="float">
            <text:p>0.506072</text:p>
          </table:table-cell>
          <table:table-cell office:value-type="float" office:value="0.524009" calcext:value-type="float">
            <text:p>0.524009</text:p>
          </table:table-cell>
          <table:table-cell office:value-type="float" office:value="0.277852" calcext:value-type="float">
            <text:p>0.277852</text:p>
          </table:table-cell>
          <table:table-cell office:value-type="float" office:value="0.512839" calcext:value-type="float">
            <text:p>0.512839</text:p>
          </table:table-cell>
          <table:table-cell office:value-type="float" office:value="0.392956" calcext:value-type="float">
            <text:p>0.392956</text:p>
          </table:table-cell>
          <table:table-cell office:value-type="float" office:value="0.179167" calcext:value-type="float">
            <text:p>0.179167</text:p>
          </table:table-cell>
          <table:table-cell office:value-type="float" office:value="0.290891" calcext:value-type="float">
            <text:p>0.290891</text:p>
          </table:table-cell>
          <table:table-cell office:value-type="float" office:value="0.420745" calcext:value-type="float">
            <text:p>0.420745</text:p>
          </table:table-cell>
          <table:table-cell office:value-type="float" office:value="0.202061" calcext:value-type="float">
            <text:p>0.202061</text:p>
          </table:table-cell>
          <table:table-cell office:value-type="float" office:value="0.162365" calcext:value-type="float">
            <text:p>0.162365</text:p>
          </table:table-cell>
          <table:table-cell office:value-type="float" office:value="0.218006" calcext:value-type="float">
            <text:p>0.218006</text:p>
          </table:table-cell>
          <table:table-cell office:value-type="float" office:value="0.170208" calcext:value-type="float">
            <text:p>0.170208</text:p>
          </table:table-cell>
          <table:table-cell office:value-type="float" office:value="0.140681" calcext:value-type="float">
            <text:p>0.140681</text:p>
          </table:table-cell>
          <table:table-cell office:value-type="float" office:value="0.0357983" calcext:value-type="float">
            <text:p>0.0357983</text:p>
          </table:table-cell>
          <table:table-cell office:value-type="float" office:value="0.113053" calcext:value-type="float">
            <text:p>0.113053</text:p>
          </table:table-cell>
          <table:table-cell office:value-type="float" office:value="0.155903" calcext:value-type="float">
            <text:p>0.155903</text:p>
          </table:table-cell>
          <table:table-cell office:value-type="float" office:value="0.0430417" calcext:value-type="float">
            <text:p>0.0430417</text:p>
          </table:table-cell>
          <table:table-cell office:value-type="float" office:value="0.0108092" calcext:value-type="float">
            <text:p>0.0108092</text:p>
          </table:table-cell>
          <table:table-cell office:value-type="float" office:value="0.00881021" calcext:value-type="float">
            <text:p>0.00881021</text:p>
          </table:table-cell>
          <table:table-cell office:value-type="float" office:value="0.00456143" calcext:value-type="float">
            <text:p>0.00456143</text:p>
          </table:table-cell>
          <table:table-cell office:value-type="float" office:value="0.000495716" calcext:value-type="float">
            <text:p>0.000495716</text:p>
          </table:table-cell>
          <table:table-cell office:value-type="float" office:value="0.000319332" calcext:value-type="float">
            <text:p>0.000319332</text:p>
          </table:table-cell>
          <table:table-cell office:value-type="float" office:value="0.000198303" calcext:value-type="float">
            <text:p>0.000198303</text:p>
          </table:table-cell>
          <table:table-cell office:value-type="float" office:value="0.0000165419" calcext:value-type="float">
            <text:p>1.65419E-05</text:p>
          </table:table-cell>
          <table:table-cell table:number-columns-repeated="8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87" office:value-type="float" office:value="0" calcext:value-type="float">
            <text:p>0</text:p>
          </table:table-cell>
          <table:table-cell office:value-type="float" office:value="0.00000559235" calcext:value-type="float">
            <text:p>5.59235E-06</text:p>
          </table:table-cell>
          <table:table-cell office:value-type="float" office:value="0.000373645" calcext:value-type="float">
            <text:p>0.000373645</text:p>
          </table:table-cell>
          <table:table-cell office:value-type="float" office:value="0.00454613" calcext:value-type="float">
            <text:p>0.00454613</text:p>
          </table:table-cell>
          <table:table-cell office:value-type="float" office:value="0.0154286" calcext:value-type="float">
            <text:p>0.0154286</text:p>
          </table:table-cell>
          <table:table-cell office:value-type="float" office:value="0.0212952" calcext:value-type="float">
            <text:p>0.0212952</text:p>
          </table:table-cell>
          <table:table-cell office:value-type="float" office:value="0.0286938" calcext:value-type="float">
            <text:p>0.0286938</text:p>
          </table:table-cell>
          <table:table-cell office:value-type="float" office:value="0.0554751" calcext:value-type="float">
            <text:p>0.0554751</text:p>
          </table:table-cell>
          <table:table-cell office:value-type="float" office:value="0.0707346" calcext:value-type="float">
            <text:p>0.0707346</text:p>
          </table:table-cell>
          <table:table-cell office:value-type="float" office:value="0.0813488" calcext:value-type="float">
            <text:p>0.0813488</text:p>
          </table:table-cell>
          <table:table-cell office:value-type="float" office:value="0.332592" calcext:value-type="float">
            <text:p>0.332592</text:p>
          </table:table-cell>
          <table:table-cell office:value-type="float" office:value="0.848935" calcext:value-type="float">
            <text:p>0.848935</text:p>
          </table:table-cell>
          <table:table-cell office:value-type="float" office:value="1.24738" calcext:value-type="float">
            <text:p>1.24738</text:p>
          </table:table-cell>
          <table:table-cell office:value-type="float" office:value="1.41702" calcext:value-type="float">
            <text:p>1.41702</text:p>
          </table:table-cell>
          <table:table-cell office:value-type="float" office:value="1.46216" calcext:value-type="float">
            <text:p>1.46216</text:p>
          </table:table-cell>
          <table:table-cell office:value-type="float" office:value="1.3327" calcext:value-type="float">
            <text:p>1.3327</text:p>
          </table:table-cell>
          <table:table-cell office:value-type="float" office:value="1.20984" calcext:value-type="float">
            <text:p>1.20984</text:p>
          </table:table-cell>
          <table:table-cell office:value-type="float" office:value="1.11953" calcext:value-type="float">
            <text:p>1.11953</text:p>
          </table:table-cell>
          <table:table-cell office:value-type="float" office:value="1.16631" calcext:value-type="float">
            <text:p>1.16631</text:p>
          </table:table-cell>
          <table:table-cell office:value-type="float" office:value="0.990163" calcext:value-type="float">
            <text:p>0.990163</text:p>
          </table:table-cell>
          <table:table-cell office:value-type="float" office:value="1.04917" calcext:value-type="float">
            <text:p>1.04917</text:p>
          </table:table-cell>
          <table:table-cell office:value-type="float" office:value="0.908753" calcext:value-type="float">
            <text:p>0.908753</text:p>
          </table:table-cell>
          <table:table-cell office:value-type="float" office:value="0.956059" calcext:value-type="float">
            <text:p>0.956059</text:p>
          </table:table-cell>
          <table:table-cell office:value-type="float" office:value="0.893051" calcext:value-type="float">
            <text:p>0.893051</text:p>
          </table:table-cell>
          <table:table-cell office:value-type="float" office:value="0.85255" calcext:value-type="float">
            <text:p>0.85255</text:p>
          </table:table-cell>
          <table:table-cell office:value-type="float" office:value="0.87303" calcext:value-type="float">
            <text:p>0.87303</text:p>
          </table:table-cell>
          <table:table-cell office:value-type="float" office:value="0.759472" calcext:value-type="float">
            <text:p>0.759472</text:p>
          </table:table-cell>
          <table:table-cell office:value-type="float" office:value="0.840962" calcext:value-type="float">
            <text:p>0.840962</text:p>
          </table:table-cell>
          <table:table-cell office:value-type="float" office:value="0.758862" calcext:value-type="float">
            <text:p>0.758862</text:p>
          </table:table-cell>
          <table:table-cell office:value-type="float" office:value="0.821624" calcext:value-type="float">
            <text:p>0.821624</text:p>
          </table:table-cell>
          <table:table-cell office:value-type="float" office:value="0.711999" calcext:value-type="float">
            <text:p>0.711999</text:p>
          </table:table-cell>
          <table:table-cell office:value-type="float" office:value="0.779986" calcext:value-type="float">
            <text:p>0.779986</text:p>
          </table:table-cell>
          <table:table-cell office:value-type="float" office:value="0.635657" calcext:value-type="float">
            <text:p>0.635657</text:p>
          </table:table-cell>
          <table:table-cell office:value-type="float" office:value="0.760355" calcext:value-type="float">
            <text:p>0.760355</text:p>
          </table:table-cell>
          <table:table-cell office:value-type="float" office:value="0.594353" calcext:value-type="float">
            <text:p>0.594353</text:p>
          </table:table-cell>
          <table:table-cell office:value-type="float" office:value="0.772343" calcext:value-type="float">
            <text:p>0.772343</text:p>
          </table:table-cell>
          <table:table-cell office:value-type="float" office:value="0.618247" calcext:value-type="float">
            <text:p>0.618247</text:p>
          </table:table-cell>
          <table:table-cell office:value-type="float" office:value="0.633021" calcext:value-type="float">
            <text:p>0.633021</text:p>
          </table:table-cell>
          <table:table-cell office:value-type="float" office:value="0.660702" calcext:value-type="float">
            <text:p>0.660702</text:p>
          </table:table-cell>
          <table:table-cell office:value-type="float" office:value="0.594254" calcext:value-type="float">
            <text:p>0.594254</text:p>
          </table:table-cell>
          <table:table-cell office:value-type="float" office:value="0.671625" calcext:value-type="float">
            <text:p>0.671625</text:p>
          </table:table-cell>
          <table:table-cell office:value-type="float" office:value="0.373504" calcext:value-type="float">
            <text:p>0.373504</text:p>
          </table:table-cell>
          <table:table-cell office:value-type="float" office:value="0.654663" calcext:value-type="float">
            <text:p>0.654663</text:p>
          </table:table-cell>
          <table:table-cell office:value-type="float" office:value="0.571848" calcext:value-type="float">
            <text:p>0.571848</text:p>
          </table:table-cell>
          <table:table-cell office:value-type="float" office:value="0.397463" calcext:value-type="float">
            <text:p>0.397463</text:p>
          </table:table-cell>
          <table:table-cell office:value-type="float" office:value="0.653942" calcext:value-type="float">
            <text:p>0.653942</text:p>
          </table:table-cell>
          <table:table-cell office:value-type="float" office:value="0.398719" calcext:value-type="float">
            <text:p>0.398719</text:p>
          </table:table-cell>
          <table:table-cell office:value-type="float" office:value="0.470362" calcext:value-type="float">
            <text:p>0.470362</text:p>
          </table:table-cell>
          <table:table-cell office:value-type="float" office:value="0.596547" calcext:value-type="float">
            <text:p>0.596547</text:p>
          </table:table-cell>
          <table:table-cell office:value-type="float" office:value="0.272109" calcext:value-type="float">
            <text:p>0.272109</text:p>
          </table:table-cell>
          <table:table-cell office:value-type="float" office:value="0.506308" calcext:value-type="float">
            <text:p>0.506308</text:p>
          </table:table-cell>
          <table:table-cell office:value-type="float" office:value="0.528935" calcext:value-type="float">
            <text:p>0.528935</text:p>
          </table:table-cell>
          <table:table-cell office:value-type="float" office:value="0.200212" calcext:value-type="float">
            <text:p>0.200212</text:p>
          </table:table-cell>
          <table:table-cell office:value-type="float" office:value="0.507961" calcext:value-type="float">
            <text:p>0.507961</text:p>
          </table:table-cell>
          <table:table-cell office:value-type="float" office:value="0.505342" calcext:value-type="float">
            <text:p>0.505342</text:p>
          </table:table-cell>
          <table:table-cell office:value-type="float" office:value="0.173758" calcext:value-type="float">
            <text:p>0.173758</text:p>
          </table:table-cell>
          <table:table-cell office:value-type="float" office:value="0.392608" calcext:value-type="float">
            <text:p>0.392608</text:p>
          </table:table-cell>
          <table:table-cell office:value-type="float" office:value="0.394123" calcext:value-type="float">
            <text:p>0.394123</text:p>
          </table:table-cell>
          <table:table-cell office:value-type="float" office:value="0.16288" calcext:value-type="float">
            <text:p>0.16288</text:p>
          </table:table-cell>
          <table:table-cell office:value-type="float" office:value="0.0851454" calcext:value-type="float">
            <text:p>0.0851454</text:p>
          </table:table-cell>
          <table:table-cell office:value-type="float" office:value="0.165947" calcext:value-type="float">
            <text:p>0.165947</text:p>
          </table:table-cell>
          <table:table-cell office:value-type="float" office:value="0.314594" calcext:value-type="float">
            <text:p>0.314594</text:p>
          </table:table-cell>
          <table:table-cell office:value-type="float" office:value="0.154783" calcext:value-type="float">
            <text:p>0.154783</text:p>
          </table:table-cell>
          <table:table-cell office:value-type="float" office:value="0.0379752" calcext:value-type="float">
            <text:p>0.0379752</text:p>
          </table:table-cell>
          <table:table-cell office:value-type="float" office:value="0.0530078" calcext:value-type="float">
            <text:p>0.0530078</text:p>
          </table:table-cell>
          <table:table-cell office:value-type="float" office:value="0.077459" calcext:value-type="float">
            <text:p>0.077459</text:p>
          </table:table-cell>
          <table:table-cell office:value-type="float" office:value="0.0877298" calcext:value-type="float">
            <text:p>0.0877298</text:p>
          </table:table-cell>
          <table:table-cell office:value-type="float" office:value="0.050171" calcext:value-type="float">
            <text:p>0.050171</text:p>
          </table:table-cell>
          <table:table-cell office:value-type="float" office:value="0.00528896" calcext:value-type="float">
            <text:p>0.00528896</text:p>
          </table:table-cell>
          <table:table-cell office:value-type="float" office:value="0.0011505" calcext:value-type="float">
            <text:p>0.0011505</text:p>
          </table:table-cell>
          <table:table-cell office:value-type="float" office:value="0.000683609" calcext:value-type="float">
            <text:p>0.000683609</text:p>
          </table:table-cell>
          <table:table-cell office:value-type="float" office:value="0.0000570345" calcext:value-type="float">
            <text:p>5.70345E-05</text:p>
          </table:table-cell>
          <table:table-cell table:number-columns-repeated="8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84" office:value-type="float" office:value="0" calcext:value-type="float">
            <text:p>0</text:p>
          </table:table-cell>
          <table:table-cell office:value-type="float" office:value="0.00000000354637" calcext:value-type="float">
            <text:p>3.54637E-09</text:p>
          </table:table-cell>
          <table:table-cell office:value-type="float" office:value="0.0000855318" calcext:value-type="float">
            <text:p>8.55318E-05</text:p>
          </table:table-cell>
          <table:table-cell office:value-type="float" office:value="0.00206525" calcext:value-type="float">
            <text:p>0.00206525</text:p>
          </table:table-cell>
          <table:table-cell office:value-type="float" office:value="0.0108596" calcext:value-type="float">
            <text:p>0.0108596</text:p>
          </table:table-cell>
          <table:table-cell office:value-type="float" office:value="0.0226525" calcext:value-type="float">
            <text:p>0.0226525</text:p>
          </table:table-cell>
          <table:table-cell office:value-type="float" office:value="0.0358217" calcext:value-type="float">
            <text:p>0.0358217</text:p>
          </table:table-cell>
          <table:table-cell office:value-type="float" office:value="0.0600818" calcext:value-type="float">
            <text:p>0.0600818</text:p>
          </table:table-cell>
          <table:table-cell office:value-type="float" office:value="0.079664" calcext:value-type="float">
            <text:p>0.079664</text:p>
          </table:table-cell>
          <table:table-cell office:value-type="float" office:value="0.157258" calcext:value-type="float">
            <text:p>0.157258</text:p>
          </table:table-cell>
          <table:table-cell office:value-type="float" office:value="0.464149" calcext:value-type="float">
            <text:p>0.464149</text:p>
          </table:table-cell>
          <table:table-cell office:value-type="float" office:value="0.96548" calcext:value-type="float">
            <text:p>0.96548</text:p>
          </table:table-cell>
          <table:table-cell office:value-type="float" office:value="1.37332" calcext:value-type="float">
            <text:p>1.37332</text:p>
          </table:table-cell>
          <table:table-cell office:value-type="float" office:value="1.596" calcext:value-type="float">
            <text:p>1.596</text:p>
          </table:table-cell>
          <table:table-cell office:value-type="float" office:value="1.76258" calcext:value-type="float">
            <text:p>1.76258</text:p>
          </table:table-cell>
          <table:table-cell office:value-type="float" office:value="1.51017" calcext:value-type="float">
            <text:p>1.51017</text:p>
          </table:table-cell>
          <table:table-cell office:value-type="float" office:value="1.26825" calcext:value-type="float">
            <text:p>1.26825</text:p>
          </table:table-cell>
          <table:table-cell office:value-type="float" office:value="1.13669" calcext:value-type="float">
            <text:p>1.13669</text:p>
          </table:table-cell>
          <table:table-cell office:value-type="float" office:value="1.18971" calcext:value-type="float">
            <text:p>1.18971</text:p>
          </table:table-cell>
          <table:table-cell office:value-type="float" office:value="1.01638" calcext:value-type="float">
            <text:p>1.01638</text:p>
          </table:table-cell>
          <table:table-cell office:value-type="float" office:value="1.05058" calcext:value-type="float">
            <text:p>1.05058</text:p>
          </table:table-cell>
          <table:table-cell office:value-type="float" office:value="0.95885" calcext:value-type="float">
            <text:p>0.95885</text:p>
          </table:table-cell>
          <table:table-cell office:value-type="float" office:value="0.958818" calcext:value-type="float">
            <text:p>0.958818</text:p>
          </table:table-cell>
          <table:table-cell office:value-type="float" office:value="0.950636" calcext:value-type="float">
            <text:p>0.950636</text:p>
          </table:table-cell>
          <table:table-cell office:value-type="float" office:value="0.898474" calcext:value-type="float">
            <text:p>0.898474</text:p>
          </table:table-cell>
          <table:table-cell office:value-type="float" office:value="0.909081" calcext:value-type="float">
            <text:p>0.909081</text:p>
          </table:table-cell>
          <table:table-cell office:value-type="float" office:value="0.822761" calcext:value-type="float">
            <text:p>0.822761</text:p>
          </table:table-cell>
          <table:table-cell office:value-type="float" office:value="0.856113" calcext:value-type="float">
            <text:p>0.856113</text:p>
          </table:table-cell>
          <table:table-cell office:value-type="float" office:value="0.798431" calcext:value-type="float">
            <text:p>0.798431</text:p>
          </table:table-cell>
          <table:table-cell office:value-type="float" office:value="0.840474" calcext:value-type="float">
            <text:p>0.840474</text:p>
          </table:table-cell>
          <table:table-cell office:value-type="float" office:value="0.779556" calcext:value-type="float">
            <text:p>0.779556</text:p>
          </table:table-cell>
          <table:table-cell office:value-type="float" office:value="0.793173" calcext:value-type="float">
            <text:p>0.793173</text:p>
          </table:table-cell>
          <table:table-cell office:value-type="float" office:value="0.685462" calcext:value-type="float">
            <text:p>0.685462</text:p>
          </table:table-cell>
          <table:table-cell office:value-type="float" office:value="0.768287" calcext:value-type="float">
            <text:p>0.768287</text:p>
          </table:table-cell>
          <table:table-cell office:value-type="float" office:value="0.671921" calcext:value-type="float">
            <text:p>0.671921</text:p>
          </table:table-cell>
          <table:table-cell office:value-type="float" office:value="0.73253" calcext:value-type="float">
            <text:p>0.73253</text:p>
          </table:table-cell>
          <table:table-cell office:value-type="float" office:value="0.698885" calcext:value-type="float">
            <text:p>0.698885</text:p>
          </table:table-cell>
          <table:table-cell office:value-type="float" office:value="0.643104" calcext:value-type="float">
            <text:p>0.643104</text:p>
          </table:table-cell>
          <table:table-cell office:value-type="float" office:value="0.764233" calcext:value-type="float">
            <text:p>0.764233</text:p>
          </table:table-cell>
          <table:table-cell office:value-type="float" office:value="0.533008" calcext:value-type="float">
            <text:p>0.533008</text:p>
          </table:table-cell>
          <table:table-cell office:value-type="float" office:value="0.728514" calcext:value-type="float">
            <text:p>0.728514</text:p>
          </table:table-cell>
          <table:table-cell office:value-type="float" office:value="0.489112" calcext:value-type="float">
            <text:p>0.489112</text:p>
          </table:table-cell>
          <table:table-cell office:value-type="float" office:value="0.709873" calcext:value-type="float">
            <text:p>0.709873</text:p>
          </table:table-cell>
          <table:table-cell office:value-type="float" office:value="0.580501" calcext:value-type="float">
            <text:p>0.580501</text:p>
          </table:table-cell>
          <table:table-cell office:value-type="float" office:value="0.552735" calcext:value-type="float">
            <text:p>0.552735</text:p>
          </table:table-cell>
          <table:table-cell office:value-type="float" office:value="0.731977" calcext:value-type="float">
            <text:p>0.731977</text:p>
          </table:table-cell>
          <table:table-cell office:value-type="float" office:value="0.371306" calcext:value-type="float">
            <text:p>0.371306</text:p>
          </table:table-cell>
          <table:table-cell office:value-type="float" office:value="0.65008" calcext:value-type="float">
            <text:p>0.65008</text:p>
          </table:table-cell>
          <table:table-cell office:value-type="float" office:value="0.523954" calcext:value-type="float">
            <text:p>0.523954</text:p>
          </table:table-cell>
          <table:table-cell office:value-type="float" office:value="0.382407" calcext:value-type="float">
            <text:p>0.382407</text:p>
          </table:table-cell>
          <table:table-cell office:value-type="float" office:value="0.654373" calcext:value-type="float">
            <text:p>0.654373</text:p>
          </table:table-cell>
          <table:table-cell office:value-type="float" office:value="0.34339" calcext:value-type="float">
            <text:p>0.34339</text:p>
          </table:table-cell>
          <table:table-cell office:value-type="float" office:value="0.383268" calcext:value-type="float">
            <text:p>0.383268</text:p>
          </table:table-cell>
          <table:table-cell office:value-type="float" office:value="0.645938" calcext:value-type="float">
            <text:p>0.645938</text:p>
          </table:table-cell>
          <table:table-cell office:value-type="float" office:value="0.300467" calcext:value-type="float">
            <text:p>0.300467</text:p>
          </table:table-cell>
          <table:table-cell office:value-type="float" office:value="0.346695" calcext:value-type="float">
            <text:p>0.346695</text:p>
          </table:table-cell>
          <table:table-cell office:value-type="float" office:value="0.62343" calcext:value-type="float">
            <text:p>0.62343</text:p>
          </table:table-cell>
          <table:table-cell office:value-type="float" office:value="0.283416" calcext:value-type="float">
            <text:p>0.283416</text:p>
          </table:table-cell>
          <table:table-cell office:value-type="float" office:value="0.269008" calcext:value-type="float">
            <text:p>0.269008</text:p>
          </table:table-cell>
          <table:table-cell office:value-type="float" office:value="0.553946" calcext:value-type="float">
            <text:p>0.553946</text:p>
          </table:table-cell>
          <table:table-cell office:value-type="float" office:value="0.271768" calcext:value-type="float">
            <text:p>0.271768</text:p>
          </table:table-cell>
          <table:table-cell office:value-type="float" office:value="0.159291" calcext:value-type="float">
            <text:p>0.159291</text:p>
          </table:table-cell>
          <table:table-cell office:value-type="float" office:value="0.511439" calcext:value-type="float">
            <text:p>0.511439</text:p>
          </table:table-cell>
          <table:table-cell office:value-type="float" office:value="0.376593" calcext:value-type="float">
            <text:p>0.376593</text:p>
          </table:table-cell>
          <table:table-cell office:value-type="float" office:value="0.0400895" calcext:value-type="float">
            <text:p>0.0400895</text:p>
          </table:table-cell>
          <table:table-cell office:value-type="float" office:value="0.0393747" calcext:value-type="float">
            <text:p>0.0393747</text:p>
          </table:table-cell>
          <table:table-cell office:value-type="float" office:value="0.192672" calcext:value-type="float">
            <text:p>0.192672</text:p>
          </table:table-cell>
          <table:table-cell office:value-type="float" office:value="0.238027" calcext:value-type="float">
            <text:p>0.238027</text:p>
          </table:table-cell>
          <table:table-cell office:value-type="float" office:value="0.136387" calcext:value-type="float">
            <text:p>0.136387</text:p>
          </table:table-cell>
          <table:table-cell office:value-type="float" office:value="0.0410736" calcext:value-type="float">
            <text:p>0.0410736</text:p>
          </table:table-cell>
          <table:table-cell office:value-type="float" office:value="0.00994805" calcext:value-type="float">
            <text:p>0.00994805</text:p>
          </table:table-cell>
          <table:table-cell office:value-type="float" office:value="0.0179542" calcext:value-type="float">
            <text:p>0.0179542</text:p>
          </table:table-cell>
          <table:table-cell office:value-type="float" office:value="0.0536397" calcext:value-type="float">
            <text:p>0.0536397</text:p>
          </table:table-cell>
          <table:table-cell office:value-type="float" office:value="0.0333499" calcext:value-type="float">
            <text:p>0.0333499</text:p>
          </table:table-cell>
          <table:table-cell office:value-type="float" office:value="0.0028008" calcext:value-type="float">
            <text:p>0.0028008</text:p>
          </table:table-cell>
          <table:table-cell office:value-type="float" office:value="0.000200161" calcext:value-type="float">
            <text:p>0.000200161</text:p>
          </table:table-cell>
          <table:table-cell office:value-type="float" office:value="0.000300383" calcext:value-type="float">
            <text:p>0.000300383</text:p>
          </table:table-cell>
          <table:table-cell office:value-type="float" office:value="0.0000802981" calcext:value-type="float">
            <text:p>8.02981E-05</text:p>
          </table:table-cell>
          <table:table-cell office:value-type="float" office:value="0.00000253404" calcext:value-type="float">
            <text:p>0.000002534</text:p>
          </table:table-cell>
          <table:table-cell table:number-columns-repeated="78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83" office:value-type="float" office:value="0" calcext:value-type="float">
            <text:p>0</text:p>
          </table:table-cell>
          <table:table-cell office:value-type="float" office:value="0.000360662" calcext:value-type="float">
            <text:p>0.000360662</text:p>
          </table:table-cell>
          <table:table-cell office:value-type="float" office:value="0.00630134" calcext:value-type="float">
            <text:p>0.00630134</text:p>
          </table:table-cell>
          <table:table-cell office:value-type="float" office:value="0.0241247" calcext:value-type="float">
            <text:p>0.0241247</text:p>
          </table:table-cell>
          <table:table-cell office:value-type="float" office:value="0.035232" calcext:value-type="float">
            <text:p>0.035232</text:p>
          </table:table-cell>
          <table:table-cell office:value-type="float" office:value="0.0484459" calcext:value-type="float">
            <text:p>0.0484459</text:p>
          </table:table-cell>
          <table:table-cell office:value-type="float" office:value="0.0802724" calcext:value-type="float">
            <text:p>0.0802724</text:p>
          </table:table-cell>
          <table:table-cell office:value-type="float" office:value="0.164081" calcext:value-type="float">
            <text:p>0.164081</text:p>
          </table:table-cell>
          <table:table-cell office:value-type="float" office:value="0.47681" calcext:value-type="float">
            <text:p>0.47681</text:p>
          </table:table-cell>
          <table:table-cell office:value-type="float" office:value="1.16946" calcext:value-type="float">
            <text:p>1.16946</text:p>
          </table:table-cell>
          <table:table-cell office:value-type="float" office:value="1.96612" calcext:value-type="float">
            <text:p>1.96612</text:p>
          </table:table-cell>
          <table:table-cell office:value-type="float" office:value="2.16577" calcext:value-type="float">
            <text:p>2.16577</text:p>
          </table:table-cell>
          <table:table-cell office:value-type="float" office:value="1.80972" calcext:value-type="float">
            <text:p>1.80972</text:p>
          </table:table-cell>
          <table:table-cell office:value-type="float" office:value="1.47348" calcext:value-type="float">
            <text:p>1.47348</text:p>
          </table:table-cell>
          <table:table-cell office:value-type="float" office:value="1.29978" calcext:value-type="float">
            <text:p>1.29978</text:p>
          </table:table-cell>
          <table:table-cell office:value-type="float" office:value="1.22285" calcext:value-type="float">
            <text:p>1.22285</text:p>
          </table:table-cell>
          <table:table-cell office:value-type="float" office:value="1.15274" calcext:value-type="float">
            <text:p>1.15274</text:p>
          </table:table-cell>
          <table:table-cell office:value-type="float" office:value="1.08547" calcext:value-type="float">
            <text:p>1.08547</text:p>
          </table:table-cell>
          <table:table-cell office:value-type="float" office:value="1.08893" calcext:value-type="float">
            <text:p>1.08893</text:p>
          </table:table-cell>
          <table:table-cell office:value-type="float" office:value="0.991714" calcext:value-type="float">
            <text:p>0.991714</text:p>
          </table:table-cell>
          <table:table-cell office:value-type="float" office:value="0.992385" calcext:value-type="float">
            <text:p>0.992385</text:p>
          </table:table-cell>
          <table:table-cell office:value-type="float" office:value="0.988333" calcext:value-type="float">
            <text:p>0.988333</text:p>
          </table:table-cell>
          <table:table-cell office:value-type="float" office:value="0.93754" calcext:value-type="float">
            <text:p>0.93754</text:p>
          </table:table-cell>
          <table:table-cell office:value-type="float" office:value="0.960419" calcext:value-type="float">
            <text:p>0.960419</text:p>
          </table:table-cell>
          <table:table-cell office:value-type="float" office:value="0.897779" calcext:value-type="float">
            <text:p>0.897779</text:p>
          </table:table-cell>
          <table:table-cell office:value-type="float" office:value="0.874658" calcext:value-type="float">
            <text:p>0.874658</text:p>
          </table:table-cell>
          <table:table-cell office:value-type="float" office:value="0.842021" calcext:value-type="float">
            <text:p>0.842021</text:p>
          </table:table-cell>
          <table:table-cell office:value-type="float" office:value="0.804605" calcext:value-type="float">
            <text:p>0.804605</text:p>
          </table:table-cell>
          <table:table-cell office:value-type="float" office:value="0.834889" calcext:value-type="float">
            <text:p>0.834889</text:p>
          </table:table-cell>
          <table:table-cell office:value-type="float" office:value="0.772389" calcext:value-type="float">
            <text:p>0.772389</text:p>
          </table:table-cell>
          <table:table-cell office:value-type="float" office:value="0.832557" calcext:value-type="float">
            <text:p>0.832557</text:p>
          </table:table-cell>
          <table:table-cell office:value-type="float" office:value="0.739702" calcext:value-type="float">
            <text:p>0.739702</text:p>
          </table:table-cell>
          <table:table-cell office:value-type="float" office:value="0.777393" calcext:value-type="float">
            <text:p>0.777393</text:p>
          </table:table-cell>
          <table:table-cell office:value-type="float" office:value="0.692799" calcext:value-type="float">
            <text:p>0.692799</text:p>
          </table:table-cell>
          <table:table-cell office:value-type="float" office:value="0.787797" calcext:value-type="float">
            <text:p>0.787797</text:p>
          </table:table-cell>
          <table:table-cell office:value-type="float" office:value="0.585635" calcext:value-type="float">
            <text:p>0.585635</text:p>
          </table:table-cell>
          <table:table-cell office:value-type="float" office:value="0.817284" calcext:value-type="float">
            <text:p>0.817284</text:p>
          </table:table-cell>
          <table:table-cell office:value-type="float" office:value="0.582634" calcext:value-type="float">
            <text:p>0.582634</text:p>
          </table:table-cell>
          <table:table-cell office:value-type="float" office:value="0.755874" calcext:value-type="float">
            <text:p>0.755874</text:p>
          </table:table-cell>
          <table:table-cell office:value-type="float" office:value="0.56458" calcext:value-type="float">
            <text:p>0.56458</text:p>
          </table:table-cell>
          <table:table-cell office:value-type="float" office:value="0.656143" calcext:value-type="float">
            <text:p>0.656143</text:p>
          </table:table-cell>
          <table:table-cell office:value-type="float" office:value="0.686572" calcext:value-type="float">
            <text:p>0.686572</text:p>
          </table:table-cell>
          <table:table-cell office:value-type="float" office:value="0.473595" calcext:value-type="float">
            <text:p>0.473595</text:p>
          </table:table-cell>
          <table:table-cell office:value-type="float" office:value="0.761093" calcext:value-type="float">
            <text:p>0.761093</text:p>
          </table:table-cell>
          <table:table-cell office:value-type="float" office:value="0.433422" calcext:value-type="float">
            <text:p>0.433422</text:p>
          </table:table-cell>
          <table:table-cell office:value-type="float" office:value="0.677153" calcext:value-type="float">
            <text:p>0.677153</text:p>
          </table:table-cell>
          <table:table-cell office:value-type="float" office:value="0.651698" calcext:value-type="float">
            <text:p>0.651698</text:p>
          </table:table-cell>
          <table:table-cell office:value-type="float" office:value="0.404681" calcext:value-type="float">
            <text:p>0.404681</text:p>
          </table:table-cell>
          <table:table-cell office:value-type="float" office:value="0.696493" calcext:value-type="float">
            <text:p>0.696493</text:p>
          </table:table-cell>
          <table:table-cell office:value-type="float" office:value="0.378837" calcext:value-type="float">
            <text:p>0.378837</text:p>
          </table:table-cell>
          <table:table-cell office:value-type="float" office:value="0.589389" calcext:value-type="float">
            <text:p>0.589389</text:p>
          </table:table-cell>
          <table:table-cell office:value-type="float" office:value="0.653095" calcext:value-type="float">
            <text:p>0.653095</text:p>
          </table:table-cell>
          <table:table-cell office:value-type="float" office:value="0.240729" calcext:value-type="float">
            <text:p>0.240729</text:p>
          </table:table-cell>
          <table:table-cell office:value-type="float" office:value="0.632329" calcext:value-type="float">
            <text:p>0.632329</text:p>
          </table:table-cell>
          <table:table-cell office:value-type="float" office:value="0.549757" calcext:value-type="float">
            <text:p>0.549757</text:p>
          </table:table-cell>
          <table:table-cell office:value-type="float" office:value="0.164782" calcext:value-type="float">
            <text:p>0.164782</text:p>
          </table:table-cell>
          <table:table-cell office:value-type="float" office:value="0.554829" calcext:value-type="float">
            <text:p>0.554829</text:p>
          </table:table-cell>
          <table:table-cell office:value-type="float" office:value="0.532268" calcext:value-type="float">
            <text:p>0.532268</text:p>
          </table:table-cell>
          <table:table-cell office:value-type="float" office:value="0.140331" calcext:value-type="float">
            <text:p>0.140331</text:p>
          </table:table-cell>
          <table:table-cell office:value-type="float" office:value="0.462919" calcext:value-type="float">
            <text:p>0.462919</text:p>
          </table:table-cell>
          <table:table-cell office:value-type="float" office:value="0.552265" calcext:value-type="float">
            <text:p>0.552265</text:p>
          </table:table-cell>
          <table:table-cell office:value-type="float" office:value="0.136176" calcext:value-type="float">
            <text:p>0.136176</text:p>
          </table:table-cell>
          <table:table-cell office:value-type="float" office:value="0.319924" calcext:value-type="float">
            <text:p>0.319924</text:p>
          </table:table-cell>
          <table:table-cell office:value-type="float" office:value="0.585985" calcext:value-type="float">
            <text:p>0.585985</text:p>
          </table:table-cell>
          <table:table-cell office:value-type="float" office:value="0.222556" calcext:value-type="float">
            <text:p>0.222556</text:p>
          </table:table-cell>
          <table:table-cell office:value-type="float" office:value="0.102505" calcext:value-type="float">
            <text:p>0.102505</text:p>
          </table:table-cell>
          <table:table-cell office:value-type="float" office:value="0.384147" calcext:value-type="float">
            <text:p>0.384147</text:p>
          </table:table-cell>
          <table:table-cell office:value-type="float" office:value="0.348112" calcext:value-type="float">
            <text:p>0.348112</text:p>
          </table:table-cell>
          <table:table-cell office:value-type="float" office:value="0.108472" calcext:value-type="float">
            <text:p>0.108472</text:p>
          </table:table-cell>
          <table:table-cell office:value-type="float" office:value="0.0240635" calcext:value-type="float">
            <text:p>0.0240635</text:p>
          </table:table-cell>
          <table:table-cell office:value-type="float" office:value="0.0277867" calcext:value-type="float">
            <text:p>0.0277867</text:p>
          </table:table-cell>
          <table:table-cell office:value-type="float" office:value="0.0823076" calcext:value-type="float">
            <text:p>0.0823076</text:p>
          </table:table-cell>
          <table:table-cell office:value-type="float" office:value="0.168494" calcext:value-type="float">
            <text:p>0.168494</text:p>
          </table:table-cell>
          <table:table-cell office:value-type="float" office:value="0.0892124" calcext:value-type="float">
            <text:p>0.0892124</text:p>
          </table:table-cell>
          <table:table-cell office:value-type="float" office:value="0.00783089" calcext:value-type="float">
            <text:p>0.00783089</text:p>
          </table:table-cell>
          <table:table-cell office:value-type="float" office:value="0.000222426" calcext:value-type="float">
            <text:p>0.000222426</text:p>
          </table:table-cell>
          <table:table-cell office:value-type="float" office:value="0.00109053" calcext:value-type="float">
            <text:p>0.00109053</text:p>
          </table:table-cell>
          <table:table-cell office:value-type="float" office:value="0.00137753" calcext:value-type="float">
            <text:p>0.00137753</text:p>
          </table:table-cell>
          <table:table-cell office:value-type="float" office:value="0.000291393" calcext:value-type="float">
            <text:p>0.000291393</text:p>
          </table:table-cell>
          <table:table-cell office:value-type="float" office:value="0.00000749936" calcext:value-type="float">
            <text:p>7.49936E-06</text:p>
          </table:table-cell>
          <table:table-cell table:number-columns-repeated="78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81" office:value-type="float" office:value="0" calcext:value-type="float">
            <text:p>0</text:p>
          </table:table-cell>
          <table:table-cell office:value-type="float" office:value="0.000789305" calcext:value-type="float">
            <text:p>0.000789305</text:p>
          </table:table-cell>
          <table:table-cell office:value-type="float" office:value="0.011041" calcext:value-type="float">
            <text:p>0.011041</text:p>
          </table:table-cell>
          <table:table-cell office:value-type="float" office:value="0.0303717" calcext:value-type="float">
            <text:p>0.0303717</text:p>
          </table:table-cell>
          <table:table-cell office:value-type="float" office:value="0.0441701" calcext:value-type="float">
            <text:p>0.0441701</text:p>
          </table:table-cell>
          <table:table-cell office:value-type="float" office:value="0.0850548" calcext:value-type="float">
            <text:p>0.0850548</text:p>
          </table:table-cell>
          <table:table-cell office:value-type="float" office:value="0.129705" calcext:value-type="float">
            <text:p>0.129705</text:p>
          </table:table-cell>
          <table:table-cell office:value-type="float" office:value="0.354858" calcext:value-type="float">
            <text:p>0.354858</text:p>
          </table:table-cell>
          <table:table-cell office:value-type="float" office:value="1.26755" calcext:value-type="float">
            <text:p>1.26755</text:p>
          </table:table-cell>
          <table:table-cell office:value-type="float" office:value="2.27889" calcext:value-type="float">
            <text:p>2.27889</text:p>
          </table:table-cell>
          <table:table-cell office:value-type="float" office:value="2.31061" calcext:value-type="float">
            <text:p>2.31061</text:p>
          </table:table-cell>
          <table:table-cell office:value-type="float" office:value="1.78174" calcext:value-type="float">
            <text:p>1.78174</text:p>
          </table:table-cell>
          <table:table-cell office:value-type="float" office:value="1.47951" calcext:value-type="float">
            <text:p>1.47951</text:p>
          </table:table-cell>
          <table:table-cell office:value-type="float" office:value="1.38991" calcext:value-type="float">
            <text:p>1.38991</text:p>
          </table:table-cell>
          <table:table-cell office:value-type="float" office:value="1.28002" calcext:value-type="float">
            <text:p>1.28002</text:p>
          </table:table-cell>
          <table:table-cell office:value-type="float" office:value="1.18754" calcext:value-type="float">
            <text:p>1.18754</text:p>
          </table:table-cell>
          <table:table-cell office:value-type="float" office:value="1.20513" calcext:value-type="float">
            <text:p>1.20513</text:p>
          </table:table-cell>
          <table:table-cell office:value-type="float" office:value="1.1043" calcext:value-type="float">
            <text:p>1.1043</text:p>
          </table:table-cell>
          <table:table-cell office:value-type="float" office:value="1.12444" calcext:value-type="float">
            <text:p>1.12444</text:p>
          </table:table-cell>
          <table:table-cell office:value-type="float" office:value="1.02616" calcext:value-type="float">
            <text:p>1.02616</text:p>
          </table:table-cell>
          <table:table-cell office:value-type="float" office:value="0.991457" calcext:value-type="float">
            <text:p>0.991457</text:p>
          </table:table-cell>
          <table:table-cell office:value-type="float" office:value="0.959936" calcext:value-type="float">
            <text:p>0.959936</text:p>
          </table:table-cell>
          <table:table-cell office:value-type="float" office:value="0.951758" calcext:value-type="float">
            <text:p>0.951758</text:p>
          </table:table-cell>
          <table:table-cell office:value-type="float" office:value="0.926655" calcext:value-type="float">
            <text:p>0.926655</text:p>
          </table:table-cell>
          <table:table-cell office:value-type="float" office:value="0.898191" calcext:value-type="float">
            <text:p>0.898191</text:p>
          </table:table-cell>
          <table:table-cell office:value-type="float" office:value="0.872408" calcext:value-type="float">
            <text:p>0.872408</text:p>
          </table:table-cell>
          <table:table-cell office:value-type="float" office:value="0.824516" calcext:value-type="float">
            <text:p>0.824516</text:p>
          </table:table-cell>
          <table:table-cell office:value-type="float" office:value="0.871426" calcext:value-type="float">
            <text:p>0.871426</text:p>
          </table:table-cell>
          <table:table-cell office:value-type="float" office:value="0.796449" calcext:value-type="float">
            <text:p>0.796449</text:p>
          </table:table-cell>
          <table:table-cell office:value-type="float" office:value="0.868681" calcext:value-type="float">
            <text:p>0.868681</text:p>
          </table:table-cell>
          <table:table-cell office:value-type="float" office:value="0.763838" calcext:value-type="float">
            <text:p>0.763838</text:p>
          </table:table-cell>
          <table:table-cell office:value-type="float" office:value="0.81112" calcext:value-type="float">
            <text:p>0.81112</text:p>
          </table:table-cell>
          <table:table-cell office:value-type="float" office:value="0.706448" calcext:value-type="float">
            <text:p>0.706448</text:p>
          </table:table-cell>
          <table:table-cell office:value-type="float" office:value="0.788385" calcext:value-type="float">
            <text:p>0.788385</text:p>
          </table:table-cell>
          <table:table-cell office:value-type="float" office:value="0.698566" calcext:value-type="float">
            <text:p>0.698566</text:p>
          </table:table-cell>
          <table:table-cell office:value-type="float" office:value="0.768096" calcext:value-type="float">
            <text:p>0.768096</text:p>
          </table:table-cell>
          <table:table-cell office:value-type="float" office:value="0.756358" calcext:value-type="float">
            <text:p>0.756358</text:p>
          </table:table-cell>
          <table:table-cell office:value-type="float" office:value="0.657834" calcext:value-type="float">
            <text:p>0.657834</text:p>
          </table:table-cell>
          <table:table-cell office:value-type="float" office:value="0.783277" calcext:value-type="float">
            <text:p>0.783277</text:p>
          </table:table-cell>
          <table:table-cell office:value-type="float" office:value="0.539866" calcext:value-type="float">
            <text:p>0.539866</text:p>
          </table:table-cell>
          <table:table-cell office:value-type="float" office:value="0.763237" calcext:value-type="float">
            <text:p>0.763237</text:p>
          </table:table-cell>
          <table:table-cell office:value-type="float" office:value="0.504286" calcext:value-type="float">
            <text:p>0.504286</text:p>
          </table:table-cell>
          <table:table-cell office:value-type="float" office:value="0.766171" calcext:value-type="float">
            <text:p>0.766171</text:p>
          </table:table-cell>
          <table:table-cell office:value-type="float" office:value="0.586103" calcext:value-type="float">
            <text:p>0.586103</text:p>
          </table:table-cell>
          <table:table-cell office:value-type="float" office:value="0.608726" calcext:value-type="float">
            <text:p>0.608726</text:p>
          </table:table-cell>
          <table:table-cell office:value-type="float" office:value="0.745129" calcext:value-type="float">
            <text:p>0.745129</text:p>
          </table:table-cell>
          <table:table-cell office:value-type="float" office:value="0.368746" calcext:value-type="float">
            <text:p>0.368746</text:p>
          </table:table-cell>
          <table:table-cell office:value-type="float" office:value="0.715312" calcext:value-type="float">
            <text:p>0.715312</text:p>
          </table:table-cell>
          <table:table-cell office:value-type="float" office:value="0.505546" calcext:value-type="float">
            <text:p>0.505546</text:p>
          </table:table-cell>
          <table:table-cell office:value-type="float" office:value="0.477562" calcext:value-type="float">
            <text:p>0.477562</text:p>
          </table:table-cell>
          <table:table-cell office:value-type="float" office:value="0.710963" calcext:value-type="float">
            <text:p>0.710963</text:p>
          </table:table-cell>
          <table:table-cell office:value-type="float" office:value="0.301624" calcext:value-type="float">
            <text:p>0.301624</text:p>
          </table:table-cell>
          <table:table-cell office:value-type="float" office:value="0.659265" calcext:value-type="float">
            <text:p>0.659265</text:p>
          </table:table-cell>
          <table:table-cell office:value-type="float" office:value="0.64353" calcext:value-type="float">
            <text:p>0.64353</text:p>
          </table:table-cell>
          <table:table-cell office:value-type="float" office:value="0.265219" calcext:value-type="float">
            <text:p>0.265219</text:p>
          </table:table-cell>
          <table:table-cell office:value-type="float" office:value="0.679724" calcext:value-type="float">
            <text:p>0.679724</text:p>
          </table:table-cell>
          <table:table-cell office:value-type="float" office:value="0.456247" calcext:value-type="float">
            <text:p>0.456247</text:p>
          </table:table-cell>
          <table:table-cell office:value-type="float" office:value="0.263634" calcext:value-type="float">
            <text:p>0.263634</text:p>
          </table:table-cell>
          <table:table-cell office:value-type="float" office:value="0.646181" calcext:value-type="float">
            <text:p>0.646181</text:p>
          </table:table-cell>
          <table:table-cell office:value-type="float" office:value="0.376697" calcext:value-type="float">
            <text:p>0.376697</text:p>
          </table:table-cell>
          <table:table-cell office:value-type="float" office:value="0.146805" calcext:value-type="float">
            <text:p>0.146805</text:p>
          </table:table-cell>
          <table:table-cell office:value-type="float" office:value="0.599933" calcext:value-type="float">
            <text:p>0.599933</text:p>
          </table:table-cell>
          <table:table-cell office:value-type="float" office:value="0.500186" calcext:value-type="float">
            <text:p>0.500186</text:p>
          </table:table-cell>
          <table:table-cell office:value-type="float" office:value="0.0923949" calcext:value-type="float">
            <text:p>0.0923949</text:p>
          </table:table-cell>
          <table:table-cell office:value-type="float" office:value="0.420413" calcext:value-type="float">
            <text:p>0.420413</text:p>
          </table:table-cell>
          <table:table-cell office:value-type="float" office:value="0.579966" calcext:value-type="float">
            <text:p>0.579966</text:p>
          </table:table-cell>
          <table:table-cell office:value-type="float" office:value="0.144276" calcext:value-type="float">
            <text:p>0.144276</text:p>
          </table:table-cell>
          <table:table-cell office:value-type="float" office:value="0.16138" calcext:value-type="float">
            <text:p>0.16138</text:p>
          </table:table-cell>
          <table:table-cell office:value-type="float" office:value="0.506392" calcext:value-type="float">
            <text:p>0.506392</text:p>
          </table:table-cell>
          <table:table-cell office:value-type="float" office:value="0.315669" calcext:value-type="float">
            <text:p>0.315669</text:p>
          </table:table-cell>
          <table:table-cell office:value-type="float" office:value="0.0387069" calcext:value-type="float">
            <text:p>0.0387069</text:p>
          </table:table-cell>
          <table:table-cell office:value-type="float" office:value="0.0290345" calcext:value-type="float">
            <text:p>0.0290345</text:p>
          </table:table-cell>
          <table:table-cell office:value-type="float" office:value="0.16685" calcext:value-type="float">
            <text:p>0.16685</text:p>
          </table:table-cell>
          <table:table-cell office:value-type="float" office:value="0.307472" calcext:value-type="float">
            <text:p>0.307472</text:p>
          </table:table-cell>
          <table:table-cell office:value-type="float" office:value="0.145643" calcext:value-type="float">
            <text:p>0.145643</text:p>
          </table:table-cell>
          <table:table-cell office:value-type="float" office:value="0.011552" calcext:value-type="float">
            <text:p>0.011552</text:p>
          </table:table-cell>
          <table:table-cell office:value-type="float" office:value="0.000279574" calcext:value-type="float">
            <text:p>0.000279574</text:p>
          </table:table-cell>
          <table:table-cell office:value-type="float" office:value="0.000964704" calcext:value-type="float">
            <text:p>0.000964704</text:p>
          </table:table-cell>
          <table:table-cell office:value-type="float" office:value="0.00962593" calcext:value-type="float">
            <text:p>0.00962593</text:p>
          </table:table-cell>
          <table:table-cell office:value-type="float" office:value="0.0132916" calcext:value-type="float">
            <text:p>0.0132916</text:p>
          </table:table-cell>
          <table:table-cell office:value-type="float" office:value="0.0032455" calcext:value-type="float">
            <text:p>0.0032455</text:p>
          </table:table-cell>
          <table:table-cell office:value-type="float" office:value="0.0000958642" calcext:value-type="float">
            <text:p>9.58642E-05</text:p>
          </table:table-cell>
          <table:table-cell table:number-columns-repeated="78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78" office:value-type="float" office:value="0" calcext:value-type="float">
            <text:p>0</text:p>
          </table:table-cell>
          <table:table-cell office:value-type="float" office:value="0.0000173868" calcext:value-type="float">
            <text:p>1.73868E-05</text:p>
          </table:table-cell>
          <table:table-cell office:value-type="float" office:value="0.00139365" calcext:value-type="float">
            <text:p>0.00139365</text:p>
          </table:table-cell>
          <table:table-cell office:value-type="float" office:value="0.0134425" calcext:value-type="float">
            <text:p>0.0134425</text:p>
          </table:table-cell>
          <table:table-cell office:value-type="float" office:value="0.0305381" calcext:value-type="float">
            <text:p>0.0305381</text:p>
          </table:table-cell>
          <table:table-cell office:value-type="float" office:value="0.0548107" calcext:value-type="float">
            <text:p>0.0548107</text:p>
          </table:table-cell>
          <table:table-cell office:value-type="float" office:value="0.106688" calcext:value-type="float">
            <text:p>0.106688</text:p>
          </table:table-cell>
          <table:table-cell office:value-type="float" office:value="0.241791" calcext:value-type="float">
            <text:p>0.241791</text:p>
          </table:table-cell>
          <table:table-cell office:value-type="float" office:value="0.951986" calcext:value-type="float">
            <text:p>0.951986</text:p>
          </table:table-cell>
          <table:table-cell office:value-type="float" office:value="2.02113" calcext:value-type="float">
            <text:p>2.02113</text:p>
          </table:table-cell>
          <table:table-cell office:value-type="float" office:value="2.26207" calcext:value-type="float">
            <text:p>2.26207</text:p>
          </table:table-cell>
          <table:table-cell office:value-type="float" office:value="1.91477" calcext:value-type="float">
            <text:p>1.91477</text:p>
          </table:table-cell>
          <table:table-cell office:value-type="float" office:value="1.76298" calcext:value-type="float">
            <text:p>1.76298</text:p>
          </table:table-cell>
          <table:table-cell office:value-type="float" office:value="1.59739" calcext:value-type="float">
            <text:p>1.59739</text:p>
          </table:table-cell>
          <table:table-cell office:value-type="float" office:value="1.34874" calcext:value-type="float">
            <text:p>1.34874</text:p>
          </table:table-cell>
          <table:table-cell office:value-type="float" office:value="1.21961" calcext:value-type="float">
            <text:p>1.21961</text:p>
          </table:table-cell>
          <table:table-cell office:value-type="float" office:value="1.18658" calcext:value-type="float">
            <text:p>1.18658</text:p>
          </table:table-cell>
          <table:table-cell office:value-type="float" office:value="1.21455" calcext:value-type="float">
            <text:p>1.21455</text:p>
          </table:table-cell>
          <table:table-cell office:value-type="float" office:value="1.1175" calcext:value-type="float">
            <text:p>1.1175</text:p>
          </table:table-cell>
          <table:table-cell office:value-type="float" office:value="1.08928" calcext:value-type="float">
            <text:p>1.08928</text:p>
          </table:table-cell>
          <table:table-cell office:value-type="float" office:value="1.05169" calcext:value-type="float">
            <text:p>1.05169</text:p>
          </table:table-cell>
          <table:table-cell office:value-type="float" office:value="0.975725" calcext:value-type="float">
            <text:p>0.975725</text:p>
          </table:table-cell>
          <table:table-cell office:value-type="float" office:value="0.985899" calcext:value-type="float">
            <text:p>0.985899</text:p>
          </table:table-cell>
          <table:table-cell office:value-type="float" office:value="0.963142" calcext:value-type="float">
            <text:p>0.963142</text:p>
          </table:table-cell>
          <table:table-cell office:value-type="float" office:value="0.958926" calcext:value-type="float">
            <text:p>0.958926</text:p>
          </table:table-cell>
          <table:table-cell office:value-type="float" office:value="0.922427" calcext:value-type="float">
            <text:p>0.922427</text:p>
          </table:table-cell>
          <table:table-cell office:value-type="float" office:value="0.897393" calcext:value-type="float">
            <text:p>0.897393</text:p>
          </table:table-cell>
          <table:table-cell office:value-type="float" office:value="0.831752" calcext:value-type="float">
            <text:p>0.831752</text:p>
          </table:table-cell>
          <table:table-cell office:value-type="float" office:value="0.887384" calcext:value-type="float">
            <text:p>0.887384</text:p>
          </table:table-cell>
          <table:table-cell office:value-type="float" office:value="0.786422" calcext:value-type="float">
            <text:p>0.786422</text:p>
          </table:table-cell>
          <table:table-cell office:value-type="float" office:value="0.903954" calcext:value-type="float">
            <text:p>0.903954</text:p>
          </table:table-cell>
          <table:table-cell office:value-type="float" office:value="0.754207" calcext:value-type="float">
            <text:p>0.754207</text:p>
          </table:table-cell>
          <table:table-cell office:value-type="float" office:value="0.865142" calcext:value-type="float">
            <text:p>0.865142</text:p>
          </table:table-cell>
          <table:table-cell office:value-type="float" office:value="0.708926" calcext:value-type="float">
            <text:p>0.708926</text:p>
          </table:table-cell>
          <table:table-cell office:value-type="float" office:value="0.825066" calcext:value-type="float">
            <text:p>0.825066</text:p>
          </table:table-cell>
          <table:table-cell office:value-type="float" office:value="0.637122" calcext:value-type="float">
            <text:p>0.637122</text:p>
          </table:table-cell>
          <table:table-cell office:value-type="float" office:value="0.837687" calcext:value-type="float">
            <text:p>0.837687</text:p>
          </table:table-cell>
          <table:table-cell office:value-type="float" office:value="0.63911" calcext:value-type="float">
            <text:p>0.63911</text:p>
          </table:table-cell>
          <table:table-cell office:value-type="float" office:value="0.813005" calcext:value-type="float">
            <text:p>0.813005</text:p>
          </table:table-cell>
          <table:table-cell office:value-type="float" office:value="0.651537" calcext:value-type="float">
            <text:p>0.651537</text:p>
          </table:table-cell>
          <table:table-cell office:value-type="float" office:value="0.707767" calcext:value-type="float">
            <text:p>0.707767</text:p>
          </table:table-cell>
          <table:table-cell office:value-type="float" office:value="0.730461" calcext:value-type="float">
            <text:p>0.730461</text:p>
          </table:table-cell>
          <table:table-cell office:value-type="float" office:value="0.555618" calcext:value-type="float">
            <text:p>0.555618</text:p>
          </table:table-cell>
          <table:table-cell office:value-type="float" office:value="0.775293" calcext:value-type="float">
            <text:p>0.775293</text:p>
          </table:table-cell>
          <table:table-cell office:value-type="float" office:value="0.468117" calcext:value-type="float">
            <text:p>0.468117</text:p>
          </table:table-cell>
          <table:table-cell office:value-type="float" office:value="0.788971" calcext:value-type="float">
            <text:p>0.788971</text:p>
          </table:table-cell>
          <table:table-cell office:value-type="float" office:value="0.555527" calcext:value-type="float">
            <text:p>0.555527</text:p>
          </table:table-cell>
          <table:table-cell office:value-type="float" office:value="0.641937" calcext:value-type="float">
            <text:p>0.641937</text:p>
          </table:table-cell>
          <table:table-cell office:value-type="float" office:value="0.713244" calcext:value-type="float">
            <text:p>0.713244</text:p>
          </table:table-cell>
          <table:table-cell office:value-type="float" office:value="0.394259" calcext:value-type="float">
            <text:p>0.394259</text:p>
          </table:table-cell>
          <table:table-cell office:value-type="float" office:value="0.734392" calcext:value-type="float">
            <text:p>0.734392</text:p>
          </table:table-cell>
          <table:table-cell office:value-type="float" office:value="0.435551" calcext:value-type="float">
            <text:p>0.435551</text:p>
          </table:table-cell>
          <table:table-cell office:value-type="float" office:value="0.566698" calcext:value-type="float">
            <text:p>0.566698</text:p>
          </table:table-cell>
          <table:table-cell office:value-type="float" office:value="0.719122" calcext:value-type="float">
            <text:p>0.719122</text:p>
          </table:table-cell>
          <table:table-cell office:value-type="float" office:value="0.253486" calcext:value-type="float">
            <text:p>0.253486</text:p>
          </table:table-cell>
          <table:table-cell office:value-type="float" office:value="0.664239" calcext:value-type="float">
            <text:p>0.664239</text:p>
          </table:table-cell>
          <table:table-cell office:value-type="float" office:value="0.610162" calcext:value-type="float">
            <text:p>0.610162</text:p>
          </table:table-cell>
          <table:table-cell office:value-type="float" office:value="0.239359" calcext:value-type="float">
            <text:p>0.239359</text:p>
          </table:table-cell>
          <table:table-cell office:value-type="float" office:value="0.666495" calcext:value-type="float">
            <text:p>0.666495</text:p>
          </table:table-cell>
          <table:table-cell office:value-type="float" office:value="0.470366" calcext:value-type="float">
            <text:p>0.470366</text:p>
          </table:table-cell>
          <table:table-cell office:value-type="float" office:value="0.313768" calcext:value-type="float">
            <text:p>0.313768</text:p>
          </table:table-cell>
          <table:table-cell office:value-type="float" office:value="0.685946" calcext:value-type="float">
            <text:p>0.685946</text:p>
          </table:table-cell>
          <table:table-cell office:value-type="float" office:value="0.352899" calcext:value-type="float">
            <text:p>0.352899</text:p>
          </table:table-cell>
          <table:table-cell office:value-type="float" office:value="0.210038" calcext:value-type="float">
            <text:p>0.210038</text:p>
          </table:table-cell>
          <table:table-cell office:value-type="float" office:value="0.654645" calcext:value-type="float">
            <text:p>0.654645</text:p>
          </table:table-cell>
          <table:table-cell office:value-type="float" office:value="0.425722" calcext:value-type="float">
            <text:p>0.425722</text:p>
          </table:table-cell>
          <table:table-cell office:value-type="float" office:value="0.0826706" calcext:value-type="float">
            <text:p>0.0826706</text:p>
          </table:table-cell>
          <table:table-cell office:value-type="float" office:value="0.455714" calcext:value-type="float">
            <text:p>0.455714</text:p>
          </table:table-cell>
          <table:table-cell office:value-type="float" office:value="0.560178" calcext:value-type="float">
            <text:p>0.560178</text:p>
          </table:table-cell>
          <table:table-cell office:value-type="float" office:value="0.113132" calcext:value-type="float">
            <text:p>0.113132</text:p>
          </table:table-cell>
          <table:table-cell office:value-type="float" office:value="0.167863" calcext:value-type="float">
            <text:p>0.167863</text:p>
          </table:table-cell>
          <table:table-cell office:value-type="float" office:value="0.537018" calcext:value-type="float">
            <text:p>0.537018</text:p>
          </table:table-cell>
          <table:table-cell office:value-type="float" office:value="0.332607" calcext:value-type="float">
            <text:p>0.332607</text:p>
          </table:table-cell>
          <table:table-cell office:value-type="float" office:value="0.0420229" calcext:value-type="float">
            <text:p>0.0420229</text:p>
          </table:table-cell>
          <table:table-cell office:value-type="float" office:value="0.153192" calcext:value-type="float">
            <text:p>0.153192</text:p>
          </table:table-cell>
          <table:table-cell office:value-type="float" office:value="0.429234" calcext:value-type="float">
            <text:p>0.429234</text:p>
          </table:table-cell>
          <table:table-cell office:value-type="float" office:value="0.280318" calcext:value-type="float">
            <text:p>0.280318</text:p>
          </table:table-cell>
          <table:table-cell office:value-type="float" office:value="0.0290207" calcext:value-type="float">
            <text:p>0.0290207</text:p>
          </table:table-cell>
          <table:table-cell office:value-type="float" office:value="0.000477738" calcext:value-type="float">
            <text:p>0.000477738</text:p>
          </table:table-cell>
          <table:table-cell office:value-type="float" office:value="0.000121519" calcext:value-type="float">
            <text:p>0.000121519</text:p>
          </table:table-cell>
          <table:table-cell office:value-type="float" office:value="0.00714259" calcext:value-type="float">
            <text:p>0.00714259</text:p>
          </table:table-cell>
          <table:table-cell office:value-type="float" office:value="0.060814" calcext:value-type="float">
            <text:p>0.060814</text:p>
          </table:table-cell>
          <table:table-cell office:value-type="float" office:value="0.0613171" calcext:value-type="float">
            <text:p>0.0613171</text:p>
          </table:table-cell>
          <table:table-cell office:value-type="float" office:value="0.0075669" calcext:value-type="float">
            <text:p>0.0075669</text:p>
          </table:table-cell>
          <table:table-cell office:value-type="float" office:value="0.0000418027" calcext:value-type="float">
            <text:p>4.18027E-05</text:p>
          </table:table-cell>
          <table:table-cell table:number-columns-repeated="78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76" office:value-type="float" office:value="0" calcext:value-type="float">
            <text:p>0</text:p>
          </table:table-cell>
          <table:table-cell office:value-type="float" office:value="0.00000455147" calcext:value-type="float">
            <text:p>4.55147E-06</text:p>
          </table:table-cell>
          <table:table-cell office:value-type="float" office:value="0.00102931" calcext:value-type="float">
            <text:p>0.00102931</text:p>
          </table:table-cell>
          <table:table-cell office:value-type="float" office:value="0.0122414" calcext:value-type="float">
            <text:p>0.0122414</text:p>
          </table:table-cell>
          <table:table-cell office:value-type="float" office:value="0.0311723" calcext:value-type="float">
            <text:p>0.0311723</text:p>
          </table:table-cell>
          <table:table-cell office:value-type="float" office:value="0.0604033" calcext:value-type="float">
            <text:p>0.0604033</text:p>
          </table:table-cell>
          <table:table-cell office:value-type="float" office:value="0.115405" calcext:value-type="float">
            <text:p>0.115405</text:p>
          </table:table-cell>
          <table:table-cell office:value-type="float" office:value="0.379878" calcext:value-type="float">
            <text:p>0.379878</text:p>
          </table:table-cell>
          <table:table-cell office:value-type="float" office:value="1.3668" calcext:value-type="float">
            <text:p>1.3668</text:p>
          </table:table-cell>
          <table:table-cell office:value-type="float" office:value="2.26447" calcext:value-type="float">
            <text:p>2.26447</text:p>
          </table:table-cell>
          <table:table-cell office:value-type="float" office:value="2.2882" calcext:value-type="float">
            <text:p>2.2882</text:p>
          </table:table-cell>
          <table:table-cell office:value-type="float" office:value="2.11215" calcext:value-type="float">
            <text:p>2.11215</text:p>
          </table:table-cell>
          <table:table-cell office:value-type="float" office:value="1.82186" calcext:value-type="float">
            <text:p>1.82186</text:p>
          </table:table-cell>
          <table:table-cell office:value-type="float" office:value="1.46973" calcext:value-type="float">
            <text:p>1.46973</text:p>
          </table:table-cell>
          <table:table-cell office:value-type="float" office:value="1.40072" calcext:value-type="float">
            <text:p>1.40072</text:p>
          </table:table-cell>
          <table:table-cell office:value-type="float" office:value="1.29668" calcext:value-type="float">
            <text:p>1.29668</text:p>
          </table:table-cell>
          <table:table-cell office:value-type="float" office:value="1.1948" calcext:value-type="float">
            <text:p>1.1948</text:p>
          </table:table-cell>
          <table:table-cell office:value-type="float" office:value="1.19733" calcext:value-type="float">
            <text:p>1.19733</text:p>
          </table:table-cell>
          <table:table-cell office:value-type="float" office:value="1.11971" calcext:value-type="float">
            <text:p>1.11971</text:p>
          </table:table-cell>
          <table:table-cell office:value-type="float" office:value="1.06729" calcext:value-type="float">
            <text:p>1.06729</text:p>
          </table:table-cell>
          <table:table-cell office:value-type="float" office:value="1.08242" calcext:value-type="float">
            <text:p>1.08242</text:p>
          </table:table-cell>
          <table:table-cell office:value-type="float" office:value="0.97492" calcext:value-type="float">
            <text:p>0.97492</text:p>
          </table:table-cell>
          <table:table-cell office:value-type="float" office:value="1.00947" calcext:value-type="float">
            <text:p>1.00947</text:p>
          </table:table-cell>
          <table:table-cell office:value-type="float" office:value="0.965135" calcext:value-type="float">
            <text:p>0.965135</text:p>
          </table:table-cell>
          <table:table-cell office:value-type="float" office:value="0.962844" calcext:value-type="float">
            <text:p>0.962844</text:p>
          </table:table-cell>
          <table:table-cell office:value-type="float" office:value="0.920014" calcext:value-type="float">
            <text:p>0.920014</text:p>
          </table:table-cell>
          <table:table-cell office:value-type="float" office:value="0.923371" calcext:value-type="float">
            <text:p>0.923371</text:p>
          </table:table-cell>
          <table:table-cell office:value-type="float" office:value="0.851421" calcext:value-type="float">
            <text:p>0.851421</text:p>
          </table:table-cell>
          <table:table-cell office:value-type="float" office:value="0.888416" calcext:value-type="float">
            <text:p>0.888416</text:p>
          </table:table-cell>
          <table:table-cell office:value-type="float" office:value="0.82292" calcext:value-type="float">
            <text:p>0.82292</text:p>
          </table:table-cell>
          <table:table-cell office:value-type="float" office:value="0.898355" calcext:value-type="float">
            <text:p>0.898355</text:p>
          </table:table-cell>
          <table:table-cell office:value-type="float" office:value="0.786933" calcext:value-type="float">
            <text:p>0.786933</text:p>
          </table:table-cell>
          <table:table-cell office:value-type="float" office:value="0.873529" calcext:value-type="float">
            <text:p>0.873529</text:p>
          </table:table-cell>
          <table:table-cell office:value-type="float" office:value="0.717781" calcext:value-type="float">
            <text:p>0.717781</text:p>
          </table:table-cell>
          <table:table-cell office:value-type="float" office:value="0.830175" calcext:value-type="float">
            <text:p>0.830175</text:p>
          </table:table-cell>
          <table:table-cell office:value-type="float" office:value="0.679416" calcext:value-type="float">
            <text:p>0.679416</text:p>
          </table:table-cell>
          <table:table-cell office:value-type="float" office:value="0.841336" calcext:value-type="float">
            <text:p>0.841336</text:p>
          </table:table-cell>
          <table:table-cell office:value-type="float" office:value="0.639766" calcext:value-type="float">
            <text:p>0.639766</text:p>
          </table:table-cell>
          <table:table-cell office:value-type="float" office:value="0.851083" calcext:value-type="float">
            <text:p>0.851083</text:p>
          </table:table-cell>
          <table:table-cell office:value-type="float" office:value="0.597375" calcext:value-type="float">
            <text:p>0.597375</text:p>
          </table:table-cell>
          <table:table-cell office:value-type="float" office:value="0.793747" calcext:value-type="float">
            <text:p>0.793747</text:p>
          </table:table-cell>
          <table:table-cell office:value-type="float" office:value="0.610072" calcext:value-type="float">
            <text:p>0.610072</text:p>
          </table:table-cell>
          <table:table-cell office:value-type="float" office:value="0.734307" calcext:value-type="float">
            <text:p>0.734307</text:p>
          </table:table-cell>
          <table:table-cell office:value-type="float" office:value="0.710807" calcext:value-type="float">
            <text:p>0.710807</text:p>
          </table:table-cell>
          <table:table-cell office:value-type="float" office:value="0.589191" calcext:value-type="float">
            <text:p>0.589191</text:p>
          </table:table-cell>
          <table:table-cell office:value-type="float" office:value="0.793112" calcext:value-type="float">
            <text:p>0.793112</text:p>
          </table:table-cell>
          <table:table-cell office:value-type="float" office:value="0.449146" calcext:value-type="float">
            <text:p>0.449146</text:p>
          </table:table-cell>
          <table:table-cell office:value-type="float" office:value="0.774097" calcext:value-type="float">
            <text:p>0.774097</text:p>
          </table:table-cell>
          <table:table-cell office:value-type="float" office:value="0.528699" calcext:value-type="float">
            <text:p>0.528699</text:p>
          </table:table-cell>
          <table:table-cell office:value-type="float" office:value="0.607109" calcext:value-type="float">
            <text:p>0.607109</text:p>
          </table:table-cell>
          <table:table-cell office:value-type="float" office:value="0.706859" calcext:value-type="float">
            <text:p>0.706859</text:p>
          </table:table-cell>
          <table:table-cell office:value-type="float" office:value="0.37203" calcext:value-type="float">
            <text:p>0.37203</text:p>
          </table:table-cell>
          <table:table-cell office:value-type="float" office:value="0.752508" calcext:value-type="float">
            <text:p>0.752508</text:p>
          </table:table-cell>
          <table:table-cell office:value-type="float" office:value="0.494009" calcext:value-type="float">
            <text:p>0.494009</text:p>
          </table:table-cell>
          <table:table-cell office:value-type="float" office:value="0.558219" calcext:value-type="float">
            <text:p>0.558219</text:p>
          </table:table-cell>
          <table:table-cell office:value-type="float" office:value="0.72794" calcext:value-type="float">
            <text:p>0.72794</text:p>
          </table:table-cell>
          <table:table-cell office:value-type="float" office:value="0.254117" calcext:value-type="float">
            <text:p>0.254117</text:p>
          </table:table-cell>
          <table:table-cell office:value-type="float" office:value="0.631886" calcext:value-type="float">
            <text:p>0.631886</text:p>
          </table:table-cell>
          <table:table-cell office:value-type="float" office:value="0.612043" calcext:value-type="float">
            <text:p>0.612043</text:p>
          </table:table-cell>
          <table:table-cell office:value-type="float" office:value="0.215132" calcext:value-type="float">
            <text:p>0.215132</text:p>
          </table:table-cell>
          <table:table-cell office:value-type="float" office:value="0.662527" calcext:value-type="float">
            <text:p>0.662527</text:p>
          </table:table-cell>
          <table:table-cell office:value-type="float" office:value="0.517365" calcext:value-type="float">
            <text:p>0.517365</text:p>
          </table:table-cell>
          <table:table-cell office:value-type="float" office:value="0.243237" calcext:value-type="float">
            <text:p>0.243237</text:p>
          </table:table-cell>
          <table:table-cell office:value-type="float" office:value="0.687358" calcext:value-type="float">
            <text:p>0.687358</text:p>
          </table:table-cell>
          <table:table-cell office:value-type="float" office:value="0.460214" calcext:value-type="float">
            <text:p>0.460214</text:p>
          </table:table-cell>
          <table:table-cell office:value-type="float" office:value="0.220154" calcext:value-type="float">
            <text:p>0.220154</text:p>
          </table:table-cell>
          <table:table-cell office:value-type="float" office:value="0.643277" calcext:value-type="float">
            <text:p>0.643277</text:p>
          </table:table-cell>
          <table:table-cell office:value-type="float" office:value="0.423942" calcext:value-type="float">
            <text:p>0.423942</text:p>
          </table:table-cell>
          <table:table-cell office:value-type="float" office:value="0.0813372" calcext:value-type="float">
            <text:p>0.0813372</text:p>
          </table:table-cell>
          <table:table-cell office:value-type="float" office:value="0.428789" calcext:value-type="float">
            <text:p>0.428789</text:p>
          </table:table-cell>
          <table:table-cell office:value-type="float" office:value="0.577581" calcext:value-type="float">
            <text:p>0.577581</text:p>
          </table:table-cell>
          <table:table-cell office:value-type="float" office:value="0.135872" calcext:value-type="float">
            <text:p>0.135872</text:p>
          </table:table-cell>
          <table:table-cell office:value-type="float" office:value="0.118254" calcext:value-type="float">
            <text:p>0.118254</text:p>
          </table:table-cell>
          <table:table-cell office:value-type="float" office:value="0.540986" calcext:value-type="float">
            <text:p>0.540986</text:p>
          </table:table-cell>
          <table:table-cell office:value-type="float" office:value="0.423755" calcext:value-type="float">
            <text:p>0.423755</text:p>
          </table:table-cell>
          <table:table-cell office:value-type="float" office:value="0.0570927" calcext:value-type="float">
            <text:p>0.0570927</text:p>
          </table:table-cell>
          <table:table-cell office:value-type="float" office:value="0.210267" calcext:value-type="float">
            <text:p>0.210267</text:p>
          </table:table-cell>
          <table:table-cell office:value-type="float" office:value="0.504361" calcext:value-type="float">
            <text:p>0.504361</text:p>
          </table:table-cell>
          <table:table-cell office:value-type="float" office:value="0.251376" calcext:value-type="float">
            <text:p>0.251376</text:p>
          </table:table-cell>
          <table:table-cell office:value-type="float" office:value="0.0209915" calcext:value-type="float">
            <text:p>0.0209915</text:p>
          </table:table-cell>
          <table:table-cell office:value-type="float" office:value="0.000327154" calcext:value-type="float">
            <text:p>0.000327154</text:p>
          </table:table-cell>
          <table:table-cell office:value-type="float" office:value="0.000624261" calcext:value-type="float">
            <text:p>0.000624261</text:p>
          </table:table-cell>
          <table:table-cell office:value-type="float" office:value="0.0277908" calcext:value-type="float">
            <text:p>0.0277908</text:p>
          </table:table-cell>
          <table:table-cell office:value-type="float" office:value="0.125878" calcext:value-type="float">
            <text:p>0.125878</text:p>
          </table:table-cell>
          <table:table-cell office:value-type="float" office:value="0.0968905" calcext:value-type="float">
            <text:p>0.0968905</text:p>
          </table:table-cell>
          <table:table-cell office:value-type="float" office:value="0.0108295" calcext:value-type="float">
            <text:p>0.0108295</text:p>
          </table:table-cell>
          <table:table-cell office:value-type="float" office:value="0.000130719" calcext:value-type="float">
            <text:p>0.000130719</text:p>
          </table:table-cell>
          <table:table-cell table:number-columns-repeated="78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75" office:value-type="float" office:value="0" calcext:value-type="float">
            <text:p>0</text:p>
          </table:table-cell>
          <table:table-cell office:value-type="float" office:value="0.00047282" calcext:value-type="float">
            <text:p>0.00047282</text:p>
          </table:table-cell>
          <table:table-cell office:value-type="float" office:value="0.00815416" calcext:value-type="float">
            <text:p>0.00815416</text:p>
          </table:table-cell>
          <table:table-cell office:value-type="float" office:value="0.0274836" calcext:value-type="float">
            <text:p>0.0274836</text:p>
          </table:table-cell>
          <table:table-cell office:value-type="float" office:value="0.0571275" calcext:value-type="float">
            <text:p>0.0571275</text:p>
          </table:table-cell>
          <table:table-cell office:value-type="float" office:value="0.12293" calcext:value-type="float">
            <text:p>0.12293</text:p>
          </table:table-cell>
          <table:table-cell office:value-type="float" office:value="0.467374" calcext:value-type="float">
            <text:p>0.467374</text:p>
          </table:table-cell>
          <table:table-cell office:value-type="float" office:value="1.4807" calcext:value-type="float">
            <text:p>1.4807</text:p>
          </table:table-cell>
          <table:table-cell office:value-type="float" office:value="2.45359" calcext:value-type="float">
            <text:p>2.45359</text:p>
          </table:table-cell>
          <table:table-cell office:value-type="float" office:value="2.77081" calcext:value-type="float">
            <text:p>2.77081</text:p>
          </table:table-cell>
          <table:table-cell office:value-type="float" office:value="2.13982" calcext:value-type="float">
            <text:p>2.13982</text:p>
          </table:table-cell>
          <table:table-cell office:value-type="float" office:value="1.76337" calcext:value-type="float">
            <text:p>1.76337</text:p>
          </table:table-cell>
          <table:table-cell office:value-type="float" office:value="1.55373" calcext:value-type="float">
            <text:p>1.55373</text:p>
          </table:table-cell>
          <table:table-cell office:value-type="float" office:value="1.447" calcext:value-type="float">
            <text:p>1.447</text:p>
          </table:table-cell>
          <table:table-cell office:value-type="float" office:value="1.30658" calcext:value-type="float">
            <text:p>1.30658</text:p>
          </table:table-cell>
          <table:table-cell office:value-type="float" office:value="1.20443" calcext:value-type="float">
            <text:p>1.20443</text:p>
          </table:table-cell>
          <table:table-cell office:value-type="float" office:value="1.18884" calcext:value-type="float">
            <text:p>1.18884</text:p>
          </table:table-cell>
          <table:table-cell office:value-type="float" office:value="1.13337" calcext:value-type="float">
            <text:p>1.13337</text:p>
          </table:table-cell>
          <table:table-cell office:value-type="float" office:value="1.10125" calcext:value-type="float">
            <text:p>1.10125</text:p>
          </table:table-cell>
          <table:table-cell office:value-type="float" office:value="1.12209" calcext:value-type="float">
            <text:p>1.12209</text:p>
          </table:table-cell>
          <table:table-cell office:value-type="float" office:value="0.984394" calcext:value-type="float">
            <text:p>0.984394</text:p>
          </table:table-cell>
          <table:table-cell office:value-type="float" office:value="1.00452" calcext:value-type="float">
            <text:p>1.00452</text:p>
          </table:table-cell>
          <table:table-cell office:value-type="float" office:value="0.970998" calcext:value-type="float">
            <text:p>0.970998</text:p>
          </table:table-cell>
          <table:table-cell office:value-type="float" office:value="0.971162" calcext:value-type="float">
            <text:p>0.971162</text:p>
          </table:table-cell>
          <table:table-cell office:value-type="float" office:value="0.945308" calcext:value-type="float">
            <text:p>0.945308</text:p>
          </table:table-cell>
          <table:table-cell office:value-type="float" office:value="0.950492" calcext:value-type="float">
            <text:p>0.950492</text:p>
          </table:table-cell>
          <table:table-cell office:value-type="float" office:value="0.877372" calcext:value-type="float">
            <text:p>0.877372</text:p>
          </table:table-cell>
          <table:table-cell office:value-type="float" office:value="0.892912" calcext:value-type="float">
            <text:p>0.892912</text:p>
          </table:table-cell>
          <table:table-cell office:value-type="float" office:value="0.837942" calcext:value-type="float">
            <text:p>0.837942</text:p>
          </table:table-cell>
          <table:table-cell office:value-type="float" office:value="0.887278" calcext:value-type="float">
            <text:p>0.887278</text:p>
          </table:table-cell>
          <table:table-cell office:value-type="float" office:value="0.813928" calcext:value-type="float">
            <text:p>0.813928</text:p>
          </table:table-cell>
          <table:table-cell office:value-type="float" office:value="0.876333" calcext:value-type="float">
            <text:p>0.876333</text:p>
          </table:table-cell>
          <table:table-cell office:value-type="float" office:value="0.757547" calcext:value-type="float">
            <text:p>0.757547</text:p>
          </table:table-cell>
          <table:table-cell office:value-type="float" office:value="0.830734" calcext:value-type="float">
            <text:p>0.830734</text:p>
          </table:table-cell>
          <table:table-cell office:value-type="float" office:value="0.716774" calcext:value-type="float">
            <text:p>0.716774</text:p>
          </table:table-cell>
          <table:table-cell office:value-type="float" office:value="0.827076" calcext:value-type="float">
            <text:p>0.827076</text:p>
          </table:table-cell>
          <table:table-cell office:value-type="float" office:value="0.673069" calcext:value-type="float">
            <text:p>0.673069</text:p>
          </table:table-cell>
          <table:table-cell office:value-type="float" office:value="0.855505" calcext:value-type="float">
            <text:p>0.855505</text:p>
          </table:table-cell>
          <table:table-cell office:value-type="float" office:value="0.618824" calcext:value-type="float">
            <text:p>0.618824</text:p>
          </table:table-cell>
          <table:table-cell office:value-type="float" office:value="0.826227" calcext:value-type="float">
            <text:p>0.826227</text:p>
          </table:table-cell>
          <table:table-cell office:value-type="float" office:value="0.565561" calcext:value-type="float">
            <text:p>0.565561</text:p>
          </table:table-cell>
          <table:table-cell office:value-type="float" office:value="0.776965" calcext:value-type="float">
            <text:p>0.776965</text:p>
          </table:table-cell>
          <table:table-cell office:value-type="float" office:value="0.606064" calcext:value-type="float">
            <text:p>0.606064</text:p>
          </table:table-cell>
          <table:table-cell office:value-type="float" office:value="0.731208" calcext:value-type="float">
            <text:p>0.731208</text:p>
          </table:table-cell>
          <table:table-cell office:value-type="float" office:value="0.752391" calcext:value-type="float">
            <text:p>0.752391</text:p>
          </table:table-cell>
          <table:table-cell office:value-type="float" office:value="0.542529" calcext:value-type="float">
            <text:p>0.542529</text:p>
          </table:table-cell>
          <table:table-cell office:value-type="float" office:value="0.795091" calcext:value-type="float">
            <text:p>0.795091</text:p>
          </table:table-cell>
          <table:table-cell office:value-type="float" office:value="0.450546" calcext:value-type="float">
            <text:p>0.450546</text:p>
          </table:table-cell>
          <table:table-cell office:value-type="float" office:value="0.738639" calcext:value-type="float">
            <text:p>0.738639</text:p>
          </table:table-cell>
          <table:table-cell office:value-type="float" office:value="0.559574" calcext:value-type="float">
            <text:p>0.559574</text:p>
          </table:table-cell>
          <table:table-cell office:value-type="float" office:value="0.56457" calcext:value-type="float">
            <text:p>0.56457</text:p>
          </table:table-cell>
          <table:table-cell office:value-type="float" office:value="0.738349" calcext:value-type="float">
            <text:p>0.738349</text:p>
          </table:table-cell>
          <table:table-cell office:value-type="float" office:value="0.348883" calcext:value-type="float">
            <text:p>0.348883</text:p>
          </table:table-cell>
          <table:table-cell office:value-type="float" office:value="0.738569" calcext:value-type="float">
            <text:p>0.738569</text:p>
          </table:table-cell>
          <table:table-cell office:value-type="float" office:value="0.583259" calcext:value-type="float">
            <text:p>0.583259</text:p>
          </table:table-cell>
          <table:table-cell office:value-type="float" office:value="0.439499" calcext:value-type="float">
            <text:p>0.439499</text:p>
          </table:table-cell>
          <table:table-cell office:value-type="float" office:value="0.725938" calcext:value-type="float">
            <text:p>0.725938</text:p>
          </table:table-cell>
          <table:table-cell office:value-type="float" office:value="0.335405" calcext:value-type="float">
            <text:p>0.335405</text:p>
          </table:table-cell>
          <table:table-cell office:value-type="float" office:value="0.583887" calcext:value-type="float">
            <text:p>0.583887</text:p>
          </table:table-cell>
          <table:table-cell office:value-type="float" office:value="0.650461" calcext:value-type="float">
            <text:p>0.650461</text:p>
          </table:table-cell>
          <table:table-cell office:value-type="float" office:value="0.196185" calcext:value-type="float">
            <text:p>0.196185</text:p>
          </table:table-cell>
          <table:table-cell office:value-type="float" office:value="0.621888" calcext:value-type="float">
            <text:p>0.621888</text:p>
          </table:table-cell>
          <table:table-cell office:value-type="float" office:value="0.628631" calcext:value-type="float">
            <text:p>0.628631</text:p>
          </table:table-cell>
          <table:table-cell office:value-type="float" office:value="0.180491" calcext:value-type="float">
            <text:p>0.180491</text:p>
          </table:table-cell>
          <table:table-cell office:value-type="float" office:value="0.608744" calcext:value-type="float">
            <text:p>0.608744</text:p>
          </table:table-cell>
          <table:table-cell office:value-type="float" office:value="0.578958" calcext:value-type="float">
            <text:p>0.578958</text:p>
          </table:table-cell>
          <table:table-cell office:value-type="float" office:value="0.154983" calcext:value-type="float">
            <text:p>0.154983</text:p>
          </table:table-cell>
          <table:table-cell office:value-type="float" office:value="0.56412" calcext:value-type="float">
            <text:p>0.56412</text:p>
          </table:table-cell>
          <table:table-cell office:value-type="float" office:value="0.545402" calcext:value-type="float">
            <text:p>0.545402</text:p>
          </table:table-cell>
          <table:table-cell office:value-type="float" office:value="0.106398" calcext:value-type="float">
            <text:p>0.106398</text:p>
          </table:table-cell>
          <table:table-cell office:value-type="float" office:value="0.34883" calcext:value-type="float">
            <text:p>0.34883</text:p>
          </table:table-cell>
          <table:table-cell office:value-type="float" office:value="0.620278" calcext:value-type="float">
            <text:p>0.620278</text:p>
          </table:table-cell>
          <table:table-cell office:value-type="float" office:value="0.225282" calcext:value-type="float">
            <text:p>0.225282</text:p>
          </table:table-cell>
          <table:table-cell office:value-type="float" office:value="0.069411" calcext:value-type="float">
            <text:p>0.069411</text:p>
          </table:table-cell>
          <table:table-cell office:value-type="float" office:value="0.458268" calcext:value-type="float">
            <text:p>0.458268</text:p>
          </table:table-cell>
          <table:table-cell office:value-type="float" office:value="0.520195" calcext:value-type="float">
            <text:p>0.520195</text:p>
          </table:table-cell>
          <table:table-cell office:value-type="float" office:value="0.0992798" calcext:value-type="float">
            <text:p>0.0992798</text:p>
          </table:table-cell>
          <table:table-cell office:value-type="float" office:value="0.0922406" calcext:value-type="float">
            <text:p>0.0922406</text:p>
          </table:table-cell>
          <table:table-cell office:value-type="float" office:value="0.452894" calcext:value-type="float">
            <text:p>0.452894</text:p>
          </table:table-cell>
          <table:table-cell office:value-type="float" office:value="0.379553" calcext:value-type="float">
            <text:p>0.379553</text:p>
          </table:table-cell>
          <table:table-cell office:value-type="float" office:value="0.0502503" calcext:value-type="float">
            <text:p>0.0502503</text:p>
          </table:table-cell>
          <table:table-cell office:value-type="float" office:value="0.00342212" calcext:value-type="float">
            <text:p>0.00342212</text:p>
          </table:table-cell>
          <table:table-cell office:value-type="float" office:value="0.000711941" calcext:value-type="float">
            <text:p>0.000711941</text:p>
          </table:table-cell>
          <table:table-cell office:value-type="float" office:value="0.0310972" calcext:value-type="float">
            <text:p>0.0310972</text:p>
          </table:table-cell>
          <table:table-cell office:value-type="float" office:value="0.160893" calcext:value-type="float">
            <text:p>0.160893</text:p>
          </table:table-cell>
          <table:table-cell office:value-type="float" office:value="0.139011" calcext:value-type="float">
            <text:p>0.139011</text:p>
          </table:table-cell>
          <table:table-cell office:value-type="float" office:value="0.0207896" calcext:value-type="float">
            <text:p>0.0207896</text:p>
          </table:table-cell>
          <table:table-cell office:value-type="float" office:value="0.00123302" calcext:value-type="float">
            <text:p>0.00123302</text:p>
          </table:table-cell>
          <table:table-cell office:value-type="float" office:value="0.0000562201" calcext:value-type="float">
            <text:p>5.62201E-05</text:p>
          </table:table-cell>
          <table:table-cell table:number-columns-repeated="77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73" office:value-type="float" office:value="0" calcext:value-type="float">
            <text:p>0</text:p>
          </table:table-cell>
          <table:table-cell office:value-type="float" office:value="0.0000089852" calcext:value-type="float">
            <text:p>8.9852E-06</text:p>
          </table:table-cell>
          <table:table-cell office:value-type="float" office:value="0.00192577" calcext:value-type="float">
            <text:p>0.00192577</text:p>
          </table:table-cell>
          <table:table-cell office:value-type="float" office:value="0.0167163" calcext:value-type="float">
            <text:p>0.0167163</text:p>
          </table:table-cell>
          <table:table-cell office:value-type="float" office:value="0.0452789" calcext:value-type="float">
            <text:p>0.0452789</text:p>
          </table:table-cell>
          <table:table-cell office:value-type="float" office:value="0.107965" calcext:value-type="float">
            <text:p>0.107965</text:p>
          </table:table-cell>
          <table:table-cell office:value-type="float" office:value="0.423914" calcext:value-type="float">
            <text:p>0.423914</text:p>
          </table:table-cell>
          <table:table-cell office:value-type="float" office:value="1.48227" calcext:value-type="float">
            <text:p>1.48227</text:p>
          </table:table-cell>
          <table:table-cell office:value-type="float" office:value="2.71119" calcext:value-type="float">
            <text:p>2.71119</text:p>
          </table:table-cell>
          <table:table-cell office:value-type="float" office:value="2.97294" calcext:value-type="float">
            <text:p>2.97294</text:p>
          </table:table-cell>
          <table:table-cell office:value-type="float" office:value="2.29014" calcext:value-type="float">
            <text:p>2.29014</text:p>
          </table:table-cell>
          <table:table-cell office:value-type="float" office:value="1.72467" calcext:value-type="float">
            <text:p>1.72467</text:p>
          </table:table-cell>
          <table:table-cell office:value-type="float" office:value="1.54506" calcext:value-type="float">
            <text:p>1.54506</text:p>
          </table:table-cell>
          <table:table-cell office:value-type="float" office:value="1.44458" calcext:value-type="float">
            <text:p>1.44458</text:p>
          </table:table-cell>
          <table:table-cell office:value-type="float" office:value="1.30605" calcext:value-type="float">
            <text:p>1.30605</text:p>
          </table:table-cell>
          <table:table-cell office:value-type="float" office:value="1.2426" calcext:value-type="float">
            <text:p>1.2426</text:p>
          </table:table-cell>
          <table:table-cell office:value-type="float" office:value="1.21991" calcext:value-type="float">
            <text:p>1.21991</text:p>
          </table:table-cell>
          <table:table-cell office:value-type="float" office:value="1.12279" calcext:value-type="float">
            <text:p>1.12279</text:p>
          </table:table-cell>
          <table:table-cell office:value-type="float" office:value="1.13659" calcext:value-type="float">
            <text:p>1.13659</text:p>
          </table:table-cell>
          <table:table-cell office:value-type="float" office:value="1.12802" calcext:value-type="float">
            <text:p>1.12802</text:p>
          </table:table-cell>
          <table:table-cell office:value-type="float" office:value="1.01413" calcext:value-type="float">
            <text:p>1.01413</text:p>
          </table:table-cell>
          <table:table-cell office:value-type="float" office:value="1.02651" calcext:value-type="float">
            <text:p>1.02651</text:p>
          </table:table-cell>
          <table:table-cell office:value-type="float" office:value="0.979945" calcext:value-type="float">
            <text:p>0.979945</text:p>
          </table:table-cell>
          <table:table-cell office:value-type="float" office:value="0.97909" calcext:value-type="float">
            <text:p>0.97909</text:p>
          </table:table-cell>
          <table:table-cell office:value-type="float" office:value="0.960866" calcext:value-type="float">
            <text:p>0.960866</text:p>
          </table:table-cell>
          <table:table-cell office:value-type="float" office:value="0.970329" calcext:value-type="float">
            <text:p>0.970329</text:p>
          </table:table-cell>
          <table:table-cell office:value-type="float" office:value="0.891514" calcext:value-type="float">
            <text:p>0.891514</text:p>
          </table:table-cell>
          <table:table-cell office:value-type="float" office:value="0.910387" calcext:value-type="float">
            <text:p>0.910387</text:p>
          </table:table-cell>
          <table:table-cell office:value-type="float" office:value="0.84744" calcext:value-type="float">
            <text:p>0.84744</text:p>
          </table:table-cell>
          <table:table-cell office:value-type="float" office:value="0.89257" calcext:value-type="float">
            <text:p>0.89257</text:p>
          </table:table-cell>
          <table:table-cell office:value-type="float" office:value="0.840792" calcext:value-type="float">
            <text:p>0.840792</text:p>
          </table:table-cell>
          <table:table-cell office:value-type="float" office:value="0.886914" calcext:value-type="float">
            <text:p>0.886914</text:p>
          </table:table-cell>
          <table:table-cell office:value-type="float" office:value="0.785301" calcext:value-type="float">
            <text:p>0.785301</text:p>
          </table:table-cell>
          <table:table-cell office:value-type="float" office:value="0.840965" calcext:value-type="float">
            <text:p>0.840965</text:p>
          </table:table-cell>
          <table:table-cell office:value-type="float" office:value="0.726559" calcext:value-type="float">
            <text:p>0.726559</text:p>
          </table:table-cell>
          <table:table-cell office:value-type="float" office:value="0.824539" calcext:value-type="float">
            <text:p>0.824539</text:p>
          </table:table-cell>
          <table:table-cell office:value-type="float" office:value="0.703845" calcext:value-type="float">
            <text:p>0.703845</text:p>
          </table:table-cell>
          <table:table-cell office:value-type="float" office:value="0.854411" calcext:value-type="float">
            <text:p>0.854411</text:p>
          </table:table-cell>
          <table:table-cell office:value-type="float" office:value="0.65087" calcext:value-type="float">
            <text:p>0.65087</text:p>
          </table:table-cell>
          <table:table-cell office:value-type="float" office:value="0.843389" calcext:value-type="float">
            <text:p>0.843389</text:p>
          </table:table-cell>
          <table:table-cell office:value-type="float" office:value="0.584067" calcext:value-type="float">
            <text:p>0.584067</text:p>
          </table:table-cell>
          <table:table-cell office:value-type="float" office:value="0.796847" calcext:value-type="float">
            <text:p>0.796847</text:p>
          </table:table-cell>
          <table:table-cell office:value-type="float" office:value="0.583125" calcext:value-type="float">
            <text:p>0.583125</text:p>
          </table:table-cell>
          <table:table-cell office:value-type="float" office:value="0.775489" calcext:value-type="float">
            <text:p>0.775489</text:p>
          </table:table-cell>
          <table:table-cell office:value-type="float" office:value="0.679311" calcext:value-type="float">
            <text:p>0.679311</text:p>
          </table:table-cell>
          <table:table-cell office:value-type="float" office:value="0.666842" calcext:value-type="float">
            <text:p>0.666842</text:p>
          </table:table-cell>
          <table:table-cell office:value-type="float" office:value="0.7813" calcext:value-type="float">
            <text:p>0.7813</text:p>
          </table:table-cell>
          <table:table-cell office:value-type="float" office:value="0.476507" calcext:value-type="float">
            <text:p>0.476507</text:p>
          </table:table-cell>
          <table:table-cell office:value-type="float" office:value="0.768423" calcext:value-type="float">
            <text:p>0.768423</text:p>
          </table:table-cell>
          <table:table-cell office:value-type="float" office:value="0.465371" calcext:value-type="float">
            <text:p>0.465371</text:p>
          </table:table-cell>
          <table:table-cell office:value-type="float" office:value="0.690383" calcext:value-type="float">
            <text:p>0.690383</text:p>
          </table:table-cell>
          <table:table-cell office:value-type="float" office:value="0.670218" calcext:value-type="float">
            <text:p>0.670218</text:p>
          </table:table-cell>
          <table:table-cell office:value-type="float" office:value="0.481844" calcext:value-type="float">
            <text:p>0.481844</text:p>
          </table:table-cell>
          <table:table-cell office:value-type="float" office:value="0.7762" calcext:value-type="float">
            <text:p>0.7762</text:p>
          </table:table-cell>
          <table:table-cell office:value-type="float" office:value="0.39433" calcext:value-type="float">
            <text:p>0.39433</text:p>
          </table:table-cell>
          <table:table-cell office:value-type="float" office:value="0.652433" calcext:value-type="float">
            <text:p>0.652433</text:p>
          </table:table-cell>
          <table:table-cell office:value-type="float" office:value="0.664607" calcext:value-type="float">
            <text:p>0.664607</text:p>
          </table:table-cell>
          <table:table-cell office:value-type="float" office:value="0.310162" calcext:value-type="float">
            <text:p>0.310162</text:p>
          </table:table-cell>
          <table:table-cell office:value-type="float" office:value="0.694628" calcext:value-type="float">
            <text:p>0.694628</text:p>
          </table:table-cell>
          <table:table-cell office:value-type="float" office:value="0.477645" calcext:value-type="float">
            <text:p>0.477645</text:p>
          </table:table-cell>
          <table:table-cell office:value-type="float" office:value="0.439495" calcext:value-type="float">
            <text:p>0.439495</text:p>
          </table:table-cell>
          <table:table-cell office:value-type="float" office:value="0.721125" calcext:value-type="float">
            <text:p>0.721125</text:p>
          </table:table-cell>
          <table:table-cell office:value-type="float" office:value="0.321066" calcext:value-type="float">
            <text:p>0.321066</text:p>
          </table:table-cell>
          <table:table-cell office:value-type="float" office:value="0.487464" calcext:value-type="float">
            <text:p>0.487464</text:p>
          </table:table-cell>
          <table:table-cell office:value-type="float" office:value="0.694931" calcext:value-type="float">
            <text:p>0.694931</text:p>
          </table:table-cell>
          <table:table-cell office:value-type="float" office:value="0.236114" calcext:value-type="float">
            <text:p>0.236114</text:p>
          </table:table-cell>
          <table:table-cell office:value-type="float" office:value="0.42855" calcext:value-type="float">
            <text:p>0.42855</text:p>
          </table:table-cell>
          <table:table-cell office:value-type="float" office:value="0.640888" calcext:value-type="float">
            <text:p>0.640888</text:p>
          </table:table-cell>
          <table:table-cell office:value-type="float" office:value="0.230843" calcext:value-type="float">
            <text:p>0.230843</text:p>
          </table:table-cell>
          <table:table-cell office:value-type="float" office:value="0.375251" calcext:value-type="float">
            <text:p>0.375251</text:p>
          </table:table-cell>
          <table:table-cell office:value-type="float" office:value="0.63482" calcext:value-type="float">
            <text:p>0.63482</text:p>
          </table:table-cell>
          <table:table-cell office:value-type="float" office:value="0.250971" calcext:value-type="float">
            <text:p>0.250971</text:p>
          </table:table-cell>
          <table:table-cell office:value-type="float" office:value="0.207248" calcext:value-type="float">
            <text:p>0.207248</text:p>
          </table:table-cell>
          <table:table-cell office:value-type="float" office:value="0.618218" calcext:value-type="float">
            <text:p>0.618218</text:p>
          </table:table-cell>
          <table:table-cell office:value-type="float" office:value="0.404272" calcext:value-type="float">
            <text:p>0.404272</text:p>
          </table:table-cell>
          <table:table-cell office:value-type="float" office:value="0.0582517" calcext:value-type="float">
            <text:p>0.0582517</text:p>
          </table:table-cell>
          <table:table-cell office:value-type="float" office:value="0.256808" calcext:value-type="float">
            <text:p>0.256808</text:p>
          </table:table-cell>
          <table:table-cell office:value-type="float" office:value="0.548188" calcext:value-type="float">
            <text:p>0.548188</text:p>
          </table:table-cell>
          <table:table-cell office:value-type="float" office:value="0.255992" calcext:value-type="float">
            <text:p>0.255992</text:p>
          </table:table-cell>
          <table:table-cell office:value-type="float" office:value="0.0530417" calcext:value-type="float">
            <text:p>0.0530417</text:p>
          </table:table-cell>
          <table:table-cell office:value-type="float" office:value="0.274331" calcext:value-type="float">
            <text:p>0.274331</text:p>
          </table:table-cell>
          <table:table-cell office:value-type="float" office:value="0.467358" calcext:value-type="float">
            <text:p>0.467358</text:p>
          </table:table-cell>
          <table:table-cell office:value-type="float" office:value="0.183" calcext:value-type="float">
            <text:p>0.183</text:p>
          </table:table-cell>
          <table:table-cell office:value-type="float" office:value="0.0221266" calcext:value-type="float">
            <text:p>0.0221266</text:p>
          </table:table-cell>
          <table:table-cell office:value-type="float" office:value="0.00176415" calcext:value-type="float">
            <text:p>0.00176415</text:p>
          </table:table-cell>
          <table:table-cell office:value-type="float" office:value="0.0110091" calcext:value-type="float">
            <text:p>0.0110091</text:p>
          </table:table-cell>
          <table:table-cell office:value-type="float" office:value="0.120039" calcext:value-type="float">
            <text:p>0.120039</text:p>
          </table:table-cell>
          <table:table-cell office:value-type="float" office:value="0.187148" calcext:value-type="float">
            <text:p>0.187148</text:p>
          </table:table-cell>
          <table:table-cell office:value-type="float" office:value="0.0651264" calcext:value-type="float">
            <text:p>0.0651264</text:p>
          </table:table-cell>
          <table:table-cell office:value-type="float" office:value="0.0061929" calcext:value-type="float">
            <text:p>0.0061929</text:p>
          </table:table-cell>
          <table:table-cell office:value-type="float" office:value="0.000356202" calcext:value-type="float">
            <text:p>0.000356202</text:p>
          </table:table-cell>
          <table:table-cell office:value-type="float" office:value="0.0000143071" calcext:value-type="float">
            <text:p>1.43071E-05</text:p>
          </table:table-cell>
          <table:table-cell office:value-type="float" office:value="0.000000261156" calcext:value-type="float">
            <text:p>2.61156E-07</text:p>
          </table:table-cell>
          <table:table-cell office:value-type="float" office:value="0.00000000425676" calcext:value-type="float">
            <text:p>4.25676E-09</text:p>
          </table:table-cell>
          <table:table-cell table:number-columns-repeated="7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72" office:value-type="float" office:value="0" calcext:value-type="float">
            <text:p>0</text:p>
          </table:table-cell>
          <table:table-cell office:value-type="float" office:value="0.0000000692554" calcext:value-type="float">
            <text:p>6.92554E-08</text:p>
          </table:table-cell>
          <table:table-cell office:value-type="float" office:value="0.00132514" calcext:value-type="float">
            <text:p>0.00132514</text:p>
          </table:table-cell>
          <table:table-cell office:value-type="float" office:value="0.0173535" calcext:value-type="float">
            <text:p>0.0173535</text:p>
          </table:table-cell>
          <table:table-cell office:value-type="float" office:value="0.0707092" calcext:value-type="float">
            <text:p>0.0707092</text:p>
          </table:table-cell>
          <table:table-cell office:value-type="float" office:value="0.284531" calcext:value-type="float">
            <text:p>0.284531</text:p>
          </table:table-cell>
          <table:table-cell office:value-type="float" office:value="1.16994" calcext:value-type="float">
            <text:p>1.16994</text:p>
          </table:table-cell>
          <table:table-cell office:value-type="float" office:value="2.62718" calcext:value-type="float">
            <text:p>2.62718</text:p>
          </table:table-cell>
          <table:table-cell office:value-type="float" office:value="2.89516" calcext:value-type="float">
            <text:p>2.89516</text:p>
          </table:table-cell>
          <table:table-cell office:value-type="float" office:value="2.11885" calcext:value-type="float">
            <text:p>2.11885</text:p>
          </table:table-cell>
          <table:table-cell office:value-type="float" office:value="1.7702" calcext:value-type="float">
            <text:p>1.7702</text:p>
          </table:table-cell>
          <table:table-cell office:value-type="float" office:value="1.57821" calcext:value-type="float">
            <text:p>1.57821</text:p>
          </table:table-cell>
          <table:table-cell office:value-type="float" office:value="1.41832" calcext:value-type="float">
            <text:p>1.41832</text:p>
          </table:table-cell>
          <table:table-cell office:value-type="float" office:value="1.34074" calcext:value-type="float">
            <text:p>1.34074</text:p>
          </table:table-cell>
          <table:table-cell office:value-type="float" office:value="1.33134" calcext:value-type="float">
            <text:p>1.33134</text:p>
          </table:table-cell>
          <table:table-cell office:value-type="float" office:value="1.2452" calcext:value-type="float">
            <text:p>1.2452</text:p>
          </table:table-cell>
          <table:table-cell office:value-type="float" office:value="1.09769" calcext:value-type="float">
            <text:p>1.09769</text:p>
          </table:table-cell>
          <table:table-cell office:value-type="float" office:value="1.1874" calcext:value-type="float">
            <text:p>1.1874</text:p>
          </table:table-cell>
          <table:table-cell office:value-type="float" office:value="1.14025" calcext:value-type="float">
            <text:p>1.14025</text:p>
          </table:table-cell>
          <table:table-cell office:value-type="float" office:value="1.04262" calcext:value-type="float">
            <text:p>1.04262</text:p>
          </table:table-cell>
          <table:table-cell office:value-type="float" office:value="1.05663" calcext:value-type="float">
            <text:p>1.05663</text:p>
          </table:table-cell>
          <table:table-cell office:value-type="float" office:value="0.979772" calcext:value-type="float">
            <text:p>0.979772</text:p>
          </table:table-cell>
          <table:table-cell office:value-type="float" office:value="0.999566" calcext:value-type="float">
            <text:p>0.999566</text:p>
          </table:table-cell>
          <table:table-cell office:value-type="float" office:value="0.967561" calcext:value-type="float">
            <text:p>0.967561</text:p>
          </table:table-cell>
          <table:table-cell office:value-type="float" office:value="0.974164" calcext:value-type="float">
            <text:p>0.974164</text:p>
          </table:table-cell>
          <table:table-cell office:value-type="float" office:value="0.923868" calcext:value-type="float">
            <text:p>0.923868</text:p>
          </table:table-cell>
          <table:table-cell office:value-type="float" office:value="0.933601" calcext:value-type="float">
            <text:p>0.933601</text:p>
          </table:table-cell>
          <table:table-cell office:value-type="float" office:value="0.859073" calcext:value-type="float">
            <text:p>0.859073</text:p>
          </table:table-cell>
          <table:table-cell office:value-type="float" office:value="0.901537" calcext:value-type="float">
            <text:p>0.901537</text:p>
          </table:table-cell>
          <table:table-cell office:value-type="float" office:value="0.837751" calcext:value-type="float">
            <text:p>0.837751</text:p>
          </table:table-cell>
          <table:table-cell office:value-type="float" office:value="0.905168" calcext:value-type="float">
            <text:p>0.905168</text:p>
          </table:table-cell>
          <table:table-cell office:value-type="float" office:value="0.798568" calcext:value-type="float">
            <text:p>0.798568</text:p>
          </table:table-cell>
          <table:table-cell office:value-type="float" office:value="0.868884" calcext:value-type="float">
            <text:p>0.868884</text:p>
          </table:table-cell>
          <table:table-cell office:value-type="float" office:value="0.739421" calcext:value-type="float">
            <text:p>0.739421</text:p>
          </table:table-cell>
          <table:table-cell office:value-type="float" office:value="0.833839" calcext:value-type="float">
            <text:p>0.833839</text:p>
          </table:table-cell>
          <table:table-cell office:value-type="float" office:value="0.714229" calcext:value-type="float">
            <text:p>0.714229</text:p>
          </table:table-cell>
          <table:table-cell office:value-type="float" office:value="0.855286" calcext:value-type="float">
            <text:p>0.855286</text:p>
          </table:table-cell>
          <table:table-cell office:value-type="float" office:value="0.677043" calcext:value-type="float">
            <text:p>0.677043</text:p>
          </table:table-cell>
          <table:table-cell office:value-type="float" office:value="0.858517" calcext:value-type="float">
            <text:p>0.858517</text:p>
          </table:table-cell>
          <table:table-cell office:value-type="float" office:value="0.615497" calcext:value-type="float">
            <text:p>0.615497</text:p>
          </table:table-cell>
          <table:table-cell office:value-type="float" office:value="0.810911" calcext:value-type="float">
            <text:p>0.810911</text:p>
          </table:table-cell>
          <table:table-cell office:value-type="float" office:value="0.590838" calcext:value-type="float">
            <text:p>0.590838</text:p>
          </table:table-cell>
          <table:table-cell office:value-type="float" office:value="0.784768" calcext:value-type="float">
            <text:p>0.784768</text:p>
          </table:table-cell>
          <table:table-cell office:value-type="float" office:value="0.642863" calcext:value-type="float">
            <text:p>0.642863</text:p>
          </table:table-cell>
          <table:table-cell office:value-type="float" office:value="0.722328" calcext:value-type="float">
            <text:p>0.722328</text:p>
          </table:table-cell>
          <table:table-cell office:value-type="float" office:value="0.770035" calcext:value-type="float">
            <text:p>0.770035</text:p>
          </table:table-cell>
          <table:table-cell office:value-type="float" office:value="0.538214" calcext:value-type="float">
            <text:p>0.538214</text:p>
          </table:table-cell>
          <table:table-cell office:value-type="float" office:value="0.781814" calcext:value-type="float">
            <text:p>0.781814</text:p>
          </table:table-cell>
          <table:table-cell office:value-type="float" office:value="0.471807" calcext:value-type="float">
            <text:p>0.471807</text:p>
          </table:table-cell>
          <table:table-cell office:value-type="float" office:value="0.734772" calcext:value-type="float">
            <text:p>0.734772</text:p>
          </table:table-cell>
          <table:table-cell office:value-type="float" office:value="0.575207" calcext:value-type="float">
            <text:p>0.575207</text:p>
          </table:table-cell>
          <table:table-cell office:value-type="float" office:value="0.584504" calcext:value-type="float">
            <text:p>0.584504</text:p>
          </table:table-cell>
          <table:table-cell office:value-type="float" office:value="0.758627" calcext:value-type="float">
            <text:p>0.758627</text:p>
          </table:table-cell>
          <table:table-cell office:value-type="float" office:value="0.395495" calcext:value-type="float">
            <text:p>0.395495</text:p>
          </table:table-cell>
          <table:table-cell office:value-type="float" office:value="0.740681" calcext:value-type="float">
            <text:p>0.740681</text:p>
          </table:table-cell>
          <table:table-cell office:value-type="float" office:value="0.560771" calcext:value-type="float">
            <text:p>0.560771</text:p>
          </table:table-cell>
          <table:table-cell office:value-type="float" office:value="0.495165" calcext:value-type="float">
            <text:p>0.495165</text:p>
          </table:table-cell>
          <table:table-cell office:value-type="float" office:value="0.704089" calcext:value-type="float">
            <text:p>0.704089</text:p>
          </table:table-cell>
          <table:table-cell office:value-type="float" office:value="0.305928" calcext:value-type="float">
            <text:p>0.305928</text:p>
          </table:table-cell>
          <table:table-cell office:value-type="float" office:value="0.614208" calcext:value-type="float">
            <text:p>0.614208</text:p>
          </table:table-cell>
          <table:table-cell office:value-type="float" office:value="0.653714" calcext:value-type="float">
            <text:p>0.653714</text:p>
          </table:table-cell>
          <table:table-cell office:value-type="float" office:value="0.285172" calcext:value-type="float">
            <text:p>0.285172</text:p>
          </table:table-cell>
          <table:table-cell office:value-type="float" office:value="0.694751" calcext:value-type="float">
            <text:p>0.694751</text:p>
          </table:table-cell>
          <table:table-cell office:value-type="float" office:value="0.540971" calcext:value-type="float">
            <text:p>0.540971</text:p>
          </table:table-cell>
          <table:table-cell office:value-type="float" office:value="0.291823" calcext:value-type="float">
            <text:p>0.291823</text:p>
          </table:table-cell>
          <table:table-cell office:value-type="float" office:value="0.671801" calcext:value-type="float">
            <text:p>0.671801</text:p>
          </table:table-cell>
          <table:table-cell office:value-type="float" office:value="0.408324" calcext:value-type="float">
            <text:p>0.408324</text:p>
          </table:table-cell>
          <table:table-cell office:value-type="float" office:value="0.226938" calcext:value-type="float">
            <text:p>0.226938</text:p>
          </table:table-cell>
          <table:table-cell office:value-type="float" office:value="0.624051" calcext:value-type="float">
            <text:p>0.624051</text:p>
          </table:table-cell>
          <table:table-cell office:value-type="float" office:value="0.443256" calcext:value-type="float">
            <text:p>0.443256</text:p>
          </table:table-cell>
          <table:table-cell office:value-type="float" office:value="0.202423" calcext:value-type="float">
            <text:p>0.202423</text:p>
          </table:table-cell>
          <table:table-cell office:value-type="float" office:value="0.592141" calcext:value-type="float">
            <text:p>0.592141</text:p>
          </table:table-cell>
          <table:table-cell office:value-type="float" office:value="0.502586" calcext:value-type="float">
            <text:p>0.502586</text:p>
          </table:table-cell>
          <table:table-cell office:value-type="float" office:value="0.144276" calcext:value-type="float">
            <text:p>0.144276</text:p>
          </table:table-cell>
          <table:table-cell office:value-type="float" office:value="0.463613" calcext:value-type="float">
            <text:p>0.463613</text:p>
          </table:table-cell>
          <table:table-cell office:value-type="float" office:value="0.567634" calcext:value-type="float">
            <text:p>0.567634</text:p>
          </table:table-cell>
          <table:table-cell office:value-type="float" office:value="0.137071" calcext:value-type="float">
            <text:p>0.137071</text:p>
          </table:table-cell>
          <table:table-cell office:value-type="float" office:value="0.0757493" calcext:value-type="float">
            <text:p>0.0757493</text:p>
          </table:table-cell>
          <table:table-cell office:value-type="float" office:value="0.442387" calcext:value-type="float">
            <text:p>0.442387</text:p>
          </table:table-cell>
          <table:table-cell office:value-type="float" office:value="0.468688" calcext:value-type="float">
            <text:p>0.468688</text:p>
          </table:table-cell>
          <table:table-cell office:value-type="float" office:value="0.0949049" calcext:value-type="float">
            <text:p>0.0949049</text:p>
          </table:table-cell>
          <table:table-cell office:value-type="float" office:value="0.0853145" calcext:value-type="float">
            <text:p>0.0853145</text:p>
          </table:table-cell>
          <table:table-cell office:value-type="float" office:value="0.393094" calcext:value-type="float">
            <text:p>0.393094</text:p>
          </table:table-cell>
          <table:table-cell office:value-type="float" office:value="0.409565" calcext:value-type="float">
            <text:p>0.409565</text:p>
          </table:table-cell>
          <table:table-cell office:value-type="float" office:value="0.104911" calcext:value-type="float">
            <text:p>0.104911</text:p>
          </table:table-cell>
          <table:table-cell office:value-type="float" office:value="0.00997527" calcext:value-type="float">
            <text:p>0.00997527</text:p>
          </table:table-cell>
          <table:table-cell office:value-type="float" office:value="0.00230185" calcext:value-type="float">
            <text:p>0.00230185</text:p>
          </table:table-cell>
          <table:table-cell office:value-type="float" office:value="0.0331768" calcext:value-type="float">
            <text:p>0.0331768</text:p>
          </table:table-cell>
          <table:table-cell office:value-type="float" office:value="0.117931" calcext:value-type="float">
            <text:p>0.117931</text:p>
          </table:table-cell>
          <table:table-cell office:value-type="float" office:value="0.137885" calcext:value-type="float">
            <text:p>0.137885</text:p>
          </table:table-cell>
          <table:table-cell office:value-type="float" office:value="0.050178" calcext:value-type="float">
            <text:p>0.050178</text:p>
          </table:table-cell>
          <table:table-cell office:value-type="float" office:value="0.00367311" calcext:value-type="float">
            <text:p>0.00367311</text:p>
          </table:table-cell>
          <table:table-cell office:value-type="float" office:value="0.0000489308" calcext:value-type="float">
            <text:p>4.89308E-05</text:p>
          </table:table-cell>
          <table:table-cell office:value-type="float" office:value="0.000000596104" calcext:value-type="float">
            <text:p>5.96104E-07</text:p>
          </table:table-cell>
          <table:table-cell office:value-type="float" office:value="0.0000000097163" calcext:value-type="float">
            <text:p>9.7163E-09</text:p>
          </table:table-cell>
          <table:table-cell table:number-columns-repeated="7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72" office:value-type="float" office:value="0" calcext:value-type="float">
            <text:p>0</text:p>
          </table:table-cell>
          <table:table-cell office:value-type="float" office:value="0.000197605" calcext:value-type="float">
            <text:p>0.000197605</text:p>
          </table:table-cell>
          <table:table-cell office:value-type="float" office:value="0.00758457" calcext:value-type="float">
            <text:p>0.00758457</text:p>
          </table:table-cell>
          <table:table-cell office:value-type="float" office:value="0.0959179" calcext:value-type="float">
            <text:p>0.0959179</text:p>
          </table:table-cell>
          <table:table-cell office:value-type="float" office:value="0.589576" calcext:value-type="float">
            <text:p>0.589576</text:p>
          </table:table-cell>
          <table:table-cell office:value-type="float" office:value="1.66893" calcext:value-type="float">
            <text:p>1.66893</text:p>
          </table:table-cell>
          <table:table-cell office:value-type="float" office:value="2.55081" calcext:value-type="float">
            <text:p>2.55081</text:p>
          </table:table-cell>
          <table:table-cell office:value-type="float" office:value="2.34361" calcext:value-type="float">
            <text:p>2.34361</text:p>
          </table:table-cell>
          <table:table-cell office:value-type="float" office:value="1.89101" calcext:value-type="float">
            <text:p>1.89101</text:p>
          </table:table-cell>
          <table:table-cell office:value-type="float" office:value="1.58359" calcext:value-type="float">
            <text:p>1.58359</text:p>
          </table:table-cell>
          <table:table-cell office:value-type="float" office:value="1.44878" calcext:value-type="float">
            <text:p>1.44878</text:p>
          </table:table-cell>
          <table:table-cell office:value-type="float" office:value="1.46445" calcext:value-type="float">
            <text:p>1.46445</text:p>
          </table:table-cell>
          <table:table-cell office:value-type="float" office:value="1.38666" calcext:value-type="float">
            <text:p>1.38666</text:p>
          </table:table-cell>
          <table:table-cell office:value-type="float" office:value="1.21182" calcext:value-type="float">
            <text:p>1.21182</text:p>
          </table:table-cell>
          <table:table-cell office:value-type="float" office:value="1.16553" calcext:value-type="float">
            <text:p>1.16553</text:p>
          </table:table-cell>
          <table:table-cell office:value-type="float" office:value="1.22295" calcext:value-type="float">
            <text:p>1.22295</text:p>
          </table:table-cell>
          <table:table-cell office:value-type="float" office:value="1.10172" calcext:value-type="float">
            <text:p>1.10172</text:p>
          </table:table-cell>
          <table:table-cell office:value-type="float" office:value="1.0899" calcext:value-type="float">
            <text:p>1.0899</text:p>
          </table:table-cell>
          <table:table-cell office:value-type="float" office:value="1.10591" calcext:value-type="float">
            <text:p>1.10591</text:p>
          </table:table-cell>
          <table:table-cell office:value-type="float" office:value="0.99627" calcext:value-type="float">
            <text:p>0.99627</text:p>
          </table:table-cell>
          <table:table-cell office:value-type="float" office:value="1.00468" calcext:value-type="float">
            <text:p>1.00468</text:p>
          </table:table-cell>
          <table:table-cell office:value-type="float" office:value="0.96734" calcext:value-type="float">
            <text:p>0.96734</text:p>
          </table:table-cell>
          <table:table-cell office:value-type="float" office:value="0.982122" calcext:value-type="float">
            <text:p>0.982122</text:p>
          </table:table-cell>
          <table:table-cell office:value-type="float" office:value="0.954073" calcext:value-type="float">
            <text:p>0.954073</text:p>
          </table:table-cell>
          <table:table-cell office:value-type="float" office:value="0.941677" calcext:value-type="float">
            <text:p>0.941677</text:p>
          </table:table-cell>
          <table:table-cell office:value-type="float" office:value="0.87494" calcext:value-type="float">
            <text:p>0.87494</text:p>
          </table:table-cell>
          <table:table-cell office:value-type="float" office:value="0.912132" calcext:value-type="float">
            <text:p>0.912132</text:p>
          </table:table-cell>
          <table:table-cell office:value-type="float" office:value="0.838763" calcext:value-type="float">
            <text:p>0.838763</text:p>
          </table:table-cell>
          <table:table-cell office:value-type="float" office:value="0.925439" calcext:value-type="float">
            <text:p>0.925439</text:p>
          </table:table-cell>
          <table:table-cell office:value-type="float" office:value="0.817453" calcext:value-type="float">
            <text:p>0.817453</text:p>
          </table:table-cell>
          <table:table-cell office:value-type="float" office:value="0.904369" calcext:value-type="float">
            <text:p>0.904369</text:p>
          </table:table-cell>
          <table:table-cell office:value-type="float" office:value="0.75147" calcext:value-type="float">
            <text:p>0.75147</text:p>
          </table:table-cell>
          <table:table-cell office:value-type="float" office:value="0.854327" calcext:value-type="float">
            <text:p>0.854327</text:p>
          </table:table-cell>
          <table:table-cell office:value-type="float" office:value="0.714688" calcext:value-type="float">
            <text:p>0.714688</text:p>
          </table:table-cell>
          <table:table-cell office:value-type="float" office:value="0.858531" calcext:value-type="float">
            <text:p>0.858531</text:p>
          </table:table-cell>
          <table:table-cell office:value-type="float" office:value="0.689748" calcext:value-type="float">
            <text:p>0.689748</text:p>
          </table:table-cell>
          <table:table-cell office:value-type="float" office:value="0.871503" calcext:value-type="float">
            <text:p>0.871503</text:p>
          </table:table-cell>
          <table:table-cell office:value-type="float" office:value="0.647999" calcext:value-type="float">
            <text:p>0.647999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616557" calcext:value-type="float">
            <text:p>0.616557</text:p>
          </table:table-cell>
          <table:table-cell office:value-type="float" office:value="0.777684" calcext:value-type="float">
            <text:p>0.777684</text:p>
          </table:table-cell>
          <table:table-cell office:value-type="float" office:value="0.657896" calcext:value-type="float">
            <text:p>0.657896</text:p>
          </table:table-cell>
          <table:table-cell office:value-type="float" office:value="0.732247" calcext:value-type="float">
            <text:p>0.732247</text:p>
          </table:table-cell>
          <table:table-cell office:value-type="float" office:value="0.769973" calcext:value-type="float">
            <text:p>0.769973</text:p>
          </table:table-cell>
          <table:table-cell office:value-type="float" office:value="0.58455" calcext:value-type="float">
            <text:p>0.58455</text:p>
          </table:table-cell>
          <table:table-cell office:value-type="float" office:value="0.793913" calcext:value-type="float">
            <text:p>0.793913</text:p>
          </table:table-cell>
          <table:table-cell office:value-type="float" office:value="0.484426" calcext:value-type="float">
            <text:p>0.484426</text:p>
          </table:table-cell>
          <table:table-cell office:value-type="float" office:value="0.746328" calcext:value-type="float">
            <text:p>0.746328</text:p>
          </table:table-cell>
          <table:table-cell office:value-type="float" office:value="0.550963" calcext:value-type="float">
            <text:p>0.550963</text:p>
          </table:table-cell>
          <table:table-cell office:value-type="float" office:value="0.649126" calcext:value-type="float">
            <text:p>0.649126</text:p>
          </table:table-cell>
          <table:table-cell office:value-type="float" office:value="0.73466" calcext:value-type="float">
            <text:p>0.73466</text:p>
          </table:table-cell>
          <table:table-cell office:value-type="float" office:value="0.443697" calcext:value-type="float">
            <text:p>0.443697</text:p>
          </table:table-cell>
          <table:table-cell office:value-type="float" office:value="0.774718" calcext:value-type="float">
            <text:p>0.774718</text:p>
          </table:table-cell>
          <table:table-cell office:value-type="float" office:value="0.491702" calcext:value-type="float">
            <text:p>0.491702</text:p>
          </table:table-cell>
          <table:table-cell office:value-type="float" office:value="0.583305" calcext:value-type="float">
            <text:p>0.583305</text:p>
          </table:table-cell>
          <table:table-cell office:value-type="float" office:value="0.681122" calcext:value-type="float">
            <text:p>0.681122</text:p>
          </table:table-cell>
          <table:table-cell office:value-type="float" office:value="0.346365" calcext:value-type="float">
            <text:p>0.346365</text:p>
          </table:table-cell>
          <table:table-cell office:value-type="float" office:value="0.691122" calcext:value-type="float">
            <text:p>0.691122</text:p>
          </table:table-cell>
          <table:table-cell office:value-type="float" office:value="0.520102" calcext:value-type="float">
            <text:p>0.520102</text:p>
          </table:table-cell>
          <table:table-cell office:value-type="float" office:value="0.421608" calcext:value-type="float">
            <text:p>0.421608</text:p>
          </table:table-cell>
          <table:table-cell office:value-type="float" office:value="0.735941" calcext:value-type="float">
            <text:p>0.735941</text:p>
          </table:table-cell>
          <table:table-cell office:value-type="float" office:value="0.386779" calcext:value-type="float">
            <text:p>0.386779</text:p>
          </table:table-cell>
          <table:table-cell office:value-type="float" office:value="0.474741" calcext:value-type="float">
            <text:p>0.474741</text:p>
          </table:table-cell>
          <table:table-cell office:value-type="float" office:value="0.6732" calcext:value-type="float">
            <text:p>0.6732</text:p>
          </table:table-cell>
          <table:table-cell office:value-type="float" office:value="0.280842" calcext:value-type="float">
            <text:p>0.280842</text:p>
          </table:table-cell>
          <table:table-cell office:value-type="float" office:value="0.528523" calcext:value-type="float">
            <text:p>0.528523</text:p>
          </table:table-cell>
          <table:table-cell office:value-type="float" office:value="0.608177" calcext:value-type="float">
            <text:p>0.608177</text:p>
          </table:table-cell>
          <table:table-cell office:value-type="float" office:value="0.186622" calcext:value-type="float">
            <text:p>0.186622</text:p>
          </table:table-cell>
          <table:table-cell office:value-type="float" office:value="0.45032" calcext:value-type="float">
            <text:p>0.45032</text:p>
          </table:table-cell>
          <table:table-cell office:value-type="float" office:value="0.646852" calcext:value-type="float">
            <text:p>0.646852</text:p>
          </table:table-cell>
          <table:table-cell office:value-type="float" office:value="0.241" calcext:value-type="float">
            <text:p>0.241</text:p>
          </table:table-cell>
          <table:table-cell office:value-type="float" office:value="0.327265" calcext:value-type="float">
            <text:p>0.327265</text:p>
          </table:table-cell>
          <table:table-cell office:value-type="float" office:value="0.632813" calcext:value-type="float">
            <text:p>0.632813</text:p>
          </table:table-cell>
          <table:table-cell office:value-type="float" office:value="0.313467" calcext:value-type="float">
            <text:p>0.313467</text:p>
          </table:table-cell>
          <table:table-cell office:value-type="float" office:value="0.181067" calcext:value-type="float">
            <text:p>0.181067</text:p>
          </table:table-cell>
          <table:table-cell office:value-type="float" office:value="0.554991" calcext:value-type="float">
            <text:p>0.554991</text:p>
          </table:table-cell>
          <table:table-cell office:value-type="float" office:value="0.411746" calcext:value-type="float">
            <text:p>0.411746</text:p>
          </table:table-cell>
          <table:table-cell office:value-type="float" office:value="0.0727367" calcext:value-type="float">
            <text:p>0.0727367</text:p>
          </table:table-cell>
          <table:table-cell office:value-type="float" office:value="0.168813" calcext:value-type="float">
            <text:p>0.168813</text:p>
          </table:table-cell>
          <table:table-cell office:value-type="float" office:value="0.489709" calcext:value-type="float">
            <text:p>0.489709</text:p>
          </table:table-cell>
          <table:table-cell office:value-type="float" office:value="0.356797" calcext:value-type="float">
            <text:p>0.356797</text:p>
          </table:table-cell>
          <table:table-cell office:value-type="float" office:value="0.0830864" calcext:value-type="float">
            <text:p>0.0830864</text:p>
          </table:table-cell>
          <table:table-cell office:value-type="float" office:value="0.143004" calcext:value-type="float">
            <text:p>0.143004</text:p>
          </table:table-cell>
          <table:table-cell office:value-type="float" office:value="0.419703" calcext:value-type="float">
            <text:p>0.419703</text:p>
          </table:table-cell>
          <table:table-cell office:value-type="float" office:value="0.347503" calcext:value-type="float">
            <text:p>0.347503</text:p>
          </table:table-cell>
          <table:table-cell office:value-type="float" office:value="0.0656709" calcext:value-type="float">
            <text:p>0.0656709</text:p>
          </table:table-cell>
          <table:table-cell office:value-type="float" office:value="0.00274437" calcext:value-type="float">
            <text:p>0.00274437</text:p>
          </table:table-cell>
          <table:table-cell office:value-type="float" office:value="0.00593725" calcext:value-type="float">
            <text:p>0.00593725</text:p>
          </table:table-cell>
          <table:table-cell office:value-type="float" office:value="0.0209667" calcext:value-type="float">
            <text:p>0.0209667</text:p>
          </table:table-cell>
          <table:table-cell office:value-type="float" office:value="0.0580152" calcext:value-type="float">
            <text:p>0.0580152</text:p>
          </table:table-cell>
          <table:table-cell office:value-type="float" office:value="0.0959836" calcext:value-type="float">
            <text:p>0.0959836</text:p>
          </table:table-cell>
          <table:table-cell office:value-type="float" office:value="0.0449966" calcext:value-type="float">
            <text:p>0.0449966</text:p>
          </table:table-cell>
          <table:table-cell office:value-type="float" office:value="0.00319867" calcext:value-type="float">
            <text:p>0.00319867</text:p>
          </table:table-cell>
          <table:table-cell office:value-type="float" office:value="0.000002491" calcext:value-type="float">
            <text:p>0.000002491</text:p>
          </table:table-cell>
          <table:table-cell office:value-type="float" office:value="0.0000000406026" calcext:value-type="float">
            <text:p>4.06026E-08</text:p>
          </table:table-cell>
          <table:table-cell table:number-columns-repeated="7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71" office:value-type="float" office:value="0" calcext:value-type="float">
            <text:p>0</text:p>
          </table:table-cell>
          <table:table-cell office:value-type="float" office:value="0.0000674829" calcext:value-type="float">
            <text:p>6.74829E-05</text:p>
          </table:table-cell>
          <table:table-cell office:value-type="float" office:value="0.00209075" calcext:value-type="float">
            <text:p>0.00209075</text:p>
          </table:table-cell>
          <table:table-cell office:value-type="float" office:value="0.0716569" calcext:value-type="float">
            <text:p>0.0716569</text:p>
          </table:table-cell>
          <table:table-cell office:value-type="float" office:value="0.654205" calcext:value-type="float">
            <text:p>0.654205</text:p>
          </table:table-cell>
          <table:table-cell office:value-type="float" office:value="1.78124" calcext:value-type="float">
            <text:p>1.78124</text:p>
          </table:table-cell>
          <table:table-cell office:value-type="float" office:value="2.28833" calcext:value-type="float">
            <text:p>2.28833</text:p>
          </table:table-cell>
          <table:table-cell office:value-type="float" office:value="2.00338" calcext:value-type="float">
            <text:p>2.00338</text:p>
          </table:table-cell>
          <table:table-cell office:value-type="float" office:value="1.69686" calcext:value-type="float">
            <text:p>1.69686</text:p>
          </table:table-cell>
          <table:table-cell office:value-type="float" office:value="1.59185" calcext:value-type="float">
            <text:p>1.59185</text:p>
          </table:table-cell>
          <table:table-cell office:value-type="float" office:value="1.53294" calcext:value-type="float">
            <text:p>1.53294</text:p>
          </table:table-cell>
          <table:table-cell office:value-type="float" office:value="1.33383" calcext:value-type="float">
            <text:p>1.33383</text:p>
          </table:table-cell>
          <table:table-cell office:value-type="float" office:value="1.23299" calcext:value-type="float">
            <text:p>1.23299</text:p>
          </table:table-cell>
          <table:table-cell office:value-type="float" office:value="1.29239" calcext:value-type="float">
            <text:p>1.29239</text:p>
          </table:table-cell>
          <table:table-cell office:value-type="float" office:value="1.21365" calcext:value-type="float">
            <text:p>1.21365</text:p>
          </table:table-cell>
          <table:table-cell office:value-type="float" office:value="1.08859" calcext:value-type="float">
            <text:p>1.08859</text:p>
          </table:table-cell>
          <table:table-cell office:value-type="float" office:value="1.16169" calcext:value-type="float">
            <text:p>1.16169</text:p>
          </table:table-cell>
          <table:table-cell office:value-type="float" office:value="1.1038" calcext:value-type="float">
            <text:p>1.1038</text:p>
          </table:table-cell>
          <table:table-cell office:value-type="float" office:value="1.0321" calcext:value-type="float">
            <text:p>1.0321</text:p>
          </table:table-cell>
          <table:table-cell office:value-type="float" office:value="1.02651" calcext:value-type="float">
            <text:p>1.02651</text:p>
          </table:table-cell>
          <table:table-cell office:value-type="float" office:value="0.97878" calcext:value-type="float">
            <text:p>0.97878</text:p>
          </table:table-cell>
          <table:table-cell office:value-type="float" office:value="1.00583" calcext:value-type="float">
            <text:p>1.00583</text:p>
          </table:table-cell>
          <table:table-cell office:value-type="float" office:value="0.969525" calcext:value-type="float">
            <text:p>0.969525</text:p>
          </table:table-cell>
          <table:table-cell office:value-type="float" office:value="0.956882" calcext:value-type="float">
            <text:p>0.956882</text:p>
          </table:table-cell>
          <table:table-cell office:value-type="float" office:value="0.92402" calcext:value-type="float">
            <text:p>0.92402</text:p>
          </table:table-cell>
          <table:table-cell office:value-type="float" office:value="0.899781" calcext:value-type="float">
            <text:p>0.899781</text:p>
          </table:table-cell>
          <table:table-cell office:value-type="float" office:value="0.848465" calcext:value-type="float">
            <text:p>0.848465</text:p>
          </table:table-cell>
          <table:table-cell office:value-type="float" office:value="0.919202" calcext:value-type="float">
            <text:p>0.919202</text:p>
          </table:table-cell>
          <table:table-cell office:value-type="float" office:value="0.830109" calcext:value-type="float">
            <text:p>0.830109</text:p>
          </table:table-cell>
          <table:table-cell office:value-type="float" office:value="0.925518" calcext:value-type="float">
            <text:p>0.925518</text:p>
          </table:table-cell>
          <table:table-cell office:value-type="float" office:value="0.782575" calcext:value-type="float">
            <text:p>0.782575</text:p>
          </table:table-cell>
          <table:table-cell office:value-type="float" office:value="0.874" calcext:value-type="float">
            <text:p>0.874</text:p>
          </table:table-cell>
          <table:table-cell office:value-type="float" office:value="0.723668" calcext:value-type="float">
            <text:p>0.723668</text:p>
          </table:table-cell>
          <table:table-cell office:value-type="float" office:value="0.857663" calcext:value-type="float">
            <text:p>0.857663</text:p>
          </table:table-cell>
          <table:table-cell office:value-type="float" office:value="0.702792" calcext:value-type="float">
            <text:p>0.702792</text:p>
          </table:table-cell>
          <table:table-cell office:value-type="float" office:value="0.873571" calcext:value-type="float">
            <text:p>0.873571</text:p>
          </table:table-cell>
          <table:table-cell office:value-type="float" office:value="0.68947" calcext:value-type="float">
            <text:p>0.68947</text:p>
          </table:table-cell>
          <table:table-cell office:value-type="float" office:value="0.828348" calcext:value-type="float">
            <text:p>0.828348</text:p>
          </table:table-cell>
          <table:table-cell office:value-type="float" office:value="0.669835" calcext:value-type="float">
            <text:p>0.669835</text:p>
          </table:table-cell>
          <table:table-cell office:value-type="float" office:value="0.761716" calcext:value-type="float">
            <text:p>0.761716</text:p>
          </table:table-cell>
          <table:table-cell office:value-type="float" office:value="0.696723" calcext:value-type="float">
            <text:p>0.696723</text:p>
          </table:table-cell>
          <table:table-cell office:value-type="float" office:value="0.705823" calcext:value-type="float">
            <text:p>0.705823</text:p>
          </table:table-cell>
          <table:table-cell office:value-type="float" office:value="0.788554" calcext:value-type="float">
            <text:p>0.788554</text:p>
          </table:table-cell>
          <table:table-cell office:value-type="float" office:value="0.594391" calcext:value-type="float">
            <text:p>0.594391</text:p>
          </table:table-cell>
          <table:table-cell office:value-type="float" office:value="0.811163" calcext:value-type="float">
            <text:p>0.811163</text:p>
          </table:table-cell>
          <table:table-cell office:value-type="float" office:value="0.517473" calcext:value-type="float">
            <text:p>0.517473</text:p>
          </table:table-cell>
          <table:table-cell office:value-type="float" office:value="0.753461" calcext:value-type="float">
            <text:p>0.753461</text:p>
          </table:table-cell>
          <table:table-cell office:value-type="float" office:value="0.564867" calcext:value-type="float">
            <text:p>0.564867</text:p>
          </table:table-cell>
          <table:table-cell office:value-type="float" office:value="0.664773" calcext:value-type="float">
            <text:p>0.664773</text:p>
          </table:table-cell>
          <table:table-cell office:value-type="float" office:value="0.722535" calcext:value-type="float">
            <text:p>0.722535</text:p>
          </table:table-cell>
          <table:table-cell office:value-type="float" office:value="0.469991" calcext:value-type="float">
            <text:p>0.469991</text:p>
          </table:table-cell>
          <table:table-cell office:value-type="float" office:value="0.784299" calcext:value-type="float">
            <text:p>0.784299</text:p>
          </table:table-cell>
          <table:table-cell office:value-type="float" office:value="0.495822" calcext:value-type="float">
            <text:p>0.495822</text:p>
          </table:table-cell>
          <table:table-cell office:value-type="float" office:value="0.647468" calcext:value-type="float">
            <text:p>0.647468</text:p>
          </table:table-cell>
          <table:table-cell office:value-type="float" office:value="0.663591" calcext:value-type="float">
            <text:p>0.663591</text:p>
          </table:table-cell>
          <table:table-cell office:value-type="float" office:value="0.37794" calcext:value-type="float">
            <text:p>0.37794</text:p>
          </table:table-cell>
          <table:table-cell office:value-type="float" office:value="0.70644" calcext:value-type="float">
            <text:p>0.70644</text:p>
          </table:table-cell>
          <table:table-cell office:value-type="float" office:value="0.462191" calcext:value-type="float">
            <text:p>0.462191</text:p>
          </table:table-cell>
          <table:table-cell office:value-type="float" office:value="0.532429" calcext:value-type="float">
            <text:p>0.532429</text:p>
          </table:table-cell>
          <table:table-cell office:value-type="float" office:value="0.718956" calcext:value-type="float">
            <text:p>0.718956</text:p>
          </table:table-cell>
          <table:table-cell office:value-type="float" office:value="0.344225" calcext:value-type="float">
            <text:p>0.344225</text:p>
          </table:table-cell>
          <table:table-cell office:value-type="float" office:value="0.620256" calcext:value-type="float">
            <text:p>0.620256</text:p>
          </table:table-cell>
          <table:table-cell office:value-type="float" office:value="0.613469" calcext:value-type="float">
            <text:p>0.613469</text:p>
          </table:table-cell>
          <table:table-cell office:value-type="float" office:value="0.247839" calcext:value-type="float">
            <text:p>0.247839</text:p>
          </table:table-cell>
          <table:table-cell office:value-type="float" office:value="0.619188" calcext:value-type="float">
            <text:p>0.619188</text:p>
          </table:table-cell>
          <table:table-cell office:value-type="float" office:value="0.526778" calcext:value-type="float">
            <text:p>0.526778</text:p>
          </table:table-cell>
          <table:table-cell office:value-type="float" office:value="0.275385" calcext:value-type="float">
            <text:p>0.275385</text:p>
          </table:table-cell>
          <table:table-cell office:value-type="float" office:value="0.636243" calcext:value-type="float">
            <text:p>0.636243</text:p>
          </table:table-cell>
          <table:table-cell office:value-type="float" office:value="0.467373" calcext:value-type="float">
            <text:p>0.467373</text:p>
          </table:table-cell>
          <table:table-cell office:value-type="float" office:value="0.223604" calcext:value-type="float">
            <text:p>0.223604</text:p>
          </table:table-cell>
          <table:table-cell office:value-type="float" office:value="0.580015" calcext:value-type="float">
            <text:p>0.580015</text:p>
          </table:table-cell>
          <table:table-cell office:value-type="float" office:value="0.530682" calcext:value-type="float">
            <text:p>0.530682</text:p>
          </table:table-cell>
          <table:table-cell office:value-type="float" office:value="0.174697" calcext:value-type="float">
            <text:p>0.174697</text:p>
          </table:table-cell>
          <table:table-cell office:value-type="float" office:value="0.439951" calcext:value-type="float">
            <text:p>0.439951</text:p>
          </table:table-cell>
          <table:table-cell office:value-type="float" office:value="0.561777" calcext:value-type="float">
            <text:p>0.561777</text:p>
          </table:table-cell>
          <table:table-cell office:value-type="float" office:value="0.183817" calcext:value-type="float">
            <text:p>0.183817</text:p>
          </table:table-cell>
          <table:table-cell office:value-type="float" office:value="0.293721" calcext:value-type="float">
            <text:p>0.293721</text:p>
          </table:table-cell>
          <table:table-cell office:value-type="float" office:value="0.556068" calcext:value-type="float">
            <text:p>0.556068</text:p>
          </table:table-cell>
          <table:table-cell office:value-type="float" office:value="0.279424" calcext:value-type="float">
            <text:p>0.279424</text:p>
          </table:table-cell>
          <table:table-cell office:value-type="float" office:value="0.0741431" calcext:value-type="float">
            <text:p>0.0741431</text:p>
          </table:table-cell>
          <table:table-cell office:value-type="float" office:value="0.227029" calcext:value-type="float">
            <text:p>0.227029</text:p>
          </table:table-cell>
          <table:table-cell office:value-type="float" office:value="0.493085" calcext:value-type="float">
            <text:p>0.493085</text:p>
          </table:table-cell>
          <table:table-cell office:value-type="float" office:value="0.316579" calcext:value-type="float">
            <text:p>0.316579</text:p>
          </table:table-cell>
          <table:table-cell office:value-type="float" office:value="0.0707654" calcext:value-type="float">
            <text:p>0.0707654</text:p>
          </table:table-cell>
          <table:table-cell office:value-type="float" office:value="0.127496" calcext:value-type="float">
            <text:p>0.127496</text:p>
          </table:table-cell>
          <table:table-cell office:value-type="float" office:value="0.390412" calcext:value-type="float">
            <text:p>0.390412</text:p>
          </table:table-cell>
          <table:table-cell office:value-type="float" office:value="0.330703" calcext:value-type="float">
            <text:p>0.330703</text:p>
          </table:table-cell>
          <table:table-cell office:value-type="float" office:value="0.0432273" calcext:value-type="float">
            <text:p>0.0432273</text:p>
          </table:table-cell>
          <table:table-cell office:value-type="float" office:value="0.00318406" calcext:value-type="float">
            <text:p>0.00318406</text:p>
          </table:table-cell>
          <table:table-cell office:value-type="float" office:value="0.00573656" calcext:value-type="float">
            <text:p>0.00573656</text:p>
          </table:table-cell>
          <table:table-cell office:value-type="float" office:value="0.00756097" calcext:value-type="float">
            <text:p>0.00756097</text:p>
          </table:table-cell>
          <table:table-cell office:value-type="float" office:value="0.0058273" calcext:value-type="float">
            <text:p>0.0058273</text:p>
          </table:table-cell>
          <table:table-cell office:value-type="float" office:value="0.00635494" calcext:value-type="float">
            <text:p>0.00635494</text:p>
          </table:table-cell>
          <table:table-cell office:value-type="float" office:value="0.00643908" calcext:value-type="float">
            <text:p>0.00643908</text:p>
          </table:table-cell>
          <table:table-cell office:value-type="float" office:value="0.00127428" calcext:value-type="float">
            <text:p>0.00127428</text:p>
          </table:table-cell>
          <table:table-cell office:value-type="float" office:value="0.0000207703" calcext:value-type="float">
            <text:p>2.07703E-05</text:p>
          </table:table-cell>
          <table:table-cell table:number-columns-repeated="7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71" office:value-type="float" office:value="0" calcext:value-type="float">
            <text:p>0</text:p>
          </table:table-cell>
          <table:table-cell office:value-type="float" office:value="0.000924686" calcext:value-type="float">
            <text:p>0.000924686</text:p>
          </table:table-cell>
          <table:table-cell office:value-type="float" office:value="0.0357616" calcext:value-type="float">
            <text:p>0.0357616</text:p>
          </table:table-cell>
          <table:table-cell office:value-type="float" office:value="0.450275" calcext:value-type="float">
            <text:p>0.450275</text:p>
          </table:table-cell>
          <table:table-cell office:value-type="float" office:value="1.5072" calcext:value-type="float">
            <text:p>1.5072</text:p>
          </table:table-cell>
          <table:table-cell office:value-type="float" office:value="2.08089" calcext:value-type="float">
            <text:p>2.08089</text:p>
          </table:table-cell>
          <table:table-cell office:value-type="float" office:value="1.90452" calcext:value-type="float">
            <text:p>1.90452</text:p>
          </table:table-cell>
          <table:table-cell office:value-type="float" office:value="1.64297" calcext:value-type="float">
            <text:p>1.64297</text:p>
          </table:table-cell>
          <table:table-cell office:value-type="float" office:value="1.4853" calcext:value-type="float">
            <text:p>1.4853</text:p>
          </table:table-cell>
          <table:table-cell office:value-type="float" office:value="1.40249" calcext:value-type="float">
            <text:p>1.40249</text:p>
          </table:table-cell>
          <table:table-cell office:value-type="float" office:value="1.40508" calcext:value-type="float">
            <text:p>1.40508</text:p>
          </table:table-cell>
          <table:table-cell office:value-type="float" office:value="1.32875" calcext:value-type="float">
            <text:p>1.32875</text:p>
          </table:table-cell>
          <table:table-cell office:value-type="float" office:value="1.14052" calcext:value-type="float">
            <text:p>1.14052</text:p>
          </table:table-cell>
          <table:table-cell office:value-type="float" office:value="1.20794" calcext:value-type="float">
            <text:p>1.20794</text:p>
          </table:table-cell>
          <table:table-cell office:value-type="float" office:value="1.16988" calcext:value-type="float">
            <text:p>1.16988</text:p>
          </table:table-cell>
          <table:table-cell office:value-type="float" office:value="1.0778" calcext:value-type="float">
            <text:p>1.0778</text:p>
          </table:table-cell>
          <table:table-cell office:value-type="float" office:value="1.13296" calcext:value-type="float">
            <text:p>1.13296</text:p>
          </table:table-cell>
          <table:table-cell office:value-type="float" office:value="1.05001" calcext:value-type="float">
            <text:p>1.05001</text:p>
          </table:table-cell>
          <table:table-cell office:value-type="float" office:value="0.987198" calcext:value-type="float">
            <text:p>0.987198</text:p>
          </table:table-cell>
          <table:table-cell office:value-type="float" office:value="1.01121" calcext:value-type="float">
            <text:p>1.01121</text:p>
          </table:table-cell>
          <table:table-cell office:value-type="float" office:value="0.995459" calcext:value-type="float">
            <text:p>0.995459</text:p>
          </table:table-cell>
          <table:table-cell office:value-type="float" office:value="0.98088" calcext:value-type="float">
            <text:p>0.98088</text:p>
          </table:table-cell>
          <table:table-cell office:value-type="float" office:value="0.955823" calcext:value-type="float">
            <text:p>0.955823</text:p>
          </table:table-cell>
          <table:table-cell office:value-type="float" office:value="0.911794" calcext:value-type="float">
            <text:p>0.911794</text:p>
          </table:table-cell>
          <table:table-cell office:value-type="float" office:value="0.887145" calcext:value-type="float">
            <text:p>0.887145</text:p>
          </table:table-cell>
          <table:table-cell office:value-type="float" office:value="0.878911" calcext:value-type="float">
            <text:p>0.878911</text:p>
          </table:table-cell>
          <table:table-cell office:value-type="float" office:value="0.862506" calcext:value-type="float">
            <text:p>0.862506</text:p>
          </table:table-cell>
          <table:table-cell office:value-type="float" office:value="0.910605" calcext:value-type="float">
            <text:p>0.910605</text:p>
          </table:table-cell>
          <table:table-cell office:value-type="float" office:value="0.835021" calcext:value-type="float">
            <text:p>0.835021</text:p>
          </table:table-cell>
          <table:table-cell office:value-type="float" office:value="0.870449" calcext:value-type="float">
            <text:p>0.870449</text:p>
          </table:table-cell>
          <table:table-cell office:value-type="float" office:value="0.769381" calcext:value-type="float">
            <text:p>0.769381</text:p>
          </table:table-cell>
          <table:table-cell office:value-type="float" office:value="0.834924" calcext:value-type="float">
            <text:p>0.834924</text:p>
          </table:table-cell>
          <table:table-cell office:value-type="float" office:value="0.737984" calcext:value-type="float">
            <text:p>0.737984</text:p>
          </table:table-cell>
          <table:table-cell office:value-type="float" office:value="0.852189" calcext:value-type="float">
            <text:p>0.852189</text:p>
          </table:table-cell>
          <table:table-cell office:value-type="float" office:value="0.752215" calcext:value-type="float">
            <text:p>0.752215</text:p>
          </table:table-cell>
          <table:table-cell office:value-type="float" office:value="0.815434" calcext:value-type="float">
            <text:p>0.815434</text:p>
          </table:table-cell>
          <table:table-cell office:value-type="float" office:value="0.758965" calcext:value-type="float">
            <text:p>0.758965</text:p>
          </table:table-cell>
          <table:table-cell office:value-type="float" office:value="0.721847" calcext:value-type="float">
            <text:p>0.721847</text:p>
          </table:table-cell>
          <table:table-cell office:value-type="float" office:value="0.756392" calcext:value-type="float">
            <text:p>0.756392</text:p>
          </table:table-cell>
          <table:table-cell office:value-type="float" office:value="0.647881" calcext:value-type="float">
            <text:p>0.647881</text:p>
          </table:table-cell>
          <table:table-cell office:value-type="float" office:value="0.802394" calcext:value-type="float">
            <text:p>0.802394</text:p>
          </table:table-cell>
          <table:table-cell office:value-type="float" office:value="0.594181" calcext:value-type="float">
            <text:p>0.594181</text:p>
          </table:table-cell>
          <table:table-cell office:value-type="float" office:value="0.826314" calcext:value-type="float">
            <text:p>0.826314</text:p>
          </table:table-cell>
          <table:table-cell office:value-type="float" office:value="0.563104" calcext:value-type="float">
            <text:p>0.563104</text:p>
          </table:table-cell>
          <table:table-cell office:value-type="float" office:value="0.756194" calcext:value-type="float">
            <text:p>0.756194</text:p>
          </table:table-cell>
          <table:table-cell office:value-type="float" office:value="0.62364" calcext:value-type="float">
            <text:p>0.62364</text:p>
          </table:table-cell>
          <table:table-cell office:value-type="float" office:value="0.637149" calcext:value-type="float">
            <text:p>0.637149</text:p>
          </table:table-cell>
          <table:table-cell office:value-type="float" office:value="0.726726" calcext:value-type="float">
            <text:p>0.726726</text:p>
          </table:table-cell>
          <table:table-cell office:value-type="float" office:value="0.485209" calcext:value-type="float">
            <text:p>0.485209</text:p>
          </table:table-cell>
          <table:table-cell office:value-type="float" office:value="0.784204" calcext:value-type="float">
            <text:p>0.784204</text:p>
          </table:table-cell>
          <table:table-cell office:value-type="float" office:value="0.523446" calcext:value-type="float">
            <text:p>0.523446</text:p>
          </table:table-cell>
          <table:table-cell office:value-type="float" office:value="0.66613" calcext:value-type="float">
            <text:p>0.66613</text:p>
          </table:table-cell>
          <table:table-cell office:value-type="float" office:value="0.676593" calcext:value-type="float">
            <text:p>0.676593</text:p>
          </table:table-cell>
          <table:table-cell office:value-type="float" office:value="0.414197" calcext:value-type="float">
            <text:p>0.414197</text:p>
          </table:table-cell>
          <table:table-cell office:value-type="float" office:value="0.708993" calcext:value-type="float">
            <text:p>0.708993</text:p>
          </table:table-cell>
          <table:table-cell office:value-type="float" office:value="0.439958" calcext:value-type="float">
            <text:p>0.439958</text:p>
          </table:table-cell>
          <table:table-cell office:value-type="float" office:value="0.588324" calcext:value-type="float">
            <text:p>0.588324</text:p>
          </table:table-cell>
          <table:table-cell office:value-type="float" office:value="0.700998" calcext:value-type="float">
            <text:p>0.700998</text:p>
          </table:table-cell>
          <table:table-cell office:value-type="float" office:value="0.348662" calcext:value-type="float">
            <text:p>0.348662</text:p>
          </table:table-cell>
          <table:table-cell office:value-type="float" office:value="0.678798" calcext:value-type="float">
            <text:p>0.678798</text:p>
          </table:table-cell>
          <table:table-cell office:value-type="float" office:value="0.580858" calcext:value-type="float">
            <text:p>0.580858</text:p>
          </table:table-cell>
          <table:table-cell office:value-type="float" office:value="0.333807" calcext:value-type="float">
            <text:p>0.333807</text:p>
          </table:table-cell>
          <table:table-cell office:value-type="float" office:value="0.667774" calcext:value-type="float">
            <text:p>0.667774</text:p>
          </table:table-cell>
          <table:table-cell office:value-type="float" office:value="0.421369" calcext:value-type="float">
            <text:p>0.421369</text:p>
          </table:table-cell>
          <table:table-cell office:value-type="float" office:value="0.360785" calcext:value-type="float">
            <text:p>0.360785</text:p>
          </table:table-cell>
          <table:table-cell office:value-type="float" office:value="0.661439" calcext:value-type="float">
            <text:p>0.661439</text:p>
          </table:table-cell>
          <table:table-cell office:value-type="float" office:value="0.368428" calcext:value-type="float">
            <text:p>0.368428</text:p>
          </table:table-cell>
          <table:table-cell office:value-type="float" office:value="0.388711" calcext:value-type="float">
            <text:p>0.388711</text:p>
          </table:table-cell>
          <table:table-cell office:value-type="float" office:value="0.668215" calcext:value-type="float">
            <text:p>0.668215</text:p>
          </table:table-cell>
          <table:table-cell office:value-type="float" office:value="0.348219" calcext:value-type="float">
            <text:p>0.348219</text:p>
          </table:table-cell>
          <table:table-cell office:value-type="float" office:value="0.24044" calcext:value-type="float">
            <text:p>0.24044</text:p>
          </table:table-cell>
          <table:table-cell office:value-type="float" office:value="0.604226" calcext:value-type="float">
            <text:p>0.604226</text:p>
          </table:table-cell>
          <table:table-cell office:value-type="float" office:value="0.420359" calcext:value-type="float">
            <text:p>0.420359</text:p>
          </table:table-cell>
          <table:table-cell office:value-type="float" office:value="0.133571" calcext:value-type="float">
            <text:p>0.133571</text:p>
          </table:table-cell>
          <table:table-cell office:value-type="float" office:value="0.507703" calcext:value-type="float">
            <text:p>0.507703</text:p>
          </table:table-cell>
          <table:table-cell office:value-type="float" office:value="0.509363" calcext:value-type="float">
            <text:p>0.509363</text:p>
          </table:table-cell>
          <table:table-cell office:value-type="float" office:value="0.137501" calcext:value-type="float">
            <text:p>0.137501</text:p>
          </table:table-cell>
          <table:table-cell office:value-type="float" office:value="0.319487" calcext:value-type="float">
            <text:p>0.319487</text:p>
          </table:table-cell>
          <table:table-cell office:value-type="float" office:value="0.544903" calcext:value-type="float">
            <text:p>0.544903</text:p>
          </table:table-cell>
          <table:table-cell office:value-type="float" office:value="0.287541" calcext:value-type="float">
            <text:p>0.287541</text:p>
          </table:table-cell>
          <table:table-cell office:value-type="float" office:value="0.0777288" calcext:value-type="float">
            <text:p>0.0777288</text:p>
          </table:table-cell>
          <table:table-cell office:value-type="float" office:value="0.184991" calcext:value-type="float">
            <text:p>0.184991</text:p>
          </table:table-cell>
          <table:table-cell office:value-type="float" office:value="0.453867" calcext:value-type="float">
            <text:p>0.453867</text:p>
          </table:table-cell>
          <table:table-cell office:value-type="float" office:value="0.340098" calcext:value-type="float">
            <text:p>0.340098</text:p>
          </table:table-cell>
          <table:table-cell office:value-type="float" office:value="0.0583892" calcext:value-type="float">
            <text:p>0.0583892</text:p>
          </table:table-cell>
          <table:table-cell office:value-type="float" office:value="0.0775609" calcext:value-type="float">
            <text:p>0.0775609</text:p>
          </table:table-cell>
          <table:table-cell office:value-type="float" office:value="0.354189" calcext:value-type="float">
            <text:p>0.354189</text:p>
          </table:table-cell>
          <table:table-cell office:value-type="float" office:value="0.324017" calcext:value-type="float">
            <text:p>0.324017</text:p>
          </table:table-cell>
          <table:table-cell office:value-type="float" office:value="0.0442302" calcext:value-type="float">
            <text:p>0.0442302</text:p>
          </table:table-cell>
          <table:table-cell office:value-type="float" office:value="0.00678525" calcext:value-type="float">
            <text:p>0.00678525</text:p>
          </table:table-cell>
          <table:table-cell office:value-type="float" office:value="0.00625425" calcext:value-type="float">
            <text:p>0.00625425</text:p>
          </table:table-cell>
          <table:table-cell office:value-type="float" office:value="0.00485628" calcext:value-type="float">
            <text:p>0.00485628</text:p>
          </table:table-cell>
          <table:table-cell office:value-type="float" office:value="0.000677795" calcext:value-type="float">
            <text:p>0.000677795</text:p>
          </table:table-cell>
          <table:table-cell office:value-type="float" office:value="0.0000275864" calcext:value-type="float">
            <text:p>2.75864E-05</text:p>
          </table:table-cell>
          <table:table-cell office:value-type="float" office:value="0.00000210269" calcext:value-type="float">
            <text:p>2.10269E-06</text:p>
          </table:table-cell>
          <table:table-cell office:value-type="float" office:value="0.0000000342732" calcext:value-type="float">
            <text:p>3.42732E-08</text:p>
          </table:table-cell>
          <table:table-cell table:number-columns-repeated="7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71" office:value-type="float" office:value="0" calcext:value-type="float">
            <text:p>0</text:p>
          </table:table-cell>
          <table:table-cell office:value-type="float" office:value="0.00436363" calcext:value-type="float">
            <text:p>0.00436363</text:p>
          </table:table-cell>
          <table:table-cell office:value-type="float" office:value="0.155386" calcext:value-type="float">
            <text:p>0.155386</text:p>
          </table:table-cell>
          <table:table-cell office:value-type="float" office:value="1.05044" calcext:value-type="float">
            <text:p>1.05044</text:p>
          </table:table-cell>
          <table:table-cell office:value-type="float" office:value="1.85206" calcext:value-type="float">
            <text:p>1.85206</text:p>
          </table:table-cell>
          <table:table-cell office:value-type="float" office:value="1.78541" calcext:value-type="float">
            <text:p>1.78541</text:p>
          </table:table-cell>
          <table:table-cell office:value-type="float" office:value="1.65104" calcext:value-type="float">
            <text:p>1.65104</text:p>
          </table:table-cell>
          <table:table-cell office:value-type="float" office:value="1.5761" calcext:value-type="float">
            <text:p>1.5761</text:p>
          </table:table-cell>
          <table:table-cell office:value-type="float" office:value="1.38396" calcext:value-type="float">
            <text:p>1.38396</text:p>
          </table:table-cell>
          <table:table-cell office:value-type="float" office:value="1.26056" calcext:value-type="float">
            <text:p>1.26056</text:p>
          </table:table-cell>
          <table:table-cell office:value-type="float" office:value="1.31959" calcext:value-type="float">
            <text:p>1.31959</text:p>
          </table:table-cell>
          <table:table-cell office:value-type="float" office:value="1.2799" calcext:value-type="float">
            <text:p>1.2799</text:p>
          </table:table-cell>
          <table:table-cell office:value-type="float" office:value="1.08807" calcext:value-type="float">
            <text:p>1.08807</text:p>
          </table:table-cell>
          <table:table-cell office:value-type="float" office:value="1.16208" calcext:value-type="float">
            <text:p>1.16208</text:p>
          </table:table-cell>
          <table:table-cell office:value-type="float" office:value="1.16568" calcext:value-type="float">
            <text:p>1.16568</text:p>
          </table:table-cell>
          <table:table-cell office:value-type="float" office:value="1.05628" calcext:value-type="float">
            <text:p>1.05628</text:p>
          </table:table-cell>
          <table:table-cell office:value-type="float" office:value="1.06239" calcext:value-type="float">
            <text:p>1.06239</text:p>
          </table:table-cell>
          <table:table-cell office:value-type="float" office:value="1.00073" calcext:value-type="float">
            <text:p>1.00073</text:p>
          </table:table-cell>
          <table:table-cell office:value-type="float" office:value="0.99721" calcext:value-type="float">
            <text:p>0.99721</text:p>
          </table:table-cell>
          <table:table-cell office:value-type="float" office:value="0.990915" calcext:value-type="float">
            <text:p>0.990915</text:p>
          </table:table-cell>
          <table:table-cell office:value-type="float" office:value="0.99529" calcext:value-type="float">
            <text:p>0.99529</text:p>
          </table:table-cell>
          <table:table-cell office:value-type="float" office:value="0.942675" calcext:value-type="float">
            <text:p>0.942675</text:p>
          </table:table-cell>
          <table:table-cell office:value-type="float" office:value="0.939834" calcext:value-type="float">
            <text:p>0.939834</text:p>
          </table:table-cell>
          <table:table-cell office:value-type="float" office:value="0.878215" calcext:value-type="float">
            <text:p>0.878215</text:p>
          </table:table-cell>
          <table:table-cell office:value-type="float" office:value="0.893902" calcext:value-type="float">
            <text:p>0.893902</text:p>
          </table:table-cell>
          <table:table-cell office:value-type="float" office:value="0.873029" calcext:value-type="float">
            <text:p>0.873029</text:p>
          </table:table-cell>
          <table:table-cell office:value-type="float" office:value="0.904772" calcext:value-type="float">
            <text:p>0.904772</text:p>
          </table:table-cell>
          <table:table-cell office:value-type="float" office:value="0.848553" calcext:value-type="float">
            <text:p>0.848553</text:p>
          </table:table-cell>
          <table:table-cell office:value-type="float" office:value="0.850293" calcext:value-type="float">
            <text:p>0.850293</text:p>
          </table:table-cell>
          <table:table-cell office:value-type="float" office:value="0.797788" calcext:value-type="float">
            <text:p>0.797788</text:p>
          </table:table-cell>
          <table:table-cell office:value-type="float" office:value="0.802152" calcext:value-type="float">
            <text:p>0.802152</text:p>
          </table:table-cell>
          <table:table-cell office:value-type="float" office:value="0.78317" calcext:value-type="float">
            <text:p>0.78317</text:p>
          </table:table-cell>
          <table:table-cell office:value-type="float" office:value="0.831717" calcext:value-type="float">
            <text:p>0.831717</text:p>
          </table:table-cell>
          <table:table-cell office:value-type="float" office:value="0.761058" calcext:value-type="float">
            <text:p>0.761058</text:p>
          </table:table-cell>
          <table:table-cell office:value-type="float" office:value="0.842823" calcext:value-type="float">
            <text:p>0.842823</text:p>
          </table:table-cell>
          <table:table-cell office:value-type="float" office:value="0.68019" calcext:value-type="float">
            <text:p>0.68019</text:p>
          </table:table-cell>
          <table:table-cell office:value-type="float" office:value="0.804866" calcext:value-type="float">
            <text:p>0.804866</text:p>
          </table:table-cell>
          <table:table-cell office:value-type="float" office:value="0.622019" calcext:value-type="float">
            <text:p>0.622019</text:p>
          </table:table-cell>
          <table:table-cell office:value-type="float" office:value="0.808711" calcext:value-type="float">
            <text:p>0.808711</text:p>
          </table:table-cell>
          <table:table-cell office:value-type="float" office:value="0.603921" calcext:value-type="float">
            <text:p>0.603921</text:p>
          </table:table-cell>
          <table:table-cell office:value-type="float" office:value="0.825588" calcext:value-type="float">
            <text:p>0.825588</text:p>
          </table:table-cell>
          <table:table-cell office:value-type="float" office:value="0.641801" calcext:value-type="float">
            <text:p>0.641801</text:p>
          </table:table-cell>
          <table:table-cell office:value-type="float" office:value="0.739061" calcext:value-type="float">
            <text:p>0.739061</text:p>
          </table:table-cell>
          <table:table-cell office:value-type="float" office:value="0.704724" calcext:value-type="float">
            <text:p>0.704724</text:p>
          </table:table-cell>
          <table:table-cell office:value-type="float" office:value="0.579962" calcext:value-type="float">
            <text:p>0.579962</text:p>
          </table:table-cell>
          <table:table-cell office:value-type="float" office:value="0.741394" calcext:value-type="float">
            <text:p>0.741394</text:p>
          </table:table-cell>
          <table:table-cell office:value-type="float" office:value="0.490868" calcext:value-type="float">
            <text:p>0.490868</text:p>
          </table:table-cell>
          <table:table-cell office:value-type="float" office:value="0.774982" calcext:value-type="float">
            <text:p>0.774982</text:p>
          </table:table-cell>
          <table:table-cell office:value-type="float" office:value="0.575906" calcext:value-type="float">
            <text:p>0.575906</text:p>
          </table:table-cell>
          <table:table-cell office:value-type="float" office:value="0.646927" calcext:value-type="float">
            <text:p>0.646927</text:p>
          </table:table-cell>
          <table:table-cell office:value-type="float" office:value="0.711817" calcext:value-type="float">
            <text:p>0.711817</text:p>
          </table:table-cell>
          <table:table-cell office:value-type="float" office:value="0.439893" calcext:value-type="float">
            <text:p>0.439893</text:p>
          </table:table-cell>
          <table:table-cell office:value-type="float" office:value="0.714308" calcext:value-type="float">
            <text:p>0.714308</text:p>
          </table:table-cell>
          <table:table-cell office:value-type="float" office:value="0.463356" calcext:value-type="float">
            <text:p>0.463356</text:p>
          </table:table-cell>
          <table:table-cell office:value-type="float" office:value="0.590398" calcext:value-type="float">
            <text:p>0.590398</text:p>
          </table:table-cell>
          <table:table-cell office:value-type="float" office:value="0.693203" calcext:value-type="float">
            <text:p>0.693203</text:p>
          </table:table-cell>
          <table:table-cell office:value-type="float" office:value="0.380685" calcext:value-type="float">
            <text:p>0.380685</text:p>
          </table:table-cell>
          <table:table-cell office:value-type="float" office:value="0.70597" calcext:value-type="float">
            <text:p>0.70597</text:p>
          </table:table-cell>
          <table:table-cell office:value-type="float" office:value="0.564241" calcext:value-type="float">
            <text:p>0.564241</text:p>
          </table:table-cell>
          <table:table-cell office:value-type="float" office:value="0.377017" calcext:value-type="float">
            <text:p>0.377017</text:p>
          </table:table-cell>
          <table:table-cell office:value-type="float" office:value="0.683924" calcext:value-type="float">
            <text:p>0.683924</text:p>
          </table:table-cell>
          <table:table-cell office:value-type="float" office:value="0.40832" calcext:value-type="float">
            <text:p>0.40832</text:p>
          </table:table-cell>
          <table:table-cell office:value-type="float" office:value="0.464241" calcext:value-type="float">
            <text:p>0.464241</text:p>
          </table:table-cell>
          <table:table-cell office:value-type="float" office:value="0.650915" calcext:value-type="float">
            <text:p>0.650915</text:p>
          </table:table-cell>
          <table:table-cell office:value-type="float" office:value="0.279267" calcext:value-type="float">
            <text:p>0.279267</text:p>
          </table:table-cell>
          <table:table-cell office:value-type="float" office:value="0.480611" calcext:value-type="float">
            <text:p>0.480611</text:p>
          </table:table-cell>
          <table:table-cell office:value-type="float" office:value="0.659624" calcext:value-type="float">
            <text:p>0.659624</text:p>
          </table:table-cell>
          <table:table-cell office:value-type="float" office:value="0.313525" calcext:value-type="float">
            <text:p>0.313525</text:p>
          </table:table-cell>
          <table:table-cell office:value-type="float" office:value="0.43807" calcext:value-type="float">
            <text:p>0.43807</text:p>
          </table:table-cell>
          <table:table-cell office:value-type="float" office:value="0.617705" calcext:value-type="float">
            <text:p>0.617705</text:p>
          </table:table-cell>
          <table:table-cell office:value-type="float" office:value="0.261933" calcext:value-type="float">
            <text:p>0.261933</text:p>
          </table:table-cell>
          <table:table-cell office:value-type="float" office:value="0.281214" calcext:value-type="float">
            <text:p>0.281214</text:p>
          </table:table-cell>
          <table:table-cell office:value-type="float" office:value="0.589174" calcext:value-type="float">
            <text:p>0.589174</text:p>
          </table:table-cell>
          <table:table-cell office:value-type="float" office:value="0.320177" calcext:value-type="float">
            <text:p>0.320177</text:p>
          </table:table-cell>
          <table:table-cell office:value-type="float" office:value="0.187085" calcext:value-type="float">
            <text:p>0.187085</text:p>
          </table:table-cell>
          <table:table-cell office:value-type="float" office:value="0.516224" calcext:value-type="float">
            <text:p>0.516224</text:p>
          </table:table-cell>
          <table:table-cell office:value-type="float" office:value="0.455093" calcext:value-type="float">
            <text:p>0.455093</text:p>
          </table:table-cell>
          <table:table-cell office:value-type="float" office:value="0.167461" calcext:value-type="float">
            <text:p>0.167461</text:p>
          </table:table-cell>
          <table:table-cell office:value-type="float" office:value="0.25714" calcext:value-type="float">
            <text:p>0.25714</text:p>
          </table:table-cell>
          <table:table-cell office:value-type="float" office:value="0.501762" calcext:value-type="float">
            <text:p>0.501762</text:p>
          </table:table-cell>
          <table:table-cell office:value-type="float" office:value="0.350894" calcext:value-type="float">
            <text:p>0.350894</text:p>
          </table:table-cell>
          <table:table-cell office:value-type="float" office:value="0.0744224" calcext:value-type="float">
            <text:p>0.0744224</text:p>
          </table:table-cell>
          <table:table-cell office:value-type="float" office:value="0.098392" calcext:value-type="float">
            <text:p>0.098392</text:p>
          </table:table-cell>
          <table:table-cell office:value-type="float" office:value="0.389912" calcext:value-type="float">
            <text:p>0.389912</text:p>
          </table:table-cell>
          <table:table-cell office:value-type="float" office:value="0.377759" calcext:value-type="float">
            <text:p>0.377759</text:p>
          </table:table-cell>
          <table:table-cell office:value-type="float" office:value="0.0635799" calcext:value-type="float">
            <text:p>0.0635799</text:p>
          </table:table-cell>
          <table:table-cell office:value-type="float" office:value="0.0179313" calcext:value-type="float">
            <text:p>0.0179313</text:p>
          </table:table-cell>
          <table:table-cell office:value-type="float" office:value="0.0974544" calcext:value-type="float">
            <text:p>0.0974544</text:p>
          </table:table-cell>
          <table:table-cell office:value-type="float" office:value="0.276297" calcext:value-type="float">
            <text:p>0.276297</text:p>
          </table:table-cell>
          <table:table-cell office:value-type="float" office:value="0.162408" calcext:value-type="float">
            <text:p>0.162408</text:p>
          </table:table-cell>
          <table:table-cell office:value-type="float" office:value="0.0394895" calcext:value-type="float">
            <text:p>0.0394895</text:p>
          </table:table-cell>
          <table:table-cell office:value-type="float" office:value="0.0238268" calcext:value-type="float">
            <text:p>0.0238268</text:p>
          </table:table-cell>
          <table:table-cell office:value-type="float" office:value="0.00255378" calcext:value-type="float">
            <text:p>0.00255378</text:p>
          </table:table-cell>
          <table:table-cell office:value-type="float" office:value="0.00000997227" calcext:value-type="float">
            <text:p>9.97227E-06</text:p>
          </table:table-cell>
          <table:table-cell office:value-type="float" office:value="0.000000547695" calcext:value-type="float">
            <text:p>5.47695E-07</text:p>
          </table:table-cell>
          <table:table-cell office:value-type="float" office:value="0.00000000892726" calcext:value-type="float">
            <text:p>8.92726E-09</text:p>
          </table:table-cell>
          <table:table-cell table:number-columns-repeated="7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70" office:value-type="float" office:value="0" calcext:value-type="float">
            <text:p>0</text:p>
          </table:table-cell>
          <table:table-cell office:value-type="float" office:value="0.00000224188" calcext:value-type="float">
            <text:p>2.24188E-06</text:p>
          </table:table-cell>
          <table:table-cell office:value-type="float" office:value="0.0378727" calcext:value-type="float">
            <text:p>0.0378727</text:p>
          </table:table-cell>
          <table:table-cell office:value-type="float" office:value="0.531002" calcext:value-type="float">
            <text:p>0.531002</text:p>
          </table:table-cell>
          <table:table-cell office:value-type="float" office:value="1.46129" calcext:value-type="float">
            <text:p>1.46129</text:p>
          </table:table-cell>
          <table:table-cell office:value-type="float" office:value="1.69812" calcext:value-type="float">
            <text:p>1.69812</text:p>
          </table:table-cell>
          <table:table-cell office:value-type="float" office:value="1.55004" calcext:value-type="float">
            <text:p>1.55004</text:p>
          </table:table-cell>
          <table:table-cell office:value-type="float" office:value="1.49168" calcext:value-type="float">
            <text:p>1.49168</text:p>
          </table:table-cell>
          <table:table-cell office:value-type="float" office:value="1.48191" calcext:value-type="float">
            <text:p>1.48191</text:p>
          </table:table-cell>
          <table:table-cell office:value-type="float" office:value="1.3662" calcext:value-type="float">
            <text:p>1.3662</text:p>
          </table:table-cell>
          <table:table-cell office:value-type="float" office:value="1.20106" calcext:value-type="float">
            <text:p>1.20106</text:p>
          </table:table-cell>
          <table:table-cell office:value-type="float" office:value="1.24641" calcext:value-type="float">
            <text:p>1.24641</text:p>
          </table:table-cell>
          <table:table-cell office:value-type="float" office:value="1.19276" calcext:value-type="float">
            <text:p>1.19276</text:p>
          </table:table-cell>
          <table:table-cell office:value-type="float" office:value="1.0817" calcext:value-type="float">
            <text:p>1.0817</text:p>
          </table:table-cell>
          <table:table-cell office:value-type="float" office:value="1.17052" calcext:value-type="float">
            <text:p>1.17052</text:p>
          </table:table-cell>
          <table:table-cell office:value-type="float" office:value="1.11511" calcext:value-type="float">
            <text:p>1.11511</text:p>
          </table:table-cell>
          <table:table-cell office:value-type="float" office:value="1.00954" calcext:value-type="float">
            <text:p>1.00954</text:p>
          </table:table-cell>
          <table:table-cell office:value-type="float" office:value="1.03409" calcext:value-type="float">
            <text:p>1.03409</text:p>
          </table:table-cell>
          <table:table-cell office:value-type="float" office:value="0.979021" calcext:value-type="float">
            <text:p>0.979021</text:p>
          </table:table-cell>
          <table:table-cell office:value-type="float" office:value="1.00707" calcext:value-type="float">
            <text:p>1.00707</text:p>
          </table:table-cell>
          <table:table-cell office:value-type="float" office:value="0.984316" calcext:value-type="float">
            <text:p>0.984316</text:p>
          </table:table-cell>
          <table:table-cell office:value-type="float" office:value="0.94978" calcext:value-type="float">
            <text:p>0.94978</text:p>
          </table:table-cell>
          <table:table-cell office:value-type="float" office:value="0.909699" calcext:value-type="float">
            <text:p>0.909699</text:p>
          </table:table-cell>
          <table:table-cell office:value-type="float" office:value="0.909711" calcext:value-type="float">
            <text:p>0.909711</text:p>
          </table:table-cell>
          <table:table-cell office:value-type="float" office:value="0.85825" calcext:value-type="float">
            <text:p>0.85825</text:p>
          </table:table-cell>
          <table:table-cell office:value-type="float" office:value="0.935317" calcext:value-type="float">
            <text:p>0.935317</text:p>
          </table:table-cell>
          <table:table-cell office:value-type="float" office:value="0.846353" calcext:value-type="float">
            <text:p>0.846353</text:p>
          </table:table-cell>
          <table:table-cell office:value-type="float" office:value="0.921438" calcext:value-type="float">
            <text:p>0.921438</text:p>
          </table:table-cell>
          <table:table-cell office:value-type="float" office:value="0.78797" calcext:value-type="float">
            <text:p>0.78797</text:p>
          </table:table-cell>
          <table:table-cell office:value-type="float" office:value="0.862451" calcext:value-type="float">
            <text:p>0.862451</text:p>
          </table:table-cell>
          <table:table-cell office:value-type="float" office:value="0.739342" calcext:value-type="float">
            <text:p>0.739342</text:p>
          </table:table-cell>
          <table:table-cell office:value-type="float" office:value="0.862777" calcext:value-type="float">
            <text:p>0.862777</text:p>
          </table:table-cell>
          <table:table-cell office:value-type="float" office:value="0.728919" calcext:value-type="float">
            <text:p>0.728919</text:p>
          </table:table-cell>
          <table:table-cell office:value-type="float" office:value="0.881054" calcext:value-type="float">
            <text:p>0.881054</text:p>
          </table:table-cell>
          <table:table-cell office:value-type="float" office:value="0.695619" calcext:value-type="float">
            <text:p>0.695619</text:p>
          </table:table-cell>
          <table:table-cell office:value-type="float" office:value="0.829481" calcext:value-type="float">
            <text:p>0.829481</text:p>
          </table:table-cell>
          <table:table-cell office:value-type="float" office:value="0.647705" calcext:value-type="float">
            <text:p>0.647705</text:p>
          </table:table-cell>
          <table:table-cell office:value-type="float" office:value="0.788825" calcext:value-type="float">
            <text:p>0.788825</text:p>
          </table:table-cell>
          <table:table-cell office:value-type="float" office:value="0.664485" calcext:value-type="float">
            <text:p>0.664485</text:p>
          </table:table-cell>
          <table:table-cell office:value-type="float" office:value="0.775255" calcext:value-type="float">
            <text:p>0.775255</text:p>
          </table:table-cell>
          <table:table-cell office:value-type="float" office:value="0.739657" calcext:value-type="float">
            <text:p>0.739657</text:p>
          </table:table-cell>
          <table:table-cell office:value-type="float" office:value="0.680506" calcext:value-type="float">
            <text:p>0.680506</text:p>
          </table:table-cell>
          <table:table-cell office:value-type="float" office:value="0.776729" calcext:value-type="float">
            <text:p>0.776729</text:p>
          </table:table-cell>
          <table:table-cell office:value-type="float" office:value="0.553102" calcext:value-type="float">
            <text:p>0.553102</text:p>
          </table:table-cell>
          <table:table-cell office:value-type="float" office:value="0.757518" calcext:value-type="float">
            <text:p>0.757518</text:p>
          </table:table-cell>
          <table:table-cell office:value-type="float" office:value="0.524996" calcext:value-type="float">
            <text:p>0.524996</text:p>
          </table:table-cell>
          <table:table-cell office:value-type="float" office:value="0.737209" calcext:value-type="float">
            <text:p>0.737209</text:p>
          </table:table-cell>
          <table:table-cell office:value-type="float" office:value="0.634159" calcext:value-type="float">
            <text:p>0.634159</text:p>
          </table:table-cell>
          <table:table-cell office:value-type="float" office:value="0.615421" calcext:value-type="float">
            <text:p>0.615421</text:p>
          </table:table-cell>
          <table:table-cell office:value-type="float" office:value="0.7617" calcext:value-type="float">
            <text:p>0.7617</text:p>
          </table:table-cell>
          <table:table-cell office:value-type="float" office:value="0.455836" calcext:value-type="float">
            <text:p>0.455836</text:p>
          </table:table-cell>
          <table:table-cell office:value-type="float" office:value="0.717362" calcext:value-type="float">
            <text:p>0.717362</text:p>
          </table:table-cell>
          <table:table-cell office:value-type="float" office:value="0.537561" calcext:value-type="float">
            <text:p>0.537561</text:p>
          </table:table-cell>
          <table:table-cell office:value-type="float" office:value="0.555035" calcext:value-type="float">
            <text:p>0.555035</text:p>
          </table:table-cell>
          <table:table-cell office:value-type="float" office:value="0.697247" calcext:value-type="float">
            <text:p>0.697247</text:p>
          </table:table-cell>
          <table:table-cell office:value-type="float" office:value="0.398367" calcext:value-type="float">
            <text:p>0.398367</text:p>
          </table:table-cell>
          <table:table-cell office:value-type="float" office:value="0.690628" calcext:value-type="float">
            <text:p>0.690628</text:p>
          </table:table-cell>
          <table:table-cell office:value-type="float" office:value="0.58945" calcext:value-type="float">
            <text:p>0.58945</text:p>
          </table:table-cell>
          <table:table-cell office:value-type="float" office:value="0.427428" calcext:value-type="float">
            <text:p>0.427428</text:p>
          </table:table-cell>
          <table:table-cell office:value-type="float" office:value="0.701078" calcext:value-type="float">
            <text:p>0.701078</text:p>
          </table:table-cell>
          <table:table-cell office:value-type="float" office:value="0.41483" calcext:value-type="float">
            <text:p>0.41483</text:p>
          </table:table-cell>
          <table:table-cell office:value-type="float" office:value="0.473982" calcext:value-type="float">
            <text:p>0.473982</text:p>
          </table:table-cell>
          <table:table-cell office:value-type="float" office:value="0.648282" calcext:value-type="float">
            <text:p>0.648282</text:p>
          </table:table-cell>
          <table:table-cell office:value-type="float" office:value="0.29904" calcext:value-type="float">
            <text:p>0.29904</text:p>
          </table:table-cell>
          <table:table-cell office:value-type="float" office:value="0.553293" calcext:value-type="float">
            <text:p>0.553293</text:p>
          </table:table-cell>
          <table:table-cell office:value-type="float" office:value="0.616509" calcext:value-type="float">
            <text:p>0.616509</text:p>
          </table:table-cell>
          <table:table-cell office:value-type="float" office:value="0.295099" calcext:value-type="float">
            <text:p>0.295099</text:p>
          </table:table-cell>
          <table:table-cell office:value-type="float" office:value="0.506444" calcext:value-type="float">
            <text:p>0.506444</text:p>
          </table:table-cell>
          <table:table-cell office:value-type="float" office:value="0.605934" calcext:value-type="float">
            <text:p>0.605934</text:p>
          </table:table-cell>
          <table:table-cell office:value-type="float" office:value="0.268856" calcext:value-type="float">
            <text:p>0.268856</text:p>
          </table:table-cell>
          <table:table-cell office:value-type="float" office:value="0.461153" calcext:value-type="float">
            <text:p>0.461153</text:p>
          </table:table-cell>
          <table:table-cell office:value-type="float" office:value="0.575814" calcext:value-type="float">
            <text:p>0.575814</text:p>
          </table:table-cell>
          <table:table-cell office:value-type="float" office:value="0.182077" calcext:value-type="float">
            <text:p>0.182077</text:p>
          </table:table-cell>
          <table:table-cell office:value-type="float" office:value="0.306705" calcext:value-type="float">
            <text:p>0.306705</text:p>
          </table:table-cell>
          <table:table-cell office:value-type="float" office:value="0.578108" calcext:value-type="float">
            <text:p>0.578108</text:p>
          </table:table-cell>
          <table:table-cell office:value-type="float" office:value="0.316214" calcext:value-type="float">
            <text:p>0.316214</text:p>
          </table:table-cell>
          <table:table-cell office:value-type="float" office:value="0.212986" calcext:value-type="float">
            <text:p>0.212986</text:p>
          </table:table-cell>
          <table:table-cell office:value-type="float" office:value="0.470155" calcext:value-type="float">
            <text:p>0.470155</text:p>
          </table:table-cell>
          <table:table-cell office:value-type="float" office:value="0.475108" calcext:value-type="float">
            <text:p>0.475108</text:p>
          </table:table-cell>
          <table:table-cell office:value-type="float" office:value="0.184375" calcext:value-type="float">
            <text:p>0.184375</text:p>
          </table:table-cell>
          <table:table-cell office:value-type="float" office:value="0.137117" calcext:value-type="float">
            <text:p>0.137117</text:p>
          </table:table-cell>
          <table:table-cell office:value-type="float" office:value="0.401918" calcext:value-type="float">
            <text:p>0.401918</text:p>
          </table:table-cell>
          <table:table-cell office:value-type="float" office:value="0.424412" calcext:value-type="float">
            <text:p>0.424412</text:p>
          </table:table-cell>
          <table:table-cell office:value-type="float" office:value="0.095188" calcext:value-type="float">
            <text:p>0.095188</text:p>
          </table:table-cell>
          <table:table-cell office:value-type="float" office:value="0.0443712" calcext:value-type="float">
            <text:p>0.0443712</text:p>
          </table:table-cell>
          <table:table-cell office:value-type="float" office:value="0.291683" calcext:value-type="float">
            <text:p>0.291683</text:p>
          </table:table-cell>
          <table:table-cell office:value-type="float" office:value="0.390403" calcext:value-type="float">
            <text:p>0.390403</text:p>
          </table:table-cell>
          <table:table-cell office:value-type="float" office:value="0.12283" calcext:value-type="float">
            <text:p>0.12283</text:p>
          </table:table-cell>
          <table:table-cell office:value-type="float" office:value="0.034561" calcext:value-type="float">
            <text:p>0.034561</text:p>
          </table:table-cell>
          <table:table-cell office:value-type="float" office:value="0.0182317" calcext:value-type="float">
            <text:p>0.0182317</text:p>
          </table:table-cell>
          <table:table-cell office:value-type="float" office:value="0.0206798" calcext:value-type="float">
            <text:p>0.0206798</text:p>
          </table:table-cell>
          <table:table-cell office:value-type="float" office:value="0.10515" calcext:value-type="float">
            <text:p>0.10515</text:p>
          </table:table-cell>
          <table:table-cell office:value-type="float" office:value="0.0929231" calcext:value-type="float">
            <text:p>0.0929231</text:p>
          </table:table-cell>
          <table:table-cell office:value-type="float" office:value="0.0103644" calcext:value-type="float">
            <text:p>0.0103644</text:p>
          </table:table-cell>
          <table:table-cell office:value-type="float" office:value="0.0000807157" calcext:value-type="float">
            <text:p>8.07157E-05</text:p>
          </table:table-cell>
          <table:table-cell table:number-columns-repeated="76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70" office:value-type="float" office:value="0" calcext:value-type="float">
            <text:p>0</text:p>
          </table:table-cell>
          <table:table-cell office:value-type="float" office:value="0.00000800986" calcext:value-type="float">
            <text:p>8.00986E-06</text:p>
          </table:table-cell>
          <table:table-cell office:value-type="float" office:value="0.0864008" calcext:value-type="float">
            <text:p>0.0864008</text:p>
          </table:table-cell>
          <table:table-cell office:value-type="float" office:value="0.866235" calcext:value-type="float">
            <text:p>0.866235</text:p>
          </table:table-cell>
          <table:table-cell office:value-type="float" office:value="1.55906" calcext:value-type="float">
            <text:p>1.55906</text:p>
          </table:table-cell>
          <table:table-cell office:value-type="float" office:value="1.54381" calcext:value-type="float">
            <text:p>1.54381</text:p>
          </table:table-cell>
          <table:table-cell office:value-type="float" office:value="1.44951" calcext:value-type="float">
            <text:p>1.44951</text:p>
          </table:table-cell>
          <table:table-cell office:value-type="float" office:value="1.37843" calcext:value-type="float">
            <text:p>1.37843</text:p>
          </table:table-cell>
          <table:table-cell office:value-type="float" office:value="1.39469" calcext:value-type="float">
            <text:p>1.39469</text:p>
          </table:table-cell>
          <table:table-cell office:value-type="float" office:value="1.32553" calcext:value-type="float">
            <text:p>1.32553</text:p>
          </table:table-cell>
          <table:table-cell office:value-type="float" office:value="1.12619" calcext:value-type="float">
            <text:p>1.12619</text:p>
          </table:table-cell>
          <table:table-cell office:value-type="float" office:value="1.1969" calcext:value-type="float">
            <text:p>1.1969</text:p>
          </table:table-cell>
          <table:table-cell office:value-type="float" office:value="1.1907" calcext:value-type="float">
            <text:p>1.1907</text:p>
          </table:table-cell>
          <table:table-cell office:value-type="float" office:value="1.08958" calcext:value-type="float">
            <text:p>1.08958</text:p>
          </table:table-cell>
          <table:table-cell office:value-type="float" office:value="1.11657" calcext:value-type="float">
            <text:p>1.11657</text:p>
          </table:table-cell>
          <table:table-cell office:value-type="float" office:value="1.04516" calcext:value-type="float">
            <text:p>1.04516</text:p>
          </table:table-cell>
          <table:table-cell office:value-type="float" office:value="1.00196" calcext:value-type="float">
            <text:p>1.00196</text:p>
          </table:table-cell>
          <table:table-cell office:value-type="float" office:value="1.0013" calcext:value-type="float">
            <text:p>1.0013</text:p>
          </table:table-cell>
          <table:table-cell office:value-type="float" office:value="1.00729" calcext:value-type="float">
            <text:p>1.00729</text:p>
          </table:table-cell>
          <table:table-cell office:value-type="float" office:value="0.993017" calcext:value-type="float">
            <text:p>0.993017</text:p>
          </table:table-cell>
          <table:table-cell office:value-type="float" office:value="0.966754" calcext:value-type="float">
            <text:p>0.966754</text:p>
          </table:table-cell>
          <table:table-cell office:value-type="float" office:value="0.911566" calcext:value-type="float">
            <text:p>0.911566</text:p>
          </table:table-cell>
          <table:table-cell office:value-type="float" office:value="0.891289" calcext:value-type="float">
            <text:p>0.891289</text:p>
          </table:table-cell>
          <table:table-cell office:value-type="float" office:value="0.888695" calcext:value-type="float">
            <text:p>0.888695</text:p>
          </table:table-cell>
          <table:table-cell office:value-type="float" office:value="0.877777" calcext:value-type="float">
            <text:p>0.877777</text:p>
          </table:table-cell>
          <table:table-cell office:value-type="float" office:value="0.91415" calcext:value-type="float">
            <text:p>0.91415</text:p>
          </table:table-cell>
          <table:table-cell office:value-type="float" office:value="0.852373" calcext:value-type="float">
            <text:p>0.852373</text:p>
          </table:table-cell>
          <table:table-cell office:value-type="float" office:value="0.855" calcext:value-type="float">
            <text:p>0.855</text:p>
          </table:table-cell>
          <table:table-cell office:value-type="float" office:value="0.785252" calcext:value-type="float">
            <text:p>0.785252</text:p>
          </table:table-cell>
          <table:table-cell office:value-type="float" office:value="0.829804" calcext:value-type="float">
            <text:p>0.829804</text:p>
          </table:table-cell>
          <table:table-cell office:value-type="float" office:value="0.766451" calcext:value-type="float">
            <text:p>0.766451</text:p>
          </table:table-cell>
          <table:table-cell office:value-type="float" office:value="0.855105" calcext:value-type="float">
            <text:p>0.855105</text:p>
          </table:table-cell>
          <table:table-cell office:value-type="float" office:value="0.778548" calcext:value-type="float">
            <text:p>0.778548</text:p>
          </table:table-cell>
          <table:table-cell office:value-type="float" office:value="0.810795" calcext:value-type="float">
            <text:p>0.810795</text:p>
          </table:table-cell>
          <table:table-cell office:value-type="float" office:value="0.756919" calcext:value-type="float">
            <text:p>0.756919</text:p>
          </table:table-cell>
          <table:table-cell office:value-type="float" office:value="0.723876" calcext:value-type="float">
            <text:p>0.723876</text:p>
          </table:table-cell>
          <table:table-cell office:value-type="float" office:value="0.755663" calcext:value-type="float">
            <text:p>0.755663</text:p>
          </table:table-cell>
          <table:table-cell office:value-type="float" office:value="0.673092" calcext:value-type="float">
            <text:p>0.673092</text:p>
          </table:table-cell>
          <table:table-cell office:value-type="float" office:value="0.811264" calcext:value-type="float">
            <text:p>0.811264</text:p>
          </table:table-cell>
          <table:table-cell office:value-type="float" office:value="0.622478" calcext:value-type="float">
            <text:p>0.622478</text:p>
          </table:table-cell>
          <table:table-cell office:value-type="float" office:value="0.821574" calcext:value-type="float">
            <text:p>0.821574</text:p>
          </table:table-cell>
          <table:table-cell office:value-type="float" office:value="0.580397" calcext:value-type="float">
            <text:p>0.580397</text:p>
          </table:table-cell>
          <table:table-cell office:value-type="float" office:value="0.752693" calcext:value-type="float">
            <text:p>0.752693</text:p>
          </table:table-cell>
          <table:table-cell office:value-type="float" office:value="0.598464" calcext:value-type="float">
            <text:p>0.598464</text:p>
          </table:table-cell>
          <table:table-cell office:value-type="float" office:value="0.676659" calcext:value-type="float">
            <text:p>0.676659</text:p>
          </table:table-cell>
          <table:table-cell office:value-type="float" office:value="0.724734" calcext:value-type="float">
            <text:p>0.724734</text:p>
          </table:table-cell>
          <table:table-cell office:value-type="float" office:value="0.54236" calcext:value-type="float">
            <text:p>0.54236</text:p>
          </table:table-cell>
          <table:table-cell office:value-type="float" office:value="0.786718" calcext:value-type="float">
            <text:p>0.786718</text:p>
          </table:table-cell>
          <table:table-cell office:value-type="float" office:value="0.511888" calcext:value-type="float">
            <text:p>0.511888</text:p>
          </table:table-cell>
          <table:table-cell office:value-type="float" office:value="0.705603" calcext:value-type="float">
            <text:p>0.705603</text:p>
          </table:table-cell>
          <table:table-cell office:value-type="float" office:value="0.639634" calcext:value-type="float">
            <text:p>0.639634</text:p>
          </table:table-cell>
          <table:table-cell office:value-type="float" office:value="0.48301" calcext:value-type="float">
            <text:p>0.48301</text:p>
          </table:table-cell>
          <table:table-cell office:value-type="float" office:value="0.707946" calcext:value-type="float">
            <text:p>0.707946</text:p>
          </table:table-cell>
          <table:table-cell office:value-type="float" office:value="0.422281" calcext:value-type="float">
            <text:p>0.422281</text:p>
          </table:table-cell>
          <table:table-cell office:value-type="float" office:value="0.65798" calcext:value-type="float">
            <text:p>0.65798</text:p>
          </table:table-cell>
          <table:table-cell office:value-type="float" office:value="0.633276" calcext:value-type="float">
            <text:p>0.633276</text:p>
          </table:table-cell>
          <table:table-cell office:value-type="float" office:value="0.427118" calcext:value-type="float">
            <text:p>0.427118</text:p>
          </table:table-cell>
          <table:table-cell office:value-type="float" office:value="0.711251" calcext:value-type="float">
            <text:p>0.711251</text:p>
          </table:table-cell>
          <table:table-cell office:value-type="float" office:value="0.491223" calcext:value-type="float">
            <text:p>0.491223</text:p>
          </table:table-cell>
          <table:table-cell office:value-type="float" office:value="0.47228" calcext:value-type="float">
            <text:p>0.47228</text:p>
          </table:table-cell>
          <table:table-cell office:value-type="float" office:value="0.65416" calcext:value-type="float">
            <text:p>0.65416</text:p>
          </table:table-cell>
          <table:table-cell office:value-type="float" office:value="0.297099" calcext:value-type="float">
            <text:p>0.297099</text:p>
          </table:table-cell>
          <table:table-cell office:value-type="float" office:value="0.555807" calcext:value-type="float">
            <text:p>0.555807</text:p>
          </table:table-cell>
          <table:table-cell office:value-type="float" office:value="0.627531" calcext:value-type="float">
            <text:p>0.627531</text:p>
          </table:table-cell>
          <table:table-cell office:value-type="float" office:value="0.323411" calcext:value-type="float">
            <text:p>0.323411</text:p>
          </table:table-cell>
          <table:table-cell office:value-type="float" office:value="0.55866" calcext:value-type="float">
            <text:p>0.55866</text:p>
          </table:table-cell>
          <table:table-cell office:value-type="float" office:value="0.583505" calcext:value-type="float">
            <text:p>0.583505</text:p>
          </table:table-cell>
          <table:table-cell office:value-type="float" office:value="0.273728" calcext:value-type="float">
            <text:p>0.273728</text:p>
          </table:table-cell>
          <table:table-cell office:value-type="float" office:value="0.502114" calcext:value-type="float">
            <text:p>0.502114</text:p>
          </table:table-cell>
          <table:table-cell office:value-type="float" office:value="0.570595" calcext:value-type="float">
            <text:p>0.570595</text:p>
          </table:table-cell>
          <table:table-cell office:value-type="float" office:value="0.188369" calcext:value-type="float">
            <text:p>0.188369</text:p>
          </table:table-cell>
          <table:table-cell office:value-type="float" office:value="0.4677" calcext:value-type="float">
            <text:p>0.4677</text:p>
          </table:table-cell>
          <table:table-cell office:value-type="float" office:value="0.563725" calcext:value-type="float">
            <text:p>0.563725</text:p>
          </table:table-cell>
          <table:table-cell office:value-type="float" office:value="0.192103" calcext:value-type="float">
            <text:p>0.192103</text:p>
          </table:table-cell>
          <table:table-cell office:value-type="float" office:value="0.300877" calcext:value-type="float">
            <text:p>0.300877</text:p>
          </table:table-cell>
          <table:table-cell office:value-type="float" office:value="0.54735" calcext:value-type="float">
            <text:p>0.54735</text:p>
          </table:table-cell>
          <table:table-cell office:value-type="float" office:value="0.381712" calcext:value-type="float">
            <text:p>0.381712</text:p>
          </table:table-cell>
          <table:table-cell office:value-type="float" office:value="0.193167" calcext:value-type="float">
            <text:p>0.193167</text:p>
          </table:table-cell>
          <table:table-cell office:value-type="float" office:value="0.37867" calcext:value-type="float">
            <text:p>0.37867</text:p>
          </table:table-cell>
          <table:table-cell office:value-type="float" office:value="0.502816" calcext:value-type="float">
            <text:p>0.502816</text:p>
          </table:table-cell>
          <table:table-cell office:value-type="float" office:value="0.191176" calcext:value-type="float">
            <text:p>0.191176</text:p>
          </table:table-cell>
          <table:table-cell office:value-type="float" office:value="0.0517737" calcext:value-type="float">
            <text:p>0.0517737</text:p>
          </table:table-cell>
          <table:table-cell office:value-type="float" office:value="0.254801" calcext:value-type="float">
            <text:p>0.254801</text:p>
          </table:table-cell>
          <table:table-cell office:value-type="float" office:value="0.448665" calcext:value-type="float">
            <text:p>0.448665</text:p>
          </table:table-cell>
          <table:table-cell office:value-type="float" office:value="0.184347" calcext:value-type="float">
            <text:p>0.184347</text:p>
          </table:table-cell>
          <table:table-cell office:value-type="float" office:value="0.0456888" calcext:value-type="float">
            <text:p>0.0456888</text:p>
          </table:table-cell>
          <table:table-cell office:value-type="float" office:value="0.154953" calcext:value-type="float">
            <text:p>0.154953</text:p>
          </table:table-cell>
          <table:table-cell office:value-type="float" office:value="0.321878" calcext:value-type="float">
            <text:p>0.321878</text:p>
          </table:table-cell>
          <table:table-cell office:value-type="float" office:value="0.238322" calcext:value-type="float">
            <text:p>0.238322</text:p>
          </table:table-cell>
          <table:table-cell office:value-type="float" office:value="0.10532" calcext:value-type="float">
            <text:p>0.10532</text:p>
          </table:table-cell>
          <table:table-cell office:value-type="float" office:value="0.012015" calcext:value-type="float">
            <text:p>0.012015</text:p>
          </table:table-cell>
          <table:table-cell office:value-type="float" office:value="0.00738793" calcext:value-type="float">
            <text:p>0.00738793</text:p>
          </table:table-cell>
          <table:table-cell office:value-type="float" office:value="0.00909768" calcext:value-type="float">
            <text:p>0.00909768</text:p>
          </table:table-cell>
          <table:table-cell office:value-type="float" office:value="0.00312064" calcext:value-type="float">
            <text:p>0.00312064</text:p>
          </table:table-cell>
          <table:table-cell office:value-type="float" office:value="0.000241669" calcext:value-type="float">
            <text:p>0.000241669</text:p>
          </table:table-cell>
          <table:table-cell table:number-columns-repeated="76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70" office:value-type="float" office:value="0" calcext:value-type="float">
            <text:p>0</text:p>
          </table:table-cell>
          <table:table-cell office:value-type="float" office:value="0.000134916" calcext:value-type="float">
            <text:p>0.000134916</text:p>
          </table:table-cell>
          <table:table-cell office:value-type="float" office:value="0.107308" calcext:value-type="float">
            <text:p>0.107308</text:p>
          </table:table-cell>
          <table:table-cell office:value-type="float" office:value="0.931791" calcext:value-type="float">
            <text:p>0.931791</text:p>
          </table:table-cell>
          <table:table-cell office:value-type="float" office:value="1.58157" calcext:value-type="float">
            <text:p>1.58157</text:p>
          </table:table-cell>
          <table:table-cell office:value-type="float" office:value="1.50807" calcext:value-type="float">
            <text:p>1.50807</text:p>
          </table:table-cell>
          <table:table-cell office:value-type="float" office:value="1.344" calcext:value-type="float">
            <text:p>1.344</text:p>
          </table:table-cell>
          <table:table-cell office:value-type="float" office:value="1.31393" calcext:value-type="float">
            <text:p>1.31393</text:p>
          </table:table-cell>
          <table:table-cell office:value-type="float" office:value="1.35853" calcext:value-type="float">
            <text:p>1.35853</text:p>
          </table:table-cell>
          <table:table-cell office:value-type="float" office:value="1.23037" calcext:value-type="float">
            <text:p>1.23037</text:p>
          </table:table-cell>
          <table:table-cell office:value-type="float" office:value="1.11629" calcext:value-type="float">
            <text:p>1.11629</text:p>
          </table:table-cell>
          <table:table-cell office:value-type="float" office:value="1.19854" calcext:value-type="float">
            <text:p>1.19854</text:p>
          </table:table-cell>
          <table:table-cell office:value-type="float" office:value="1.14276" calcext:value-type="float">
            <text:p>1.14276</text:p>
          </table:table-cell>
          <table:table-cell office:value-type="float" office:value="1.07917" calcext:value-type="float">
            <text:p>1.07917</text:p>
          </table:table-cell>
          <table:table-cell office:value-type="float" office:value="1.07146" calcext:value-type="float">
            <text:p>1.07146</text:p>
          </table:table-cell>
          <table:table-cell office:value-type="float" office:value="0.985884" calcext:value-type="float">
            <text:p>0.985884</text:p>
          </table:table-cell>
          <table:table-cell office:value-type="float" office:value="1.0263" calcext:value-type="float">
            <text:p>1.0263</text:p>
          </table:table-cell>
          <table:table-cell office:value-type="float" office:value="1.00575" calcext:value-type="float">
            <text:p>1.00575</text:p>
          </table:table-cell>
          <table:table-cell office:value-type="float" office:value="0.992063" calcext:value-type="float">
            <text:p>0.992063</text:p>
          </table:table-cell>
          <table:table-cell office:value-type="float" office:value="0.964685" calcext:value-type="float">
            <text:p>0.964685</text:p>
          </table:table-cell>
          <table:table-cell office:value-type="float" office:value="0.930562" calcext:value-type="float">
            <text:p>0.930562</text:p>
          </table:table-cell>
          <table:table-cell office:value-type="float" office:value="0.878835" calcext:value-type="float">
            <text:p>0.878835</text:p>
          </table:table-cell>
          <table:table-cell office:value-type="float" office:value="0.92074" calcext:value-type="float">
            <text:p>0.92074</text:p>
          </table:table-cell>
          <table:table-cell office:value-type="float" office:value="0.871509" calcext:value-type="float">
            <text:p>0.871509</text:p>
          </table:table-cell>
          <table:table-cell office:value-type="float" office:value="0.937497" calcext:value-type="float">
            <text:p>0.937497</text:p>
          </table:table-cell>
          <table:table-cell office:value-type="float" office:value="0.839721" calcext:value-type="float">
            <text:p>0.839721</text:p>
          </table:table-cell>
          <table:table-cell office:value-type="float" office:value="0.881078" calcext:value-type="float">
            <text:p>0.881078</text:p>
          </table:table-cell>
          <table:table-cell office:value-type="float" office:value="0.777638" calcext:value-type="float">
            <text:p>0.777638</text:p>
          </table:table-cell>
          <table:table-cell office:value-type="float" office:value="0.837268" calcext:value-type="float">
            <text:p>0.837268</text:p>
          </table:table-cell>
          <table:table-cell office:value-type="float" office:value="0.76453" calcext:value-type="float">
            <text:p>0.76453</text:p>
          </table:table-cell>
          <table:table-cell office:value-type="float" office:value="0.870423" calcext:value-type="float">
            <text:p>0.870423</text:p>
          </table:table-cell>
          <table:table-cell office:value-type="float" office:value="0.742599" calcext:value-type="float">
            <text:p>0.742599</text:p>
          </table:table-cell>
          <table:table-cell office:value-type="float" office:value="0.859783" calcext:value-type="float">
            <text:p>0.859783</text:p>
          </table:table-cell>
          <table:table-cell office:value-type="float" office:value="0.679403" calcext:value-type="float">
            <text:p>0.679403</text:p>
          </table:table-cell>
          <table:table-cell office:value-type="float" office:value="0.807447" calcext:value-type="float">
            <text:p>0.807447</text:p>
          </table:table-cell>
          <table:table-cell office:value-type="float" office:value="0.637903" calcext:value-type="float">
            <text:p>0.637903</text:p>
          </table:table-cell>
          <table:table-cell office:value-type="float" office:value="0.815001" calcext:value-type="float">
            <text:p>0.815001</text:p>
          </table:table-cell>
          <table:table-cell office:value-type="float" office:value="0.656675" calcext:value-type="float">
            <text:p>0.656675</text:p>
          </table:table-cell>
          <table:table-cell office:value-type="float" office:value="0.804939" calcext:value-type="float">
            <text:p>0.804939</text:p>
          </table:table-cell>
          <table:table-cell office:value-type="float" office:value="0.707017" calcext:value-type="float">
            <text:p>0.707017</text:p>
          </table:table-cell>
          <table:table-cell office:value-type="float" office:value="0.690033" calcext:value-type="float">
            <text:p>0.690033</text:p>
          </table:table-cell>
          <table:table-cell office:value-type="float" office:value="0.727045" calcext:value-type="float">
            <text:p>0.727045</text:p>
          </table:table-cell>
          <table:table-cell office:value-type="float" office:value="0.568336" calcext:value-type="float">
            <text:p>0.568336</text:p>
          </table:table-cell>
          <table:table-cell office:value-type="float" office:value="0.754391" calcext:value-type="float">
            <text:p>0.754391</text:p>
          </table:table-cell>
          <table:table-cell office:value-type="float" office:value="0.532584" calcext:value-type="float">
            <text:p>0.532584</text:p>
          </table:table-cell>
          <table:table-cell office:value-type="float" office:value="0.768268" calcext:value-type="float">
            <text:p>0.768268</text:p>
          </table:table-cell>
          <table:table-cell office:value-type="float" office:value="0.623934" calcext:value-type="float">
            <text:p>0.623934</text:p>
          </table:table-cell>
          <table:table-cell office:value-type="float" office:value="0.624981" calcext:value-type="float">
            <text:p>0.624981</text:p>
          </table:table-cell>
          <table:table-cell office:value-type="float" office:value="0.715763" calcext:value-type="float">
            <text:p>0.715763</text:p>
          </table:table-cell>
          <table:table-cell office:value-type="float" office:value="0.456495" calcext:value-type="float">
            <text:p>0.456495</text:p>
          </table:table-cell>
          <table:table-cell office:value-type="float" office:value="0.706693" calcext:value-type="float">
            <text:p>0.706693</text:p>
          </table:table-cell>
          <table:table-cell office:value-type="float" office:value="0.486809" calcext:value-type="float">
            <text:p>0.486809</text:p>
          </table:table-cell>
          <table:table-cell office:value-type="float" office:value="0.611815" calcext:value-type="float">
            <text:p>0.611815</text:p>
          </table:table-cell>
          <table:table-cell office:value-type="float" office:value="0.696213" calcext:value-type="float">
            <text:p>0.696213</text:p>
          </table:table-cell>
          <table:table-cell office:value-type="float" office:value="0.423775" calcext:value-type="float">
            <text:p>0.423775</text:p>
          </table:table-cell>
          <table:table-cell office:value-type="float" office:value="0.707657" calcext:value-type="float">
            <text:p>0.707657</text:p>
          </table:table-cell>
          <table:table-cell office:value-type="float" office:value="0.566452" calcext:value-type="float">
            <text:p>0.566452</text:p>
          </table:table-cell>
          <table:table-cell office:value-type="float" office:value="0.412949" calcext:value-type="float">
            <text:p>0.412949</text:p>
          </table:table-cell>
          <table:table-cell office:value-type="float" office:value="0.674353" calcext:value-type="float">
            <text:p>0.674353</text:p>
          </table:table-cell>
          <table:table-cell office:value-type="float" office:value="0.371174" calcext:value-type="float">
            <text:p>0.371174</text:p>
          </table:table-cell>
          <table:table-cell office:value-type="float" office:value="0.539981" calcext:value-type="float">
            <text:p>0.539981</text:p>
          </table:table-cell>
          <table:table-cell office:value-type="float" office:value="0.638838" calcext:value-type="float">
            <text:p>0.638838</text:p>
          </table:table-cell>
          <table:table-cell office:value-type="float" office:value="0.316166" calcext:value-type="float">
            <text:p>0.316166</text:p>
          </table:table-cell>
          <table:table-cell office:value-type="float" office:value="0.564864" calcext:value-type="float">
            <text:p>0.564864</text:p>
          </table:table-cell>
          <table:table-cell office:value-type="float" office:value="0.601326" calcext:value-type="float">
            <text:p>0.601326</text:p>
          </table:table-cell>
          <table:table-cell office:value-type="float" office:value="0.31898" calcext:value-type="float">
            <text:p>0.31898</text:p>
          </table:table-cell>
          <table:table-cell office:value-type="float" office:value="0.522953" calcext:value-type="float">
            <text:p>0.522953</text:p>
          </table:table-cell>
          <table:table-cell office:value-type="float" office:value="0.571274" calcext:value-type="float">
            <text:p>0.571274</text:p>
          </table:table-cell>
          <table:table-cell office:value-type="float" office:value="0.202468" calcext:value-type="float">
            <text:p>0.202468</text:p>
          </table:table-cell>
          <table:table-cell office:value-type="float" office:value="0.494646" calcext:value-type="float">
            <text:p>0.494646</text:p>
          </table:table-cell>
          <table:table-cell office:value-type="float" office:value="0.561722" calcext:value-type="float">
            <text:p>0.561722</text:p>
          </table:table-cell>
          <table:table-cell office:value-type="float" office:value="0.18073" calcext:value-type="float">
            <text:p>0.18073</text:p>
          </table:table-cell>
          <table:table-cell office:value-type="float" office:value="0.412188" calcext:value-type="float">
            <text:p>0.412188</text:p>
          </table:table-cell>
          <table:table-cell office:value-type="float" office:value="0.563395" calcext:value-type="float">
            <text:p>0.563395</text:p>
          </table:table-cell>
          <table:table-cell office:value-type="float" office:value="0.29467" calcext:value-type="float">
            <text:p>0.29467</text:p>
          </table:table-cell>
          <table:table-cell office:value-type="float" office:value="0.230573" calcext:value-type="float">
            <text:p>0.230573</text:p>
          </table:table-cell>
          <table:table-cell office:value-type="float" office:value="0.455595" calcext:value-type="float">
            <text:p>0.455595</text:p>
          </table:table-cell>
          <table:table-cell office:value-type="float" office:value="0.467897" calcext:value-type="float">
            <text:p>0.467897</text:p>
          </table:table-cell>
          <table:table-cell office:value-type="float" office:value="0.163802" calcext:value-type="float">
            <text:p>0.163802</text:p>
          </table:table-cell>
          <table:table-cell office:value-type="float" office:value="0.182389" calcext:value-type="float">
            <text:p>0.182389</text:p>
          </table:table-cell>
          <table:table-cell office:value-type="float" office:value="0.487497" calcext:value-type="float">
            <text:p>0.487497</text:p>
          </table:table-cell>
          <table:table-cell office:value-type="float" office:value="0.314288" calcext:value-type="float">
            <text:p>0.314288</text:p>
          </table:table-cell>
          <table:table-cell office:value-type="float" office:value="0.0456203" calcext:value-type="float">
            <text:p>0.0456203</text:p>
          </table:table-cell>
          <table:table-cell office:value-type="float" office:value="0.0972279" calcext:value-type="float">
            <text:p>0.0972279</text:p>
          </table:table-cell>
          <table:table-cell office:value-type="float" office:value="0.363522" calcext:value-type="float">
            <text:p>0.363522</text:p>
          </table:table-cell>
          <table:table-cell office:value-type="float" office:value="0.317012" calcext:value-type="float">
            <text:p>0.317012</text:p>
          </table:table-cell>
          <table:table-cell office:value-type="float" office:value="0.128121" calcext:value-type="float">
            <text:p>0.128121</text:p>
          </table:table-cell>
          <table:table-cell office:value-type="float" office:value="0.0774134" calcext:value-type="float">
            <text:p>0.0774134</text:p>
          </table:table-cell>
          <table:table-cell office:value-type="float" office:value="0.174901" calcext:value-type="float">
            <text:p>0.174901</text:p>
          </table:table-cell>
          <table:table-cell office:value-type="float" office:value="0.142397" calcext:value-type="float">
            <text:p>0.142397</text:p>
          </table:table-cell>
          <table:table-cell office:value-type="float" office:value="0.0154961" calcext:value-type="float">
            <text:p>0.0154961</text:p>
          </table:table-cell>
          <table:table-cell office:value-type="float" office:value="0.0123396" calcext:value-type="float">
            <text:p>0.0123396</text:p>
          </table:table-cell>
          <table:table-cell office:value-type="float" office:value="0.0476546" calcext:value-type="float">
            <text:p>0.0476546</text:p>
          </table:table-cell>
          <table:table-cell office:value-type="float" office:value="0.0348835" calcext:value-type="float">
            <text:p>0.0348835</text:p>
          </table:table-cell>
          <table:table-cell office:value-type="float" office:value="0.00332341" calcext:value-type="float">
            <text:p>0.00332341</text:p>
          </table:table-cell>
          <table:table-cell table:number-columns-repeated="76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70" office:value-type="float" office:value="0" calcext:value-type="float">
            <text:p>0</text:p>
          </table:table-cell>
          <table:table-cell office:value-type="float" office:value="0.000324224" calcext:value-type="float">
            <text:p>0.000324224</text:p>
          </table:table-cell>
          <table:table-cell office:value-type="float" office:value="0.116197" calcext:value-type="float">
            <text:p>0.116197</text:p>
          </table:table-cell>
          <table:table-cell office:value-type="float" office:value="0.916166" calcext:value-type="float">
            <text:p>0.916166</text:p>
          </table:table-cell>
          <table:table-cell office:value-type="float" office:value="1.52977" calcext:value-type="float">
            <text:p>1.52977</text:p>
          </table:table-cell>
          <table:table-cell office:value-type="float" office:value="1.44225" calcext:value-type="float">
            <text:p>1.44225</text:p>
          </table:table-cell>
          <table:table-cell office:value-type="float" office:value="1.29111" calcext:value-type="float">
            <text:p>1.29111</text:p>
          </table:table-cell>
          <table:table-cell office:value-type="float" office:value="1.30029" calcext:value-type="float">
            <text:p>1.30029</text:p>
          </table:table-cell>
          <table:table-cell office:value-type="float" office:value="1.31127" calcext:value-type="float">
            <text:p>1.31127</text:p>
          </table:table-cell>
          <table:table-cell office:value-type="float" office:value="1.1312" calcext:value-type="float">
            <text:p>1.1312</text:p>
          </table:table-cell>
          <table:table-cell office:value-type="float" office:value="1.14671" calcext:value-type="float">
            <text:p>1.14671</text:p>
          </table:table-cell>
          <table:table-cell office:value-type="float" office:value="1.20223" calcext:value-type="float">
            <text:p>1.20223</text:p>
          </table:table-cell>
          <table:table-cell office:value-type="float" office:value="1.07247" calcext:value-type="float">
            <text:p>1.07247</text:p>
          </table:table-cell>
          <table:table-cell office:value-type="float" office:value="1.06292" calcext:value-type="float">
            <text:p>1.06292</text:p>
          </table:table-cell>
          <table:table-cell office:value-type="float" office:value="1.03916" calcext:value-type="float">
            <text:p>1.03916</text:p>
          </table:table-cell>
          <table:table-cell office:value-type="float" office:value="0.993278" calcext:value-type="float">
            <text:p>0.993278</text:p>
          </table:table-cell>
          <table:table-cell office:value-type="float" office:value="1.01549" calcext:value-type="float">
            <text:p>1.01549</text:p>
          </table:table-cell>
          <table:table-cell office:value-type="float" office:value="1.01327" calcext:value-type="float">
            <text:p>1.01327</text:p>
          </table:table-cell>
          <table:table-cell office:value-type="float" office:value="0.960078" calcext:value-type="float">
            <text:p>0.960078</text:p>
          </table:table-cell>
          <table:table-cell office:value-type="float" office:value="0.917486" calcext:value-type="float">
            <text:p>0.917486</text:p>
          </table:table-cell>
          <table:table-cell office:value-type="float" office:value="0.904621" calcext:value-type="float">
            <text:p>0.904621</text:p>
          </table:table-cell>
          <table:table-cell office:value-type="float" office:value="0.899812" calcext:value-type="float">
            <text:p>0.899812</text:p>
          </table:table-cell>
          <table:table-cell office:value-type="float" office:value="0.906084" calcext:value-type="float">
            <text:p>0.906084</text:p>
          </table:table-cell>
          <table:table-cell office:value-type="float" office:value="0.877349" calcext:value-type="float">
            <text:p>0.877349</text:p>
          </table:table-cell>
          <table:table-cell office:value-type="float" office:value="0.908224" calcext:value-type="float">
            <text:p>0.908224</text:p>
          </table:table-cell>
          <table:table-cell office:value-type="float" office:value="0.822302" calcext:value-type="float">
            <text:p>0.822302</text:p>
          </table:table-cell>
          <table:table-cell office:value-type="float" office:value="0.838478" calcext:value-type="float">
            <text:p>0.838478</text:p>
          </table:table-cell>
          <table:table-cell office:value-type="float" office:value="0.771646" calcext:value-type="float">
            <text:p>0.771646</text:p>
          </table:table-cell>
          <table:table-cell office:value-type="float" office:value="0.854982" calcext:value-type="float">
            <text:p>0.854982</text:p>
          </table:table-cell>
          <table:table-cell office:value-type="float" office:value="0.771789" calcext:value-type="float">
            <text:p>0.771789</text:p>
          </table:table-cell>
          <table:table-cell office:value-type="float" office:value="0.86555" calcext:value-type="float">
            <text:p>0.86555</text:p>
          </table:table-cell>
          <table:table-cell office:value-type="float" office:value="0.756163" calcext:value-type="float">
            <text:p>0.756163</text:p>
          </table:table-cell>
          <table:table-cell office:value-type="float" office:value="0.787642" calcext:value-type="float">
            <text:p>0.787642</text:p>
          </table:table-cell>
          <table:table-cell office:value-type="float" office:value="0.726734" calcext:value-type="float">
            <text:p>0.726734</text:p>
          </table:table-cell>
          <table:table-cell office:value-type="float" office:value="0.727817" calcext:value-type="float">
            <text:p>0.727817</text:p>
          </table:table-cell>
          <table:table-cell office:value-type="float" office:value="0.759352" calcext:value-type="float">
            <text:p>0.759352</text:p>
          </table:table-cell>
          <table:table-cell office:value-type="float" office:value="0.695545" calcext:value-type="float">
            <text:p>0.695545</text:p>
          </table:table-cell>
          <table:table-cell office:value-type="float" office:value="0.823537" calcext:value-type="float">
            <text:p>0.823537</text:p>
          </table:table-cell>
          <table:table-cell office:value-type="float" office:value="0.619616" calcext:value-type="float">
            <text:p>0.619616</text:p>
          </table:table-cell>
          <table:table-cell office:value-type="float" office:value="0.795395" calcext:value-type="float">
            <text:p>0.795395</text:p>
          </table:table-cell>
          <table:table-cell office:value-type="float" office:value="0.568672" calcext:value-type="float">
            <text:p>0.568672</text:p>
          </table:table-cell>
          <table:table-cell office:value-type="float" office:value="0.737342" calcext:value-type="float">
            <text:p>0.737342</text:p>
          </table:table-cell>
          <table:table-cell office:value-type="float" office:value="0.605213" calcext:value-type="float">
            <text:p>0.605213</text:p>
          </table:table-cell>
          <table:table-cell office:value-type="float" office:value="0.682687" calcext:value-type="float">
            <text:p>0.682687</text:p>
          </table:table-cell>
          <table:table-cell office:value-type="float" office:value="0.731875" calcext:value-type="float">
            <text:p>0.731875</text:p>
          </table:table-cell>
          <table:table-cell office:value-type="float" office:value="0.55917" calcext:value-type="float">
            <text:p>0.55917</text:p>
          </table:table-cell>
          <table:table-cell office:value-type="float" office:value="0.773814" calcext:value-type="float">
            <text:p>0.773814</text:p>
          </table:table-cell>
          <table:table-cell office:value-type="float" office:value="0.502191" calcext:value-type="float">
            <text:p>0.502191</text:p>
          </table:table-cell>
          <table:table-cell office:value-type="float" office:value="0.678928" calcext:value-type="float">
            <text:p>0.678928</text:p>
          </table:table-cell>
          <table:table-cell office:value-type="float" office:value="0.631487" calcext:value-type="float">
            <text:p>0.631487</text:p>
          </table:table-cell>
          <table:table-cell office:value-type="float" office:value="0.487405" calcext:value-type="float">
            <text:p>0.487405</text:p>
          </table:table-cell>
          <table:table-cell office:value-type="float" office:value="0.721249" calcext:value-type="float">
            <text:p>0.721249</text:p>
          </table:table-cell>
          <table:table-cell office:value-type="float" office:value="0.464418" calcext:value-type="float">
            <text:p>0.464418</text:p>
          </table:table-cell>
          <table:table-cell office:value-type="float" office:value="0.643829" calcext:value-type="float">
            <text:p>0.643829</text:p>
          </table:table-cell>
          <table:table-cell office:value-type="float" office:value="0.642093" calcext:value-type="float">
            <text:p>0.642093</text:p>
          </table:table-cell>
          <table:table-cell office:value-type="float" office:value="0.414764" calcext:value-type="float">
            <text:p>0.414764</text:p>
          </table:table-cell>
          <table:table-cell office:value-type="float" office:value="0.685275" calcext:value-type="float">
            <text:p>0.685275</text:p>
          </table:table-cell>
          <table:table-cell office:value-type="float" office:value="0.477265" calcext:value-type="float">
            <text:p>0.477265</text:p>
          </table:table-cell>
          <table:table-cell office:value-type="float" office:value="0.454748" calcext:value-type="float">
            <text:p>0.454748</text:p>
          </table:table-cell>
          <table:table-cell office:value-type="float" office:value="0.658446" calcext:value-type="float">
            <text:p>0.658446</text:p>
          </table:table-cell>
          <table:table-cell office:value-type="float" office:value="0.339814" calcext:value-type="float">
            <text:p>0.339814</text:p>
          </table:table-cell>
          <table:table-cell office:value-type="float" office:value="0.53975" calcext:value-type="float">
            <text:p>0.53975</text:p>
          </table:table-cell>
          <table:table-cell office:value-type="float" office:value="0.630432" calcext:value-type="float">
            <text:p>0.630432</text:p>
          </table:table-cell>
          <table:table-cell office:value-type="float" office:value="0.367512" calcext:value-type="float">
            <text:p>0.367512</text:p>
          </table:table-cell>
          <table:table-cell office:value-type="float" office:value="0.529366" calcext:value-type="float">
            <text:p>0.529366</text:p>
          </table:table-cell>
          <table:table-cell office:value-type="float" office:value="0.592083" calcext:value-type="float">
            <text:p>0.592083</text:p>
          </table:table-cell>
          <table:table-cell office:value-type="float" office:value="0.243443" calcext:value-type="float">
            <text:p>0.243443</text:p>
          </table:table-cell>
          <table:table-cell office:value-type="float" office:value="0.482683" calcext:value-type="float">
            <text:p>0.482683</text:p>
          </table:table-cell>
          <table:table-cell office:value-type="float" office:value="0.571562" calcext:value-type="float">
            <text:p>0.571562</text:p>
          </table:table-cell>
          <table:table-cell office:value-type="float" office:value="0.188756" calcext:value-type="float">
            <text:p>0.188756</text:p>
          </table:table-cell>
          <table:table-cell office:value-type="float" office:value="0.463076" calcext:value-type="float">
            <text:p>0.463076</text:p>
          </table:table-cell>
          <table:table-cell office:value-type="float" office:value="0.57703" calcext:value-type="float">
            <text:p>0.57703</text:p>
          </table:table-cell>
          <table:table-cell office:value-type="float" office:value="0.252488" calcext:value-type="float">
            <text:p>0.252488</text:p>
          </table:table-cell>
          <table:table-cell office:value-type="float" office:value="0.290728" calcext:value-type="float">
            <text:p>0.290728</text:p>
          </table:table-cell>
          <table:table-cell office:value-type="float" office:value="0.513041" calcext:value-type="float">
            <text:p>0.513041</text:p>
          </table:table-cell>
          <table:table-cell office:value-type="float" office:value="0.423203" calcext:value-type="float">
            <text:p>0.423203</text:p>
          </table:table-cell>
          <table:table-cell office:value-type="float" office:value="0.166366" calcext:value-type="float">
            <text:p>0.166366</text:p>
          </table:table-cell>
          <table:table-cell office:value-type="float" office:value="0.326006" calcext:value-type="float">
            <text:p>0.326006</text:p>
          </table:table-cell>
          <table:table-cell office:value-type="float" office:value="0.515389" calcext:value-type="float">
            <text:p>0.515389</text:p>
          </table:table-cell>
          <table:table-cell office:value-type="float" office:value="0.196507" calcext:value-type="float">
            <text:p>0.196507</text:p>
          </table:table-cell>
          <table:table-cell office:value-type="float" office:value="0.0513262" calcext:value-type="float">
            <text:p>0.0513262</text:p>
          </table:table-cell>
          <table:table-cell office:value-type="float" office:value="0.330625" calcext:value-type="float">
            <text:p>0.330625</text:p>
          </table:table-cell>
          <table:table-cell office:value-type="float" office:value="0.419536" calcext:value-type="float">
            <text:p>0.419536</text:p>
          </table:table-cell>
          <table:table-cell office:value-type="float" office:value="0.150809" calcext:value-type="float">
            <text:p>0.150809</text:p>
          </table:table-cell>
          <table:table-cell office:value-type="float" office:value="0.0807344" calcext:value-type="float">
            <text:p>0.0807344</text:p>
          </table:table-cell>
          <table:table-cell office:value-type="float" office:value="0.180825" calcext:value-type="float">
            <text:p>0.180825</text:p>
          </table:table-cell>
          <table:table-cell office:value-type="float" office:value="0.271571" calcext:value-type="float">
            <text:p>0.271571</text:p>
          </table:table-cell>
          <table:table-cell office:value-type="float" office:value="0.246101" calcext:value-type="float">
            <text:p>0.246101</text:p>
          </table:table-cell>
          <table:table-cell office:value-type="float" office:value="0.167709" calcext:value-type="float">
            <text:p>0.167709</text:p>
          </table:table-cell>
          <table:table-cell office:value-type="float" office:value="0.0288909" calcext:value-type="float">
            <text:p>0.0288909</text:p>
          </table:table-cell>
          <table:table-cell office:value-type="float" office:value="0.00184943" calcext:value-type="float">
            <text:p>0.00184943</text:p>
          </table:table-cell>
          <table:table-cell office:value-type="float" office:value="0.00571841" calcext:value-type="float">
            <text:p>0.00571841</text:p>
          </table:table-cell>
          <table:table-cell office:value-type="float" office:value="0.0177325" calcext:value-type="float">
            <text:p>0.0177325</text:p>
          </table:table-cell>
          <table:table-cell office:value-type="float" office:value="0.0121039" calcext:value-type="float">
            <text:p>0.0121039</text:p>
          </table:table-cell>
          <table:table-cell office:value-type="float" office:value="0.00113874" calcext:value-type="float">
            <text:p>0.00113874</text:p>
          </table:table-cell>
          <table:table-cell table:number-columns-repeated="76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70" office:value-type="float" office:value="0" calcext:value-type="float">
            <text:p>0</text:p>
          </table:table-cell>
          <table:table-cell office:value-type="float" office:value="0.0000315244" calcext:value-type="float">
            <text:p>3.15244E-05</text:p>
          </table:table-cell>
          <table:table-cell office:value-type="float" office:value="0.0951752" calcext:value-type="float">
            <text:p>0.0951752</text:p>
          </table:table-cell>
          <table:table-cell office:value-type="float" office:value="0.873596" calcext:value-type="float">
            <text:p>0.873596</text:p>
          </table:table-cell>
          <table:table-cell office:value-type="float" office:value="1.49989" calcext:value-type="float">
            <text:p>1.49989</text:p>
          </table:table-cell>
          <table:table-cell office:value-type="float" office:value="1.34683" calcext:value-type="float">
            <text:p>1.34683</text:p>
          </table:table-cell>
          <table:table-cell office:value-type="float" office:value="1.23686" calcext:value-type="float">
            <text:p>1.23686</text:p>
          </table:table-cell>
          <table:table-cell office:value-type="float" office:value="1.29918" calcext:value-type="float">
            <text:p>1.29918</text:p>
          </table:table-cell>
          <table:table-cell office:value-type="float" office:value="1.23109" calcext:value-type="float">
            <text:p>1.23109</text:p>
          </table:table-cell>
          <table:table-cell office:value-type="float" office:value="1.11243" calcext:value-type="float">
            <text:p>1.11243</text:p>
          </table:table-cell>
          <table:table-cell office:value-type="float" office:value="1.19013" calcext:value-type="float">
            <text:p>1.19013</text:p>
          </table:table-cell>
          <table:table-cell office:value-type="float" office:value="1.13635" calcext:value-type="float">
            <text:p>1.13635</text:p>
          </table:table-cell>
          <table:table-cell office:value-type="float" office:value="1.04412" calcext:value-type="float">
            <text:p>1.04412</text:p>
          </table:table-cell>
          <table:table-cell office:value-type="float" office:value="1.04278" calcext:value-type="float">
            <text:p>1.04278</text:p>
          </table:table-cell>
          <table:table-cell office:value-type="float" office:value="0.996935" calcext:value-type="float">
            <text:p>0.996935</text:p>
          </table:table-cell>
          <table:table-cell office:value-type="float" office:value="1.02452" calcext:value-type="float">
            <text:p>1.02452</text:p>
          </table:table-cell>
          <table:table-cell office:value-type="float" office:value="1.00669" calcext:value-type="float">
            <text:p>1.00669</text:p>
          </table:table-cell>
          <table:table-cell office:value-type="float" office:value="0.985156" calcext:value-type="float">
            <text:p>0.985156</text:p>
          </table:table-cell>
          <table:table-cell office:value-type="float" office:value="0.934109" calcext:value-type="float">
            <text:p>0.934109</text:p>
          </table:table-cell>
          <table:table-cell office:value-type="float" office:value="0.911202" calcext:value-type="float">
            <text:p>0.911202</text:p>
          </table:table-cell>
          <table:table-cell office:value-type="float" office:value="0.881985" calcext:value-type="float">
            <text:p>0.881985</text:p>
          </table:table-cell>
          <table:table-cell office:value-type="float" office:value="0.939858" calcext:value-type="float">
            <text:p>0.939858</text:p>
          </table:table-cell>
          <table:table-cell office:value-type="float" office:value="0.8733" calcext:value-type="float">
            <text:p>0.8733</text:p>
          </table:table-cell>
          <table:table-cell office:value-type="float" office:value="0.931362" calcext:value-type="float">
            <text:p>0.931362</text:p>
          </table:table-cell>
          <table:table-cell office:value-type="float" office:value="0.818225" calcext:value-type="float">
            <text:p>0.818225</text:p>
          </table:table-cell>
          <table:table-cell office:value-type="float" office:value="0.853402" calcext:value-type="float">
            <text:p>0.853402</text:p>
          </table:table-cell>
          <table:table-cell office:value-type="float" office:value="0.773867" calcext:value-type="float">
            <text:p>0.773867</text:p>
          </table:table-cell>
          <table:table-cell office:value-type="float" office:value="0.853296" calcext:value-type="float">
            <text:p>0.853296</text:p>
          </table:table-cell>
          <table:table-cell office:value-type="float" office:value="0.768215" calcext:value-type="float">
            <text:p>0.768215</text:p>
          </table:table-cell>
          <table:table-cell office:value-type="float" office:value="0.88373" calcext:value-type="float">
            <text:p>0.88373</text:p>
          </table:table-cell>
          <table:table-cell office:value-type="float" office:value="0.727033" calcext:value-type="float">
            <text:p>0.727033</text:p>
          </table:table-cell>
          <table:table-cell office:value-type="float" office:value="0.834688" calcext:value-type="float">
            <text:p>0.834688</text:p>
          </table:table-cell>
          <table:table-cell office:value-type="float" office:value="0.667879" calcext:value-type="float">
            <text:p>0.667879</text:p>
          </table:table-cell>
          <table:table-cell office:value-type="float" office:value="0.801654" calcext:value-type="float">
            <text:p>0.801654</text:p>
          </table:table-cell>
          <table:table-cell office:value-type="float" office:value="0.65548" calcext:value-type="float">
            <text:p>0.65548</text:p>
          </table:table-cell>
          <table:table-cell office:value-type="float" office:value="0.823289" calcext:value-type="float">
            <text:p>0.823289</text:p>
          </table:table-cell>
          <table:table-cell office:value-type="float" office:value="0.689904" calcext:value-type="float">
            <text:p>0.689904</text:p>
          </table:table-cell>
          <table:table-cell office:value-type="float" office:value="0.76929" calcext:value-type="float">
            <text:p>0.76929</text:p>
          </table:table-cell>
          <table:table-cell office:value-type="float" office:value="0.715936" calcext:value-type="float">
            <text:p>0.715936</text:p>
          </table:table-cell>
          <table:table-cell office:value-type="float" office:value="0.644186" calcext:value-type="float">
            <text:p>0.644186</text:p>
          </table:table-cell>
          <table:table-cell office:value-type="float" office:value="0.729507" calcext:value-type="float">
            <text:p>0.729507</text:p>
          </table:table-cell>
          <table:table-cell office:value-type="float" office:value="0.556178" calcext:value-type="float">
            <text:p>0.556178</text:p>
          </table:table-cell>
          <table:table-cell office:value-type="float" office:value="0.773775" calcext:value-type="float">
            <text:p>0.773775</text:p>
          </table:table-cell>
          <table:table-cell office:value-type="float" office:value="0.568624" calcext:value-type="float">
            <text:p>0.568624</text:p>
          </table:table-cell>
          <table:table-cell office:value-type="float" office:value="0.738289" calcext:value-type="float">
            <text:p>0.738289</text:p>
          </table:table-cell>
          <table:table-cell office:value-type="float" office:value="0.663975" calcext:value-type="float">
            <text:p>0.663975</text:p>
          </table:table-cell>
          <table:table-cell office:value-type="float" office:value="0.564009" calcext:value-type="float">
            <text:p>0.564009</text:p>
          </table:table-cell>
          <table:table-cell office:value-type="float" office:value="0.710358" calcext:value-type="float">
            <text:p>0.710358</text:p>
          </table:table-cell>
          <table:table-cell office:value-type="float" office:value="0.447507" calcext:value-type="float">
            <text:p>0.447507</text:p>
          </table:table-cell>
          <table:table-cell office:value-type="float" office:value="0.692285" calcext:value-type="float">
            <text:p>0.692285</text:p>
          </table:table-cell>
          <table:table-cell office:value-type="float" office:value="0.541619" calcext:value-type="float">
            <text:p>0.541619</text:p>
          </table:table-cell>
          <table:table-cell office:value-type="float" office:value="0.569492" calcext:value-type="float">
            <text:p>0.569492</text:p>
          </table:table-cell>
          <table:table-cell office:value-type="float" office:value="0.729436" calcext:value-type="float">
            <text:p>0.729436</text:p>
          </table:table-cell>
          <table:table-cell office:value-type="float" office:value="0.45111" calcext:value-type="float">
            <text:p>0.45111</text:p>
          </table:table-cell>
          <table:table-cell office:value-type="float" office:value="0.644042" calcext:value-type="float">
            <text:p>0.644042</text:p>
          </table:table-cell>
          <table:table-cell office:value-type="float" office:value="0.60569" calcext:value-type="float">
            <text:p>0.60569</text:p>
          </table:table-cell>
          <table:table-cell office:value-type="float" office:value="0.367642" calcext:value-type="float">
            <text:p>0.367642</text:p>
          </table:table-cell>
          <table:table-cell office:value-type="float" office:value="0.660007" calcext:value-type="float">
            <text:p>0.660007</text:p>
          </table:table-cell>
          <table:table-cell office:value-type="float" office:value="0.418028" calcext:value-type="float">
            <text:p>0.418028</text:p>
          </table:table-cell>
          <table:table-cell office:value-type="float" office:value="0.491617" calcext:value-type="float">
            <text:p>0.491617</text:p>
          </table:table-cell>
          <table:table-cell office:value-type="float" office:value="0.669794" calcext:value-type="float">
            <text:p>0.669794</text:p>
          </table:table-cell>
          <table:table-cell office:value-type="float" office:value="0.382332" calcext:value-type="float">
            <text:p>0.382332</text:p>
          </table:table-cell>
          <table:table-cell office:value-type="float" office:value="0.473065" calcext:value-type="float">
            <text:p>0.473065</text:p>
          </table:table-cell>
          <table:table-cell office:value-type="float" office:value="0.630688" calcext:value-type="float">
            <text:p>0.630688</text:p>
          </table:table-cell>
          <table:table-cell office:value-type="float" office:value="0.352307" calcext:value-type="float">
            <text:p>0.352307</text:p>
          </table:table-cell>
          <table:table-cell office:value-type="float" office:value="0.462253" calcext:value-type="float">
            <text:p>0.462253</text:p>
          </table:table-cell>
          <table:table-cell office:value-type="float" office:value="0.591819" calcext:value-type="float">
            <text:p>0.591819</text:p>
          </table:table-cell>
          <table:table-cell office:value-type="float" office:value="0.212943" calcext:value-type="float">
            <text:p>0.212943</text:p>
          </table:table-cell>
          <table:table-cell office:value-type="float" office:value="0.436654" calcext:value-type="float">
            <text:p>0.436654</text:p>
          </table:table-cell>
          <table:table-cell office:value-type="float" office:value="0.582768" calcext:value-type="float">
            <text:p>0.582768</text:p>
          </table:table-cell>
          <table:table-cell office:value-type="float" office:value="0.26416" calcext:value-type="float">
            <text:p>0.26416</text:p>
          </table:table-cell>
          <table:table-cell office:value-type="float" office:value="0.370805" calcext:value-type="float">
            <text:p>0.370805</text:p>
          </table:table-cell>
          <table:table-cell office:value-type="float" office:value="0.537326" calcext:value-type="float">
            <text:p>0.537326</text:p>
          </table:table-cell>
          <table:table-cell office:value-type="float" office:value="0.381149" calcext:value-type="float">
            <text:p>0.381149</text:p>
          </table:table-cell>
          <table:table-cell office:value-type="float" office:value="0.189888" calcext:value-type="float">
            <text:p>0.189888</text:p>
          </table:table-cell>
          <table:table-cell office:value-type="float" office:value="0.358645" calcext:value-type="float">
            <text:p>0.358645</text:p>
          </table:table-cell>
          <table:table-cell office:value-type="float" office:value="0.510389" calcext:value-type="float">
            <text:p>0.510389</text:p>
          </table:table-cell>
          <table:table-cell office:value-type="float" office:value="0.200248" calcext:value-type="float">
            <text:p>0.200248</text:p>
          </table:table-cell>
          <table:table-cell office:value-type="float" office:value="0.177417" calcext:value-type="float">
            <text:p>0.177417</text:p>
          </table:table-cell>
          <table:table-cell office:value-type="float" office:value="0.482653" calcext:value-type="float">
            <text:p>0.482653</text:p>
          </table:table-cell>
          <table:table-cell office:value-type="float" office:value="0.305928" calcext:value-type="float">
            <text:p>0.305928</text:p>
          </table:table-cell>
          <table:table-cell office:value-type="float" office:value="0.080729" calcext:value-type="float">
            <text:p>0.080729</text:p>
          </table:table-cell>
          <table:table-cell office:value-type="float" office:value="0.106174" calcext:value-type="float">
            <text:p>0.106174</text:p>
          </table:table-cell>
          <table:table-cell office:value-type="float" office:value="0.314527" calcext:value-type="float">
            <text:p>0.314527</text:p>
          </table:table-cell>
          <table:table-cell office:value-type="float" office:value="0.284462" calcext:value-type="float">
            <text:p>0.284462</text:p>
          </table:table-cell>
          <table:table-cell office:value-type="float" office:value="0.201416" calcext:value-type="float">
            <text:p>0.201416</text:p>
          </table:table-cell>
          <table:table-cell office:value-type="float" office:value="0.119448" calcext:value-type="float">
            <text:p>0.119448</text:p>
          </table:table-cell>
          <table:table-cell office:value-type="float" office:value="0.124421" calcext:value-type="float">
            <text:p>0.124421</text:p>
          </table:table-cell>
          <table:table-cell office:value-type="float" office:value="0.0960091" calcext:value-type="float">
            <text:p>0.0960091</text:p>
          </table:table-cell>
          <table:table-cell office:value-type="float" office:value="0.013815" calcext:value-type="float">
            <text:p>0.013815</text:p>
          </table:table-cell>
          <table:table-cell office:value-type="float" office:value="0.00904256" calcext:value-type="float">
            <text:p>0.00904256</text:p>
          </table:table-cell>
          <table:table-cell office:value-type="float" office:value="0.0614684" calcext:value-type="float">
            <text:p>0.0614684</text:p>
          </table:table-cell>
          <table:table-cell office:value-type="float" office:value="0.0584418" calcext:value-type="float">
            <text:p>0.0584418</text:p>
          </table:table-cell>
          <table:table-cell office:value-type="float" office:value="0.00774995" calcext:value-type="float">
            <text:p>0.00774995</text:p>
          </table:table-cell>
          <table:table-cell office:value-type="float" office:value="0.000170367" calcext:value-type="float">
            <text:p>0.000170367</text:p>
          </table:table-cell>
          <table:table-cell table:number-columns-repeated="76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70" office:value-type="float" office:value="0" calcext:value-type="float">
            <text:p>0</text:p>
          </table:table-cell>
          <table:table-cell office:value-type="float" office:value="0.0000029505" calcext:value-type="float">
            <text:p>2.9505E-06</text:p>
          </table:table-cell>
          <table:table-cell office:value-type="float" office:value="0.0779869" calcext:value-type="float">
            <text:p>0.0779869</text:p>
          </table:table-cell>
          <table:table-cell office:value-type="float" office:value="0.790964" calcext:value-type="float">
            <text:p>0.790964</text:p>
          </table:table-cell>
          <table:table-cell office:value-type="float" office:value="1.3771" calcext:value-type="float">
            <text:p>1.3771</text:p>
          </table:table-cell>
          <table:table-cell office:value-type="float" office:value="1.26436" calcext:value-type="float">
            <text:p>1.26436</text:p>
          </table:table-cell>
          <table:table-cell office:value-type="float" office:value="1.2554" calcext:value-type="float">
            <text:p>1.2554</text:p>
          </table:table-cell>
          <table:table-cell office:value-type="float" office:value="1.28406" calcext:value-type="float">
            <text:p>1.28406</text:p>
          </table:table-cell>
          <table:table-cell office:value-type="float" office:value="1.13895" calcext:value-type="float">
            <text:p>1.13895</text:p>
          </table:table-cell>
          <table:table-cell office:value-type="float" office:value="1.1663" calcext:value-type="float">
            <text:p>1.1663</text:p>
          </table:table-cell>
          <table:table-cell office:value-type="float" office:value="1.18109" calcext:value-type="float">
            <text:p>1.18109</text:p>
          </table:table-cell>
          <table:table-cell office:value-type="float" office:value="1.04317" calcext:value-type="float">
            <text:p>1.04317</text:p>
          </table:table-cell>
          <table:table-cell office:value-type="float" office:value="1.0504" calcext:value-type="float">
            <text:p>1.0504</text:p>
          </table:table-cell>
          <table:table-cell office:value-type="float" office:value="1.02673" calcext:value-type="float">
            <text:p>1.02673</text:p>
          </table:table-cell>
          <table:table-cell office:value-type="float" office:value="1.01553" calcext:value-type="float">
            <text:p>1.01553</text:p>
          </table:table-cell>
          <table:table-cell office:value-type="float" office:value="1.01499" calcext:value-type="float">
            <text:p>1.01499</text:p>
          </table:table-cell>
          <table:table-cell office:value-type="float" office:value="0.999033" calcext:value-type="float">
            <text:p>0.999033</text:p>
          </table:table-cell>
          <table:table-cell office:value-type="float" office:value="0.941673" calcext:value-type="float">
            <text:p>0.941673</text:p>
          </table:table-cell>
          <table:table-cell office:value-type="float" office:value="0.902425" calcext:value-type="float">
            <text:p>0.902425</text:p>
          </table:table-cell>
          <table:table-cell office:value-type="float" office:value="0.904799" calcext:value-type="float">
            <text:p>0.904799</text:p>
          </table:table-cell>
          <table:table-cell office:value-type="float" office:value="0.928977" calcext:value-type="float">
            <text:p>0.928977</text:p>
          </table:table-cell>
          <table:table-cell office:value-type="float" office:value="0.900587" calcext:value-type="float">
            <text:p>0.900587</text:p>
          </table:table-cell>
          <table:table-cell office:value-type="float" office:value="0.881302" calcext:value-type="float">
            <text:p>0.881302</text:p>
          </table:table-cell>
          <table:table-cell office:value-type="float" office:value="0.879946" calcext:value-type="float">
            <text:p>0.879946</text:p>
          </table:table-cell>
          <table:table-cell office:value-type="float" office:value="0.818593" calcext:value-type="float">
            <text:p>0.818593</text:p>
          </table:table-cell>
          <table:table-cell office:value-type="float" office:value="0.809771" calcext:value-type="float">
            <text:p>0.809771</text:p>
          </table:table-cell>
          <table:table-cell office:value-type="float" office:value="0.804974" calcext:value-type="float">
            <text:p>0.804974</text:p>
          </table:table-cell>
          <table:table-cell office:value-type="float" office:value="0.845458" calcext:value-type="float">
            <text:p>0.845458</text:p>
          </table:table-cell>
          <table:table-cell office:value-type="float" office:value="0.813566" calcext:value-type="float">
            <text:p>0.813566</text:p>
          </table:table-cell>
          <table:table-cell office:value-type="float" office:value="0.820617" calcext:value-type="float">
            <text:p>0.820617</text:p>
          </table:table-cell>
          <table:table-cell office:value-type="float" office:value="0.771281" calcext:value-type="float">
            <text:p>0.771281</text:p>
          </table:table-cell>
          <table:table-cell office:value-type="float" office:value="0.740147" calcext:value-type="float">
            <text:p>0.740147</text:p>
          </table:table-cell>
          <table:table-cell office:value-type="float" office:value="0.753292" calcext:value-type="float">
            <text:p>0.753292</text:p>
          </table:table-cell>
          <table:table-cell office:value-type="float" office:value="0.696991" calcext:value-type="float">
            <text:p>0.696991</text:p>
          </table:table-cell>
          <table:table-cell office:value-type="float" office:value="0.810115" calcext:value-type="float">
            <text:p>0.810115</text:p>
          </table:table-cell>
          <table:table-cell office:value-type="float" office:value="0.659225" calcext:value-type="float">
            <text:p>0.659225</text:p>
          </table:table-cell>
          <table:table-cell office:value-type="float" office:value="0.827854" calcext:value-type="float">
            <text:p>0.827854</text:p>
          </table:table-cell>
          <table:table-cell office:value-type="float" office:value="0.60626" calcext:value-type="float">
            <text:p>0.60626</text:p>
          </table:table-cell>
          <table:table-cell office:value-type="float" office:value="0.76109" calcext:value-type="float">
            <text:p>0.76109</text:p>
          </table:table-cell>
          <table:table-cell office:value-type="float" office:value="0.597515" calcext:value-type="float">
            <text:p>0.597515</text:p>
          </table:table-cell>
          <table:table-cell office:value-type="float" office:value="0.704771" calcext:value-type="float">
            <text:p>0.704771</text:p>
          </table:table-cell>
          <table:table-cell office:value-type="float" office:value="0.676704" calcext:value-type="float">
            <text:p>0.676704</text:p>
          </table:table-cell>
          <table:table-cell office:value-type="float" office:value="0.628218" calcext:value-type="float">
            <text:p>0.628218</text:p>
          </table:table-cell>
          <table:table-cell office:value-type="float" office:value="0.780193" calcext:value-type="float">
            <text:p>0.780193</text:p>
          </table:table-cell>
          <table:table-cell office:value-type="float" office:value="0.527172" calcext:value-type="float">
            <text:p>0.527172</text:p>
          </table:table-cell>
          <table:table-cell office:value-type="float" office:value="0.737298" calcext:value-type="float">
            <text:p>0.737298</text:p>
          </table:table-cell>
          <table:table-cell office:value-type="float" office:value="0.570679" calcext:value-type="float">
            <text:p>0.570679</text:p>
          </table:table-cell>
          <table:table-cell office:value-type="float" office:value="0.593553" calcext:value-type="float">
            <text:p>0.593553</text:p>
          </table:table-cell>
          <table:table-cell office:value-type="float" office:value="0.681991" calcext:value-type="float">
            <text:p>0.681991</text:p>
          </table:table-cell>
          <table:table-cell office:value-type="float" office:value="0.459563" calcext:value-type="float">
            <text:p>0.459563</text:p>
          </table:table-cell>
          <table:table-cell office:value-type="float" office:value="0.717451" calcext:value-type="float">
            <text:p>0.717451</text:p>
          </table:table-cell>
          <table:table-cell office:value-type="float" office:value="0.544605" calcext:value-type="float">
            <text:p>0.544605</text:p>
          </table:table-cell>
          <table:table-cell office:value-type="float" office:value="0.544182" calcext:value-type="float">
            <text:p>0.544182</text:p>
          </table:table-cell>
          <table:table-cell office:value-type="float" office:value="0.689299" calcext:value-type="float">
            <text:p>0.689299</text:p>
          </table:table-cell>
          <table:table-cell office:value-type="float" office:value="0.393247" calcext:value-type="float">
            <text:p>0.393247</text:p>
          </table:table-cell>
          <table:table-cell office:value-type="float" office:value="0.627644" calcext:value-type="float">
            <text:p>0.627644</text:p>
          </table:table-cell>
          <table:table-cell office:value-type="float" office:value="0.575529" calcext:value-type="float">
            <text:p>0.575529</text:p>
          </table:table-cell>
          <table:table-cell office:value-type="float" office:value="0.371112" calcext:value-type="float">
            <text:p>0.371112</text:p>
          </table:table-cell>
          <table:table-cell office:value-type="float" office:value="0.655841" calcext:value-type="float">
            <text:p>0.655841</text:p>
          </table:table-cell>
          <table:table-cell office:value-type="float" office:value="0.443246" calcext:value-type="float">
            <text:p>0.443246</text:p>
          </table:table-cell>
          <table:table-cell office:value-type="float" office:value="0.450934" calcext:value-type="float">
            <text:p>0.450934</text:p>
          </table:table-cell>
          <table:table-cell office:value-type="float" office:value="0.659381" calcext:value-type="float">
            <text:p>0.659381</text:p>
          </table:table-cell>
          <table:table-cell office:value-type="float" office:value="0.438145" calcext:value-type="float">
            <text:p>0.438145</text:p>
          </table:table-cell>
          <table:table-cell office:value-type="float" office:value="0.373957" calcext:value-type="float">
            <text:p>0.373957</text:p>
          </table:table-cell>
          <table:table-cell office:value-type="float" office:value="0.623164" calcext:value-type="float">
            <text:p>0.623164</text:p>
          </table:table-cell>
          <table:table-cell office:value-type="float" office:value="0.329392" calcext:value-type="float">
            <text:p>0.329392</text:p>
          </table:table-cell>
          <table:table-cell office:value-type="float" office:value="0.372873" calcext:value-type="float">
            <text:p>0.372873</text:p>
          </table:table-cell>
          <table:table-cell office:value-type="float" office:value="0.594934" calcext:value-type="float">
            <text:p>0.594934</text:p>
          </table:table-cell>
          <table:table-cell office:value-type="float" office:value="0.289835" calcext:value-type="float">
            <text:p>0.289835</text:p>
          </table:table-cell>
          <table:table-cell office:value-type="float" office:value="0.36771" calcext:value-type="float">
            <text:p>0.36771</text:p>
          </table:table-cell>
          <table:table-cell office:value-type="float" office:value="0.560159" calcext:value-type="float">
            <text:p>0.560159</text:p>
          </table:table-cell>
          <table:table-cell office:value-type="float" office:value="0.390458" calcext:value-type="float">
            <text:p>0.390458</text:p>
          </table:table-cell>
          <table:table-cell office:value-type="float" office:value="0.244112" calcext:value-type="float">
            <text:p>0.244112</text:p>
          </table:table-cell>
          <table:table-cell office:value-type="float" office:value="0.372124" calcext:value-type="float">
            <text:p>0.372124</text:p>
          </table:table-cell>
          <table:table-cell office:value-type="float" office:value="0.503111" calcext:value-type="float">
            <text:p>0.503111</text:p>
          </table:table-cell>
          <table:table-cell office:value-type="float" office:value="0.226325" calcext:value-type="float">
            <text:p>0.226325</text:p>
          </table:table-cell>
          <table:table-cell office:value-type="float" office:value="0.168635" calcext:value-type="float">
            <text:p>0.168635</text:p>
          </table:table-cell>
          <table:table-cell office:value-type="float" office:value="0.497302" calcext:value-type="float">
            <text:p>0.497302</text:p>
          </table:table-cell>
          <table:table-cell office:value-type="float" office:value="0.345521" calcext:value-type="float">
            <text:p>0.345521</text:p>
          </table:table-cell>
          <table:table-cell office:value-type="float" office:value="0.0757826" calcext:value-type="float">
            <text:p>0.0757826</text:p>
          </table:table-cell>
          <table:table-cell office:value-type="float" office:value="0.224294" calcext:value-type="float">
            <text:p>0.224294</text:p>
          </table:table-cell>
          <table:table-cell office:value-type="float" office:value="0.387448" calcext:value-type="float">
            <text:p>0.387448</text:p>
          </table:table-cell>
          <table:table-cell office:value-type="float" office:value="0.227443" calcext:value-type="float">
            <text:p>0.227443</text:p>
          </table:table-cell>
          <table:table-cell office:value-type="float" office:value="0.162773" calcext:value-type="float">
            <text:p>0.162773</text:p>
          </table:table-cell>
          <table:table-cell office:value-type="float" office:value="0.122192" calcext:value-type="float">
            <text:p>0.122192</text:p>
          </table:table-cell>
          <table:table-cell office:value-type="float" office:value="0.189492" calcext:value-type="float">
            <text:p>0.189492</text:p>
          </table:table-cell>
          <table:table-cell office:value-type="float" office:value="0.214385" calcext:value-type="float">
            <text:p>0.214385</text:p>
          </table:table-cell>
          <table:table-cell office:value-type="float" office:value="0.258891" calcext:value-type="float">
            <text:p>0.258891</text:p>
          </table:table-cell>
          <table:table-cell office:value-type="float" office:value="0.0983954" calcext:value-type="float">
            <text:p>0.0983954</text:p>
          </table:table-cell>
          <table:table-cell office:value-type="float" office:value="0.00618336" calcext:value-type="float">
            <text:p>0.00618336</text:p>
          </table:table-cell>
          <table:table-cell office:value-type="float" office:value="0.00105755" calcext:value-type="float">
            <text:p>0.00105755</text:p>
          </table:table-cell>
          <table:table-cell office:value-type="float" office:value="0.00724338" calcext:value-type="float">
            <text:p>0.00724338</text:p>
          </table:table-cell>
          <table:table-cell office:value-type="float" office:value="0.00738373" calcext:value-type="float">
            <text:p>0.00738373</text:p>
          </table:table-cell>
          <table:table-cell office:value-type="float" office:value="0.00137335" calcext:value-type="float">
            <text:p>0.00137335</text:p>
          </table:table-cell>
          <table:table-cell office:value-type="float" office:value="0.0000654644" calcext:value-type="float">
            <text:p>6.54644E-05</text:p>
          </table:table-cell>
          <table:table-cell table:number-columns-repeated="76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70" office:value-type="float" office:value="0" calcext:value-type="float">
            <text:p>0</text:p>
          </table:table-cell>
          <table:table-cell office:value-type="float" office:value="0.000000552862" calcext:value-type="float">
            <text:p>5.52862E-07</text:p>
          </table:table-cell>
          <table:table-cell office:value-type="float" office:value="0.0520074" calcext:value-type="float">
            <text:p>0.0520074</text:p>
          </table:table-cell>
          <table:table-cell office:value-type="float" office:value="0.61342" calcext:value-type="float">
            <text:p>0.61342</text:p>
          </table:table-cell>
          <table:table-cell office:value-type="float" office:value="1.20048" calcext:value-type="float">
            <text:p>1.20048</text:p>
          </table:table-cell>
          <table:table-cell office:value-type="float" office:value="1.23767" calcext:value-type="float">
            <text:p>1.23767</text:p>
          </table:table-cell>
          <table:table-cell office:value-type="float" office:value="1.28039" calcext:value-type="float">
            <text:p>1.28039</text:p>
          </table:table-cell>
          <table:table-cell office:value-type="float" office:value="1.21065" calcext:value-type="float">
            <text:p>1.21065</text:p>
          </table:table-cell>
          <table:table-cell office:value-type="float" office:value="1.15579" calcext:value-type="float">
            <text:p>1.15579</text:p>
          </table:table-cell>
          <table:table-cell office:value-type="float" office:value="1.17308" calcext:value-type="float">
            <text:p>1.17308</text:p>
          </table:table-cell>
          <table:table-cell office:value-type="float" office:value="1.09374" calcext:value-type="float">
            <text:p>1.09374</text:p>
          </table:table-cell>
          <table:table-cell office:value-type="float" office:value="1.05012" calcext:value-type="float">
            <text:p>1.05012</text:p>
          </table:table-cell>
          <table:table-cell office:value-type="float" office:value="1.03014" calcext:value-type="float">
            <text:p>1.03014</text:p>
          </table:table-cell>
          <table:table-cell office:value-type="float" office:value="1.01216" calcext:value-type="float">
            <text:p>1.01216</text:p>
          </table:table-cell>
          <table:table-cell office:value-type="float" office:value="1.03768" calcext:value-type="float">
            <text:p>1.03768</text:p>
          </table:table-cell>
          <table:table-cell office:value-type="float" office:value="1.00672" calcext:value-type="float">
            <text:p>1.00672</text:p>
          </table:table-cell>
          <table:table-cell office:value-type="float" office:value="0.967284" calcext:value-type="float">
            <text:p>0.967284</text:p>
          </table:table-cell>
          <table:table-cell office:value-type="float" office:value="0.917287" calcext:value-type="float">
            <text:p>0.917287</text:p>
          </table:table-cell>
          <table:table-cell office:value-type="float" office:value="0.894364" calcext:value-type="float">
            <text:p>0.894364</text:p>
          </table:table-cell>
          <table:table-cell office:value-type="float" office:value="0.893831" calcext:value-type="float">
            <text:p>0.893831</text:p>
          </table:table-cell>
          <table:table-cell office:value-type="float" office:value="0.9565" calcext:value-type="float">
            <text:p>0.9565</text:p>
          </table:table-cell>
          <table:table-cell office:value-type="float" office:value="0.874395" calcext:value-type="float">
            <text:p>0.874395</text:p>
          </table:table-cell>
          <table:table-cell office:value-type="float" office:value="0.902983" calcext:value-type="float">
            <text:p>0.902983</text:p>
          </table:table-cell>
          <table:table-cell office:value-type="float" office:value="0.801959" calcext:value-type="float">
            <text:p>0.801959</text:p>
          </table:table-cell>
          <table:table-cell office:value-type="float" office:value="0.851094" calcext:value-type="float">
            <text:p>0.851094</text:p>
          </table:table-cell>
          <table:table-cell office:value-type="float" office:value="0.771208" calcext:value-type="float">
            <text:p>0.771208</text:p>
          </table:table-cell>
          <table:table-cell office:value-type="float" office:value="0.885672" calcext:value-type="float">
            <text:p>0.885672</text:p>
          </table:table-cell>
          <table:table-cell office:value-type="float" office:value="0.76279" calcext:value-type="float">
            <text:p>0.76279</text:p>
          </table:table-cell>
          <table:table-cell office:value-type="float" office:value="0.873024" calcext:value-type="float">
            <text:p>0.873024</text:p>
          </table:table-cell>
          <table:table-cell office:value-type="float" office:value="0.719294" calcext:value-type="float">
            <text:p>0.719294</text:p>
          </table:table-cell>
          <table:table-cell office:value-type="float" office:value="0.801078" calcext:value-type="float">
            <text:p>0.801078</text:p>
          </table:table-cell>
          <table:table-cell office:value-type="float" office:value="0.688133" calcext:value-type="float">
            <text:p>0.688133</text:p>
          </table:table-cell>
          <table:table-cell office:value-type="float" office:value="0.78526" calcext:value-type="float">
            <text:p>0.78526</text:p>
          </table:table-cell>
          <table:table-cell office:value-type="float" office:value="0.71891" calcext:value-type="float">
            <text:p>0.71891</text:p>
          </table:table-cell>
          <table:table-cell office:value-type="float" office:value="0.775396" calcext:value-type="float">
            <text:p>0.775396</text:p>
          </table:table-cell>
          <table:table-cell office:value-type="float" office:value="0.762155" calcext:value-type="float">
            <text:p>0.762155</text:p>
          </table:table-cell>
          <table:table-cell office:value-type="float" office:value="0.679296" calcext:value-type="float">
            <text:p>0.679296</text:p>
          </table:table-cell>
          <table:table-cell office:value-type="float" office:value="0.752869" calcext:value-type="float">
            <text:p>0.752869</text:p>
          </table:table-cell>
          <table:table-cell office:value-type="float" office:value="0.581846" calcext:value-type="float">
            <text:p>0.581846</text:p>
          </table:table-cell>
          <table:table-cell office:value-type="float" office:value="0.753526" calcext:value-type="float">
            <text:p>0.753526</text:p>
          </table:table-cell>
          <table:table-cell office:value-type="float" office:value="0.573457" calcext:value-type="float">
            <text:p>0.573457</text:p>
          </table:table-cell>
          <table:table-cell office:value-type="float" office:value="0.751735" calcext:value-type="float">
            <text:p>0.751735</text:p>
          </table:table-cell>
          <table:table-cell office:value-type="float" office:value="0.656513" calcext:value-type="float">
            <text:p>0.656513</text:p>
          </table:table-cell>
          <table:table-cell office:value-type="float" office:value="0.632853" calcext:value-type="float">
            <text:p>0.632853</text:p>
          </table:table-cell>
          <table:table-cell office:value-type="float" office:value="0.722054" calcext:value-type="float">
            <text:p>0.722054</text:p>
          </table:table-cell>
          <table:table-cell office:value-type="float" office:value="0.490974" calcext:value-type="float">
            <text:p>0.490974</text:p>
          </table:table-cell>
          <table:table-cell office:value-type="float" office:value="0.705985" calcext:value-type="float">
            <text:p>0.705985</text:p>
          </table:table-cell>
          <table:table-cell office:value-type="float" office:value="0.502993" calcext:value-type="float">
            <text:p>0.502993</text:p>
          </table:table-cell>
          <table:table-cell office:value-type="float" office:value="0.626157" calcext:value-type="float">
            <text:p>0.626157</text:p>
          </table:table-cell>
          <table:table-cell office:value-type="float" office:value="0.674627" calcext:value-type="float">
            <text:p>0.674627</text:p>
          </table:table-cell>
          <table:table-cell office:value-type="float" office:value="0.484826" calcext:value-type="float">
            <text:p>0.484826</text:p>
          </table:table-cell>
          <table:table-cell office:value-type="float" office:value="0.719442" calcext:value-type="float">
            <text:p>0.719442</text:p>
          </table:table-cell>
          <table:table-cell office:value-type="float" office:value="0.556396" calcext:value-type="float">
            <text:p>0.556396</text:p>
          </table:table-cell>
          <table:table-cell office:value-type="float" office:value="0.479829" calcext:value-type="float">
            <text:p>0.479829</text:p>
          </table:table-cell>
          <table:table-cell office:value-type="float" office:value="0.66131" calcext:value-type="float">
            <text:p>0.66131</text:p>
          </table:table-cell>
          <table:table-cell office:value-type="float" office:value="0.356273" calcext:value-type="float">
            <text:p>0.356273</text:p>
          </table:table-cell>
          <table:table-cell office:value-type="float" office:value="0.600422" calcext:value-type="float">
            <text:p>0.600422</text:p>
          </table:table-cell>
          <table:table-cell office:value-type="float" office:value="0.568662" calcext:value-type="float">
            <text:p>0.568662</text:p>
          </table:table-cell>
          <table:table-cell office:value-type="float" office:value="0.401997" calcext:value-type="float">
            <text:p>0.401997</text:p>
          </table:table-cell>
          <table:table-cell office:value-type="float" office:value="0.632377" calcext:value-type="float">
            <text:p>0.632377</text:p>
          </table:table-cell>
          <table:table-cell office:value-type="float" office:value="0.514788" calcext:value-type="float">
            <text:p>0.514788</text:p>
          </table:table-cell>
          <table:table-cell office:value-type="float" office:value="0.341108" calcext:value-type="float">
            <text:p>0.341108</text:p>
          </table:table-cell>
          <table:table-cell office:value-type="float" office:value="0.618681" calcext:value-type="float">
            <text:p>0.618681</text:p>
          </table:table-cell>
          <table:table-cell office:value-type="float" office:value="0.487593" calcext:value-type="float">
            <text:p>0.487593</text:p>
          </table:table-cell>
          <table:table-cell office:value-type="float" office:value="0.285827" calcext:value-type="float">
            <text:p>0.285827</text:p>
          </table:table-cell>
          <table:table-cell office:value-type="float" office:value="0.597669" calcext:value-type="float">
            <text:p>0.597669</text:p>
          </table:table-cell>
          <table:table-cell office:value-type="float" office:value="0.369188" calcext:value-type="float">
            <text:p>0.369188</text:p>
          </table:table-cell>
          <table:table-cell office:value-type="float" office:value="0.300701" calcext:value-type="float">
            <text:p>0.300701</text:p>
          </table:table-cell>
          <table:table-cell office:value-type="float" office:value="0.542424" calcext:value-type="float">
            <text:p>0.542424</text:p>
          </table:table-cell>
          <table:table-cell office:value-type="float" office:value="0.430498" calcext:value-type="float">
            <text:p>0.430498</text:p>
          </table:table-cell>
          <table:table-cell office:value-type="float" office:value="0.314316" calcext:value-type="float">
            <text:p>0.314316</text:p>
          </table:table-cell>
          <table:table-cell office:value-type="float" office:value="0.388431" calcext:value-type="float">
            <text:p>0.388431</text:p>
          </table:table-cell>
          <table:table-cell office:value-type="float" office:value="0.50183" calcext:value-type="float">
            <text:p>0.50183</text:p>
          </table:table-cell>
          <table:table-cell office:value-type="float" office:value="0.27625" calcext:value-type="float">
            <text:p>0.27625</text:p>
          </table:table-cell>
          <table:table-cell office:value-type="float" office:value="0.156254" calcext:value-type="float">
            <text:p>0.156254</text:p>
          </table:table-cell>
          <table:table-cell office:value-type="float" office:value="0.494133" calcext:value-type="float">
            <text:p>0.494133</text:p>
          </table:table-cell>
          <table:table-cell office:value-type="float" office:value="0.393406" calcext:value-type="float">
            <text:p>0.393406</text:p>
          </table:table-cell>
          <table:table-cell office:value-type="float" office:value="0.091795" calcext:value-type="float">
            <text:p>0.091795</text:p>
          </table:table-cell>
          <table:table-cell office:value-type="float" office:value="0.367951" calcext:value-type="float">
            <text:p>0.367951</text:p>
          </table:table-cell>
          <table:table-cell office:value-type="float" office:value="0.408646" calcext:value-type="float">
            <text:p>0.408646</text:p>
          </table:table-cell>
          <table:table-cell office:value-type="float" office:value="0.153382" calcext:value-type="float">
            <text:p>0.153382</text:p>
          </table:table-cell>
          <table:table-cell office:value-type="float" office:value="0.129648" calcext:value-type="float">
            <text:p>0.129648</text:p>
          </table:table-cell>
          <table:table-cell office:value-type="float" office:value="0.184881" calcext:value-type="float">
            <text:p>0.184881</text:p>
          </table:table-cell>
          <table:table-cell office:value-type="float" office:value="0.245307" calcext:value-type="float">
            <text:p>0.245307</text:p>
          </table:table-cell>
          <table:table-cell office:value-type="float" office:value="0.218368" calcext:value-type="float">
            <text:p>0.218368</text:p>
          </table:table-cell>
          <table:table-cell office:value-type="float" office:value="0.240208" calcext:value-type="float">
            <text:p>0.240208</text:p>
          </table:table-cell>
          <table:table-cell office:value-type="float" office:value="0.0901679" calcext:value-type="float">
            <text:p>0.0901679</text:p>
          </table:table-cell>
          <table:table-cell office:value-type="float" office:value="0.0596812" calcext:value-type="float">
            <text:p>0.0596812</text:p>
          </table:table-cell>
          <table:table-cell office:value-type="float" office:value="0.0270129" calcext:value-type="float">
            <text:p>0.0270129</text:p>
          </table:table-cell>
          <table:table-cell office:value-type="float" office:value="0.00403145" calcext:value-type="float">
            <text:p>0.00403145</text:p>
          </table:table-cell>
          <table:table-cell office:value-type="float" office:value="0.000405551" calcext:value-type="float">
            <text:p>0.000405551</text:p>
          </table:table-cell>
          <table:table-cell office:value-type="float" office:value="0.00128883" calcext:value-type="float">
            <text:p>0.00128883</text:p>
          </table:table-cell>
          <table:table-cell office:value-type="float" office:value="0.00118626" calcext:value-type="float">
            <text:p>0.00118626</text:p>
          </table:table-cell>
          <table:table-cell office:value-type="float" office:value="0.000126285" calcext:value-type="float">
            <text:p>0.000126285</text:p>
          </table:table-cell>
          <table:table-cell table:number-columns-repeated="77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71" office:value-type="float" office:value="0" calcext:value-type="float">
            <text:p>0</text:p>
          </table:table-cell>
          <table:table-cell office:value-type="float" office:value="0.0190463" calcext:value-type="float">
            <text:p>0.0190463</text:p>
          </table:table-cell>
          <table:table-cell office:value-type="float" office:value="0.343549" calcext:value-type="float">
            <text:p>0.343549</text:p>
          </table:table-cell>
          <table:table-cell office:value-type="float" office:value="1.01296" calcext:value-type="float">
            <text:p>1.01296</text:p>
          </table:table-cell>
          <table:table-cell office:value-type="float" office:value="1.26422" calcext:value-type="float">
            <text:p>1.26422</text:p>
          </table:table-cell>
          <table:table-cell office:value-type="float" office:value="1.23172" calcext:value-type="float">
            <text:p>1.23172</text:p>
          </table:table-cell>
          <table:table-cell office:value-type="float" office:value="1.15526" calcext:value-type="float">
            <text:p>1.15526</text:p>
          </table:table-cell>
          <table:table-cell office:value-type="float" office:value="1.20274" calcext:value-type="float">
            <text:p>1.20274</text:p>
          </table:table-cell>
          <table:table-cell office:value-type="float" office:value="1.12255" calcext:value-type="float">
            <text:p>1.12255</text:p>
          </table:table-cell>
          <table:table-cell office:value-type="float" office:value="1.04842" calcext:value-type="float">
            <text:p>1.04842</text:p>
          </table:table-cell>
          <table:table-cell office:value-type="float" office:value="1.06703" calcext:value-type="float">
            <text:p>1.06703</text:p>
          </table:table-cell>
          <table:table-cell office:value-type="float" office:value="1.02142" calcext:value-type="float">
            <text:p>1.02142</text:p>
          </table:table-cell>
          <table:table-cell office:value-type="float" office:value="1.02878" calcext:value-type="float">
            <text:p>1.02878</text:p>
          </table:table-cell>
          <table:table-cell office:value-type="float" office:value="1.00815" calcext:value-type="float">
            <text:p>1.00815</text:p>
          </table:table-cell>
          <table:table-cell office:value-type="float" office:value="0.988118" calcext:value-type="float">
            <text:p>0.988118</text:p>
          </table:table-cell>
          <table:table-cell office:value-type="float" office:value="0.936956" calcext:value-type="float">
            <text:p>0.936956</text:p>
          </table:table-cell>
          <table:table-cell office:value-type="float" office:value="0.91191" calcext:value-type="float">
            <text:p>0.91191</text:p>
          </table:table-cell>
          <table:table-cell office:value-type="float" office:value="0.901031" calcext:value-type="float">
            <text:p>0.901031</text:p>
          </table:table-cell>
          <table:table-cell office:value-type="float" office:value="0.954469" calcext:value-type="float">
            <text:p>0.954469</text:p>
          </table:table-cell>
          <table:table-cell office:value-type="float" office:value="0.882324" calcext:value-type="float">
            <text:p>0.882324</text:p>
          </table:table-cell>
          <table:table-cell office:value-type="float" office:value="0.916731" calcext:value-type="float">
            <text:p>0.916731</text:p>
          </table:table-cell>
          <table:table-cell office:value-type="float" office:value="0.82494" calcext:value-type="float">
            <text:p>0.82494</text:p>
          </table:table-cell>
          <table:table-cell office:value-type="float" office:value="0.832214" calcext:value-type="float">
            <text:p>0.832214</text:p>
          </table:table-cell>
          <table:table-cell office:value-type="float" office:value="0.794317" calcext:value-type="float">
            <text:p>0.794317</text:p>
          </table:table-cell>
          <table:table-cell office:value-type="float" office:value="0.863961" calcext:value-type="float">
            <text:p>0.863961</text:p>
          </table:table-cell>
          <table:table-cell office:value-type="float" office:value="0.785099" calcext:value-type="float">
            <text:p>0.785099</text:p>
          </table:table-cell>
          <table:table-cell office:value-type="float" office:value="0.875149" calcext:value-type="float">
            <text:p>0.875149</text:p>
          </table:table-cell>
          <table:table-cell office:value-type="float" office:value="0.741547" calcext:value-type="float">
            <text:p>0.741547</text:p>
          </table:table-cell>
          <table:table-cell office:value-type="float" office:value="0.810526" calcext:value-type="float">
            <text:p>0.810526</text:p>
          </table:table-cell>
          <table:table-cell office:value-type="float" office:value="0.684532" calcext:value-type="float">
            <text:p>0.684532</text:p>
          </table:table-cell>
          <table:table-cell office:value-type="float" office:value="0.804273" calcext:value-type="float">
            <text:p>0.804273</text:p>
          </table:table-cell>
          <table:table-cell office:value-type="float" office:value="0.665978" calcext:value-type="float">
            <text:p>0.665978</text:p>
          </table:table-cell>
          <table:table-cell office:value-type="float" office:value="0.839044" calcext:value-type="float">
            <text:p>0.839044</text:p>
          </table:table-cell>
          <table:table-cell office:value-type="float" office:value="0.667484" calcext:value-type="float">
            <text:p>0.667484</text:p>
          </table:table-cell>
          <table:table-cell office:value-type="float" office:value="0.782445" calcext:value-type="float">
            <text:p>0.782445</text:p>
          </table:table-cell>
          <table:table-cell office:value-type="float" office:value="0.672595" calcext:value-type="float">
            <text:p>0.672595</text:p>
          </table:table-cell>
          <table:table-cell office:value-type="float" office:value="0.673622" calcext:value-type="float">
            <text:p>0.673622</text:p>
          </table:table-cell>
          <table:table-cell office:value-type="float" office:value="0.706405" calcext:value-type="float">
            <text:p>0.706405</text:p>
          </table:table-cell>
          <table:table-cell office:value-type="float" office:value="0.597148" calcext:value-type="float">
            <text:p>0.597148</text:p>
          </table:table-cell>
          <table:table-cell office:value-type="float" office:value="0.776269" calcext:value-type="float">
            <text:p>0.776269</text:p>
          </table:table-cell>
          <table:table-cell office:value-type="float" office:value="0.565939" calcext:value-type="float">
            <text:p>0.565939</text:p>
          </table:table-cell>
          <table:table-cell office:value-type="float" office:value="0.762722" calcext:value-type="float">
            <text:p>0.762722</text:p>
          </table:table-cell>
          <table:table-cell office:value-type="float" office:value="0.623909" calcext:value-type="float">
            <text:p>0.623909</text:p>
          </table:table-cell>
          <table:table-cell office:value-type="float" office:value="0.598223" calcext:value-type="float">
            <text:p>0.598223</text:p>
          </table:table-cell>
          <table:table-cell office:value-type="float" office:value="0.680324" calcext:value-type="float">
            <text:p>0.680324</text:p>
          </table:table-cell>
          <table:table-cell office:value-type="float" office:value="0.47383" calcext:value-type="float">
            <text:p>0.47383</text:p>
          </table:table-cell>
          <table:table-cell office:value-type="float" office:value="0.706866" calcext:value-type="float">
            <text:p>0.706866</text:p>
          </table:table-cell>
          <table:table-cell office:value-type="float" office:value="0.514854" calcext:value-type="float">
            <text:p>0.514854</text:p>
          </table:table-cell>
          <table:table-cell office:value-type="float" office:value="0.609024" calcext:value-type="float">
            <text:p>0.609024</text:p>
          </table:table-cell>
          <table:table-cell office:value-type="float" office:value="0.677376" calcext:value-type="float">
            <text:p>0.677376</text:p>
          </table:table-cell>
          <table:table-cell office:value-type="float" office:value="0.449762" calcext:value-type="float">
            <text:p>0.449762</text:p>
          </table:table-cell>
          <table:table-cell office:value-type="float" office:value="0.676617" calcext:value-type="float">
            <text:p>0.676617</text:p>
          </table:table-cell>
          <table:table-cell office:value-type="float" office:value="0.542286" calcext:value-type="float">
            <text:p>0.542286</text:p>
          </table:table-cell>
          <table:table-cell office:value-type="float" office:value="0.440649" calcext:value-type="float">
            <text:p>0.440649</text:p>
          </table:table-cell>
          <table:table-cell office:value-type="float" office:value="0.655407" calcext:value-type="float">
            <text:p>0.655407</text:p>
          </table:table-cell>
          <table:table-cell office:value-type="float" office:value="0.368621" calcext:value-type="float">
            <text:p>0.368621</text:p>
          </table:table-cell>
          <table:table-cell office:value-type="float" office:value="0.5439" calcext:value-type="float">
            <text:p>0.5439</text:p>
          </table:table-cell>
          <table:table-cell office:value-type="float" office:value="0.62006" calcext:value-type="float">
            <text:p>0.62006</text:p>
          </table:table-cell>
          <table:table-cell office:value-type="float" office:value="0.422426" calcext:value-type="float">
            <text:p>0.422426</text:p>
          </table:table-cell>
          <table:table-cell office:value-type="float" office:value="0.527488" calcext:value-type="float">
            <text:p>0.527488</text:p>
          </table:table-cell>
          <table:table-cell office:value-type="float" office:value="0.578457" calcext:value-type="float">
            <text:p>0.578457</text:p>
          </table:table-cell>
          <table:table-cell office:value-type="float" office:value="0.271567" calcext:value-type="float">
            <text:p>0.271567</text:p>
          </table:table-cell>
          <table:table-cell office:value-type="float" office:value="0.546254" calcext:value-type="float">
            <text:p>0.546254</text:p>
          </table:table-cell>
          <table:table-cell office:value-type="float" office:value="0.542213" calcext:value-type="float">
            <text:p>0.542213</text:p>
          </table:table-cell>
          <table:table-cell office:value-type="float" office:value="0.205873" calcext:value-type="float">
            <text:p>0.205873</text:p>
          </table:table-cell>
          <table:table-cell office:value-type="float" office:value="0.509727" calcext:value-type="float">
            <text:p>0.509727</text:p>
          </table:table-cell>
          <table:table-cell office:value-type="float" office:value="0.50532" calcext:value-type="float">
            <text:p>0.50532</text:p>
          </table:table-cell>
          <table:table-cell office:value-type="float" office:value="0.30767" calcext:value-type="float">
            <text:p>0.30767</text:p>
          </table:table-cell>
          <table:table-cell office:value-type="float" office:value="0.387734" calcext:value-type="float">
            <text:p>0.387734</text:p>
          </table:table-cell>
          <table:table-cell office:value-type="float" office:value="0.533557" calcext:value-type="float">
            <text:p>0.533557</text:p>
          </table:table-cell>
          <table:table-cell office:value-type="float" office:value="0.357559" calcext:value-type="float">
            <text:p>0.357559</text:p>
          </table:table-cell>
          <table:table-cell office:value-type="float" office:value="0.163032" calcext:value-type="float">
            <text:p>0.163032</text:p>
          </table:table-cell>
          <table:table-cell office:value-type="float" office:value="0.46399" calcext:value-type="float">
            <text:p>0.46399</text:p>
          </table:table-cell>
          <table:table-cell office:value-type="float" office:value="0.459807" calcext:value-type="float">
            <text:p>0.459807</text:p>
          </table:table-cell>
          <table:table-cell office:value-type="float" office:value="0.0957372" calcext:value-type="float">
            <text:p>0.0957372</text:p>
          </table:table-cell>
          <table:table-cell office:value-type="float" office:value="0.294895" calcext:value-type="float">
            <text:p>0.294895</text:p>
          </table:table-cell>
          <table:table-cell office:value-type="float" office:value="0.468141" calcext:value-type="float">
            <text:p>0.468141</text:p>
          </table:table-cell>
          <table:table-cell office:value-type="float" office:value="0.204937" calcext:value-type="float">
            <text:p>0.204937</text:p>
          </table:table-cell>
          <table:table-cell office:value-type="float" office:value="0.110491" calcext:value-type="float">
            <text:p>0.110491</text:p>
          </table:table-cell>
          <table:table-cell office:value-type="float" office:value="0.254793" calcext:value-type="float">
            <text:p>0.254793</text:p>
          </table:table-cell>
          <table:table-cell office:value-type="float" office:value="0.288989" calcext:value-type="float">
            <text:p>0.288989</text:p>
          </table:table-cell>
          <table:table-cell office:value-type="float" office:value="0.196498" calcext:value-type="float">
            <text:p>0.196498</text:p>
          </table:table-cell>
          <table:table-cell office:value-type="float" office:value="0.219353" calcext:value-type="float">
            <text:p>0.219353</text:p>
          </table:table-cell>
          <table:table-cell office:value-type="float" office:value="0.11721" calcext:value-type="float">
            <text:p>0.11721</text:p>
          </table:table-cell>
          <table:table-cell office:value-type="float" office:value="0.100711" calcext:value-type="float">
            <text:p>0.100711</text:p>
          </table:table-cell>
          <table:table-cell office:value-type="float" office:value="0.0335126" calcext:value-type="float">
            <text:p>0.0335126</text:p>
          </table:table-cell>
          <table:table-cell office:value-type="float" office:value="0.0540904" calcext:value-type="float">
            <text:p>0.0540904</text:p>
          </table:table-cell>
          <table:table-cell office:value-type="float" office:value="0.155111" calcext:value-type="float">
            <text:p>0.155111</text:p>
          </table:table-cell>
          <table:table-cell office:value-type="float" office:value="0.0954441" calcext:value-type="float">
            <text:p>0.0954441</text:p>
          </table:table-cell>
          <table:table-cell office:value-type="float" office:value="0.00805754" calcext:value-type="float">
            <text:p>0.00805754</text:p>
          </table:table-cell>
          <table:table-cell office:value-type="float" office:value="0.00052109" calcext:value-type="float">
            <text:p>0.00052109</text:p>
          </table:table-cell>
          <table:table-cell office:value-type="float" office:value="0.000479618" calcext:value-type="float">
            <text:p>0.000479618</text:p>
          </table:table-cell>
          <table:table-cell office:value-type="float" office:value="0.0000510585" calcext:value-type="float">
            <text:p>5.10585E-05</text:p>
          </table:table-cell>
          <table:table-cell table:number-columns-repeated="77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71" office:value-type="float" office:value="0" calcext:value-type="float">
            <text:p>0</text:p>
          </table:table-cell>
          <table:table-cell office:value-type="float" office:value="0.00272705" calcext:value-type="float">
            <text:p>0.00272705</text:p>
          </table:table-cell>
          <table:table-cell office:value-type="float" office:value="0.113339" calcext:value-type="float">
            <text:p>0.113339</text:p>
          </table:table-cell>
          <table:table-cell office:value-type="float" office:value="0.790803" calcext:value-type="float">
            <text:p>0.790803</text:p>
          </table:table-cell>
          <table:table-cell office:value-type="float" office:value="1.1877" calcext:value-type="float">
            <text:p>1.1877</text:p>
          </table:table-cell>
          <table:table-cell office:value-type="float" office:value="1.15173" calcext:value-type="float">
            <text:p>1.15173</text:p>
          </table:table-cell>
          <table:table-cell office:value-type="float" office:value="1.2385" calcext:value-type="float">
            <text:p>1.2385</text:p>
          </table:table-cell>
          <table:table-cell office:value-type="float" office:value="1.16517" calcext:value-type="float">
            <text:p>1.16517</text:p>
          </table:table-cell>
          <table:table-cell office:value-type="float" office:value="1.06167" calcext:value-type="float">
            <text:p>1.06167</text:p>
          </table:table-cell>
          <table:table-cell office:value-type="float" office:value="1.08126" calcext:value-type="float">
            <text:p>1.08126</text:p>
          </table:table-cell>
          <table:table-cell office:value-type="float" office:value="1.03572" calcext:value-type="float">
            <text:p>1.03572</text:p>
          </table:table-cell>
          <table:table-cell office:value-type="float" office:value="1.03194" calcext:value-type="float">
            <text:p>1.03194</text:p>
          </table:table-cell>
          <table:table-cell office:value-type="float" office:value="1.02572" calcext:value-type="float">
            <text:p>1.02572</text:p>
          </table:table-cell>
          <table:table-cell office:value-type="float" office:value="1.00873" calcext:value-type="float">
            <text:p>1.00873</text:p>
          </table:table-cell>
          <table:table-cell office:value-type="float" office:value="0.948788" calcext:value-type="float">
            <text:p>0.948788</text:p>
          </table:table-cell>
          <table:table-cell office:value-type="float" office:value="0.907042" calcext:value-type="float">
            <text:p>0.907042</text:p>
          </table:table-cell>
          <table:table-cell office:value-type="float" office:value="0.918222" calcext:value-type="float">
            <text:p>0.918222</text:p>
          </table:table-cell>
          <table:table-cell office:value-type="float" office:value="0.956086" calcext:value-type="float">
            <text:p>0.956086</text:p>
          </table:table-cell>
          <table:table-cell office:value-type="float" office:value="0.902691" calcext:value-type="float">
            <text:p>0.902691</text:p>
          </table:table-cell>
          <table:table-cell office:value-type="float" office:value="0.892473" calcext:value-type="float">
            <text:p>0.892473</text:p>
          </table:table-cell>
          <table:table-cell office:value-type="float" office:value="0.870444" calcext:value-type="float">
            <text:p>0.870444</text:p>
          </table:table-cell>
          <table:table-cell office:value-type="float" office:value="0.822108" calcext:value-type="float">
            <text:p>0.822108</text:p>
          </table:table-cell>
          <table:table-cell office:value-type="float" office:value="0.809188" calcext:value-type="float">
            <text:p>0.809188</text:p>
          </table:table-cell>
          <table:table-cell office:value-type="float" office:value="0.831734" calcext:value-type="float">
            <text:p>0.831734</text:p>
          </table:table-cell>
          <table:table-cell office:value-type="float" office:value="0.84193" calcext:value-type="float">
            <text:p>0.84193</text:p>
          </table:table-cell>
          <table:table-cell office:value-type="float" office:value="0.83047" calcext:value-type="float">
            <text:p>0.83047</text:p>
          </table:table-cell>
          <table:table-cell office:value-type="float" office:value="0.808959" calcext:value-type="float">
            <text:p>0.808959</text:p>
          </table:table-cell>
          <table:table-cell office:value-type="float" office:value="0.769054" calcext:value-type="float">
            <text:p>0.769054</text:p>
          </table:table-cell>
          <table:table-cell office:value-type="float" office:value="0.73268" calcext:value-type="float">
            <text:p>0.73268</text:p>
          </table:table-cell>
          <table:table-cell office:value-type="float" office:value="0.7615" calcext:value-type="float">
            <text:p>0.7615</text:p>
          </table:table-cell>
          <table:table-cell office:value-type="float" office:value="0.702327" calcext:value-type="float">
            <text:p>0.702327</text:p>
          </table:table-cell>
          <table:table-cell office:value-type="float" office:value="0.822297" calcext:value-type="float">
            <text:p>0.822297</text:p>
          </table:table-cell>
          <table:table-cell office:value-type="float" office:value="0.666074" calcext:value-type="float">
            <text:p>0.666074</text:p>
          </table:table-cell>
          <table:table-cell office:value-type="float" office:value="0.816433" calcext:value-type="float">
            <text:p>0.816433</text:p>
          </table:table-cell>
          <table:table-cell office:value-type="float" office:value="0.616008" calcext:value-type="float">
            <text:p>0.616008</text:p>
          </table:table-cell>
          <table:table-cell office:value-type="float" office:value="0.747646" calcext:value-type="float">
            <text:p>0.747646</text:p>
          </table:table-cell>
          <table:table-cell office:value-type="float" office:value="0.611689" calcext:value-type="float">
            <text:p>0.611689</text:p>
          </table:table-cell>
          <table:table-cell office:value-type="float" office:value="0.701092" calcext:value-type="float">
            <text:p>0.701092</text:p>
          </table:table-cell>
          <table:table-cell office:value-type="float" office:value="0.690442" calcext:value-type="float">
            <text:p>0.690442</text:p>
          </table:table-cell>
          <table:table-cell office:value-type="float" office:value="0.630392" calcext:value-type="float">
            <text:p>0.630392</text:p>
          </table:table-cell>
          <table:table-cell office:value-type="float" office:value="0.767653" calcext:value-type="float">
            <text:p>0.767653</text:p>
          </table:table-cell>
          <table:table-cell office:value-type="float" office:value="0.544254" calcext:value-type="float">
            <text:p>0.544254</text:p>
          </table:table-cell>
          <table:table-cell office:value-type="float" office:value="0.720454" calcext:value-type="float">
            <text:p>0.720454</text:p>
          </table:table-cell>
          <table:table-cell office:value-type="float" office:value="0.56334" calcext:value-type="float">
            <text:p>0.56334</text:p>
          </table:table-cell>
          <table:table-cell office:value-type="float" office:value="0.601602" calcext:value-type="float">
            <text:p>0.601602</text:p>
          </table:table-cell>
          <table:table-cell office:value-type="float" office:value="0.683351" calcext:value-type="float">
            <text:p>0.683351</text:p>
          </table:table-cell>
          <table:table-cell office:value-type="float" office:value="0.489637" calcext:value-type="float">
            <text:p>0.489637</text:p>
          </table:table-cell>
          <table:table-cell office:value-type="float" office:value="0.709925" calcext:value-type="float">
            <text:p>0.709925</text:p>
          </table:table-cell>
          <table:table-cell office:value-type="float" office:value="0.558897" calcext:value-type="float">
            <text:p>0.558897</text:p>
          </table:table-cell>
          <table:table-cell office:value-type="float" office:value="0.529004" calcext:value-type="float">
            <text:p>0.529004</text:p>
          </table:table-cell>
          <table:table-cell office:value-type="float" office:value="0.672059" calcext:value-type="float">
            <text:p>0.672059</text:p>
          </table:table-cell>
          <table:table-cell office:value-type="float" office:value="0.395905" calcext:value-type="float">
            <text:p>0.395905</text:p>
          </table:table-cell>
          <table:table-cell office:value-type="float" office:value="0.618795" calcext:value-type="float">
            <text:p>0.618795</text:p>
          </table:table-cell>
          <table:table-cell office:value-type="float" office:value="0.560363" calcext:value-type="float">
            <text:p>0.560363</text:p>
          </table:table-cell>
          <table:table-cell office:value-type="float" office:value="0.425659" calcext:value-type="float">
            <text:p>0.425659</text:p>
          </table:table-cell>
          <table:table-cell office:value-type="float" office:value="0.64326" calcext:value-type="float">
            <text:p>0.64326</text:p>
          </table:table-cell>
          <table:table-cell office:value-type="float" office:value="0.44417" calcext:value-type="float">
            <text:p>0.44417</text:p>
          </table:table-cell>
          <table:table-cell office:value-type="float" office:value="0.445008" calcext:value-type="float">
            <text:p>0.445008</text:p>
          </table:table-cell>
          <table:table-cell office:value-type="float" office:value="0.644395" calcext:value-type="float">
            <text:p>0.644395</text:p>
          </table:table-cell>
          <table:table-cell office:value-type="float" office:value="0.449546" calcext:value-type="float">
            <text:p>0.449546</text:p>
          </table:table-cell>
          <table:table-cell office:value-type="float" office:value="0.36543" calcext:value-type="float">
            <text:p>0.36543</text:p>
          </table:table-cell>
          <table:table-cell office:value-type="float" office:value="0.608148" calcext:value-type="float">
            <text:p>0.608148</text:p>
          </table:table-cell>
          <table:table-cell office:value-type="float" office:value="0.315227" calcext:value-type="float">
            <text:p>0.315227</text:p>
          </table:table-cell>
          <table:table-cell office:value-type="float" office:value="0.428484" calcext:value-type="float">
            <text:p>0.428484</text:p>
          </table:table-cell>
          <table:table-cell office:value-type="float" office:value="0.567104" calcext:value-type="float">
            <text:p>0.567104</text:p>
          </table:table-cell>
          <table:table-cell office:value-type="float" office:value="0.271121" calcext:value-type="float">
            <text:p>0.271121</text:p>
          </table:table-cell>
          <table:table-cell office:value-type="float" office:value="0.394172" calcext:value-type="float">
            <text:p>0.394172</text:p>
          </table:table-cell>
          <table:table-cell office:value-type="float" office:value="0.528617" calcext:value-type="float">
            <text:p>0.528617</text:p>
          </table:table-cell>
          <table:table-cell office:value-type="float" office:value="0.407496" calcext:value-type="float">
            <text:p>0.407496</text:p>
          </table:table-cell>
          <table:table-cell office:value-type="float" office:value="0.253503" calcext:value-type="float">
            <text:p>0.253503</text:p>
          </table:table-cell>
          <table:table-cell office:value-type="float" office:value="0.374094" calcext:value-type="float">
            <text:p>0.374094</text:p>
          </table:table-cell>
          <table:table-cell office:value-type="float" office:value="0.500313" calcext:value-type="float">
            <text:p>0.500313</text:p>
          </table:table-cell>
          <table:table-cell office:value-type="float" office:value="0.188558" calcext:value-type="float">
            <text:p>0.188558</text:p>
          </table:table-cell>
          <table:table-cell office:value-type="float" office:value="0.179891" calcext:value-type="float">
            <text:p>0.179891</text:p>
          </table:table-cell>
          <table:table-cell office:value-type="float" office:value="0.489096" calcext:value-type="float">
            <text:p>0.489096</text:p>
          </table:table-cell>
          <table:table-cell office:value-type="float" office:value="0.310869" calcext:value-type="float">
            <text:p>0.310869</text:p>
          </table:table-cell>
          <table:table-cell office:value-type="float" office:value="0.105183" calcext:value-type="float">
            <text:p>0.105183</text:p>
          </table:table-cell>
          <table:table-cell office:value-type="float" office:value="0.307615" calcext:value-type="float">
            <text:p>0.307615</text:p>
          </table:table-cell>
          <table:table-cell office:value-type="float" office:value="0.335888" calcext:value-type="float">
            <text:p>0.335888</text:p>
          </table:table-cell>
          <table:table-cell office:value-type="float" office:value="0.168574" calcext:value-type="float">
            <text:p>0.168574</text:p>
          </table:table-cell>
          <table:table-cell office:value-type="float" office:value="0.194198" calcext:value-type="float">
            <text:p>0.194198</text:p>
          </table:table-cell>
          <table:table-cell office:value-type="float" office:value="0.152852" calcext:value-type="float">
            <text:p>0.152852</text:p>
          </table:table-cell>
          <table:table-cell office:value-type="float" office:value="0.15297" calcext:value-type="float">
            <text:p>0.15297</text:p>
          </table:table-cell>
          <table:table-cell office:value-type="float" office:value="0.165809" calcext:value-type="float">
            <text:p>0.165809</text:p>
          </table:table-cell>
          <table:table-cell office:value-type="float" office:value="0.267546" calcext:value-type="float">
            <text:p>0.267546</text:p>
          </table:table-cell>
          <table:table-cell office:value-type="float" office:value="0.112355" calcext:value-type="float">
            <text:p>0.112355</text:p>
          </table:table-cell>
          <table:table-cell office:value-type="float" office:value="0.0126715" calcext:value-type="float">
            <text:p>0.0126715</text:p>
          </table:table-cell>
          <table:table-cell office:value-type="float" office:value="0.0109323" calcext:value-type="float">
            <text:p>0.0109323</text:p>
          </table:table-cell>
          <table:table-cell office:value-type="float" office:value="0.00615778" calcext:value-type="float">
            <text:p>0.00615778</text:p>
          </table:table-cell>
          <table:table-cell office:value-type="float" office:value="0.000511004" calcext:value-type="float">
            <text:p>0.000511004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71" office:value-type="float" office:value="0" calcext:value-type="float">
            <text:p>0</text:p>
          </table:table-cell>
          <table:table-cell office:value-type="float" office:value="0.000574607" calcext:value-type="float">
            <text:p>0.000574607</text:p>
          </table:table-cell>
          <table:table-cell office:value-type="float" office:value="0.0358559" calcext:value-type="float">
            <text:p>0.0358559</text:p>
          </table:table-cell>
          <table:table-cell office:value-type="float" office:value="0.41774" calcext:value-type="float">
            <text:p>0.41774</text:p>
          </table:table-cell>
          <table:table-cell office:value-type="float" office:value="1.00911" calcext:value-type="float">
            <text:p>1.00911</text:p>
          </table:table-cell>
          <table:table-cell office:value-type="float" office:value="1.22041" calcext:value-type="float">
            <text:p>1.22041</text:p>
          </table:table-cell>
          <table:table-cell office:value-type="float" office:value="1.23151" calcext:value-type="float">
            <text:p>1.23151</text:p>
          </table:table-cell>
          <table:table-cell office:value-type="float" office:value="1.11068" calcext:value-type="float">
            <text:p>1.11068</text:p>
          </table:table-cell>
          <table:table-cell office:value-type="float" office:value="1.08542" calcext:value-type="float">
            <text:p>1.08542</text:p>
          </table:table-cell>
          <table:table-cell office:value-type="float" office:value="1.04696" calcext:value-type="float">
            <text:p>1.04696</text:p>
          </table:table-cell>
          <table:table-cell office:value-type="float" office:value="1.03103" calcext:value-type="float">
            <text:p>1.03103</text:p>
          </table:table-cell>
          <table:table-cell office:value-type="float" office:value="1.04104" calcext:value-type="float">
            <text:p>1.04104</text:p>
          </table:table-cell>
          <table:table-cell office:value-type="float" office:value="1.03105" calcext:value-type="float">
            <text:p>1.03105</text:p>
          </table:table-cell>
          <table:table-cell office:value-type="float" office:value="0.977907" calcext:value-type="float">
            <text:p>0.977907</text:p>
          </table:table-cell>
          <table:table-cell office:value-type="float" office:value="0.909017" calcext:value-type="float">
            <text:p>0.909017</text:p>
          </table:table-cell>
          <table:table-cell office:value-type="float" office:value="0.915604" calcext:value-type="float">
            <text:p>0.915604</text:p>
          </table:table-cell>
          <table:table-cell office:value-type="float" office:value="0.948076" calcext:value-type="float">
            <text:p>0.948076</text:p>
          </table:table-cell>
          <table:table-cell office:value-type="float" office:value="0.93488" calcext:value-type="float">
            <text:p>0.93488</text:p>
          </table:table-cell>
          <table:table-cell office:value-type="float" office:value="0.884267" calcext:value-type="float">
            <text:p>0.884267</text:p>
          </table:table-cell>
          <table:table-cell office:value-type="float" office:value="0.900637" calcext:value-type="float">
            <text:p>0.900637</text:p>
          </table:table-cell>
          <table:table-cell office:value-type="float" office:value="0.826757" calcext:value-type="float">
            <text:p>0.826757</text:p>
          </table:table-cell>
          <table:table-cell office:value-type="float" office:value="0.829766" calcext:value-type="float">
            <text:p>0.829766</text:p>
          </table:table-cell>
          <table:table-cell office:value-type="float" office:value="0.807051" calcext:value-type="float">
            <text:p>0.807051</text:p>
          </table:table-cell>
          <table:table-cell office:value-type="float" office:value="0.878722" calcext:value-type="float">
            <text:p>0.878722</text:p>
          </table:table-cell>
          <table:table-cell office:value-type="float" office:value="0.78495" calcext:value-type="float">
            <text:p>0.78495</text:p>
          </table:table-cell>
          <table:table-cell office:value-type="float" office:value="0.862801" calcext:value-type="float">
            <text:p>0.862801</text:p>
          </table:table-cell>
          <table:table-cell office:value-type="float" office:value="0.749623" calcext:value-type="float">
            <text:p>0.749623</text:p>
          </table:table-cell>
          <table:table-cell office:value-type="float" office:value="0.764471" calcext:value-type="float">
            <text:p>0.764471</text:p>
          </table:table-cell>
          <table:table-cell office:value-type="float" office:value="0.727172" calcext:value-type="float">
            <text:p>0.727172</text:p>
          </table:table-cell>
          <table:table-cell office:value-type="float" office:value="0.751286" calcext:value-type="float">
            <text:p>0.751286</text:p>
          </table:table-cell>
          <table:table-cell office:value-type="float" office:value="0.770102" calcext:value-type="float">
            <text:p>0.770102</text:p>
          </table:table-cell>
          <table:table-cell office:value-type="float" office:value="0.733168" calcext:value-type="float">
            <text:p>0.733168</text:p>
          </table:table-cell>
          <table:table-cell office:value-type="float" office:value="0.794064" calcext:value-type="float">
            <text:p>0.794064</text:p>
          </table:table-cell>
          <table:table-cell office:value-type="float" office:value="0.652332" calcext:value-type="float">
            <text:p>0.652332</text:p>
          </table:table-cell>
          <table:table-cell office:value-type="float" office:value="0.760392" calcext:value-type="float">
            <text:p>0.760392</text:p>
          </table:table-cell>
          <table:table-cell office:value-type="float" office:value="0.588493" calcext:value-type="float">
            <text:p>0.588493</text:p>
          </table:table-cell>
          <table:table-cell office:value-type="float" office:value="0.745573" calcext:value-type="float">
            <text:p>0.745573</text:p>
          </table:table-cell>
          <table:table-cell office:value-type="float" office:value="0.613878" calcext:value-type="float">
            <text:p>0.613878</text:p>
          </table:table-cell>
          <table:table-cell office:value-type="float" office:value="0.712581" calcext:value-type="float">
            <text:p>0.712581</text:p>
          </table:table-cell>
          <table:table-cell office:value-type="float" office:value="0.701083" calcext:value-type="float">
            <text:p>0.701083</text:p>
          </table:table-cell>
          <table:table-cell office:value-type="float" office:value="0.591249" calcext:value-type="float">
            <text:p>0.591249</text:p>
          </table:table-cell>
          <table:table-cell office:value-type="float" office:value="0.729715" calcext:value-type="float">
            <text:p>0.729715</text:p>
          </table:table-cell>
          <table:table-cell office:value-type="float" office:value="0.502202" calcext:value-type="float">
            <text:p>0.502202</text:p>
          </table:table-cell>
          <table:table-cell office:value-type="float" office:value="0.681604" calcext:value-type="float">
            <text:p>0.681604</text:p>
          </table:table-cell>
          <table:table-cell office:value-type="float" office:value="0.553299" calcext:value-type="float">
            <text:p>0.553299</text:p>
          </table:table-cell>
          <table:table-cell office:value-type="float" office:value="0.589278" calcext:value-type="float">
            <text:p>0.589278</text:p>
          </table:table-cell>
          <table:table-cell office:value-type="float" office:value="0.707874" calcext:value-type="float">
            <text:p>0.707874</text:p>
          </table:table-cell>
          <table:table-cell office:value-type="float" office:value="0.509213" calcext:value-type="float">
            <text:p>0.509213</text:p>
          </table:table-cell>
          <table:table-cell office:value-type="float" office:value="0.658656" calcext:value-type="float">
            <text:p>0.658656</text:p>
          </table:table-cell>
          <table:table-cell office:value-type="float" office:value="0.594673" calcext:value-type="float">
            <text:p>0.594673</text:p>
          </table:table-cell>
          <table:table-cell office:value-type="float" office:value="0.434443" calcext:value-type="float">
            <text:p>0.434443</text:p>
          </table:table-cell>
          <table:table-cell office:value-type="float" office:value="0.657629" calcext:value-type="float">
            <text:p>0.657629</text:p>
          </table:table-cell>
          <table:table-cell office:value-type="float" office:value="0.390204" calcext:value-type="float">
            <text:p>0.390204</text:p>
          </table:table-cell>
          <table:table-cell office:value-type="float" office:value="0.561024" calcext:value-type="float">
            <text:p>0.561024</text:p>
          </table:table-cell>
          <table:table-cell office:value-type="float" office:value="0.615426" calcext:value-type="float">
            <text:p>0.615426</text:p>
          </table:table-cell>
          <table:table-cell office:value-type="float" office:value="0.419011" calcext:value-type="float">
            <text:p>0.419011</text:p>
          </table:table-cell>
          <table:table-cell office:value-type="float" office:value="0.562913" calcext:value-type="float">
            <text:p>0.562913</text:p>
          </table:table-cell>
          <table:table-cell office:value-type="float" office:value="0.556404" calcext:value-type="float">
            <text:p>0.556404</text:p>
          </table:table-cell>
          <table:table-cell office:value-type="float" office:value="0.3533" calcext:value-type="float">
            <text:p>0.3533</text:p>
          </table:table-cell>
          <table:table-cell office:value-type="float" office:value="0.563743" calcext:value-type="float">
            <text:p>0.563743</text:p>
          </table:table-cell>
          <table:table-cell office:value-type="float" office:value="0.533764" calcext:value-type="float">
            <text:p>0.533764</text:p>
          </table:table-cell>
          <table:table-cell office:value-type="float" office:value="0.244089" calcext:value-type="float">
            <text:p>0.244089</text:p>
          </table:table-cell>
          <table:table-cell office:value-type="float" office:value="0.563997" calcext:value-type="float">
            <text:p>0.563997</text:p>
          </table:table-cell>
          <table:table-cell office:value-type="float" office:value="0.435654" calcext:value-type="float">
            <text:p>0.435654</text:p>
          </table:table-cell>
          <table:table-cell office:value-type="float" office:value="0.297483" calcext:value-type="float">
            <text:p>0.297483</text:p>
          </table:table-cell>
          <table:table-cell office:value-type="float" office:value="0.478898" calcext:value-type="float">
            <text:p>0.478898</text:p>
          </table:table-cell>
          <table:table-cell office:value-type="float" office:value="0.466238" calcext:value-type="float">
            <text:p>0.466238</text:p>
          </table:table-cell>
          <table:table-cell office:value-type="float" office:value="0.355684" calcext:value-type="float">
            <text:p>0.355684</text:p>
          </table:table-cell>
          <table:table-cell office:value-type="float" office:value="0.301167" calcext:value-type="float">
            <text:p>0.301167</text:p>
          </table:table-cell>
          <table:table-cell office:value-type="float" office:value="0.502107" calcext:value-type="float">
            <text:p>0.502107</text:p>
          </table:table-cell>
          <table:table-cell office:value-type="float" office:value="0.357249" calcext:value-type="float">
            <text:p>0.357249</text:p>
          </table:table-cell>
          <table:table-cell office:value-type="float" office:value="0.104546" calcext:value-type="float">
            <text:p>0.104546</text:p>
          </table:table-cell>
          <table:table-cell office:value-type="float" office:value="0.429998" calcext:value-type="float">
            <text:p>0.429998</text:p>
          </table:table-cell>
          <table:table-cell office:value-type="float" office:value="0.453414" calcext:value-type="float">
            <text:p>0.453414</text:p>
          </table:table-cell>
          <table:table-cell office:value-type="float" office:value="0.109083" calcext:value-type="float">
            <text:p>0.109083</text:p>
          </table:table-cell>
          <table:table-cell office:value-type="float" office:value="0.290224" calcext:value-type="float">
            <text:p>0.290224</text:p>
          </table:table-cell>
          <table:table-cell office:value-type="float" office:value="0.399371" calcext:value-type="float">
            <text:p>0.399371</text:p>
          </table:table-cell>
          <table:table-cell office:value-type="float" office:value="0.167519" calcext:value-type="float">
            <text:p>0.167519</text:p>
          </table:table-cell>
          <table:table-cell office:value-type="float" office:value="0.159635" calcext:value-type="float">
            <text:p>0.159635</text:p>
          </table:table-cell>
          <table:table-cell office:value-type="float" office:value="0.188165" calcext:value-type="float">
            <text:p>0.188165</text:p>
          </table:table-cell>
          <table:table-cell office:value-type="float" office:value="0.202243" calcext:value-type="float">
            <text:p>0.202243</text:p>
          </table:table-cell>
          <table:table-cell office:value-type="float" office:value="0.139359" calcext:value-type="float">
            <text:p>0.139359</text:p>
          </table:table-cell>
          <table:table-cell office:value-type="float" office:value="0.249971" calcext:value-type="float">
            <text:p>0.249971</text:p>
          </table:table-cell>
          <table:table-cell office:value-type="float" office:value="0.17641" calcext:value-type="float">
            <text:p>0.17641</text:p>
          </table:table-cell>
          <table:table-cell office:value-type="float" office:value="0.0513772" calcext:value-type="float">
            <text:p>0.0513772</text:p>
          </table:table-cell>
          <table:table-cell office:value-type="float" office:value="0.0151537" calcext:value-type="float">
            <text:p>0.0151537</text:p>
          </table:table-cell>
          <table:table-cell office:value-type="float" office:value="0.00143532" calcext:value-type="float">
            <text:p>0.00143532</text:p>
          </table:table-cell>
          <table:table-cell office:value-type="float" office:value="0.00192267" calcext:value-type="float">
            <text:p>0.00192267</text:p>
          </table:table-cell>
          <table:table-cell office:value-type="float" office:value="0.00120191" calcext:value-type="float">
            <text:p>0.00120191</text:p>
          </table:table-cell>
          <table:table-cell office:value-type="float" office:value="0.000100672" calcext:value-type="float">
            <text:p>0.000100672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71" office:value-type="float" office:value="0" calcext:value-type="float">
            <text:p>0</text:p>
          </table:table-cell>
          <table:table-cell office:value-type="float" office:value="0.0000469966" calcext:value-type="float">
            <text:p>4.69966E-05</text:p>
          </table:table-cell>
          <table:table-cell office:value-type="float" office:value="0.0028106" calcext:value-type="float">
            <text:p>0.0028106</text:p>
          </table:table-cell>
          <table:table-cell office:value-type="float" office:value="0.122001" calcext:value-type="float">
            <text:p>0.122001</text:p>
          </table:table-cell>
          <table:table-cell office:value-type="float" office:value="0.77003" calcext:value-type="float">
            <text:p>0.77003</text:p>
          </table:table-cell>
          <table:table-cell office:value-type="float" office:value="1.17008" calcext:value-type="float">
            <text:p>1.17008</text:p>
          </table:table-cell>
          <table:table-cell office:value-type="float" office:value="1.15936" calcext:value-type="float">
            <text:p>1.15936</text:p>
          </table:table-cell>
          <table:table-cell office:value-type="float" office:value="1.16974" calcext:value-type="float">
            <text:p>1.16974</text:p>
          </table:table-cell>
          <table:table-cell office:value-type="float" office:value="1.04588" calcext:value-type="float">
            <text:p>1.04588</text:p>
          </table:table-cell>
          <table:table-cell office:value-type="float" office:value="1.00909" calcext:value-type="float">
            <text:p>1.00909</text:p>
          </table:table-cell>
          <table:table-cell office:value-type="float" office:value="1.06358" calcext:value-type="float">
            <text:p>1.06358</text:p>
          </table:table-cell>
          <table:table-cell office:value-type="float" office:value="1.05806" calcext:value-type="float">
            <text:p>1.05806</text:p>
          </table:table-cell>
          <table:table-cell office:value-type="float" office:value="0.99674" calcext:value-type="float">
            <text:p>0.99674</text:p>
          </table:table-cell>
          <table:table-cell office:value-type="float" office:value="0.927217" calcext:value-type="float">
            <text:p>0.927217</text:p>
          </table:table-cell>
          <table:table-cell office:value-type="float" office:value="0.924275" calcext:value-type="float">
            <text:p>0.924275</text:p>
          </table:table-cell>
          <table:table-cell office:value-type="float" office:value="0.937352" calcext:value-type="float">
            <text:p>0.937352</text:p>
          </table:table-cell>
          <table:table-cell office:value-type="float" office:value="0.947076" calcext:value-type="float">
            <text:p>0.947076</text:p>
          </table:table-cell>
          <table:table-cell office:value-type="float" office:value="0.900093" calcext:value-type="float">
            <text:p>0.900093</text:p>
          </table:table-cell>
          <table:table-cell office:value-type="float" office:value="0.927073" calcext:value-type="float">
            <text:p>0.927073</text:p>
          </table:table-cell>
          <table:table-cell office:value-type="float" office:value="0.832358" calcext:value-type="float">
            <text:p>0.832358</text:p>
          </table:table-cell>
          <table:table-cell office:value-type="float" office:value="0.844207" calcext:value-type="float">
            <text:p>0.844207</text:p>
          </table:table-cell>
          <table:table-cell office:value-type="float" office:value="0.801152" calcext:value-type="float">
            <text:p>0.801152</text:p>
          </table:table-cell>
          <table:table-cell office:value-type="float" office:value="0.882982" calcext:value-type="float">
            <text:p>0.882982</text:p>
          </table:table-cell>
          <table:table-cell office:value-type="float" office:value="0.784446" calcext:value-type="float">
            <text:p>0.784446</text:p>
          </table:table-cell>
          <table:table-cell office:value-type="float" office:value="0.880744" calcext:value-type="float">
            <text:p>0.880744</text:p>
          </table:table-cell>
          <table:table-cell office:value-type="float" office:value="0.744996" calcext:value-type="float">
            <text:p>0.744996</text:p>
          </table:table-cell>
          <table:table-cell office:value-type="float" office:value="0.801971" calcext:value-type="float">
            <text:p>0.801971</text:p>
          </table:table-cell>
          <table:table-cell office:value-type="float" office:value="0.706918" calcext:value-type="float">
            <text:p>0.706918</text:p>
          </table:table-cell>
          <table:table-cell office:value-type="float" office:value="0.784706" calcext:value-type="float">
            <text:p>0.784706</text:p>
          </table:table-cell>
          <table:table-cell office:value-type="float" office:value="0.725868" calcext:value-type="float">
            <text:p>0.725868</text:p>
          </table:table-cell>
          <table:table-cell office:value-type="float" office:value="0.788784" calcext:value-type="float">
            <text:p>0.788784</text:p>
          </table:table-cell>
          <table:table-cell office:value-type="float" office:value="0.752041" calcext:value-type="float">
            <text:p>0.752041</text:p>
          </table:table-cell>
          <table:table-cell office:value-type="float" office:value="0.708853" calcext:value-type="float">
            <text:p>0.708853</text:p>
          </table:table-cell>
          <table:table-cell office:value-type="float" office:value="0.739255" calcext:value-type="float">
            <text:p>0.739255</text:p>
          </table:table-cell>
          <table:table-cell office:value-type="float" office:value="0.614443" calcext:value-type="float">
            <text:p>0.614443</text:p>
          </table:table-cell>
          <table:table-cell office:value-type="float" office:value="0.744113" calcext:value-type="float">
            <text:p>0.744113</text:p>
          </table:table-cell>
          <table:table-cell office:value-type="float" office:value="0.590413" calcext:value-type="float">
            <text:p>0.590413</text:p>
          </table:table-cell>
          <table:table-cell office:value-type="float" office:value="0.759649" calcext:value-type="float">
            <text:p>0.759649</text:p>
          </table:table-cell>
          <table:table-cell office:value-type="float" office:value="0.636907" calcext:value-type="float">
            <text:p>0.636907</text:p>
          </table:table-cell>
          <table:table-cell office:value-type="float" office:value="0.670593" calcext:value-type="float">
            <text:p>0.670593</text:p>
          </table:table-cell>
          <table:table-cell office:value-type="float" office:value="0.691626" calcext:value-type="float">
            <text:p>0.691626</text:p>
          </table:table-cell>
          <table:table-cell office:value-type="float" office:value="0.525866" calcext:value-type="float">
            <text:p>0.525866</text:p>
          </table:table-cell>
          <table:table-cell office:value-type="float" office:value="0.700982" calcext:value-type="float">
            <text:p>0.700982</text:p>
          </table:table-cell>
          <table:table-cell office:value-type="float" office:value="0.490237" calcext:value-type="float">
            <text:p>0.490237</text:p>
          </table:table-cell>
          <table:table-cell office:value-type="float" office:value="0.65613" calcext:value-type="float">
            <text:p>0.65613</text:p>
          </table:table-cell>
          <table:table-cell office:value-type="float" office:value="0.603392" calcext:value-type="float">
            <text:p>0.603392</text:p>
          </table:table-cell>
          <table:table-cell office:value-type="float" office:value="0.538432" calcext:value-type="float">
            <text:p>0.538432</text:p>
          </table:table-cell>
          <table:table-cell office:value-type="float" office:value="0.712627" calcext:value-type="float">
            <text:p>0.712627</text:p>
          </table:table-cell>
          <table:table-cell office:value-type="float" office:value="0.527494" calcext:value-type="float">
            <text:p>0.527494</text:p>
          </table:table-cell>
          <table:table-cell office:value-type="float" office:value="0.557632" calcext:value-type="float">
            <text:p>0.557632</text:p>
          </table:table-cell>
          <table:table-cell office:value-type="float" office:value="0.622099" calcext:value-type="float">
            <text:p>0.622099</text:p>
          </table:table-cell>
          <table:table-cell office:value-type="float" office:value="0.367152" calcext:value-type="float">
            <text:p>0.367152</text:p>
          </table:table-cell>
          <table:table-cell office:value-type="float" office:value="0.625084" calcext:value-type="float">
            <text:p>0.625084</text:p>
          </table:table-cell>
          <table:table-cell office:value-type="float" office:value="0.465855" calcext:value-type="float">
            <text:p>0.465855</text:p>
          </table:table-cell>
          <table:table-cell office:value-type="float" office:value="0.493346" calcext:value-type="float">
            <text:p>0.493346</text:p>
          </table:table-cell>
          <table:table-cell office:value-type="float" office:value="0.641389" calcext:value-type="float">
            <text:p>0.641389</text:p>
          </table:table-cell>
          <table:table-cell office:value-type="float" office:value="0.465633" calcext:value-type="float">
            <text:p>0.465633</text:p>
          </table:table-cell>
          <table:table-cell office:value-type="float" office:value="0.38813" calcext:value-type="float">
            <text:p>0.38813</text:p>
          </table:table-cell>
          <table:table-cell office:value-type="float" office:value="0.605784" calcext:value-type="float">
            <text:p>0.605784</text:p>
          </table:table-cell>
          <table:table-cell office:value-type="float" office:value="0.402691" calcext:value-type="float">
            <text:p>0.402691</text:p>
          </table:table-cell>
          <table:table-cell office:value-type="float" office:value="0.394664" calcext:value-type="float">
            <text:p>0.394664</text:p>
          </table:table-cell>
          <table:table-cell office:value-type="float" office:value="0.582465" calcext:value-type="float">
            <text:p>0.582465</text:p>
          </table:table-cell>
          <table:table-cell office:value-type="float" office:value="0.261937" calcext:value-type="float">
            <text:p>0.261937</text:p>
          </table:table-cell>
          <table:table-cell office:value-type="float" office:value="0.433507" calcext:value-type="float">
            <text:p>0.433507</text:p>
          </table:table-cell>
          <table:table-cell office:value-type="float" office:value="0.529063" calcext:value-type="float">
            <text:p>0.529063</text:p>
          </table:table-cell>
          <table:table-cell office:value-type="float" office:value="0.333198" calcext:value-type="float">
            <text:p>0.333198</text:p>
          </table:table-cell>
          <table:table-cell office:value-type="float" office:value="0.356299" calcext:value-type="float">
            <text:p>0.356299</text:p>
          </table:table-cell>
          <table:table-cell office:value-type="float" office:value="0.452612" calcext:value-type="float">
            <text:p>0.452612</text:p>
          </table:table-cell>
          <table:table-cell office:value-type="float" office:value="0.457642" calcext:value-type="float">
            <text:p>0.457642</text:p>
          </table:table-cell>
          <table:table-cell office:value-type="float" office:value="0.200422" calcext:value-type="float">
            <text:p>0.200422</text:p>
          </table:table-cell>
          <table:table-cell office:value-type="float" office:value="0.243157" calcext:value-type="float">
            <text:p>0.243157</text:p>
          </table:table-cell>
          <table:table-cell office:value-type="float" office:value="0.503397" calcext:value-type="float">
            <text:p>0.503397</text:p>
          </table:table-cell>
          <table:table-cell office:value-type="float" office:value="0.258031" calcext:value-type="float">
            <text:p>0.258031</text:p>
          </table:table-cell>
          <table:table-cell office:value-type="float" office:value="0.138403" calcext:value-type="float">
            <text:p>0.138403</text:p>
          </table:table-cell>
          <table:table-cell office:value-type="float" office:value="0.426475" calcext:value-type="float">
            <text:p>0.426475</text:p>
          </table:table-cell>
          <table:table-cell office:value-type="float" office:value="0.310045" calcext:value-type="float">
            <text:p>0.310045</text:p>
          </table:table-cell>
          <table:table-cell office:value-type="float" office:value="0.127897" calcext:value-type="float">
            <text:p>0.127897</text:p>
          </table:table-cell>
          <table:table-cell office:value-type="float" office:value="0.177279" calcext:value-type="float">
            <text:p>0.177279</text:p>
          </table:table-cell>
          <table:table-cell office:value-type="float" office:value="0.253246" calcext:value-type="float">
            <text:p>0.253246</text:p>
          </table:table-cell>
          <table:table-cell office:value-type="float" office:value="0.16557" calcext:value-type="float">
            <text:p>0.16557</text:p>
          </table:table-cell>
          <table:table-cell office:value-type="float" office:value="0.194509" calcext:value-type="float">
            <text:p>0.194509</text:p>
          </table:table-cell>
          <table:table-cell office:value-type="float" office:value="0.219105" calcext:value-type="float">
            <text:p>0.219105</text:p>
          </table:table-cell>
          <table:table-cell office:value-type="float" office:value="0.0984037" calcext:value-type="float">
            <text:p>0.0984037</text:p>
          </table:table-cell>
          <table:table-cell office:value-type="float" office:value="0.0416257" calcext:value-type="float">
            <text:p>0.0416257</text:p>
          </table:table-cell>
          <table:table-cell office:value-type="float" office:value="0.0092405" calcext:value-type="float">
            <text:p>0.0092405</text:p>
          </table:table-cell>
          <table:table-cell office:value-type="float" office:value="0.00253658" calcext:value-type="float">
            <text:p>0.00253658</text:p>
          </table:table-cell>
          <table:table-cell office:value-type="float" office:value="0.000413901" calcext:value-type="float">
            <text:p>0.000413901</text:p>
          </table:table-cell>
          <table:table-cell office:value-type="float" office:value="0.000809951" calcext:value-type="float">
            <text:p>0.000809951</text:p>
          </table:table-cell>
          <table:table-cell office:value-type="float" office:value="0.000497584" calcext:value-type="float">
            <text:p>0.000497584</text:p>
          </table:table-cell>
          <table:table-cell office:value-type="float" office:value="0.000041573" calcext:value-type="float">
            <text:p>0.000041573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72" office:value-type="float" office:value="0" calcext:value-type="float">
            <text:p>0</text:p>
          </table:table-cell>
          <table:table-cell office:value-type="float" office:value="0.000179984" calcext:value-type="float">
            <text:p>0.000179984</text:p>
          </table:table-cell>
          <table:table-cell office:value-type="float" office:value="0.0241654" calcext:value-type="float">
            <text:p>0.0241654</text:p>
          </table:table-cell>
          <table:table-cell office:value-type="float" office:value="0.326872" calcext:value-type="float">
            <text:p>0.326872</text:p>
          </table:table-cell>
          <table:table-cell office:value-type="float" office:value="0.972556" calcext:value-type="float">
            <text:p>0.972556</text:p>
          </table:table-cell>
          <table:table-cell office:value-type="float" office:value="1.1663" calcext:value-type="float">
            <text:p>1.1663</text:p>
          </table:table-cell>
          <table:table-cell office:value-type="float" office:value="1.0835" calcext:value-type="float">
            <text:p>1.0835</text:p>
          </table:table-cell>
          <table:table-cell office:value-type="float" office:value="1.05295" calcext:value-type="float">
            <text:p>1.05295</text:p>
          </table:table-cell>
          <table:table-cell office:value-type="float" office:value="1.05619" calcext:value-type="float">
            <text:p>1.05619</text:p>
          </table:table-cell>
          <table:table-cell office:value-type="float" office:value="1.07523" calcext:value-type="float">
            <text:p>1.07523</text:p>
          </table:table-cell>
          <table:table-cell office:value-type="float" office:value="1.03396" calcext:value-type="float">
            <text:p>1.03396</text:p>
          </table:table-cell>
          <table:table-cell office:value-type="float" office:value="0.94676" calcext:value-type="float">
            <text:p>0.94676</text:p>
          </table:table-cell>
          <table:table-cell office:value-type="float" office:value="0.941006" calcext:value-type="float">
            <text:p>0.941006</text:p>
          </table:table-cell>
          <table:table-cell office:value-type="float" office:value="0.943511" calcext:value-type="float">
            <text:p>0.943511</text:p>
          </table:table-cell>
          <table:table-cell office:value-type="float" office:value="0.938641" calcext:value-type="float">
            <text:p>0.938641</text:p>
          </table:table-cell>
          <table:table-cell office:value-type="float" office:value="0.909707" calcext:value-type="float">
            <text:p>0.909707</text:p>
          </table:table-cell>
          <table:table-cell office:value-type="float" office:value="0.954128" calcext:value-type="float">
            <text:p>0.954128</text:p>
          </table:table-cell>
          <table:table-cell office:value-type="float" office:value="0.854659" calcext:value-type="float">
            <text:p>0.854659</text:p>
          </table:table-cell>
          <table:table-cell office:value-type="float" office:value="0.853601" calcext:value-type="float">
            <text:p>0.853601</text:p>
          </table:table-cell>
          <table:table-cell office:value-type="float" office:value="0.806939" calcext:value-type="float">
            <text:p>0.806939</text:p>
          </table:table-cell>
          <table:table-cell office:value-type="float" office:value="0.870172" calcext:value-type="float">
            <text:p>0.870172</text:p>
          </table:table-cell>
          <table:table-cell office:value-type="float" office:value="0.793828" calcext:value-type="float">
            <text:p>0.793828</text:p>
          </table:table-cell>
          <table:table-cell office:value-type="float" office:value="0.893839" calcext:value-type="float">
            <text:p>0.893839</text:p>
          </table:table-cell>
          <table:table-cell office:value-type="float" office:value="0.753945" calcext:value-type="float">
            <text:p>0.753945</text:p>
          </table:table-cell>
          <table:table-cell office:value-type="float" office:value="0.821419" calcext:value-type="float">
            <text:p>0.821419</text:p>
          </table:table-cell>
          <table:table-cell office:value-type="float" office:value="0.712838" calcext:value-type="float">
            <text:p>0.712838</text:p>
          </table:table-cell>
          <table:table-cell office:value-type="float" office:value="0.793455" calcext:value-type="float">
            <text:p>0.793455</text:p>
          </table:table-cell>
          <table:table-cell office:value-type="float" office:value="0.707515" calcext:value-type="float">
            <text:p>0.707515</text:p>
          </table:table-cell>
          <table:table-cell office:value-type="float" office:value="0.814339" calcext:value-type="float">
            <text:p>0.814339</text:p>
          </table:table-cell>
          <table:table-cell office:value-type="float" office:value="0.720292" calcext:value-type="float">
            <text:p>0.720292</text:p>
          </table:table-cell>
          <table:table-cell office:value-type="float" office:value="0.762851" calcext:value-type="float">
            <text:p>0.762851</text:p>
          </table:table-cell>
          <table:table-cell office:value-type="float" office:value="0.709488" calcext:value-type="float">
            <text:p>0.709488</text:p>
          </table:table-cell>
          <table:table-cell office:value-type="float" office:value="0.657149" calcext:value-type="float">
            <text:p>0.657149</text:p>
          </table:table-cell>
          <table:table-cell office:value-type="float" office:value="0.718388" calcext:value-type="float">
            <text:p>0.718388</text:p>
          </table:table-cell>
          <table:table-cell office:value-type="float" office:value="0.60299" calcext:value-type="float">
            <text:p>0.60299</text:p>
          </table:table-cell>
          <table:table-cell office:value-type="float" office:value="0.764696" calcext:value-type="float">
            <text:p>0.764696</text:p>
          </table:table-cell>
          <table:table-cell office:value-type="float" office:value="0.605421" calcext:value-type="float">
            <text:p>0.605421</text:p>
          </table:table-cell>
          <table:table-cell office:value-type="float" office:value="0.730452" calcext:value-type="float">
            <text:p>0.730452</text:p>
          </table:table-cell>
          <table:table-cell office:value-type="float" office:value="0.647723" calcext:value-type="float">
            <text:p>0.647723</text:p>
          </table:table-cell>
          <table:table-cell office:value-type="float" office:value="0.591584" calcext:value-type="float">
            <text:p>0.591584</text:p>
          </table:table-cell>
          <table:table-cell office:value-type="float" office:value="0.682179" calcext:value-type="float">
            <text:p>0.682179</text:p>
          </table:table-cell>
          <table:table-cell office:value-type="float" office:value="0.486179" calcext:value-type="float">
            <text:p>0.486179</text:p>
          </table:table-cell>
          <table:table-cell office:value-type="float" office:value="0.686565" calcext:value-type="float">
            <text:p>0.686565</text:p>
          </table:table-cell>
          <table:table-cell office:value-type="float" office:value="0.532566" calcext:value-type="float">
            <text:p>0.532566</text:p>
          </table:table-cell>
          <table:table-cell office:value-type="float" office:value="0.597578" calcext:value-type="float">
            <text:p>0.597578</text:p>
          </table:table-cell>
          <table:table-cell office:value-type="float" office:value="0.665111" calcext:value-type="float">
            <text:p>0.665111</text:p>
          </table:table-cell>
          <table:table-cell office:value-type="float" office:value="0.48581" calcext:value-type="float">
            <text:p>0.48581</text:p>
          </table:table-cell>
          <table:table-cell office:value-type="float" office:value="0.660449" calcext:value-type="float">
            <text:p>0.660449</text:p>
          </table:table-cell>
          <table:table-cell office:value-type="float" office:value="0.568514" calcext:value-type="float">
            <text:p>0.568514</text:p>
          </table:table-cell>
          <table:table-cell office:value-type="float" office:value="0.434198" calcext:value-type="float">
            <text:p>0.434198</text:p>
          </table:table-cell>
          <table:table-cell office:value-type="float" office:value="0.63725" calcext:value-type="float">
            <text:p>0.63725</text:p>
          </table:table-cell>
          <table:table-cell office:value-type="float" office:value="0.380928" calcext:value-type="float">
            <text:p>0.380928</text:p>
          </table:table-cell>
          <table:table-cell office:value-type="float" office:value="0.544859" calcext:value-type="float">
            <text:p>0.544859</text:p>
          </table:table-cell>
          <table:table-cell office:value-type="float" office:value="0.594441" calcext:value-type="float">
            <text:p>0.594441</text:p>
          </table:table-cell>
          <table:table-cell office:value-type="float" office:value="0.459659" calcext:value-type="float">
            <text:p>0.459659</text:p>
          </table:table-cell>
          <table:table-cell office:value-type="float" office:value="0.493902" calcext:value-type="float">
            <text:p>0.493902</text:p>
          </table:table-cell>
          <table:table-cell office:value-type="float" office:value="0.562753" calcext:value-type="float">
            <text:p>0.562753</text:p>
          </table:table-cell>
          <table:table-cell office:value-type="float" office:value="0.30599" calcext:value-type="float">
            <text:p>0.30599</text:p>
          </table:table-cell>
          <table:table-cell office:value-type="float" office:value="0.533024" calcext:value-type="float">
            <text:p>0.533024</text:p>
          </table:table-cell>
          <table:table-cell office:value-type="float" office:value="0.531055" calcext:value-type="float">
            <text:p>0.531055</text:p>
          </table:table-cell>
          <table:table-cell office:value-type="float" office:value="0.220718" calcext:value-type="float">
            <text:p>0.220718</text:p>
          </table:table-cell>
          <table:table-cell office:value-type="float" office:value="0.516302" calcext:value-type="float">
            <text:p>0.516302</text:p>
          </table:table-cell>
          <table:table-cell office:value-type="float" office:value="0.458505" calcext:value-type="float">
            <text:p>0.458505</text:p>
          </table:table-cell>
          <table:table-cell office:value-type="float" office:value="0.327344" calcext:value-type="float">
            <text:p>0.327344</text:p>
          </table:table-cell>
          <table:table-cell office:value-type="float" office:value="0.389199" calcext:value-type="float">
            <text:p>0.389199</text:p>
          </table:table-cell>
          <table:table-cell office:value-type="float" office:value="0.484979" calcext:value-type="float">
            <text:p>0.484979</text:p>
          </table:table-cell>
          <table:table-cell office:value-type="float" office:value="0.397903" calcext:value-type="float">
            <text:p>0.397903</text:p>
          </table:table-cell>
          <table:table-cell office:value-type="float" office:value="0.167988" calcext:value-type="float">
            <text:p>0.167988</text:p>
          </table:table-cell>
          <table:table-cell office:value-type="float" office:value="0.39151" calcext:value-type="float">
            <text:p>0.39151</text:p>
          </table:table-cell>
          <table:table-cell office:value-type="float" office:value="0.466514" calcext:value-type="float">
            <text:p>0.466514</text:p>
          </table:table-cell>
          <table:table-cell office:value-type="float" office:value="0.124526" calcext:value-type="float">
            <text:p>0.124526</text:p>
          </table:table-cell>
          <table:table-cell office:value-type="float" office:value="0.277742" calcext:value-type="float">
            <text:p>0.277742</text:p>
          </table:table-cell>
          <table:table-cell office:value-type="float" office:value="0.455167" calcext:value-type="float">
            <text:p>0.455167</text:p>
          </table:table-cell>
          <table:table-cell office:value-type="float" office:value="0.172359" calcext:value-type="float">
            <text:p>0.172359</text:p>
          </table:table-cell>
          <table:table-cell office:value-type="float" office:value="0.102484" calcext:value-type="float">
            <text:p>0.102484</text:p>
          </table:table-cell>
          <table:table-cell office:value-type="float" office:value="0.277139" calcext:value-type="float">
            <text:p>0.277139</text:p>
          </table:table-cell>
          <table:table-cell office:value-type="float" office:value="0.272271" calcext:value-type="float">
            <text:p>0.272271</text:p>
          </table:table-cell>
          <table:table-cell office:value-type="float" office:value="0.113472" calcext:value-type="float">
            <text:p>0.113472</text:p>
          </table:table-cell>
          <table:table-cell office:value-type="float" office:value="0.194422" calcext:value-type="float">
            <text:p>0.194422</text:p>
          </table:table-cell>
          <table:table-cell office:value-type="float" office:value="0.186743" calcext:value-type="float">
            <text:p>0.186743</text:p>
          </table:table-cell>
          <table:table-cell office:value-type="float" office:value="0.0953449" calcext:value-type="float">
            <text:p>0.0953449</text:p>
          </table:table-cell>
          <table:table-cell office:value-type="float" office:value="0.024612" calcext:value-type="float">
            <text:p>0.024612</text:p>
          </table:table-cell>
          <table:table-cell office:value-type="float" office:value="0.00730806" calcext:value-type="float">
            <text:p>0.00730806</text:p>
          </table:table-cell>
          <table:table-cell office:value-type="float" office:value="0.00293308" calcext:value-type="float">
            <text:p>0.00293308</text:p>
          </table:table-cell>
          <table:table-cell office:value-type="float" office:value="0.00135384" calcext:value-type="float">
            <text:p>0.00135384</text:p>
          </table:table-cell>
          <table:table-cell office:value-type="float" office:value="0.0010882" calcext:value-type="float">
            <text:p>0.0010882</text:p>
          </table:table-cell>
          <table:table-cell office:value-type="float" office:value="0.000589748" calcext:value-type="float">
            <text:p>0.000589748</text:p>
          </table:table-cell>
          <table:table-cell office:value-type="float" office:value="0.0000462238" calcext:value-type="float">
            <text:p>4.62238E-05</text:p>
          </table:table-cell>
          <table:table-cell table:number-columns-repeated="81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72" office:value-type="float" office:value="0" calcext:value-type="float">
            <text:p>0</text:p>
          </table:table-cell>
          <table:table-cell office:value-type="float" office:value="0.0000203413" calcext:value-type="float">
            <text:p>2.03413E-05</text:p>
          </table:table-cell>
          <table:table-cell office:value-type="float" office:value="0.00369603" calcext:value-type="float">
            <text:p>0.00369603</text:p>
          </table:table-cell>
          <table:table-cell office:value-type="float" office:value="0.0768959" calcext:value-type="float">
            <text:p>0.0768959</text:p>
          </table:table-cell>
          <table:table-cell office:value-type="float" office:value="0.525416" calcext:value-type="float">
            <text:p>0.525416</text:p>
          </table:table-cell>
          <table:table-cell office:value-type="float" office:value="0.98245" calcext:value-type="float">
            <text:p>0.98245</text:p>
          </table:table-cell>
          <table:table-cell office:value-type="float" office:value="1.08574" calcext:value-type="float">
            <text:p>1.08574</text:p>
          </table:table-cell>
          <table:table-cell office:value-type="float" office:value="1.11601" calcext:value-type="float">
            <text:p>1.11601</text:p>
          </table:table-cell>
          <table:table-cell office:value-type="float" office:value="1.08164" calcext:value-type="float">
            <text:p>1.08164</text:p>
          </table:table-cell>
          <table:table-cell office:value-type="float" office:value="1.03988" calcext:value-type="float">
            <text:p>1.03988</text:p>
          </table:table-cell>
          <table:table-cell office:value-type="float" office:value="0.975343" calcext:value-type="float">
            <text:p>0.975343</text:p>
          </table:table-cell>
          <table:table-cell office:value-type="float" office:value="0.989661" calcext:value-type="float">
            <text:p>0.989661</text:p>
          </table:table-cell>
          <table:table-cell office:value-type="float" office:value="0.962718" calcext:value-type="float">
            <text:p>0.962718</text:p>
          </table:table-cell>
          <table:table-cell office:value-type="float" office:value="0.920348" calcext:value-type="float">
            <text:p>0.920348</text:p>
          </table:table-cell>
          <table:table-cell office:value-type="float" office:value="0.915189" calcext:value-type="float">
            <text:p>0.915189</text:p>
          </table:table-cell>
          <table:table-cell office:value-type="float" office:value="0.973582" calcext:value-type="float">
            <text:p>0.973582</text:p>
          </table:table-cell>
          <table:table-cell office:value-type="float" office:value="0.884708" calcext:value-type="float">
            <text:p>0.884708</text:p>
          </table:table-cell>
          <table:table-cell office:value-type="float" office:value="0.869019" calcext:value-type="float">
            <text:p>0.869019</text:p>
          </table:table-cell>
          <table:table-cell office:value-type="float" office:value="0.817786" calcext:value-type="float">
            <text:p>0.817786</text:p>
          </table:table-cell>
          <table:table-cell office:value-type="float" office:value="0.852396" calcext:value-type="float">
            <text:p>0.852396</text:p>
          </table:table-cell>
          <table:table-cell office:value-type="float" office:value="0.805746" calcext:value-type="float">
            <text:p>0.805746</text:p>
          </table:table-cell>
          <table:table-cell office:value-type="float" office:value="0.901521" calcext:value-type="float">
            <text:p>0.901521</text:p>
          </table:table-cell>
          <table:table-cell office:value-type="float" office:value="0.76852" calcext:value-type="float">
            <text:p>0.76852</text:p>
          </table:table-cell>
          <table:table-cell office:value-type="float" office:value="0.836725" calcext:value-type="float">
            <text:p>0.836725</text:p>
          </table:table-cell>
          <table:table-cell office:value-type="float" office:value="0.73082" calcext:value-type="float">
            <text:p>0.73082</text:p>
          </table:table-cell>
          <table:table-cell office:value-type="float" office:value="0.792644" calcext:value-type="float">
            <text:p>0.792644</text:p>
          </table:table-cell>
          <table:table-cell office:value-type="float" office:value="0.704439" calcext:value-type="float">
            <text:p>0.704439</text:p>
          </table:table-cell>
          <table:table-cell office:value-type="float" office:value="0.816828" calcext:value-type="float">
            <text:p>0.816828</text:p>
          </table:table-cell>
          <table:table-cell office:value-type="float" office:value="0.705474" calcext:value-type="float">
            <text:p>0.705474</text:p>
          </table:table-cell>
          <table:table-cell office:value-type="float" office:value="0.795199" calcext:value-type="float">
            <text:p>0.795199</text:p>
          </table:table-cell>
          <table:table-cell office:value-type="float" office:value="0.693066" calcext:value-type="float">
            <text:p>0.693066</text:p>
          </table:table-cell>
          <table:table-cell office:value-type="float" office:value="0.700792" calcext:value-type="float">
            <text:p>0.700792</text:p>
          </table:table-cell>
          <table:table-cell office:value-type="float" office:value="0.690944" calcext:value-type="float">
            <text:p>0.690944</text:p>
          </table:table-cell>
          <table:table-cell office:value-type="float" office:value="0.626425" calcext:value-type="float">
            <text:p>0.626425</text:p>
          </table:table-cell>
          <table:table-cell office:value-type="float" office:value="0.745251" calcext:value-type="float">
            <text:p>0.745251</text:p>
          </table:table-cell>
          <table:table-cell office:value-type="float" office:value="0.602072" calcext:value-type="float">
            <text:p>0.602072</text:p>
          </table:table-cell>
          <table:table-cell office:value-type="float" office:value="0.760269" calcext:value-type="float">
            <text:p>0.760269</text:p>
          </table:table-cell>
          <table:table-cell office:value-type="float" office:value="0.618171" calcext:value-type="float">
            <text:p>0.618171</text:p>
          </table:table-cell>
          <table:table-cell office:value-type="float" office:value="0.647055" calcext:value-type="float">
            <text:p>0.647055</text:p>
          </table:table-cell>
          <table:table-cell office:value-type="float" office:value="0.657411" calcext:value-type="float">
            <text:p>0.657411</text:p>
          </table:table-cell>
          <table:table-cell office:value-type="float" office:value="0.524542" calcext:value-type="float">
            <text:p>0.524542</text:p>
          </table:table-cell>
          <table:table-cell office:value-type="float" office:value="0.68652" calcext:value-type="float">
            <text:p>0.68652</text:p>
          </table:table-cell>
          <table:table-cell office:value-type="float" office:value="0.494626" calcext:value-type="float">
            <text:p>0.494626</text:p>
          </table:table-cell>
          <table:table-cell office:value-type="float" office:value="0.642014" calcext:value-type="float">
            <text:p>0.642014</text:p>
          </table:table-cell>
          <table:table-cell office:value-type="float" office:value="0.610487" calcext:value-type="float">
            <text:p>0.610487</text:p>
          </table:table-cell>
          <table:table-cell office:value-type="float" office:value="0.502769" calcext:value-type="float">
            <text:p>0.502769</text:p>
          </table:table-cell>
          <table:table-cell office:value-type="float" office:value="0.675424" calcext:value-type="float">
            <text:p>0.675424</text:p>
          </table:table-cell>
          <table:table-cell office:value-type="float" office:value="0.514335" calcext:value-type="float">
            <text:p>0.514335</text:p>
          </table:table-cell>
          <table:table-cell office:value-type="float" office:value="0.535391" calcext:value-type="float">
            <text:p>0.535391</text:p>
          </table:table-cell>
          <table:table-cell office:value-type="float" office:value="0.612472" calcext:value-type="float">
            <text:p>0.612472</text:p>
          </table:table-cell>
          <table:table-cell office:value-type="float" office:value="0.361936" calcext:value-type="float">
            <text:p>0.361936</text:p>
          </table:table-cell>
          <table:table-cell office:value-type="float" office:value="0.592901" calcext:value-type="float">
            <text:p>0.592901</text:p>
          </table:table-cell>
          <table:table-cell office:value-type="float" office:value="0.505323" calcext:value-type="float">
            <text:p>0.505323</text:p>
          </table:table-cell>
          <table:table-cell office:value-type="float" office:value="0.469776" calcext:value-type="float">
            <text:p>0.469776</text:p>
          </table:table-cell>
          <table:table-cell office:value-type="float" office:value="0.567123" calcext:value-type="float">
            <text:p>0.567123</text:p>
          </table:table-cell>
          <table:table-cell office:value-type="float" office:value="0.513491" calcext:value-type="float">
            <text:p>0.513491</text:p>
          </table:table-cell>
          <table:table-cell office:value-type="float" office:value="0.31241" calcext:value-type="float">
            <text:p>0.31241</text:p>
          </table:table-cell>
          <table:table-cell office:value-type="float" office:value="0.575301" calcext:value-type="float">
            <text:p>0.575301</text:p>
          </table:table-cell>
          <table:table-cell office:value-type="float" office:value="0.444276" calcext:value-type="float">
            <text:p>0.444276</text:p>
          </table:table-cell>
          <table:table-cell office:value-type="float" office:value="0.297098" calcext:value-type="float">
            <text:p>0.297098</text:p>
          </table:table-cell>
          <table:table-cell office:value-type="float" office:value="0.551963" calcext:value-type="float">
            <text:p>0.551963</text:p>
          </table:table-cell>
          <table:table-cell office:value-type="float" office:value="0.351373" calcext:value-type="float">
            <text:p>0.351373</text:p>
          </table:table-cell>
          <table:table-cell office:value-type="float" office:value="0.364307" calcext:value-type="float">
            <text:p>0.364307</text:p>
          </table:table-cell>
          <table:table-cell office:value-type="float" office:value="0.446117" calcext:value-type="float">
            <text:p>0.446117</text:p>
          </table:table-cell>
          <table:table-cell office:value-type="float" office:value="0.421081" calcext:value-type="float">
            <text:p>0.421081</text:p>
          </table:table-cell>
          <table:table-cell office:value-type="float" office:value="0.348921" calcext:value-type="float">
            <text:p>0.348921</text:p>
          </table:table-cell>
          <table:table-cell office:value-type="float" office:value="0.213895" calcext:value-type="float">
            <text:p>0.213895</text:p>
          </table:table-cell>
          <table:table-cell office:value-type="float" office:value="0.449667" calcext:value-type="float">
            <text:p>0.449667</text:p>
          </table:table-cell>
          <table:table-cell office:value-type="float" office:value="0.394401" calcext:value-type="float">
            <text:p>0.394401</text:p>
          </table:table-cell>
          <table:table-cell office:value-type="float" office:value="0.0937035" calcext:value-type="float">
            <text:p>0.0937035</text:p>
          </table:table-cell>
          <table:table-cell office:value-type="float" office:value="0.393911" calcext:value-type="float">
            <text:p>0.393911</text:p>
          </table:table-cell>
          <table:table-cell office:value-type="float" office:value="0.426809" calcext:value-type="float">
            <text:p>0.426809</text:p>
          </table:table-cell>
          <table:table-cell office:value-type="float" office:value="0.0860855" calcext:value-type="float">
            <text:p>0.0860855</text:p>
          </table:table-cell>
          <table:table-cell office:value-type="float" office:value="0.135031" calcext:value-type="float">
            <text:p>0.135031</text:p>
          </table:table-cell>
          <table:table-cell office:value-type="float" office:value="0.335226" calcext:value-type="float">
            <text:p>0.335226</text:p>
          </table:table-cell>
          <table:table-cell office:value-type="float" office:value="0.225832" calcext:value-type="float">
            <text:p>0.225832</text:p>
          </table:table-cell>
          <table:table-cell office:value-type="float" office:value="0.111177" calcext:value-type="float">
            <text:p>0.111177</text:p>
          </table:table-cell>
          <table:table-cell office:value-type="float" office:value="0.1778" calcext:value-type="float">
            <text:p>0.1778</text:p>
          </table:table-cell>
          <table:table-cell office:value-type="float" office:value="0.181038" calcext:value-type="float">
            <text:p>0.181038</text:p>
          </table:table-cell>
          <table:table-cell office:value-type="float" office:value="0.0933299" calcext:value-type="float">
            <text:p>0.0933299</text:p>
          </table:table-cell>
          <table:table-cell office:value-type="float" office:value="0.0196099" calcext:value-type="float">
            <text:p>0.0196099</text:p>
          </table:table-cell>
          <table:table-cell office:value-type="float" office:value="0.00569128" calcext:value-type="float">
            <text:p>0.00569128</text:p>
          </table:table-cell>
          <table:table-cell office:value-type="float" office:value="0.00236773" calcext:value-type="float">
            <text:p>0.00236773</text:p>
          </table:table-cell>
          <table:table-cell office:value-type="float" office:value="0.000207316" calcext:value-type="float">
            <text:p>0.000207316</text:p>
          </table:table-cell>
          <table:table-cell office:value-type="float" office:value="0.0000250928" calcext:value-type="float">
            <text:p>2.50928E-05</text:p>
          </table:table-cell>
          <table:table-cell office:value-type="float" office:value="0.0000756614" calcext:value-type="float">
            <text:p>7.56614E-05</text:p>
          </table:table-cell>
          <table:table-cell office:value-type="float" office:value="0.0000434088" calcext:value-type="float">
            <text:p>4.34088E-05</text:p>
          </table:table-cell>
          <table:table-cell office:value-type="float" office:value="0.00000340234" calcext:value-type="float">
            <text:p>3.40234E-06</text:p>
          </table:table-cell>
          <table:table-cell table:number-columns-repeated="81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73" office:value-type="float" office:value="0" calcext:value-type="float">
            <text:p>0</text:p>
          </table:table-cell>
          <table:table-cell office:value-type="float" office:value="0.000660723" calcext:value-type="float">
            <text:p>0.000660723</text:p>
          </table:table-cell>
          <table:table-cell office:value-type="float" office:value="0.0120477" calcext:value-type="float">
            <text:p>0.0120477</text:p>
          </table:table-cell>
          <table:table-cell office:value-type="float" office:value="0.110935" calcext:value-type="float">
            <text:p>0.110935</text:p>
          </table:table-cell>
          <table:table-cell office:value-type="float" office:value="0.691822" calcext:value-type="float">
            <text:p>0.691822</text:p>
          </table:table-cell>
          <table:table-cell office:value-type="float" office:value="1.04581" calcext:value-type="float">
            <text:p>1.04581</text:p>
          </table:table-cell>
          <table:table-cell office:value-type="float" office:value="1.04117" calcext:value-type="float">
            <text:p>1.04117</text:p>
          </table:table-cell>
          <table:table-cell office:value-type="float" office:value="1.08939" calcext:value-type="float">
            <text:p>1.08939</text:p>
          </table:table-cell>
          <table:table-cell office:value-type="float" office:value="1.04955" calcext:value-type="float">
            <text:p>1.04955</text:p>
          </table:table-cell>
          <table:table-cell office:value-type="float" office:value="1.01218" calcext:value-type="float">
            <text:p>1.01218</text:p>
          </table:table-cell>
          <table:table-cell office:value-type="float" office:value="0.948872" calcext:value-type="float">
            <text:p>0.948872</text:p>
          </table:table-cell>
          <table:table-cell office:value-type="float" office:value="0.917013" calcext:value-type="float">
            <text:p>0.917013</text:p>
          </table:table-cell>
          <table:table-cell office:value-type="float" office:value="0.951477" calcext:value-type="float">
            <text:p>0.951477</text:p>
          </table:table-cell>
          <table:table-cell office:value-type="float" office:value="0.987312" calcext:value-type="float">
            <text:p>0.987312</text:p>
          </table:table-cell>
          <table:table-cell office:value-type="float" office:value="0.887194" calcext:value-type="float">
            <text:p>0.887194</text:p>
          </table:table-cell>
          <table:table-cell office:value-type="float" office:value="0.893183" calcext:value-type="float">
            <text:p>0.893183</text:p>
          </table:table-cell>
          <table:table-cell office:value-type="float" office:value="0.852094" calcext:value-type="float">
            <text:p>0.852094</text:p>
          </table:table-cell>
          <table:table-cell office:value-type="float" office:value="0.843186" calcext:value-type="float">
            <text:p>0.843186</text:p>
          </table:table-cell>
          <table:table-cell office:value-type="float" office:value="0.803844" calcext:value-type="float">
            <text:p>0.803844</text:p>
          </table:table-cell>
          <table:table-cell office:value-type="float" office:value="0.900499" calcext:value-type="float">
            <text:p>0.900499</text:p>
          </table:table-cell>
          <table:table-cell office:value-type="float" office:value="0.785791" calcext:value-type="float">
            <text:p>0.785791</text:p>
          </table:table-cell>
          <table:table-cell office:value-type="float" office:value="0.853346" calcext:value-type="float">
            <text:p>0.853346</text:p>
          </table:table-cell>
          <table:table-cell office:value-type="float" office:value="0.753069" calcext:value-type="float">
            <text:p>0.753069</text:p>
          </table:table-cell>
          <table:table-cell office:value-type="float" office:value="0.79444" calcext:value-type="float">
            <text:p>0.79444</text:p>
          </table:table-cell>
          <table:table-cell office:value-type="float" office:value="0.709495" calcext:value-type="float">
            <text:p>0.709495</text:p>
          </table:table-cell>
          <table:table-cell office:value-type="float" office:value="0.806387" calcext:value-type="float">
            <text:p>0.806387</text:p>
          </table:table-cell>
          <table:table-cell office:value-type="float" office:value="0.707476" calcext:value-type="float">
            <text:p>0.707476</text:p>
          </table:table-cell>
          <table:table-cell office:value-type="float" office:value="0.809631" calcext:value-type="float">
            <text:p>0.809631</text:p>
          </table:table-cell>
          <table:table-cell office:value-type="float" office:value="0.692578" calcext:value-type="float">
            <text:p>0.692578</text:p>
          </table:table-cell>
          <table:table-cell office:value-type="float" office:value="0.731709" calcext:value-type="float">
            <text:p>0.731709</text:p>
          </table:table-cell>
          <table:table-cell office:value-type="float" office:value="0.678491" calcext:value-type="float">
            <text:p>0.678491</text:p>
          </table:table-cell>
          <table:table-cell office:value-type="float" office:value="0.647833" calcext:value-type="float">
            <text:p>0.647833</text:p>
          </table:table-cell>
          <table:table-cell office:value-type="float" office:value="0.720268" calcext:value-type="float">
            <text:p>0.720268</text:p>
          </table:table-cell>
          <table:table-cell office:value-type="float" office:value="0.610481" calcext:value-type="float">
            <text:p>0.610481</text:p>
          </table:table-cell>
          <table:table-cell office:value-type="float" office:value="0.763804" calcext:value-type="float">
            <text:p>0.763804</text:p>
          </table:table-cell>
          <table:table-cell office:value-type="float" office:value="0.608234" calcext:value-type="float">
            <text:p>0.608234</text:p>
          </table:table-cell>
          <table:table-cell office:value-type="float" office:value="0.686047" calcext:value-type="float">
            <text:p>0.686047</text:p>
          </table:table-cell>
          <table:table-cell office:value-type="float" office:value="0.639227" calcext:value-type="float">
            <text:p>0.639227</text:p>
          </table:table-cell>
          <table:table-cell office:value-type="float" office:value="0.553853" calcext:value-type="float">
            <text:p>0.553853</text:p>
          </table:table-cell>
          <table:table-cell office:value-type="float" office:value="0.676183" calcext:value-type="float">
            <text:p>0.676183</text:p>
          </table:table-cell>
          <table:table-cell office:value-type="float" office:value="0.4965" calcext:value-type="float">
            <text:p>0.4965</text:p>
          </table:table-cell>
          <table:table-cell office:value-type="float" office:value="0.662228" calcext:value-type="float">
            <text:p>0.662228</text:p>
          </table:table-cell>
          <table:table-cell office:value-type="float" office:value="0.564421" calcext:value-type="float">
            <text:p>0.564421</text:p>
          </table:table-cell>
          <table:table-cell office:value-type="float" office:value="0.543576" calcext:value-type="float">
            <text:p>0.543576</text:p>
          </table:table-cell>
          <table:table-cell office:value-type="float" office:value="0.666378" calcext:value-type="float">
            <text:p>0.666378</text:p>
          </table:table-cell>
          <table:table-cell office:value-type="float" office:value="0.48208" calcext:value-type="float">
            <text:p>0.48208</text:p>
          </table:table-cell>
          <table:table-cell office:value-type="float" office:value="0.588832" calcext:value-type="float">
            <text:p>0.588832</text:p>
          </table:table-cell>
          <table:table-cell office:value-type="float" office:value="0.5882" calcext:value-type="float">
            <text:p>0.5882</text:p>
          </table:table-cell>
          <table:table-cell office:value-type="float" office:value="0.385828" calcext:value-type="float">
            <text:p>0.385828</text:p>
          </table:table-cell>
          <table:table-cell office:value-type="float" office:value="0.611917" calcext:value-type="float">
            <text:p>0.611917</text:p>
          </table:table-cell>
          <table:table-cell office:value-type="float" office:value="0.444019" calcext:value-type="float">
            <text:p>0.444019</text:p>
          </table:table-cell>
          <table:table-cell office:value-type="float" office:value="0.493426" calcext:value-type="float">
            <text:p>0.493426</text:p>
          </table:table-cell>
          <table:table-cell office:value-type="float" office:value="0.569332" calcext:value-type="float">
            <text:p>0.569332</text:p>
          </table:table-cell>
          <table:table-cell office:value-type="float" office:value="0.488586" calcext:value-type="float">
            <text:p>0.488586</text:p>
          </table:table-cell>
          <table:table-cell office:value-type="float" office:value="0.365846" calcext:value-type="float">
            <text:p>0.365846</text:p>
          </table:table-cell>
          <table:table-cell office:value-type="float" office:value="0.582129" calcext:value-type="float">
            <text:p>0.582129</text:p>
          </table:table-cell>
          <table:table-cell office:value-type="float" office:value="0.380667" calcext:value-type="float">
            <text:p>0.380667</text:p>
          </table:table-cell>
          <table:table-cell office:value-type="float" office:value="0.363777" calcext:value-type="float">
            <text:p>0.363777</text:p>
          </table:table-cell>
          <table:table-cell office:value-type="float" office:value="0.55778" calcext:value-type="float">
            <text:p>0.55778</text:p>
          </table:table-cell>
          <table:table-cell office:value-type="float" office:value="0.271499" calcext:value-type="float">
            <text:p>0.271499</text:p>
          </table:table-cell>
          <table:table-cell office:value-type="float" office:value="0.407461" calcext:value-type="float">
            <text:p>0.407461</text:p>
          </table:table-cell>
          <table:table-cell office:value-type="float" office:value="0.469531" calcext:value-type="float">
            <text:p>0.469531</text:p>
          </table:table-cell>
          <table:table-cell office:value-type="float" office:value="0.36252" calcext:value-type="float">
            <text:p>0.36252</text:p>
          </table:table-cell>
          <table:table-cell office:value-type="float" office:value="0.343265" calcext:value-type="float">
            <text:p>0.343265</text:p>
          </table:table-cell>
          <table:table-cell office:value-type="float" office:value="0.259227" calcext:value-type="float">
            <text:p>0.259227</text:p>
          </table:table-cell>
          <table:table-cell office:value-type="float" office:value="0.445271" calcext:value-type="float">
            <text:p>0.445271</text:p>
          </table:table-cell>
          <table:table-cell office:value-type="float" office:value="0.337464" calcext:value-type="float">
            <text:p>0.337464</text:p>
          </table:table-cell>
          <table:table-cell office:value-type="float" office:value="0.126036" calcext:value-type="float">
            <text:p>0.126036</text:p>
          </table:table-cell>
          <table:table-cell office:value-type="float" office:value="0.438141" calcext:value-type="float">
            <text:p>0.438141</text:p>
          </table:table-cell>
          <table:table-cell office:value-type="float" office:value="0.37406" calcext:value-type="float">
            <text:p>0.37406</text:p>
          </table:table-cell>
          <table:table-cell office:value-type="float" office:value="0.0585932" calcext:value-type="float">
            <text:p>0.0585932</text:p>
          </table:table-cell>
          <table:table-cell office:value-type="float" office:value="0.175625" calcext:value-type="float">
            <text:p>0.175625</text:p>
          </table:table-cell>
          <table:table-cell office:value-type="float" office:value="0.365348" calcext:value-type="float">
            <text:p>0.365348</text:p>
          </table:table-cell>
          <table:table-cell office:value-type="float" office:value="0.182544" calcext:value-type="float">
            <text:p>0.182544</text:p>
          </table:table-cell>
          <table:table-cell office:value-type="float" office:value="0.0891065" calcext:value-type="float">
            <text:p>0.0891065</text:p>
          </table:table-cell>
          <table:table-cell office:value-type="float" office:value="0.177414" calcext:value-type="float">
            <text:p>0.177414</text:p>
          </table:table-cell>
          <table:table-cell office:value-type="float" office:value="0.198837" calcext:value-type="float">
            <text:p>0.198837</text:p>
          </table:table-cell>
          <table:table-cell office:value-type="float" office:value="0.086572" calcext:value-type="float">
            <text:p>0.086572</text:p>
          </table:table-cell>
          <table:table-cell office:value-type="float" office:value="0.0178306" calcext:value-type="float">
            <text:p>0.0178306</text:p>
          </table:table-cell>
          <table:table-cell office:value-type="float" office:value="0.00527803" calcext:value-type="float">
            <text:p>0.00527803</text:p>
          </table:table-cell>
          <table:table-cell office:value-type="float" office:value="0.000848755" calcext:value-type="float">
            <text:p>0.000848755</text:p>
          </table:table-cell>
          <table:table-cell office:value-type="float" office:value="0.0000124292" calcext:value-type="float">
            <text:p>1.24292E-05</text:p>
          </table:table-cell>
          <table:table-cell office:value-type="float" office:value="0.000000215715" calcext:value-type="float">
            <text:p>2.15715E-07</text:p>
          </table:table-cell>
          <table:table-cell office:value-type="float" office:value="0.00000486405" calcext:value-type="float">
            <text:p>4.86405E-06</text:p>
          </table:table-cell>
          <table:table-cell office:value-type="float" office:value="0.0000146664" calcext:value-type="float">
            <text:p>1.46664E-05</text:p>
          </table:table-cell>
          <table:table-cell office:value-type="float" office:value="0.00000841448" calcext:value-type="float">
            <text:p>8.41448E-06</text:p>
          </table:table-cell>
          <table:table-cell office:value-type="float" office:value="0.000000659518" calcext:value-type="float">
            <text:p>6.59518E-07</text:p>
          </table:table-cell>
          <table:table-cell table:number-columns-repeated="81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73" office:value-type="float" office:value="0" calcext:value-type="float">
            <text:p>0</text:p>
          </table:table-cell>
          <table:table-cell office:value-type="float" office:value="0.0000125363" calcext:value-type="float">
            <text:p>1.25363E-05</text:p>
          </table:table-cell>
          <table:table-cell office:value-type="float" office:value="0.00150269" calcext:value-type="float">
            <text:p>0.00150269</text:p>
          </table:table-cell>
          <table:table-cell office:value-type="float" office:value="0.0144571" calcext:value-type="float">
            <text:p>0.0144571</text:p>
          </table:table-cell>
          <table:table-cell office:value-type="float" office:value="0.175192" calcext:value-type="float">
            <text:p>0.175192</text:p>
          </table:table-cell>
          <table:table-cell office:value-type="float" office:value="0.77196" calcext:value-type="float">
            <text:p>0.77196</text:p>
          </table:table-cell>
          <table:table-cell office:value-type="float" office:value="1.04907" calcext:value-type="float">
            <text:p>1.04907</text:p>
          </table:table-cell>
          <table:table-cell office:value-type="float" office:value="1.09613" calcext:value-type="float">
            <text:p>1.09613</text:p>
          </table:table-cell>
          <table:table-cell office:value-type="float" office:value="1.06144" calcext:value-type="float">
            <text:p>1.06144</text:p>
          </table:table-cell>
          <table:table-cell office:value-type="float" office:value="0.950605" calcext:value-type="float">
            <text:p>0.950605</text:p>
          </table:table-cell>
          <table:table-cell office:value-type="float" office:value="0.961133" calcext:value-type="float">
            <text:p>0.961133</text:p>
          </table:table-cell>
          <table:table-cell office:value-type="float" office:value="0.962766" calcext:value-type="float">
            <text:p>0.962766</text:p>
          </table:table-cell>
          <table:table-cell office:value-type="float" office:value="0.944957" calcext:value-type="float">
            <text:p>0.944957</text:p>
          </table:table-cell>
          <table:table-cell office:value-type="float" office:value="0.918633" calcext:value-type="float">
            <text:p>0.918633</text:p>
          </table:table-cell>
          <table:table-cell office:value-type="float" office:value="0.950286" calcext:value-type="float">
            <text:p>0.950286</text:p>
          </table:table-cell>
          <table:table-cell office:value-type="float" office:value="0.86708" calcext:value-type="float">
            <text:p>0.86708</text:p>
          </table:table-cell>
          <table:table-cell office:value-type="float" office:value="0.845154" calcext:value-type="float">
            <text:p>0.845154</text:p>
          </table:table-cell>
          <table:table-cell office:value-type="float" office:value="0.821736" calcext:value-type="float">
            <text:p>0.821736</text:p>
          </table:table-cell>
          <table:table-cell office:value-type="float" office:value="0.878474" calcext:value-type="float">
            <text:p>0.878474</text:p>
          </table:table-cell>
          <table:table-cell office:value-type="float" office:value="0.795884" calcext:value-type="float">
            <text:p>0.795884</text:p>
          </table:table-cell>
          <table:table-cell office:value-type="float" office:value="0.879567" calcext:value-type="float">
            <text:p>0.879567</text:p>
          </table:table-cell>
          <table:table-cell office:value-type="float" office:value="0.766401" calcext:value-type="float">
            <text:p>0.766401</text:p>
          </table:table-cell>
          <table:table-cell office:value-type="float" office:value="0.803595" calcext:value-type="float">
            <text:p>0.803595</text:p>
          </table:table-cell>
          <table:table-cell office:value-type="float" office:value="0.725717" calcext:value-type="float">
            <text:p>0.725717</text:p>
          </table:table-cell>
          <table:table-cell office:value-type="float" office:value="0.792823" calcext:value-type="float">
            <text:p>0.792823</text:p>
          </table:table-cell>
          <table:table-cell office:value-type="float" office:value="0.716385" calcext:value-type="float">
            <text:p>0.716385</text:p>
          </table:table-cell>
          <table:table-cell office:value-type="float" office:value="0.80783" calcext:value-type="float">
            <text:p>0.80783</text:p>
          </table:table-cell>
          <table:table-cell office:value-type="float" office:value="0.707283" calcext:value-type="float">
            <text:p>0.707283</text:p>
          </table:table-cell>
          <table:table-cell office:value-type="float" office:value="0.753796" calcext:value-type="float">
            <text:p>0.753796</text:p>
          </table:table-cell>
          <table:table-cell office:value-type="float" office:value="0.686014" calcext:value-type="float">
            <text:p>0.686014</text:p>
          </table:table-cell>
          <table:table-cell office:value-type="float" office:value="0.66045" calcext:value-type="float">
            <text:p>0.66045</text:p>
          </table:table-cell>
          <table:table-cell office:value-type="float" office:value="0.704168" calcext:value-type="float">
            <text:p>0.704168</text:p>
          </table:table-cell>
          <table:table-cell office:value-type="float" office:value="0.616332" calcext:value-type="float">
            <text:p>0.616332</text:p>
          </table:table-cell>
          <table:table-cell office:value-type="float" office:value="0.752023" calcext:value-type="float">
            <text:p>0.752023</text:p>
          </table:table-cell>
          <table:table-cell office:value-type="float" office:value="0.610841" calcext:value-type="float">
            <text:p>0.610841</text:p>
          </table:table-cell>
          <table:table-cell office:value-type="float" office:value="0.706757" calcext:value-type="float">
            <text:p>0.706757</text:p>
          </table:table-cell>
          <table:table-cell office:value-type="float" office:value="0.636263" calcext:value-type="float">
            <text:p>0.636263</text:p>
          </table:table-cell>
          <table:table-cell office:value-type="float" office:value="0.578306" calcext:value-type="float">
            <text:p>0.578306</text:p>
          </table:table-cell>
          <table:table-cell office:value-type="float" office:value="0.667885" calcext:value-type="float">
            <text:p>0.667885</text:p>
          </table:table-cell>
          <table:table-cell office:value-type="float" office:value="0.495374" calcext:value-type="float">
            <text:p>0.495374</text:p>
          </table:table-cell>
          <table:table-cell office:value-type="float" office:value="0.668611" calcext:value-type="float">
            <text:p>0.668611</text:p>
          </table:table-cell>
          <table:table-cell office:value-type="float" office:value="0.538678" calcext:value-type="float">
            <text:p>0.538678</text:p>
          </table:table-cell>
          <table:table-cell office:value-type="float" office:value="0.56649" calcext:value-type="float">
            <text:p>0.56649</text:p>
          </table:table-cell>
          <table:table-cell office:value-type="float" office:value="0.649542" calcext:value-type="float">
            <text:p>0.649542</text:p>
          </table:table-cell>
          <table:table-cell office:value-type="float" office:value="0.492832" calcext:value-type="float">
            <text:p>0.492832</text:p>
          </table:table-cell>
          <table:table-cell office:value-type="float" office:value="0.604787" calcext:value-type="float">
            <text:p>0.604787</text:p>
          </table:table-cell>
          <table:table-cell office:value-type="float" office:value="0.578066" calcext:value-type="float">
            <text:p>0.578066</text:p>
          </table:table-cell>
          <table:table-cell office:value-type="float" office:value="0.413096" calcext:value-type="float">
            <text:p>0.413096</text:p>
          </table:table-cell>
          <table:table-cell office:value-type="float" office:value="0.614678" calcext:value-type="float">
            <text:p>0.614678</text:p>
          </table:table-cell>
          <table:table-cell office:value-type="float" office:value="0.400101" calcext:value-type="float">
            <text:p>0.400101</text:p>
          </table:table-cell>
          <table:table-cell office:value-type="float" office:value="0.518296" calcext:value-type="float">
            <text:p>0.518296</text:p>
          </table:table-cell>
          <table:table-cell office:value-type="float" office:value="0.556848" calcext:value-type="float">
            <text:p>0.556848</text:p>
          </table:table-cell>
          <table:table-cell office:value-type="float" office:value="0.4714" calcext:value-type="float">
            <text:p>0.4714</text:p>
          </table:table-cell>
          <table:table-cell office:value-type="float" office:value="0.415368" calcext:value-type="float">
            <text:p>0.415368</text:p>
          </table:table-cell>
          <table:table-cell office:value-type="float" office:value="0.571684" calcext:value-type="float">
            <text:p>0.571684</text:p>
          </table:table-cell>
          <table:table-cell office:value-type="float" office:value="0.355282" calcext:value-type="float">
            <text:p>0.355282</text:p>
          </table:table-cell>
          <table:table-cell office:value-type="float" office:value="0.38781" calcext:value-type="float">
            <text:p>0.38781</text:p>
          </table:table-cell>
          <table:table-cell office:value-type="float" office:value="0.554899" calcext:value-type="float">
            <text:p>0.554899</text:p>
          </table:table-cell>
          <table:table-cell office:value-type="float" office:value="0.239004" calcext:value-type="float">
            <text:p>0.239004</text:p>
          </table:table-cell>
          <table:table-cell office:value-type="float" office:value="0.436239" calcext:value-type="float">
            <text:p>0.436239</text:p>
          </table:table-cell>
          <table:table-cell office:value-type="float" office:value="0.464081" calcext:value-type="float">
            <text:p>0.464081</text:p>
          </table:table-cell>
          <table:table-cell office:value-type="float" office:value="0.314431" calcext:value-type="float">
            <text:p>0.314431</text:p>
          </table:table-cell>
          <table:table-cell office:value-type="float" office:value="0.368462" calcext:value-type="float">
            <text:p>0.368462</text:p>
          </table:table-cell>
          <table:table-cell office:value-type="float" office:value="0.279145" calcext:value-type="float">
            <text:p>0.279145</text:p>
          </table:table-cell>
          <table:table-cell office:value-type="float" office:value="0.415701" calcext:value-type="float">
            <text:p>0.415701</text:p>
          </table:table-cell>
          <table:table-cell office:value-type="float" office:value="0.328506" calcext:value-type="float">
            <text:p>0.328506</text:p>
          </table:table-cell>
          <table:table-cell office:value-type="float" office:value="0.154833" calcext:value-type="float">
            <text:p>0.154833</text:p>
          </table:table-cell>
          <table:table-cell office:value-type="float" office:value="0.444332" calcext:value-type="float">
            <text:p>0.444332</text:p>
          </table:table-cell>
          <table:table-cell office:value-type="float" office:value="0.34712" calcext:value-type="float">
            <text:p>0.34712</text:p>
          </table:table-cell>
          <table:table-cell office:value-type="float" office:value="0.0455894" calcext:value-type="float">
            <text:p>0.0455894</text:p>
          </table:table-cell>
          <table:table-cell office:value-type="float" office:value="0.164232" calcext:value-type="float">
            <text:p>0.164232</text:p>
          </table:table-cell>
          <table:table-cell office:value-type="float" office:value="0.378854" calcext:value-type="float">
            <text:p>0.378854</text:p>
          </table:table-cell>
          <table:table-cell office:value-type="float" office:value="0.186985" calcext:value-type="float">
            <text:p>0.186985</text:p>
          </table:table-cell>
          <table:table-cell office:value-type="float" office:value="0.0551631" calcext:value-type="float">
            <text:p>0.0551631</text:p>
          </table:table-cell>
          <table:table-cell office:value-type="float" office:value="0.164617" calcext:value-type="float">
            <text:p>0.164617</text:p>
          </table:table-cell>
          <table:table-cell office:value-type="float" office:value="0.22951" calcext:value-type="float">
            <text:p>0.22951</text:p>
          </table:table-cell>
          <table:table-cell office:value-type="float" office:value="0.0951395" calcext:value-type="float">
            <text:p>0.0951395</text:p>
          </table:table-cell>
          <table:table-cell office:value-type="float" office:value="0.0168682" calcext:value-type="float">
            <text:p>0.0168682</text:p>
          </table:table-cell>
          <table:table-cell office:value-type="float" office:value="0.00412603" calcext:value-type="float">
            <text:p>0.00412603</text:p>
          </table:table-cell>
          <table:table-cell office:value-type="float" office:value="0.000327644" calcext:value-type="float">
            <text:p>0.000327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886715" calcext:value-type="float">
            <text:p>8.86715E-08</text:p>
          </table:table-cell>
          <table:table-cell office:value-type="float" office:value="0.00000199941" calcext:value-type="float">
            <text:p>1.99941E-06</text:p>
          </table:table-cell>
          <table:table-cell office:value-type="float" office:value="0.00000602876" calcext:value-type="float">
            <text:p>6.02876E-06</text:p>
          </table:table-cell>
          <table:table-cell office:value-type="float" office:value="0.00000345885" calcext:value-type="float">
            <text:p>3.45885E-06</text:p>
          </table:table-cell>
          <table:table-cell office:value-type="float" office:value="0.000000271101" calcext:value-type="float">
            <text:p>2.71101E-07</text:p>
          </table:table-cell>
          <table:table-cell table:number-columns-repeated="81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74" office:value-type="float" office:value="0" calcext:value-type="float">
            <text:p>0</text:p>
          </table:table-cell>
          <table:table-cell office:value-type="float" office:value="0.0000684048" calcext:value-type="float">
            <text:p>6.84048E-05</text:p>
          </table:table-cell>
          <table:table-cell office:value-type="float" office:value="0.00113398" calcext:value-type="float">
            <text:p>0.00113398</text:p>
          </table:table-cell>
          <table:table-cell office:value-type="float" office:value="0.0208862" calcext:value-type="float">
            <text:p>0.0208862</text:p>
          </table:table-cell>
          <table:table-cell office:value-type="float" office:value="0.267615" calcext:value-type="float">
            <text:p>0.267615</text:p>
          </table:table-cell>
          <table:table-cell office:value-type="float" office:value="0.824036" calcext:value-type="float">
            <text:p>0.824036</text:p>
          </table:table-cell>
          <table:table-cell office:value-type="float" office:value="0.998681" calcext:value-type="float">
            <text:p>0.998681</text:p>
          </table:table-cell>
          <table:table-cell office:value-type="float" office:value="1.01266" calcext:value-type="float">
            <text:p>1.01266</text:p>
          </table:table-cell>
          <table:table-cell office:value-type="float" office:value="1.01763" calcext:value-type="float">
            <text:p>1.01763</text:p>
          </table:table-cell>
          <table:table-cell office:value-type="float" office:value="0.973956" calcext:value-type="float">
            <text:p>0.973956</text:p>
          </table:table-cell>
          <table:table-cell office:value-type="float" office:value="0.93989" calcext:value-type="float">
            <text:p>0.93989</text:p>
          </table:table-cell>
          <table:table-cell office:value-type="float" office:value="0.939973" calcext:value-type="float">
            <text:p>0.939973</text:p>
          </table:table-cell>
          <table:table-cell office:value-type="float" office:value="0.9711" calcext:value-type="float">
            <text:p>0.9711</text:p>
          </table:table-cell>
          <table:table-cell office:value-type="float" office:value="0.876625" calcext:value-type="float">
            <text:p>0.876625</text:p>
          </table:table-cell>
          <table:table-cell office:value-type="float" office:value="0.865688" calcext:value-type="float">
            <text:p>0.865688</text:p>
          </table:table-cell>
          <table:table-cell office:value-type="float" office:value="0.867394" calcext:value-type="float">
            <text:p>0.867394</text:p>
          </table:table-cell>
          <table:table-cell office:value-type="float" office:value="0.8535" calcext:value-type="float">
            <text:p>0.8535</text:p>
          </table:table-cell>
          <table:table-cell office:value-type="float" office:value="0.798023" calcext:value-type="float">
            <text:p>0.798023</text:p>
          </table:table-cell>
          <table:table-cell office:value-type="float" office:value="0.902598" calcext:value-type="float">
            <text:p>0.902598</text:p>
          </table:table-cell>
          <table:table-cell office:value-type="float" office:value="0.773498" calcext:value-type="float">
            <text:p>0.773498</text:p>
          </table:table-cell>
          <table:table-cell office:value-type="float" office:value="0.813767" calcext:value-type="float">
            <text:p>0.813767</text:p>
          </table:table-cell>
          <table:table-cell office:value-type="float" office:value="0.750675" calcext:value-type="float">
            <text:p>0.750675</text:p>
          </table:table-cell>
          <table:table-cell office:value-type="float" office:value="0.779856" calcext:value-type="float">
            <text:p>0.779856</text:p>
          </table:table-cell>
          <table:table-cell office:value-type="float" office:value="0.726981" calcext:value-type="float">
            <text:p>0.726981</text:p>
          </table:table-cell>
          <table:table-cell office:value-type="float" office:value="0.793017" calcext:value-type="float">
            <text:p>0.793017</text:p>
          </table:table-cell>
          <table:table-cell office:value-type="float" office:value="0.729197" calcext:value-type="float">
            <text:p>0.729197</text:p>
          </table:table-cell>
          <table:table-cell office:value-type="float" office:value="0.759894" calcext:value-type="float">
            <text:p>0.759894</text:p>
          </table:table-cell>
          <table:table-cell office:value-type="float" office:value="0.714149" calcext:value-type="float">
            <text:p>0.714149</text:p>
          </table:table-cell>
          <table:table-cell office:value-type="float" office:value="0.667426" calcext:value-type="float">
            <text:p>0.667426</text:p>
          </table:table-cell>
          <table:table-cell office:value-type="float" office:value="0.706743" calcext:value-type="float">
            <text:p>0.706743</text:p>
          </table:table-cell>
          <table:table-cell office:value-type="float" office:value="0.617961" calcext:value-type="float">
            <text:p>0.617961</text:p>
          </table:table-cell>
          <table:table-cell office:value-type="float" office:value="0.737873" calcext:value-type="float">
            <text:p>0.737873</text:p>
          </table:table-cell>
          <table:table-cell office:value-type="float" office:value="0.61464" calcext:value-type="float">
            <text:p>0.61464</text:p>
          </table:table-cell>
          <table:table-cell office:value-type="float" office:value="0.710027" calcext:value-type="float">
            <text:p>0.710027</text:p>
          </table:table-cell>
          <table:table-cell office:value-type="float" office:value="0.645656" calcext:value-type="float">
            <text:p>0.645656</text:p>
          </table:table-cell>
          <table:table-cell office:value-type="float" office:value="0.591181" calcext:value-type="float">
            <text:p>0.591181</text:p>
          </table:table-cell>
          <table:table-cell office:value-type="float" office:value="0.671935" calcext:value-type="float">
            <text:p>0.671935</text:p>
          </table:table-cell>
          <table:table-cell office:value-type="float" office:value="0.504723" calcext:value-type="float">
            <text:p>0.504723</text:p>
          </table:table-cell>
          <table:table-cell office:value-type="float" office:value="0.663824" calcext:value-type="float">
            <text:p>0.663824</text:p>
          </table:table-cell>
          <table:table-cell office:value-type="float" office:value="0.52218" calcext:value-type="float">
            <text:p>0.52218</text:p>
          </table:table-cell>
          <table:table-cell office:value-type="float" office:value="0.582545" calcext:value-type="float">
            <text:p>0.582545</text:p>
          </table:table-cell>
          <table:table-cell office:value-type="float" office:value="0.630309" calcext:value-type="float">
            <text:p>0.630309</text:p>
          </table:table-cell>
          <table:table-cell office:value-type="float" office:value="0.521553" calcext:value-type="float">
            <text:p>0.521553</text:p>
          </table:table-cell>
          <table:table-cell office:value-type="float" office:value="0.607984" calcext:value-type="float">
            <text:p>0.607984</text:p>
          </table:table-cell>
          <table:table-cell office:value-type="float" office:value="0.576324" calcext:value-type="float">
            <text:p>0.576324</text:p>
          </table:table-cell>
          <table:table-cell office:value-type="float" office:value="0.414606" calcext:value-type="float">
            <text:p>0.414606</text:p>
          </table:table-cell>
          <table:table-cell office:value-type="float" office:value="0.61525" calcext:value-type="float">
            <text:p>0.61525</text:p>
          </table:table-cell>
          <table:table-cell office:value-type="float" office:value="0.379055" calcext:value-type="float">
            <text:p>0.379055</text:p>
          </table:table-cell>
          <table:table-cell office:value-type="float" office:value="0.529248" calcext:value-type="float">
            <text:p>0.529248</text:p>
          </table:table-cell>
          <table:table-cell office:value-type="float" office:value="0.552276" calcext:value-type="float">
            <text:p>0.552276</text:p>
          </table:table-cell>
          <table:table-cell office:value-type="float" office:value="0.456348" calcext:value-type="float">
            <text:p>0.456348</text:p>
          </table:table-cell>
          <table:table-cell office:value-type="float" office:value="0.417634" calcext:value-type="float">
            <text:p>0.417634</text:p>
          </table:table-cell>
          <table:table-cell office:value-type="float" office:value="0.544959" calcext:value-type="float">
            <text:p>0.544959</text:p>
          </table:table-cell>
          <table:table-cell office:value-type="float" office:value="0.398475" calcext:value-type="float">
            <text:p>0.398475</text:p>
          </table:table-cell>
          <table:table-cell office:value-type="float" office:value="0.374839" calcext:value-type="float">
            <text:p>0.374839</text:p>
          </table:table-cell>
          <table:table-cell office:value-type="float" office:value="0.555236" calcext:value-type="float">
            <text:p>0.555236</text:p>
          </table:table-cell>
          <table:table-cell office:value-type="float" office:value="0.245707" calcext:value-type="float">
            <text:p>0.245707</text:p>
          </table:table-cell>
          <table:table-cell office:value-type="float" office:value="0.448642" calcext:value-type="float">
            <text:p>0.448642</text:p>
          </table:table-cell>
          <table:table-cell office:value-type="float" office:value="0.462042" calcext:value-type="float">
            <text:p>0.462042</text:p>
          </table:table-cell>
          <table:table-cell office:value-type="float" office:value="0.252077" calcext:value-type="float">
            <text:p>0.252077</text:p>
          </table:table-cell>
          <table:table-cell office:value-type="float" office:value="0.393759" calcext:value-type="float">
            <text:p>0.393759</text:p>
          </table:table-cell>
          <table:table-cell office:value-type="float" office:value="0.299022" calcext:value-type="float">
            <text:p>0.299022</text:p>
          </table:table-cell>
          <table:table-cell office:value-type="float" office:value="0.369345" calcext:value-type="float">
            <text:p>0.369345</text:p>
          </table:table-cell>
          <table:table-cell office:value-type="float" office:value="0.350906" calcext:value-type="float">
            <text:p>0.350906</text:p>
          </table:table-cell>
          <table:table-cell office:value-type="float" office:value="0.159274" calcext:value-type="float">
            <text:p>0.159274</text:p>
          </table:table-cell>
          <table:table-cell office:value-type="float" office:value="0.424647" calcext:value-type="float">
            <text:p>0.424647</text:p>
          </table:table-cell>
          <table:table-cell office:value-type="float" office:value="0.365519" calcext:value-type="float">
            <text:p>0.365519</text:p>
          </table:table-cell>
          <table:table-cell office:value-type="float" office:value="0.0424165" calcext:value-type="float">
            <text:p>0.0424165</text:p>
          </table:table-cell>
          <table:table-cell office:value-type="float" office:value="0.0935245" calcext:value-type="float">
            <text:p>0.0935245</text:p>
          </table:table-cell>
          <table:table-cell office:value-type="float" office:value="0.362912" calcext:value-type="float">
            <text:p>0.362912</text:p>
          </table:table-cell>
          <table:table-cell office:value-type="float" office:value="0.254398" calcext:value-type="float">
            <text:p>0.254398</text:p>
          </table:table-cell>
          <table:table-cell office:value-type="float" office:value="0.0348526" calcext:value-type="float">
            <text:p>0.0348526</text:p>
          </table:table-cell>
          <table:table-cell office:value-type="float" office:value="0.0983649" calcext:value-type="float">
            <text:p>0.0983649</text:p>
          </table:table-cell>
          <table:table-cell office:value-type="float" office:value="0.250027" calcext:value-type="float">
            <text:p>0.250027</text:p>
          </table:table-cell>
          <table:table-cell office:value-type="float" office:value="0.139731" calcext:value-type="float">
            <text:p>0.139731</text:p>
          </table:table-cell>
          <table:table-cell office:value-type="float" office:value="0.0210606" calcext:value-type="float">
            <text:p>0.0210606</text:p>
          </table:table-cell>
          <table:table-cell office:value-type="float" office:value="0.00302358" calcext:value-type="float">
            <text:p>0.00302358</text:p>
          </table:table-cell>
          <table:table-cell office:value-type="float" office:value="0.000165113" calcext:value-type="float">
            <text:p>0.000165113</text:p>
          </table:table-cell>
          <table:table-cell table:number-columns-repeated="89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75" office:value-type="float" office:value="0" calcext:value-type="float">
            <text:p>0</text:p>
          </table:table-cell>
          <table:table-cell office:value-type="float" office:value="0.0000351651" calcext:value-type="float">
            <text:p>3.51651E-05</text:p>
          </table:table-cell>
          <table:table-cell office:value-type="float" office:value="0.00240092" calcext:value-type="float">
            <text:p>0.00240092</text:p>
          </table:table-cell>
          <table:table-cell office:value-type="float" office:value="0.0378521" calcext:value-type="float">
            <text:p>0.0378521</text:p>
          </table:table-cell>
          <table:table-cell office:value-type="float" office:value="0.269485" calcext:value-type="float">
            <text:p>0.269485</text:p>
          </table:table-cell>
          <table:table-cell office:value-type="float" office:value="0.808863" calcext:value-type="float">
            <text:p>0.808863</text:p>
          </table:table-cell>
          <table:table-cell office:value-type="float" office:value="0.975701" calcext:value-type="float">
            <text:p>0.975701</text:p>
          </table:table-cell>
          <table:table-cell office:value-type="float" office:value="0.920624" calcext:value-type="float">
            <text:p>0.920624</text:p>
          </table:table-cell>
          <table:table-cell office:value-type="float" office:value="0.97098" calcext:value-type="float">
            <text:p>0.97098</text:p>
          </table:table-cell>
          <table:table-cell office:value-type="float" office:value="1.00694" calcext:value-type="float">
            <text:p>1.00694</text:p>
          </table:table-cell>
          <table:table-cell office:value-type="float" office:value="0.932815" calcext:value-type="float">
            <text:p>0.932815</text:p>
          </table:table-cell>
          <table:table-cell office:value-type="float" office:value="0.908614" calcext:value-type="float">
            <text:p>0.908614</text:p>
          </table:table-cell>
          <table:table-cell office:value-type="float" office:value="0.954027" calcext:value-type="float">
            <text:p>0.954027</text:p>
          </table:table-cell>
          <table:table-cell office:value-type="float" office:value="0.857896" calcext:value-type="float">
            <text:p>0.857896</text:p>
          </table:table-cell>
          <table:table-cell office:value-type="float" office:value="0.81783" calcext:value-type="float">
            <text:p>0.81783</text:p>
          </table:table-cell>
          <table:table-cell office:value-type="float" office:value="0.856816" calcext:value-type="float">
            <text:p>0.856816</text:p>
          </table:table-cell>
          <table:table-cell office:value-type="float" office:value="0.866823" calcext:value-type="float">
            <text:p>0.866823</text:p>
          </table:table-cell>
          <table:table-cell office:value-type="float" office:value="0.794182" calcext:value-type="float">
            <text:p>0.794182</text:p>
          </table:table-cell>
          <table:table-cell office:value-type="float" office:value="0.863735" calcext:value-type="float">
            <text:p>0.863735</text:p>
          </table:table-cell>
          <table:table-cell office:value-type="float" office:value="0.767208" calcext:value-type="float">
            <text:p>0.767208</text:p>
          </table:table-cell>
          <table:table-cell office:value-type="float" office:value="0.763508" calcext:value-type="float">
            <text:p>0.763508</text:p>
          </table:table-cell>
          <table:table-cell office:value-type="float" office:value="0.740481" calcext:value-type="float">
            <text:p>0.740481</text:p>
          </table:table-cell>
          <table:table-cell office:value-type="float" office:value="0.761746" calcext:value-type="float">
            <text:p>0.761746</text:p>
          </table:table-cell>
          <table:table-cell office:value-type="float" office:value="0.756651" calcext:value-type="float">
            <text:p>0.756651</text:p>
          </table:table-cell>
          <table:table-cell office:value-type="float" office:value="0.739423" calcext:value-type="float">
            <text:p>0.739423</text:p>
          </table:table-cell>
          <table:table-cell office:value-type="float" office:value="0.749776" calcext:value-type="float">
            <text:p>0.749776</text:p>
          </table:table-cell>
          <table:table-cell office:value-type="float" office:value="0.676189" calcext:value-type="float">
            <text:p>0.676189</text:p>
          </table:table-cell>
          <table:table-cell office:value-type="float" office:value="0.72759" calcext:value-type="float">
            <text:p>0.72759</text:p>
          </table:table-cell>
          <table:table-cell office:value-type="float" office:value="0.624519" calcext:value-type="float">
            <text:p>0.624519</text:p>
          </table:table-cell>
          <table:table-cell office:value-type="float" office:value="0.72304" calcext:value-type="float">
            <text:p>0.72304</text:p>
          </table:table-cell>
          <table:table-cell office:value-type="float" office:value="0.621292" calcext:value-type="float">
            <text:p>0.621292</text:p>
          </table:table-cell>
          <table:table-cell office:value-type="float" office:value="0.689472" calcext:value-type="float">
            <text:p>0.689472</text:p>
          </table:table-cell>
          <table:table-cell office:value-type="float" office:value="0.656917" calcext:value-type="float">
            <text:p>0.656917</text:p>
          </table:table-cell>
          <table:table-cell office:value-type="float" office:value="0.59239" calcext:value-type="float">
            <text:p>0.59239</text:p>
          </table:table-cell>
          <table:table-cell office:value-type="float" office:value="0.683053" calcext:value-type="float">
            <text:p>0.683053</text:p>
          </table:table-cell>
          <table:table-cell office:value-type="float" office:value="0.514662" calcext:value-type="float">
            <text:p>0.514662</text:p>
          </table:table-cell>
          <table:table-cell office:value-type="float" office:value="0.659284" calcext:value-type="float">
            <text:p>0.659284</text:p>
          </table:table-cell>
          <table:table-cell office:value-type="float" office:value="0.533615" calcext:value-type="float">
            <text:p>0.533615</text:p>
          </table:table-cell>
          <table:table-cell office:value-type="float" office:value="0.587566" calcext:value-type="float">
            <text:p>0.587566</text:p>
          </table:table-cell>
          <table:table-cell office:value-type="float" office:value="0.624407" calcext:value-type="float">
            <text:p>0.624407</text:p>
          </table:table-cell>
          <table:table-cell office:value-type="float" office:value="0.542541" calcext:value-type="float">
            <text:p>0.542541</text:p>
          </table:table-cell>
          <table:table-cell office:value-type="float" office:value="0.573393" calcext:value-type="float">
            <text:p>0.573393</text:p>
          </table:table-cell>
          <table:table-cell office:value-type="float" office:value="0.587762" calcext:value-type="float">
            <text:p>0.587762</text:p>
          </table:table-cell>
          <table:table-cell office:value-type="float" office:value="0.408634" calcext:value-type="float">
            <text:p>0.408634</text:p>
          </table:table-cell>
          <table:table-cell office:value-type="float" office:value="0.615608" calcext:value-type="float">
            <text:p>0.615608</text:p>
          </table:table-cell>
          <table:table-cell office:value-type="float" office:value="0.408644" calcext:value-type="float">
            <text:p>0.408644</text:p>
          </table:table-cell>
          <table:table-cell office:value-type="float" office:value="0.525158" calcext:value-type="float">
            <text:p>0.525158</text:p>
          </table:table-cell>
          <table:table-cell office:value-type="float" office:value="0.543382" calcext:value-type="float">
            <text:p>0.543382</text:p>
          </table:table-cell>
          <table:table-cell office:value-type="float" office:value="0.437568" calcext:value-type="float">
            <text:p>0.437568</text:p>
          </table:table-cell>
          <table:table-cell office:value-type="float" office:value="0.437938" calcext:value-type="float">
            <text:p>0.437938</text:p>
          </table:table-cell>
          <table:table-cell office:value-type="float" office:value="0.502566" calcext:value-type="float">
            <text:p>0.502566</text:p>
          </table:table-cell>
          <table:table-cell office:value-type="float" office:value="0.455192" calcext:value-type="float">
            <text:p>0.455192</text:p>
          </table:table-cell>
          <table:table-cell office:value-type="float" office:value="0.336992" calcext:value-type="float">
            <text:p>0.336992</text:p>
          </table:table-cell>
          <table:table-cell office:value-type="float" office:value="0.553537" calcext:value-type="float">
            <text:p>0.553537</text:p>
          </table:table-cell>
          <table:table-cell office:value-type="float" office:value="0.29417" calcext:value-type="float">
            <text:p>0.29417</text:p>
          </table:table-cell>
          <table:table-cell office:value-type="float" office:value="0.425389" calcext:value-type="float">
            <text:p>0.425389</text:p>
          </table:table-cell>
          <table:table-cell office:value-type="float" office:value="0.48664" calcext:value-type="float">
            <text:p>0.48664</text:p>
          </table:table-cell>
          <table:table-cell office:value-type="float" office:value="0.184868" calcext:value-type="float">
            <text:p>0.184868</text:p>
          </table:table-cell>
          <table:table-cell office:value-type="float" office:value="0.383543" calcext:value-type="float">
            <text:p>0.383543</text:p>
          </table:table-cell>
          <table:table-cell office:value-type="float" office:value="0.363068" calcext:value-type="float">
            <text:p>0.363068</text:p>
          </table:table-cell>
          <table:table-cell office:value-type="float" office:value="0.289097" calcext:value-type="float">
            <text:p>0.289097</text:p>
          </table:table-cell>
          <table:table-cell office:value-type="float" office:value="0.373026" calcext:value-type="float">
            <text:p>0.373026</text:p>
          </table:table-cell>
          <table:table-cell office:value-type="float" office:value="0.175053" calcext:value-type="float">
            <text:p>0.175053</text:p>
          </table:table-cell>
          <table:table-cell office:value-type="float" office:value="0.231793" calcext:value-type="float">
            <text:p>0.231793</text:p>
          </table:table-cell>
          <table:table-cell office:value-type="float" office:value="0.414923" calcext:value-type="float">
            <text:p>0.414923</text:p>
          </table:table-cell>
          <table:table-cell office:value-type="float" office:value="0.162965" calcext:value-type="float">
            <text:p>0.162965</text:p>
          </table:table-cell>
          <table:table-cell office:value-type="float" office:value="0.0358888" calcext:value-type="float">
            <text:p>0.0358888</text:p>
          </table:table-cell>
          <table:table-cell office:value-type="float" office:value="0.267711" calcext:value-type="float">
            <text:p>0.267711</text:p>
          </table:table-cell>
          <table:table-cell office:value-type="float" office:value="0.336986" calcext:value-type="float">
            <text:p>0.336986</text:p>
          </table:table-cell>
          <table:table-cell office:value-type="float" office:value="0.0685245" calcext:value-type="float">
            <text:p>0.0685245</text:p>
          </table:table-cell>
          <table:table-cell office:value-type="float" office:value="0.0102344" calcext:value-type="float">
            <text:p>0.0102344</text:p>
          </table:table-cell>
          <table:table-cell office:value-type="float" office:value="0.108257" calcext:value-type="float">
            <text:p>0.108257</text:p>
          </table:table-cell>
          <table:table-cell office:value-type="float" office:value="0.205352" calcext:value-type="float">
            <text:p>0.205352</text:p>
          </table:table-cell>
          <table:table-cell office:value-type="float" office:value="0.0807218" calcext:value-type="float">
            <text:p>0.0807218</text:p>
          </table:table-cell>
          <table:table-cell office:value-type="float" office:value="0.00732033" calcext:value-type="float">
            <text:p>0.00732033</text:p>
          </table:table-cell>
          <table:table-cell office:value-type="float" office:value="0.000362224" calcext:value-type="float">
            <text:p>0.000362224</text:p>
          </table:table-cell>
          <table:table-cell office:value-type="float" office:value="0.00000262612" calcext:value-type="float">
            <text:p>2.62612E-06</text:p>
          </table:table-cell>
          <table:table-cell table:number-columns-repeated="89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76" office:value-type="float" office:value="0" calcext:value-type="float">
            <text:p>0</text:p>
          </table:table-cell>
          <table:table-cell office:value-type="float" office:value="0.000360579" calcext:value-type="float">
            <text:p>0.000360579</text:p>
          </table:table-cell>
          <table:table-cell office:value-type="float" office:value="0.0075191" calcext:value-type="float">
            <text:p>0.0075191</text:p>
          </table:table-cell>
          <table:table-cell office:value-type="float" office:value="0.0411867" calcext:value-type="float">
            <text:p>0.0411867</text:p>
          </table:table-cell>
          <table:table-cell office:value-type="float" office:value="0.175624" calcext:value-type="float">
            <text:p>0.175624</text:p>
          </table:table-cell>
          <table:table-cell office:value-type="float" office:value="0.733367" calcext:value-type="float">
            <text:p>0.733367</text:p>
          </table:table-cell>
          <table:table-cell office:value-type="float" office:value="0.991317" calcext:value-type="float">
            <text:p>0.991317</text:p>
          </table:table-cell>
          <table:table-cell office:value-type="float" office:value="0.914823" calcext:value-type="float">
            <text:p>0.914823</text:p>
          </table:table-cell>
          <table:table-cell office:value-type="float" office:value="0.935594" calcext:value-type="float">
            <text:p>0.935594</text:p>
          </table:table-cell>
          <table:table-cell office:value-type="float" office:value="0.995086" calcext:value-type="float">
            <text:p>0.995086</text:p>
          </table:table-cell>
          <table:table-cell office:value-type="float" office:value="0.923343" calcext:value-type="float">
            <text:p>0.923343</text:p>
          </table:table-cell>
          <table:table-cell office:value-type="float" office:value="0.870775" calcext:value-type="float">
            <text:p>0.870775</text:p>
          </table:table-cell>
          <table:table-cell office:value-type="float" office:value="0.908516" calcext:value-type="float">
            <text:p>0.908516</text:p>
          </table:table-cell>
          <table:table-cell office:value-type="float" office:value="0.877342" calcext:value-type="float">
            <text:p>0.877342</text:p>
          </table:table-cell>
          <table:table-cell office:value-type="float" office:value="0.812341" calcext:value-type="float">
            <text:p>0.812341</text:p>
          </table:table-cell>
          <table:table-cell office:value-type="float" office:value="0.852931" calcext:value-type="float">
            <text:p>0.852931</text:p>
          </table:table-cell>
          <table:table-cell office:value-type="float" office:value="0.837814" calcext:value-type="float">
            <text:p>0.837814</text:p>
          </table:table-cell>
          <table:table-cell office:value-type="float" office:value="0.792967" calcext:value-type="float">
            <text:p>0.792967</text:p>
          </table:table-cell>
          <table:table-cell office:value-type="float" office:value="0.793755" calcext:value-type="float">
            <text:p>0.793755</text:p>
          </table:table-cell>
          <table:table-cell office:value-type="float" office:value="0.767206" calcext:value-type="float">
            <text:p>0.767206</text:p>
          </table:table-cell>
          <table:table-cell office:value-type="float" office:value="0.72691" calcext:value-type="float">
            <text:p>0.72691</text:p>
          </table:table-cell>
          <table:table-cell office:value-type="float" office:value="0.779815" calcext:value-type="float">
            <text:p>0.779815</text:p>
          </table:table-cell>
          <table:table-cell office:value-type="float" office:value="0.710072" calcext:value-type="float">
            <text:p>0.710072</text:p>
          </table:table-cell>
          <table:table-cell office:value-type="float" office:value="0.772316" calcext:value-type="float">
            <text:p>0.772316</text:p>
          </table:table-cell>
          <table:table-cell office:value-type="float" office:value="0.689078" calcext:value-type="float">
            <text:p>0.689078</text:p>
          </table:table-cell>
          <table:table-cell office:value-type="float" office:value="0.746331" calcext:value-type="float">
            <text:p>0.746331</text:p>
          </table:table-cell>
          <table:table-cell office:value-type="float" office:value="0.63721" calcext:value-type="float">
            <text:p>0.63721</text:p>
          </table:table-cell>
          <table:table-cell office:value-type="float" office:value="0.709151" calcext:value-type="float">
            <text:p>0.709151</text:p>
          </table:table-cell>
          <table:table-cell office:value-type="float" office:value="0.625373" calcext:value-type="float">
            <text:p>0.625373</text:p>
          </table:table-cell>
          <table:table-cell office:value-type="float" office:value="0.668017" calcext:value-type="float">
            <text:p>0.668017</text:p>
          </table:table-cell>
          <table:table-cell office:value-type="float" office:value="0.674025" calcext:value-type="float">
            <text:p>0.674025</text:p>
          </table:table-cell>
          <table:table-cell office:value-type="float" office:value="0.59754" calcext:value-type="float">
            <text:p>0.59754</text:p>
          </table:table-cell>
          <table:table-cell office:value-type="float" office:value="0.692898" calcext:value-type="float">
            <text:p>0.692898</text:p>
          </table:table-cell>
          <table:table-cell office:value-type="float" office:value="0.548564" calcext:value-type="float">
            <text:p>0.548564</text:p>
          </table:table-cell>
          <table:table-cell office:value-type="float" office:value="0.646004" calcext:value-type="float">
            <text:p>0.646004</text:p>
          </table:table-cell>
          <table:table-cell office:value-type="float" office:value="0.565129" calcext:value-type="float">
            <text:p>0.565129</text:p>
          </table:table-cell>
          <table:table-cell office:value-type="float" office:value="0.570679" calcext:value-type="float">
            <text:p>0.570679</text:p>
          </table:table-cell>
          <table:table-cell office:value-type="float" office:value="0.622844" calcext:value-type="float">
            <text:p>0.622844</text:p>
          </table:table-cell>
          <table:table-cell office:value-type="float" office:value="0.52703" calcext:value-type="float">
            <text:p>0.52703</text:p>
          </table:table-cell>
          <table:table-cell office:value-type="float" office:value="0.554824" calcext:value-type="float">
            <text:p>0.554824</text:p>
          </table:table-cell>
          <table:table-cell office:value-type="float" office:value="0.590105" calcext:value-type="float">
            <text:p>0.590105</text:p>
          </table:table-cell>
          <table:table-cell office:value-type="float" office:value="0.432554" calcext:value-type="float">
            <text:p>0.432554</text:p>
          </table:table-cell>
          <table:table-cell office:value-type="float" office:value="0.60814" calcext:value-type="float">
            <text:p>0.60814</text:p>
          </table:table-cell>
          <table:table-cell office:value-type="float" office:value="0.473432" calcext:value-type="float">
            <text:p>0.473432</text:p>
          </table:table-cell>
          <table:table-cell office:value-type="float" office:value="0.486924" calcext:value-type="float">
            <text:p>0.486924</text:p>
          </table:table-cell>
          <table:table-cell office:value-type="float" office:value="0.555674" calcext:value-type="float">
            <text:p>0.555674</text:p>
          </table:table-cell>
          <table:table-cell office:value-type="float" office:value="0.369493" calcext:value-type="float">
            <text:p>0.369493</text:p>
          </table:table-cell>
          <table:table-cell office:value-type="float" office:value="0.48405" calcext:value-type="float">
            <text:p>0.48405</text:p>
          </table:table-cell>
          <table:table-cell office:value-type="float" office:value="0.457556" calcext:value-type="float">
            <text:p>0.457556</text:p>
          </table:table-cell>
          <table:table-cell office:value-type="float" office:value="0.47379" calcext:value-type="float">
            <text:p>0.47379</text:p>
          </table:table-cell>
          <table:table-cell office:value-type="float" office:value="0.334519" calcext:value-type="float">
            <text:p>0.334519</text:p>
          </table:table-cell>
          <table:table-cell office:value-type="float" office:value="0.536164" calcext:value-type="float">
            <text:p>0.536164</text:p>
          </table:table-cell>
          <table:table-cell office:value-type="float" office:value="0.369396" calcext:value-type="float">
            <text:p>0.369396</text:p>
          </table:table-cell>
          <table:table-cell office:value-type="float" office:value="0.266131" calcext:value-type="float">
            <text:p>0.266131</text:p>
          </table:table-cell>
          <table:table-cell office:value-type="float" office:value="0.521185" calcext:value-type="float">
            <text:p>0.521185</text:p>
          </table:table-cell>
          <table:table-cell office:value-type="float" office:value="0.270116" calcext:value-type="float">
            <text:p>0.270116</text:p>
          </table:table-cell>
          <table:table-cell office:value-type="float" office:value="0.297832" calcext:value-type="float">
            <text:p>0.297832</text:p>
          </table:table-cell>
          <table:table-cell office:value-type="float" office:value="0.422535" calcext:value-type="float">
            <text:p>0.422535</text:p>
          </table:table-cell>
          <table:table-cell office:value-type="float" office:value="0.219871" calcext:value-type="float">
            <text:p>0.219871</text:p>
          </table:table-cell>
          <table:table-cell office:value-type="float" office:value="0.343832" calcext:value-type="float">
            <text:p>0.343832</text:p>
          </table:table-cell>
          <table:table-cell office:value-type="float" office:value="0.293342" calcext:value-type="float">
            <text:p>0.293342</text:p>
          </table:table-cell>
          <table:table-cell office:value-type="float" office:value="0.0868731" calcext:value-type="float">
            <text:p>0.0868731</text:p>
          </table:table-cell>
          <table:table-cell office:value-type="float" office:value="0.277353" calcext:value-type="float">
            <text:p>0.277353</text:p>
          </table:table-cell>
          <table:table-cell office:value-type="float" office:value="0.346056" calcext:value-type="float">
            <text:p>0.346056</text:p>
          </table:table-cell>
          <table:table-cell office:value-type="float" office:value="0.0736875" calcext:value-type="float">
            <text:p>0.0736875</text:p>
          </table:table-cell>
          <table:table-cell office:value-type="float" office:value="0.0778398" calcext:value-type="float">
            <text:p>0.0778398</text:p>
          </table:table-cell>
          <table:table-cell office:value-type="float" office:value="0.313033" calcext:value-type="float">
            <text:p>0.313033</text:p>
          </table:table-cell>
          <table:table-cell office:value-type="float" office:value="0.222503" calcext:value-type="float">
            <text:p>0.222503</text:p>
          </table:table-cell>
          <table:table-cell office:value-type="float" office:value="0.0212717" calcext:value-type="float">
            <text:p>0.0212717</text:p>
          </table:table-cell>
          <table:table-cell office:value-type="float" office:value="0.00057681" calcext:value-type="float">
            <text:p>0.00057681</text:p>
          </table:table-cell>
          <table:table-cell office:value-type="float" office:value="0.00697843" calcext:value-type="float">
            <text:p>0.00697843</text:p>
          </table:table-cell>
          <table:table-cell office:value-type="float" office:value="0.0155782" calcext:value-type="float">
            <text:p>0.0155782</text:p>
          </table:table-cell>
          <table:table-cell office:value-type="float" office:value="0.0186732" calcext:value-type="float">
            <text:p>0.0186732</text:p>
          </table:table-cell>
          <table:table-cell office:value-type="float" office:value="0.0157851" calcext:value-type="float">
            <text:p>0.0157851</text:p>
          </table:table-cell>
          <table:table-cell office:value-type="float" office:value="0.00275139" calcext:value-type="float">
            <text:p>0.00275139</text:p>
          </table:table-cell>
          <table:table-cell office:value-type="float" office:value="0.0000304194" calcext:value-type="float">
            <text:p>3.04194E-05</text:p>
          </table:table-cell>
          <table:table-cell table:number-columns-repeated="89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77" office:value-type="float" office:value="0" calcext:value-type="float">
            <text:p>0</text:p>
          </table:table-cell>
          <table:table-cell office:value-type="float" office:value="0.000711984" calcext:value-type="float">
            <text:p>0.000711984</text:p>
          </table:table-cell>
          <table:table-cell office:value-type="float" office:value="0.00907155" calcext:value-type="float">
            <text:p>0.00907155</text:p>
          </table:table-cell>
          <table:table-cell office:value-type="float" office:value="0.0237199" calcext:value-type="float">
            <text:p>0.0237199</text:p>
          </table:table-cell>
          <table:table-cell office:value-type="float" office:value="0.0919162" calcext:value-type="float">
            <text:p>0.0919162</text:p>
          </table:table-cell>
          <table:table-cell office:value-type="float" office:value="0.659357" calcext:value-type="float">
            <text:p>0.659357</text:p>
          </table:table-cell>
          <table:table-cell office:value-type="float" office:value="0.997465" calcext:value-type="float">
            <text:p>0.997465</text:p>
          </table:table-cell>
          <table:table-cell office:value-type="float" office:value="0.916151" calcext:value-type="float">
            <text:p>0.916151</text:p>
          </table:table-cell>
          <table:table-cell office:value-type="float" office:value="0.892302" calcext:value-type="float">
            <text:p>0.892302</text:p>
          </table:table-cell>
          <table:table-cell office:value-type="float" office:value="0.973524" calcext:value-type="float">
            <text:p>0.973524</text:p>
          </table:table-cell>
          <table:table-cell office:value-type="float" office:value="0.910642" calcext:value-type="float">
            <text:p>0.910642</text:p>
          </table:table-cell>
          <table:table-cell office:value-type="float" office:value="0.841612" calcext:value-type="float">
            <text:p>0.841612</text:p>
          </table:table-cell>
          <table:table-cell office:value-type="float" office:value="0.860122" calcext:value-type="float">
            <text:p>0.860122</text:p>
          </table:table-cell>
          <table:table-cell office:value-type="float" office:value="0.889624" calcext:value-type="float">
            <text:p>0.889624</text:p>
          </table:table-cell>
          <table:table-cell office:value-type="float" office:value="0.785427" calcext:value-type="float">
            <text:p>0.785427</text:p>
          </table:table-cell>
          <table:table-cell office:value-type="float" office:value="0.853009" calcext:value-type="float">
            <text:p>0.853009</text:p>
          </table:table-cell>
          <table:table-cell office:value-type="float" office:value="0.820206" calcext:value-type="float">
            <text:p>0.820206</text:p>
          </table:table-cell>
          <table:table-cell office:value-type="float" office:value="0.794301" calcext:value-type="float">
            <text:p>0.794301</text:p>
          </table:table-cell>
          <table:table-cell office:value-type="float" office:value="0.749322" calcext:value-type="float">
            <text:p>0.749322</text:p>
          </table:table-cell>
          <table:table-cell office:value-type="float" office:value="0.764409" calcext:value-type="float">
            <text:p>0.764409</text:p>
          </table:table-cell>
          <table:table-cell office:value-type="float" office:value="0.704829" calcext:value-type="float">
            <text:p>0.704829</text:p>
          </table:table-cell>
          <table:table-cell office:value-type="float" office:value="0.79576" calcext:value-type="float">
            <text:p>0.79576</text:p>
          </table:table-cell>
          <table:table-cell office:value-type="float" office:value="0.670446" calcext:value-type="float">
            <text:p>0.670446</text:p>
          </table:table-cell>
          <table:table-cell office:value-type="float" office:value="0.748501" calcext:value-type="float">
            <text:p>0.748501</text:p>
          </table:table-cell>
          <table:table-cell office:value-type="float" office:value="0.672247" calcext:value-type="float">
            <text:p>0.672247</text:p>
          </table:table-cell>
          <table:table-cell office:value-type="float" office:value="0.678794" calcext:value-type="float">
            <text:p>0.678794</text:p>
          </table:table-cell>
          <table:table-cell office:value-type="float" office:value="0.675093" calcext:value-type="float">
            <text:p>0.675093</text:p>
          </table:table-cell>
          <table:table-cell office:value-type="float" office:value="0.632662" calcext:value-type="float">
            <text:p>0.632662</text:p>
          </table:table-cell>
          <table:table-cell office:value-type="float" office:value="0.694505" calcext:value-type="float">
            <text:p>0.694505</text:p>
          </table:table-cell>
          <table:table-cell office:value-type="float" office:value="0.605697" calcext:value-type="float">
            <text:p>0.605697</text:p>
          </table:table-cell>
          <table:table-cell office:value-type="float" office:value="0.67396" calcext:value-type="float">
            <text:p>0.67396</text:p>
          </table:table-cell>
          <table:table-cell office:value-type="float" office:value="0.615377" calcext:value-type="float">
            <text:p>0.615377</text:p>
          </table:table-cell>
          <table:table-cell office:value-type="float" office:value="0.59103" calcext:value-type="float">
            <text:p>0.59103</text:p>
          </table:table-cell>
          <table:table-cell office:value-type="float" office:value="0.63737" calcext:value-type="float">
            <text:p>0.63737</text:p>
          </table:table-cell>
          <table:table-cell office:value-type="float" office:value="0.508797" calcext:value-type="float">
            <text:p>0.508797</text:p>
          </table:table-cell>
          <table:table-cell office:value-type="float" office:value="0.627898" calcext:value-type="float">
            <text:p>0.627898</text:p>
          </table:table-cell>
          <table:table-cell office:value-type="float" office:value="0.50753" calcext:value-type="float">
            <text:p>0.50753</text:p>
          </table:table-cell>
          <table:table-cell office:value-type="float" office:value="0.536946" calcext:value-type="float">
            <text:p>0.536946</text:p>
          </table:table-cell>
          <table:table-cell office:value-type="float" office:value="0.583486" calcext:value-type="float">
            <text:p>0.583486</text:p>
          </table:table-cell>
          <table:table-cell office:value-type="float" office:value="0.506526" calcext:value-type="float">
            <text:p>0.506526</text:p>
          </table:table-cell>
          <table:table-cell office:value-type="float" office:value="0.521058" calcext:value-type="float">
            <text:p>0.521058</text:p>
          </table:table-cell>
          <table:table-cell office:value-type="float" office:value="0.571477" calcext:value-type="float">
            <text:p>0.571477</text:p>
          </table:table-cell>
          <table:table-cell office:value-type="float" office:value="0.371689" calcext:value-type="float">
            <text:p>0.371689</text:p>
          </table:table-cell>
          <table:table-cell office:value-type="float" office:value="0.580659" calcext:value-type="float">
            <text:p>0.580659</text:p>
          </table:table-cell>
          <table:table-cell office:value-type="float" office:value="0.386311" calcext:value-type="float">
            <text:p>0.386311</text:p>
          </table:table-cell>
          <table:table-cell office:value-type="float" office:value="0.481311" calcext:value-type="float">
            <text:p>0.481311</text:p>
          </table:table-cell>
          <table:table-cell office:value-type="float" office:value="0.452237" calcext:value-type="float">
            <text:p>0.452237</text:p>
          </table:table-cell>
          <table:table-cell office:value-type="float" office:value="0.446693" calcext:value-type="float">
            <text:p>0.446693</text:p>
          </table:table-cell>
          <table:table-cell office:value-type="float" office:value="0.380136" calcext:value-type="float">
            <text:p>0.380136</text:p>
          </table:table-cell>
          <table:table-cell office:value-type="float" office:value="0.386058" calcext:value-type="float">
            <text:p>0.386058</text:p>
          </table:table-cell>
          <table:table-cell office:value-type="float" office:value="0.496179" calcext:value-type="float">
            <text:p>0.496179</text:p>
          </table:table-cell>
          <table:table-cell office:value-type="float" office:value="0.201045" calcext:value-type="float">
            <text:p>0.201045</text:p>
          </table:table-cell>
          <table:table-cell office:value-type="float" office:value="0.455356" calcext:value-type="float">
            <text:p>0.455356</text:p>
          </table:table-cell>
          <table:table-cell office:value-type="float" office:value="0.450744" calcext:value-type="float">
            <text:p>0.450744</text:p>
          </table:table-cell>
          <table:table-cell office:value-type="float" office:value="0.16711" calcext:value-type="float">
            <text:p>0.16711</text:p>
          </table:table-cell>
          <table:table-cell office:value-type="float" office:value="0.429597" calcext:value-type="float">
            <text:p>0.429597</text:p>
          </table:table-cell>
          <table:table-cell office:value-type="float" office:value="0.308791" calcext:value-type="float">
            <text:p>0.308791</text:p>
          </table:table-cell>
          <table:table-cell office:value-type="float" office:value="0.145673" calcext:value-type="float">
            <text:p>0.145673</text:p>
          </table:table-cell>
          <table:table-cell office:value-type="float" office:value="0.355136" calcext:value-type="float">
            <text:p>0.355136</text:p>
          </table:table-cell>
          <table:table-cell office:value-type="float" office:value="0.228848" calcext:value-type="float">
            <text:p>0.228848</text:p>
          </table:table-cell>
          <table:table-cell office:value-type="float" office:value="0.0549743" calcext:value-type="float">
            <text:p>0.0549743</text:p>
          </table:table-cell>
          <table:table-cell office:value-type="float" office:value="0.257737" calcext:value-type="float">
            <text:p>0.257737</text:p>
          </table:table-cell>
          <table:table-cell office:value-type="float" office:value="0.283929" calcext:value-type="float">
            <text:p>0.283929</text:p>
          </table:table-cell>
          <table:table-cell office:value-type="float" office:value="0.0443649" calcext:value-type="float">
            <text:p>0.0443649</text:p>
          </table:table-cell>
          <table:table-cell office:value-type="float" office:value="0.00590565" calcext:value-type="float">
            <text:p>0.00590565</text:p>
          </table:table-cell>
          <table:table-cell office:value-type="float" office:value="0.0854129" calcext:value-type="float">
            <text:p>0.0854129</text:p>
          </table:table-cell>
          <table:table-cell office:value-type="float" office:value="0.19748" calcext:value-type="float">
            <text:p>0.19748</text:p>
          </table:table-cell>
          <table:table-cell office:value-type="float" office:value="0.0902123" calcext:value-type="float">
            <text:p>0.0902123</text:p>
          </table:table-cell>
          <table:table-cell office:value-type="float" office:value="0.00591952" calcext:value-type="float">
            <text:p>0.00591952</text:p>
          </table:table-cell>
          <table:table-cell office:value-type="float" office:value="0.00165116" calcext:value-type="float">
            <text:p>0.00165116</text:p>
          </table:table-cell>
          <table:table-cell office:value-type="float" office:value="0.00307107" calcext:value-type="float">
            <text:p>0.00307107</text:p>
          </table:table-cell>
          <table:table-cell office:value-type="float" office:value="0.00150991" calcext:value-type="float">
            <text:p>0.00150991</text:p>
          </table:table-cell>
          <table:table-cell office:value-type="float" office:value="0.000580627" calcext:value-type="float">
            <text:p>0.000580627</text:p>
          </table:table-cell>
          <table:table-cell office:value-type="float" office:value="0.0000942346" calcext:value-type="float">
            <text:p>9.42346E-05</text:p>
          </table:table-cell>
          <table:table-cell office:value-type="float" office:value="0.00000104186" calcext:value-type="float">
            <text:p>1.04186E-06</text:p>
          </table:table-cell>
          <table:table-cell table:number-columns-repeated="89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78" office:value-type="float" office:value="0" calcext:value-type="float">
            <text:p>0</text:p>
          </table:table-cell>
          <table:table-cell office:value-type="float" office:value="0.000466112" calcext:value-type="float">
            <text:p>0.000466112</text:p>
          </table:table-cell>
          <table:table-cell office:value-type="float" office:value="0.00456669" calcext:value-type="float">
            <text:p>0.00456669</text:p>
          </table:table-cell>
          <table:table-cell office:value-type="float" office:value="0.0067488" calcext:value-type="float">
            <text:p>0.0067488</text:p>
          </table:table-cell>
          <table:table-cell office:value-type="float" office:value="0.0590176" calcext:value-type="float">
            <text:p>0.0590176</text:p>
          </table:table-cell>
          <table:table-cell office:value-type="float" office:value="0.523273" calcext:value-type="float">
            <text:p>0.523273</text:p>
          </table:table-cell>
          <table:table-cell office:value-type="float" office:value="0.905217" calcext:value-type="float">
            <text:p>0.905217</text:p>
          </table:table-cell>
          <table:table-cell office:value-type="float" office:value="0.874244" calcext:value-type="float">
            <text:p>0.874244</text:p>
          </table:table-cell>
          <table:table-cell office:value-type="float" office:value="0.897444" calcext:value-type="float">
            <text:p>0.897444</text:p>
          </table:table-cell>
          <table:table-cell office:value-type="float" office:value="0.996616" calcext:value-type="float">
            <text:p>0.996616</text:p>
          </table:table-cell>
          <table:table-cell office:value-type="float" office:value="0.8907" calcext:value-type="float">
            <text:p>0.8907</text:p>
          </table:table-cell>
          <table:table-cell office:value-type="float" office:value="0.811099" calcext:value-type="float">
            <text:p>0.811099</text:p>
          </table:table-cell>
          <table:table-cell office:value-type="float" office:value="0.849744" calcext:value-type="float">
            <text:p>0.849744</text:p>
          </table:table-cell>
          <table:table-cell office:value-type="float" office:value="0.848374" calcext:value-type="float">
            <text:p>0.848374</text:p>
          </table:table-cell>
          <table:table-cell office:value-type="float" office:value="0.7735" calcext:value-type="float">
            <text:p>0.7735</text:p>
          </table:table-cell>
          <table:table-cell office:value-type="float" office:value="0.833298" calcext:value-type="float">
            <text:p>0.833298</text:p>
          </table:table-cell>
          <table:table-cell office:value-type="float" office:value="0.78892" calcext:value-type="float">
            <text:p>0.78892</text:p>
          </table:table-cell>
          <table:table-cell office:value-type="float" office:value="0.759989" calcext:value-type="float">
            <text:p>0.759989</text:p>
          </table:table-cell>
          <table:table-cell office:value-type="float" office:value="0.766746" calcext:value-type="float">
            <text:p>0.766746</text:p>
          </table:table-cell>
          <table:table-cell office:value-type="float" office:value="0.731257" calcext:value-type="float">
            <text:p>0.731257</text:p>
          </table:table-cell>
          <table:table-cell office:value-type="float" office:value="0.723915" calcext:value-type="float">
            <text:p>0.723915</text:p>
          </table:table-cell>
          <table:table-cell office:value-type="float" office:value="0.715027" calcext:value-type="float">
            <text:p>0.715027</text:p>
          </table:table-cell>
          <table:table-cell office:value-type="float" office:value="0.728225" calcext:value-type="float">
            <text:p>0.728225</text:p>
          </table:table-cell>
          <table:table-cell office:value-type="float" office:value="0.693002" calcext:value-type="float">
            <text:p>0.693002</text:p>
          </table:table-cell>
          <table:table-cell office:value-type="float" office:value="0.712539" calcext:value-type="float">
            <text:p>0.712539</text:p>
          </table:table-cell>
          <table:table-cell office:value-type="float" office:value="0.627249" calcext:value-type="float">
            <text:p>0.627249</text:p>
          </table:table-cell>
          <table:table-cell office:value-type="float" office:value="0.674172" calcext:value-type="float">
            <text:p>0.674172</text:p>
          </table:table-cell>
          <table:table-cell office:value-type="float" office:value="0.598118" calcext:value-type="float">
            <text:p>0.598118</text:p>
          </table:table-cell>
          <table:table-cell office:value-type="float" office:value="0.625679" calcext:value-type="float">
            <text:p>0.625679</text:p>
          </table:table-cell>
          <table:table-cell office:value-type="float" office:value="0.641088" calcext:value-type="float">
            <text:p>0.641088</text:p>
          </table:table-cell>
          <table:table-cell office:value-type="float" office:value="0.562022" calcext:value-type="float">
            <text:p>0.562022</text:p>
          </table:table-cell>
          <table:table-cell office:value-type="float" office:value="0.66239" calcext:value-type="float">
            <text:p>0.66239</text:p>
          </table:table-cell>
          <table:table-cell office:value-type="float" office:value="0.522316" calcext:value-type="float">
            <text:p>0.522316</text:p>
          </table:table-cell>
          <table:table-cell office:value-type="float" office:value="0.621675" calcext:value-type="float">
            <text:p>0.621675</text:p>
          </table:table-cell>
          <table:table-cell office:value-type="float" office:value="0.530344" calcext:value-type="float">
            <text:p>0.530344</text:p>
          </table:table-cell>
          <table:table-cell office:value-type="float" office:value="0.546997" calcext:value-type="float">
            <text:p>0.546997</text:p>
          </table:table-cell>
          <table:table-cell office:value-type="float" office:value="0.536531" calcext:value-type="float">
            <text:p>0.536531</text:p>
          </table:table-cell>
          <table:table-cell office:value-type="float" office:value="0.540337" calcext:value-type="float">
            <text:p>0.540337</text:p>
          </table:table-cell>
          <table:table-cell office:value-type="float" office:value="0.451899" calcext:value-type="float">
            <text:p>0.451899</text:p>
          </table:table-cell>
          <table:table-cell office:value-type="float" office:value="0.583629" calcext:value-type="float">
            <text:p>0.583629</text:p>
          </table:table-cell>
          <table:table-cell office:value-type="float" office:value="0.414081" calcext:value-type="float">
            <text:p>0.414081</text:p>
          </table:table-cell>
          <table:table-cell office:value-type="float" office:value="0.544799" calcext:value-type="float">
            <text:p>0.544799</text:p>
          </table:table-cell>
          <table:table-cell office:value-type="float" office:value="0.513578" calcext:value-type="float">
            <text:p>0.513578</text:p>
          </table:table-cell>
          <table:table-cell office:value-type="float" office:value="0.392062" calcext:value-type="float">
            <text:p>0.392062</text:p>
          </table:table-cell>
          <table:table-cell office:value-type="float" office:value="0.505236" calcext:value-type="float">
            <text:p>0.505236</text:p>
          </table:table-cell>
          <table:table-cell office:value-type="float" office:value="0.317698" calcext:value-type="float">
            <text:p>0.317698</text:p>
          </table:table-cell>
          <table:table-cell office:value-type="float" office:value="0.451479" calcext:value-type="float">
            <text:p>0.451479</text:p>
          </table:table-cell>
          <table:table-cell office:value-type="float" office:value="0.298723" calcext:value-type="float">
            <text:p>0.298723</text:p>
          </table:table-cell>
          <table:table-cell office:value-type="float" office:value="0.436506" calcext:value-type="float">
            <text:p>0.436506</text:p>
          </table:table-cell>
          <table:table-cell office:value-type="float" office:value="0.415684" calcext:value-type="float">
            <text:p>0.415684</text:p>
          </table:table-cell>
          <table:table-cell office:value-type="float" office:value="0.240301" calcext:value-type="float">
            <text:p>0.240301</text:p>
          </table:table-cell>
          <table:table-cell office:value-type="float" office:value="0.494163" calcext:value-type="float">
            <text:p>0.494163</text:p>
          </table:table-cell>
          <table:table-cell office:value-type="float" office:value="0.274661" calcext:value-type="float">
            <text:p>0.274661</text:p>
          </table:table-cell>
          <table:table-cell office:value-type="float" office:value="0.260855" calcext:value-type="float">
            <text:p>0.260855</text:p>
          </table:table-cell>
          <table:table-cell office:value-type="float" office:value="0.443484" calcext:value-type="float">
            <text:p>0.443484</text:p>
          </table:table-cell>
          <table:table-cell office:value-type="float" office:value="0.166424" calcext:value-type="float">
            <text:p>0.166424</text:p>
          </table:table-cell>
          <table:table-cell office:value-type="float" office:value="0.10602" calcext:value-type="float">
            <text:p>0.10602</text:p>
          </table:table-cell>
          <table:table-cell office:value-type="float" office:value="0.327004" calcext:value-type="float">
            <text:p>0.327004</text:p>
          </table:table-cell>
          <table:table-cell office:value-type="float" office:value="0.211051" calcext:value-type="float">
            <text:p>0.211051</text:p>
          </table:table-cell>
          <table:table-cell office:value-type="float" office:value="0.0330314" calcext:value-type="float">
            <text:p>0.0330314</text:p>
          </table:table-cell>
          <table:table-cell office:value-type="float" office:value="0.124515" calcext:value-type="float">
            <text:p>0.124515</text:p>
          </table:table-cell>
          <table:table-cell office:value-type="float" office:value="0.225074" calcext:value-type="float">
            <text:p>0.225074</text:p>
          </table:table-cell>
          <table:table-cell office:value-type="float" office:value="0.0874608" calcext:value-type="float">
            <text:p>0.0874608</text:p>
          </table:table-cell>
          <table:table-cell office:value-type="float" office:value="0.00540286" calcext:value-type="float">
            <text:p>0.00540286</text:p>
          </table:table-cell>
          <table:table-cell office:value-type="float" office:value="0.000638586" calcext:value-type="float">
            <text:p>0.000638586</text:p>
          </table:table-cell>
          <table:table-cell office:value-type="float" office:value="0.00144916" calcext:value-type="float">
            <text:p>0.00144916</text:p>
          </table:table-cell>
          <table:table-cell office:value-type="float" office:value="0.000657794" calcext:value-type="float">
            <text:p>0.000657794</text:p>
          </table:table-cell>
          <table:table-cell office:value-type="float" office:value="0.0000421968" calcext:value-type="float">
            <text:p>4.21968E-05</text:p>
          </table:table-cell>
          <table:table-cell office:value-type="float" office:value="0" calcext:value-type="float">
            <text:p>0</text:p>
          </table:table-cell>
          <table:table-cell office:value-type="float" office:value="0.0000134063" calcext:value-type="float">
            <text:p>1.34063E-05</text:p>
          </table:table-cell>
          <table:table-cell office:value-type="float" office:value="0.000133328" calcext:value-type="float">
            <text:p>0.000133328</text:p>
          </table:table-cell>
          <table:table-cell office:value-type="float" office:value="0.000160569" calcext:value-type="float">
            <text:p>0.000160569</text:p>
          </table:table-cell>
          <table:table-cell office:value-type="float" office:value="0.0000286081" calcext:value-type="float">
            <text:p>2.86081E-05</text:p>
          </table:table-cell>
          <table:table-cell office:value-type="float" office:value="0.000000316293" calcext:value-type="float">
            <text:p>3.16293E-07</text:p>
          </table:table-cell>
          <table:table-cell table:number-columns-repeated="89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79" office:value-type="float" office:value="0" calcext:value-type="float">
            <text:p>0</text:p>
          </table:table-cell>
          <table:table-cell office:value-type="float" office:value="0.0000531084" calcext:value-type="float">
            <text:p>5.31084E-05</text:p>
          </table:table-cell>
          <table:table-cell office:value-type="float" office:value="0.000629654" calcext:value-type="float">
            <text:p>0.000629654</text:p>
          </table:table-cell>
          <table:table-cell office:value-type="float" office:value="0.00454978" calcext:value-type="float">
            <text:p>0.00454978</text:p>
          </table:table-cell>
          <table:table-cell office:value-type="float" office:value="0.0543851" calcext:value-type="float">
            <text:p>0.0543851</text:p>
          </table:table-cell>
          <table:table-cell office:value-type="float" office:value="0.332123" calcext:value-type="float">
            <text:p>0.332123</text:p>
          </table:table-cell>
          <table:table-cell office:value-type="float" office:value="0.69663" calcext:value-type="float">
            <text:p>0.69663</text:p>
          </table:table-cell>
          <table:table-cell office:value-type="float" office:value="0.806423" calcext:value-type="float">
            <text:p>0.806423</text:p>
          </table:table-cell>
          <table:table-cell office:value-type="float" office:value="0.916628" calcext:value-type="float">
            <text:p>0.916628</text:p>
          </table:table-cell>
          <table:table-cell office:value-type="float" office:value="0.970299" calcext:value-type="float">
            <text:p>0.970299</text:p>
          </table:table-cell>
          <table:table-cell office:value-type="float" office:value="0.877608" calcext:value-type="float">
            <text:p>0.877608</text:p>
          </table:table-cell>
          <table:table-cell office:value-type="float" office:value="0.815136" calcext:value-type="float">
            <text:p>0.815136</text:p>
          </table:table-cell>
          <table:table-cell office:value-type="float" office:value="0.84617" calcext:value-type="float">
            <text:p>0.84617</text:p>
          </table:table-cell>
          <table:table-cell office:value-type="float" office:value="0.813795" calcext:value-type="float">
            <text:p>0.813795</text:p>
          </table:table-cell>
          <table:table-cell office:value-type="float" office:value="0.813736" calcext:value-type="float">
            <text:p>0.813736</text:p>
          </table:table-cell>
          <table:table-cell office:value-type="float" office:value="0.797081" calcext:value-type="float">
            <text:p>0.797081</text:p>
          </table:table-cell>
          <table:table-cell office:value-type="float" office:value="0.758093" calcext:value-type="float">
            <text:p>0.758093</text:p>
          </table:table-cell>
          <table:table-cell office:value-type="float" office:value="0.729322" calcext:value-type="float">
            <text:p>0.729322</text:p>
          </table:table-cell>
          <table:table-cell office:value-type="float" office:value="0.764376" calcext:value-type="float">
            <text:p>0.764376</text:p>
          </table:table-cell>
          <table:table-cell office:value-type="float" office:value="0.664206" calcext:value-type="float">
            <text:p>0.664206</text:p>
          </table:table-cell>
          <table:table-cell office:value-type="float" office:value="0.745262" calcext:value-type="float">
            <text:p>0.745262</text:p>
          </table:table-cell>
          <table:table-cell office:value-type="float" office:value="0.668591" calcext:value-type="float">
            <text:p>0.668591</text:p>
          </table:table-cell>
          <table:table-cell office:value-type="float" office:value="0.708843" calcext:value-type="float">
            <text:p>0.708843</text:p>
          </table:table-cell>
          <table:table-cell office:value-type="float" office:value="0.672256" calcext:value-type="float">
            <text:p>0.672256</text:p>
          </table:table-cell>
          <table:table-cell office:value-type="float" office:value="0.652865" calcext:value-type="float">
            <text:p>0.652865</text:p>
          </table:table-cell>
          <table:table-cell office:value-type="float" office:value="0.652233" calcext:value-type="float">
            <text:p>0.652233</text:p>
          </table:table-cell>
          <table:table-cell office:value-type="float" office:value="0.607641" calcext:value-type="float">
            <text:p>0.607641</text:p>
          </table:table-cell>
          <table:table-cell office:value-type="float" office:value="0.637305" calcext:value-type="float">
            <text:p>0.637305</text:p>
          </table:table-cell>
          <table:table-cell office:value-type="float" office:value="0.59925" calcext:value-type="float">
            <text:p>0.59925</text:p>
          </table:table-cell>
          <table:table-cell office:value-type="float" office:value="0.598794" calcext:value-type="float">
            <text:p>0.598794</text:p>
          </table:table-cell>
          <table:table-cell office:value-type="float" office:value="0.626138" calcext:value-type="float">
            <text:p>0.626138</text:p>
          </table:table-cell>
          <table:table-cell office:value-type="float" office:value="0.53604" calcext:value-type="float">
            <text:p>0.53604</text:p>
          </table:table-cell>
          <table:table-cell office:value-type="float" office:value="0.622125" calcext:value-type="float">
            <text:p>0.622125</text:p>
          </table:table-cell>
          <table:table-cell office:value-type="float" office:value="0.4831" calcext:value-type="float">
            <text:p>0.4831</text:p>
          </table:table-cell>
          <table:table-cell office:value-type="float" office:value="0.563425" calcext:value-type="float">
            <text:p>0.563425</text:p>
          </table:table-cell>
          <table:table-cell office:value-type="float" office:value="0.490159" calcext:value-type="float">
            <text:p>0.490159</text:p>
          </table:table-cell>
          <table:table-cell office:value-type="float" office:value="0.512985" calcext:value-type="float">
            <text:p>0.512985</text:p>
          </table:table-cell>
          <table:table-cell office:value-type="float" office:value="0.467605" calcext:value-type="float">
            <text:p>0.467605</text:p>
          </table:table-cell>
          <table:table-cell office:value-type="float" office:value="0.547899" calcext:value-type="float">
            <text:p>0.547899</text:p>
          </table:table-cell>
          <table:table-cell office:value-type="float" office:value="0.366348" calcext:value-type="float">
            <text:p>0.366348</text:p>
          </table:table-cell>
          <table:table-cell office:value-type="float" office:value="0.568722" calcext:value-type="float">
            <text:p>0.568722</text:p>
          </table:table-cell>
          <table:table-cell office:value-type="float" office:value="0.364171" calcext:value-type="float">
            <text:p>0.364171</text:p>
          </table:table-cell>
          <table:table-cell office:value-type="float" office:value="0.475327" calcext:value-type="float">
            <text:p>0.475327</text:p>
          </table:table-cell>
          <table:table-cell office:value-type="float" office:value="0.471183" calcext:value-type="float">
            <text:p>0.471183</text:p>
          </table:table-cell>
          <table:table-cell office:value-type="float" office:value="0.301537" calcext:value-type="float">
            <text:p>0.301537</text:p>
          </table:table-cell>
          <table:table-cell office:value-type="float" office:value="0.444291" calcext:value-type="float">
            <text:p>0.444291</text:p>
          </table:table-cell>
          <table:table-cell office:value-type="float" office:value="0.272605" calcext:value-type="float">
            <text:p>0.272605</text:p>
          </table:table-cell>
          <table:table-cell office:value-type="float" office:value="0.424697" calcext:value-type="float">
            <text:p>0.424697</text:p>
          </table:table-cell>
          <table:table-cell office:value-type="float" office:value="0.30928" calcext:value-type="float">
            <text:p>0.30928</text:p>
          </table:table-cell>
          <table:table-cell office:value-type="float" office:value="0.208832" calcext:value-type="float">
            <text:p>0.208832</text:p>
          </table:table-cell>
          <table:table-cell office:value-type="float" office:value="0.448096" calcext:value-type="float">
            <text:p>0.448096</text:p>
          </table:table-cell>
          <table:table-cell office:value-type="float" office:value="0.23635" calcext:value-type="float">
            <text:p>0.23635</text:p>
          </table:table-cell>
          <table:table-cell office:value-type="float" office:value="0.162952" calcext:value-type="float">
            <text:p>0.162952</text:p>
          </table:table-cell>
          <table:table-cell office:value-type="float" office:value="0.406187" calcext:value-type="float">
            <text:p>0.406187</text:p>
          </table:table-cell>
          <table:table-cell office:value-type="float" office:value="0.22287" calcext:value-type="float">
            <text:p>0.22287</text:p>
          </table:table-cell>
          <table:table-cell office:value-type="float" office:value="0.0776066" calcext:value-type="float">
            <text:p>0.0776066</text:p>
          </table:table-cell>
          <table:table-cell office:value-type="float" office:value="0.254736" calcext:value-type="float">
            <text:p>0.254736</text:p>
          </table:table-cell>
          <table:table-cell office:value-type="float" office:value="0.202308" calcext:value-type="float">
            <text:p>0.202308</text:p>
          </table:table-cell>
          <table:table-cell office:value-type="float" office:value="0.0485278" calcext:value-type="float">
            <text:p>0.0485278</text:p>
          </table:table-cell>
          <table:table-cell office:value-type="float" office:value="0.0428767" calcext:value-type="float">
            <text:p>0.0428767</text:p>
          </table:table-cell>
          <table:table-cell office:value-type="float" office:value="0.0756117" calcext:value-type="float">
            <text:p>0.0756117</text:p>
          </table:table-cell>
          <table:table-cell office:value-type="float" office:value="0.0323619" calcext:value-type="float">
            <text:p>0.0323619</text:p>
          </table:table-cell>
          <table:table-cell office:value-type="float" office:value="0.00208334" calcext:value-type="float">
            <text:p>0.00208334</text:p>
          </table:table-cell>
          <table:table-cell office:value-type="float" office:value="0.000150718" calcext:value-type="float">
            <text:p>0.000150718</text:p>
          </table:table-cell>
          <table:table-cell office:value-type="float" office:value="0.000335975" calcext:value-type="float">
            <text:p>0.000335975</text:p>
          </table:table-cell>
          <table:table-cell office:value-type="float" office:value="0.000151513" calcext:value-type="float">
            <text:p>0.000151513</text:p>
          </table:table-cell>
          <table:table-cell office:value-type="float" office:value="0.0000097035" calcext:value-type="float">
            <text:p>9.7035E-06</text:p>
          </table:table-cell>
          <table:table-cell table:number-columns-repeated="95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81" office:value-type="float" office:value="0" calcext:value-type="float">
            <text:p>0</text:p>
          </table:table-cell>
          <table:table-cell office:value-type="float" office:value="0.00072291" calcext:value-type="float">
            <text:p>0.00072291</text:p>
          </table:table-cell>
          <table:table-cell office:value-type="float" office:value="0.00967079" calcext:value-type="float">
            <text:p>0.00967079</text:p>
          </table:table-cell>
          <table:table-cell office:value-type="float" office:value="0.0457686" calcext:value-type="float">
            <text:p>0.0457686</text:p>
          </table:table-cell>
          <table:table-cell office:value-type="float" office:value="0.148905" calcext:value-type="float">
            <text:p>0.148905</text:p>
          </table:table-cell>
          <table:table-cell office:value-type="float" office:value="0.392416" calcext:value-type="float">
            <text:p>0.392416</text:p>
          </table:table-cell>
          <table:table-cell office:value-type="float" office:value="0.76129" calcext:value-type="float">
            <text:p>0.76129</text:p>
          </table:table-cell>
          <table:table-cell office:value-type="float" office:value="0.945457" calcext:value-type="float">
            <text:p>0.945457</text:p>
          </table:table-cell>
          <table:table-cell office:value-type="float" office:value="0.891206" calcext:value-type="float">
            <text:p>0.891206</text:p>
          </table:table-cell>
          <table:table-cell office:value-type="float" office:value="0.784659" calcext:value-type="float">
            <text:p>0.784659</text:p>
          </table:table-cell>
          <table:table-cell office:value-type="float" office:value="0.841659" calcext:value-type="float">
            <text:p>0.841659</text:p>
          </table:table-cell>
          <table:table-cell office:value-type="float" office:value="0.802147" calcext:value-type="float">
            <text:p>0.802147</text:p>
          </table:table-cell>
          <table:table-cell office:value-type="float" office:value="0.76113" calcext:value-type="float">
            <text:p>0.76113</text:p>
          </table:table-cell>
          <table:table-cell office:value-type="float" office:value="0.852151" calcext:value-type="float">
            <text:p>0.852151</text:p>
          </table:table-cell>
          <table:table-cell office:value-type="float" office:value="0.816505" calcext:value-type="float">
            <text:p>0.816505</text:p>
          </table:table-cell>
          <table:table-cell office:value-type="float" office:value="0.743693" calcext:value-type="float">
            <text:p>0.743693</text:p>
          </table:table-cell>
          <table:table-cell office:value-type="float" office:value="0.721471" calcext:value-type="float">
            <text:p>0.721471</text:p>
          </table:table-cell>
          <table:table-cell office:value-type="float" office:value="0.663062" calcext:value-type="float">
            <text:p>0.663062</text:p>
          </table:table-cell>
          <table:table-cell office:value-type="float" office:value="0.702453" calcext:value-type="float">
            <text:p>0.702453</text:p>
          </table:table-cell>
          <table:table-cell office:value-type="float" office:value="0.702773" calcext:value-type="float">
            <text:p>0.702773</text:p>
          </table:table-cell>
          <table:table-cell office:value-type="float" office:value="0.715575" calcext:value-type="float">
            <text:p>0.715575</text:p>
          </table:table-cell>
          <table:table-cell office:value-type="float" office:value="0.678303" calcext:value-type="float">
            <text:p>0.678303</text:p>
          </table:table-cell>
          <table:table-cell office:value-type="float" office:value="0.687792" calcext:value-type="float">
            <text:p>0.687792</text:p>
          </table:table-cell>
          <table:table-cell office:value-type="float" office:value="0.588341" calcext:value-type="float">
            <text:p>0.588341</text:p>
          </table:table-cell>
          <table:table-cell office:value-type="float" office:value="0.60684" calcext:value-type="float">
            <text:p>0.60684</text:p>
          </table:table-cell>
          <table:table-cell office:value-type="float" office:value="0.579683" calcext:value-type="float">
            <text:p>0.579683</text:p>
          </table:table-cell>
          <table:table-cell office:value-type="float" office:value="0.562889" calcext:value-type="float">
            <text:p>0.562889</text:p>
          </table:table-cell>
          <table:table-cell office:value-type="float" office:value="0.608771" calcext:value-type="float">
            <text:p>0.608771</text:p>
          </table:table-cell>
          <table:table-cell office:value-type="float" office:value="0.572354" calcext:value-type="float">
            <text:p>0.572354</text:p>
          </table:table-cell>
          <table:table-cell office:value-type="float" office:value="0.59945" calcext:value-type="float">
            <text:p>0.59945</text:p>
          </table:table-cell>
          <table:table-cell office:value-type="float" office:value="0.560815" calcext:value-type="float">
            <text:p>0.560815</text:p>
          </table:table-cell>
          <table:table-cell office:value-type="float" office:value="0.531583" calcext:value-type="float">
            <text:p>0.531583</text:p>
          </table:table-cell>
          <table:table-cell office:value-type="float" office:value="0.529607" calcext:value-type="float">
            <text:p>0.529607</text:p>
          </table:table-cell>
          <table:table-cell office:value-type="float" office:value="0.444141" calcext:value-type="float">
            <text:p>0.444141</text:p>
          </table:table-cell>
          <table:table-cell office:value-type="float" office:value="0.48428" calcext:value-type="float">
            <text:p>0.48428</text:p>
          </table:table-cell>
          <table:table-cell office:value-type="float" office:value="0.41968" calcext:value-type="float">
            <text:p>0.41968</text:p>
          </table:table-cell>
          <table:table-cell office:value-type="float" office:value="0.505029" calcext:value-type="float">
            <text:p>0.505029</text:p>
          </table:table-cell>
          <table:table-cell office:value-type="float" office:value="0.375859" calcext:value-type="float">
            <text:p>0.375859</text:p>
          </table:table-cell>
          <table:table-cell office:value-type="float" office:value="0.547047" calcext:value-type="float">
            <text:p>0.547047</text:p>
          </table:table-cell>
          <table:table-cell office:value-type="float" office:value="0.337143" calcext:value-type="float">
            <text:p>0.337143</text:p>
          </table:table-cell>
          <table:table-cell office:value-type="float" office:value="0.502941" calcext:value-type="float">
            <text:p>0.502941</text:p>
          </table:table-cell>
          <table:table-cell office:value-type="float" office:value="0.402982" calcext:value-type="float">
            <text:p>0.402982</text:p>
          </table:table-cell>
          <table:table-cell office:value-type="float" office:value="0.309234" calcext:value-type="float">
            <text:p>0.309234</text:p>
          </table:table-cell>
          <table:table-cell office:value-type="float" office:value="0.423732" calcext:value-type="float">
            <text:p>0.423732</text:p>
          </table:table-cell>
          <table:table-cell office:value-type="float" office:value="0.177341" calcext:value-type="float">
            <text:p>0.177341</text:p>
          </table:table-cell>
          <table:table-cell office:value-type="float" office:value="0.302665" calcext:value-type="float">
            <text:p>0.302665</text:p>
          </table:table-cell>
          <table:table-cell office:value-type="float" office:value="0.331492" calcext:value-type="float">
            <text:p>0.331492</text:p>
          </table:table-cell>
          <table:table-cell office:value-type="float" office:value="0.108618" calcext:value-type="float">
            <text:p>0.108618</text:p>
          </table:table-cell>
          <table:table-cell office:value-type="float" office:value="0.323251" calcext:value-type="float">
            <text:p>0.323251</text:p>
          </table:table-cell>
          <table:table-cell office:value-type="float" office:value="0.330498" calcext:value-type="float">
            <text:p>0.330498</text:p>
          </table:table-cell>
          <table:table-cell office:value-type="float" office:value="0.08982" calcext:value-type="float">
            <text:p>0.08982</text:p>
          </table:table-cell>
          <table:table-cell office:value-type="float" office:value="0.319522" calcext:value-type="float">
            <text:p>0.319522</text:p>
          </table:table-cell>
          <table:table-cell office:value-type="float" office:value="0.300124" calcext:value-type="float">
            <text:p>0.300124</text:p>
          </table:table-cell>
          <table:table-cell office:value-type="float" office:value="0.0385508" calcext:value-type="float">
            <text:p>0.0385508</text:p>
          </table:table-cell>
          <table:table-cell office:value-type="float" office:value="0.0344549" calcext:value-type="float">
            <text:p>0.0344549</text:p>
          </table:table-cell>
          <table:table-cell office:value-type="float" office:value="0.128593" calcext:value-type="float">
            <text:p>0.128593</text:p>
          </table:table-cell>
          <table:table-cell office:value-type="float" office:value="0.148078" calcext:value-type="float">
            <text:p>0.148078</text:p>
          </table:table-cell>
          <table:table-cell office:value-type="float" office:value="0.0374013" calcext:value-type="float">
            <text:p>0.0374013</text:p>
          </table:table-cell>
          <table:table-cell office:value-type="float" office:value="0.0132002" calcext:value-type="float">
            <text:p>0.0132002</text:p>
          </table:table-cell>
          <table:table-cell office:value-type="float" office:value="0.00488735" calcext:value-type="float">
            <text:p>0.00488735</text:p>
          </table:table-cell>
          <table:table-cell office:value-type="float" office:value="0.000303971" calcext:value-type="float">
            <text:p>0.000303971</text:p>
          </table:table-cell>
          <table:table-cell office:value-type="float" office:value="0.0000617073" calcext:value-type="float">
            <text:p>6.17073E-05</text:p>
          </table:table-cell>
          <table:table-cell office:value-type="float" office:value="0.000142872" calcext:value-type="float">
            <text:p>0.000142872</text:p>
          </table:table-cell>
          <table:table-cell office:value-type="float" office:value="0.0000653155" calcext:value-type="float">
            <text:p>6.53155E-05</text:p>
          </table:table-cell>
          <table:table-cell office:value-type="float" office:value="0.00000419738" calcext:value-type="float">
            <text:p>4.19738E-06</text:p>
          </table:table-cell>
          <table:table-cell table:number-columns-repeated="95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82" office:value-type="float" office:value="0" calcext:value-type="float">
            <text:p>0</text:p>
          </table:table-cell>
          <table:table-cell office:value-type="float" office:value="0.000828234" calcext:value-type="float">
            <text:p>0.000828234</text:p>
          </table:table-cell>
          <table:table-cell office:value-type="float" office:value="0.00994444" calcext:value-type="float">
            <text:p>0.00994444</text:p>
          </table:table-cell>
          <table:table-cell office:value-type="float" office:value="0.0278008" calcext:value-type="float">
            <text:p>0.0278008</text:p>
          </table:table-cell>
          <table:table-cell office:value-type="float" office:value="0.0441143" calcext:value-type="float">
            <text:p>0.0441143</text:p>
          </table:table-cell>
          <table:table-cell office:value-type="float" office:value="0.12014" calcext:value-type="float">
            <text:p>0.12014</text:p>
          </table:table-cell>
          <table:table-cell office:value-type="float" office:value="0.649551" calcext:value-type="float">
            <text:p>0.649551</text:p>
          </table:table-cell>
          <table:table-cell office:value-type="float" office:value="0.896058" calcext:value-type="float">
            <text:p>0.896058</text:p>
          </table:table-cell>
          <table:table-cell office:value-type="float" office:value="0.775544" calcext:value-type="float">
            <text:p>0.775544</text:p>
          </table:table-cell>
          <table:table-cell office:value-type="float" office:value="0.795681" calcext:value-type="float">
            <text:p>0.795681</text:p>
          </table:table-cell>
          <table:table-cell office:value-type="float" office:value="0.793889" calcext:value-type="float">
            <text:p>0.793889</text:p>
          </table:table-cell>
          <table:table-cell office:value-type="float" office:value="0.719864" calcext:value-type="float">
            <text:p>0.719864</text:p>
          </table:table-cell>
          <table:table-cell office:value-type="float" office:value="0.833479" calcext:value-type="float">
            <text:p>0.833479</text:p>
          </table:table-cell>
          <table:table-cell office:value-type="float" office:value="0.818943" calcext:value-type="float">
            <text:p>0.818943</text:p>
          </table:table-cell>
          <table:table-cell office:value-type="float" office:value="0.745888" calcext:value-type="float">
            <text:p>0.745888</text:p>
          </table:table-cell>
          <table:table-cell office:value-type="float" office:value="0.730503" calcext:value-type="float">
            <text:p>0.730503</text:p>
          </table:table-cell>
          <table:table-cell office:value-type="float" office:value="0.662027" calcext:value-type="float">
            <text:p>0.662027</text:p>
          </table:table-cell>
          <table:table-cell office:value-type="float" office:value="0.658887" calcext:value-type="float">
            <text:p>0.658887</text:p>
          </table:table-cell>
          <table:table-cell office:value-type="float" office:value="0.660791" calcext:value-type="float">
            <text:p>0.660791</text:p>
          </table:table-cell>
          <table:table-cell office:value-type="float" office:value="0.682214" calcext:value-type="float">
            <text:p>0.682214</text:p>
          </table:table-cell>
          <table:table-cell office:value-type="float" office:value="0.68179" calcext:value-type="float">
            <text:p>0.68179</text:p>
          </table:table-cell>
          <table:table-cell office:value-type="float" office:value="0.691157" calcext:value-type="float">
            <text:p>0.691157</text:p>
          </table:table-cell>
          <table:table-cell office:value-type="float" office:value="0.628928" calcext:value-type="float">
            <text:p>0.628928</text:p>
          </table:table-cell>
          <table:table-cell office:value-type="float" office:value="0.602105" calcext:value-type="float">
            <text:p>0.602105</text:p>
          </table:table-cell>
          <table:table-cell office:value-type="float" office:value="0.543757" calcext:value-type="float">
            <text:p>0.543757</text:p>
          </table:table-cell>
          <table:table-cell office:value-type="float" office:value="0.529873" calcext:value-type="float">
            <text:p>0.529873</text:p>
          </table:table-cell>
          <table:table-cell office:value-type="float" office:value="0.552144" calcext:value-type="float">
            <text:p>0.552144</text:p>
          </table:table-cell>
          <table:table-cell office:value-type="float" office:value="0.544265" calcext:value-type="float">
            <text:p>0.544265</text:p>
          </table:table-cell>
          <table:table-cell office:value-type="float" office:value="0.585683" calcext:value-type="float">
            <text:p>0.585683</text:p>
          </table:table-cell>
          <table:table-cell office:value-type="float" office:value="0.54871" calcext:value-type="float">
            <text:p>0.54871</text:p>
          </table:table-cell>
          <table:table-cell office:value-type="float" office:value="0.546197" calcext:value-type="float">
            <text:p>0.546197</text:p>
          </table:table-cell>
          <table:table-cell office:value-type="float" office:value="0.517988" calcext:value-type="float">
            <text:p>0.517988</text:p>
          </table:table-cell>
          <table:table-cell office:value-type="float" office:value="0.443992" calcext:value-type="float">
            <text:p>0.443992</text:p>
          </table:table-cell>
          <table:table-cell office:value-type="float" office:value="0.465497" calcext:value-type="float">
            <text:p>0.465497</text:p>
          </table:table-cell>
          <table:table-cell office:value-type="float" office:value="0.38199" calcext:value-type="float">
            <text:p>0.38199</text:p>
          </table:table-cell>
          <table:table-cell office:value-type="float" office:value="0.460308" calcext:value-type="float">
            <text:p>0.460308</text:p>
          </table:table-cell>
          <table:table-cell office:value-type="float" office:value="0.33537" calcext:value-type="float">
            <text:p>0.33537</text:p>
          </table:table-cell>
          <table:table-cell office:value-type="float" office:value="0.508779" calcext:value-type="float">
            <text:p>0.508779</text:p>
          </table:table-cell>
          <table:table-cell office:value-type="float" office:value="0.300265" calcext:value-type="float">
            <text:p>0.300265</text:p>
          </table:table-cell>
          <table:table-cell office:value-type="float" office:value="0.464864" calcext:value-type="float">
            <text:p>0.464864</text:p>
          </table:table-cell>
          <table:table-cell office:value-type="float" office:value="0.425322" calcext:value-type="float">
            <text:p>0.425322</text:p>
          </table:table-cell>
          <table:table-cell office:value-type="float" office:value="0.215302" calcext:value-type="float">
            <text:p>0.215302</text:p>
          </table:table-cell>
          <table:table-cell office:value-type="float" office:value="0.39909" calcext:value-type="float">
            <text:p>0.39909</text:p>
          </table:table-cell>
          <table:table-cell office:value-type="float" office:value="0.216409" calcext:value-type="float">
            <text:p>0.216409</text:p>
          </table:table-cell>
          <table:table-cell office:value-type="float" office:value="0.169751" calcext:value-type="float">
            <text:p>0.169751</text:p>
          </table:table-cell>
          <table:table-cell office:value-type="float" office:value="0.304739" calcext:value-type="float">
            <text:p>0.304739</text:p>
          </table:table-cell>
          <table:table-cell office:value-type="float" office:value="0.150816" calcext:value-type="float">
            <text:p>0.150816</text:p>
          </table:table-cell>
          <table:table-cell office:value-type="float" office:value="0.040971" calcext:value-type="float">
            <text:p>0.040971</text:p>
          </table:table-cell>
          <table:table-cell office:value-type="float" office:value="0.168798" calcext:value-type="float">
            <text:p>0.168798</text:p>
          </table:table-cell>
          <table:table-cell office:value-type="float" office:value="0.227841" calcext:value-type="float">
            <text:p>0.227841</text:p>
          </table:table-cell>
          <table:table-cell office:value-type="float" office:value="0.0608409" calcext:value-type="float">
            <text:p>0.0608409</text:p>
          </table:table-cell>
          <table:table-cell office:value-type="float" office:value="0.00393166" calcext:value-type="float">
            <text:p>0.00393166</text:p>
          </table:table-cell>
          <table:table-cell office:value-type="float" office:value="0.0154117" calcext:value-type="float">
            <text:p>0.0154117</text:p>
          </table:table-cell>
          <table:table-cell office:value-type="float" office:value="0.0795544" calcext:value-type="float">
            <text:p>0.0795544</text:p>
          </table:table-cell>
          <table:table-cell office:value-type="float" office:value="0.0694573" calcext:value-type="float">
            <text:p>0.0694573</text:p>
          </table:table-cell>
          <table:table-cell office:value-type="float" office:value="0.0144777" calcext:value-type="float">
            <text:p>0.0144777</text:p>
          </table:table-cell>
          <table:table-cell office:value-type="float" office:value="0.00317307" calcext:value-type="float">
            <text:p>0.00317307</text:p>
          </table:table-cell>
          <table:table-cell office:value-type="float" office:value="0.0036012" calcext:value-type="float">
            <text:p>0.0036012</text:p>
          </table:table-cell>
          <table:table-cell office:value-type="float" office:value="0.00170643" calcext:value-type="float">
            <text:p>0.00170643</text:p>
          </table:table-cell>
          <table:table-cell office:value-type="float" office:value="0.000114399" calcext:value-type="float">
            <text:p>0.000114399</text:p>
          </table:table-cell>
          <table:table-cell table:number-columns-repeated="99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83" office:value-type="float" office:value="0" calcext:value-type="float">
            <text:p>0</text:p>
          </table:table-cell>
          <table:table-cell office:value-type="float" office:value="0.000382566" calcext:value-type="float">
            <text:p>0.000382566</text:p>
          </table:table-cell>
          <table:table-cell office:value-type="float" office:value="0.00509985" calcext:value-type="float">
            <text:p>0.00509985</text:p>
          </table:table-cell>
          <table:table-cell office:value-type="float" office:value="0.0113783" calcext:value-type="float">
            <text:p>0.0113783</text:p>
          </table:table-cell>
          <table:table-cell office:value-type="float" office:value="0.0109928" calcext:value-type="float">
            <text:p>0.0109928</text:p>
          </table:table-cell>
          <table:table-cell office:value-type="float" office:value="0.0135408" calcext:value-type="float">
            <text:p>0.0135408</text:p>
          </table:table-cell>
          <table:table-cell office:value-type="float" office:value="0.199593" calcext:value-type="float">
            <text:p>0.199593</text:p>
          </table:table-cell>
          <table:table-cell office:value-type="float" office:value="0.694009" calcext:value-type="float">
            <text:p>0.694009</text:p>
          </table:table-cell>
          <table:table-cell office:value-type="float" office:value="0.842165" calcext:value-type="float">
            <text:p>0.842165</text:p>
          </table:table-cell>
          <table:table-cell office:value-type="float" office:value="0.688028" calcext:value-type="float">
            <text:p>0.688028</text:p>
          </table:table-cell>
          <table:table-cell office:value-type="float" office:value="0.675534" calcext:value-type="float">
            <text:p>0.675534</text:p>
          </table:table-cell>
          <table:table-cell office:value-type="float" office:value="0.841463" calcext:value-type="float">
            <text:p>0.841463</text:p>
          </table:table-cell>
          <table:table-cell office:value-type="float" office:value="0.882423" calcext:value-type="float">
            <text:p>0.882423</text:p>
          </table:table-cell>
          <table:table-cell office:value-type="float" office:value="0.805519" calcext:value-type="float">
            <text:p>0.805519</text:p>
          </table:table-cell>
          <table:table-cell office:value-type="float" office:value="0.707253" calcext:value-type="float">
            <text:p>0.707253</text:p>
          </table:table-cell>
          <table:table-cell office:value-type="float" office:value="0.641419" calcext:value-type="float">
            <text:p>0.641419</text:p>
          </table:table-cell>
          <table:table-cell office:value-type="float" office:value="0.607204" calcext:value-type="float">
            <text:p>0.607204</text:p>
          </table:table-cell>
          <table:table-cell office:value-type="float" office:value="0.65898" calcext:value-type="float">
            <text:p>0.65898</text:p>
          </table:table-cell>
          <table:table-cell office:value-type="float" office:value="0.663147" calcext:value-type="float">
            <text:p>0.663147</text:p>
          </table:table-cell>
          <table:table-cell office:value-type="float" office:value="0.673705" calcext:value-type="float">
            <text:p>0.673705</text:p>
          </table:table-cell>
          <table:table-cell office:value-type="float" office:value="0.687184" calcext:value-type="float">
            <text:p>0.687184</text:p>
          </table:table-cell>
          <table:table-cell office:value-type="float" office:value="0.627371" calcext:value-type="float">
            <text:p>0.627371</text:p>
          </table:table-cell>
          <table:table-cell office:value-type="float" office:value="0.597736" calcext:value-type="float">
            <text:p>0.597736</text:p>
          </table:table-cell>
          <table:table-cell office:value-type="float" office:value="0.496159" calcext:value-type="float">
            <text:p>0.496159</text:p>
          </table:table-cell>
          <table:table-cell office:value-type="float" office:value="0.508093" calcext:value-type="float">
            <text:p>0.508093</text:p>
          </table:table-cell>
          <table:table-cell office:value-type="float" office:value="0.488814" calcext:value-type="float">
            <text:p>0.488814</text:p>
          </table:table-cell>
          <table:table-cell office:value-type="float" office:value="0.520777" calcext:value-type="float">
            <text:p>0.520777</text:p>
          </table:table-cell>
          <table:table-cell office:value-type="float" office:value="0.577354" calcext:value-type="float">
            <text:p>0.577354</text:p>
          </table:table-cell>
          <table:table-cell office:value-type="float" office:value="0.558168" calcext:value-type="float">
            <text:p>0.558168</text:p>
          </table:table-cell>
          <table:table-cell office:value-type="float" office:value="0.558655" calcext:value-type="float">
            <text:p>0.558655</text:p>
          </table:table-cell>
          <table:table-cell office:value-type="float" office:value="0.503732" calcext:value-type="float">
            <text:p>0.503732</text:p>
          </table:table-cell>
          <table:table-cell office:value-type="float" office:value="0.403115" calcext:value-type="float">
            <text:p>0.403115</text:p>
          </table:table-cell>
          <table:table-cell office:value-type="float" office:value="0.432414" calcext:value-type="float">
            <text:p>0.432414</text:p>
          </table:table-cell>
          <table:table-cell office:value-type="float" office:value="0.235147" calcext:value-type="float">
            <text:p>0.235147</text:p>
          </table:table-cell>
          <table:table-cell office:value-type="float" office:value="0.373866" calcext:value-type="float">
            <text:p>0.373866</text:p>
          </table:table-cell>
          <table:table-cell office:value-type="float" office:value="0.291593" calcext:value-type="float">
            <text:p>0.291593</text:p>
          </table:table-cell>
          <table:table-cell office:value-type="float" office:value="0.32084" calcext:value-type="float">
            <text:p>0.32084</text:p>
          </table:table-cell>
          <table:table-cell office:value-type="float" office:value="0.409659" calcext:value-type="float">
            <text:p>0.409659</text:p>
          </table:table-cell>
          <table:table-cell office:value-type="float" office:value="0.256612" calcext:value-type="float">
            <text:p>0.256612</text:p>
          </table:table-cell>
          <table:table-cell office:value-type="float" office:value="0.440171" calcext:value-type="float">
            <text:p>0.440171</text:p>
          </table:table-cell>
          <table:table-cell office:value-type="float" office:value="0.288069" calcext:value-type="float">
            <text:p>0.288069</text:p>
          </table:table-cell>
          <table:table-cell office:value-type="float" office:value="0.295135" calcext:value-type="float">
            <text:p>0.295135</text:p>
          </table:table-cell>
          <table:table-cell office:value-type="float" office:value="0.317626" calcext:value-type="float">
            <text:p>0.317626</text:p>
          </table:table-cell>
          <table:table-cell office:value-type="float" office:value="0.112486" calcext:value-type="float">
            <text:p>0.112486</text:p>
          </table:table-cell>
          <table:table-cell office:value-type="float" office:value="0.175063" calcext:value-type="float">
            <text:p>0.175063</text:p>
          </table:table-cell>
          <table:table-cell office:value-type="float" office:value="0.113949" calcext:value-type="float">
            <text:p>0.113949</text:p>
          </table:table-cell>
          <table:table-cell office:value-type="float" office:value="0.0159926" calcext:value-type="float">
            <text:p>0.0159926</text:p>
          </table:table-cell>
          <table:table-cell office:value-type="float" office:value="0.0305155" calcext:value-type="float">
            <text:p>0.0305155</text:p>
          </table:table-cell>
          <table:table-cell office:value-type="float" office:value="0.0411176" calcext:value-type="float">
            <text:p>0.0411176</text:p>
          </table:table-cell>
          <table:table-cell office:value-type="float" office:value="0.0111317" calcext:value-type="float">
            <text:p>0.0111317</text:p>
          </table:table-cell>
          <table:table-cell office:value-type="float" office:value="0.000653583" calcext:value-type="float">
            <text:p>0.000653583</text:p>
          </table:table-cell>
          <table:table-cell office:value-type="float" office:value="0.0000347061" calcext:value-type="float">
            <text:p>3.47061E-05</text:p>
          </table:table-cell>
          <table:table-cell office:value-type="float" office:value="0.000195721" calcext:value-type="float">
            <text:p>0.000195721</text:p>
          </table:table-cell>
          <table:table-cell office:value-type="float" office:value="0.0020243" calcext:value-type="float">
            <text:p>0.0020243</text:p>
          </table:table-cell>
          <table:table-cell office:value-type="float" office:value="0.00262968" calcext:value-type="float">
            <text:p>0.00262968</text:p>
          </table:table-cell>
          <table:table-cell office:value-type="float" office:value="0.000547184" calcext:value-type="float">
            <text:p>0.000547184</text:p>
          </table:table-cell>
          <table:table-cell office:value-type="float" office:value="0.00000991878" calcext:value-type="float">
            <text:p>9.91878E-06</text:p>
          </table:table-cell>
          <table:table-cell table:number-columns-repeated="101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84" office:value-type="float" office:value="0" calcext:value-type="float">
            <text:p>0</text:p>
          </table:table-cell>
          <table:table-cell office:value-type="float" office:value="0.0000379497" calcext:value-type="float">
            <text:p>3.79497E-05</text:p>
          </table:table-cell>
          <table:table-cell office:value-type="float" office:value="0.000891787" calcext:value-type="float">
            <text:p>0.000891787</text:p>
          </table:table-cell>
          <table:table-cell office:value-type="float" office:value="0.00277088" calcext:value-type="float">
            <text:p>0.00277088</text:p>
          </table:table-cell>
          <table:table-cell office:value-type="float" office:value="0.00199548" calcext:value-type="float">
            <text:p>0.00199548</text:p>
          </table:table-cell>
          <table:table-cell office:value-type="float" office:value="0.00713218" calcext:value-type="float">
            <text:p>0.00713218</text:p>
          </table:table-cell>
          <table:table-cell office:value-type="float" office:value="0.0382461" calcext:value-type="float">
            <text:p>0.0382461</text:p>
          </table:table-cell>
          <table:table-cell office:value-type="float" office:value="0.261278" calcext:value-type="float">
            <text:p>0.261278</text:p>
          </table:table-cell>
          <table:table-cell office:value-type="float" office:value="0.556779" calcext:value-type="float">
            <text:p>0.556779</text:p>
          </table:table-cell>
          <table:table-cell office:value-type="float" office:value="0.585426" calcext:value-type="float">
            <text:p>0.585426</text:p>
          </table:table-cell>
          <table:table-cell office:value-type="float" office:value="0.599407" calcext:value-type="float">
            <text:p>0.599407</text:p>
          </table:table-cell>
          <table:table-cell office:value-type="float" office:value="0.706615" calcext:value-type="float">
            <text:p>0.706615</text:p>
          </table:table-cell>
          <table:table-cell office:value-type="float" office:value="0.889009" calcext:value-type="float">
            <text:p>0.889009</text:p>
          </table:table-cell>
          <table:table-cell office:value-type="float" office:value="0.830198" calcext:value-type="float">
            <text:p>0.830198</text:p>
          </table:table-cell>
          <table:table-cell office:value-type="float" office:value="0.693947" calcext:value-type="float">
            <text:p>0.693947</text:p>
          </table:table-cell>
          <table:table-cell office:value-type="float" office:value="0.614143" calcext:value-type="float">
            <text:p>0.614143</text:p>
          </table:table-cell>
          <table:table-cell office:value-type="float" office:value="0.536341" calcext:value-type="float">
            <text:p>0.536341</text:p>
          </table:table-cell>
          <table:table-cell office:value-type="float" office:value="0.518333" calcext:value-type="float">
            <text:p>0.518333</text:p>
          </table:table-cell>
          <table:table-cell office:value-type="float" office:value="0.576615" calcext:value-type="float">
            <text:p>0.576615</text:p>
          </table:table-cell>
          <table:table-cell office:value-type="float" office:value="0.676394" calcext:value-type="float">
            <text:p>0.676394</text:p>
          </table:table-cell>
          <table:table-cell office:value-type="float" office:value="0.710349" calcext:value-type="float">
            <text:p>0.710349</text:p>
          </table:table-cell>
          <table:table-cell office:value-type="float" office:value="0.645137" calcext:value-type="float">
            <text:p>0.645137</text:p>
          </table:table-cell>
          <table:table-cell office:value-type="float" office:value="0.540948" calcext:value-type="float">
            <text:p>0.540948</text:p>
          </table:table-cell>
          <table:table-cell office:value-type="float" office:value="0.488578" calcext:value-type="float">
            <text:p>0.488578</text:p>
          </table:table-cell>
          <table:table-cell office:value-type="float" office:value="0.346808" calcext:value-type="float">
            <text:p>0.346808</text:p>
          </table:table-cell>
          <table:table-cell office:value-type="float" office:value="0.426908" calcext:value-type="float">
            <text:p>0.426908</text:p>
          </table:table-cell>
          <table:table-cell office:value-type="float" office:value="0.389929" calcext:value-type="float">
            <text:p>0.389929</text:p>
          </table:table-cell>
          <table:table-cell office:value-type="float" office:value="0.508901" calcext:value-type="float">
            <text:p>0.508901</text:p>
          </table:table-cell>
          <table:table-cell office:value-type="float" office:value="0.470221" calcext:value-type="float">
            <text:p>0.470221</text:p>
          </table:table-cell>
          <table:table-cell office:value-type="float" office:value="0.531403" calcext:value-type="float">
            <text:p>0.531403</text:p>
          </table:table-cell>
          <table:table-cell office:value-type="float" office:value="0.433161" calcext:value-type="float">
            <text:p>0.433161</text:p>
          </table:table-cell>
          <table:table-cell office:value-type="float" office:value="0.416563" calcext:value-type="float">
            <text:p>0.416563</text:p>
          </table:table-cell>
          <table:table-cell office:value-type="float" office:value="0.342952" calcext:value-type="float">
            <text:p>0.342952</text:p>
          </table:table-cell>
          <table:table-cell office:value-type="float" office:value="0.234338" calcext:value-type="float">
            <text:p>0.234338</text:p>
          </table:table-cell>
          <table:table-cell office:value-type="float" office:value="0.272072" calcext:value-type="float">
            <text:p>0.272072</text:p>
          </table:table-cell>
          <table:table-cell office:value-type="float" office:value="0.186275" calcext:value-type="float">
            <text:p>0.186275</text:p>
          </table:table-cell>
          <table:table-cell office:value-type="float" office:value="0.135766" calcext:value-type="float">
            <text:p>0.135766</text:p>
          </table:table-cell>
          <table:table-cell office:value-type="float" office:value="0.274403" calcext:value-type="float">
            <text:p>0.274403</text:p>
          </table:table-cell>
          <table:table-cell office:value-type="float" office:value="0.172765" calcext:value-type="float">
            <text:p>0.172765</text:p>
          </table:table-cell>
          <table:table-cell office:value-type="float" office:value="0.134971" calcext:value-type="float">
            <text:p>0.134971</text:p>
          </table:table-cell>
          <table:table-cell office:value-type="float" office:value="0.285099" calcext:value-type="float">
            <text:p>0.285099</text:p>
          </table:table-cell>
          <table:table-cell office:value-type="float" office:value="0.139626" calcext:value-type="float">
            <text:p>0.139626</text:p>
          </table:table-cell>
          <table:table-cell office:value-type="float" office:value="0.0631756" calcext:value-type="float">
            <text:p>0.0631756</text:p>
          </table:table-cell>
          <table:table-cell office:value-type="float" office:value="0.174402" calcext:value-type="float">
            <text:p>0.174402</text:p>
          </table:table-cell>
          <table:table-cell office:value-type="float" office:value="0.108917" calcext:value-type="float">
            <text:p>0.108917</text:p>
          </table:table-cell>
          <table:table-cell office:value-type="float" office:value="0.0121308" calcext:value-type="float">
            <text:p>0.0121308</text:p>
          </table:table-cell>
          <table:table-cell office:value-type="float" office:value="0.0216355" calcext:value-type="float">
            <text:p>0.0216355</text:p>
          </table:table-cell>
          <table:table-cell office:value-type="float" office:value="0.0311117" calcext:value-type="float">
            <text:p>0.0311117</text:p>
          </table:table-cell>
          <table:table-cell office:value-type="float" office:value="0.00842165" calcext:value-type="float">
            <text:p>0.00842165</text:p>
          </table:table-cell>
          <table:table-cell office:value-type="float" office:value="0.000274241" calcext:value-type="float">
            <text:p>0.000274241</text:p>
          </table:table-cell>
          <table:table-cell office:value-type="float" office:value="0.0000000616674" calcext:value-type="float">
            <text:p>6.16674E-08</text:p>
          </table:table-cell>
          <table:table-cell office:value-type="float" office:value="0.000000324773" calcext:value-type="float">
            <text:p>3.24773E-07</text:p>
          </table:table-cell>
          <table:table-cell office:value-type="float" office:value="0.000000261655" calcext:value-type="float">
            <text:p>2.61655E-07</text:p>
          </table:table-cell>
          <table:table-cell office:value-type="float" office:value="0.0000000258501" calcext:value-type="float">
            <text:p>2.58501E-08</text:p>
          </table:table-cell>
          <table:table-cell table:number-columns-repeated="10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85" office:value-type="float" office:value="0" calcext:value-type="float">
            <text:p>0</text:p>
          </table:table-cell>
          <table:table-cell office:value-type="float" office:value="0.000000000161906" calcext:value-type="float">
            <text:p>1.61906E-10</text:p>
          </table:table-cell>
          <table:table-cell office:value-type="float" office:value="0.00000059495" calcext:value-type="float">
            <text:p>0.000000595</text:p>
          </table:table-cell>
          <table:table-cell office:value-type="float" office:value="0.0000498892" calcext:value-type="float">
            <text:p>4.98892E-05</text:p>
          </table:table-cell>
          <table:table-cell office:value-type="float" office:value="0.00114915" calcext:value-type="float">
            <text:p>0.00114915</text:p>
          </table:table-cell>
          <table:table-cell office:value-type="float" office:value="0.0060567" calcext:value-type="float">
            <text:p>0.0060567</text:p>
          </table:table-cell>
          <table:table-cell office:value-type="float" office:value="0.0269565" calcext:value-type="float">
            <text:p>0.0269565</text:p>
          </table:table-cell>
          <table:table-cell office:value-type="float" office:value="0.0616516" calcext:value-type="float">
            <text:p>0.0616516</text:p>
          </table:table-cell>
          <table:table-cell office:value-type="float" office:value="0.192903" calcext:value-type="float">
            <text:p>0.192903</text:p>
          </table:table-cell>
          <table:table-cell office:value-type="float" office:value="0.29177" calcext:value-type="float">
            <text:p>0.29177</text:p>
          </table:table-cell>
          <table:table-cell office:value-type="float" office:value="0.368973" calcext:value-type="float">
            <text:p>0.368973</text:p>
          </table:table-cell>
          <table:table-cell office:value-type="float" office:value="0.637161" calcext:value-type="float">
            <text:p>0.637161</text:p>
          </table:table-cell>
          <table:table-cell office:value-type="float" office:value="0.78437" calcext:value-type="float">
            <text:p>0.78437</text:p>
          </table:table-cell>
          <table:table-cell office:value-type="float" office:value="0.793703" calcext:value-type="float">
            <text:p>0.793703</text:p>
          </table:table-cell>
          <table:table-cell office:value-type="float" office:value="0.678599" calcext:value-type="float">
            <text:p>0.678599</text:p>
          </table:table-cell>
          <table:table-cell office:value-type="float" office:value="0.521174" calcext:value-type="float">
            <text:p>0.521174</text:p>
          </table:table-cell>
          <table:table-cell office:value-type="float" office:value="0.448814" calcext:value-type="float">
            <text:p>0.448814</text:p>
          </table:table-cell>
          <table:table-cell office:value-type="float" office:value="0.509881" calcext:value-type="float">
            <text:p>0.509881</text:p>
          </table:table-cell>
          <table:table-cell office:value-type="float" office:value="0.507187" calcext:value-type="float">
            <text:p>0.507187</text:p>
          </table:table-cell>
          <table:table-cell office:value-type="float" office:value="0.586653" calcext:value-type="float">
            <text:p>0.586653</text:p>
          </table:table-cell>
          <table:table-cell office:value-type="float" office:value="0.651115" calcext:value-type="float">
            <text:p>0.651115</text:p>
          </table:table-cell>
          <table:table-cell office:value-type="float" office:value="0.614101" calcext:value-type="float">
            <text:p>0.614101</text:p>
          </table:table-cell>
          <table:table-cell office:value-type="float" office:value="0.497851" calcext:value-type="float">
            <text:p>0.497851</text:p>
          </table:table-cell>
          <table:table-cell office:value-type="float" office:value="0.409629" calcext:value-type="float">
            <text:p>0.409629</text:p>
          </table:table-cell>
          <table:table-cell office:value-type="float" office:value="0.27229" calcext:value-type="float">
            <text:p>0.27229</text:p>
          </table:table-cell>
          <table:table-cell office:value-type="float" office:value="0.289031" calcext:value-type="float">
            <text:p>0.289031</text:p>
          </table:table-cell>
          <table:table-cell office:value-type="float" office:value="0.272011" calcext:value-type="float">
            <text:p>0.272011</text:p>
          </table:table-cell>
          <table:table-cell office:value-type="float" office:value="0.394358" calcext:value-type="float">
            <text:p>0.394358</text:p>
          </table:table-cell>
          <table:table-cell office:value-type="float" office:value="0.389151" calcext:value-type="float">
            <text:p>0.389151</text:p>
          </table:table-cell>
          <table:table-cell office:value-type="float" office:value="0.444052" calcext:value-type="float">
            <text:p>0.444052</text:p>
          </table:table-cell>
          <table:table-cell office:value-type="float" office:value="0.388578" calcext:value-type="float">
            <text:p>0.388578</text:p>
          </table:table-cell>
          <table:table-cell office:value-type="float" office:value="0.370229" calcext:value-type="float">
            <text:p>0.370229</text:p>
          </table:table-cell>
          <table:table-cell office:value-type="float" office:value="0.308386" calcext:value-type="float">
            <text:p>0.308386</text:p>
          </table:table-cell>
          <table:table-cell office:value-type="float" office:value="0.17846" calcext:value-type="float">
            <text:p>0.17846</text:p>
          </table:table-cell>
          <table:table-cell office:value-type="float" office:value="0.168935" calcext:value-type="float">
            <text:p>0.168935</text:p>
          </table:table-cell>
          <table:table-cell office:value-type="float" office:value="0.0472836" calcext:value-type="float">
            <text:p>0.0472836</text:p>
          </table:table-cell>
          <table:table-cell office:value-type="float" office:value="0.0384393" calcext:value-type="float">
            <text:p>0.0384393</text:p>
          </table:table-cell>
          <table:table-cell office:value-type="float" office:value="0.0227174" calcext:value-type="float">
            <text:p>0.0227174</text:p>
          </table:table-cell>
          <table:table-cell office:value-type="float" office:value="0.00240009" calcext:value-type="float">
            <text:p>0.00240009</text:p>
          </table:table-cell>
          <table:table-cell office:value-type="float" office:value="0.00387769" calcext:value-type="float">
            <text:p>0.00387769</text:p>
          </table:table-cell>
          <table:table-cell office:value-type="float" office:value="0.00467125" calcext:value-type="float">
            <text:p>0.00467125</text:p>
          </table:table-cell>
          <table:table-cell office:value-type="float" office:value="0.00364945" calcext:value-type="float">
            <text:p>0.00364945</text:p>
          </table:table-cell>
          <table:table-cell office:value-type="float" office:value="0.0107933" calcext:value-type="float">
            <text:p>0.0107933</text:p>
          </table:table-cell>
          <table:table-cell office:value-type="float" office:value="0.00732354" calcext:value-type="float">
            <text:p>0.00732354</text:p>
          </table:table-cell>
          <table:table-cell office:value-type="float" office:value="0.00090032" calcext:value-type="float">
            <text:p>0.00090032</text:p>
          </table:table-cell>
          <table:table-cell office:value-type="float" office:value="0.00286066" calcext:value-type="float">
            <text:p>0.00286066</text:p>
          </table:table-cell>
          <table:table-cell office:value-type="float" office:value="0.00429687" calcext:value-type="float">
            <text:p>0.00429687</text:p>
          </table:table-cell>
          <table:table-cell office:value-type="float" office:value="0.00115068" calcext:value-type="float">
            <text:p>0.00115068</text:p>
          </table:table-cell>
          <table:table-cell office:value-type="float" office:value="0.0000364718" calcext:value-type="float">
            <text:p>3.64718E-05</text:p>
          </table:table-cell>
          <table:table-cell table:number-columns-repeated="107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89" office:value-type="float" office:value="0" calcext:value-type="float">
            <text:p>0</text:p>
          </table:table-cell>
          <table:table-cell office:value-type="float" office:value="0.000300112" calcext:value-type="float">
            <text:p>0.000300112</text:p>
          </table:table-cell>
          <table:table-cell office:value-type="float" office:value="0.00465253" calcext:value-type="float">
            <text:p>0.00465253</text:p>
          </table:table-cell>
          <table:table-cell office:value-type="float" office:value="0.0135102" calcext:value-type="float">
            <text:p>0.0135102</text:p>
          </table:table-cell>
          <table:table-cell office:value-type="float" office:value="0.0310481" calcext:value-type="float">
            <text:p>0.0310481</text:p>
          </table:table-cell>
          <table:table-cell office:value-type="float" office:value="0.0419497" calcext:value-type="float">
            <text:p>0.0419497</text:p>
          </table:table-cell>
          <table:table-cell office:value-type="float" office:value="0.0611251" calcext:value-type="float">
            <text:p>0.0611251</text:p>
          </table:table-cell>
          <table:table-cell office:value-type="float" office:value="0.0854944" calcext:value-type="float">
            <text:p>0.0854944</text:p>
          </table:table-cell>
          <table:table-cell office:value-type="float" office:value="0.036079" calcext:value-type="float">
            <text:p>0.036079</text:p>
          </table:table-cell>
          <table:table-cell office:value-type="float" office:value="0.111417" calcext:value-type="float">
            <text:p>0.111417</text:p>
          </table:table-cell>
          <table:table-cell office:value-type="float" office:value="0.555079" calcext:value-type="float">
            <text:p>0.555079</text:p>
          </table:table-cell>
          <table:table-cell office:value-type="float" office:value="0.874343" calcext:value-type="float">
            <text:p>0.874343</text:p>
          </table:table-cell>
          <table:table-cell office:value-type="float" office:value="0.70908" calcext:value-type="float">
            <text:p>0.70908</text:p>
          </table:table-cell>
          <table:table-cell office:value-type="float" office:value="0.397552" calcext:value-type="float">
            <text:p>0.397552</text:p>
          </table:table-cell>
          <table:table-cell office:value-type="float" office:value="0.168937" calcext:value-type="float">
            <text:p>0.168937</text:p>
          </table:table-cell>
          <table:table-cell office:value-type="float" office:value="0.120805" calcext:value-type="float">
            <text:p>0.120805</text:p>
          </table:table-cell>
          <table:table-cell office:value-type="float" office:value="0.240794" calcext:value-type="float">
            <text:p>0.240794</text:p>
          </table:table-cell>
          <table:table-cell office:value-type="float" office:value="0.427212" calcext:value-type="float">
            <text:p>0.427212</text:p>
          </table:table-cell>
          <table:table-cell office:value-type="float" office:value="0.556616" calcext:value-type="float">
            <text:p>0.556616</text:p>
          </table:table-cell>
          <table:table-cell office:value-type="float" office:value="0.520531" calcext:value-type="float">
            <text:p>0.520531</text:p>
          </table:table-cell>
          <table:table-cell office:value-type="float" office:value="0.453266" calcext:value-type="float">
            <text:p>0.453266</text:p>
          </table:table-cell>
          <table:table-cell office:value-type="float" office:value="0.335063" calcext:value-type="float">
            <text:p>0.335063</text:p>
          </table:table-cell>
          <table:table-cell office:value-type="float" office:value="0.191353" calcext:value-type="float">
            <text:p>0.191353</text:p>
          </table:table-cell>
          <table:table-cell office:value-type="float" office:value="0.0786174" calcext:value-type="float">
            <text:p>0.0786174</text:p>
          </table:table-cell>
          <table:table-cell office:value-type="float" office:value="0.0318067" calcext:value-type="float">
            <text:p>0.0318067</text:p>
          </table:table-cell>
          <table:table-cell office:value-type="float" office:value="0.00476363" calcext:value-type="float">
            <text:p>0.00476363</text:p>
          </table:table-cell>
          <table:table-cell office:value-type="float" office:value="0.00832624" calcext:value-type="float">
            <text:p>0.00832624</text:p>
          </table:table-cell>
          <table:table-cell office:value-type="float" office:value="0.0178908" calcext:value-type="float">
            <text:p>0.0178908</text:p>
          </table:table-cell>
          <table:table-cell office:value-type="float" office:value="0.0189623" calcext:value-type="float">
            <text:p>0.0189623</text:p>
          </table:table-cell>
          <table:table-cell office:value-type="float" office:value="0.0218608" calcext:value-type="float">
            <text:p>0.0218608</text:p>
          </table:table-cell>
          <table:table-cell office:value-type="float" office:value="0.0196198" calcext:value-type="float">
            <text:p>0.0196198</text:p>
          </table:table-cell>
          <table:table-cell office:value-type="float" office:value="0.00737369" calcext:value-type="float">
            <text:p>0.00737369</text:p>
          </table:table-cell>
          <table:table-cell office:value-type="float" office:value="0.00710953" calcext:value-type="float">
            <text:p>0.00710953</text:p>
          </table:table-cell>
          <table:table-cell office:value-type="float" office:value="0.00402838" calcext:value-type="float">
            <text:p>0.00402838</text:p>
          </table:table-cell>
          <table:table-cell office:value-type="float" office:value="0.000355904" calcext:value-type="float">
            <text:p>0.000355904</text:p>
          </table:table-cell>
          <table:table-cell office:value-type="float" office:value="0.0000550174" calcext:value-type="float">
            <text:p>5.50174E-05</text:p>
          </table:table-cell>
          <table:table-cell office:value-type="float" office:value="0.0000398006" calcext:value-type="float">
            <text:p>3.98006E-05</text:p>
          </table:table-cell>
          <table:table-cell office:value-type="float" office:value="0.000413041" calcext:value-type="float">
            <text:p>0.000413041</text:p>
          </table:table-cell>
          <table:table-cell office:value-type="float" office:value="0.00141436" calcext:value-type="float">
            <text:p>0.00141436</text:p>
          </table:table-cell>
          <table:table-cell office:value-type="float" office:value="0.000891575" calcext:value-type="float">
            <text:p>0.000891575</text:p>
          </table:table-cell>
          <table:table-cell office:value-type="float" office:value="0.000127678" calcext:value-type="float">
            <text:p>0.000127678</text:p>
          </table:table-cell>
          <table:table-cell office:value-type="float" office:value="0.000608422" calcext:value-type="float">
            <text:p>0.000608422</text:p>
          </table:table-cell>
          <table:table-cell office:value-type="float" office:value="0.000927849" calcext:value-type="float">
            <text:p>0.000927849</text:p>
          </table:table-cell>
          <table:table-cell office:value-type="float" office:value="0.000254337" calcext:value-type="float">
            <text:p>0.000254337</text:p>
          </table:table-cell>
          <table:table-cell office:value-type="float" office:value="0.00000839379" calcext:value-type="float">
            <text:p>8.39379E-06</text:p>
          </table:table-cell>
          <table:table-cell table:number-columns-repeated="107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91" office:value-type="float" office:value="0" calcext:value-type="float">
            <text:p>0</text:p>
          </table:table-cell>
          <table:table-cell office:value-type="float" office:value="0.000528678" calcext:value-type="float">
            <text:p>0.000528678</text:p>
          </table:table-cell>
          <table:table-cell office:value-type="float" office:value="0.00640103" calcext:value-type="float">
            <text:p>0.00640103</text:p>
          </table:table-cell>
          <table:table-cell office:value-type="float" office:value="0.0117566" calcext:value-type="float">
            <text:p>0.0117566</text:p>
          </table:table-cell>
          <table:table-cell office:value-type="float" office:value="0.0137509" calcext:value-type="float">
            <text:p>0.0137509</text:p>
          </table:table-cell>
          <table:table-cell office:value-type="float" office:value="0.0160655" calcext:value-type="float">
            <text:p>0.0160655</text:p>
          </table:table-cell>
          <table:table-cell office:value-type="float" office:value="0.00582112" calcext:value-type="float">
            <text:p>0.00582112</text:p>
          </table:table-cell>
          <table:table-cell office:value-type="float" office:value="0.00485936" calcext:value-type="float">
            <text:p>0.00485936</text:p>
          </table:table-cell>
          <table:table-cell office:value-type="float" office:value="0.0148548" calcext:value-type="float">
            <text:p>0.0148548</text:p>
          </table:table-cell>
          <table:table-cell office:value-type="float" office:value="0.0279463" calcext:value-type="float">
            <text:p>0.0279463</text:p>
          </table:table-cell>
          <table:table-cell office:value-type="float" office:value="0.041062" calcext:value-type="float">
            <text:p>0.041062</text:p>
          </table:table-cell>
          <table:table-cell office:value-type="float" office:value="0.045504" calcext:value-type="float">
            <text:p>0.045504</text:p>
          </table:table-cell>
          <table:table-cell office:value-type="float" office:value="0.105869" calcext:value-type="float">
            <text:p>0.105869</text:p>
          </table:table-cell>
          <table:table-cell office:value-type="float" office:value="0.259918" calcext:value-type="float">
            <text:p>0.259918</text:p>
          </table:table-cell>
          <table:table-cell office:value-type="float" office:value="0.23392" calcext:value-type="float">
            <text:p>0.23392</text:p>
          </table:table-cell>
          <table:table-cell office:value-type="float" office:value="0.102183" calcext:value-type="float">
            <text:p>0.102183</text:p>
          </table:table-cell>
          <table:table-cell office:value-type="float" office:value="0.0317508" calcext:value-type="float">
            <text:p>0.0317508</text:p>
          </table:table-cell>
          <table:table-cell office:value-type="float" office:value="0.0148909" calcext:value-type="float">
            <text:p>0.0148909</text:p>
          </table:table-cell>
          <table:table-cell office:value-type="float" office:value="0.0243368" calcext:value-type="float">
            <text:p>0.0243368</text:p>
          </table:table-cell>
          <table:table-cell office:value-type="float" office:value="0.0288893" calcext:value-type="float">
            <text:p>0.0288893</text:p>
          </table:table-cell>
          <table:table-cell office:value-type="float" office:value="0.0230178" calcext:value-type="float">
            <text:p>0.0230178</text:p>
          </table:table-cell>
          <table:table-cell office:value-type="float" office:value="0.0123085" calcext:value-type="float">
            <text:p>0.0123085</text:p>
          </table:table-cell>
          <table:table-cell office:value-type="float" office:value="0.00580966" calcext:value-type="float">
            <text:p>0.00580966</text:p>
          </table:table-cell>
          <table:table-cell office:value-type="float" office:value="0.000595036" calcext:value-type="float">
            <text:p>0.000595036</text:p>
          </table:table-cell>
          <table:table-cell office:value-type="float" office:value="0.000645581" calcext:value-type="float">
            <text:p>0.000645581</text:p>
          </table:table-cell>
          <table:table-cell office:value-type="float" office:value="0.0037774" calcext:value-type="float">
            <text:p>0.0037774</text:p>
          </table:table-cell>
          <table:table-cell office:value-type="float" office:value="0.00369404" calcext:value-type="float">
            <text:p>0.00369404</text:p>
          </table:table-cell>
          <table:table-cell office:value-type="float" office:value="0.00533914" calcext:value-type="float">
            <text:p>0.00533914</text:p>
          </table:table-cell>
          <table:table-cell office:value-type="float" office:value="0.00623382" calcext:value-type="float">
            <text:p>0.00623382</text:p>
          </table:table-cell>
          <table:table-cell office:value-type="float" office:value="0.00195674" calcext:value-type="float">
            <text:p>0.00195674</text:p>
          </table:table-cell>
          <table:table-cell office:value-type="float" office:value="0.00263004" calcext:value-type="float">
            <text:p>0.00263004</text:p>
          </table:table-cell>
          <table:table-cell office:value-type="float" office:value="0.00161075" calcext:value-type="float">
            <text:p>0.00161075</text:p>
          </table:table-cell>
          <table:table-cell office:value-type="float" office:value="0.00014382" calcext:value-type="float">
            <text:p>0.00014382</text:p>
          </table:table-cell>
          <table:table-cell office:value-type="float" office:value="0.0000242196" calcext:value-type="float">
            <text:p>2.42196E-05</text:p>
          </table:table-cell>
          <table:table-cell office:value-type="float" office:value="0.0000109129" calcext:value-type="float">
            <text:p>1.09129E-05</text:p>
          </table:table-cell>
          <table:table-cell office:value-type="float" office:value="0.000000691414" calcext:value-type="float">
            <text:p>6.91414E-07</text:p>
          </table:table-cell>
          <table:table-cell table:number-columns-repeated="11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93" office:value-type="float" office:value="0" calcext:value-type="float">
            <text:p>0</text:p>
          </table:table-cell>
          <table:table-cell office:value-type="float" office:value="0.000206983" calcext:value-type="float">
            <text:p>0.000206983</text:p>
          </table:table-cell>
          <table:table-cell office:value-type="float" office:value="0.00282452" calcext:value-type="float">
            <text:p>0.00282452</text:p>
          </table:table-cell>
          <table:table-cell office:value-type="float" office:value="0.00538443" calcext:value-type="float">
            <text:p>0.00538443</text:p>
          </table:table-cell>
          <table:table-cell office:value-type="float" office:value="0.00213955" calcext:value-type="float">
            <text:p>0.00213955</text:p>
          </table:table-cell>
          <table:table-cell office:value-type="float" office:value="0.000553608" calcext:value-type="float">
            <text:p>0.000553608</text:p>
          </table:table-cell>
          <table:table-cell office:value-type="float" office:value="0.00197285" calcext:value-type="float">
            <text:p>0.00197285</text:p>
          </table:table-cell>
          <table:table-cell office:value-type="float" office:value="0.00473998" calcext:value-type="float">
            <text:p>0.00473998</text:p>
          </table:table-cell>
          <table:table-cell office:value-type="float" office:value="0.0100021" calcext:value-type="float">
            <text:p>0.0100021</text:p>
          </table:table-cell>
          <table:table-cell office:value-type="float" office:value="0.0125564" calcext:value-type="float">
            <text:p>0.0125564</text:p>
          </table:table-cell>
          <table:table-cell office:value-type="float" office:value="0.012223" calcext:value-type="float">
            <text:p>0.012223</text:p>
          </table:table-cell>
          <table:table-cell office:value-type="float" office:value="0.0182827" calcext:value-type="float">
            <text:p>0.0182827</text:p>
          </table:table-cell>
          <table:table-cell office:value-type="float" office:value="0.0217715" calcext:value-type="float">
            <text:p>0.0217715</text:p>
          </table:table-cell>
          <table:table-cell office:value-type="float" office:value="0.0134295" calcext:value-type="float">
            <text:p>0.0134295</text:p>
          </table:table-cell>
          <table:table-cell office:value-type="float" office:value="0.00449939" calcext:value-type="float">
            <text:p>0.00449939</text:p>
          </table:table-cell>
          <table:table-cell office:value-type="float" office:value="0.00181105" calcext:value-type="float">
            <text:p>0.00181105</text:p>
          </table:table-cell>
          <table:table-cell office:value-type="float" office:value="0.00509095" calcext:value-type="float">
            <text:p>0.00509095</text:p>
          </table:table-cell>
          <table:table-cell office:value-type="float" office:value="0.00761376" calcext:value-type="float">
            <text:p>0.00761376</text:p>
          </table:table-cell>
          <table:table-cell office:value-type="float" office:value="0.00749282" calcext:value-type="float">
            <text:p>0.00749282</text:p>
          </table:table-cell>
          <table:table-cell office:value-type="float" office:value="0.0042783" calcext:value-type="float">
            <text:p>0.0042783</text:p>
          </table:table-cell>
          <table:table-cell office:value-type="float" office:value="0.00230902" calcext:value-type="float">
            <text:p>0.00230902</text:p>
          </table:table-cell>
          <table:table-cell office:value-type="float" office:value="0.000239273" calcext:value-type="float">
            <text:p>0.000239273</text:p>
          </table:table-cell>
          <table:table-cell table:number-columns-repeated="126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96" office:value-type="float" office:value="0" calcext:value-type="float">
            <text:p>0</text:p>
          </table:table-cell>
          <table:table-cell office:value-type="float" office:value="0.00000288118" calcext:value-type="float">
            <text:p>2.88118E-06</text:p>
          </table:table-cell>
          <table:table-cell office:value-type="float" office:value="0.000138908" calcext:value-type="float">
            <text:p>0.000138908</text:p>
          </table:table-cell>
          <table:table-cell office:value-type="float" office:value="0.000633697" calcext:value-type="float">
            <text:p>0.000633697</text:p>
          </table:table-cell>
          <table:table-cell office:value-type="float" office:value="0.000474305" calcext:value-type="float">
            <text:p>0.000474305</text:p>
          </table:table-cell>
          <table:table-cell office:value-type="float" office:value="0.0000448058" calcext:value-type="float">
            <text:p>4.48058E-05</text:p>
          </table:table-cell>
          <table:table-cell office:value-type="float" office:value="0.0000751414" calcext:value-type="float">
            <text:p>7.51414E-05</text:p>
          </table:table-cell>
          <table:table-cell office:value-type="float" office:value="0.0015142" calcext:value-type="float">
            <text:p>0.0015142</text:p>
          </table:table-cell>
          <table:table-cell office:value-type="float" office:value="0.00540713" calcext:value-type="float">
            <text:p>0.00540713</text:p>
          </table:table-cell>
          <table:table-cell office:value-type="float" office:value="0.00747309" calcext:value-type="float">
            <text:p>0.00747309</text:p>
          </table:table-cell>
          <table:table-cell office:value-type="float" office:value="0.00507602" calcext:value-type="float">
            <text:p>0.00507602</text:p>
          </table:table-cell>
          <table:table-cell office:value-type="float" office:value="0.00177335" calcext:value-type="float">
            <text:p>0.00177335</text:p>
          </table:table-cell>
          <table:table-cell office:value-type="float" office:value="0.000160202" calcext:value-type="float">
            <text:p>0.000160202</text:p>
          </table:table-cell>
          <table:table-cell table:number-columns-repeated="13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40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xlim0 </text:p>
          </table:table-cell>
          <table:table-cell office:value-type="float" office:value="-24" calcext:value-type="float">
            <text:p>-24</text:p>
          </table:table-cell>
          <table:table-cell table:number-columns-repeated="240"/>
        </table:table-row>
        <table:table-row table:style-name="ro1">
          <table:table-cell office:value-type="string" calcext:value-type="string">
            <text:p>xlim1 </text:p>
          </table:table-cell>
          <table:table-cell office:value-type="float" office:value="24" calcext:value-type="float">
            <text:p>24</text:p>
          </table:table-cell>
          <table:table-cell table:number-columns-repeated="240"/>
        </table:table-row>
        <table:table-row table:style-name="ro1">
          <table:table-cell office:value-type="string" calcext:value-type="string">
            <text:p>ylim0 </text:p>
          </table:table-cell>
          <table:table-cell office:value-type="float" office:value="-27" calcext:value-type="float">
            <text:p>-27</text:p>
          </table:table-cell>
          <table:table-cell table:number-columns-repeated="240"/>
        </table:table-row>
        <table:table-row table:style-name="ro1">
          <table:table-cell office:value-type="string" calcext:value-type="string">
            <text:p>ylim1 </text:p>
          </table:table-cell>
          <table:table-cell office:value-type="float" office:value="27" calcext:value-type="float">
            <text:p>27</text:p>
          </table:table-cell>
          <table:table-cell table:number-columns-repeated="240"/>
        </table:table-row>
        <table:table-row table:style-name="ro1">
          <table:table-cell office:value-type="string" calcext:value-type="string">
            <text:p>threads </text:p>
          </table:table-cell>
          <table:table-cell office:value-type="float" office:value="2695" calcext:value-type="float">
            <text:p>2695</text:p>
          </table:table-cell>
          <table:table-cell table:number-columns-repeated="24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5-31T21:29:24.935980518</dc:date>
    <meta:editing-duration>PT9H6M6S</meta:editing-duration>
    <meta:editing-cycles>1</meta:editing-cycles>
    <meta:document-statistic meta:table-count="2" meta:cell-count="72620" meta:object-count="0"/>
  </office:meta>
</office:document-meta>
</file>